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24.66mm" svg:height="90.05mm" svg:x="176.97mm" svg:y="78.62mm">
            <loext:p draw:notify-on-update-of-ranges="Лист1.A1:Лист1.A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79.78mm" svg:height="89.99mm" svg:x="176.15mm" svg:y="0mm">
            <loext:p draw:notify-on-update-of-ranges="Лист1.D2:Лист1.D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formula="of:=SIN(2*PI()/[.$C$1]*[.B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99" calcext:value-type="float">
            <text:p>0,99</text:p>
          </table:table-cell>
          <table:table-cell table:formula="of:=SQRT(SUM([.E2:.E800])/800)" office:value-type="float" office:value="57.0141472334796" calcext:value-type="float">
            <text:p>57,0141472334796</text:p>
          </table:table-cell>
          <table:table-cell/>
          <table:table-cell table:formula="of:=SQRT(SUM([.G2:.G800])/800)" office:value-type="float" office:value="57.0603637653106" calcext:value-type="float">
            <text:p>57,0603637653106</text:p>
          </table:table-cell>
        </table:table-row>
        <table:table-row table:style-name="ro1">
          <table:table-cell table:formula="of:=SIN(2*PI()/[.$C$1]*[.B2])" office:value-type="float" office:value="0.00785390088871133" calcext:value-type="float">
            <text:p>0,007853900888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  <table:table-cell table:formula="of:=[.D2]-12.5" office:value-type="float" office:value="-12.5" calcext:value-type="float">
            <text:p>-12,5</text:p>
          </table:table-cell>
          <table:table-cell table:formula="of:=[.F2]*[.F2]" office:value-type="float" office:value="156.25" calcext:value-type="float">
            <text:p>156,25</text:p>
          </table:table-cell>
        </table:table-row>
        <table:table-row table:style-name="ro1">
          <table:table-cell table:formula="of:=SIN(2*PI()/[.$C$1]*[.B3])" office:value-type="float" office:value="0.0157073173118207" calcext:value-type="float">
            <text:p>0,0157073173118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+[.D2]*[.$D$1]" office:value-type="float" office:value="0.0157073173118207" calcext:value-type="float">
            <text:p>0,015707317311821</text:p>
          </table:table-cell>
          <table:table-cell table:formula="of:=[.D3]*[.D3]" office:value-type="float" office:value="0.000246719817134221" calcext:value-type="float">
            <text:p>0,000246719817134</text:p>
          </table:table-cell>
          <table:table-cell table:formula="of:=[.D3]-12.5" office:value-type="float" office:value="-12.4842926826882" calcext:value-type="float">
            <text:p>-12,4842926826882</text:p>
          </table:table-cell>
          <table:table-cell table:formula="of:=[.F3]*[.F3]" office:value-type="float" office:value="155.857563787022" calcext:value-type="float">
            <text:p>155,857563787022</text:p>
          </table:table-cell>
        </table:table-row>
        <table:table-row table:style-name="ro1">
          <table:table-cell table:formula="of:=SIN(2*PI()/[.$C$1]*[.B4])" office:value-type="float" office:value="0.0235597648336102" calcext:value-type="float">
            <text:p>0,0235597648336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+[.D3]*[.$D$1]" office:value-type="float" office:value="0.0391100089723126" calcext:value-type="float">
            <text:p>0,039110008972313</text:p>
          </table:table-cell>
          <table:table-cell table:formula="of:=[.D4]*[.D4]" office:value-type="float" office:value="0.00152959280181437" calcext:value-type="float">
            <text:p>0,001529592801814</text:p>
          </table:table-cell>
          <table:table-cell table:formula="of:=[.D4]-12.5" office:value-type="float" office:value="-12.4608899910277" calcext:value-type="float">
            <text:p>-12,4608899910277</text:p>
          </table:table-cell>
          <table:table-cell table:formula="of:=[.F4]*[.F4]" office:value-type="float" office:value="155.273779368494" calcext:value-type="float">
            <text:p>155,273779368494</text:p>
          </table:table-cell>
        </table:table-row>
        <table:table-row table:style-name="ro1">
          <table:table-cell table:formula="of:=SIN(2*PI()/[.$C$1]*[.B5])" office:value-type="float" office:value="0.0314107590781283" calcext:value-type="float">
            <text:p>0,03141075907812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+[.D4]*[.$D$1]" office:value-type="float" office:value="0.0701296679607178" calcext:value-type="float">
            <text:p>0,070129667960718</text:p>
          </table:table-cell>
          <table:table-cell table:formula="of:=[.D5]*[.D5]" office:value-type="float" office:value="0.00491817032828053" calcext:value-type="float">
            <text:p>0,004918170328281</text:p>
          </table:table-cell>
          <table:table-cell table:formula="of:=[.D5]-12.5" office:value-type="float" office:value="-12.4298703320393" calcext:value-type="float">
            <text:p>-12,4298703320393</text:p>
          </table:table-cell>
          <table:table-cell table:formula="of:=[.F5]*[.F5]" office:value-type="float" office:value="154.50167647131" calcext:value-type="float">
            <text:p>154,50167647131</text:p>
          </table:table-cell>
        </table:table-row>
        <table:table-row table:style-name="ro1">
          <table:table-cell table:formula="of:=SIN(2*PI()/[.$C$1]*[.B6])" office:value-type="float" office:value="0.0392598157590686" calcext:value-type="float">
            <text:p>0,03925981575906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+[.D5]*[.$D$1]" office:value-type="float" office:value="0.108688187040179" calcext:value-type="float">
            <text:p>0,108688187040179</text:p>
          </table:table-cell>
          <table:table-cell table:formula="of:=[.D6]*[.D6]" office:value-type="float" office:value="0.011813122002081" calcext:value-type="float">
            <text:p>0,011813122002081</text:p>
          </table:table-cell>
          <table:table-cell table:formula="of:=[.D6]-12.5" office:value-type="float" office:value="-12.3913118129598" calcext:value-type="float">
            <text:p>-12,3913118129598</text:p>
          </table:table-cell>
          <table:table-cell table:formula="of:=[.F6]*[.F6]" office:value-type="float" office:value="153.544608445998" calcext:value-type="float">
            <text:p>153,544608445998</text:p>
          </table:table-cell>
        </table:table-row>
        <table:table-row table:style-name="ro1">
          <table:table-cell table:formula="of:=SIN(2*PI()/[.$C$1]*[.B7])" office:value-type="float" office:value="0.0471064507096427" calcext:value-type="float">
            <text:p>0,04710645070964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+[.D6]*[.$D$1]" office:value-type="float" office:value="0.15470775587942" calcext:value-type="float">
            <text:p>0,15470775587942</text:p>
          </table:table-cell>
          <table:table-cell table:formula="of:=[.D7]*[.D7]" office:value-type="float" office:value="0.0239344897292462" calcext:value-type="float">
            <text:p>0,023934489729246</text:p>
          </table:table-cell>
          <table:table-cell table:formula="of:=[.D7]-12.5" office:value-type="float" office:value="-12.3452922441206" calcext:value-type="float">
            <text:p>-12,3452922441206</text:p>
          </table:table-cell>
          <table:table-cell table:formula="of:=[.F7]*[.F7]" office:value-type="float" office:value="152.406240592744" calcext:value-type="float">
            <text:p>152,406240592744</text:p>
          </table:table-cell>
        </table:table-row>
        <table:table-row table:style-name="ro1">
          <table:table-cell table:formula="of:=SIN(2*PI()/[.$C$1]*[.B8])" office:value-type="float" office:value="0.0549501799124458" calcext:value-type="float">
            <text:p>0,0549501799124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+[.D7]*[.$D$1]" office:value-type="float" office:value="0.208110858233072" calcext:value-type="float">
            <text:p>0,208110858233072</text:p>
          </table:table-cell>
          <table:table-cell table:formula="of:=[.D8]*[.D8]" office:value-type="float" office:value="0.0433101293145056" calcext:value-type="float">
            <text:p>0,043310129314506</text:p>
          </table:table-cell>
          <table:table-cell table:formula="of:=[.D8]-12.5" office:value-type="float" office:value="-12.2918891417669" calcext:value-type="float">
            <text:p>-12,2918891417669</text:p>
          </table:table-cell>
          <table:table-cell table:formula="of:=[.F8]*[.F8]" office:value-type="float" office:value="151.090538673488" calcext:value-type="float">
            <text:p>151,090538673488</text:p>
          </table:table-cell>
        </table:table-row>
        <table:table-row table:style-name="ro1">
          <table:table-cell table:formula="of:=SIN(2*PI()/[.$C$1]*[.B9])" office:value-type="float" office:value="0.0627905195293134" calcext:value-type="float">
            <text:p>0,0627905195293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]+[.D8]*[.$D$1]" office:value-type="float" office:value="0.268820269180054" calcext:value-type="float">
            <text:p>0,268820269180054</text:p>
          </table:table-cell>
          <table:table-cell table:formula="of:=[.D9]*[.D9]" office:value-type="float" office:value="0.0722643371220368" calcext:value-type="float">
            <text:p>0,072264337122037</text:p>
          </table:table-cell>
          <table:table-cell table:formula="of:=[.D9]-12.5" office:value-type="float" office:value="-12.2311797308199" calcext:value-type="float">
            <text:p>-12,2311797308199</text:p>
          </table:table-cell>
          <table:table-cell table:formula="of:=[.F9]*[.F9]" office:value-type="float" office:value="149.601757607621" calcext:value-type="float">
            <text:p>149,601757607621</text:p>
          </table:table-cell>
        </table:table-row>
        <table:table-row table:style-name="ro1">
          <table:table-cell table:formula="of:=SIN(2*PI()/[.$C$1]*[.B10])" office:value-type="float" office:value="0.0706269859311667" calcext:value-type="float">
            <text:p>0,07062698593116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]+[.D9]*[.$D$1]" office:value-type="float" office:value="0.33675905241942" calcext:value-type="float">
            <text:p>0,33675905241942</text:p>
          </table:table-cell>
          <table:table-cell table:formula="of:=[.D10]*[.D10]" office:value-type="float" office:value="0.113406659386426" calcext:value-type="float">
            <text:p>0,113406659386426</text:p>
          </table:table-cell>
          <table:table-cell table:formula="of:=[.D10]-12.5" office:value-type="float" office:value="-12.1632409475806" calcext:value-type="float">
            <text:p>-12,1632409475806</text:p>
          </table:table-cell>
          <table:table-cell table:formula="of:=[.F10]*[.F10]" office:value-type="float" office:value="147.944430348901" calcext:value-type="float">
            <text:p>147,944430348901</text:p>
          </table:table-cell>
        </table:table-row>
        <table:table-row table:style-name="ro1">
          <table:table-cell table:formula="of:=SIN(2*PI()/[.$C$1]*[.B11])" office:value-type="float" office:value="0.0784590957278449" calcext:value-type="float">
            <text:p>0,0784590957278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1]+[.D10]*[.$D$1]" office:value-type="float" office:value="0.411850557623071" calcext:value-type="float">
            <text:p>0,411850557623071</text:p>
          </table:table-cell>
          <table:table-cell table:formula="of:=[.D11]*[.D11]" office:value-type="float" office:value="0.169620881814435" calcext:value-type="float">
            <text:p>0,169620881814435</text:p>
          </table:table-cell>
          <table:table-cell table:formula="of:=[.D11]-12.5" office:value-type="float" office:value="-12.0881494423769" calcext:value-type="float">
            <text:p>-12,0881494423769</text:p>
          </table:table-cell>
          <table:table-cell table:formula="of:=[.F11]*[.F11]" office:value-type="float" office:value="146.123356941238" calcext:value-type="float">
            <text:p>146,123356941238</text:p>
          </table:table-cell>
        </table:table-row>
        <table:table-row table:style-name="ro1">
          <table:table-cell table:formula="of:=SIN(2*PI()/[.$C$1]*[.B12])" office:value-type="float" office:value="0.0862863657979234" calcext:value-type="float">
            <text:p>0,0862863657979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]+[.D11]*[.$D$1]" office:value-type="float" office:value="0.494018417844764" calcext:value-type="float">
            <text:p>0,494018417844764</text:p>
          </table:table-cell>
          <table:table-cell table:formula="of:=[.D12]*[.D12]" office:value-type="float" office:value="0.244054197169844" calcext:value-type="float">
            <text:p>0,244054197169844</text:p>
          </table:table-cell>
          <table:table-cell table:formula="of:=[.D12]-12.5" office:value-type="float" office:value="-12.0059815821552" calcext:value-type="float">
            <text:p>-12,0059815821552</text:p>
          </table:table-cell>
          <table:table-cell table:formula="of:=[.F12]*[.F12]" office:value-type="float" office:value="144.143593751051" calcext:value-type="float">
            <text:p>144,143593751051</text:p>
          </table:table-cell>
        </table:table-row>
        <table:table-row table:style-name="ro1">
          <table:table-cell table:formula="of:=SIN(2*PI()/[.$C$1]*[.B13])" office:value-type="float" office:value="0.0941083133185143" calcext:value-type="float">
            <text:p>0,0941083133185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3]+[.D12]*[.$D$1]" office:value-type="float" office:value="0.583186546984831" calcext:value-type="float">
            <text:p>0,583186546984831</text:p>
          </table:table-cell>
          <table:table-cell table:formula="of:=[.D13]*[.D13]" office:value-type="float" office:value="0.34010654858409" calcext:value-type="float">
            <text:p>0,34010654858409</text:p>
          </table:table-cell>
          <table:table-cell table:formula="of:=[.D13]-12.5" office:value-type="float" office:value="-11.9168134530152" calcext:value-type="float">
            <text:p>-11,9168134530152</text:p>
          </table:table-cell>
          <table:table-cell table:formula="of:=[.F13]*[.F13]" office:value-type="float" office:value="142.010442873963" calcext:value-type="float">
            <text:p>142,010442873963</text:p>
          </table:table-cell>
        </table:table-row>
        <table:table-row table:style-name="ro1">
          <table:table-cell table:formula="of:=SIN(2*PI()/[.$C$1]*[.B14])" office:value-type="float" office:value="0.10192445579505" calcext:value-type="float">
            <text:p>0,1019244557950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4]+[.D13]*[.$D$1]" office:value-type="float" office:value="0.679279137310032" calcext:value-type="float">
            <text:p>0,679279137310032</text:p>
          </table:table-cell>
          <table:table-cell table:formula="of:=[.D14]*[.D14]" office:value-type="float" office:value="0.461420146384662" calcext:value-type="float">
            <text:p>0,461420146384662</text:p>
          </table:table-cell>
          <table:table-cell table:formula="of:=[.D14]-12.5" office:value-type="float" office:value="-11.82072086269" calcext:value-type="float">
            <text:p>-11,82072086269</text:p>
          </table:table-cell>
          <table:table-cell table:formula="of:=[.F14]*[.F14]" office:value-type="float" office:value="139.729441713634" calcext:value-type="float">
            <text:p>139,729441713634</text:p>
          </table:table-cell>
        </table:table-row>
        <table:table-row table:style-name="ro1">
          <table:table-cell table:formula="of:=SIN(2*PI()/[.$C$1]*[.B15])" office:value-type="float" office:value="0.109734311091045" calcext:value-type="float">
            <text:p>0,1097343110910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5]+[.D14]*[.$D$1]" office:value-type="float" office:value="0.782220657027977" calcext:value-type="float">
            <text:p>0,782220657027977</text:p>
          </table:table-cell>
          <table:table-cell table:formula="of:=[.D15]*[.D15]" office:value-type="float" office:value="0.61186915628128" calcext:value-type="float">
            <text:p>0,61186915628128</text:p>
          </table:table-cell>
          <table:table-cell table:formula="of:=[.D15]-12.5" office:value-type="float" office:value="-11.717779342972" calcext:value-type="float">
            <text:p>-11,717779342972</text:p>
          </table:table-cell>
          <table:table-cell table:formula="of:=[.F15]*[.F15]" office:value-type="float" office:value="137.306352730582" calcext:value-type="float">
            <text:p>137,306352730582</text:p>
          </table:table-cell>
        </table:table-row>
        <table:table-row table:style-name="ro1">
          <table:table-cell table:formula="of:=SIN(2*PI()/[.$C$1]*[.B16])" office:value-type="float" office:value="0.117537397457838" calcext:value-type="float">
            <text:p>0,11753739745783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]+[.D15]*[.$D$1]" office:value-type="float" office:value="0.891935847915535" calcext:value-type="float">
            <text:p>0,891935847915535</text:p>
          </table:table-cell>
          <table:table-cell table:formula="of:=[.D16]*[.D16]" office:value-type="float" office:value="0.795549556796805" calcext:value-type="float">
            <text:p>0,795549556796805</text:p>
          </table:table-cell>
          <table:table-cell table:formula="of:=[.D16]-12.5" office:value-type="float" office:value="-11.6080641520845" calcext:value-type="float">
            <text:p>-11,6080641520845</text:p>
          </table:table-cell>
          <table:table-cell table:formula="of:=[.F16]*[.F16]" office:value-type="float" office:value="134.747153358908" calcext:value-type="float">
            <text:p>134,747153358908</text:p>
          </table:table-cell>
        </table:table-row>
        <table:table-row table:style-name="ro1">
          <table:table-cell table:formula="of:=SIN(2*PI()/[.$C$1]*[.B17])" office:value-type="float" office:value="0.125333233564304" calcext:value-type="float">
            <text:p>0,12533323356430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7]+[.D16]*[.$D$1]" office:value-type="float" office:value="1.00834972300068" calcext:value-type="float">
            <text:p>1,00834972300068</text:p>
          </table:table-cell>
          <table:table-cell table:formula="of:=[.D17]*[.D17]" office:value-type="float" office:value="1.01676916387556" calcext:value-type="float">
            <text:p>1,01676916387556</text:p>
          </table:table-cell>
          <table:table-cell table:formula="of:=[.D17]-12.5" office:value-type="float" office:value="-11.4916502769993" calcext:value-type="float">
            <text:p>-11,4916502769993</text:p>
          </table:table-cell>
          <table:table-cell table:formula="of:=[.F17]*[.F17]" office:value-type="float" office:value="132.058026088858" calcext:value-type="float">
            <text:p>132,058026088858</text:p>
          </table:table-cell>
        </table:table-row>
        <table:table-row table:style-name="ro1">
          <table:table-cell table:formula="of:=SIN(2*PI()/[.$C$1]*[.B18])" office:value-type="float" office:value="0.133121338526552" calcext:value-type="float">
            <text:p>0,1331213385265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+[.D17]*[.$D$1]" office:value-type="float" office:value="1.13138756429723" calcext:value-type="float">
            <text:p>1,13138756429723</text:p>
          </table:table-cell>
          <table:table-cell table:formula="of:=[.D18]*[.D18]" office:value-type="float" office:value="1.28003782064642" calcext:value-type="float">
            <text:p>1,28003782064642</text:p>
          </table:table-cell>
          <table:table-cell table:formula="of:=[.D18]-12.5" office:value-type="float" office:value="-11.3686124357028" calcext:value-type="float">
            <text:p>-11,3686124357028</text:p>
          </table:table-cell>
          <table:table-cell table:formula="of:=[.F18]*[.F18]" office:value-type="float" office:value="129.245348713216" calcext:value-type="float">
            <text:p>129,245348713216</text:p>
          </table:table-cell>
        </table:table-row>
        <table:table-row table:style-name="ro1">
          <table:table-cell table:formula="of:=SIN(2*PI()/[.$C$1]*[.B19])" office:value-type="float" office:value="0.140901231937583" calcext:value-type="float">
            <text:p>0,14090123193758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+[.D18]*[.$D$1]" office:value-type="float" office:value="1.26097492059184" calcext:value-type="float">
            <text:p>1,26097492059184</text:p>
          </table:table-cell>
          <table:table-cell table:formula="of:=[.D19]*[.D19]" office:value-type="float" office:value="1.5900577503616" calcext:value-type="float">
            <text:p>1,5900577503616</text:p>
          </table:table-cell>
          <table:table-cell table:formula="of:=[.D19]-12.5" office:value-type="float" office:value="-11.2390250794082" calcext:value-type="float">
            <text:p>-11,2390250794082</text:p>
          </table:table-cell>
          <table:table-cell table:formula="of:=[.F19]*[.F19]" office:value-type="float" office:value="126.315684735566" calcext:value-type="float">
            <text:p>126,315684735566</text:p>
          </table:table-cell>
        </table:table-row>
        <table:table-row table:style-name="ro1">
          <table:table-cell table:formula="of:=SIN(2*PI()/[.$C$1]*[.B20])" office:value-type="float" office:value="0.148672433896923" calcext:value-type="float">
            <text:p>0,14867243389692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0]+[.D19]*[.$D$1]" office:value-type="float" office:value="1.39703760528284" calcext:value-type="float">
            <text:p>1,39703760528284</text:p>
          </table:table-cell>
          <table:table-cell table:formula="of:=[.D20]*[.D20]" office:value-type="float" office:value="1.95171407057442" calcext:value-type="float">
            <text:p>1,95171407057442</text:p>
          </table:table-cell>
          <table:table-cell table:formula="of:=[.D20]-12.5" office:value-type="float" office:value="-11.1029623947172" calcext:value-type="float">
            <text:p>-11,1029623947172</text:p>
          </table:table-cell>
          <table:table-cell table:formula="of:=[.F20]*[.F20]" office:value-type="float" office:value="123.275773938503" calcext:value-type="float">
            <text:p>123,275773938503</text:p>
          </table:table-cell>
        </table:table-row>
        <table:table-row table:style-name="ro1">
          <table:table-cell table:formula="of:=SIN(2*PI()/[.$C$1]*[.B21])" office:value-type="float" office:value="0.156434465040231" calcext:value-type="float">
            <text:p>0,1564344650402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+[.D20]*[.$D$1]" office:value-type="float" office:value="1.53950169427025" calcext:value-type="float">
            <text:p>1,53950169427025</text:p>
          </table:table-cell>
          <table:table-cell table:formula="of:=[.D21]*[.D21]" office:value-type="float" office:value="2.37006546666096" calcext:value-type="float">
            <text:p>2,37006546666096</text:p>
          </table:table-cell>
          <table:table-cell table:formula="of:=[.D21]-12.5" office:value-type="float" office:value="-10.9604983057298" calcext:value-type="float">
            <text:p>-10,9604983057298</text:p>
          </table:table-cell>
          <table:table-cell table:formula="of:=[.F21]*[.F21]" office:value-type="float" office:value="120.132523109905" calcext:value-type="float">
            <text:p>120,132523109905</text:p>
          </table:table-cell>
        </table:table-row>
        <table:table-row table:style-name="ro1">
          <table:table-cell table:formula="of:=SIN(2*PI()/[.$C$1]*[.B22])" office:value-type="float" office:value="0.164186846568863" calcext:value-type="float">
            <text:p>0,16418684656886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+[.D21]*[.$D$1]" office:value-type="float" office:value="1.68829352389641" calcext:value-type="float">
            <text:p>1,68829352389641</text:p>
          </table:table-cell>
          <table:table-cell table:formula="of:=[.D22]*[.D22]" office:value-type="float" office:value="2.85033502283055" calcext:value-type="float">
            <text:p>2,85033502283055</text:p>
          </table:table-cell>
          <table:table-cell table:formula="of:=[.D22]-12.5" office:value-type="float" office:value="-10.8117064761036" calcext:value-type="float">
            <text:p>-10,8117064761036</text:p>
          </table:table-cell>
          <table:table-cell table:formula="of:=[.F22]*[.F22]" office:value-type="float" office:value="116.89299692542" calcext:value-type="float">
            <text:p>116,89299692542</text:p>
          </table:table-cell>
        </table:table-row>
        <table:table-row table:style-name="ro1">
          <table:table-cell table:formula="of:=SIN(2*PI()/[.$C$1]*[.B23])" office:value-type="float" office:value="0.17192910027941" calcext:value-type="float">
            <text:p>0,1719291002794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3]+[.D22]*[.$D$1]" office:value-type="float" office:value="1.84333968893685" calcext:value-type="float">
            <text:p>1,84333968893685</text:p>
          </table:table-cell>
          <table:table-cell table:formula="of:=[.D23]*[.D23]" office:value-type="float" office:value="3.39790120880981" calcext:value-type="float">
            <text:p>3,39790120880981</text:p>
          </table:table-cell>
          <table:table-cell table:formula="of:=[.D23]-12.5" office:value-type="float" office:value="-10.6566603110631" calcext:value-type="float">
            <text:p>-10,6566603110631</text:p>
          </table:table-cell>
          <table:table-cell table:formula="of:=[.F23]*[.F23]" office:value-type="float" office:value="113.564408985388" calcext:value-type="float">
            <text:p>113,564408985388</text:p>
          </table:table-cell>
        </table:table-row>
        <table:table-row table:style-name="ro1">
          <table:table-cell table:formula="of:=SIN(2*PI()/[.$C$1]*[.B24])" office:value-type="float" office:value="0.179660748593193" calcext:value-type="float">
            <text:p>0,17966074859319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+[.D23]*[.$D$1]" office:value-type="float" office:value="2.00456704064068" calcext:value-type="float">
            <text:p>2,00456704064068</text:p>
          </table:table-cell>
          <table:table-cell table:formula="of:=[.D24]*[.D24]" office:value-type="float" office:value="4.01828902042292" calcext:value-type="float">
            <text:p>4,01828902042292</text:p>
          </table:table-cell>
          <table:table-cell table:formula="of:=[.D24]-12.5" office:value-type="float" office:value="-10.4954329593593" calcext:value-type="float">
            <text:p>-10,4954329593593</text:p>
          </table:table-cell>
          <table:table-cell table:formula="of:=[.F24]*[.F24]" office:value-type="float" office:value="110.154113004406" calcext:value-type="float">
            <text:p>110,154113004406</text:p>
          </table:table-cell>
        </table:table-row>
        <table:table-row table:style-name="ro1">
          <table:table-cell table:formula="of:=SIN(2*PI()/[.$C$1]*[.B25])" office:value-type="float" office:value="0.187381314585725" calcext:value-type="float">
            <text:p>0,18738131458572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5]+[.D24]*[.$D$1]" office:value-type="float" office:value="2.17190268481999" calcext:value-type="float">
            <text:p>2,17190268481999</text:p>
          </table:table-cell>
          <table:table-cell table:formula="of:=[.D25]*[.D25]" office:value-type="float" office:value="4.7171612723283" calcext:value-type="float">
            <text:p>4,7171612723283</text:p>
          </table:table-cell>
          <table:table-cell table:formula="of:=[.D25]-12.5" office:value-type="float" office:value="-10.32809731518" calcext:value-type="float">
            <text:p>-10,32809731518</text:p>
          </table:table-cell>
          <table:table-cell table:formula="of:=[.F25]*[.F25]" office:value-type="float" office:value="106.669594151828" calcext:value-type="float">
            <text:p>106,669594151828</text:p>
          </table:table-cell>
        </table:table-row>
        <table:table-row table:style-name="ro1">
          <table:table-cell table:formula="of:=SIN(2*PI()/[.$C$1]*[.B26])" office:value-type="float" office:value="0.195090322016128" calcext:value-type="float">
            <text:p>0,19509032201612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6]+[.D25]*[.$D$1]" office:value-type="float" office:value="2.34527397998792" calcext:value-type="float">
            <text:p>2,34527397998792</text:p>
          </table:table-cell>
          <table:table-cell table:formula="of:=[.D26]*[.D26]" office:value-type="float" office:value="5.50031004120839" calcext:value-type="float">
            <text:p>5,50031004120839</text:p>
          </table:table-cell>
          <table:table-cell table:formula="of:=[.D26]-12.5" office:value-type="float" office:value="-10.1547260200121" calcext:value-type="float">
            <text:p>-10,1547260200121</text:p>
          </table:table-cell>
          <table:table-cell table:formula="of:=[.F26]*[.F26]" office:value-type="float" office:value="103.11846054151" calcext:value-type="float">
            <text:p>103,11846054151</text:p>
          </table:table-cell>
        </table:table-row>
        <table:table-row table:style-name="ro1">
          <table:table-cell table:formula="of:=SIN(2*PI()/[.$C$1]*[.B27])" office:value-type="float" office:value="0.202787295356512" calcext:value-type="float">
            <text:p>0,20278729535651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7]+[.D26]*[.$D$1]" office:value-type="float" office:value="2.52460853554456" calcext:value-type="float">
            <text:p>2,52460853554456</text:p>
          </table:table-cell>
          <table:table-cell table:formula="of:=[.D27]*[.D27]" office:value-type="float" office:value="6.37364825774443" calcext:value-type="float">
            <text:p>6,37364825774443</text:p>
          </table:table-cell>
          <table:table-cell table:formula="of:=[.D27]-12.5" office:value-type="float" office:value="-9.97539146445545" calcext:value-type="float">
            <text:p>-9,97539146445545</text:p>
          </table:table-cell>
          <table:table-cell table:formula="of:=[.F27]*[.F27]" office:value-type="float" office:value="99.5084348691305" calcext:value-type="float">
            <text:p>99,5084348691305</text:p>
          </table:table-cell>
        </table:table-row>
        <table:table-row table:style-name="ro1">
          <table:table-cell table:formula="of:=SIN(2*PI()/[.$C$1]*[.B28])" office:value-type="float" office:value="0.210471759821306" calcext:value-type="float">
            <text:p>0,21047175982130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8]+[.D27]*[.$D$1]" office:value-type="float" office:value="2.70983421001042" calcext:value-type="float">
            <text:p>2,70983421001042</text:p>
          </table:table-cell>
          <table:table-cell table:formula="of:=[.D28]*[.D28]" office:value-type="float" office:value="7.34320144574278" calcext:value-type="float">
            <text:p>7,34320144574278</text:p>
          </table:table-cell>
          <table:table-cell table:formula="of:=[.D28]-12.5" office:value-type="float" office:value="-9.79016578998958" calcext:value-type="float">
            <text:p>-9,79016578998958</text:p>
          </table:table-cell>
          <table:table-cell table:formula="of:=[.F28]*[.F28]" office:value-type="float" office:value="95.8473461954824" calcext:value-type="float">
            <text:p>95,8473461954824</text:p>
          </table:table-cell>
        </table:table-row>
        <table:table-row table:style-name="ro1">
          <table:table-cell table:formula="of:=SIN(2*PI()/[.$C$1]*[.B29])" office:value-type="float" office:value="0.218143241396543" calcext:value-type="float">
            <text:p>0,21814324139654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+[.D28]*[.$D$1]" office:value-type="float" office:value="2.90087910930685" calcext:value-type="float">
            <text:p>2,90087910930685</text:p>
          </table:table-cell>
          <table:table-cell table:formula="of:=[.D29]*[.D29]" office:value-type="float" office:value="8.41509960681293" calcext:value-type="float">
            <text:p>8,41509960681293</text:p>
          </table:table-cell>
          <table:table-cell table:formula="of:=[.D29]-12.5" office:value-type="float" office:value="-9.59912089069315" calcext:value-type="float">
            <text:p>-9,59912089069315</text:p>
          </table:table-cell>
          <table:table-cell table:formula="of:=[.F29]*[.F29]" office:value-type="float" office:value="92.1431218741416" calcext:value-type="float">
            <text:p>92,1431218741416</text:p>
          </table:table-cell>
        </table:table-row>
        <table:table-row table:style-name="ro1">
          <table:table-cell table:formula="of:=SIN(2*PI()/[.$C$1]*[.B30])" office:value-type="float" office:value="0.225801266869104" calcext:value-type="float">
            <text:p>0,22580126686910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0]+[.D29]*[.$D$1]" office:value-type="float" office:value="3.09767158508289" calcext:value-type="float">
            <text:p>3,09767158508289</text:p>
          </table:table-cell>
          <table:table-cell table:formula="of:=[.D30]*[.D30]" office:value-type="float" office:value="9.59556924902994" calcext:value-type="float">
            <text:p>9,59556924902994</text:p>
          </table:table-cell>
          <table:table-cell table:formula="of:=[.D30]-12.5" office:value-type="float" office:value="-9.40232841491711" calcext:value-type="float">
            <text:p>-9,40232841491711</text:p>
          </table:table-cell>
          <table:table-cell table:formula="of:=[.F30]*[.F30]" office:value-type="float" office:value="88.4037796219577" calcext:value-type="float">
            <text:p>88,4037796219577</text:p>
          </table:table-cell>
        </table:table-row>
        <table:table-row table:style-name="ro1">
          <table:table-cell table:formula="of:=SIN(2*PI()/[.$C$1]*[.B31])" office:value-type="float" office:value="0.233445363855905" calcext:value-type="float">
            <text:p>0,2334453638559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1]+[.D30]*[.$D$1]" office:value-type="float" office:value="3.30014023308797" calcext:value-type="float">
            <text:p>3,30014023308797</text:p>
          </table:table-cell>
          <table:table-cell table:formula="of:=[.D31]*[.D31]" office:value-type="float" office:value="10.8909255580459" calcext:value-type="float">
            <text:p>10,8909255580459</text:p>
          </table:table-cell>
          <table:table-cell table:formula="of:=[.D31]-12.5" office:value-type="float" office:value="-9.19985976691203" calcext:value-type="float">
            <text:p>-9,19985976691203</text:p>
          </table:table-cell>
          <table:table-cell table:formula="of:=[.F31]*[.F31]" office:value-type="float" office:value="84.6374197308468" calcext:value-type="float">
            <text:p>84,6374197308468</text:p>
          </table:table-cell>
        </table:table-row>
        <table:table-row table:style-name="ro1">
          <table:table-cell table:formula="of:=SIN(2*PI()/[.$C$1]*[.B32])" office:value-type="float" office:value="0.241075060833039" calcext:value-type="float">
            <text:p>0,24107506083303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2]+[.D31]*[.$D$1]" office:value-type="float" office:value="3.50821389159013" calcext:value-type="float">
            <text:p>3,50821389159013</text:p>
          </table:table-cell>
          <table:table-cell table:formula="of:=[.D32]*[.D32]" office:value-type="float" office:value="12.3075647091459" calcext:value-type="float">
            <text:p>12,3075647091459</text:p>
          </table:table-cell>
          <table:table-cell table:formula="of:=[.D32]-12.5" office:value-type="float" office:value="-8.99178610840987" calcext:value-type="float">
            <text:p>-8,99178610840987</text:p>
          </table:table-cell>
          <table:table-cell table:formula="of:=[.F32]*[.F32]" office:value-type="float" office:value="80.8522174193928" calcext:value-type="float">
            <text:p>80,8522174193928</text:p>
          </table:table-cell>
        </table:table-row>
        <table:table-row table:style-name="ro1">
          <table:table-cell table:formula="of:=SIN(2*PI()/[.$C$1]*[.B33])" office:value-type="float" office:value="0.248689887164855" calcext:value-type="float">
            <text:p>0,24868988716485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+[.D32]*[.$D$1]" office:value-type="float" office:value="3.72182163983908" calcext:value-type="float">
            <text:p>3,72182163983908</text:p>
          </table:table-cell>
          <table:table-cell table:formula="of:=[.D33]*[.D33]" office:value-type="float" office:value="13.8519563187744" calcext:value-type="float">
            <text:p>13,8519563187744</text:p>
          </table:table-cell>
          <table:table-cell table:formula="of:=[.D33]-12.5" office:value-type="float" office:value="-8.77817836016092" calcext:value-type="float">
            <text:p>-8,77817836016092</text:p>
          </table:table-cell>
          <table:table-cell table:formula="of:=[.F33]*[.F33]" office:value-type="float" office:value="77.0564153227975" calcext:value-type="float">
            <text:p>77,0564153227975</text:p>
          </table:table-cell>
        </table:table-row>
        <table:table-row table:style-name="ro1">
          <table:table-cell table:formula="of:=SIN(2*PI()/[.$C$1]*[.B34])" office:value-type="float" office:value="0.256289373132997" calcext:value-type="float">
            <text:p>0,25628937313299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4]+[.D33]*[.$D$1]" office:value-type="float" office:value="3.94089279657368" calcext:value-type="float">
            <text:p>3,94089279657368</text:p>
          </table:table-cell>
          <table:table-cell table:formula="of:=[.D34]*[.D34]" office:value-type="float" office:value="15.5306360340864" calcext:value-type="float">
            <text:p>15,5306360340864</text:p>
          </table:table-cell>
          <table:table-cell table:formula="of:=[.D34]-12.5" office:value-type="float" office:value="-8.55910720342632" calcext:value-type="float">
            <text:p>-8,55910720342632</text:p>
          </table:table-cell>
          <table:table-cell table:formula="of:=[.F34]*[.F34]" office:value-type="float" office:value="73.2583161197442" calcext:value-type="float">
            <text:p>73,2583161197442</text:p>
          </table:table-cell>
        </table:table-row>
        <table:table-row table:style-name="ro1">
          <table:table-cell table:formula="of:=SIN(2*PI()/[.$C$1]*[.B35])" office:value-type="float" office:value="0.263873049965373" calcext:value-type="float">
            <text:p>0,26387304996537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+[.D34]*[.$D$1]" office:value-type="float" office:value="4.16535691857332" calcext:value-type="float">
            <text:p>4,16535691857332</text:p>
          </table:table-cell>
          <table:table-cell table:formula="of:=[.D35]*[.D35]" office:value-type="float" office:value="17.3501982591066" calcext:value-type="float">
            <text:p>17,3501982591066</text:p>
          </table:table-cell>
          <table:table-cell table:formula="of:=[.D35]-12.5" office:value-type="float" office:value="-8.33464308142668" calcext:value-type="float">
            <text:p>-8,33464308142668</text:p>
          </table:table-cell>
          <table:table-cell table:formula="of:=[.F35]*[.F35]" office:value-type="float" office:value="69.4662752947736" calcext:value-type="float">
            <text:p>69,4662752947736</text:p>
          </table:table-cell>
        </table:table-row>
        <table:table-row table:style-name="ro1">
          <table:table-cell table:formula="of:=SIN(2*PI()/[.$C$1]*[.B36])" office:value-type="float" office:value="0.271440449865074" calcext:value-type="float">
            <text:p>0,27144044986507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6]+[.D35]*[.$D$1]" office:value-type="float" office:value="4.39514379925266" calcext:value-type="float">
            <text:p>4,39514379925266</text:p>
          </table:table-cell>
          <table:table-cell table:formula="of:=[.D36]*[.D36]" office:value-type="float" office:value="19.3172890161091" calcext:value-type="float">
            <text:p>19,3172890161091</text:p>
          </table:table-cell>
          <table:table-cell table:formula="of:=[.D36]-12.5" office:value-type="float" office:value="-8.10485620074734" calcext:value-type="float">
            <text:p>-8,10485620074734</text:p>
          </table:table-cell>
          <table:table-cell table:formula="of:=[.F36]*[.F36]" office:value-type="float" office:value="65.6886940347926" calcext:value-type="float">
            <text:p>65,6886940347926</text:p>
          </table:table-cell>
        </table:table-row>
        <table:table-row table:style-name="ro1">
          <table:table-cell table:formula="of:=SIN(2*PI()/[.$C$1]*[.B37])" office:value-type="float" office:value="0.278991106039229" calcext:value-type="float">
            <text:p>0,27899110603922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+[.D36]*[.$D$1]" office:value-type="float" office:value="4.63018346729936" calcext:value-type="float">
            <text:p>4,63018346729936</text:p>
          </table:table-cell>
          <table:table-cell table:formula="of:=[.D37]*[.D37]" office:value-type="float" office:value="21.4385989408524" calcext:value-type="float">
            <text:p>21,4385989408524</text:p>
          </table:table-cell>
          <table:table-cell table:formula="of:=[.D37]-12.5" office:value-type="float" office:value="-7.86981653270064" calcext:value-type="float">
            <text:p>-7,86981653270064</text:p>
          </table:table-cell>
          <table:table-cell table:formula="of:=[.F37]*[.F37]" office:value-type="float" office:value="61.9340122583683" calcext:value-type="float">
            <text:p>61,9340122583683</text:p>
          </table:table-cell>
        </table:table-row>
        <table:table-row table:style-name="ro1">
          <table:table-cell table:formula="of:=SIN(2*PI()/[.$C$1]*[.B38])" office:value-type="float" office:value="0.286524552727798" calcext:value-type="float">
            <text:p>0,28652455272779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+[.D37]*[.$D$1]" office:value-type="float" office:value="4.87040618535417" calcext:value-type="float">
            <text:p>4,87040618535417</text:p>
          </table:table-cell>
          <table:table-cell table:formula="of:=[.D38]*[.D38]" office:value-type="float" office:value="23.7208564103361" calcext:value-type="float">
            <text:p>23,7208564103361</text:p>
          </table:table-cell>
          <table:table-cell table:formula="of:=[.D38]-12.5" office:value-type="float" office:value="-7.62959381464583" calcext:value-type="float">
            <text:p>-7,62959381464583</text:p>
          </table:table-cell>
          <table:table-cell table:formula="of:=[.F38]*[.F38]" office:value-type="float" office:value="58.2107017764819" calcext:value-type="float">
            <text:p>58,2107017764819</text:p>
          </table:table-cell>
        </table:table-row>
        <table:table-row table:style-name="ro1">
          <table:table-cell table:formula="of:=SIN(2*PI()/[.$C$1]*[.B39])" office:value-type="float" office:value="0.294040325232304" calcext:value-type="float">
            <text:p>0,29404032523230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9]+[.D38]*[.$D$1]" office:value-type="float" office:value="5.11574244873293" calcext:value-type="float">
            <text:p>5,11574244873293</text:p>
          </table:table-cell>
          <table:table-cell table:formula="of:=[.D39]*[.D39]" office:value-type="float" office:value="26.170820801768" calcext:value-type="float">
            <text:p>26,170820801768</text:p>
          </table:table-cell>
          <table:table-cell table:formula="of:=[.D39]-12.5" office:value-type="float" office:value="-7.38425755126707" calcext:value-type="float">
            <text:p>-7,38425755126707</text:p>
          </table:table-cell>
          <table:table-cell table:formula="of:=[.F39]*[.F39]" office:value-type="float" office:value="54.5272595834447" calcext:value-type="float">
            <text:p>54,5272595834447</text:p>
          </table:table-cell>
        </table:table-row>
        <table:table-row table:style-name="ro1">
          <table:table-cell table:formula="of:=SIN(2*PI()/[.$C$1]*[.B40])" office:value-type="float" office:value="0.301537959944496" calcext:value-type="float">
            <text:p>0,30153795994449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+[.D39]*[.$D$1]" office:value-type="float" office:value="5.3661229841901" calcext:value-type="float">
            <text:p>5,3661229841901</text:p>
          </table:table-cell>
          <table:table-cell table:formula="of:=[.D40]*[.D40]" office:value-type="float" office:value="28.7952758814532" calcext:value-type="float">
            <text:p>28,7952758814532</text:p>
          </table:table-cell>
          <table:table-cell table:formula="of:=[.D40]-12.5" office:value-type="float" office:value="-7.1338770158099" calcext:value-type="float">
            <text:p>-7,1338770158099</text:p>
          </table:table-cell>
          <table:table-cell table:formula="of:=[.F40]*[.F40]" office:value-type="float" office:value="50.8922012767008" calcext:value-type="float">
            <text:p>50,8922012767008</text:p>
          </table:table-cell>
        </table:table-row>
        <table:table-row table:style-name="ro1">
          <table:table-cell table:formula="of:=SIN(2*PI()/[.$C$1]*[.B41])" office:value-type="float" office:value="0.309016994374947" calcext:value-type="float">
            <text:p>0,30901699437494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1]+[.D40]*[.$D$1]" office:value-type="float" office:value="5.62147874872314" calcext:value-type="float">
            <text:p>5,62147874872314</text:p>
          </table:table-cell>
          <table:table-cell table:formula="of:=[.D41]*[.D41]" office:value-type="float" office:value="31.6010233223459" calcext:value-type="float">
            <text:p>31,6010233223459</text:p>
          </table:table-cell>
          <table:table-cell table:formula="of:=[.D41]-12.5" office:value-type="float" office:value="-6.87852125127686" calcext:value-type="float">
            <text:p>-6,87852125127686</text:p>
          </table:table-cell>
          <table:table-cell table:formula="of:=[.F41]*[.F41]" office:value-type="float" office:value="47.3140546042673" calcext:value-type="float">
            <text:p>47,3140546042673</text:p>
          </table:table-cell>
        </table:table-row>
        <table:table-row table:style-name="ro1">
          <table:table-cell table:formula="of:=SIN(2*PI()/[.$C$1]*[.B42])" office:value-type="float" office:value="0.316476967181586" calcext:value-type="float">
            <text:p>0,31647696718158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2]+[.D41]*[.$D$1]" office:value-type="float" office:value="5.8817409284175" calcext:value-type="float">
            <text:p>5,8817409284175</text:p>
          </table:table-cell>
          <table:table-cell table:formula="of:=[.D42]*[.D42]" office:value-type="float" office:value="34.5948763490215" calcext:value-type="float">
            <text:p>34,5948763490215</text:p>
          </table:table-cell>
          <table:table-cell table:formula="of:=[.D42]-12.5" office:value-type="float" office:value="-6.6182590715825" calcext:value-type="float">
            <text:p>-6,6182590715825</text:p>
          </table:table-cell>
          <table:table-cell table:formula="of:=[.F42]*[.F42]" office:value-type="float" office:value="43.8013531385841" calcext:value-type="float">
            <text:p>43,8013531385841</text:p>
          </table:table-cell>
        </table:table-row>
        <table:table-row table:style-name="ro1">
          <table:table-cell table:formula="of:=SIN(2*PI()/[.$C$1]*[.B43])" office:value-type="float" office:value="0.323917418198149" calcext:value-type="float">
            <text:p>0,3239174181981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3]+[.D42]*[.$D$1]" office:value-type="float" office:value="6.14684093733147" calcext:value-type="float">
            <text:p>6,14684093733147</text:p>
          </table:table-cell>
          <table:table-cell table:formula="of:=[.D43]*[.D43]" office:value-type="float" office:value="37.7836535088541" calcext:value-type="float">
            <text:p>37,7836535088541</text:p>
          </table:table-cell>
          <table:table-cell table:formula="of:=[.D43]-12.5" office:value-type="float" office:value="-6.35315906266853" calcext:value-type="float">
            <text:p>-6,35315906266853</text:p>
          </table:table-cell>
          <table:table-cell table:formula="of:=[.F43]*[.F43]" office:value-type="float" office:value="40.3626300755672" calcext:value-type="float">
            <text:p>40,3626300755672</text:p>
          </table:table-cell>
        </table:table-row>
        <table:table-row table:style-name="ro1">
          <table:table-cell table:formula="of:=SIN(2*PI()/[.$C$1]*[.B44])" office:value-type="float" office:value="0.331337888462571" calcext:value-type="float">
            <text:p>0,33133788846257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4]+[.D43]*[.$D$1]" office:value-type="float" office:value="6.41671041642073" calcext:value-type="float">
            <text:p>6,41671041642073</text:p>
          </table:table-cell>
          <table:table-cell table:formula="of:=[.D44]*[.D44]" office:value-type="float" office:value="41.1741725682023" calcext:value-type="float">
            <text:p>41,1741725682023</text:p>
          </table:table-cell>
          <table:table-cell table:formula="of:=[.D44]-12.5" office:value-type="float" office:value="-6.08328958357927" calcext:value-type="float">
            <text:p>-6,08328958357927</text:p>
          </table:table-cell>
          <table:table-cell table:formula="of:=[.F44]*[.F44]" office:value-type="float" office:value="37.0064121576841" calcext:value-type="float">
            <text:p>37,0064121576841</text:p>
          </table:table-cell>
        </table:table-row>
        <table:table-row table:style-name="ro1">
          <table:table-cell table:formula="of:=SIN(2*PI()/[.$C$1]*[.B45])" office:value-type="float" office:value="0.338737920245291" calcext:value-type="float">
            <text:p>0,33873792024529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5]+[.D44]*[.$D$1]" office:value-type="float" office:value="6.69128123250181" calcext:value-type="float">
            <text:p>6,69128123250181</text:p>
          </table:table-cell>
          <table:table-cell table:formula="of:=[.D45]*[.D45]" office:value-type="float" office:value="44.773244532431" calcext:value-type="float">
            <text:p>44,773244532431</text:p>
          </table:table-cell>
          <table:table-cell table:formula="of:=[.D45]-12.5" office:value-type="float" office:value="-5.80871876749819" calcext:value-type="float">
            <text:p>-5,80871876749819</text:p>
          </table:table-cell>
          <table:table-cell table:formula="of:=[.F45]*[.F45]" office:value-type="float" office:value="33.7412137198856" calcext:value-type="float">
            <text:p>33,7412137198856</text:p>
          </table:table-cell>
        </table:table-row>
        <table:table-row table:style-name="ro1">
          <table:table-cell table:formula="of:=SIN(2*PI()/[.$C$1]*[.B46])" office:value-type="float" office:value="0.346117057077493" calcext:value-type="float">
            <text:p>0,34611705707749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6]+[.D45]*[.$D$1]" office:value-type="float" office:value="6.97048547725429" calcext:value-type="float">
            <text:p>6,97048547725429</text:p>
          </table:table-cell>
          <table:table-cell table:formula="of:=[.D46]*[.D46]" office:value-type="float" office:value="48.587667788613" calcext:value-type="float">
            <text:p>48,587667788613</text:p>
          </table:table-cell>
          <table:table-cell table:formula="of:=[.D46]-12.5" office:value-type="float" office:value="-5.52951452274571" calcext:value-type="float">
            <text:p>-5,52951452274571</text:p>
          </table:table-cell>
          <table:table-cell table:formula="of:=[.F46]*[.F46]" office:value-type="float" office:value="30.5755308572557" calcext:value-type="float">
            <text:p>30,5755308572557</text:p>
          </table:table-cell>
        </table:table-row>
        <table:table-row table:style-name="ro1">
          <table:table-cell table:formula="of:=SIN(2*PI()/[.$C$1]*[.B47])" office:value-type="float" office:value="0.353474843779257" calcext:value-type="float">
            <text:p>0,35347484377925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7]+[.D46]*[.$D$1]" office:value-type="float" office:value="7.254255466261" calcext:value-type="float">
            <text:p>7,254255466261</text:p>
          </table:table-cell>
          <table:table-cell table:formula="of:=[.D47]*[.D47]" office:value-type="float" office:value="52.6242223697776" calcext:value-type="float">
            <text:p>52,6242223697776</text:p>
          </table:table-cell>
          <table:table-cell table:formula="of:=[.D47]-12.5" office:value-type="float" office:value="-5.245744533739" calcext:value-type="float">
            <text:p>-5,245744533739</text:p>
          </table:table-cell>
          <table:table-cell table:formula="of:=[.F47]*[.F47]" office:value-type="float" office:value="27.5178357132526" calcext:value-type="float">
            <text:p>27,5178357132526</text:p>
          </table:table-cell>
        </table:table-row>
        <table:table-row table:style-name="ro1">
          <table:table-cell table:formula="of:=SIN(2*PI()/[.$C$1]*[.B48])" office:value-type="float" office:value="0.360810826487642" calcext:value-type="float">
            <text:p>0,36081082648764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+[.D47]*[.$D$1]" office:value-type="float" office:value="7.54252373808603" calcext:value-type="float">
            <text:p>7,54252373808603</text:p>
          </table:table-cell>
          <table:table-cell table:formula="of:=[.D48]*[.D48]" office:value-type="float" office:value="56.8896643395913" calcext:value-type="float">
            <text:p>56,8896643395913</text:p>
          </table:table-cell>
          <table:table-cell table:formula="of:=[.D48]-12.5" office:value-type="float" office:value="-4.95747626191397" calcext:value-type="float">
            <text:p>-4,95747626191397</text:p>
          </table:table-cell>
          <table:table-cell table:formula="of:=[.F48]*[.F48]" office:value-type="float" office:value="24.5765708874405" calcext:value-type="float">
            <text:p>24,5765708874405</text:p>
          </table:table-cell>
        </table:table-row>
        <table:table-row table:style-name="ro1">
          <table:table-cell table:formula="of:=SIN(2*PI()/[.$C$1]*[.B49])" office:value-type="float" office:value="0.368124552684678" calcext:value-type="float">
            <text:p>0,36812455268467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9]+[.D48]*[.$D$1]" office:value-type="float" office:value="7.83522305338985" calcext:value-type="float">
            <text:p>7,83522305338985</text:p>
          </table:table-cell>
          <table:table-cell table:formula="of:=[.D49]*[.D49]" office:value-type="float" office:value="61.3907202963718" calcext:value-type="float">
            <text:p>61,3907202963718</text:p>
          </table:table-cell>
          <table:table-cell table:formula="of:=[.D49]-12.5" office:value-type="float" office:value="-4.66477694661015" calcext:value-type="float">
            <text:p>-4,66477694661015</text:p>
          </table:table-cell>
          <table:table-cell table:formula="of:=[.F49]*[.F49]" office:value-type="float" office:value="21.7601439616255" calcext:value-type="float">
            <text:p>21,7601439616255</text:p>
          </table:table-cell>
        </table:table-row>
        <table:table-row table:style-name="ro1">
          <table:table-cell table:formula="of:=SIN(2*PI()/[.$C$1]*[.B50])" office:value-type="float" office:value="0.375415571225283" calcext:value-type="float">
            <text:p>0,37541557122528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+[.D49]*[.$D$1]" office:value-type="float" office:value="8.13228639408124" calcext:value-type="float">
            <text:p>8,13228639408124</text:p>
          </table:table-cell>
          <table:table-cell table:formula="of:=[.D50]*[.D50]" office:value-type="float" office:value="66.1340819953588" calcext:value-type="float">
            <text:p>66,1340819953588</text:p>
          </table:table-cell>
          <table:table-cell table:formula="of:=[.D50]-12.5" office:value-type="float" office:value="-4.36771360591876" calcext:value-type="float">
            <text:p>-4,36771360591876</text:p>
          </table:table-cell>
          <table:table-cell table:formula="of:=[.F50]*[.F50]" office:value-type="float" office:value="19.0769221433279" calcext:value-type="float">
            <text:p>19,0769221433279</text:p>
          </table:table-cell>
        </table:table-row>
        <table:table-row table:style-name="ro1">
          <table:table-cell table:formula="of:=SIN(2*PI()/[.$C$1]*[.B51])" office:value-type="float" office:value="0.38268343236509" calcext:value-type="float">
            <text:p>0,3826834323650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1]+[.D50]*[.$D$1]" office:value-type="float" office:value="8.43364696250551" calcext:value-type="float">
            <text:p>8,43364696250551</text:p>
          </table:table-cell>
          <table:table-cell table:formula="of:=[.D51]*[.D51]" office:value-type="float" office:value="71.1264010881785" calcext:value-type="float">
            <text:p>71,1264010881785</text:p>
          </table:table-cell>
          <table:table-cell table:formula="of:=[.D51]-12.5" office:value-type="float" office:value="-4.06635303749449" calcext:value-type="float">
            <text:p>-4,06635303749449</text:p>
          </table:table-cell>
          <table:table-cell table:formula="of:=[.F51]*[.F51]" office:value-type="float" office:value="16.5352270255406" calcext:value-type="float">
            <text:p>16,5352270255406</text:p>
          </table:table-cell>
        </table:table-row>
        <table:table-row table:style-name="ro1">
          <table:table-cell table:formula="of:=SIN(2*PI()/[.$C$1]*[.B52])" office:value-type="float" office:value="0.389927687788188" calcext:value-type="float">
            <text:p>0,38992768778818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2]+[.D51]*[.$D$1]" office:value-type="float" office:value="8.73923818066865" calcext:value-type="float">
            <text:p>8,73923818066865</text:p>
          </table:table-cell>
          <table:table-cell table:formula="of:=[.D52]*[.D52]" office:value-type="float" office:value="76.3742839784566" calcext:value-type="float">
            <text:p>76,3742839784566</text:p>
          </table:table-cell>
          <table:table-cell table:formula="of:=[.D52]-12.5" office:value-type="float" office:value="-3.76076181933136" calcext:value-type="float">
            <text:p>-3,76076181933136</text:p>
          </table:table-cell>
          <table:table-cell table:formula="of:=[.F52]*[.F52]" office:value-type="float" office:value="14.1433294617405" calcext:value-type="float">
            <text:p>14,1433294617405</text:p>
          </table:table-cell>
        </table:table-row>
        <table:table-row table:style-name="ro1">
          <table:table-cell table:formula="of:=SIN(2*PI()/[.$C$1]*[.B53])" office:value-type="float" office:value="0.397147890634781" calcext:value-type="float">
            <text:p>0,39714789063478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3]+[.D52]*[.$D$1]" office:value-type="float" office:value="9.04899368949674" calcext:value-type="float">
            <text:p>9,04899368949674</text:p>
          </table:table-cell>
          <table:table-cell table:formula="of:=[.D53]*[.D53]" office:value-type="float" office:value="81.8842867925518" calcext:value-type="float">
            <text:p>81,8842867925518</text:p>
          </table:table-cell>
          <table:table-cell table:formula="of:=[.D53]-12.5" office:value-type="float" office:value="-3.45100631050326" calcext:value-type="float">
            <text:p>-3,45100631050326</text:p>
          </table:table-cell>
          <table:table-cell table:formula="of:=[.F53]*[.F53]" office:value-type="float" office:value="11.9094445551333" calcext:value-type="float">
            <text:p>11,9094445551333</text:p>
          </table:table-cell>
        </table:table-row>
        <table:table-row table:style-name="ro1">
          <table:table-cell table:formula="of:=SIN(2*PI()/[.$C$1]*[.B54])" office:value-type="float" office:value="0.404343595528745" calcext:value-type="float">
            <text:p>0,40434359552874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4]+[.D53]*[.$D$1]" office:value-type="float" office:value="9.36284734813052" calcext:value-type="float">
            <text:p>9,36284734813052</text:p>
          </table:table-cell>
          <table:table-cell table:formula="of:=[.D54]*[.D54]" office:value-type="float" office:value="87.6629104643947" calcext:value-type="float">
            <text:p>87,6629104643947</text:p>
          </table:table-cell>
          <table:table-cell table:formula="of:=[.D54]-12.5" office:value-type="float" office:value="-3.13715265186948" calcext:value-type="float">
            <text:p>-3,13715265186948</text:p>
          </table:table-cell>
          <table:table-cell table:formula="of:=[.F54]*[.F54]" office:value-type="float" office:value="9.84172676113173" calcext:value-type="float">
            <text:p>9,84172676113173</text:p>
          </table:table-cell>
        </table:table-row>
        <table:table-row table:style-name="ro1">
          <table:table-cell table:formula="of:=SIN(2*PI()/[.$C$1]*[.B55])" office:value-type="float" office:value="0.411514358605109" calcext:value-type="float">
            <text:p>0,411514358605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5]+[.D54]*[.$D$1]" office:value-type="float" office:value="9.68073323325432" calcext:value-type="float">
            <text:p>9,68073323325432</text:p>
          </table:table-cell>
          <table:table-cell table:formula="of:=[.D55]*[.D55]" office:value-type="float" office:value="93.7165959334347" calcext:value-type="float">
            <text:p>93,7165959334347</text:p>
          </table:table-cell>
          <table:table-cell table:formula="of:=[.D55]-12.5" office:value-type="float" office:value="-2.81926676674568" calcext:value-type="float">
            <text:p>-2,81926676674568</text:p>
          </table:table-cell>
          <table:table-cell table:formula="of:=[.F55]*[.F55]" office:value-type="float" office:value="7.94826510207664" calcext:value-type="float">
            <text:p>7,94826510207664</text:p>
          </table:table-cell>
        </table:table-row>
        <table:table-row table:style-name="ro1">
          <table:table-cell table:formula="of:=SIN(2*PI()/[.$C$1]*[.B56])" office:value-type="float" office:value="0.418659737537428" calcext:value-type="float">
            <text:p>0,4186597375374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6]+[.D55]*[.$D$1]" office:value-type="float" office:value="10.0025856384592" calcext:value-type="float">
            <text:p>10,0025856384592</text:p>
          </table:table-cell>
          <table:table-cell table:formula="of:=[.D56]*[.D56]" office:value-type="float" office:value="100.05171945471" calcext:value-type="float">
            <text:p>100,05171945471</text:p>
          </table:table-cell>
          <table:table-cell table:formula="of:=[.D56]-12.5" office:value-type="float" office:value="-2.49741436154079" calcext:value-type="float">
            <text:p>-2,49741436154079</text:p>
          </table:table-cell>
          <table:table-cell table:formula="of:=[.F56]*[.F56]" office:value-type="float" office:value="6.23707849323022" calcext:value-type="float">
            <text:p>6,23707849323022</text:p>
          </table:table-cell>
        </table:table-row>
        <table:table-row table:style-name="ro1">
          <table:table-cell table:formula="of:=SIN(2*PI()/[.$C$1]*[.B57])" office:value-type="float" office:value="0.425779291565073" calcext:value-type="float">
            <text:p>0,4257792915650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7]+[.D56]*[.$D$1]" office:value-type="float" office:value="10.3283390736397" calcext:value-type="float">
            <text:p>10,3283390736397</text:p>
          </table:table-cell>
          <table:table-cell table:formula="of:=[.D57]*[.D57]" office:value-type="float" office:value="106.674588020072" calcext:value-type="float">
            <text:p>106,674588020072</text:p>
          </table:table-cell>
          <table:table-cell table:formula="of:=[.D57]-12.5" office:value-type="float" office:value="-2.17166092636031" calcext:value-type="float">
            <text:p>-2,17166092636031</text:p>
          </table:table-cell>
          <table:table-cell table:formula="of:=[.F57]*[.F57]" office:value-type="float" office:value="4.71611117908014" calcext:value-type="float">
            <text:p>4,71611117908014</text:p>
          </table:table-cell>
        </table:table-row>
        <table:table-row table:style-name="ro1">
          <table:table-cell table:formula="of:=SIN(2*PI()/[.$C$1]*[.B58])" office:value-type="float" office:value="0.432872581520414" calcext:value-type="float">
            <text:p>0,43287258152041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+[.D57]*[.$D$1]" office:value-type="float" office:value="10.6579282644237" calcext:value-type="float">
            <text:p>10,6579282644237</text:p>
          </table:table-cell>
          <table:table-cell table:formula="of:=[.D58]*[.D58]" office:value-type="float" office:value="113.591434889602" calcext:value-type="float">
            <text:p>113,591434889602</text:p>
          </table:table-cell>
          <table:table-cell table:formula="of:=[.D58]-12.5" office:value-type="float" office:value="-1.8420717355763" calcext:value-type="float">
            <text:p>-1,8420717355763</text:p>
          </table:table-cell>
          <table:table-cell table:formula="of:=[.F58]*[.F58]" office:value-type="float" office:value="3.39322827900907" calcext:value-type="float">
            <text:p>3,39322827900907</text:p>
          </table:table-cell>
        </table:table-row>
        <table:table-row table:style-name="ro1">
          <table:table-cell table:formula="of:=SIN(2*PI()/[.$C$1]*[.B59])" office:value-type="float" office:value="0.439939169855915" calcext:value-type="float">
            <text:p>0,43993916985591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+[.D58]*[.$D$1]" office:value-type="float" office:value="10.9912881516354" calcext:value-type="float">
            <text:p>10,9912881516354</text:p>
          </table:table-cell>
          <table:table-cell table:formula="of:=[.D59]*[.D59]" office:value-type="float" office:value="120.80841523228" calcext:value-type="float">
            <text:p>120,80841523228</text:p>
          </table:table-cell>
          <table:table-cell table:formula="of:=[.D59]-12.5" office:value-type="float" office:value="-1.50871184836462" calcext:value-type="float">
            <text:p>-1,50871184836462</text:p>
          </table:table-cell>
          <table:table-cell table:formula="of:=[.F59]*[.F59]" office:value-type="float" office:value="2.27621144139579" calcext:value-type="float">
            <text:p>2,27621144139579</text:p>
          </table:table-cell>
        </table:table-row>
        <table:table-row table:style-name="ro1">
          <table:table-cell table:formula="of:=SIN(2*PI()/[.$C$1]*[.B60])" office:value-type="float" office:value="0.446978620671121" calcext:value-type="float">
            <text:p>0,44697862067112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0]+[.D59]*[.$D$1]" office:value-type="float" office:value="11.3283538907901" calcext:value-type="float">
            <text:p>11,3283538907901</text:p>
          </table:table-cell>
          <table:table-cell table:formula="of:=[.D60]*[.D60]" office:value-type="float" office:value="128.33160187498" calcext:value-type="float">
            <text:p>128,33160187498</text:p>
          </table:table-cell>
          <table:table-cell table:formula="of:=[.D60]-12.5" office:value-type="float" office:value="-1.17164610920985" calcext:value-type="float">
            <text:p>-1,17164610920985</text:p>
          </table:table-cell>
          <table:table-cell table:formula="of:=[.F60]*[.F60]" office:value-type="float" office:value="1.37275460522659" calcext:value-type="float">
            <text:p>1,37275460522659</text:p>
          </table:table-cell>
        </table:table-row>
        <table:table-row table:style-name="ro1">
          <table:table-cell table:formula="of:=SIN(2*PI()/[.$C$1]*[.B61])" office:value-type="float" office:value="0.453990499739547" calcext:value-type="float">
            <text:p>0,4539904997395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1]+[.D60]*[.$D$1]" office:value-type="float" office:value="11.6690608516218" calcext:value-type="float">
            <text:p>11,6690608516218</text:p>
          </table:table-cell>
          <table:table-cell table:formula="of:=[.D61]*[.D61]" office:value-type="float" office:value="136.166981158852" calcext:value-type="float">
            <text:p>136,166981158852</text:p>
          </table:table-cell>
          <table:table-cell table:formula="of:=[.D61]-12.5" office:value-type="float" office:value="-0.830939148378208" calcext:value-type="float">
            <text:p>-0,830939148378208</text:p>
          </table:table-cell>
          <table:table-cell table:formula="of:=[.F61]*[.F61]" office:value-type="float" office:value="0.690459868307502" calcext:value-type="float">
            <text:p>0,690459868307502</text:p>
          </table:table-cell>
        </table:table-row>
        <table:table-row table:style-name="ro1">
          <table:table-cell table:formula="of:=SIN(2*PI()/[.$C$1]*[.B62])" office:value-type="float" office:value="0.460974374535462" calcext:value-type="float">
            <text:p>0,46097437453546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2]+[.D61]*[.$D$1]" office:value-type="float" office:value="12.013344617641" calcext:value-type="float">
            <text:p>12,013344617641</text:p>
          </table:table-cell>
          <table:table-cell table:formula="of:=[.D62]*[.D62]" office:value-type="float" office:value="144.320448902205" calcext:value-type="float">
            <text:p>144,320448902205</text:p>
          </table:table-cell>
          <table:table-cell table:formula="of:=[.D62]-12.5" office:value-type="float" office:value="-0.486655382358963" calcext:value-type="float">
            <text:p>-0,486655382358963</text:p>
          </table:table-cell>
          <table:table-cell table:formula="of:=[.F62]*[.F62]" office:value-type="float" office:value="0.236833461178948" calcext:value-type="float">
            <text:p>0,236833461178948</text:p>
          </table:table-cell>
        </table:table-row>
        <table:table-row table:style-name="ro1">
          <table:table-cell table:formula="of:=SIN(2*PI()/[.$C$1]*[.B63])" office:value-type="float" office:value="0.467929814260573" calcext:value-type="float">
            <text:p>0,4679298142605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+[.D62]*[.$D$1]" office:value-type="float" office:value="12.3611409857252" calcext:value-type="float">
            <text:p>12,3611409857252</text:p>
          </table:table-cell>
          <table:table-cell table:formula="of:=[.D63]*[.D63]" office:value-type="float" office:value="152.797806468975" calcext:value-type="float">
            <text:p>152,797806468975</text:p>
          </table:table-cell>
          <table:table-cell table:formula="of:=[.D63]-12.5" office:value-type="float" office:value="-0.1388590142748" calcext:value-type="float">
            <text:p>-0,1388590142748</text:p>
          </table:table-cell>
          <table:table-cell table:formula="of:=[.F63]*[.F63]" office:value-type="float" office:value="0.0192818258453691" calcext:value-type="float">
            <text:p>0,019281825845369</text:p>
          </table:table-cell>
        </table:table-row>
        <table:table-row table:style-name="ro1">
          <table:table-cell table:formula="of:=SIN(2*PI()/[.$C$1]*[.B64])" office:value-type="float" office:value="0.474856389870595" calcext:value-type="float">
            <text:p>0,47485638987059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4]+[.D63]*[.$D$1]" office:value-type="float" office:value="12.7123859657385" calcext:value-type="float">
            <text:p>12,7123859657385</text:p>
          </table:table-cell>
          <table:table-cell table:formula="of:=[.D64]*[.D64]" office:value-type="float" office:value="161.604756941906" calcext:value-type="float">
            <text:p>161,604756941906</text:p>
          </table:table-cell>
          <table:table-cell table:formula="of:=[.D64]-12.5" office:value-type="float" office:value="0.212385965738543" calcext:value-type="float">
            <text:p>0,212385965738543</text:p>
          </table:table-cell>
          <table:table-cell table:formula="of:=[.F64]*[.F64]" office:value-type="float" office:value="0.0451077984426934" calcext:value-type="float">
            <text:p>0,045107798442694</text:p>
          </table:table-cell>
        </table:table-row>
        <table:table-row table:style-name="ro1">
          <table:table-cell table:formula="of:=SIN(2*PI()/[.$C$1]*[.B65])" office:value-type="float" office:value="0.481753674101715" calcext:value-type="float">
            <text:p>0,48175367410171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5]+[.D64]*[.$D$1]" office:value-type="float" office:value="13.0670157801829" calcext:value-type="float">
            <text:p>13,0670157801829</text:p>
          </table:table-cell>
          <table:table-cell table:formula="of:=[.D65]*[.D65]" office:value-type="float" office:value="170.746901399548" calcext:value-type="float">
            <text:p>170,746901399548</text:p>
          </table:table-cell>
          <table:table-cell table:formula="of:=[.D65]-12.5" office:value-type="float" office:value="0.567015780182873" calcext:value-type="float">
            <text:p>0,567015780182873</text:p>
          </table:table-cell>
          <table:table-cell table:formula="of:=[.F65]*[.F65]" office:value-type="float" office:value="0.321506894976392" calcext:value-type="float">
            <text:p>0,321506894976392</text:p>
          </table:table-cell>
        </table:table-row>
        <table:table-row table:style-name="ro1">
          <table:table-cell table:formula="of:=SIN(2*PI()/[.$C$1]*[.B66])" office:value-type="float" office:value="0.488621241496955" calcext:value-type="float">
            <text:p>0,4886212414969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6]+[.D65]*[.$D$1]" office:value-type="float" office:value="13.424966863878" calcext:value-type="float">
            <text:p>13,424966863878</text:p>
          </table:table-cell>
          <table:table-cell table:formula="of:=[.D66]*[.D66]" office:value-type="float" office:value="180.229735296222" calcext:value-type="float">
            <text:p>180,229735296222</text:p>
          </table:table-cell>
          <table:table-cell table:formula="of:=[.D66]-12.5" office:value-type="float" office:value="0.924966863877998" calcext:value-type="float">
            <text:p>0,924966863877998</text:p>
          </table:table-cell>
          <table:table-cell table:formula="of:=[.F66]*[.F66]" office:value-type="float" office:value="0.855563699272299" calcext:value-type="float">
            <text:p>0,855563699272299</text:p>
          </table:table-cell>
        </table:table-row>
        <table:table-row table:style-name="ro1">
          <table:table-cell table:formula="of:=SIN(2*PI()/[.$C$1]*[.B67])" office:value-type="float" office:value="0.495458668432408" calcext:value-type="float">
            <text:p>0,49545866843240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7]+[.D66]*[.$D$1]" office:value-type="float" office:value="13.7861758636716" calcext:value-type="float">
            <text:p>13,7861758636716</text:p>
          </table:table-cell>
          <table:table-cell table:formula="of:=[.D67]*[.D67]" office:value-type="float" office:value="190.058644944082" calcext:value-type="float">
            <text:p>190,058644944082</text:p>
          </table:table-cell>
          <table:table-cell table:formula="of:=[.D67]-12.5" office:value-type="float" office:value="1.28617586367163" calcext:value-type="float">
            <text:p>1,28617586367163</text:p>
          </table:table-cell>
          <table:table-cell table:formula="of:=[.F67]*[.F67]" office:value-type="float" office:value="1.65424835229145" calcext:value-type="float">
            <text:p>1,65424835229145</text:p>
          </table:table-cell>
        </table:table-row>
        <table:table-row table:style-name="ro1">
          <table:table-cell table:formula="of:=SIN(2*PI()/[.$C$1]*[.B68])" office:value-type="float" office:value="0.502265533143373" calcext:value-type="float">
            <text:p>0,50226553314337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8]+[.D67]*[.$D$1]" office:value-type="float" office:value="14.1505796381783" calcext:value-type="float">
            <text:p>14,1505796381783</text:p>
          </table:table-cell>
          <table:table-cell table:formula="of:=[.D68]*[.D68]" office:value-type="float" office:value="200.238904096426" calcext:value-type="float">
            <text:p>200,238904096426</text:p>
          </table:table-cell>
          <table:table-cell table:formula="of:=[.D68]-12.5" office:value-type="float" office:value="1.65057963817828" calcext:value-type="float">
            <text:p>1,65057963817828</text:p>
          </table:table-cell>
          <table:table-cell table:formula="of:=[.F68]*[.F68]" office:value-type="float" office:value="2.72441314196874" calcext:value-type="float">
            <text:p>2,72441314196874</text:p>
          </table:table-cell>
        </table:table-row>
        <table:table-row table:style-name="ro1">
          <table:table-cell table:formula="of:=SIN(2*PI()/[.$C$1]*[.B69])" office:value-type="float" office:value="0.509041415750371" calcext:value-type="float">
            <text:p>0,50904141575037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9]+[.D68]*[.$D$1]" office:value-type="float" office:value="14.5181152575469" calcext:value-type="float">
            <text:p>14,5181152575469</text:p>
          </table:table-cell>
          <table:table-cell table:formula="of:=[.D69]*[.D69]" office:value-type="float" office:value="210.775670631415" calcext:value-type="float">
            <text:p>210,775670631415</text:p>
          </table:table-cell>
          <table:table-cell table:formula="of:=[.D69]-12.5" office:value-type="float" office:value="2.01811525754687" calcext:value-type="float">
            <text:p>2,01811525754687</text:p>
          </table:table-cell>
          <table:table-cell table:formula="of:=[.F69]*[.F69]" office:value-type="float" office:value="4.07278919274347" calcext:value-type="float">
            <text:p>4,07278919274347</text:p>
          </table:table-cell>
        </table:table-row>
        <table:table-row table:style-name="ro1">
          <table:table-cell table:formula="of:=SIN(2*PI()/[.$C$1]*[.B70])" office:value-type="float" office:value="0.515785898285048" calcext:value-type="float">
            <text:p>0,5157858982850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70]+[.D69]*[.$D$1]" office:value-type="float" office:value="14.8887200032564" calcext:value-type="float">
            <text:p>14,8887200032564</text:p>
          </table:table-cell>
          <table:table-cell table:formula="of:=[.D70]*[.D70]" office:value-type="float" office:value="221.673983335369" calcext:value-type="float">
            <text:p>221,673983335369</text:p>
          </table:table-cell>
          <table:table-cell table:formula="of:=[.D70]-12.5" office:value-type="float" office:value="2.38872000325645" calcext:value-type="float">
            <text:p>2,38872000325645</text:p>
          </table:table-cell>
          <table:table-cell table:formula="of:=[.F70]*[.F70]" office:value-type="float" office:value="5.70598325395748" calcext:value-type="float">
            <text:p>5,70598325395748</text:p>
          </table:table-cell>
        </table:table-row>
        <table:table-row table:style-name="ro1">
          <table:table-cell table:formula="of:=SIN(2*PI()/[.$C$1]*[.B71])" office:value-type="float" office:value="0.522498564715949" calcext:value-type="float">
            <text:p>0,52249856471594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71]+[.D70]*[.$D$1]" office:value-type="float" office:value="15.2623313679398" calcext:value-type="float">
            <text:p>15,2623313679398</text:p>
          </table:table-cell>
          <table:table-cell table:formula="of:=[.D71]*[.D71]" office:value-type="float" office:value="232.9387587848" calcext:value-type="float">
            <text:p>232,9387587848</text:p>
          </table:table-cell>
          <table:table-cell table:formula="of:=[.D71]-12.5" office:value-type="float" office:value="2.76233136793983" calcext:value-type="float">
            <text:p>2,76233136793983</text:p>
          </table:table-cell>
          <table:table-cell table:formula="of:=[.F71]*[.F71]" office:value-type="float" office:value="7.63047458630434" calcext:value-type="float">
            <text:p>7,63047458630434</text:p>
          </table:table-cell>
        </table:table-row>
        <table:table-row table:style-name="ro1">
          <table:table-cell table:formula="of:=SIN(2*PI()/[.$C$1]*[.B72])" office:value-type="float" office:value="0.529179000974191" calcext:value-type="float">
            <text:p>0,52917900097419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72]+[.D71]*[.$D$1]" office:value-type="float" office:value="15.6388870552346" calcext:value-type="float">
            <text:p>15,6388870552346</text:p>
          </table:table-cell>
          <table:table-cell table:formula="of:=[.D72]*[.D72]" office:value-type="float" office:value="244.574788326385" calcext:value-type="float">
            <text:p>244,574788326385</text:p>
          </table:table-cell>
          <table:table-cell table:formula="of:=[.D72]-12.5" office:value-type="float" office:value="3.13888705523462" calcext:value-type="float">
            <text:p>3,13888705523462</text:p>
          </table:table-cell>
          <table:table-cell table:formula="of:=[.F72]*[.F72]" office:value-type="float" office:value="9.85261194551948" calcext:value-type="float">
            <text:p>9,85261194551948</text:p>
          </table:table-cell>
        </table:table-row>
        <table:table-row table:style-name="ro1">
          <table:table-cell table:formula="of:=SIN(2*PI()/[.$C$1]*[.B73])" office:value-type="float" office:value="0.535826794978997" calcext:value-type="float">
            <text:p>0,5358267949789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3]+[.D72]*[.$D$1]" office:value-type="float" office:value="16.0183249796613" calcext:value-type="float">
            <text:p>16,0183249796613</text:p>
          </table:table-cell>
          <table:table-cell table:formula="of:=[.D73]*[.D73]" office:value-type="float" office:value="256.58673515404" calcext:value-type="float">
            <text:p>256,58673515404</text:p>
          </table:table-cell>
          <table:table-cell table:formula="of:=[.D73]-12.5" office:value-type="float" office:value="3.51832497966127" calcext:value-type="float">
            <text:p>3,51832497966127</text:p>
          </table:table-cell>
          <table:table-cell table:formula="of:=[.F73]*[.F73]" office:value-type="float" office:value="12.3786106625085" calcext:value-type="float">
            <text:p>12,3786106625085</text:p>
          </table:table-cell>
        </table:table-row>
        <table:table-row table:style-name="ro1">
          <table:table-cell table:formula="of:=SIN(2*PI()/[.$C$1]*[.B74])" office:value-type="float" office:value="0.542441536663119" calcext:value-type="float">
            <text:p>0,542441536663119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4]+[.D73]*[.$D$1]" office:value-type="float" office:value="16.4005832665278" calcext:value-type="float">
            <text:p>16,4005832665278</text:p>
          </table:table-cell>
          <table:table-cell table:formula="of:=[.D74]*[.D74]" office:value-type="float" office:value="268.979131482311" calcext:value-type="float">
            <text:p>268,979131482311</text:p>
          </table:table-cell>
          <table:table-cell table:formula="of:=[.D74]-12.5" office:value-type="float" office:value="3.90058326652778" calcext:value-type="float">
            <text:p>3,90058326652778</text:p>
          </table:table-cell>
          <table:table-cell table:formula="of:=[.F74]*[.F74]" office:value-type="float" office:value="15.2145498191165" calcext:value-type="float">
            <text:p>15,2145498191165</text:p>
          </table:table-cell>
        </table:table-row>
        <table:table-row table:style-name="ro1">
          <table:table-cell table:formula="of:=SIN(2*PI()/[.$C$1]*[.B75])" office:value-type="float" office:value="0.549022817998132" calcext:value-type="float">
            <text:p>0,54902281799813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5]+[.D74]*[.$D$1]" office:value-type="float" office:value="16.7856002518606" calcext:value-type="float">
            <text:p>16,7856002518606</text:p>
          </table:table-cell>
          <table:table-cell table:formula="of:=[.D75]*[.D75]" office:value-type="float" office:value="281.756375815264" calcext:value-type="float">
            <text:p>281,756375815264</text:p>
          </table:table-cell>
          <table:table-cell table:formula="of:=[.D75]-12.5" office:value-type="float" office:value="4.28560025186063" calcext:value-type="float">
            <text:p>4,28560025186063</text:p>
          </table:table-cell>
          <table:table-cell table:formula="of:=[.F75]*[.F75]" office:value-type="float" office:value="18.3663695187479" calcext:value-type="float">
            <text:p>18,3663695187479</text:p>
          </table:table-cell>
        </table:table-row>
        <table:table-row table:style-name="ro1">
          <table:table-cell table:formula="of:=SIN(2*PI()/[.$C$1]*[.B76])" office:value-type="float" office:value="0.555570233019602" calcext:value-type="float">
            <text:p>0,55557023301960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6]+[.D75]*[.$D$1]" office:value-type="float" office:value="17.1733144823616" calcext:value-type="float">
            <text:p>17,1733144823616</text:p>
          </table:table-cell>
          <table:table-cell table:formula="of:=[.D76]*[.D76]" office:value-type="float" office:value="294.922730310092" calcext:value-type="float">
            <text:p>294,922730310092</text:p>
          </table:table-cell>
          <table:table-cell table:formula="of:=[.D76]-12.5" office:value-type="float" office:value="4.67331448236163" calcext:value-type="float">
            <text:p>4,67331448236163</text:p>
          </table:table-cell>
          <table:table-cell table:formula="of:=[.F76]*[.F76]" office:value-type="float" office:value="21.8398682510509" calcext:value-type="float">
            <text:p>21,8398682510509</text:p>
          </table:table-cell>
        </table:table-row>
        <table:table-row table:style-name="ro1">
          <table:table-cell table:formula="of:=SIN(2*PI()/[.$C$1]*[.B77])" office:value-type="float" office:value="0.562083377852131" calcext:value-type="float">
            <text:p>0,56208337785213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7]+[.D76]*[.$D$1]" office:value-type="float" office:value="17.5636647153901" calcext:value-type="float">
            <text:p>17,5636647153901</text:p>
          </table:table-cell>
          <table:table-cell table:formula="of:=[.D77]*[.D77]" office:value-type="float" office:value="308.482318234641" calcext:value-type="float">
            <text:p>308,482318234641</text:p>
          </table:table-cell>
          <table:table-cell table:formula="of:=[.D77]-12.5" office:value-type="float" office:value="5.06366471539014" calcext:value-type="float">
            <text:p>5,06366471539014</text:p>
          </table:table-cell>
          <table:table-cell table:formula="of:=[.F77]*[.F77]" office:value-type="float" office:value="25.6407003498871" calcext:value-type="float">
            <text:p>25,6407003498871</text:p>
          </table:table-cell>
        </table:table-row>
        <table:table-row table:style-name="ro1">
          <table:table-cell table:formula="of:=SIN(2*PI()/[.$C$1]*[.B78])" office:value-type="float" office:value="0.568561850734264" calcext:value-type="float">
            <text:p>0,56856185073426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8]+[.D77]*[.$D$1]" office:value-type="float" office:value="17.9565899189705" calcext:value-type="float">
            <text:p>17,9565899189705</text:p>
          </table:table-cell>
          <table:table-cell table:formula="of:=[.D78]*[.D78]" office:value-type="float" office:value="322.439121518073" calcext:value-type="float">
            <text:p>322,439121518073</text:p>
          </table:table-cell>
          <table:table-cell table:formula="of:=[.D78]-12.5" office:value-type="float" office:value="5.4565899189705" calcext:value-type="float">
            <text:p>5,4565899189705</text:p>
          </table:table-cell>
          <table:table-cell table:formula="of:=[.F78]*[.F78]" office:value-type="float" office:value="29.7743735438105" calcext:value-type="float">
            <text:p>29,7743735438105</text:p>
          </table:table-cell>
        </table:table-row>
        <table:table-row table:style-name="ro1">
          <table:table-cell table:formula="of:=SIN(2*PI()/[.$C$1]*[.B79])" office:value-type="float" office:value="0.575005252043279" calcext:value-type="float">
            <text:p>0,57500525204327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9]+[.D78]*[.$D$1]" office:value-type="float" office:value="18.3520292718241" calcext:value-type="float">
            <text:p>18,3520292718241</text:p>
          </table:table-cell>
          <table:table-cell table:formula="of:=[.D79]*[.D79]" office:value-type="float" office:value="336.796978393888" calcext:value-type="float">
            <text:p>336,796978393888</text:p>
          </table:table-cell>
          <table:table-cell table:formula="of:=[.D79]-12.5" office:value-type="float" office:value="5.85202927182408" calcext:value-type="float">
            <text:p>5,85202927182408</text:p>
          </table:table-cell>
          <table:table-cell table:formula="of:=[.F79]*[.F79]" office:value-type="float" office:value="34.2462465982858" calcext:value-type="float">
            <text:p>34,2462465982858</text:p>
          </table:table-cell>
        </table:table-row>
        <table:table-row table:style-name="ro1">
          <table:table-cell table:formula="of:=SIN(2*PI()/[.$C$1]*[.B80])" office:value-type="float" office:value="0.581413184319831" calcext:value-type="float">
            <text:p>0,58141318431983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80]+[.D79]*[.$D$1]" office:value-type="float" office:value="18.7499221634257" calcext:value-type="float">
            <text:p>18,7499221634257</text:p>
          </table:table-cell>
          <table:table-cell table:formula="of:=[.D80]*[.D80]" office:value-type="float" office:value="351.559581134521" calcext:value-type="float">
            <text:p>351,559581134521</text:p>
          </table:table-cell>
          <table:table-cell table:formula="of:=[.D80]-12.5" office:value-type="float" office:value="6.24992216342567" calcext:value-type="float">
            <text:p>6,24992216342567</text:p>
          </table:table-cell>
          <table:table-cell table:formula="of:=[.F80]*[.F80]" office:value-type="float" office:value="39.0615270488794" calcext:value-type="float">
            <text:p>39,0615270488794</text:p>
          </table:table-cell>
        </table:table-row>
        <table:table-row table:style-name="ro1">
          <table:table-cell table:formula="of:=SIN(2*PI()/[.$C$1]*[.B81])" office:value-type="float" office:value="0.587785252292473" calcext:value-type="float">
            <text:p>0,58778525229247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1]+[.D80]*[.$D$1]" office:value-type="float" office:value="19.1502081940839" calcext:value-type="float">
            <text:p>19,1502081940839</text:p>
          </table:table-cell>
          <table:table-cell table:formula="of:=[.D81]*[.D81]" office:value-type="float" office:value="366.730473876757" calcext:value-type="float">
            <text:p>366,730473876757</text:p>
          </table:table-cell>
          <table:table-cell table:formula="of:=[.D81]-12.5" office:value-type="float" office:value="6.65020819408388" calcext:value-type="float">
            <text:p>6,65020819408388</text:p>
          </table:table-cell>
          <table:table-cell table:formula="of:=[.F81]*[.F81]" office:value-type="float" office:value="44.2252690246604" calcext:value-type="float">
            <text:p>44,2252690246604</text:p>
          </table:table-cell>
        </table:table-row>
        <table:table-row table:style-name="ro1">
          <table:table-cell table:formula="of:=SIN(2*PI()/[.$C$1]*[.B82])" office:value-type="float" office:value="0.594121062902039" calcext:value-type="float">
            <text:p>0,59412106290203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2]+[.D81]*[.$D$1]" office:value-type="float" office:value="19.5528271750451" calcext:value-type="float">
            <text:p>19,5528271750451</text:p>
          </table:table-cell>
          <table:table-cell table:formula="of:=[.D82]*[.D82]" office:value-type="float" office:value="382.313050537181" calcext:value-type="float">
            <text:p>382,313050537181</text:p>
          </table:table-cell>
          <table:table-cell table:formula="of:=[.D82]-12.5" office:value-type="float" office:value="7.05282717504508" calcext:value-type="float">
            <text:p>7,05282717504508</text:p>
          </table:table-cell>
          <table:table-cell table:formula="of:=[.F82]*[.F82]" office:value-type="float" office:value="49.7423711610544" calcext:value-type="float">
            <text:p>49,7423711610544</text:p>
          </table:table-cell>
        </table:table-row>
        <table:table-row table:style-name="ro1">
          <table:table-cell table:formula="of:=SIN(2*PI()/[.$C$1]*[.B83])" office:value-type="float" office:value="0.600420225325884" calcext:value-type="float">
            <text:p>0,60042022532588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3]+[.D82]*[.$D$1]" office:value-type="float" office:value="19.9577191286205" calcext:value-type="float">
            <text:p>19,9577191286205</text:p>
          </table:table-cell>
          <table:table-cell table:formula="of:=[.D83]*[.D83]" office:value-type="float" office:value="398.310552816905" calcext:value-type="float">
            <text:p>398,310552816905</text:p>
          </table:table-cell>
          <table:table-cell table:formula="of:=[.D83]-12.5" office:value-type="float" office:value="7.45771912862051" calcext:value-type="float">
            <text:p>7,45771912862051</text:p>
          </table:table-cell>
          <table:table-cell table:formula="of:=[.F83]*[.F83]" office:value-type="float" office:value="55.6175746013923" calcext:value-type="float">
            <text:p>55,6175746013923</text:p>
          </table:table-cell>
        </table:table-row>
        <table:table-row table:style-name="ro1">
          <table:table-cell table:formula="of:=SIN(2*PI()/[.$C$1]*[.B84])" office:value-type="float" office:value="0.606682351002" calcext:value-type="float">
            <text:p>0,60668235100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4]+[.D83]*[.$D$1]" office:value-type="float" office:value="20.3648242883363" calcext:value-type="float">
            <text:p>20,3648242883363</text:p>
          </table:table-cell>
          <table:table-cell table:formula="of:=[.D84]*[.D84]" office:value-type="float" office:value="414.726068294812" calcext:value-type="float">
            <text:p>414,726068294812</text:p>
          </table:table-cell>
          <table:table-cell table:formula="of:=[.D84]-12.5" office:value-type="float" office:value="7.86482428833631" calcext:value-type="float">
            <text:p>7,86482428833631</text:p>
          </table:table-cell>
          <table:table-cell table:formula="of:=[.F84]*[.F84]" office:value-type="float" office:value="61.8554610864047" calcext:value-type="float">
            <text:p>61,8554610864047</text:p>
          </table:table-cell>
        </table:table-row>
        <table:table-row table:style-name="ro1">
          <table:table-cell table:formula="of:=SIN(2*PI()/[.$C$1]*[.B85])" office:value-type="float" office:value="0.612907053652976" calcext:value-type="float">
            <text:p>0,61290705365297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5]+[.D84]*[.$D$1]" office:value-type="float" office:value="20.7740830991059" calcext:value-type="float">
            <text:p>20,7740830991059</text:p>
          </table:table-cell>
          <table:table-cell table:formula="of:=[.D85]*[.D85]" office:value-type="float" office:value="431.562528608558" calcext:value-type="float">
            <text:p>431,562528608558</text:p>
          </table:table-cell>
          <table:table-cell table:formula="of:=[.D85]-12.5" office:value-type="float" office:value="8.27408309910592" calcext:value-type="float">
            <text:p>8,27408309910592</text:p>
          </table:table-cell>
          <table:table-cell table:formula="of:=[.F85]*[.F85]" office:value-type="float" office:value="68.4604511309102" calcext:value-type="float">
            <text:p>68,4604511309102</text:p>
          </table:table-cell>
        </table:table-row>
        <table:table-row table:style-name="ro1">
          <table:table-cell table:formula="of:=SIN(2*PI()/[.$C$1]*[.B86])" office:value-type="float" office:value="0.619093949309834" calcext:value-type="float">
            <text:p>0,61909394930983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6]+[.D85]*[.$D$1]" office:value-type="float" office:value="21.1854362174247" calcext:value-type="float">
            <text:p>21,1854362174247</text:p>
          </table:table-cell>
          <table:table-cell table:formula="of:=[.D86]*[.D86]" office:value-type="float" office:value="448.82270772257" calcext:value-type="float">
            <text:p>448,82270772257</text:p>
          </table:table-cell>
          <table:table-cell table:formula="of:=[.D86]-12.5" office:value-type="float" office:value="8.68543621742469" calcext:value-type="float">
            <text:p>8,68543621742469</text:p>
          </table:table-cell>
          <table:table-cell table:formula="of:=[.F86]*[.F86]" office:value-type="float" office:value="75.4368022869526" calcext:value-type="float">
            <text:p>75,4368022869526</text:p>
          </table:table-cell>
        </table:table-row>
        <table:table-row table:style-name="ro1">
          <table:table-cell table:formula="of:=SIN(2*PI()/[.$C$1]*[.B87])" office:value-type="float" office:value="0.625242656335705" calcext:value-type="float">
            <text:p>0,62524265633570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87]+[.D86]*[.$D$1]" office:value-type="float" office:value="21.5988245115861" calcext:value-type="float">
            <text:p>21,5988245115861</text:p>
          </table:table-cell>
          <table:table-cell table:formula="of:=[.D87]*[.D87]" office:value-type="float" office:value="466.509220282295" calcext:value-type="float">
            <text:p>466,509220282295</text:p>
          </table:table-cell>
          <table:table-cell table:formula="of:=[.D87]-12.5" office:value-type="float" office:value="9.09882451158615" calcext:value-type="float">
            <text:p>9,09882451158615</text:p>
          </table:table-cell>
          <table:table-cell table:formula="of:=[.F87]*[.F87]" office:value-type="float" office:value="82.788607492641" calcext:value-type="float">
            <text:p>82,788607492641</text:p>
          </table:table-cell>
        </table:table-row>
        <table:table-row table:style-name="ro1">
          <table:table-cell table:formula="of:=SIN(2*PI()/[.$C$1]*[.B88])" office:value-type="float" office:value="0.631352795449378" calcext:value-type="float">
            <text:p>0,631352795449378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8]+[.D87]*[.$D$1]" office:value-type="float" office:value="22.0141890619197" calcext:value-type="float">
            <text:p>22,0141890619197</text:p>
          </table:table-cell>
          <table:table-cell table:formula="of:=[.D88]*[.D88]" office:value-type="float" office:value="484.624520053943" calcext:value-type="float">
            <text:p>484,624520053943</text:p>
          </table:table-cell>
          <table:table-cell table:formula="of:=[.D88]-12.5" office:value-type="float" office:value="9.51418906191967" calcext:value-type="float">
            <text:p>9,51418906191967</text:p>
          </table:table-cell>
          <table:table-cell table:formula="of:=[.F88]*[.F88]" office:value-type="float" office:value="90.5197935059518" calcext:value-type="float">
            <text:p>90,5197935059518</text:p>
          </table:table-cell>
        </table:table-row>
        <table:table-row table:style-name="ro1">
          <table:table-cell table:formula="of:=SIN(2*PI()/[.$C$1]*[.B89])" office:value-type="float" office:value="0.63742398974869" calcext:value-type="float">
            <text:p>0,6374239897486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9]+[.D88]*[.$D$1]" office:value-type="float" office:value="22.4314711610492" calcext:value-type="float">
            <text:p>22,4314711610492</text:p>
          </table:table-cell>
          <table:table-cell table:formula="of:=[.D89]*[.D89]" office:value-type="float" office:value="503.17089844898" calcext:value-type="float">
            <text:p>503,17089844898</text:p>
          </table:table-cell>
          <table:table-cell table:formula="of:=[.D89]-12.5" office:value-type="float" office:value="9.93147116104916" calcext:value-type="float">
            <text:p>9,93147116104916</text:p>
          </table:table-cell>
          <table:table-cell table:formula="of:=[.F89]*[.F89]" office:value-type="float" office:value="98.6341194227512" calcext:value-type="float">
            <text:p>98,6341194227512</text:p>
          </table:table-cell>
        </table:table-row>
        <table:table-row table:style-name="ro1">
          <table:table-cell table:formula="of:=SIN(2*PI()/[.$C$1]*[.B90])" office:value-type="float" office:value="0.643455864733779" calcext:value-type="float">
            <text:p>0,64345586473377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90]+[.D89]*[.$D$1]" office:value-type="float" office:value="22.8506123141724" calcext:value-type="float">
            <text:p>22,8506123141724</text:p>
          </table:table-cell>
          <table:table-cell table:formula="of:=[.D90]*[.D90]" office:value-type="float" office:value="522.150483132609" calcext:value-type="float">
            <text:p>522,150483132609</text:p>
          </table:table-cell>
          <table:table-cell table:formula="of:=[.D90]-12.5" office:value-type="float" office:value="10.3506123141724" calcext:value-type="float">
            <text:p>10,3506123141724</text:p>
          </table:table-cell>
          <table:table-cell table:formula="of:=[.F90]*[.F90]" office:value-type="float" office:value="107.135175278298" calcext:value-type="float">
            <text:p>107,135175278298</text:p>
          </table:table-cell>
        </table:table-row>
        <table:table-row table:style-name="ro1">
          <table:table-cell table:formula="of:=SIN(2*PI()/[.$C$1]*[.B91])" office:value-type="float" office:value="0.649448048330184" calcext:value-type="float">
            <text:p>0,64944804833018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91]+[.D90]*[.$D$1]" office:value-type="float" office:value="23.2715542393609" calcext:value-type="float">
            <text:p>23,2715542393609</text:p>
          </table:table-cell>
          <table:table-cell table:formula="of:=[.D91]*[.D91]" office:value-type="float" office:value="541.565236715516" calcext:value-type="float">
            <text:p>541,565236715516</text:p>
          </table:table-cell>
          <table:table-cell table:formula="of:=[.D91]-12.5" office:value-type="float" office:value="10.7715542393609" calcext:value-type="float">
            <text:p>10,7715542393609</text:p>
          </table:table-cell>
          <table:table-cell table:formula="of:=[.F91]*[.F91]" office:value-type="float" office:value="116.026380731494" calcext:value-type="float">
            <text:p>116,026380731494</text:p>
          </table:table-cell>
        </table:table-row>
        <table:table-row table:style-name="ro1">
          <table:table-cell table:formula="of:=SIN(2*PI()/[.$C$1]*[.B92])" office:value-type="float" office:value="0.655400170911794" calcext:value-type="float">
            <text:p>0,65540017091179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92]+[.D91]*[.$D$1]" office:value-type="float" office:value="23.6942388678791" calcext:value-type="float">
            <text:p>23,6942388678791</text:p>
          </table:table-cell>
          <table:table-cell table:formula="of:=[.D92]*[.D92]" office:value-type="float" office:value="561.416955528112" calcext:value-type="float">
            <text:p>561,416955528112</text:p>
          </table:table-cell>
          <table:table-cell table:formula="of:=[.D92]-12.5" office:value-type="float" office:value="11.1942388678791" calcext:value-type="float">
            <text:p>11,1942388678791</text:p>
          </table:table-cell>
          <table:table-cell table:formula="of:=[.F92]*[.F92]" office:value-type="float" office:value="125.310983831135" calcext:value-type="float">
            <text:p>125,310983831135</text:p>
          </table:table-cell>
        </table:table-row>
        <table:table-row table:style-name="ro1">
          <table:table-cell table:formula="of:=SIN(2*PI()/[.$C$1]*[.B93])" office:value-type="float" office:value="0.661311865323652" calcext:value-type="float">
            <text:p>0,66131186532365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3]+[.D92]*[.$D$1]" office:value-type="float" office:value="24.1186083445239" calcext:value-type="float">
            <text:p>24,1186083445239</text:p>
          </table:table-cell>
          <table:table-cell table:formula="of:=[.D93]*[.D93]" office:value-type="float" office:value="581.70726847654" calcext:value-type="float">
            <text:p>581,70726847654</text:p>
          </table:table-cell>
          <table:table-cell table:formula="of:=[.D93]-12.5" office:value-type="float" office:value="11.6186083445239" calcext:value-type="float">
            <text:p>11,6186083445239</text:p>
          </table:table-cell>
          <table:table-cell table:formula="of:=[.F93]*[.F93]" office:value-type="float" office:value="134.992059863441" calcext:value-type="float">
            <text:p>134,992059863441</text:p>
          </table:table-cell>
        </table:table-row>
        <table:table-row table:style-name="ro1">
          <table:table-cell table:formula="of:=SIN(2*PI()/[.$C$1]*[.B94])" office:value-type="float" office:value="0.6671827669046" calcext:value-type="float">
            <text:p>0,667182766904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4]+[.D93]*[.$D$1]" office:value-type="float" office:value="24.5446050279833" calcext:value-type="float">
            <text:p>24,5446050279833</text:p>
          </table:table-cell>
          <table:table-cell table:formula="of:=[.D94]*[.D94]" office:value-type="float" office:value="602.437635979703" calcext:value-type="float">
            <text:p>602,437635979703</text:p>
          </table:table-cell>
          <table:table-cell table:formula="of:=[.D94]-12.5" office:value-type="float" office:value="12.0446050279833" calcext:value-type="float">
            <text:p>12,0446050279833</text:p>
          </table:table-cell>
          <table:table-cell table:formula="of:=[.F94]*[.F94]" office:value-type="float" office:value="145.072510280121" calcext:value-type="float">
            <text:p>145,072510280121</text:p>
          </table:table-cell>
        </table:table-row>
        <table:table-row table:style-name="ro1">
          <table:table-cell table:formula="of:=SIN(2*PI()/[.$C$1]*[.B95])" office:value-type="float" office:value="0.673012513509773" calcext:value-type="float">
            <text:p>0,673012513509773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5]+[.D94]*[.$D$1]" office:value-type="float" office:value="24.9721714912132" calcext:value-type="float">
            <text:p>24,9721714912132</text:p>
          </table:table-cell>
          <table:table-cell table:formula="of:=[.D95]*[.D95]" office:value-type="float" office:value="623.609348986564" calcext:value-type="float">
            <text:p>623,609348986564</text:p>
          </table:table-cell>
          <table:table-cell table:formula="of:=[.D95]-12.5" office:value-type="float" office:value="12.4721714912132" calcext:value-type="float">
            <text:p>12,4721714912132</text:p>
          </table:table-cell>
          <table:table-cell table:formula="of:=[.F95]*[.F95]" office:value-type="float" office:value="155.555061706232" calcext:value-type="float">
            <text:p>155,555061706232</text:p>
          </table:table-cell>
        </table:table-row>
        <table:table-row table:style-name="ro1">
          <table:table-cell table:formula="of:=SIN(2*PI()/[.$C$1]*[.B96])" office:value-type="float" office:value="0.678800745532942" calcext:value-type="float">
            <text:p>0,67880074553294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6]+[.D95]*[.$D$1]" office:value-type="float" office:value="25.4012505218341" calcext:value-type="float">
            <text:p>25,4012505218341</text:p>
          </table:table-cell>
          <table:table-cell table:formula="of:=[.D96]*[.D96]" office:value-type="float" office:value="645.223528072975" calcext:value-type="float">
            <text:p>645,223528072975</text:p>
          </table:table-cell>
          <table:table-cell table:formula="of:=[.D96]-12.5" office:value-type="float" office:value="12.9012505218341" calcext:value-type="float">
            <text:p>12,9012505218341</text:p>
          </table:table-cell>
          <table:table-cell table:formula="of:=[.F96]*[.F96]" office:value-type="float" office:value="166.442265027123" calcext:value-type="float">
            <text:p>166,442265027123</text:p>
          </table:table-cell>
        </table:table-row>
        <table:table-row table:style-name="ro1">
          <table:table-cell table:formula="of:=SIN(2*PI()/[.$C$1]*[.B97])" office:value-type="float" office:value="0.684547105928689" calcext:value-type="float">
            <text:p>0,68454710592868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7]+[.D96]*[.$D$1]" office:value-type="float" office:value="25.8317851225444" calcext:value-type="float">
            <text:p>25,8317851225444</text:p>
          </table:table-cell>
          <table:table-cell table:formula="of:=[.D97]*[.D97]" office:value-type="float" office:value="667.281122617306" calcext:value-type="float">
            <text:p>667,281122617306</text:p>
          </table:table-cell>
          <table:table-cell table:formula="of:=[.D97]-12.5" office:value-type="float" office:value="13.3317851225444" calcext:value-type="float">
            <text:p>13,3317851225444</text:p>
          </table:table-cell>
          <table:table-cell table:formula="of:=[.F97]*[.F97]" office:value-type="float" office:value="177.736494553696" calcext:value-type="float">
            <text:p>177,736494553696</text:p>
          </table:table-cell>
        </table:table-row>
        <table:table-row table:style-name="ro1">
          <table:table-cell table:formula="of:=SIN(2*PI()/[.$C$1]*[.B98])" office:value-type="float" office:value="0.690251240234437" calcext:value-type="float">
            <text:p>0,69025124023443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8]+[.D97]*[.$D$1]" office:value-type="float" office:value="26.2637185115534" calcext:value-type="float">
            <text:p>26,2637185115534</text:p>
          </table:table-cell>
          <table:table-cell table:formula="of:=[.D98]*[.D98]" office:value-type="float" office:value="689.782910054113" calcext:value-type="float">
            <text:p>689,782910054113</text:p>
          </table:table-cell>
          <table:table-cell table:formula="of:=[.D98]-12.5" office:value-type="float" office:value="13.7637185115534" calcext:value-type="float">
            <text:p>13,7637185115534</text:p>
          </table:table-cell>
          <table:table-cell table:formula="of:=[.F98]*[.F98]" office:value-type="float" office:value="189.439947265278" calcext:value-type="float">
            <text:p>189,439947265278</text:p>
          </table:table-cell>
        </table:table-row>
        <table:table-row table:style-name="ro1">
          <table:table-cell table:formula="of:=SIN(2*PI()/[.$C$1]*[.B99])" office:value-type="float" office:value="0.695912796592314" calcext:value-type="float">
            <text:p>0,69591279659231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9]+[.D98]*[.$D$1]" office:value-type="float" office:value="26.6969941230302" calcext:value-type="float">
            <text:p>26,6969941230302</text:p>
          </table:table-cell>
          <table:table-cell table:formula="of:=[.D99]*[.D99]" office:value-type="float" office:value="712.729495205108" calcext:value-type="float">
            <text:p>712,729495205108</text:p>
          </table:table-cell>
          <table:table-cell table:formula="of:=[.D99]-12.5" office:value-type="float" office:value="14.1969941230302" calcext:value-type="float">
            <text:p>14,1969941230302</text:p>
          </table:table-cell>
          <table:table-cell table:formula="of:=[.F99]*[.F99]" office:value-type="float" office:value="201.554642129353" calcext:value-type="float">
            <text:p>201,554642129353</text:p>
          </table:table-cell>
        </table:table-row>
        <table:table-row table:style-name="ro1">
          <table:table-cell table:formula="of:=SIN(2*PI()/[.$C$1]*[.B100])" office:value-type="float" office:value="0.701531425770856" calcext:value-type="float">
            <text:p>0,70153142577085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100]+[.D99]*[.$D$1]" office:value-type="float" office:value="27.1315556075707" calcext:value-type="float">
            <text:p>27,1315556075707</text:p>
          </table:table-cell>
          <table:table-cell table:formula="of:=[.D100]*[.D100]" office:value-type="float" office:value="736.121309686703" calcext:value-type="float">
            <text:p>736,121309686703</text:p>
          </table:table-cell>
          <table:table-cell table:formula="of:=[.D100]-12.5" office:value-type="float" office:value="14.6315556075707" calcext:value-type="float">
            <text:p>14,6315556075707</text:p>
          </table:table-cell>
          <table:table-cell table:formula="of:=[.F100]*[.F100]" office:value-type="float" office:value="214.082419497435" calcext:value-type="float">
            <text:p>214,082419497435</text:p>
          </table:table-cell>
        </table:table-row>
        <table:table-row table:style-name="ro1">
          <table:table-cell table:formula="of:=SIN(2*PI()/[.$C$1]*[.B101])" office:value-type="float" office:value="0.707106781186548" calcext:value-type="float">
            <text:p>0,70710678118654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+[.D100]*[.$D$1]" office:value-type="float" office:value="27.5673468326816" calcext:value-type="float">
            <text:p>27,5673468326816</text:p>
          </table:table-cell>
          <table:table-cell table:formula="of:=[.D101]*[.D101]" office:value-type="float" office:value="759.958611393359" calcext:value-type="float">
            <text:p>759,958611393359</text:p>
          </table:table-cell>
          <table:table-cell table:formula="of:=[.D101]-12.5" office:value-type="float" office:value="15.0673468326816" calcext:value-type="float">
            <text:p>15,0673468326816</text:p>
          </table:table-cell>
          <table:table-cell table:formula="of:=[.F101]*[.F101]" office:value-type="float" office:value="227.024940576319" calcext:value-type="float">
            <text:p>227,024940576319</text:p>
          </table:table-cell>
        </table:table-row>
        <table:table-row table:style-name="ro1">
          <table:table-cell table:formula="of:=SIN(2*PI()/[.$C$1]*[.B102])" office:value-type="float" office:value="0.712638518925205" calcext:value-type="float">
            <text:p>0,71263851892520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A102]+[.D101]*[.$D$1]" office:value-type="float" office:value="28.00431188328" calcext:value-type="float">
            <text:p>28,00431188328</text:p>
          </table:table-cell>
          <table:table-cell table:formula="of:=[.D102]*[.D102]" office:value-type="float" office:value="784.241484056015" calcext:value-type="float">
            <text:p>784,241484056015</text:p>
          </table:table-cell>
          <table:table-cell table:formula="of:=[.D102]-12.5" office:value-type="float" office:value="15.50431188328" calcext:value-type="float">
            <text:p>15,50431188328</text:p>
          </table:table-cell>
          <table:table-cell table:formula="of:=[.F102]*[.F102]" office:value-type="float" office:value="240.383686974016" calcext:value-type="float">
            <text:p>240,383686974016</text:p>
          </table:table-cell>
        </table:table-row>
        <table:table-row table:style-name="ro1">
          <table:table-cell table:formula="of:=SIN(2*PI()/[.$C$1]*[.B103])" office:value-type="float" office:value="0.718126297763189" calcext:value-type="float">
            <text:p>0,7181262977631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103]+[.D102]*[.$D$1]" office:value-type="float" office:value="28.4423950622104" calcext:value-type="float">
            <text:p>28,4423950622104</text:p>
          </table:table-cell>
          <table:table-cell table:formula="of:=[.D103]*[.D103]" office:value-type="float" office:value="808.969836874848" calcext:value-type="float">
            <text:p>808,969836874848</text:p>
          </table:table-cell>
          <table:table-cell table:formula="of:=[.D103]-12.5" office:value-type="float" office:value="15.9423950622104" calcext:value-type="float">
            <text:p>15,9423950622104</text:p>
          </table:table-cell>
          <table:table-cell table:formula="of:=[.F103]*[.F103]" office:value-type="float" office:value="254.159960319589" calcext:value-type="float">
            <text:p>254,159960319589</text:p>
          </table:table-cell>
        </table:table-row>
        <table:table-row table:style-name="ro1">
          <table:table-cell table:formula="of:=SIN(2*PI()/[.$C$1]*[.B104])" office:value-type="float" office:value="0.723569779188449" calcext:value-type="float">
            <text:p>0,72356977918844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A104]+[.D103]*[.$D$1]" office:value-type="float" office:value="28.8815408907767" calcext:value-type="float">
            <text:p>28,8815408907767</text:p>
          </table:table-cell>
          <table:table-cell table:formula="of:=[.D104]*[.D104]" office:value-type="float" office:value="834.143404225607" calcext:value-type="float">
            <text:p>834,143404225607</text:p>
          </table:table-cell>
          <table:table-cell table:formula="of:=[.D104]-12.5" office:value-type="float" office:value="16.3815408907767" calcext:value-type="float">
            <text:p>16,3815408907767</text:p>
          </table:table-cell>
          <table:table-cell table:formula="of:=[.F104]*[.F104]" office:value-type="float" office:value="268.354881956189" calcext:value-type="float">
            <text:p>268,354881956189</text:p>
          </table:table-cell>
        </table:table-row>
        <table:table-row table:style-name="ro1">
          <table:table-cell table:formula="of:=SIN(2*PI()/[.$C$1]*[.B105])" office:value-type="float" office:value="0.728968627421412" calcext:value-type="float">
            <text:p>0,72896862742141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105]+[.D104]*[.$D$1]" office:value-type="float" office:value="29.3216941092903" calcext:value-type="float">
            <text:p>29,3216941092903</text:p>
          </table:table-cell>
          <table:table-cell table:formula="of:=[.D105]*[.D105]" office:value-type="float" office:value="859.761745438792" calcext:value-type="float">
            <text:p>859,761745438792</text:p>
          </table:table-cell>
          <table:table-cell table:formula="of:=[.D105]-12.5" office:value-type="float" office:value="16.8216941092903" calcext:value-type="float">
            <text:p>16,8216941092903</text:p>
          </table:table-cell>
          <table:table-cell table:formula="of:=[.F105]*[.F105]" office:value-type="float" office:value="282.969392706533" calcext:value-type="float">
            <text:p>282,969392706533</text:p>
          </table:table-cell>
        </table:table-row>
        <table:table-row table:style-name="ro1">
          <table:table-cell table:formula="of:=SIN(2*PI()/[.$C$1]*[.B106])" office:value-type="float" office:value="0.734322509435686" calcext:value-type="float">
            <text:p>0,73432250943568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6]+[.D105]*[.$D$1]" office:value-type="float" office:value="29.7627996776331" calcext:value-type="float">
            <text:p>29,7627996776331</text:p>
          </table:table-cell>
          <table:table-cell table:formula="of:=[.D106]*[.D106]" office:value-type="float" office:value="885.824244650918" calcext:value-type="float">
            <text:p>885,824244650918</text:p>
          </table:table-cell>
          <table:table-cell table:formula="of:=[.D106]-12.5" office:value-type="float" office:value="17.2627996776331" calcext:value-type="float">
            <text:p>17,2627996776331</text:p>
          </table:table-cell>
          <table:table-cell table:formula="of:=[.F106]*[.F106]" office:value-type="float" office:value="298.00425271009" calcext:value-type="float">
            <text:p>298,00425271009</text:p>
          </table:table-cell>
        </table:table-row>
        <table:table-row table:style-name="ro1">
          <table:table-cell table:formula="of:=SIN(2*PI()/[.$C$1]*[.B107])" office:value-type="float" office:value="0.73963109497861" calcext:value-type="float">
            <text:p>0,7396310949786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107]+[.D106]*[.$D$1]" office:value-type="float" office:value="30.2048027758354" calcext:value-type="float">
            <text:p>30,2048027758354</text:p>
          </table:table-cell>
          <table:table-cell table:formula="of:=[.D107]*[.D107]" office:value-type="float" office:value="912.330110727114" calcext:value-type="float">
            <text:p>912,330110727114</text:p>
          </table:table-cell>
          <table:table-cell table:formula="of:=[.D107]-12.5" office:value-type="float" office:value="17.7048027758354" calcext:value-type="float">
            <text:p>17,7048027758354</text:p>
          </table:table-cell>
          <table:table-cell table:formula="of:=[.F107]*[.F107]" office:value-type="float" office:value="313.460041331229" calcext:value-type="float">
            <text:p>313,460041331229</text:p>
          </table:table-cell>
        </table:table-row>
        <table:table-row table:style-name="ro1">
          <table:table-cell table:formula="of:=SIN(2*PI()/[.$C$1]*[.B108])" office:value-type="float" office:value="0.744894056591622" calcext:value-type="float">
            <text:p>0,74489405659162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A108]+[.D107]*[.$D$1]" office:value-type="float" office:value="30.6476488046687" calcext:value-type="float">
            <text:p>30,6476488046687</text:p>
          </table:table-cell>
          <table:table-cell table:formula="of:=[.D108]*[.D108]" office:value-type="float" office:value="939.278377254309" calcext:value-type="float">
            <text:p>939,278377254309</text:p>
          </table:table-cell>
          <table:table-cell table:formula="of:=[.D108]-12.5" office:value-type="float" office:value="18.1476488046687" calcext:value-type="float">
            <text:p>18,1476488046687</text:p>
          </table:table-cell>
          <table:table-cell table:formula="of:=[.F108]*[.F108]" office:value-type="float" office:value="329.337157137592" calcext:value-type="float">
            <text:p>329,337157137592</text:p>
          </table:table-cell>
        </table:table-row>
        <table:table-row table:style-name="ro1">
          <table:table-cell table:formula="of:=SIN(2*PI()/[.$C$1]*[.B109])" office:value-type="float" office:value="0.75011106963046" calcext:value-type="float">
            <text:p>0,75011106963046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A109]+[.D108]*[.$D$1]" office:value-type="float" office:value="31.0912833862524" calcext:value-type="float">
            <text:p>31,0912833862524</text:p>
          </table:table-cell>
          <table:table-cell table:formula="of:=[.D109]*[.D109]" office:value-type="float" office:value="966.667902604257" calcext:value-type="float">
            <text:p>966,667902604257</text:p>
          </table:table-cell>
          <table:table-cell table:formula="of:=[.D109]-12.5" office:value-type="float" office:value="18.5912833862524" calcext:value-type="float">
            <text:p>18,5912833862524</text:p>
          </table:table-cell>
          <table:table-cell table:formula="of:=[.F109]*[.F109]" office:value-type="float" office:value="345.635817947946" calcext:value-type="float">
            <text:p>345,635817947946</text:p>
          </table:table-cell>
        </table:table-row>
        <table:table-row table:style-name="ro1">
          <table:table-cell table:formula="of:=SIN(2*PI()/[.$C$1]*[.B110])" office:value-type="float" office:value="0.755281812285184" calcext:value-type="float">
            <text:p>0,75528181228518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A110]+[.D109]*[.$D$1]" office:value-type="float" office:value="31.5356523646751" calcext:value-type="float">
            <text:p>31,5356523646751</text:p>
          </table:table-cell>
          <table:table-cell table:formula="of:=[.D110]*[.D110]" office:value-type="float" office:value="994.497370065639" calcext:value-type="float">
            <text:p>994,497370065639</text:p>
          </table:table-cell>
          <table:table-cell table:formula="of:=[.D110]-12.5" office:value-type="float" office:value="19.0356523646751" calcext:value-type="float">
            <text:p>19,0356523646751</text:p>
          </table:table-cell>
          <table:table-cell table:formula="of:=[.F110]*[.F110]" office:value-type="float" office:value="362.356060948761" calcext:value-type="float">
            <text:p>362,356060948761</text:p>
          </table:table-cell>
        </table:table-row>
        <table:table-row table:style-name="ro1">
          <table:table-cell table:formula="of:=SIN(2*PI()/[.$C$1]*[.B111])" office:value-type="float" office:value="0.760405965600031" calcext:value-type="float">
            <text:p>0,76040596560003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111]+[.D110]*[.$D$1]" office:value-type="float" office:value="31.9807018066284" calcext:value-type="float">
            <text:p>31,9807018066284</text:p>
          </table:table-cell>
          <table:table-cell table:formula="of:=[.D111]*[.D111]" office:value-type="float" office:value="1022.76528804448" calcext:value-type="float">
            <text:p>1022,76528804448</text:p>
          </table:table-cell>
          <table:table-cell table:formula="of:=[.D111]-12.5" office:value-type="float" office:value="19.4807018066284" calcext:value-type="float">
            <text:p>19,4807018066284</text:p>
          </table:table-cell>
          <table:table-cell table:formula="of:=[.F111]*[.F111]" office:value-type="float" office:value="379.497742878774" calcext:value-type="float">
            <text:p>379,497742878774</text:p>
          </table:table-cell>
        </table:table-row>
        <table:table-row table:style-name="ro1">
          <table:table-cell table:formula="of:=SIN(2*PI()/[.$C$1]*[.B112])" office:value-type="float" office:value="0.765483213493088" calcext:value-type="float">
            <text:p>0,76548321349308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A112]+[.D111]*[.$D$1]" office:value-type="float" office:value="32.4263780020552" calcext:value-type="float">
            <text:p>32,4263780020552</text:p>
          </table:table-cell>
          <table:table-cell table:formula="of:=[.D112]*[.D112]" office:value-type="float" office:value="1051.46999033217" calcext:value-type="float">
            <text:p>1051,46999033217</text:p>
          </table:table-cell>
          <table:table-cell table:formula="of:=[.D112]-12.5" office:value-type="float" office:value="19.9263780020552" calcext:value-type="float">
            <text:p>19,9263780020552</text:p>
          </table:table-cell>
          <table:table-cell table:formula="of:=[.F112]*[.F112]" office:value-type="float" office:value="397.060540280789" calcext:value-type="float">
            <text:p>397,060540280789</text:p>
          </table:table-cell>
        </table:table-row>
        <table:table-row table:style-name="ro1">
          <table:table-cell table:formula="of:=SIN(2*PI()/[.$C$1]*[.B113])" office:value-type="float" office:value="0.770513242775789" calcext:value-type="float">
            <text:p>0,77051324277578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113]+[.D112]*[.$D$1]" office:value-type="float" office:value="32.8726274648104" calcext:value-type="float">
            <text:p>32,8726274648104</text:p>
          </table:table-cell>
          <table:table-cell table:formula="of:=[.D113]*[.D113]" office:value-type="float" office:value="1080.60963644021" calcext:value-type="float">
            <text:p>1080,60963644021</text:p>
          </table:table-cell>
          <table:table-cell table:formula="of:=[.D113]-12.5" office:value-type="float" office:value="20.3726274648104" calcext:value-type="float">
            <text:p>20,3726274648104</text:p>
          </table:table-cell>
          <table:table-cell table:formula="of:=[.F113]*[.F113]" office:value-type="float" office:value="415.043949819948" calcext:value-type="float">
            <text:p>415,043949819948</text:p>
          </table:table-cell>
        </table:table-row>
        <table:table-row table:style-name="ro1">
          <table:table-cell table:formula="of:=SIN(2*PI()/[.$C$1]*[.B114])" office:value-type="float" office:value="0.775495743172234" calcext:value-type="float">
            <text:p>0,77549574317223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A114]+[.D113]*[.$D$1]" office:value-type="float" office:value="33.3193969333346" calcext:value-type="float">
            <text:p>33,3193969333346</text:p>
          </table:table-cell>
          <table:table-cell table:formula="of:=[.D114]*[.D114]" office:value-type="float" office:value="1110.1822120011" calcext:value-type="float">
            <text:p>1110,1822120011</text:p>
          </table:table-cell>
          <table:table-cell table:formula="of:=[.D114]-12.5" office:value-type="float" office:value="20.8193969333346" calcext:value-type="float">
            <text:p>20,8193969333346</text:p>
          </table:table-cell>
          <table:table-cell table:formula="of:=[.F114]*[.F114]" office:value-type="float" office:value="433.44728866774" calcext:value-type="float">
            <text:p>433,44728866774</text:p>
          </table:table-cell>
        </table:table-row>
        <table:table-row table:style-name="ro1">
          <table:table-cell table:formula="of:=SIN(2*PI()/[.$C$1]*[.B115])" office:value-type="float" office:value="0.78043040733833" calcext:value-type="float">
            <text:p>0,7804304073383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115]+[.D114]*[.$D$1]" office:value-type="float" office:value="33.7666333713395" calcext:value-type="float">
            <text:p>33,7666333713395</text:p>
          </table:table-cell>
          <table:table-cell table:formula="of:=[.D115]*[.D115]" office:value-type="float" office:value="1140.18552923446" calcext:value-type="float">
            <text:p>1140,18552923446</text:p>
          </table:table-cell>
          <table:table-cell table:formula="of:=[.D115]-12.5" office:value-type="float" office:value="21.2666333713395" calcext:value-type="float">
            <text:p>21,2666333713395</text:p>
          </table:table-cell>
          <table:table-cell table:formula="of:=[.F115]*[.F115]" office:value-type="float" office:value="452.269694950973" calcext:value-type="float">
            <text:p>452,269694950973</text:p>
          </table:table-cell>
        </table:table-row>
        <table:table-row table:style-name="ro1">
          <table:table-cell table:formula="of:=SIN(2*PI()/[.$C$1]*[.B116])" office:value-type="float" office:value="0.785316930880745" calcext:value-type="float">
            <text:p>0,78531693088074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116]+[.D115]*[.$D$1]" office:value-type="float" office:value="34.2142839685069" calcext:value-type="float">
            <text:p>34,2142839685069</text:p>
          </table:table-cell>
          <table:table-cell table:formula="of:=[.D116]*[.D116]" office:value-type="float" office:value="1170.61722747763" calcext:value-type="float">
            <text:p>1170,61722747763</text:p>
          </table:table-cell>
          <table:table-cell table:formula="of:=[.D116]-12.5" office:value-type="float" office:value="21.7142839685069" calcext:value-type="float">
            <text:p>21,7142839685069</text:p>
          </table:table-cell>
          <table:table-cell table:formula="of:=[.F116]*[.F116]" office:value-type="float" office:value="471.510128264956" calcext:value-type="float">
            <text:p>471,510128264956</text:p>
          </table:table-cell>
        </table:table-row>
        <table:table-row table:style-name="ro1">
          <table:table-cell table:formula="of:=SIN(2*PI()/[.$C$1]*[.B117])" office:value-type="float" office:value="0.79015501237569" calcext:value-type="float">
            <text:p>0,79015501237569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A117]+[.D116]*[.$D$1]" office:value-type="float" office:value="34.6622961411975" calcext:value-type="float">
            <text:p>34,6622961411975</text:p>
          </table:table-cell>
          <table:table-cell table:formula="of:=[.D117]*[.D117]" office:value-type="float" office:value="1201.47477378008" calcext:value-type="float">
            <text:p>1201,47477378008</text:p>
          </table:table-cell>
          <table:table-cell table:formula="of:=[.D117]-12.5" office:value-type="float" office:value="22.1622961411975" calcext:value-type="float">
            <text:p>22,1622961411975</text:p>
          </table:table-cell>
          <table:table-cell table:formula="of:=[.F117]*[.F117]" office:value-type="float" office:value="491.167370250139" calcext:value-type="float">
            <text:p>491,167370250139</text:p>
          </table:table-cell>
        </table:table-row>
        <table:table-row table:style-name="ro1">
          <table:table-cell table:formula="of:=SIN(2*PI()/[.$C$1]*[.B118])" office:value-type="float" office:value="0.79494435338751" calcext:value-type="float">
            <text:p>0,7949443533875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A118]+[.D117]*[.$D$1]" office:value-type="float" office:value="35.1106175331731" calcext:value-type="float">
            <text:p>35,1106175331731</text:p>
          </table:table-cell>
          <table:table-cell table:formula="of:=[.D118]*[.D118]" office:value-type="float" office:value="1232.75546356076" calcext:value-type="float">
            <text:p>1232,75546356076</text:p>
          </table:table-cell>
          <table:table-cell table:formula="of:=[.D118]-12.5" office:value-type="float" office:value="22.6106175331731" calcext:value-type="float">
            <text:p>22,6106175331731</text:p>
          </table:table-cell>
          <table:table-cell table:formula="of:=[.F118]*[.F118]" office:value-type="float" office:value="511.240025231433" calcext:value-type="float">
            <text:p>511,240025231433</text:p>
          </table:table-cell>
        </table:table-row>
        <table:table-row table:style-name="ro1">
          <table:table-cell table:formula="of:=SIN(2*PI()/[.$C$1]*[.B119])" office:value-type="float" office:value="0.799684658487091" calcext:value-type="float">
            <text:p>0,799684658487091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119]+[.D118]*[.$D$1]" office:value-type="float" office:value="35.5591960163284" calcext:value-type="float">
            <text:p>35,5591960163284</text:p>
          </table:table-cell>
          <table:table-cell table:formula="of:=[.D119]*[.D119]" office:value-type="float" office:value="1264.45642132767" calcext:value-type="float">
            <text:p>1264,45642132767</text:p>
          </table:table-cell>
          <table:table-cell table:formula="of:=[.D119]-12.5" office:value-type="float" office:value="23.0591960163284" calcext:value-type="float">
            <text:p>23,0591960163284</text:p>
          </table:table-cell>
          <table:table-cell table:formula="of:=[.F119]*[.F119]" office:value-type="float" office:value="531.726520919456" calcext:value-type="float">
            <text:p>531,726520919456</text:p>
          </table:table-cell>
        </table:table-row>
        <table:table-row table:style-name="ro1">
          <table:table-cell table:formula="of:=SIN(2*PI()/[.$C$1]*[.B120])" office:value-type="float" office:value="0.804375635270084" calcext:value-type="float">
            <text:p>0,80437563527008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A120]+[.D119]*[.$D$1]" office:value-type="float" office:value="36.0079796914352" calcext:value-type="float">
            <text:p>36,0079796914352</text:p>
          </table:table-cell>
          <table:table-cell table:formula="of:=[.D120]*[.D120]" office:value-type="float" office:value="1296.57460145881" calcext:value-type="float">
            <text:p>1296,57460145881</text:p>
          </table:table-cell>
          <table:table-cell table:formula="of:=[.D120]-12.5" office:value-type="float" office:value="23.5079796914352" calcext:value-type="float">
            <text:p>23,5079796914352</text:p>
          </table:table-cell>
          <table:table-cell table:formula="of:=[.F120]*[.F120]" office:value-type="float" office:value="552.62510917293" calcext:value-type="float">
            <text:p>552,62510917293</text:p>
          </table:table-cell>
        </table:table-row>
        <table:table-row table:style-name="ro1">
          <table:table-cell table:formula="of:=SIN(2*PI()/[.$C$1]*[.B121])" office:value-type="float" office:value="0.809016994374947" calcext:value-type="float">
            <text:p>0,80901699437494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121]+[.D120]*[.$D$1]" office:value-type="float" office:value="36.4569168888958" calcext:value-type="float">
            <text:p>36,4569168888958</text:p>
          </table:table-cell>
          <table:table-cell table:formula="of:=[.D121]*[.D121]" office:value-type="float" office:value="1329.10678904386" calcext:value-type="float">
            <text:p>1329,10678904386</text:p>
          </table:table-cell>
          <table:table-cell table:formula="of:=[.D121]-12.5" office:value-type="float" office:value="23.9569168888958" calcext:value-type="float">
            <text:p>23,9569168888958</text:p>
          </table:table-cell>
          <table:table-cell table:formula="of:=[.F121]*[.F121]" office:value-type="float" office:value="573.933866821461" calcext:value-type="float">
            <text:p>573,933866821461</text:p>
          </table:table-cell>
        </table:table-row>
        <table:table-row table:style-name="ro1">
          <table:table-cell table:formula="of:=SIN(2*PI()/[.$C$1]*[.B122])" office:value-type="float" office:value="0.813608449500787" calcext:value-type="float">
            <text:p>0,813608449500787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A122]+[.D121]*[.$D$1]" office:value-type="float" office:value="36.9059561695076" calcext:value-type="float">
            <text:p>36,9059561695076</text:p>
          </table:table-cell>
          <table:table-cell table:formula="of:=[.D122]*[.D122]" office:value-type="float" office:value="1362.04960078562" calcext:value-type="float">
            <text:p>1362,04960078562</text:p>
          </table:table-cell>
          <table:table-cell table:formula="of:=[.D122]-12.5" office:value-type="float" office:value="24.4059561695076" calcext:value-type="float">
            <text:p>24,4059561695076</text:p>
          </table:table-cell>
          <table:table-cell table:formula="of:=[.F122]*[.F122]" office:value-type="float" office:value="595.650696547928" calcext:value-type="float">
            <text:p>595,650696547928</text:p>
          </table:table-cell>
        </table:table-row>
        <table:table-row table:style-name="ro1">
          <table:table-cell table:formula="of:=SIN(2*PI()/[.$C$1]*[.B123])" office:value-type="float" office:value="0.818149717425023" calcext:value-type="float">
            <text:p>0,818149717425023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A123]+[.D122]*[.$D$1]" office:value-type="float" office:value="37.3550463252376" calcext:value-type="float">
            <text:p>37,3550463252376</text:p>
          </table:table-cell>
          <table:table-cell table:formula="of:=[.D123]*[.D123]" office:value-type="float" office:value="1395.39948596065" calcext:value-type="float">
            <text:p>1395,39948596065</text:p>
          </table:table-cell>
          <table:table-cell table:formula="of:=[.D123]-12.5" office:value-type="float" office:value="24.8550463252376" calcext:value-type="float">
            <text:p>24,8550463252376</text:p>
          </table:table-cell>
          <table:table-cell table:formula="of:=[.F123]*[.F123]" office:value-type="float" office:value="617.773327829706" calcext:value-type="float">
            <text:p>617,773327829706</text:p>
          </table:table-cell>
        </table:table-row>
        <table:table-row table:style-name="ro1">
          <table:table-cell table:formula="of:=SIN(2*PI()/[.$C$1]*[.B124])" office:value-type="float" office:value="0.82264051802086" calcext:value-type="float">
            <text:p>0,82264051802086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124]+[.D123]*[.$D$1]" office:value-type="float" office:value="37.8041363800061" calcext:value-type="float">
            <text:p>37,8041363800061</text:p>
          </table:table-cell>
          <table:table-cell table:formula="of:=[.D124]*[.D124]" office:value-type="float" office:value="1429.1527274381" calcext:value-type="float">
            <text:p>1429,1527274381</text:p>
          </table:table-cell>
          <table:table-cell table:formula="of:=[.D124]-12.5" office:value-type="float" office:value="25.3041363800061" calcext:value-type="float">
            <text:p>25,3041363800061</text:p>
          </table:table-cell>
          <table:table-cell table:formula="of:=[.F124]*[.F124]" office:value-type="float" office:value="640.299317937946" calcext:value-type="float">
            <text:p>640,299317937946</text:p>
          </table:table-cell>
        </table:table-row>
        <table:table-row table:style-name="ro1">
          <table:table-cell table:formula="of:=SIN(2*PI()/[.$C$1]*[.B125])" office:value-type="float" office:value="0.827080574274562" calcext:value-type="float">
            <text:p>0,82708057427456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A125]+[.D124]*[.$D$1]" office:value-type="float" office:value="38.2531755904806" calcext:value-type="float">
            <text:p>38,2531755904806</text:p>
          </table:table-cell>
          <table:table-cell table:formula="of:=[.D125]*[.D125]" office:value-type="float" office:value="1463.30544275614" calcext:value-type="float">
            <text:p>1463,30544275614</text:p>
          </table:table-cell>
          <table:table-cell table:formula="of:=[.D125]-12.5" office:value-type="float" office:value="25.7531755904806" calcext:value-type="float">
            <text:p>25,7531755904806</text:p>
          </table:table-cell>
          <table:table-cell table:formula="of:=[.F125]*[.F125]" office:value-type="float" office:value="663.226052994124" calcext:value-type="float">
            <text:p>663,226052994124</text:p>
          </table:table-cell>
        </table:table-row>
        <table:table-row table:style-name="ro1">
          <table:table-cell table:formula="of:=SIN(2*PI()/[.$C$1]*[.B126])" office:value-type="float" office:value="0.831469612302545" calcext:value-type="float">
            <text:p>0,83146961230254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A126]+[.D125]*[.$D$1]" office:value-type="float" office:value="38.7021134468783" calcext:value-type="float">
            <text:p>38,7021134468783</text:p>
          </table:table-cell>
          <table:table-cell table:formula="of:=[.D126]*[.D126]" office:value-type="float" office:value="1497.85358525504" calcext:value-type="float">
            <text:p>1497,85358525504</text:p>
          </table:table-cell>
          <table:table-cell table:formula="of:=[.D126]-12.5" office:value-type="float" office:value="26.2021134468783" calcext:value-type="float">
            <text:p>26,2021134468783</text:p>
          </table:table-cell>
          <table:table-cell table:formula="of:=[.F126]*[.F126]" office:value-type="float" office:value="686.550749083081" calcext:value-type="float">
            <text:p>686,550749083081</text:p>
          </table:table-cell>
        </table:table-row>
        <table:table-row table:style-name="ro1">
          <table:table-cell table:formula="of:=SIN(2*PI()/[.$C$1]*[.B127])" office:value-type="float" office:value="0.83580736136827" calcext:value-type="float">
            <text:p>0,83580736136827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127]+[.D126]*[.$D$1]" office:value-type="float" office:value="39.1508996737778" calcext:value-type="float">
            <text:p>39,1508996737778</text:p>
          </table:table-cell>
          <table:table-cell table:formula="of:=[.D127]*[.D127]" office:value-type="float" office:value="1532.79294526621" calcext:value-type="float">
            <text:p>1532,79294526621</text:p>
          </table:table-cell>
          <table:table-cell table:formula="of:=[.D127]-12.5" office:value-type="float" office:value="26.6508996737778" calcext:value-type="float">
            <text:p>26,6508996737778</text:p>
          </table:table-cell>
          <table:table-cell table:formula="of:=[.F127]*[.F127]" office:value-type="float" office:value="710.270453421769" calcext:value-type="float">
            <text:p>710,270453421769</text:p>
          </table:table-cell>
        </table:table-row>
        <table:table-row table:style-name="ro1">
          <table:table-cell table:formula="of:=SIN(2*PI()/[.$C$1]*[.B128])" office:value-type="float" office:value="0.840093553898942" calcext:value-type="float">
            <text:p>0,84009355389894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A128]+[.D127]*[.$D$1]" office:value-type="float" office:value="39.599484230939" calcext:value-type="float">
            <text:p>39,599484230939</text:p>
          </table:table-cell>
          <table:table-cell table:formula="of:=[.D128]*[.D128]" office:value-type="float" office:value="1568.11915135638" calcext:value-type="float">
            <text:p>1568,11915135638</text:p>
          </table:table-cell>
          <table:table-cell table:formula="of:=[.D128]-12.5" office:value-type="float" office:value="27.099484230939" calcext:value-type="float">
            <text:p>27,099484230939</text:p>
          </table:table-cell>
          <table:table-cell table:formula="of:=[.F128]*[.F128]" office:value-type="float" office:value="734.382045582909" calcext:value-type="float">
            <text:p>734,382045582909</text:p>
          </table:table-cell>
        </table:table-row>
        <table:table-row table:style-name="ro1">
          <table:table-cell table:formula="of:=SIN(2*PI()/[.$C$1]*[.B129])" office:value-type="float" office:value="0.844327925502015" calcext:value-type="float">
            <text:p>0,84432792550201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129]+[.D128]*[.$D$1]" office:value-type="float" office:value="40.0478173141316" calcext:value-type="float">
            <text:p>40,0478173141316</text:p>
          </table:table-cell>
          <table:table-cell table:formula="of:=[.D129]*[.D129]" office:value-type="float" office:value="1603.82767162606" calcext:value-type="float">
            <text:p>1603,82767162606</text:p>
          </table:table-cell>
          <table:table-cell table:formula="of:=[.D129]-12.5" office:value-type="float" office:value="27.5478173141316" calcext:value-type="float">
            <text:p>27,5478173141316</text:p>
          </table:table-cell>
          <table:table-cell table:formula="of:=[.F129]*[.F129]" office:value-type="float" office:value="758.882238772768" calcext:value-type="float">
            <text:p>758,882238772768</text:p>
          </table:table-cell>
        </table:table-row>
        <table:table-row table:style-name="ro1">
          <table:table-cell table:formula="of:=SIN(2*PI()/[.$C$1]*[.B130])" office:value-type="float" office:value="0.848510214981504" calcext:value-type="float">
            <text:p>0,848510214981504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A130]+[.D129]*[.$D$1]" office:value-type="float" office:value="40.4958493559718" calcext:value-type="float">
            <text:p>40,4958493559718</text:p>
          </table:table-cell>
          <table:table-cell table:formula="of:=[.D130]*[.D130]" office:value-type="float" office:value="1639.91381506156" calcext:value-type="float">
            <text:p>1639,91381506156</text:p>
          </table:table-cell>
          <table:table-cell table:formula="of:=[.D130]-12.5" office:value-type="float" office:value="27.9958493559718" calcext:value-type="float">
            <text:p>27,9958493559718</text:p>
          </table:table-cell>
          <table:table-cell table:formula="of:=[.F130]*[.F130]" office:value-type="float" office:value="783.767581162265" calcext:value-type="float">
            <text:p>783,767581162265</text:p>
          </table:table-cell>
        </table:table-row>
        <table:table-row table:style-name="ro1">
          <table:table-cell table:formula="of:=SIN(2*PI()/[.$C$1]*[.B131])" office:value-type="float" office:value="0.852640164354092" calcext:value-type="float">
            <text:p>0,852640164354092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131]+[.D130]*[.$D$1]" office:value-type="float" office:value="40.9435310267661" calcext:value-type="float">
            <text:p>40,9435310267661</text:p>
          </table:table-cell>
          <table:table-cell table:formula="of:=[.D131]*[.D131]" office:value-type="float" office:value="1676.37273293976" calcext:value-type="float">
            <text:p>1676,37273293976</text:p>
          </table:table-cell>
          <table:table-cell table:formula="of:=[.D131]-12.5" office:value-type="float" office:value="28.4435310267661" calcext:value-type="float">
            <text:p>28,4435310267661</text:p>
          </table:table-cell>
          <table:table-cell table:formula="of:=[.F131]*[.F131]" office:value-type="float" office:value="809.034457270608" calcext:value-type="float">
            <text:p>809,034457270608</text:p>
          </table:table-cell>
        </table:table-row>
        <table:table-row table:style-name="ro1">
          <table:table-cell table:formula="of:=SIN(2*PI()/[.$C$1]*[.B132])" office:value-type="float" office:value="0.85671751886505" calcext:value-type="float">
            <text:p>0,85671751886505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A132]+[.D131]*[.$D$1]" office:value-type="float" office:value="41.3908132353635" calcext:value-type="float">
            <text:p>41,3908132353635</text:p>
          </table:table-cell>
          <table:table-cell table:formula="of:=[.D132]*[.D132]" office:value-type="float" office:value="1713.19942028474" calcext:value-type="float">
            <text:p>1713,19942028474</text:p>
          </table:table-cell>
          <table:table-cell table:formula="of:=[.D132]-12.5" office:value-type="float" office:value="28.8908132353635" calcext:value-type="float">
            <text:p>28,8908132353635</text:p>
          </table:table-cell>
          <table:table-cell table:formula="of:=[.F132]*[.F132]" office:value-type="float" office:value="834.679089400656" calcext:value-type="float">
            <text:p>834,679089400656</text:p>
          </table:table-cell>
        </table:table-row>
        <table:table-row table:style-name="ro1">
          <table:table-cell table:formula="of:=SIN(2*PI()/[.$C$1]*[.B133])" office:value-type="float" office:value="0.860742027003944" calcext:value-type="float">
            <text:p>0,86074202700394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A133]+[.D132]*[.$D$1]" office:value-type="float" office:value="41.8376471300138" calcext:value-type="float">
            <text:p>41,8376471300138</text:p>
          </table:table-cell>
          <table:table-cell table:formula="of:=[.D133]*[.D133]" office:value-type="float" office:value="1750.38871737556" calcext:value-type="float">
            <text:p>1750,38871737556</text:p>
          </table:table-cell>
          <table:table-cell table:formula="of:=[.D133]-12.5" office:value-type="float" office:value="29.3376471300138" calcext:value-type="float">
            <text:p>29,3376471300138</text:p>
          </table:table-cell>
          <table:table-cell table:formula="of:=[.F133]*[.F133]" office:value-type="float" office:value="860.697539125209" calcext:value-type="float">
            <text:p>860,697539125209</text:p>
          </table:table-cell>
        </table:table-row>
        <table:table-row table:style-name="ro1">
          <table:table-cell table:formula="of:=SIN(2*PI()/[.$C$1]*[.B134])" office:value-type="float" office:value="0.864713440520155" calcext:value-type="float">
            <text:p>0,86471344052015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134]+[.D133]*[.$D$1]" office:value-type="float" office:value="42.2839840992339" calcext:value-type="float">
            <text:p>42,2839840992339</text:p>
          </table:table-cell>
          <table:table-cell table:formula="of:=[.D134]*[.D134]" office:value-type="float" office:value="1787.93531130426" calcext:value-type="float">
            <text:p>1787,93531130426</text:p>
          </table:table-cell>
          <table:table-cell table:formula="of:=[.D134]-12.5" office:value-type="float" office:value="29.7839840992339" calcext:value-type="float">
            <text:p>29,7839840992339</text:p>
          </table:table-cell>
          <table:table-cell table:formula="of:=[.F134]*[.F134]" office:value-type="float" office:value="887.085708823415" calcext:value-type="float">
            <text:p>887,085708823415</text:p>
          </table:table-cell>
        </table:table-row>
        <table:table-row table:style-name="ro1">
          <table:table-cell table:formula="of:=SIN(2*PI()/[.$C$1]*[.B135])" office:value-type="float" office:value="0.868631514438191" calcext:value-type="float">
            <text:p>0,868631514438191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A135]+[.D134]*[.$D$1]" office:value-type="float" office:value="42.7297757726797" calcext:value-type="float">
            <text:p>42,7297757726797</text:p>
          </table:table-cell>
          <table:table-cell table:formula="of:=[.D135]*[.D135]" office:value-type="float" office:value="1825.83373758349" calcext:value-type="float">
            <text:p>1825,83373758349</text:p>
          </table:table-cell>
          <table:table-cell table:formula="of:=[.D135]-12.5" office:value-type="float" office:value="30.2297757726797" calcext:value-type="float">
            <text:p>30,2297757726797</text:p>
          </table:table-cell>
          <table:table-cell table:formula="of:=[.F135]*[.F135]" office:value-type="float" office:value="913.839343266493" calcext:value-type="float">
            <text:p>913,839343266493</text:p>
          </table:table-cell>
        </table:table-row>
        <table:table-row table:style-name="ro1">
          <table:table-cell table:formula="of:=SIN(2*PI()/[.$C$1]*[.B136])" office:value-type="float" office:value="0.872496007072797" calcext:value-type="float">
            <text:p>0,872496007072797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A136]+[.D135]*[.$D$1]" office:value-type="float" office:value="43.1749740220257" calcext:value-type="float">
            <text:p>43,1749740220257</text:p>
          </table:table-cell>
          <table:table-cell table:formula="of:=[.D136]*[.D136]" office:value-type="float" office:value="1864.07838180259" calcext:value-type="float">
            <text:p>1864,07838180259</text:p>
          </table:table-cell>
          <table:table-cell table:formula="of:=[.D136]-12.5" office:value-type="float" office:value="30.6749740220257" calcext:value-type="float">
            <text:p>30,6749740220257</text:p>
          </table:table-cell>
          <table:table-cell table:formula="of:=[.F136]*[.F136]" office:value-type="float" office:value="940.954031251952" calcext:value-type="float">
            <text:p>940,954031251952</text:p>
          </table:table-cell>
        </table:table-row>
        <table:table-row table:style-name="ro1">
          <table:table-cell table:formula="of:=SIN(2*PI()/[.$C$1]*[.B137])" office:value-type="float" office:value="0.876306680043864" calcext:value-type="float">
            <text:p>0,87630668004386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137]+[.D136]*[.$D$1]" office:value-type="float" office:value="43.6195309618493" calcext:value-type="float">
            <text:p>43,6195309618493</text:p>
          </table:table-cell>
          <table:table-cell table:formula="of:=[.D137]*[.D137]" office:value-type="float" office:value="1902.66348133173" calcext:value-type="float">
            <text:p>1902,66348133173</text:p>
          </table:table-cell>
          <table:table-cell table:formula="of:=[.D137]-12.5" office:value-type="float" office:value="31.1195309618493" calcext:value-type="float">
            <text:p>31,1195309618493</text:p>
          </table:table-cell>
          <table:table-cell table:formula="of:=[.F137]*[.F137]" office:value-type="float" office:value="968.425207285498" calcext:value-type="float">
            <text:p>968,425207285498</text:p>
          </table:table-cell>
        </table:table-row>
        <table:table-row table:style-name="ro1">
          <table:table-cell table:formula="of:=SIN(2*PI()/[.$C$1]*[.B138])" office:value-type="float" office:value="0.880063298291132" calcext:value-type="float">
            <text:p>0,88006329829113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138]+[.D137]*[.$D$1]" office:value-type="float" office:value="44.063398950522" calcext:value-type="float">
            <text:p>44,063398950522</text:p>
          </table:table-cell>
          <table:table-cell table:formula="of:=[.D138]*[.D138]" office:value-type="float" office:value="1941.58312707286" calcext:value-type="float">
            <text:p>1941,58312707286</text:p>
          </table:table-cell>
          <table:table-cell table:formula="of:=[.D138]-12.5" office:value-type="float" office:value="31.563398950522" calcext:value-type="float">
            <text:p>31,563398950522</text:p>
          </table:table-cell>
          <table:table-cell table:formula="of:=[.F138]*[.F138]" office:value-type="float" office:value="996.248153309811" calcext:value-type="float">
            <text:p>996,248153309811</text:p>
          </table:table-cell>
        </table:table-row>
        <table:table-row table:style-name="ro1">
          <table:table-cell table:formula="of:=SIN(2*PI()/[.$C$1]*[.B139])" office:value-type="float" office:value="0.883765630088693" calcext:value-type="float">
            <text:p>0,883765630088693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A139]+[.D138]*[.$D$1]" office:value-type="float" office:value="44.5065305911054" calcext:value-type="float">
            <text:p>44,5065305911054</text:p>
          </table:table-cell>
          <table:table-cell table:formula="of:=[.D139]*[.D139]" office:value-type="float" office:value="1980.831265257" calcext:value-type="float">
            <text:p>1980,831265257</text:p>
          </table:table-cell>
          <table:table-cell table:formula="of:=[.D139]-12.5" office:value-type="float" office:value="32.0065305911054" calcext:value-type="float">
            <text:p>32,0065305911054</text:p>
          </table:table-cell>
          <table:table-cell table:formula="of:=[.F139]*[.F139]" office:value-type="float" office:value="1024.41800047937" calcext:value-type="float">
            <text:p>1024,41800047937</text:p>
          </table:table-cell>
        </table:table-row>
        <table:table-row table:style-name="ro1">
          <table:table-cell table:formula="of:=SIN(2*PI()/[.$C$1]*[.B140])" office:value-type="float" office:value="0.887413447059283" calcext:value-type="float">
            <text:p>0,88741344705928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140]+[.D139]*[.$D$1]" office:value-type="float" office:value="44.9488787322537" calcext:value-type="float">
            <text:p>44,9488787322537</text:p>
          </table:table-cell>
          <table:table-cell table:formula="of:=[.D140]*[.D140]" office:value-type="float" office:value="2020.40169928684" calcext:value-type="float">
            <text:p>2020,40169928684</text:p>
          </table:table-cell>
          <table:table-cell table:formula="of:=[.D140]-12.5" office:value-type="float" office:value="32.4488787322537" calcext:value-type="float">
            <text:p>32,4488787322537</text:p>
          </table:table-cell>
          <table:table-cell table:formula="of:=[.F140]*[.F140]" office:value-type="float" office:value="1052.9297309805" calcext:value-type="float">
            <text:p>1052,9297309805</text:p>
          </table:table-cell>
        </table:table-row>
        <table:table-row table:style-name="ro1">
          <table:table-cell table:formula="of:=SIN(2*PI()/[.$C$1]*[.B141])" office:value-type="float" office:value="0.891006524188368" calcext:value-type="float">
            <text:p>0,89100652418836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141]+[.D140]*[.$D$1]" office:value-type="float" office:value="45.3903964691195" calcext:value-type="float">
            <text:p>45,3903964691195</text:p>
          </table:table-cell>
          <table:table-cell table:formula="of:=[.D141]*[.D141]" office:value-type="float" office:value="2060.28809162385" calcext:value-type="float">
            <text:p>2060,28809162385</text:p>
          </table:table-cell>
          <table:table-cell table:formula="of:=[.D141]-12.5" office:value-type="float" office:value="32.8903964691195" calcext:value-type="float">
            <text:p>32,8903964691195</text:p>
          </table:table-cell>
          <table:table-cell table:formula="of:=[.F141]*[.F141]" office:value-type="float" office:value="1081.77817989587" calcext:value-type="float">
            <text:p>1081,77817989587</text:p>
          </table:table-cell>
        </table:table-row>
        <table:table-row table:style-name="ro1">
          <table:table-cell table:formula="of:=SIN(2*PI()/[.$C$1]*[.B142])" office:value-type="float" office:value="0.894544639838025" calcext:value-type="float">
            <text:p>0,894544639838025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A142]+[.D141]*[.$D$1]" office:value-type="float" office:value="45.8310371442663" calcext:value-type="float">
            <text:p>45,8310371442663</text:p>
          </table:table-cell>
          <table:table-cell table:formula="of:=[.D142]*[.D142]" office:value-type="float" office:value="2100.48396571912" calcext:value-type="float">
            <text:p>2100,48396571912</text:p>
          </table:table-cell>
          <table:table-cell table:formula="of:=[.D142]-12.5" office:value-type="float" office:value="33.3310371442663" calcext:value-type="float">
            <text:p>33,3310371442663</text:p>
          </table:table-cell>
          <table:table-cell table:formula="of:=[.F142]*[.F142]" office:value-type="float" office:value="1110.95803711246" calcext:value-type="float">
            <text:p>1110,95803711246</text:p>
          </table:table-cell>
        </table:table-row>
        <table:table-row table:style-name="ro1">
          <table:table-cell table:formula="of:=SIN(2*PI()/[.$C$1]*[.B143])" office:value-type="float" office:value="0.898027575760616" calcext:value-type="float">
            <text:p>0,898027575760616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143]+[.D142]*[.$D$1]" office:value-type="float" office:value="46.2707543485843" calcext:value-type="float">
            <text:p>46,2707543485843</text:p>
          </table:table-cell>
          <table:table-cell table:formula="of:=[.D143]*[.D143]" office:value-type="float" office:value="2140.98270798703" calcext:value-type="float">
            <text:p>2140,98270798703</text:p>
          </table:table-cell>
          <table:table-cell table:formula="of:=[.D143]-12.5" office:value-type="float" office:value="33.7707543485843" calcext:value-type="float">
            <text:p>33,7707543485843</text:p>
          </table:table-cell>
          <table:table-cell table:formula="of:=[.F143]*[.F143]" office:value-type="float" office:value="1140.46384927242" calcext:value-type="float">
            <text:p>1140,46384927242</text:p>
          </table:table-cell>
        </table:table-row>
        <table:table-row table:style-name="ro1">
          <table:table-cell table:formula="of:=SIN(2*PI()/[.$C$1]*[.B144])" office:value-type="float" office:value="0.901455117112246" calcext:value-type="float">
            <text:p>0,90145511711224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A144]+[.D143]*[.$D$1]" office:value-type="float" office:value="46.7095019222107" calcext:value-type="float">
            <text:p>46,7095019222107</text:p>
          </table:table-cell>
          <table:table-cell table:formula="of:=[.D144]*[.D144]" office:value-type="float" office:value="2181.777569821" calcext:value-type="float">
            <text:p>2181,777569821</text:p>
          </table:table-cell>
          <table:table-cell table:formula="of:=[.D144]-12.5" office:value-type="float" office:value="34.2095019222107" calcext:value-type="float">
            <text:p>34,2095019222107</text:p>
          </table:table-cell>
          <table:table-cell table:formula="of:=[.F144]*[.F144]" office:value-type="float" office:value="1170.29002176574" calcext:value-type="float">
            <text:p>1170,29002176574</text:p>
          </table:table-cell>
        </table:table-row>
        <table:table-row table:style-name="ro1">
          <table:table-cell table:formula="of:=SIN(2*PI()/[.$C$1]*[.B145])" office:value-type="float" office:value="0.90482705246602" calcext:value-type="float">
            <text:p>0,90482705246602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45]+[.D144]*[.$D$1]" office:value-type="float" office:value="47.1472339554546" calcext:value-type="float">
            <text:p>47,1472339554546</text:p>
          </table:table-cell>
          <table:table-cell table:formula="of:=[.D145]*[.D145]" office:value-type="float" office:value="2222.86166965037" calcext:value-type="float">
            <text:p>2222,86166965037</text:p>
          </table:table-cell>
          <table:table-cell table:formula="of:=[.D145]-12.5" office:value-type="float" office:value="34.6472339554546" calcext:value-type="float">
            <text:p>34,6472339554546</text:p>
          </table:table-cell>
          <table:table-cell table:formula="of:=[.F145]*[.F145]" office:value-type="float" office:value="1200.43082076401" calcext:value-type="float">
            <text:p>1200,43082076401</text:p>
          </table:table-cell>
        </table:table-row>
        <table:table-row table:style-name="ro1">
          <table:table-cell table:formula="of:=SIN(2*PI()/[.$C$1]*[.B146])" office:value-type="float" office:value="0.908143173825081" calcext:value-type="float">
            <text:p>0,908143173825081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46]+[.D145]*[.$D$1]" office:value-type="float" office:value="47.5839047897251" calcext:value-type="float">
            <text:p>47,5839047897251</text:p>
          </table:table-cell>
          <table:table-cell table:formula="of:=[.D146]*[.D146]" office:value-type="float" office:value="2264.22799503763" calcext:value-type="float">
            <text:p>2264,22799503763</text:p>
          </table:table-cell>
          <table:table-cell table:formula="of:=[.D146]-12.5" office:value-type="float" office:value="35.0839047897251" calcext:value-type="float">
            <text:p>35,0839047897251</text:p>
          </table:table-cell>
          <table:table-cell table:formula="of:=[.F146]*[.F146]" office:value-type="float" office:value="1230.8803752945" calcext:value-type="float">
            <text:p>1230,8803752945</text:p>
          </table:table-cell>
        </table:table-row>
        <table:table-row table:style-name="ro1">
          <table:table-cell table:formula="of:=SIN(2*PI()/[.$C$1]*[.B147])" office:value-type="float" office:value="0.911403276635445" calcext:value-type="float">
            <text:p>0,911403276635445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147]+[.D146]*[.$D$1]" office:value-type="float" office:value="48.0194690184633" calcext:value-type="float">
            <text:p>48,0194690184633</text:p>
          </table:table-cell>
          <table:table-cell table:formula="of:=[.D147]*[.D147]" office:value-type="float" office:value="2305.86940481516" calcext:value-type="float">
            <text:p>2305,86940481516</text:p>
          </table:table-cell>
          <table:table-cell table:formula="of:=[.D147]-12.5" office:value-type="float" office:value="35.5194690184633" calcext:value-type="float">
            <text:p>35,5194690184633</text:p>
          </table:table-cell>
          <table:table-cell table:formula="of:=[.F147]*[.F147]" office:value-type="float" office:value="1261.63267935358" calcext:value-type="float">
            <text:p>1261,63267935358</text:p>
          </table:table-cell>
        </table:table-row>
        <table:table-row table:style-name="ro1">
          <table:table-cell table:formula="of:=SIN(2*PI()/[.$C$1]*[.B148])" office:value-type="float" office:value="0.914607159798614" calcext:value-type="float">
            <text:p>0,91460715979861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48]+[.D147]*[.$D$1]" office:value-type="float" office:value="48.4538814880773" calcext:value-type="float">
            <text:p>48,4538814880773</text:p>
          </table:table-cell>
          <table:table-cell table:formula="of:=[.D148]*[.D148]" office:value-type="float" office:value="2347.77863126064" calcext:value-type="float">
            <text:p>2347,77863126064</text:p>
          </table:table-cell>
          <table:table-cell table:formula="of:=[.D148]-12.5" office:value-type="float" office:value="35.9538814880773" calcext:value-type="float">
            <text:p>35,9538814880773</text:p>
          </table:table-cell>
          <table:table-cell table:formula="of:=[.F148]*[.F148]" office:value-type="float" office:value="1292.68159405871" calcext:value-type="float">
            <text:p>1292,68159405871</text:p>
          </table:table-cell>
        </table:table-row>
        <table:table-row table:style-name="ro1">
          <table:table-cell table:formula="of:=SIN(2*PI()/[.$C$1]*[.B149])" office:value-type="float" office:value="0.917754625683981" calcext:value-type="float">
            <text:p>0,91775462568398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149]+[.D148]*[.$D$1]" office:value-type="float" office:value="48.8870972988805" calcext:value-type="float">
            <text:p>48,8870972988805</text:p>
          </table:table-cell>
          <table:table-cell table:formula="of:=[.D149]*[.D149]" office:value-type="float" office:value="2389.94828231021" calcext:value-type="float">
            <text:p>2389,94828231021</text:p>
          </table:table-cell>
          <table:table-cell table:formula="of:=[.D149]-12.5" office:value-type="float" office:value="36.3870972988805" calcext:value-type="float">
            <text:p>36,3870972988805</text:p>
          </table:table-cell>
          <table:table-cell table:formula="of:=[.F149]*[.F149]" office:value-type="float" office:value="1324.0208498382" calcext:value-type="float">
            <text:p>1324,0208498382</text:p>
          </table:table-cell>
        </table:table-row>
        <table:table-row table:style-name="ro1">
          <table:table-cell table:formula="of:=SIN(2*PI()/[.$C$1]*[.B150])" office:value-type="float" office:value="0.920845480141026" calcext:value-type="float">
            <text:p>0,920845480141026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150]+[.D149]*[.$D$1]" office:value-type="float" office:value="49.3190718060327" calcext:value-type="float">
            <text:p>49,3190718060327</text:p>
          </table:table-cell>
          <table:table-cell table:formula="of:=[.D150]*[.D150]" office:value-type="float" office:value="2432.37084380861" calcext:value-type="float">
            <text:p>2432,37084380861</text:p>
          </table:table-cell>
          <table:table-cell table:formula="of:=[.D150]-12.5" office:value-type="float" office:value="36.8190718060327" calcext:value-type="float">
            <text:p>36,8190718060327</text:p>
          </table:table-cell>
          <table:table-cell table:formula="of:=[.F150]*[.F150]" office:value-type="float" office:value="1355.64404865779" calcext:value-type="float">
            <text:p>1355,64404865779</text:p>
          </table:table-cell>
        </table:table-row>
        <table:table-row table:style-name="ro1">
          <table:table-cell table:formula="of:=SIN(2*PI()/[.$C$1]*[.B151])" office:value-type="float" office:value="0.923879532511287" calcext:value-type="float">
            <text:p>0,92387953251128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A151]+[.D150]*[.$D$1]" office:value-type="float" office:value="49.7497606204837" calcext:value-type="float">
            <text:p>49,7497606204837</text:p>
          </table:table-cell>
          <table:table-cell table:formula="of:=[.D151]*[.D151]" office:value-type="float" office:value="2475.03868179543" calcext:value-type="float">
            <text:p>2475,03868179543</text:p>
          </table:table-cell>
          <table:table-cell table:formula="of:=[.D151]-12.5" office:value-type="float" office:value="37.2497606204837" calcext:value-type="float">
            <text:p>37,2497606204837</text:p>
          </table:table-cell>
          <table:table-cell table:formula="of:=[.F151]*[.F151]" office:value-type="float" office:value="1387.54466628334" calcext:value-type="float">
            <text:p>1387,54466628334</text:p>
          </table:table-cell>
        </table:table-row>
        <table:table-row table:style-name="ro1">
          <table:table-cell table:formula="of:=SIN(2*PI()/[.$C$1]*[.B152])" office:value-type="float" office:value="0.926856595640121" calcext:value-type="float">
            <text:p>0,92685659564012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152]+[.D151]*[.$D$1]" office:value-type="float" office:value="50.179119609919" calcext:value-type="float">
            <text:p>50,179119609919</text:p>
          </table:table-cell>
          <table:table-cell table:formula="of:=[.D152]*[.D152]" office:value-type="float" office:value="2517.94404482655" calcext:value-type="float">
            <text:p>2517,94404482655</text:p>
          </table:table-cell>
          <table:table-cell table:formula="of:=[.D152]-12.5" office:value-type="float" office:value="37.679119609919" calcext:value-type="float">
            <text:p>37,679119609919</text:p>
          </table:table-cell>
          <table:table-cell table:formula="of:=[.F152]*[.F152]" office:value-type="float" office:value="1419.71605457858" calcext:value-type="float">
            <text:p>1419,71605457858</text:p>
          </table:table-cell>
        </table:table-row>
        <table:table-row table:style-name="ro1">
          <table:table-cell table:formula="of:=SIN(2*PI()/[.$C$1]*[.B153])" office:value-type="float" office:value="0.929776485888251" calcext:value-type="float">
            <text:p>0,92977648588825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153]+[.D152]*[.$D$1]" office:value-type="float" office:value="50.607104899708" calcext:value-type="float">
            <text:p>50,607104899708</text:p>
          </table:table-cell>
          <table:table-cell table:formula="of:=[.D153]*[.D153]" office:value-type="float" office:value="2561.07906633005" calcext:value-type="float">
            <text:p>2561,07906633005</text:p>
          </table:table-cell>
          <table:table-cell table:formula="of:=[.D153]-12.5" office:value-type="float" office:value="38.107104899708" calcext:value-type="float">
            <text:p>38,107104899708</text:p>
          </table:table-cell>
          <table:table-cell table:formula="of:=[.F153]*[.F153]" office:value-type="float" office:value="1452.15144383735" calcext:value-type="float">
            <text:p>1452,15144383735</text:p>
          </table:table-cell>
        </table:table-row>
        <table:table-row table:style-name="ro1">
          <table:table-cell table:formula="of:=SIN(2*PI()/[.$C$1]*[.B154])" office:value-type="float" office:value="0.932639023143094" calcext:value-type="float">
            <text:p>0,93263902314309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A154]+[.D153]*[.$D$1]" office:value-type="float" office:value="51.0336728738541" calcext:value-type="float">
            <text:p>51,0336728738541</text:p>
          </table:table-cell>
          <table:table-cell table:formula="of:=[.D154]*[.D154]" office:value-type="float" office:value="2604.43576699555" calcext:value-type="float">
            <text:p>2604,43576699555</text:p>
          </table:table-cell>
          <table:table-cell table:formula="of:=[.D154]-12.5" office:value-type="float" office:value="38.5336728738541" calcext:value-type="float">
            <text:p>38,5336728738541</text:p>
          </table:table-cell>
          <table:table-cell table:formula="of:=[.F154]*[.F154]" office:value-type="float" office:value="1484.8439451492" calcext:value-type="float">
            <text:p>1484,8439451492</text:p>
          </table:table-cell>
        </table:table-row>
        <table:table-row table:style-name="ro1">
          <table:table-cell table:formula="of:=SIN(2*PI()/[.$C$1]*[.B155])" office:value-type="float" office:value="0.935444030829867" calcext:value-type="float">
            <text:p>0,935444030829867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155]+[.D154]*[.$D$1]" office:value-type="float" office:value="51.4587801759454" calcext:value-type="float">
            <text:p>51,4587801759454</text:p>
          </table:table-cell>
          <table:table-cell table:formula="of:=[.D155]*[.D155]" office:value-type="float" office:value="2648.00605719627" calcext:value-type="float">
            <text:p>2648,00605719627</text:p>
          </table:table-cell>
          <table:table-cell table:formula="of:=[.D155]-12.5" office:value-type="float" office:value="38.9587801759454" calcext:value-type="float">
            <text:p>38,9587801759454</text:p>
          </table:table-cell>
          <table:table-cell table:formula="of:=[.F155]*[.F155]" office:value-type="float" office:value="1517.78655279763" calcext:value-type="float">
            <text:p>1517,78655279763</text:p>
          </table:table-cell>
        </table:table-row>
        <table:table-row table:style-name="ro1">
          <table:table-cell table:formula="of:=SIN(2*PI()/[.$C$1]*[.B156])" office:value-type="float" office:value="0.938191335922484" calcext:value-type="float">
            <text:p>0,93819133592248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A156]+[.D155]*[.$D$1]" office:value-type="float" office:value="51.8823837101084" calcext:value-type="float">
            <text:p>51,8823837101084</text:p>
          </table:table-cell>
          <table:table-cell table:formula="of:=[.D156]*[.D156]" office:value-type="float" office:value="2691.78173944292" calcext:value-type="float">
            <text:p>2691,78173944292</text:p>
          </table:table-cell>
          <table:table-cell table:formula="of:=[.D156]-12.5" office:value-type="float" office:value="39.3823837101084" calcext:value-type="float">
            <text:p>39,3823837101084</text:p>
          </table:table-cell>
          <table:table-cell table:formula="of:=[.F156]*[.F156]" office:value-type="float" office:value="1550.97214669021" calcext:value-type="float">
            <text:p>1550,97214669021</text:p>
          </table:table-cell>
        </table:table-row>
        <table:table-row table:style-name="ro1">
          <table:table-cell table:formula="of:=SIN(2*PI()/[.$C$1]*[.B157])" office:value-type="float" office:value="0.940880768954226" calcext:value-type="float">
            <text:p>0,94088076895422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157]+[.D156]*[.$D$1]" office:value-type="float" office:value="52.3044406419615" calcext:value-type="float">
            <text:p>52,3044406419615</text:p>
          </table:table-cell>
          <table:table-cell table:formula="of:=[.D157]*[.D157]" office:value-type="float" office:value="2735.75451086848" calcext:value-type="float">
            <text:p>2735,75451086848</text:p>
          </table:table-cell>
          <table:table-cell table:formula="of:=[.D157]-12.5" office:value-type="float" office:value="39.8044406419615" calcext:value-type="float">
            <text:p>39,8044406419615</text:p>
          </table:table-cell>
          <table:table-cell table:formula="of:=[.F157]*[.F157]" office:value-type="float" office:value="1584.39349481944" calcext:value-type="float">
            <text:p>1584,39349481944</text:p>
          </table:table-cell>
        </table:table-row>
        <table:table-row table:style-name="ro1">
          <table:table-cell table:formula="of:=SIN(2*PI()/[.$C$1]*[.B158])" office:value-type="float" office:value="0.943512164028194" calcext:value-type="float">
            <text:p>0,94351216402819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158]+[.D157]*[.$D$1]" office:value-type="float" office:value="52.7249083995701" calcext:value-type="float">
            <text:p>52,7249083995701</text:p>
          </table:table-cell>
          <table:table-cell table:formula="of:=[.D158]*[.D158]" office:value-type="float" office:value="2779.91596574306" calcext:value-type="float">
            <text:p>2779,91596574306</text:p>
          </table:table-cell>
          <table:table-cell table:formula="of:=[.D158]-12.5" office:value-type="float" office:value="40.2249083995701" calcext:value-type="float">
            <text:p>40,2249083995701</text:p>
          </table:table-cell>
          <table:table-cell table:formula="of:=[.F158]*[.F158]" office:value-type="float" office:value="1618.04325575381" calcext:value-type="float">
            <text:p>1618,04325575381</text:p>
          </table:table-cell>
        </table:table-row>
        <table:table-row table:style-name="ro1">
          <table:table-cell table:formula="of:=SIN(2*PI()/[.$C$1]*[.B159])" office:value-type="float" office:value="0.946085358827545" calcext:value-type="float">
            <text:p>0,946085358827545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A159]+[.D158]*[.$D$1]" office:value-type="float" office:value="53.143744674402" calcext:value-type="float">
            <text:p>53,143744674402</text:p>
          </table:table-cell>
          <table:table-cell table:formula="of:=[.D159]*[.D159]" office:value-type="float" office:value="2824.25759801803" calcext:value-type="float">
            <text:p>2824,25759801803</text:p>
          </table:table-cell>
          <table:table-cell table:formula="of:=[.D159]-12.5" office:value-type="float" office:value="40.643744674402" calcext:value-type="float">
            <text:p>40,643744674402</text:p>
          </table:table-cell>
          <table:table-cell table:formula="of:=[.F159]*[.F159]" office:value-type="float" office:value="1651.91398115798" calcext:value-type="float">
            <text:p>1651,91398115798</text:p>
          </table:table-cell>
        </table:table-row>
        <table:table-row table:style-name="ro1">
          <table:table-cell table:formula="of:=SIN(2*PI()/[.$C$1]*[.B160])" office:value-type="float" office:value="0.948600194625505" calcext:value-type="float">
            <text:p>0,94860019462550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A160]+[.D159]*[.$D$1]" office:value-type="float" office:value="53.5609074222835" calcext:value-type="float">
            <text:p>53,5609074222835</text:p>
          </table:table-cell>
          <table:table-cell table:formula="of:=[.D160]*[.D160]" office:value-type="float" office:value="2868.77080389842" calcext:value-type="float">
            <text:p>2868,77080389842</text:p>
          </table:table-cell>
          <table:table-cell table:formula="of:=[.D160]-12.5" office:value-type="float" office:value="41.0609074222835" calcext:value-type="float">
            <text:p>41,0609074222835</text:p>
          </table:table-cell>
          <table:table-cell table:formula="of:=[.F160]*[.F160]" office:value-type="float" office:value="1685.99811834133" calcext:value-type="float">
            <text:p>1685,99811834133</text:p>
          </table:table-cell>
        </table:table-row>
        <table:table-row table:style-name="ro1">
          <table:table-cell table:formula="of:=SIN(2*PI()/[.$C$1]*[.B161])" office:value-type="float" office:value="0.951056516295153" calcext:value-type="float">
            <text:p>0,951056516295153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161]+[.D160]*[.$D$1]" office:value-type="float" office:value="53.9763548643558" calcext:value-type="float">
            <text:p>53,9763548643558</text:p>
          </table:table-cell>
          <table:table-cell table:formula="of:=[.D161]*[.D161]" office:value-type="float" office:value="2913.44688444286" calcext:value-type="float">
            <text:p>2913,44688444286</text:p>
          </table:table-cell>
          <table:table-cell table:formula="of:=[.D161]-12.5" office:value-type="float" office:value="41.4763548643558" calcext:value-type="float">
            <text:p>41,4763548643558</text:p>
          </table:table-cell>
          <table:table-cell table:formula="of:=[.F161]*[.F161]" office:value-type="float" office:value="1720.28801283397" calcext:value-type="float">
            <text:p>1720,28801283397</text:p>
          </table:table-cell>
        </table:table-row>
        <table:table-row table:style-name="ro1">
          <table:table-cell table:formula="of:=SIN(2*PI()/[.$C$1]*[.B162])" office:value-type="float" office:value="0.953454172319001" calcext:value-type="float">
            <text:p>0,95345417231900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A162]+[.D161]*[.$D$1]" office:value-type="float" office:value="54.3900454880312" calcext:value-type="float">
            <text:p>54,3900454880312</text:p>
          </table:table-cell>
          <table:table-cell table:formula="of:=[.D162]*[.D162]" office:value-type="float" office:value="2958.27704819011" calcext:value-type="float">
            <text:p>2958,27704819011</text:p>
          </table:table-cell>
          <table:table-cell table:formula="of:=[.D162]-12.5" office:value-type="float" office:value="41.8900454880312" calcext:value-type="float">
            <text:p>41,8900454880312</text:p>
          </table:table-cell>
          <table:table-cell table:formula="of:=[.F162]*[.F162]" office:value-type="float" office:value="1754.77591098932" calcext:value-type="float">
            <text:p>1754,77591098932</text:p>
          </table:table-cell>
        </table:table-row>
        <table:table-row table:style-name="ro1">
          <table:table-cell table:formula="of:=SIN(2*PI()/[.$C$1]*[.B163])" office:value-type="float" office:value="0.95579301479833" calcext:value-type="float">
            <text:p>0,9557930147983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163]+[.D162]*[.$D$1]" office:value-type="float" office:value="54.8019380479492" calcext:value-type="float">
            <text:p>54,8019380479492</text:p>
          </table:table-cell>
          <table:table-cell table:formula="of:=[.D163]*[.D163]" office:value-type="float" office:value="3003.25241381127" calcext:value-type="float">
            <text:p>3003,25241381127</text:p>
          </table:table-cell>
          <table:table-cell table:formula="of:=[.D163]-12.5" office:value-type="float" office:value="42.3019380479492" calcext:value-type="float">
            <text:p>42,3019380479492</text:p>
          </table:table-cell>
          <table:table-cell table:formula="of:=[.F163]*[.F163]" office:value-type="float" office:value="1789.45396261254" calcext:value-type="float">
            <text:p>1789,45396261254</text:p>
          </table:table-cell>
        </table:table-row>
        <table:table-row table:style-name="ro1">
          <table:table-cell table:formula="of:=SIN(2*PI()/[.$C$1]*[.B164])" office:value-type="float" office:value="0.958072899462319" calcext:value-type="float">
            <text:p>0,958072899462319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A164]+[.D163]*[.$D$1]" office:value-type="float" office:value="55.2119915669321" calcext:value-type="float">
            <text:p>55,2119915669321</text:p>
          </table:table-cell>
          <table:table-cell table:formula="of:=[.D164]*[.D164]" office:value-type="float" office:value="3048.36401278698" calcext:value-type="float">
            <text:p>3048,36401278698</text:p>
          </table:table-cell>
          <table:table-cell table:formula="of:=[.D164]-12.5" office:value-type="float" office:value="42.7119915669321" calcext:value-type="float">
            <text:p>42,7119915669321</text:p>
          </table:table-cell>
          <table:table-cell table:formula="of:=[.F164]*[.F164]" office:value-type="float" office:value="1824.31422361368" calcext:value-type="float">
            <text:p>1824,31422361368</text:p>
          </table:table-cell>
        </table:table-row>
        <table:table-row table:style-name="ro1">
          <table:table-cell table:formula="of:=SIN(2*PI()/[.$C$1]*[.B165])" office:value-type="float" office:value="0.960293685676943" calcext:value-type="float">
            <text:p>0,960293685676943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165]+[.D164]*[.$D$1]" office:value-type="float" office:value="55.6201653369397" calcext:value-type="float">
            <text:p>55,6201653369397</text:p>
          </table:table-cell>
          <table:table-cell table:formula="of:=[.D165]*[.D165]" office:value-type="float" office:value="3093.60279210851" calcext:value-type="float">
            <text:p>3093,60279210851</text:p>
          </table:table-cell>
          <table:table-cell table:formula="of:=[.D165]-12.5" office:value-type="float" office:value="43.1201653369397" calcext:value-type="float">
            <text:p>43,1201653369397</text:p>
          </table:table-cell>
          <table:table-cell table:formula="of:=[.F165]*[.F165]" office:value-type="float" office:value="1859.34865868501" calcext:value-type="float">
            <text:p>1859,34865868501</text:p>
          </table:table-cell>
        </table:table-row>
        <table:table-row table:style-name="ro1">
          <table:table-cell table:formula="of:=SIN(2*PI()/[.$C$1]*[.B166])" office:value-type="float" office:value="0.962455236453647" calcext:value-type="float">
            <text:p>0,96245523645364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166]+[.D165]*[.$D$1]" office:value-type="float" office:value="56.0264189200239" calcext:value-type="float">
            <text:p>56,0264189200239</text:p>
          </table:table-cell>
          <table:table-cell table:formula="of:=[.D166]*[.D166]" office:value-type="float" office:value="3138.95961700202" calcext:value-type="float">
            <text:p>3138,95961700202</text:p>
          </table:table-cell>
          <table:table-cell table:formula="of:=[.D166]-12.5" office:value-type="float" office:value="43.5264189200239" calcext:value-type="float">
            <text:p>43,5264189200239</text:p>
          </table:table-cell>
          <table:table-cell table:formula="of:=[.F166]*[.F166]" office:value-type="float" office:value="1894.54914400142" calcext:value-type="float">
            <text:p>1894,54914400142</text:p>
          </table:table-cell>
        </table:table-row>
        <table:table-row table:style-name="ro1">
          <table:table-cell table:formula="of:=SIN(2*PI()/[.$C$1]*[.B167])" office:value-type="float" office:value="0.964557418457798" calcext:value-type="float">
            <text:p>0,96455741845779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A167]+[.D166]*[.$D$1]" office:value-type="float" office:value="56.4307121492815" calcext:value-type="float">
            <text:p>56,4307121492815</text:p>
          </table:table-cell>
          <table:table-cell table:formula="of:=[.D167]*[.D167]" office:value-type="float" office:value="3184.42527367507" calcext:value-type="float">
            <text:p>3184,42527367507</text:p>
          </table:table-cell>
          <table:table-cell table:formula="of:=[.D167]-12.5" office:value-type="float" office:value="43.9307121492815" calcext:value-type="float">
            <text:p>43,9307121492815</text:p>
          </table:table-cell>
          <table:table-cell table:formula="of:=[.F167]*[.F167]" office:value-type="float" office:value="1929.90746994303" calcext:value-type="float">
            <text:p>1929,90746994303</text:p>
          </table:table-cell>
        </table:table-row>
        <table:table-row table:style-name="ro1">
          <table:table-cell table:formula="of:=SIN(2*PI()/[.$C$1]*[.B168])" office:value-type="float" office:value="0.966600102016907" calcext:value-type="float">
            <text:p>0,966600102016907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168]+[.D167]*[.$D$1]" office:value-type="float" office:value="56.8330051298056" calcext:value-type="float">
            <text:p>56,8330051298056</text:p>
          </table:table-cell>
          <table:table-cell table:formula="of:=[.D168]*[.D168]" office:value-type="float" office:value="3229.99047208451" calcext:value-type="float">
            <text:p>3229,99047208451</text:p>
          </table:table-cell>
          <table:table-cell table:formula="of:=[.D168]-12.5" office:value-type="float" office:value="44.3330051298056" calcext:value-type="float">
            <text:p>44,3330051298056</text:p>
          </table:table-cell>
          <table:table-cell table:formula="of:=[.F168]*[.F168]" office:value-type="float" office:value="1965.41534383937" calcext:value-type="float">
            <text:p>1965,41534383937</text:p>
          </table:table-cell>
        </table:table-row>
        <table:table-row table:style-name="ro1">
          <table:table-cell table:formula="of:=SIN(2*PI()/[.$C$1]*[.B169])" office:value-type="float" office:value="0.968583161128631" calcext:value-type="float">
            <text:p>0,968583161128631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69]+[.D168]*[.$D$1]" office:value-type="float" office:value="57.2332582396362" calcext:value-type="float">
            <text:p>57,2332582396362</text:p>
          </table:table-cell>
          <table:table-cell table:formula="of:=[.D169]*[.D169]" office:value-type="float" office:value="3275.64584872488" calcext:value-type="float">
            <text:p>3275,64584872488</text:p>
          </table:table-cell>
          <table:table-cell table:formula="of:=[.D169]-12.5" office:value-type="float" office:value="44.7332582396362" calcext:value-type="float">
            <text:p>44,7332582396362</text:p>
          </table:table-cell>
          <table:table-cell table:formula="of:=[.F169]*[.F169]" office:value-type="float" office:value="2001.06439273398" calcext:value-type="float">
            <text:p>2001,06439273398</text:p>
          </table:table-cell>
        </table:table-row>
        <table:table-row table:style-name="ro1">
          <table:table-cell table:formula="of:=SIN(2*PI()/[.$C$1]*[.B170])" office:value-type="float" office:value="0.970506473468542" calcext:value-type="float">
            <text:p>0,970506473468542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170]+[.D169]*[.$D$1]" office:value-type="float" office:value="57.6314321307083" calcext:value-type="float">
            <text:p>57,6314321307083</text:p>
          </table:table-cell>
          <table:table-cell table:formula="of:=[.D170]*[.D170]" office:value-type="float" office:value="3321.38196943644" calcext:value-type="float">
            <text:p>3321,38196943644</text:p>
          </table:table-cell>
          <table:table-cell table:formula="of:=[.D170]-12.5" office:value-type="float" office:value="45.1314321307083" calcext:value-type="float">
            <text:p>45,1314321307083</text:p>
          </table:table-cell>
          <table:table-cell table:formula="of:=[.F170]*[.F170]" office:value-type="float" office:value="2036.84616616873" calcext:value-type="float">
            <text:p>2036,84616616873</text:p>
          </table:table-cell>
        </table:table-row>
        <table:table-row table:style-name="ro1">
          <table:table-cell table:formula="of:=SIN(2*PI()/[.$C$1]*[.B171])" office:value-type="float" office:value="0.972369920397677" calcext:value-type="float">
            <text:p>0,972369920397677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171]+[.D170]*[.$D$1]" office:value-type="float" office:value="58.0274877297989" calcext:value-type="float">
            <text:p>58,0274877297989</text:p>
          </table:table-cell>
          <table:table-cell table:formula="of:=[.D171]*[.D171]" office:value-type="float" office:value="3367.18933223197" calcext:value-type="float">
            <text:p>3367,18933223197</text:p>
          </table:table-cell>
          <table:table-cell table:formula="of:=[.D171]-12.5" office:value-type="float" office:value="45.5274877297989" calcext:value-type="float">
            <text:p>45,5274877297989</text:p>
          </table:table-cell>
          <table:table-cell table:formula="of:=[.F171]*[.F171]" office:value-type="float" office:value="2072.75213898699" calcext:value-type="float">
            <text:p>2072,75213898699</text:p>
          </table:table-cell>
        </table:table-row>
        <table:table-row table:style-name="ro1">
          <table:table-cell table:formula="of:=SIN(2*PI()/[.$C$1]*[.B172])" office:value-type="float" office:value="0.974173386969849" calcext:value-type="float">
            <text:p>0,974173386969849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A172]+[.D171]*[.$D$1]" office:value-type="float" office:value="58.4213862394708" calcext:value-type="float">
            <text:p>58,4213862394708</text:p>
          </table:table-cell>
          <table:table-cell table:formula="of:=[.D172]*[.D172]" office:value-type="float" office:value="3413.05837014143" calcext:value-type="float">
            <text:p>3413,05837014143</text:p>
          </table:table-cell>
          <table:table-cell table:formula="of:=[.D172]-12.5" office:value-type="float" office:value="45.9213862394708" calcext:value-type="float">
            <text:p>45,9213862394708</text:p>
          </table:table-cell>
          <table:table-cell table:formula="of:=[.F172]*[.F172]" office:value-type="float" office:value="2108.77371415466" calcext:value-type="float">
            <text:p>2108,77371415466</text:p>
          </table:table-cell>
        </table:table-row>
        <table:table-row table:style-name="ro1">
          <table:table-cell table:formula="of:=SIN(2*PI()/[.$C$1]*[.B173])" office:value-type="float" office:value="0.975916761938747" calcext:value-type="float">
            <text:p>0,97591676193874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173]+[.D172]*[.$D$1]" office:value-type="float" office:value="58.8130891390148" calcext:value-type="float">
            <text:p>58,8130891390148</text:p>
          </table:table-cell>
          <table:table-cell table:formula="of:=[.D173]*[.D173]" office:value-type="float" office:value="3458.9794540737" calcext:value-type="float">
            <text:p>3458,9794540737</text:p>
          </table:table-cell>
          <table:table-cell table:formula="of:=[.D173]-12.5" office:value-type="float" office:value="46.3130891390148" calcext:value-type="float">
            <text:p>46,3130891390148</text:p>
          </table:table-cell>
          <table:table-cell table:formula="of:=[.F173]*[.F173]" office:value-type="float" office:value="2144.90222559833" calcext:value-type="float">
            <text:p>2144,90222559833</text:p>
          </table:table-cell>
        </table:table-row>
        <table:table-row table:style-name="ro1">
          <table:table-cell table:formula="of:=SIN(2*PI()/[.$C$1]*[.B174])" office:value-type="float" office:value="0.977599937764791" calcext:value-type="float">
            <text:p>0,97759993776479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A174]+[.D173]*[.$D$1]" office:value-type="float" office:value="59.2025581853895" calcext:value-type="float">
            <text:p>59,2025581853895</text:p>
          </table:table-cell>
          <table:table-cell table:formula="of:=[.D174]*[.D174]" office:value-type="float" office:value="3504.94289569443" calcext:value-type="float">
            <text:p>3504,94289569443</text:p>
          </table:table-cell>
          <table:table-cell table:formula="of:=[.D174]-12.5" office:value-type="float" office:value="46.7025581853895" calcext:value-type="float">
            <text:p>46,7025581853895</text:p>
          </table:table-cell>
          <table:table-cell table:formula="of:=[.F174]*[.F174]" office:value-type="float" office:value="2181.12894105969" calcext:value-type="float">
            <text:p>2181,12894105969</text:p>
          </table:table-cell>
        </table:table-row>
        <table:table-row table:style-name="ro1">
          <table:table-cell table:formula="of:=SIN(2*PI()/[.$C$1]*[.B175])" office:value-type="float" office:value="0.979222810621766" calcext:value-type="float">
            <text:p>0,97922281062176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175]+[.D174]*[.$D$1]" office:value-type="float" office:value="59.5897554141573" calcext:value-type="float">
            <text:p>59,5897554141573</text:p>
          </table:table-cell>
          <table:table-cell table:formula="of:=[.D175]*[.D175]" office:value-type="float" office:value="3550.93895031909" calcext:value-type="float">
            <text:p>3550,93895031909</text:p>
          </table:table-cell>
          <table:table-cell table:formula="of:=[.D175]-12.5" office:value-type="float" office:value="47.0897554141573" calcext:value-type="float">
            <text:p>47,0897554141573</text:p>
          </table:table-cell>
          <table:table-cell table:formula="of:=[.F175]*[.F175]" office:value-type="float" office:value="2217.44506496516" calcext:value-type="float">
            <text:p>2217,44506496516</text:p>
          </table:table-cell>
        </table:table-row>
        <table:table-row table:style-name="ro1">
          <table:table-cell table:formula="of:=SIN(2*PI()/[.$C$1]*[.B176])" office:value-type="float" office:value="0.98078528040323" calcext:value-type="float">
            <text:p>0,9807852804032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A176]+[.D175]*[.$D$1]" office:value-type="float" office:value="59.974643140419" calcext:value-type="float">
            <text:p>59,974643140419</text:p>
          </table:table-cell>
          <table:table-cell table:formula="of:=[.D176]*[.D176]" office:value-type="float" office:value="3596.95781982061" calcext:value-type="float">
            <text:p>3596,95781982061</text:p>
          </table:table-cell>
          <table:table-cell table:formula="of:=[.D176]-12.5" office:value-type="float" office:value="47.474643140419" calcext:value-type="float">
            <text:p>47,474643140419</text:p>
          </table:table-cell>
          <table:table-cell table:formula="of:=[.F176]*[.F176]" office:value-type="float" office:value="2253.84174131013" calcext:value-type="float">
            <text:p>2253,84174131013</text:p>
          </table:table-cell>
        </table:table-row>
        <table:table-row table:style-name="ro1">
          <table:table-cell table:formula="of:=SIN(2*PI()/[.$C$1]*[.B177])" office:value-type="float" office:value="0.982287250728689" calcext:value-type="float">
            <text:p>0,982287250728689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77]+[.D176]*[.$D$1]" office:value-type="float" office:value="60.3571839597435" calcext:value-type="float">
            <text:p>60,3571839597435</text:p>
          </table:table-cell>
          <table:table-cell table:formula="of:=[.D177]*[.D177]" office:value-type="float" office:value="3642.98965555032" calcext:value-type="float">
            <text:p>3642,98965555032</text:p>
          </table:table-cell>
          <table:table-cell table:formula="of:=[.D177]-12.5" office:value-type="float" office:value="47.8571839597435" calcext:value-type="float">
            <text:p>47,8571839597435</text:p>
          </table:table-cell>
          <table:table-cell table:formula="of:=[.F177]*[.F177]" office:value-type="float" office:value="2290.31005655673" calcext:value-type="float">
            <text:p>2290,31005655673</text:p>
          </table:table-cell>
        </table:table-row>
        <table:table-row table:style-name="ro1">
          <table:table-cell table:formula="of:=SIN(2*PI()/[.$C$1]*[.B178])" office:value-type="float" office:value="0.983728628949536" calcext:value-type="float">
            <text:p>0,98372862894953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178]+[.D177]*[.$D$1]" office:value-type="float" office:value="60.7373407490956" calcext:value-type="float">
            <text:p>60,7373407490956</text:p>
          </table:table-cell>
          <table:table-cell table:formula="of:=[.D178]*[.D178]" office:value-type="float" office:value="3689.02456127175" calcext:value-type="float">
            <text:p>3689,02456127175</text:p>
          </table:table-cell>
          <table:table-cell table:formula="of:=[.D178]-12.5" office:value-type="float" office:value="48.2373407490956" calcext:value-type="float">
            <text:p>48,2373407490956</text:p>
          </table:table-cell>
          <table:table-cell table:formula="of:=[.F178]*[.F178]" office:value-type="float" office:value="2326.84104254436" calcext:value-type="float">
            <text:p>2326,84104254436</text:p>
          </table:table-cell>
        </table:table-row>
        <table:table-row table:style-name="ro1">
          <table:table-cell table:formula="of:=SIN(2*PI()/[.$C$1]*[.B179])" office:value-type="float" office:value="0.985109326154774" calcext:value-type="float">
            <text:p>0,98510932615477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179]+[.D178]*[.$D$1]" office:value-type="float" office:value="61.1150766677594" calcext:value-type="float">
            <text:p>61,1150766677594</text:p>
          </table:table-cell>
          <table:table-cell table:formula="of:=[.D179]*[.D179]" office:value-type="float" office:value="3735.05259610611" calcext:value-type="float">
            <text:p>3735,05259610611</text:p>
          </table:table-cell>
          <table:table-cell table:formula="of:=[.D179]-12.5" office:value-type="float" office:value="48.6150766677594" calcext:value-type="float">
            <text:p>48,6150766677594</text:p>
          </table:table-cell>
          <table:table-cell table:formula="of:=[.F179]*[.F179]" office:value-type="float" office:value="2363.42567941213" calcext:value-type="float">
            <text:p>2363,42567941213</text:p>
          </table:table-cell>
        </table:table-row>
        <table:table-row table:style-name="ro1">
          <table:table-cell table:formula="of:=SIN(2*PI()/[.$C$1]*[.B180])" office:value-type="float" office:value="0.986429257176495" calcext:value-type="float">
            <text:p>0,98642925717649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A180]+[.D179]*[.$D$1]" office:value-type="float" office:value="61.4903551582583" calcext:value-type="float">
            <text:p>61,4903551582583</text:p>
          </table:table-cell>
          <table:table-cell table:formula="of:=[.D180]*[.D180]" office:value-type="float" office:value="3781.06377748875" calcext:value-type="float">
            <text:p>3781,06377748875</text:p>
          </table:table-cell>
          <table:table-cell table:formula="of:=[.D180]-12.5" office:value-type="float" office:value="48.9903551582583" calcext:value-type="float">
            <text:p>48,9903551582583</text:p>
          </table:table-cell>
          <table:table-cell table:formula="of:=[.F180]*[.F180]" office:value-type="float" office:value="2400.05489853229" calcext:value-type="float">
            <text:p>2400,05489853229</text:p>
          </table:table-cell>
        </table:table-row>
        <table:table-row table:style-name="ro1">
          <table:table-cell table:formula="of:=SIN(2*PI()/[.$C$1]*[.B181])" office:value-type="float" office:value="0.987688340595138" calcext:value-type="float">
            <text:p>0,9876883405951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181]+[.D180]*[.$D$1]" office:value-type="float" office:value="61.8631399472709" calcext:value-type="float">
            <text:p>61,8631399472709</text:p>
          </table:table-cell>
          <table:table-cell table:formula="of:=[.D181]*[.D181]" office:value-type="float" office:value="3827.04808413562" calcext:value-type="float">
            <text:p>3827,04808413562</text:p>
          </table:table-cell>
          <table:table-cell table:formula="of:=[.D181]-12.5" office:value-type="float" office:value="49.3631399472709" calcext:value-type="float">
            <text:p>49,3631399472709</text:p>
          </table:table-cell>
          <table:table-cell table:formula="of:=[.F181]*[.F181]" office:value-type="float" office:value="2436.71958545385" calcext:value-type="float">
            <text:p>2436,71958545385</text:p>
          </table:table-cell>
        </table:table-row>
        <table:table-row table:style-name="ro1">
          <table:table-cell table:formula="of:=SIN(2*PI()/[.$C$1]*[.B182])" office:value-type="float" office:value="0.988886498744505" calcext:value-type="float">
            <text:p>0,988886498744505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182]+[.D181]*[.$D$1]" office:value-type="float" office:value="62.2333950465427" calcext:value-type="float">
            <text:p>62,2333950465427</text:p>
          </table:table-cell>
          <table:table-cell table:formula="of:=[.D182]*[.D182]" office:value-type="float" office:value="3872.99545901904" calcext:value-type="float">
            <text:p>3872,99545901904</text:p>
          </table:table-cell>
          <table:table-cell table:formula="of:=[.D182]-12.5" office:value-type="float" office:value="49.7333950465427" calcext:value-type="float">
            <text:p>49,7333950465427</text:p>
          </table:table-cell>
          <table:table-cell table:formula="of:=[.F182]*[.F182]" office:value-type="float" office:value="2473.41058285547" calcext:value-type="float">
            <text:p>2473,41058285547</text:p>
          </table:table-cell>
        </table:table-row>
        <table:table-row table:style-name="ro1">
          <table:table-cell table:formula="of:=SIN(2*PI()/[.$C$1]*[.B183])" office:value-type="float" office:value="0.990023657716558" calcext:value-type="float">
            <text:p>0,99002365771655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183]+[.D182]*[.$D$1]" office:value-type="float" office:value="62.6010847537938" calcext:value-type="float">
            <text:p>62,6010847537938</text:p>
          </table:table-cell>
          <table:table-cell table:formula="of:=[.D183]*[.D183]" office:value-type="float" office:value="3918.89581235167" calcext:value-type="float">
            <text:p>3918,89581235167</text:p>
          </table:table-cell>
          <table:table-cell table:formula="of:=[.D183]-12.5" office:value-type="float" office:value="50.1010847537938" calcext:value-type="float">
            <text:p>50,1010847537938</text:p>
          </table:table-cell>
          <table:table-cell table:formula="of:=[.F183]*[.F183]" office:value-type="float" office:value="2510.11869350683" calcext:value-type="float">
            <text:p>2510,11869350683</text:p>
          </table:table-cell>
        </table:table-row>
        <table:table-row table:style-name="ro1">
          <table:table-cell table:formula="of:=SIN(2*PI()/[.$C$1]*[.B184])" office:value-type="float" office:value="0.991099747365975" calcext:value-type="float">
            <text:p>0,991099747365975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A184]+[.D183]*[.$D$1]" office:value-type="float" office:value="62.9661736536218" calcext:value-type="float">
            <text:p>62,9661736536218</text:p>
          </table:table-cell>
          <table:table-cell table:formula="of:=[.D184]*[.D184]" office:value-type="float" office:value="3964.73902457806" calcext:value-type="float">
            <text:p>3964,73902457806</text:p>
          </table:table-cell>
          <table:table-cell table:formula="of:=[.D184]-12.5" office:value-type="float" office:value="50.4661736536218" calcext:value-type="float">
            <text:p>50,4661736536218</text:p>
          </table:table-cell>
          <table:table-cell table:formula="of:=[.F184]*[.F184]" office:value-type="float" office:value="2546.83468323751" calcext:value-type="float">
            <text:p>2546,83468323751</text:p>
          </table:table-cell>
        </table:table-row>
        <table:table-row table:style-name="ro1">
          <table:table-cell table:formula="of:=SIN(2*PI()/[.$C$1]*[.B185])" office:value-type="float" office:value="0.992114701314478" calcext:value-type="float">
            <text:p>0,99211470131447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185]+[.D184]*[.$D$1]" office:value-type="float" office:value="63.3286266184001" calcext:value-type="float">
            <text:p>63,3286266184001</text:p>
          </table:table-cell>
          <table:table-cell table:formula="of:=[.D185]*[.D185]" office:value-type="float" office:value="4010.51494937273" calcext:value-type="float">
            <text:p>4010,51494937273</text:p>
          </table:table-cell>
          <table:table-cell table:formula="of:=[.D185]-12.5" office:value-type="float" office:value="50.8286266184001" calcext:value-type="float">
            <text:p>50,8286266184001</text:p>
          </table:table-cell>
          <table:table-cell table:formula="of:=[.F185]*[.F185]" office:value-type="float" office:value="2583.54928391273" calcext:value-type="float">
            <text:p>2583,54928391273</text:p>
          </table:table-cell>
        </table:table-row>
        <table:table-row table:style-name="ro1">
          <table:table-cell table:formula="of:=SIN(2*PI()/[.$C$1]*[.B186])" office:value-type="float" office:value="0.993068456954926" calcext:value-type="float">
            <text:p>0,99306845695492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186]+[.D185]*[.$D$1]" office:value-type="float" office:value="63.688408809171" calcext:value-type="float">
            <text:p>63,688408809171</text:p>
          </table:table-cell>
          <table:table-cell table:formula="of:=[.D186]*[.D186]" office:value-type="float" office:value="4056.21341664409" calcext:value-type="float">
            <text:p>4056,21341664409</text:p>
          </table:table-cell>
          <table:table-cell table:formula="of:=[.D186]-12.5" office:value-type="float" office:value="51.188408809171" calcext:value-type="float">
            <text:p>51,188408809171</text:p>
          </table:table-cell>
          <table:table-cell table:formula="of:=[.F186]*[.F186]" office:value-type="float" office:value="2620.25319641482" calcext:value-type="float">
            <text:p>2620,25319641482</text:p>
          </table:table-cell>
        </table:table-row>
        <table:table-row table:style-name="ro1">
          <table:table-cell table:formula="of:=SIN(2*PI()/[.$C$1]*[.B187])" office:value-type="float" office:value="0.99396095545518" calcext:value-type="float">
            <text:p>0,9939609554551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A187]+[.D186]*[.$D$1]" office:value-type="float" office:value="64.0454856765345" calcext:value-type="float">
            <text:p>64,0454856765345</text:p>
          </table:table-cell>
          <table:table-cell table:formula="of:=[.D187]*[.D187]" office:value-type="float" office:value="4101.82423554318" calcext:value-type="float">
            <text:p>4101,82423554318</text:p>
          </table:table-cell>
          <table:table-cell table:formula="of:=[.D187]-12.5" office:value-type="float" office:value="51.5454856765345" calcext:value-type="float">
            <text:p>51,5454856765345</text:p>
          </table:table-cell>
          <table:table-cell table:formula="of:=[.F187]*[.F187]" office:value-type="float" office:value="2656.93709362982" calcext:value-type="float">
            <text:p>2656,93709362982</text:p>
          </table:table-cell>
        </table:table-row>
        <table:table-row table:style-name="ro1">
          <table:table-cell table:formula="of:=SIN(2*PI()/[.$C$1]*[.B188])" office:value-type="float" office:value="0.994792141761726" calcext:value-type="float">
            <text:p>0,994792141761726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188]+[.D187]*[.$D$1]" office:value-type="float" office:value="64.3998229615309" calcext:value-type="float">
            <text:p>64,3998229615309</text:p>
          </table:table-cell>
          <table:table-cell table:formula="of:=[.D188]*[.D188]" office:value-type="float" office:value="4147.33719747652" calcext:value-type="float">
            <text:p>4147,33719747652</text:p>
          </table:table-cell>
          <table:table-cell table:formula="of:=[.D188]-12.5" office:value-type="float" office:value="51.8998229615309" calcext:value-type="float">
            <text:p>51,8998229615309</text:p>
          </table:table-cell>
          <table:table-cell table:formula="of:=[.F188]*[.F188]" office:value-type="float" office:value="2693.59162343825" calcext:value-type="float">
            <text:p>2693,59162343825</text:p>
          </table:table-cell>
        </table:table-row>
        <table:table-row table:style-name="ro1">
          <table:table-cell table:formula="of:=SIN(2*PI()/[.$C$1]*[.B189])" office:value-type="float" office:value="0.99556196460308" calcext:value-type="float">
            <text:p>0,9955619646030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189]+[.D188]*[.$D$1]" office:value-type="float" office:value="64.7513866965186" calcext:value-type="float">
            <text:p>64,7513866965186</text:p>
          </table:table-cell>
          <table:table-cell table:formula="of:=[.D189]*[.D189]" office:value-type="float" office:value="4192.74207912209" calcext:value-type="float">
            <text:p>4192,74207912209</text:p>
          </table:table-cell>
          <table:table-cell table:formula="of:=[.D189]-12.5" office:value-type="float" office:value="52.2513866965186" calcext:value-type="float">
            <text:p>52,2513866965186</text:p>
          </table:table-cell>
          <table:table-cell table:formula="of:=[.F189]*[.F189]" office:value-type="float" office:value="2730.20741170912" calcext:value-type="float">
            <text:p>2730,20741170912</text:p>
          </table:table-cell>
        </table:table-row>
        <table:table-row table:style-name="ro1">
          <table:table-cell table:formula="of:=SIN(2*PI()/[.$C$1]*[.B190])" office:value-type="float" office:value="0.996270376492941" calcext:value-type="float">
            <text:p>0,996270376492941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190]+[.D189]*[.$D$1]" office:value-type="float" office:value="65.1001432060464" calcext:value-type="float">
            <text:p>65,1001432060464</text:p>
          </table:table-cell>
          <table:table-cell table:formula="of:=[.D190]*[.D190]" office:value-type="float" office:value="4238.02864544775" calcext:value-type="float">
            <text:p>4238,02864544775</text:p>
          </table:table-cell>
          <table:table-cell table:formula="of:=[.D190]-12.5" office:value-type="float" office:value="52.6001432060464" calcext:value-type="float">
            <text:p>52,6001432060464</text:p>
          </table:table-cell>
          <table:table-cell table:formula="of:=[.F190]*[.F190]" office:value-type="float" office:value="2766.77506529659" calcext:value-type="float">
            <text:p>2766,77506529659</text:p>
          </table:table-cell>
        </table:table-row>
        <table:table-row table:style-name="ro1">
          <table:table-cell table:formula="of:=SIN(2*PI()/[.$C$1]*[.B191])" office:value-type="float" office:value="0.996917333733128" calcext:value-type="float">
            <text:p>0,996917333733128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191]+[.D190]*[.$D$1]" office:value-type="float" office:value="65.4460591077191" calcext:value-type="float">
            <text:p>65,4460591077191</text:p>
          </table:table-cell>
          <table:table-cell table:formula="of:=[.D191]*[.D191]" office:value-type="float" office:value="4283.18665273106" calcext:value-type="float">
            <text:p>4283,18665273106</text:p>
          </table:table-cell>
          <table:table-cell table:formula="of:=[.D191]-12.5" office:value-type="float" office:value="52.9460591077191" calcext:value-type="float">
            <text:p>52,9460591077191</text:p>
          </table:table-cell>
          <table:table-cell table:formula="of:=[.F191]*[.F191]" office:value-type="float" office:value="2803.28517503808" calcext:value-type="float">
            <text:p>2803,28517503808</text:p>
          </table:table-cell>
        </table:table-row>
        <table:table-row table:style-name="ro1">
          <table:table-cell table:formula="of:=SIN(2*PI()/[.$C$1]*[.B192])" office:value-type="float" office:value="0.99750279641627" calcext:value-type="float">
            <text:p>0,99750279641627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192]+[.D191]*[.$D$1]" office:value-type="float" office:value="65.7891013130581" calcext:value-type="float">
            <text:p>65,7891013130581</text:p>
          </table:table-cell>
          <table:table-cell table:formula="of:=[.D192]*[.D192]" office:value-type="float" office:value="4328.20585157983" calcext:value-type="float">
            <text:p>4328,20585157983</text:p>
          </table:table-cell>
          <table:table-cell table:formula="of:=[.D192]-12.5" office:value-type="float" office:value="53.2891013130581" calcext:value-type="float">
            <text:p>53,2891013130581</text:p>
          </table:table-cell>
          <table:table-cell table:formula="of:=[.F192]*[.F192]" office:value-type="float" office:value="2839.72831875337" calcext:value-type="float">
            <text:p>2839,72831875337</text:p>
          </table:table-cell>
        </table:table-row>
        <table:table-row table:style-name="ro1">
          <table:table-cell table:formula="of:=SIN(2*PI()/[.$C$1]*[.B193])" office:value-type="float" office:value="0.998026728428271" calcext:value-type="float">
            <text:p>0,998026728428271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193]+[.D192]*[.$D$1]" office:value-type="float" office:value="66.1292370283558" calcext:value-type="float">
            <text:p>66,1292370283558</text:p>
          </table:table-cell>
          <table:table-cell table:formula="of:=[.D193]*[.D193]" office:value-type="float" office:value="4373.07598995247" calcext:value-type="float">
            <text:p>4373,07598995247</text:p>
          </table:table-cell>
          <table:table-cell table:formula="of:=[.D193]-12.5" office:value-type="float" office:value="53.6292370283558" calcext:value-type="float">
            <text:p>53,6292370283558</text:p>
          </table:table-cell>
          <table:table-cell table:formula="of:=[.F193]*[.F193]" office:value-type="float" office:value="2876.09506424357" calcext:value-type="float">
            <text:p>2876,09506424357</text:p>
          </table:table-cell>
        </table:table-row>
        <table:table-row table:style-name="ro1">
          <table:table-cell table:formula="of:=SIN(2*PI()/[.$C$1]*[.B194])" office:value-type="float" office:value="0.998489097450538" calcext:value-type="float">
            <text:p>0,99848909745053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194]+[.D193]*[.$D$1]" office:value-type="float" office:value="66.4664337555228" calcext:value-type="float">
            <text:p>66,4664337555228</text:p>
          </table:table-cell>
          <table:table-cell table:formula="of:=[.D194]*[.D194]" office:value-type="float" office:value="4417.7868161773" calcext:value-type="float">
            <text:p>4417,7868161773</text:p>
          </table:table-cell>
          <table:table-cell table:formula="of:=[.D194]-12.5" office:value-type="float" office:value="53.9664337555228" calcext:value-type="float">
            <text:p>53,9664337555228</text:p>
          </table:table-cell>
          <table:table-cell table:formula="of:=[.F194]*[.F194]" office:value-type="float" office:value="2912.37597228923" calcext:value-type="float">
            <text:p>2912,37597228923</text:p>
          </table:table-cell>
        </table:table-row>
        <table:table-row table:style-name="ro1">
          <table:table-cell table:formula="of:=SIN(2*PI()/[.$C$1]*[.B195])" office:value-type="float" office:value="0.99888987496197" calcext:value-type="float">
            <text:p>0,9988898749619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195]+[.D194]*[.$D$1]" office:value-type="float" office:value="66.8006592929296" calcext:value-type="float">
            <text:p>66,8006592929296</text:p>
          </table:table-cell>
          <table:table-cell table:formula="of:=[.D195]*[.D195]" office:value-type="float" office:value="4462.32808197006" calcext:value-type="float">
            <text:p>4462,32808197006</text:p>
          </table:table-cell>
          <table:table-cell table:formula="of:=[.D195]-12.5" office:value-type="float" office:value="54.3006592929296" calcext:value-type="float">
            <text:p>54,3006592929296</text:p>
          </table:table-cell>
          <table:table-cell table:formula="of:=[.F195]*[.F195]" office:value-type="float" office:value="2948.56159964682" calcext:value-type="float">
            <text:p>2948,56159964682</text:p>
          </table:table-cell>
        </table:table-row>
        <table:table-row table:style-name="ro1">
          <table:table-cell table:formula="of:=SIN(2*PI()/[.$C$1]*[.B196])" office:value-type="float" office:value="0.999229036240723" calcext:value-type="float">
            <text:p>0,999229036240723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196]+[.D195]*[.$D$1]" office:value-type="float" office:value="67.131881736241" calcext:value-type="float">
            <text:p>67,131881736241</text:p>
          </table:table-cell>
          <table:table-cell table:formula="of:=[.D196]*[.D196]" office:value-type="float" office:value="4506.68954544864" calcext:value-type="float">
            <text:p>4506,68954544864</text:p>
          </table:table-cell>
          <table:table-cell table:formula="of:=[.D196]-12.5" office:value-type="float" office:value="54.631881736241" calcext:value-type="float">
            <text:p>54,631881736241</text:p>
          </table:table-cell>
          <table:table-cell table:formula="of:=[.F196]*[.F196]" office:value-type="float" office:value="2984.64250204262" calcext:value-type="float">
            <text:p>2984,64250204262</text:p>
          </table:table-cell>
        </table:table-row>
        <table:table-row table:style-name="ro1">
          <table:table-cell table:formula="of:=SIN(2*PI()/[.$C$1]*[.B197])" office:value-type="float" office:value="0.999506560365731" calcext:value-type="float">
            <text:p>0,999506560365731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197]+[.D196]*[.$D$1]" office:value-type="float" office:value="67.4600694792443" calcext:value-type="float">
            <text:p>67,4600694792443</text:p>
          </table:table-cell>
          <table:table-cell table:formula="of:=[.D197]*[.D197]" office:value-type="float" office:value="4550.86097414447" calcext:value-type="float">
            <text:p>4550,86097414447</text:p>
          </table:table-cell>
          <table:table-cell table:formula="of:=[.D197]-12.5" office:value-type="float" office:value="54.9600694792443" calcext:value-type="float">
            <text:p>54,9600694792443</text:p>
          </table:table-cell>
          <table:table-cell table:formula="of:=[.F197]*[.F197]" office:value-type="float" office:value="3020.60923716336" calcext:value-type="float">
            <text:p>3020,60923716336</text:p>
          </table:table-cell>
        </table:table-row>
        <table:table-row table:style-name="ro1">
          <table:table-cell table:formula="of:=SIN(2*PI()/[.$C$1]*[.B198])" office:value-type="float" office:value="0.999722430218001" calcext:value-type="float">
            <text:p>0,99972243021800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A198]+[.D197]*[.$D$1]" office:value-type="float" office:value="67.7851912146699" calcext:value-type="float">
            <text:p>67,7851912146699</text:p>
          </table:table-cell>
          <table:table-cell table:formula="of:=[.D198]*[.D198]" office:value-type="float" office:value="4594.83214800935" calcext:value-type="float">
            <text:p>4594,83214800935</text:p>
          </table:table-cell>
          <table:table-cell table:formula="of:=[.D198]-12.5" office:value-type="float" office:value="55.2851912146699" calcext:value-type="float">
            <text:p>55,2851912146699</text:p>
          </table:table-cell>
          <table:table-cell table:formula="of:=[.F198]*[.F198]" office:value-type="float" office:value="3056.45236764261" calcext:value-type="float">
            <text:p>3056,45236764261</text:p>
          </table:table-cell>
        </table:table-row>
        <table:table-row table:style-name="ro1">
          <table:table-cell table:formula="of:=SIN(2*PI()/[.$C$1]*[.B199])" office:value-type="float" office:value="0.999876632481661" calcext:value-type="float">
            <text:p>0,99987663248166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199]+[.D198]*[.$D$1]" office:value-type="float" office:value="68.1072159350048" calcext:value-type="float">
            <text:p>68,1072159350048</text:p>
          </table:table-cell>
          <table:table-cell table:formula="of:=[.D199]*[.D199]" office:value-type="float" office:value="4638.59286241737" calcext:value-type="float">
            <text:p>4638,59286241737</text:p>
          </table:table-cell>
          <table:table-cell table:formula="of:=[.D199]-12.5" office:value-type="float" office:value="55.6072159350048" calcext:value-type="float">
            <text:p>55,6072159350048</text:p>
          </table:table-cell>
          <table:table-cell table:formula="of:=[.F199]*[.F199]" office:value-type="float" office:value="3092.16246404225" calcext:value-type="float">
            <text:p>3092,16246404225</text:p>
          </table:table-cell>
        </table:table-row>
        <table:table-row table:style-name="ro1">
          <table:table-cell table:formula="of:=SIN(2*PI()/[.$C$1]*[.B200])" office:value-type="float" office:value="0.99996915764479" calcext:value-type="float">
            <text:p>0,99996915764479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200]+[.D199]*[.$D$1]" office:value-type="float" office:value="68.4261129332996" calcext:value-type="float">
            <text:p>68,4261129332996</text:p>
          </table:table-cell>
          <table:table-cell table:formula="of:=[.D200]*[.D200]" office:value-type="float" office:value="4682.13293116066" calcext:value-type="float">
            <text:p>4682,13293116066</text:p>
          </table:table-cell>
          <table:table-cell table:formula="of:=[.D200]-12.5" office:value-type="float" office:value="55.9261129332996" calcext:value-type="float">
            <text:p>55,9261129332996</text:p>
          </table:table-cell>
          <table:table-cell table:formula="of:=[.F200]*[.F200]" office:value-type="float" office:value="3127.73010782818" calcext:value-type="float">
            <text:p>3127,73010782818</text:p>
          </table:table-cell>
        </table:table-row>
        <table:table-row table:style-name="ro1">
          <table:table-cell table:formula="of:=SIN(2*PI()/[.$C$1]*[.B201])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201]+[.D200]*[.$D$1]" office:value-type="float" office:value="68.7418518039666" calcext:value-type="float">
            <text:p>68,7418518039666</text:p>
          </table:table-cell>
          <table:table-cell table:formula="of:=[.D201]*[.D201]" office:value-type="float" office:value="4725.4421894385" calcext:value-type="float">
            <text:p>4725,4421894385</text:p>
          </table:table-cell>
          <table:table-cell table:formula="of:=[.D201]-12.5" office:value-type="float" office:value="56.2418518039666" calcext:value-type="float">
            <text:p>56,2418518039666</text:p>
          </table:table-cell>
          <table:table-cell table:formula="of:=[.F201]*[.F201]" office:value-type="float" office:value="3163.14589433934" calcext:value-type="float">
            <text:p>3163,14589433934</text:p>
          </table:table-cell>
        </table:table-row>
        <table:table-row table:style-name="ro1">
          <table:table-cell table:formula="of:=SIN(2*PI()/[.$C$1]*[.B202])" office:value-type="float" office:value="0.99996915764479" calcext:value-type="float">
            <text:p>0,99996915764479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A202]+[.D201]*[.$D$1]" office:value-type="float" office:value="69.0544024435717" calcext:value-type="float">
            <text:p>69,0544024435717</text:p>
          </table:table-cell>
          <table:table-cell table:formula="of:=[.D202]*[.D202]" office:value-type="float" office:value="4768.51049683876" calcext:value-type="float">
            <text:p>4768,51049683876</text:p>
          </table:table-cell>
          <table:table-cell table:formula="of:=[.D202]-12.5" office:value-type="float" office:value="56.5544024435717" calcext:value-type="float">
            <text:p>56,5544024435717</text:p>
          </table:table-cell>
          <table:table-cell table:formula="of:=[.F202]*[.F202]" office:value-type="float" office:value="3198.40043574947" calcext:value-type="float">
            <text:p>3198,40043574947</text:p>
          </table:table-cell>
        </table:table-row>
        <table:table-row table:style-name="ro1">
          <table:table-cell table:formula="of:=SIN(2*PI()/[.$C$1]*[.B203])" office:value-type="float" office:value="0.999876632481661" calcext:value-type="float">
            <text:p>0,999876632481661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A203]+[.D202]*[.$D$1]" office:value-type="float" office:value="69.3637350516176" calcext:value-type="float">
            <text:p>69,3637350516176</text:p>
          </table:table-cell>
          <table:table-cell table:formula="of:=[.D203]*[.D203]" office:value-type="float" office:value="4811.32774031101" calcext:value-type="float">
            <text:p>4811,32774031101</text:p>
          </table:table-cell>
          <table:table-cell table:formula="of:=[.D203]-12.5" office:value-type="float" office:value="56.8637350516176" calcext:value-type="float">
            <text:p>56,8637350516176</text:p>
          </table:table-cell>
          <table:table-cell table:formula="of:=[.F203]*[.F203]" office:value-type="float" office:value="3233.48436402057" calcext:value-type="float">
            <text:p>3233,48436402057</text:p>
          </table:table-cell>
        </table:table-row>
        <table:table-row table:style-name="ro1">
          <table:table-cell table:formula="of:=SIN(2*PI()/[.$C$1]*[.B204])" office:value-type="float" office:value="0.999722430218001" calcext:value-type="float">
            <text:p>0,999722430218001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204]+[.D203]*[.$D$1]" office:value-type="float" office:value="69.6698201313194" calcext:value-type="float">
            <text:p>69,6698201313194</text:p>
          </table:table-cell>
          <table:table-cell table:formula="of:=[.D204]*[.D204]" office:value-type="float" office:value="4853.8838371304" calcext:value-type="float">
            <text:p>4853,8838371304</text:p>
          </table:table-cell>
          <table:table-cell table:formula="of:=[.D204]-12.5" office:value-type="float" office:value="57.1698201313194" calcext:value-type="float">
            <text:p>57,1698201313194</text:p>
          </table:table-cell>
          <table:table-cell table:formula="of:=[.F204]*[.F204]" office:value-type="float" office:value="3268.38833384742" calcext:value-type="float">
            <text:p>3268,38833384742</text:p>
          </table:table-cell>
        </table:table-row>
        <table:table-row table:style-name="ro1">
          <table:table-cell table:formula="of:=SIN(2*PI()/[.$C$1]*[.B205])" office:value-type="float" office:value="0.999506560365731" calcext:value-type="float">
            <text:p>0,999506560365731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A205]+[.D204]*[.$D$1]" office:value-type="float" office:value="69.972628490372" calcext:value-type="float">
            <text:p>69,972628490372</text:p>
          </table:table-cell>
          <table:table-cell table:formula="of:=[.D205]*[.D205]" office:value-type="float" office:value="4896.16873785162" calcext:value-type="float">
            <text:p>4896,16873785162</text:p>
          </table:table-cell>
          <table:table-cell table:formula="of:=[.D205]-12.5" office:value-type="float" office:value="57.472628490372" calcext:value-type="float">
            <text:p>57,472628490372</text:p>
          </table:table-cell>
          <table:table-cell table:formula="of:=[.F205]*[.F205]" office:value-type="float" office:value="3303.10302559232" calcext:value-type="float">
            <text:p>3303,10302559232</text:p>
          </table:table-cell>
        </table:table-row>
        <table:table-row table:style-name="ro1">
          <table:table-cell table:formula="of:=SIN(2*PI()/[.$C$1]*[.B206])" office:value-type="float" office:value="0.999229036240723" calcext:value-type="float">
            <text:p>0,999229036240723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A206]+[.D205]*[.$D$1]" office:value-type="float" office:value="70.272131241709" calcext:value-type="float">
            <text:p>70,272131241709</text:p>
          </table:table-cell>
          <table:table-cell table:formula="of:=[.D206]*[.D206]" office:value-type="float" office:value="4938.17242925197" calcext:value-type="float">
            <text:p>4938,17242925197</text:p>
          </table:table-cell>
          <table:table-cell table:formula="of:=[.D206]-12.5" office:value-type="float" office:value="57.772131241709" calcext:value-type="float">
            <text:p>57,772131241709</text:p>
          </table:table-cell>
          <table:table-cell table:formula="of:=[.F206]*[.F206]" office:value-type="float" office:value="3337.61914820925" calcext:value-type="float">
            <text:p>3337,61914820925</text:p>
          </table:table-cell>
        </table:table-row>
        <table:table-row table:style-name="ro1">
          <table:table-cell table:formula="of:=SIN(2*PI()/[.$C$1]*[.B207])" office:value-type="float" office:value="0.99888987496197" calcext:value-type="float">
            <text:p>0,99888987496197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207]+[.D206]*[.$D$1]" office:value-type="float" office:value="70.5682998042539" calcext:value-type="float">
            <text:p>70,5682998042539</text:p>
          </table:table-cell>
          <table:table-cell table:formula="of:=[.D207]*[.D207]" office:value-type="float" office:value="4979.88493726306" calcext:value-type="float">
            <text:p>4979,88493726306</text:p>
          </table:table-cell>
          <table:table-cell table:formula="of:=[.D207]-12.5" office:value-type="float" office:value="58.0682998042539" calcext:value-type="float">
            <text:p>58,0682998042539</text:p>
          </table:table-cell>
          <table:table-cell table:formula="of:=[.F207]*[.F207]" office:value-type="float" office:value="3371.92744215671" calcext:value-type="float">
            <text:p>3371,92744215671</text:p>
          </table:table-cell>
        </table:table-row>
        <table:table-row table:style-name="ro1">
          <table:table-cell table:formula="of:=SIN(2*PI()/[.$C$1]*[.B208])" office:value-type="float" office:value="0.998489097450538" calcext:value-type="float">
            <text:p>0,998489097450538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A208]+[.D207]*[.$D$1]" office:value-type="float" office:value="70.8611059036619" calcext:value-type="float">
            <text:p>70,8611059036619</text:p>
          </table:table-cell>
          <table:table-cell table:formula="of:=[.D208]*[.D208]" office:value-type="float" office:value="5021.29632988998" calcext:value-type="float">
            <text:p>5021,29632988998</text:p>
          </table:table-cell>
          <table:table-cell table:formula="of:=[.D208]-12.5" office:value-type="float" office:value="58.3611059036619" calcext:value-type="float">
            <text:p>58,3611059036619</text:p>
          </table:table-cell>
          <table:table-cell table:formula="of:=[.F208]*[.F208]" office:value-type="float" office:value="3406.01868229844" calcext:value-type="float">
            <text:p>3406,01868229844</text:p>
          </table:table-cell>
        </table:table-row>
        <table:table-row table:style-name="ro1">
          <table:table-cell table:formula="of:=SIN(2*PI()/[.$C$1]*[.B209])" office:value-type="float" office:value="0.998026728428271" calcext:value-type="float">
            <text:p>0,998026728428271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09]+[.D208]*[.$D$1]" office:value-type="float" office:value="71.1505215730535" calcext:value-type="float">
            <text:p>71,1505215730535</text:p>
          </table:table-cell>
          <table:table-cell table:formula="of:=[.D209]*[.D209]" office:value-type="float" office:value="5062.39672011755" calcext:value-type="float">
            <text:p>5062,39672011755</text:p>
          </table:table-cell>
          <table:table-cell table:formula="of:=[.D209]-12.5" office:value-type="float" office:value="58.6505215730535" calcext:value-type="float">
            <text:p>58,6505215730535</text:p>
          </table:table-cell>
          <table:table-cell table:formula="of:=[.F209]*[.F209]" office:value-type="float" office:value="3439.88368079122" calcext:value-type="float">
            <text:p>3439,88368079122</text:p>
          </table:table-cell>
        </table:table-row>
        <table:table-row table:style-name="ro1">
          <table:table-cell table:formula="of:=SIN(2*PI()/[.$C$1]*[.B210])" office:value-type="float" office:value="0.99750279641627" calcext:value-type="float">
            <text:p>0,99750279641627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A210]+[.D209]*[.$D$1]" office:value-type="float" office:value="71.4365191537393" calcext:value-type="float">
            <text:p>71,4365191537393</text:p>
          </table:table-cell>
          <table:table-cell table:formula="of:=[.D210]*[.D210]" office:value-type="float" office:value="5103.17626880256" calcext:value-type="float">
            <text:p>5103,17626880256</text:p>
          </table:table-cell>
          <table:table-cell table:formula="of:=[.D210]-12.5" office:value-type="float" office:value="58.9365191537393" calcext:value-type="float">
            <text:p>58,9365191537393</text:p>
          </table:table-cell>
          <table:table-cell table:formula="of:=[.F210]*[.F210]" office:value-type="float" office:value="3473.51328995907" calcext:value-type="float">
            <text:p>3473,51328995907</text:p>
          </table:table-cell>
        </table:table-row>
        <table:table-row table:style-name="ro1">
          <table:table-cell table:formula="of:=SIN(2*PI()/[.$C$1]*[.B211])" office:value-type="float" office:value="0.996917333733128" calcext:value-type="float">
            <text:p>0,99691733373312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A211]+[.D210]*[.$D$1]" office:value-type="float" office:value="71.719071295935" calcext:value-type="float">
            <text:p>71,719071295935</text:p>
          </table:table-cell>
          <table:table-cell table:formula="of:=[.D211]*[.D211]" office:value-type="float" office:value="5143.62518755141" calcext:value-type="float">
            <text:p>5143,62518755141</text:p>
          </table:table-cell>
          <table:table-cell table:formula="of:=[.D211]-12.5" office:value-type="float" office:value="59.219071295935" calcext:value-type="float">
            <text:p>59,219071295935</text:p>
          </table:table-cell>
          <table:table-cell table:formula="of:=[.F211]*[.F211]" office:value-type="float" office:value="3506.89840515303" calcext:value-type="float">
            <text:p>3506,89840515303</text:p>
          </table:table-cell>
        </table:table-row>
        <table:table-row table:style-name="ro1">
          <table:table-cell table:formula="of:=SIN(2*PI()/[.$C$1]*[.B212])" office:value-type="float" office:value="0.996270376492941" calcext:value-type="float">
            <text:p>0,99627037649294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212]+[.D211]*[.$D$1]" office:value-type="float" office:value="71.9981509594686" calcext:value-type="float">
            <text:p>71,9981509594686</text:p>
          </table:table-cell>
          <table:table-cell table:formula="of:=[.D212]*[.D212]" office:value-type="float" office:value="5183.73374158243" calcext:value-type="float">
            <text:p>5183,73374158243</text:p>
          </table:table-cell>
          <table:table-cell table:formula="of:=[.D212]-12.5" office:value-type="float" office:value="59.4981509594686" calcext:value-type="float">
            <text:p>59,4981509594686</text:p>
          </table:table-cell>
          <table:table-cell table:formula="of:=[.F212]*[.F212]" office:value-type="float" office:value="3540.02996759571" calcext:value-type="float">
            <text:p>3540,02996759571</text:p>
          </table:table-cell>
        </table:table-row>
        <table:table-row table:style-name="ro1">
          <table:table-cell table:formula="of:=SIN(2*PI()/[.$C$1]*[.B213])" office:value-type="float" office:value="0.99556196460308" calcext:value-type="float">
            <text:p>0,9955619646030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213]+[.D212]*[.$D$1]" office:value-type="float" office:value="72.273731414477" calcext:value-type="float">
            <text:p>72,273731414477</text:p>
          </table:table-cell>
          <table:table-cell table:formula="of:=[.D213]*[.D213]" office:value-type="float" office:value="5223.49225257196" calcext:value-type="float">
            <text:p>5223,49225257196</text:p>
          </table:table-cell>
          <table:table-cell table:formula="of:=[.D213]-12.5" office:value-type="float" office:value="59.773731414477" calcext:value-type="float">
            <text:p>59,773731414477</text:p>
          </table:table-cell>
          <table:table-cell table:formula="of:=[.F213]*[.F213]" office:value-type="float" office:value="3572.89896721003" calcext:value-type="float">
            <text:p>3572,89896721003</text:p>
          </table:table-cell>
        </table:table-row>
        <table:table-row table:style-name="ro1">
          <table:table-cell table:formula="of:=SIN(2*PI()/[.$C$1]*[.B214])" office:value-type="float" office:value="0.994792141761726" calcext:value-type="float">
            <text:p>0,99479214176172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A214]+[.D213]*[.$D$1]" office:value-type="float" office:value="72.5457862420939" calcext:value-type="float">
            <text:p>72,5457862420939</text:p>
          </table:table-cell>
          <table:table-cell table:formula="of:=[.D214]*[.D214]" office:value-type="float" office:value="5262.89110148358" calcext:value-type="float">
            <text:p>5262,89110148358</text:p>
          </table:table-cell>
          <table:table-cell table:formula="of:=[.D214]-12.5" office:value-type="float" office:value="60.0457862420939" calcext:value-type="float">
            <text:p>60,0457862420939</text:p>
          </table:table-cell>
          <table:table-cell table:formula="of:=[.F214]*[.F214]" office:value-type="float" office:value="3605.49644543124" calcext:value-type="float">
            <text:p>3605,49644543124</text:p>
          </table:table-cell>
        </table:table-row>
        <table:table-row table:style-name="ro1">
          <table:table-cell table:formula="of:=SIN(2*PI()/[.$C$1]*[.B215])" office:value-type="float" office:value="0.99396095545518" calcext:value-type="float">
            <text:p>0,9939609554551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A215]+[.D214]*[.$D$1]" office:value-type="float" office:value="72.8142893351282" calcext:value-type="float">
            <text:p>72,8142893351282</text:p>
          </table:table-cell>
          <table:table-cell table:formula="of:=[.D215]*[.D215]" office:value-type="float" office:value="5301.92073137976" calcext:value-type="float">
            <text:p>5301,92073137976</text:p>
          </table:table-cell>
          <table:table-cell table:formula="of:=[.D215]-12.5" office:value-type="float" office:value="60.3142893351282" calcext:value-type="float">
            <text:p>60,3142893351282</text:p>
          </table:table-cell>
          <table:table-cell table:formula="of:=[.F215]*[.F215]" office:value-type="float" office:value="3637.81349800155" calcext:value-type="float">
            <text:p>3637,81349800155</text:p>
          </table:table-cell>
        </table:table-row>
        <table:table-row table:style-name="ro1">
          <table:table-cell table:formula="of:=SIN(2*PI()/[.$C$1]*[.B216])" office:value-type="float" office:value="0.993068456954926" calcext:value-type="float">
            <text:p>0,993068456954926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A216]+[.D215]*[.$D$1]" office:value-type="float" office:value="73.0792148987318" calcext:value-type="float">
            <text:p>73,0792148987318</text:p>
          </table:table-cell>
          <table:table-cell table:formula="of:=[.D216]*[.D216]" office:value-type="float" office:value="5340.57165021503" calcext:value-type="float">
            <text:p>5340,57165021503</text:p>
          </table:table-cell>
          <table:table-cell table:formula="of:=[.D216]-12.5" office:value-type="float" office:value="60.5792148987318" calcext:value-type="float">
            <text:p>60,5792148987318</text:p>
          </table:table-cell>
          <table:table-cell table:formula="of:=[.F216]*[.F216]" office:value-type="float" office:value="3669.84127774673" calcext:value-type="float">
            <text:p>3669,84127774673</text:p>
          </table:table-cell>
        </table:table-row>
        <table:table-row table:style-name="ro1">
          <table:table-cell table:formula="of:=SIN(2*PI()/[.$C$1]*[.B217])" office:value-type="float" office:value="0.992114701314478" calcext:value-type="float">
            <text:p>0,99211470131447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217]+[.D216]*[.$D$1]" office:value-type="float" office:value="73.340537451059" calcext:value-type="float">
            <text:p>73,340537451059</text:p>
          </table:table-cell>
          <table:table-cell table:formula="of:=[.D217]*[.D217]" office:value-type="float" office:value="5378.83443361018" calcext:value-type="float">
            <text:p>5378,83443361018</text:p>
          </table:table-cell>
          <table:table-cell table:formula="of:=[.D217]-12.5" office:value-type="float" office:value="60.840537451059" calcext:value-type="float">
            <text:p>60,840537451059</text:p>
          </table:table-cell>
          <table:table-cell table:formula="of:=[.F217]*[.F217]" office:value-type="float" office:value="3701.57099733371" calcext:value-type="float">
            <text:p>3701,57099733371</text:p>
          </table:table-cell>
        </table:table-row>
        <table:table-row table:style-name="ro1">
          <table:table-cell table:formula="of:=SIN(2*PI()/[.$C$1]*[.B218])" office:value-type="float" office:value="0.991099747365975" calcext:value-type="float">
            <text:p>0,991099747365975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218]+[.D217]*[.$D$1]" office:value-type="float" office:value="73.5982318239144" calcext:value-type="float">
            <text:p>73,5982318239144</text:p>
          </table:table-cell>
          <table:table-cell table:formula="of:=[.D218]*[.D218]" office:value-type="float" office:value="5416.69972760664" calcext:value-type="float">
            <text:p>5416,69972760664</text:p>
          </table:table-cell>
          <table:table-cell table:formula="of:=[.D218]-12.5" office:value-type="float" office:value="61.0982318239144" calcext:value-type="float">
            <text:p>61,0982318239144</text:p>
          </table:table-cell>
          <table:table-cell table:formula="of:=[.F218]*[.F218]" office:value-type="float" office:value="3732.99393200878" calcext:value-type="float">
            <text:p>3732,99393200878</text:p>
          </table:table-cell>
        </table:table-row>
        <table:table-row table:style-name="ro1">
          <table:table-cell table:formula="of:=SIN(2*PI()/[.$C$1]*[.B219])" office:value-type="float" office:value="0.990023657716558" calcext:value-type="float">
            <text:p>0,990023657716558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A219]+[.D218]*[.$D$1]" office:value-type="float" office:value="73.8522731633918" calcext:value-type="float">
            <text:p>73,8522731633918</text:p>
          </table:table-cell>
          <table:table-cell table:formula="of:=[.D219]*[.D219]" office:value-type="float" office:value="5454.15825140024" calcext:value-type="float">
            <text:p>5454,15825140024</text:p>
          </table:table-cell>
          <table:table-cell table:formula="of:=[.D219]-12.5" office:value-type="float" office:value="61.3522731633918" calcext:value-type="float">
            <text:p>61,3522731633918</text:p>
          </table:table-cell>
          <table:table-cell table:formula="of:=[.F219]*[.F219]" office:value-type="float" office:value="3764.10142231544" calcext:value-type="float">
            <text:p>3764,10142231544</text:p>
          </table:table-cell>
        </table:table-row>
        <table:table-row table:style-name="ro1">
          <table:table-cell table:formula="of:=SIN(2*PI()/[.$C$1]*[.B220])" office:value-type="float" office:value="0.988886498744505" calcext:value-type="float">
            <text:p>0,98888649874450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A220]+[.D219]*[.$D$1]" office:value-type="float" office:value="74.1026369305024" calcext:value-type="float">
            <text:p>74,1026369305024</text:p>
          </table:table-cell>
          <table:table-cell table:formula="of:=[.D220]*[.D220]" office:value-type="float" office:value="5491.20080005385" calcext:value-type="float">
            <text:p>5491,20080005385</text:p>
          </table:table-cell>
          <table:table-cell table:formula="of:=[.D220]-12.5" office:value-type="float" office:value="61.6026369305024" calcext:value-type="float">
            <text:p>61,6026369305024</text:p>
          </table:table-cell>
          <table:table-cell table:formula="of:=[.F220]*[.F220]" office:value-type="float" office:value="3794.88487679129" calcext:value-type="float">
            <text:p>3794,88487679129</text:p>
          </table:table-cell>
        </table:table-row>
        <table:table-row table:style-name="ro1">
          <table:table-cell table:formula="of:=SIN(2*PI()/[.$C$1]*[.B221])" office:value-type="float" office:value="0.987688340595138" calcext:value-type="float">
            <text:p>0,98768834059513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221]+[.D220]*[.$D$1]" office:value-type="float" office:value="74.3492989017925" calcext:value-type="float">
            <text:p>74,3492989017925</text:p>
          </table:table-cell>
          <table:table-cell table:formula="of:=[.D221]*[.D221]" office:value-type="float" office:value="5527.81824718808" calcext:value-type="float">
            <text:p>5527,81824718808</text:p>
          </table:table-cell>
          <table:table-cell table:formula="of:=[.D221]-12.5" office:value-type="float" office:value="61.8492989017925" calcext:value-type="float">
            <text:p>61,8492989017925</text:p>
          </table:table-cell>
          <table:table-cell table:formula="of:=[.F221]*[.F221]" office:value-type="float" office:value="3825.33577464327" calcext:value-type="float">
            <text:p>3825,33577464327</text:p>
          </table:table-cell>
        </table:table-row>
        <table:table-row table:style-name="ro1">
          <table:table-cell table:formula="of:=SIN(2*PI()/[.$C$1]*[.B222])" office:value-type="float" office:value="0.986429257176495" calcext:value-type="float">
            <text:p>0,986429257176495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A222]+[.D221]*[.$D$1]" office:value-type="float" office:value="74.5922351699511" calcext:value-type="float">
            <text:p>74,5922351699511</text:p>
          </table:table-cell>
          <table:table-cell table:formula="of:=[.D222]*[.D222]" office:value-type="float" office:value="5564.00154764928" calcext:value-type="float">
            <text:p>5564,00154764928</text:p>
          </table:table-cell>
          <table:table-cell table:formula="of:=[.D222]-12.5" office:value-type="float" office:value="62.0922351699511" calcext:value-type="float">
            <text:p>62,0922351699511</text:p>
          </table:table-cell>
          <table:table-cell table:formula="of:=[.F222]*[.F222]" office:value-type="float" office:value="3855.44566840051" calcext:value-type="float">
            <text:p>3855,44566840051</text:p>
          </table:table-cell>
        </table:table-row>
        <table:table-row table:style-name="ro1">
          <table:table-cell table:formula="of:=SIN(2*PI()/[.$C$1]*[.B223])" office:value-type="float" office:value="0.985109326154774" calcext:value-type="float">
            <text:p>0,98510932615477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A223]+[.D222]*[.$D$1]" office:value-type="float" office:value="74.8314221444063" calcext:value-type="float">
            <text:p>74,8314221444063</text:p>
          </table:table-cell>
          <table:table-cell table:formula="of:=[.D223]*[.D223]" office:value-type="float" office:value="5599.74174015435" calcext:value-type="float">
            <text:p>5599,74174015435</text:p>
          </table:table-cell>
          <table:table-cell table:formula="of:=[.D223]-12.5" office:value-type="float" office:value="62.3314221444063" calcext:value-type="float">
            <text:p>62,3314221444063</text:p>
          </table:table-cell>
          <table:table-cell table:formula="of:=[.F223]*[.F223]" office:value-type="float" office:value="3885.20618654419" calcext:value-type="float">
            <text:p>3885,20618654419</text:p>
          </table:table-cell>
        </table:table-row>
        <table:table-row table:style-name="ro1">
          <table:table-cell table:formula="of:=SIN(2*PI()/[.$C$1]*[.B224])" office:value-type="float" office:value="0.983728628949536" calcext:value-type="float">
            <text:p>0,983728628949536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A224]+[.D223]*[.$D$1]" office:value-type="float" office:value="75.0668365519118" calcext:value-type="float">
            <text:p>75,0668365519118</text:p>
          </table:table-cell>
          <table:table-cell table:formula="of:=[.D224]*[.D224]" office:value-type="float" office:value="5635.02994991144" calcext:value-type="float">
            <text:p>5635,02994991144</text:p>
          </table:table-cell>
          <table:table-cell table:formula="of:=[.D224]-12.5" office:value-type="float" office:value="62.5668365519118" calcext:value-type="float">
            <text:p>62,5668365519118</text:p>
          </table:table-cell>
          <table:table-cell table:formula="of:=[.F224]*[.F224]" office:value-type="float" office:value="3914.60903611365" calcext:value-type="float">
            <text:p>3914,60903611365</text:p>
          </table:table-cell>
        </table:table-row>
        <table:table-row table:style-name="ro1">
          <table:table-cell table:formula="of:=SIN(2*PI()/[.$C$1]*[.B225])" office:value-type="float" office:value="0.982287250728689" calcext:value-type="float">
            <text:p>0,98228725072868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25]+[.D224]*[.$D$1]" office:value-type="float" office:value="75.2984554371214" calcext:value-type="float">
            <text:p>75,2984554371214</text:p>
          </table:table-cell>
          <table:table-cell table:formula="of:=[.D225]*[.D225]" office:value-type="float" office:value="5669.85739121615" calcext:value-type="float">
            <text:p>5669,85739121615</text:p>
          </table:table-cell>
          <table:table-cell table:formula="of:=[.D225]-12.5" office:value-type="float" office:value="62.7984554371214" calcext:value-type="float">
            <text:p>62,7984554371214</text:p>
          </table:table-cell>
          <table:table-cell table:formula="of:=[.F225]*[.F225]" office:value-type="float" office:value="3943.64600528812" calcext:value-type="float">
            <text:p>3943,64600528812</text:p>
          </table:table-cell>
        </table:table-row>
        <table:table-row table:style-name="ro1">
          <table:table-cell table:formula="of:=SIN(2*PI()/[.$C$1]*[.B226])" office:value-type="float" office:value="0.98078528040323" calcext:value-type="float">
            <text:p>0,98078528040323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226]+[.D225]*[.$D$1]" office:value-type="float" office:value="75.5262561631534" calcext:value-type="float">
            <text:p>75,5262561631534</text:p>
          </table:table-cell>
          <table:table-cell table:formula="of:=[.D226]*[.D226]" office:value-type="float" office:value="5704.21537002227" calcext:value-type="float">
            <text:p>5704,21537002227</text:p>
          </table:table-cell>
          <table:table-cell table:formula="of:=[.D226]-12.5" office:value-type="float" office:value="63.0262561631534" calcext:value-type="float">
            <text:p>63,0262561631534</text:p>
          </table:table-cell>
          <table:table-cell table:formula="of:=[.F226]*[.F226]" office:value-type="float" office:value="3972.30896594343" calcext:value-type="float">
            <text:p>3972,30896594343</text:p>
          </table:table-cell>
        </table:table-row>
        <table:table-row table:style-name="ro1">
          <table:table-cell table:formula="of:=SIN(2*PI()/[.$C$1]*[.B227])" office:value-type="float" office:value="0.979222810621766" calcext:value-type="float">
            <text:p>0,97922281062176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A227]+[.D226]*[.$D$1]" office:value-type="float" office:value="75.7502164121436" calcext:value-type="float">
            <text:p>75,7502164121436</text:p>
          </table:table-cell>
          <table:table-cell table:formula="of:=[.D227]*[.D227]" office:value-type="float" office:value="5738.09528648659" calcext:value-type="float">
            <text:p>5738,09528648659</text:p>
          </table:table-cell>
          <table:table-cell table:formula="of:=[.D227]-12.5" office:value-type="float" office:value="63.2502164121436" calcext:value-type="float">
            <text:p>63,2502164121436</text:p>
          </table:table-cell>
          <table:table-cell table:formula="of:=[.F227]*[.F227]" office:value-type="float" office:value="4000.589876183" calcext:value-type="float">
            <text:p>4000,589876183</text:p>
          </table:table-cell>
        </table:table-row>
        <table:table-row table:style-name="ro1">
          <table:table-cell table:formula="of:=SIN(2*PI()/[.$C$1]*[.B228])" office:value-type="float" office:value="0.977599937764791" calcext:value-type="float">
            <text:p>0,977599937764791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A228]+[.D227]*[.$D$1]" office:value-type="float" office:value="75.970314185787" calcext:value-type="float">
            <text:p>75,970314185787</text:p>
          </table:table-cell>
          <table:table-cell table:formula="of:=[.D228]*[.D228]" office:value-type="float" office:value="5771.48863748719" calcext:value-type="float">
            <text:p>5771,48863748719</text:p>
          </table:table-cell>
          <table:table-cell table:formula="of:=[.D228]-12.5" office:value-type="float" office:value="63.470314185787" calcext:value-type="float">
            <text:p>63,470314185787</text:p>
          </table:table-cell>
          <table:table-cell table:formula="of:=[.F228]*[.F228]" office:value-type="float" office:value="4028.48078284251" calcext:value-type="float">
            <text:p>4028,48078284251</text:p>
          </table:table-cell>
        </table:table-row>
        <table:table-row table:style-name="ro1">
          <table:table-cell table:formula="of:=SIN(2*PI()/[.$C$1]*[.B229])" office:value-type="float" office:value="0.975916761938747" calcext:value-type="float">
            <text:p>0,97591676193874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A229]+[.D228]*[.$D$1]" office:value-type="float" office:value="76.1865278058679" calcext:value-type="float">
            <text:p>76,1865278058679</text:p>
          </table:table-cell>
          <table:table-cell table:formula="of:=[.D229]*[.D229]" office:value-type="float" office:value="5804.38701911428" calcext:value-type="float">
            <text:p>5804,38701911428</text:p>
          </table:table-cell>
          <table:table-cell table:formula="of:=[.D229]-12.5" office:value-type="float" office:value="63.6865278058679" calcext:value-type="float">
            <text:p>63,6865278058679</text:p>
          </table:table-cell>
          <table:table-cell table:formula="of:=[.F229]*[.F229]" office:value-type="float" office:value="4055.97382396758" calcext:value-type="float">
            <text:p>4055,97382396758</text:p>
          </table:table-cell>
        </table:table-row>
        <table:table-row table:style-name="ro1">
          <table:table-cell table:formula="of:=SIN(2*PI()/[.$C$1]*[.B230])" office:value-type="float" office:value="0.974173386969849" calcext:value-type="float">
            <text:p>0,974173386969849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A230]+[.D229]*[.$D$1]" office:value-type="float" office:value="76.398835914779" calcext:value-type="float">
            <text:p>76,398835914779</text:p>
          </table:table-cell>
          <table:table-cell table:formula="of:=[.D230]*[.D230]" office:value-type="float" office:value="5836.78212913333" calcext:value-type="float">
            <text:p>5836,78212913333</text:p>
          </table:table-cell>
          <table:table-cell table:formula="of:=[.D230]-12.5" office:value-type="float" office:value="63.898835914779" calcext:value-type="float">
            <text:p>63,898835914779</text:p>
          </table:table-cell>
          <table:table-cell table:formula="of:=[.F230]*[.F230]" office:value-type="float" office:value="4083.06123126385" calcext:value-type="float">
            <text:p>4083,06123126385</text:p>
          </table:table-cell>
        </table:table-row>
        <table:table-row table:style-name="ro1">
          <table:table-cell table:formula="of:=SIN(2*PI()/[.$C$1]*[.B231])" office:value-type="float" office:value="0.972369920397676" calcext:value-type="float">
            <text:p>0,97236992039767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A231]+[.D230]*[.$D$1]" office:value-type="float" office:value="76.6072174760289" calcext:value-type="float">
            <text:p>76,6072174760289</text:p>
          </table:table-cell>
          <table:table-cell table:formula="of:=[.D231]*[.D231]" office:value-type="float" office:value="5868.66576941959" calcext:value-type="float">
            <text:p>5868,66576941959</text:p>
          </table:table-cell>
          <table:table-cell table:formula="of:=[.D231]-12.5" office:value-type="float" office:value="64.1072174760289" calcext:value-type="float">
            <text:p>64,1072174760289</text:p>
          </table:table-cell>
          <table:table-cell table:formula="of:=[.F231]*[.F231]" office:value-type="float" office:value="4109.73533251887" calcext:value-type="float">
            <text:p>4109,73533251887</text:p>
          </table:table-cell>
        </table:table-row>
        <table:table-row table:style-name="ro1">
          <table:table-cell table:formula="of:=SIN(2*PI()/[.$C$1]*[.B232])" office:value-type="float" office:value="0.970506473468542" calcext:value-type="float">
            <text:p>0,970506473468542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A232]+[.D231]*[.$D$1]" office:value-type="float" office:value="76.8116517747372" calcext:value-type="float">
            <text:p>76,8116517747372</text:p>
          </table:table-cell>
          <table:table-cell table:formula="of:=[.D232]*[.D232]" office:value-type="float" office:value="5900.02984836348" calcext:value-type="float">
            <text:p>5900,02984836348</text:p>
          </table:table-cell>
          <table:table-cell table:formula="of:=[.D232]-12.5" office:value-type="float" office:value="64.3116517747372" calcext:value-type="float">
            <text:p>64,3116517747372</text:p>
          </table:table-cell>
          <table:table-cell table:formula="of:=[.F232]*[.F232]" office:value-type="float" office:value="4135.98855399505" calcext:value-type="float">
            <text:p>4135,98855399505</text:p>
          </table:table-cell>
        </table:table-row>
        <table:table-row table:style-name="ro1">
          <table:table-cell table:formula="of:=SIN(2*PI()/[.$C$1]*[.B233])" office:value-type="float" office:value="0.968583161128631" calcext:value-type="float">
            <text:p>0,96858316112863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33]+[.D232]*[.$D$1]" office:value-type="float" office:value="77.0121184181184" calcext:value-type="float">
            <text:p>77,0121184181184</text:p>
          </table:table-cell>
          <table:table-cell table:formula="of:=[.D233]*[.D233]" office:value-type="float" office:value="5930.8663832463" calcext:value-type="float">
            <text:p>5930,8663832463</text:p>
          </table:table-cell>
          <table:table-cell table:formula="of:=[.D233]-12.5" office:value-type="float" office:value="64.5121184181184" calcext:value-type="float">
            <text:p>64,5121184181184</text:p>
          </table:table-cell>
          <table:table-cell table:formula="of:=[.F233]*[.F233]" office:value-type="float" office:value="4161.81342279334" calcext:value-type="float">
            <text:p>4161,81342279334</text:p>
          </table:table-cell>
        </table:table-row>
        <table:table-row table:style-name="ro1">
          <table:table-cell table:formula="of:=SIN(2*PI()/[.$C$1]*[.B234])" office:value-type="float" office:value="0.966600102016907" calcext:value-type="float">
            <text:p>0,9666001020169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A234]+[.D233]*[.$D$1]" office:value-type="float" office:value="77.2085973359542" calcext:value-type="float">
            <text:p>77,2085973359542</text:p>
          </table:table-cell>
          <table:table-cell table:formula="of:=[.D234]*[.D234]" office:value-type="float" office:value="5961.16750258551" calcext:value-type="float">
            <text:p>5961,16750258551</text:p>
          </table:table-cell>
          <table:table-cell table:formula="of:=[.D234]-12.5" office:value-type="float" office:value="64.7085973359542" calcext:value-type="float">
            <text:p>64,7085973359542</text:p>
          </table:table-cell>
          <table:table-cell table:formula="of:=[.F234]*[.F234]" office:value-type="float" office:value="4187.20256918665" calcext:value-type="float">
            <text:p>4187,20256918665</text:p>
          </table:table-cell>
        </table:table-row>
        <table:table-row table:style-name="ro1">
          <table:table-cell table:formula="of:=SIN(2*PI()/[.$C$1]*[.B235])" office:value-type="float" office:value="0.964557418457798" calcext:value-type="float">
            <text:p>0,964557418457798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235]+[.D234]*[.$D$1]" office:value-type="float" office:value="77.4010687810524" calcext:value-type="float">
            <text:p>77,4010687810524</text:p>
          </table:table-cell>
          <table:table-cell table:formula="of:=[.D235]*[.D235]" office:value-type="float" office:value="5990.92544844921" calcext:value-type="float">
            <text:p>5990,92544844921</text:p>
          </table:table-cell>
          <table:table-cell table:formula="of:=[.D235]-12.5" office:value-type="float" office:value="64.9010687810524" calcext:value-type="float">
            <text:p>64,9010687810524</text:p>
          </table:table-cell>
          <table:table-cell table:formula="of:=[.F235]*[.F235]" office:value-type="float" office:value="4212.1487289229" calcext:value-type="float">
            <text:p>4212,1487289229</text:p>
          </table:table-cell>
        </table:table-row>
        <table:table-row table:style-name="ro1">
          <table:table-cell table:formula="of:=SIN(2*PI()/[.$C$1]*[.B236])" office:value-type="float" office:value="0.962455236453647" calcext:value-type="float">
            <text:p>0,96245523645364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A236]+[.D235]*[.$D$1]" office:value-type="float" office:value="77.5895133296956" calcext:value-type="float">
            <text:p>77,5895133296956</text:p>
          </table:table-cell>
          <table:table-cell table:formula="of:=[.D236]*[.D236]" office:value-type="float" office:value="6020.132578739" calcext:value-type="float">
            <text:p>6020,132578739</text:p>
          </table:table-cell>
          <table:table-cell table:formula="of:=[.D236]-12.5" office:value-type="float" office:value="65.0895133296956" calcext:value-type="float">
            <text:p>65,0895133296956</text:p>
          </table:table-cell>
          <table:table-cell table:formula="of:=[.F236]*[.F236]" office:value-type="float" office:value="4236.64474549662" calcext:value-type="float">
            <text:p>4236,64474549662</text:p>
          </table:table-cell>
        </table:table-row>
        <table:table-row table:style-name="ro1">
          <table:table-cell table:formula="of:=SIN(2*PI()/[.$C$1]*[.B237])" office:value-type="float" office:value="0.960293685676943" calcext:value-type="float">
            <text:p>0,96029368567694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237]+[.D236]*[.$D$1]" office:value-type="float" office:value="77.7739118820755" calcext:value-type="float">
            <text:p>77,7739118820755</text:p>
          </table:table-cell>
          <table:table-cell table:formula="of:=[.D237]*[.D237]" office:value-type="float" office:value="6048.78136944085" calcext:value-type="float">
            <text:p>6048,78136944085</text:p>
          </table:table-cell>
          <table:table-cell table:formula="of:=[.D237]-12.5" office:value-type="float" office:value="65.2739118820755" calcext:value-type="float">
            <text:p>65,2739118820755</text:p>
          </table:table-cell>
          <table:table-cell table:formula="of:=[.F237]*[.F237]" office:value-type="float" office:value="4260.68357238896" calcext:value-type="float">
            <text:p>4260,68357238896</text:p>
          </table:table-cell>
        </table:table-row>
        <table:table-row table:style-name="ro1">
          <table:table-cell table:formula="of:=SIN(2*PI()/[.$C$1]*[.B238])" office:value-type="float" office:value="0.958072899462319" calcext:value-type="float">
            <text:p>0,958072899462319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A238]+[.D237]*[.$D$1]" office:value-type="float" office:value="77.9542456627171" calcext:value-type="float">
            <text:p>77,9542456627171</text:p>
          </table:table-cell>
          <table:table-cell table:formula="of:=[.D238]*[.D238]" office:value-type="float" office:value="6076.86441684325" calcext:value-type="float">
            <text:p>6076,86441684325</text:p>
          </table:table-cell>
          <table:table-cell table:formula="of:=[.D238]-12.5" office:value-type="float" office:value="65.4542456627171" calcext:value-type="float">
            <text:p>65,4542456627171</text:p>
          </table:table-cell>
          <table:table-cell table:formula="of:=[.F238]*[.F238]" office:value-type="float" office:value="4284.25827527532" calcext:value-type="float">
            <text:p>4284,25827527532</text:p>
          </table:table-cell>
        </table:table-row>
        <table:table-row table:style-name="ro1">
          <table:table-cell table:formula="of:=SIN(2*PI()/[.$C$1]*[.B239])" office:value-type="float" office:value="0.95579301479833" calcext:value-type="float">
            <text:p>0,9557930147983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A239]+[.D238]*[.$D$1]" office:value-type="float" office:value="78.1304962208883" calcext:value-type="float">
            <text:p>78,1304962208883</text:p>
          </table:table-cell>
          <table:table-cell table:formula="of:=[.D239]*[.D239]" office:value-type="float" office:value="6104.37443972223" calcext:value-type="float">
            <text:p>6104,37443972223</text:p>
          </table:table-cell>
          <table:table-cell table:formula="of:=[.D239]-12.5" office:value-type="float" office:value="65.6304962208883" calcext:value-type="float">
            <text:p>65,6304962208883</text:p>
          </table:table-cell>
          <table:table-cell table:formula="of:=[.F239]*[.F239]" office:value-type="float" office:value="4307.36203420003" calcext:value-type="float">
            <text:p>4307,36203420003</text:p>
          </table:table-cell>
        </table:table-row>
        <table:table-row table:style-name="ro1">
          <table:table-cell table:formula="of:=SIN(2*PI()/[.$C$1]*[.B240])" office:value-type="float" office:value="0.953454172319001" calcext:value-type="float">
            <text:p>0,953454172319001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A240]+[.D239]*[.$D$1]" office:value-type="float" office:value="78.3026454309984" calcext:value-type="float">
            <text:p>78,3026454309984</text:p>
          </table:table-cell>
          <table:table-cell table:formula="of:=[.D240]*[.D240]" office:value-type="float" office:value="6131.30428149265" calcext:value-type="float">
            <text:p>6131,30428149265</text:p>
          </table:table-cell>
          <table:table-cell table:formula="of:=[.D240]-12.5" office:value-type="float" office:value="65.8026454309984" calcext:value-type="float">
            <text:p>65,8026454309984</text:p>
          </table:table-cell>
          <table:table-cell table:formula="of:=[.F240]*[.F240]" office:value-type="float" office:value="4329.98814571769" calcext:value-type="float">
            <text:p>4329,98814571769</text:p>
          </table:table-cell>
        </table:table-row>
        <table:table-row table:style-name="ro1">
          <table:table-cell table:formula="of:=SIN(2*PI()/[.$C$1]*[.B241])" office:value-type="float" office:value="0.951056516295153" calcext:value-type="float">
            <text:p>0,95105651629515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241]+[.D240]*[.$D$1]" office:value-type="float" office:value="78.4706754929835" calcext:value-type="float">
            <text:p>78,4706754929835</text:p>
          </table:table-cell>
          <table:table-cell table:formula="of:=[.D241]*[.D241]" office:value-type="float" office:value="6157.64691232513" calcext:value-type="float">
            <text:p>6157,64691232513</text:p>
          </table:table-cell>
          <table:table-cell table:formula="of:=[.D241]-12.5" office:value-type="float" office:value="65.9706754929835" calcext:value-type="float">
            <text:p>65,9706754929835</text:p>
          </table:table-cell>
          <table:table-cell table:formula="of:=[.F241]*[.F241]" office:value-type="float" office:value="4352.13002500054" calcext:value-type="float">
            <text:p>4352,13002500054</text:p>
          </table:table-cell>
        </table:table-row>
        <table:table-row table:style-name="ro1">
          <table:table-cell table:formula="of:=SIN(2*PI()/[.$C$1]*[.B242])" office:value-type="float" office:value="0.948600194625505" calcext:value-type="float">
            <text:p>0,94860019462550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A242]+[.D241]*[.$D$1]" office:value-type="float" office:value="78.6345689326792" calcext:value-type="float">
            <text:p>78,6345689326792</text:p>
          </table:table-cell>
          <table:table-cell table:formula="of:=[.D242]*[.D242]" office:value-type="float" office:value="6183.39543122828" calcext:value-type="float">
            <text:p>6183,39543122828</text:p>
          </table:table-cell>
          <table:table-cell table:formula="of:=[.D242]-12.5" office:value-type="float" office:value="66.1345689326792" calcext:value-type="float">
            <text:p>66,1345689326792</text:p>
          </table:table-cell>
          <table:table-cell table:formula="of:=[.F242]*[.F242]" office:value-type="float" office:value="4373.7812079113" calcext:value-type="float">
            <text:p>4373,7812079113</text:p>
          </table:table-cell>
        </table:table-row>
        <table:table-row table:style-name="ro1">
          <table:table-cell table:formula="of:=SIN(2*PI()/[.$C$1]*[.B243])" office:value-type="float" office:value="0.946085358827545" calcext:value-type="float">
            <text:p>0,946085358827545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A243]+[.D242]*[.$D$1]" office:value-type="float" office:value="78.79430860218" calcext:value-type="float">
            <text:p>78,79430860218</text:p>
          </table:table-cell>
          <table:table-cell table:formula="of:=[.D243]*[.D243]" office:value-type="float" office:value="6208.54306809557" calcext:value-type="float">
            <text:p>6208,54306809557</text:p>
          </table:table-cell>
          <table:table-cell table:formula="of:=[.D243]-12.5" office:value-type="float" office:value="66.29430860218" calcext:value-type="float">
            <text:p>66,29430860218</text:p>
          </table:table-cell>
          <table:table-cell table:formula="of:=[.F243]*[.F243]" office:value-type="float" office:value="4394.93535304107" calcext:value-type="float">
            <text:p>4394,93535304107</text:p>
          </table:table-cell>
        </table:table-row>
        <table:table-row table:style-name="ro1">
          <table:table-cell table:formula="of:=SIN(2*PI()/[.$C$1]*[.B244])" office:value-type="float" office:value="0.943512164028194" calcext:value-type="float">
            <text:p>0,943512164028194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A244]+[.D243]*[.$D$1]" office:value-type="float" office:value="78.9498776801864" calcext:value-type="float">
            <text:p>78,9498776801864</text:p>
          </table:table-cell>
          <table:table-cell table:formula="of:=[.D244]*[.D244]" office:value-type="float" office:value="6233.08318571639" calcext:value-type="float">
            <text:p>6233,08318571639</text:p>
          </table:table-cell>
          <table:table-cell table:formula="of:=[.D244]-12.5" office:value-type="float" office:value="66.4498776801864" calcext:value-type="float">
            <text:p>66,4498776801864</text:p>
          </table:table-cell>
          <table:table-cell table:formula="of:=[.F244]*[.F244]" office:value-type="float" office:value="4415.58624371173" calcext:value-type="float">
            <text:p>4415,58624371173</text:p>
          </table:table-cell>
        </table:table-row>
        <table:table-row table:style-name="ro1">
          <table:table-cell table:formula="of:=SIN(2*PI()/[.$C$1]*[.B245])" office:value-type="float" office:value="0.940880768954225" calcext:value-type="float">
            <text:p>0,940880768954225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245]+[.D244]*[.$D$1]" office:value-type="float" office:value="79.1012596723387" calcext:value-type="float">
            <text:p>79,1012596723387</text:p>
          </table:table-cell>
          <table:table-cell table:formula="of:=[.D245]*[.D245]" office:value-type="float" office:value="6257.00928175076" calcext:value-type="float">
            <text:p>6257,00928175076</text:p>
          </table:table-cell>
          <table:table-cell table:formula="of:=[.D245]-12.5" office:value-type="float" office:value="66.6012596723387" calcext:value-type="float">
            <text:p>66,6012596723387</text:p>
          </table:table-cell>
          <table:table-cell table:formula="of:=[.F245]*[.F245]" office:value-type="float" office:value="4435.72778994229" calcext:value-type="float">
            <text:p>4435,72778994229</text:p>
          </table:table-cell>
        </table:table-row>
        <table:table-row table:style-name="ro1">
          <table:table-cell table:formula="of:=SIN(2*PI()/[.$C$1]*[.B246])" office:value-type="float" office:value="0.938191335922484" calcext:value-type="float">
            <text:p>0,938191335922484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A246]+[.D245]*[.$D$1]" office:value-type="float" office:value="79.2484384115378" calcext:value-type="float">
            <text:p>79,2484384115378</text:p>
          </table:table-cell>
          <table:table-cell table:formula="of:=[.D246]*[.D246]" office:value-type="float" office:value="6280.3149906673" calcext:value-type="float">
            <text:p>6280,3149906673</text:p>
          </table:table-cell>
          <table:table-cell table:formula="of:=[.D246]-12.5" office:value-type="float" office:value="66.7484384115378" calcext:value-type="float">
            <text:p>66,7484384115378</text:p>
          </table:table-cell>
          <table:table-cell table:formula="of:=[.F246]*[.F246]" office:value-type="float" office:value="4455.35403037886" calcext:value-type="float">
            <text:p>4455,35403037886</text:p>
          </table:table-cell>
        </table:table-row>
        <table:table-row table:style-name="ro1">
          <table:table-cell table:formula="of:=SIN(2*PI()/[.$C$1]*[.B247])" office:value-type="float" office:value="0.935444030829867" calcext:value-type="float">
            <text:p>0,93544403082986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A247]+[.D246]*[.$D$1]" office:value-type="float" office:value="79.3913980582523" calcext:value-type="float">
            <text:p>79,3913980582523</text:p>
          </table:table-cell>
          <table:table-cell table:formula="of:=[.D247]*[.D247]" office:value-type="float" office:value="6302.99408564387" calcext:value-type="float">
            <text:p>6302,99408564387</text:p>
          </table:table-cell>
          <table:table-cell table:formula="of:=[.D247]-12.5" office:value-type="float" office:value="66.8913980582523" calcext:value-type="float">
            <text:p>66,8913980582523</text:p>
          </table:table-cell>
          <table:table-cell table:formula="of:=[.F247]*[.F247]" office:value-type="float" office:value="4474.45913418756" calcext:value-type="float">
            <text:p>4474,45913418756</text:p>
          </table:table-cell>
        </table:table-row>
        <table:table-row table:style-name="ro1">
          <table:table-cell table:formula="of:=SIN(2*PI()/[.$C$1]*[.B248])" office:value-type="float" office:value="0.932639023143094" calcext:value-type="float">
            <text:p>0,932639023143094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A248]+[.D247]*[.$D$1]" office:value-type="float" office:value="79.5301231008129" calcext:value-type="float">
            <text:p>79,5301231008129</text:p>
          </table:table-cell>
          <table:table-cell table:formula="of:=[.D248]*[.D248]" office:value-type="float" office:value="6325.04048043045" calcext:value-type="float">
            <text:p>6325,04048043045</text:p>
          </table:table-cell>
          <table:table-cell table:formula="of:=[.D248]-12.5" office:value-type="float" office:value="67.0301231008129" calcext:value-type="float">
            <text:p>67,0301231008129</text:p>
          </table:table-cell>
          <table:table-cell table:formula="of:=[.F248]*[.F248]" office:value-type="float" office:value="4493.03740291013" calcext:value-type="float">
            <text:p>4493,03740291013</text:p>
          </table:table-cell>
        </table:table-row>
        <table:table-row table:style-name="ro1">
          <table:table-cell table:formula="of:=SIN(2*PI()/[.$C$1]*[.B249])" office:value-type="float" office:value="0.929776485888251" calcext:value-type="float">
            <text:p>0,929776485888251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249]+[.D248]*[.$D$1]" office:value-type="float" office:value="79.664598355693" calcext:value-type="float">
            <text:p>79,664598355693</text:p>
          </table:table-cell>
          <table:table-cell table:formula="of:=[.D249]*[.D249]" office:value-type="float" office:value="6346.44823117388" calcext:value-type="float">
            <text:p>6346,44823117388</text:p>
          </table:table-cell>
          <table:table-cell table:formula="of:=[.D249]-12.5" office:value-type="float" office:value="67.164598355693" calcext:value-type="float">
            <text:p>67,164598355693</text:p>
          </table:table-cell>
          <table:table-cell table:formula="of:=[.F249]*[.F249]" office:value-type="float" office:value="4511.08327228156" calcext:value-type="float">
            <text:p>4511,08327228156</text:p>
          </table:table-cell>
        </table:table-row>
        <table:table-row table:style-name="ro1">
          <table:table-cell table:formula="of:=SIN(2*PI()/[.$C$1]*[.B250])" office:value-type="float" office:value="0.926856595640121" calcext:value-type="float">
            <text:p>0,926856595640121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A250]+[.D249]*[.$D$1]" office:value-type="float" office:value="79.7948089677762" calcext:value-type="float">
            <text:p>79,7948089677762</text:p>
          </table:table-cell>
          <table:table-cell table:formula="of:=[.D250]*[.D250]" office:value-type="float" office:value="6367.21153820389" calcext:value-type="float">
            <text:p>6367,21153820389</text:p>
          </table:table-cell>
          <table:table-cell table:formula="of:=[.D250]-12.5" office:value-type="float" office:value="67.2948089677762" calcext:value-type="float">
            <text:p>67,2948089677762</text:p>
          </table:table-cell>
          <table:table-cell table:formula="of:=[.F250]*[.F250]" office:value-type="float" office:value="4528.59131400949" calcext:value-type="float">
            <text:p>4528,59131400949</text:p>
          </table:table-cell>
        </table:table-row>
        <table:table-row table:style-name="ro1">
          <table:table-cell table:formula="of:=SIN(2*PI()/[.$C$1]*[.B251])" office:value-type="float" office:value="0.923879532511287" calcext:value-type="float">
            <text:p>0,92387953251128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251]+[.D250]*[.$D$1]" office:value-type="float" office:value="79.9207404106097" calcext:value-type="float">
            <text:p>79,9207404106097</text:p>
          </table:table-cell>
          <table:table-cell table:formula="of:=[.D251]*[.D251]" office:value-type="float" office:value="6387.32474778006" calcext:value-type="float">
            <text:p>6387,32474778006</text:p>
          </table:table-cell>
          <table:table-cell table:formula="of:=[.D251]-12.5" office:value-type="float" office:value="67.4207404106097" calcext:value-type="float">
            <text:p>67,4207404106097</text:p>
          </table:table-cell>
          <table:table-cell table:formula="of:=[.F251]*[.F251]" office:value-type="float" office:value="4545.55623751482" calcext:value-type="float">
            <text:p>4545,55623751482</text:p>
          </table:table-cell>
        </table:table-row>
        <table:table-row table:style-name="ro1">
          <table:table-cell table:formula="of:=SIN(2*PI()/[.$C$1]*[.B252])" office:value-type="float" office:value="0.920845480141026" calcext:value-type="float">
            <text:p>0,920845480141026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A252]+[.D251]*[.$D$1]" office:value-type="float" office:value="80.0423784866446" calcext:value-type="float">
            <text:p>80,0423784866446</text:p>
          </table:table-cell>
          <table:table-cell table:formula="of:=[.D252]*[.D252]" office:value-type="float" office:value="6406.78235379927" calcext:value-type="float">
            <text:p>6406,78235379927</text:p>
          </table:table-cell>
          <table:table-cell table:formula="of:=[.D252]-12.5" office:value-type="float" office:value="67.5423784866446" calcext:value-type="float">
            <text:p>67,5423784866446</text:p>
          </table:table-cell>
          <table:table-cell table:formula="of:=[.F252]*[.F252]" office:value-type="float" office:value="4561.97289163316" calcext:value-type="float">
            <text:p>4561,97289163316</text:p>
          </table:table-cell>
        </table:table-row>
        <table:table-row table:style-name="ro1">
          <table:table-cell table:formula="of:=SIN(2*PI()/[.$C$1]*[.B253])" office:value-type="float" office:value="0.917754625683981" calcext:value-type="float">
            <text:p>0,917754625683981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253]+[.D252]*[.$D$1]" office:value-type="float" office:value="80.1597093274622" calcext:value-type="float">
            <text:p>80,1597093274622</text:p>
          </table:table-cell>
          <table:table-cell table:formula="of:=[.D253]*[.D253]" office:value-type="float" office:value="6425.57899946323" calcext:value-type="float">
            <text:p>6425,57899946323</text:p>
          </table:table-cell>
          <table:table-cell table:formula="of:=[.D253]-12.5" office:value-type="float" office:value="67.6597093274622" calcext:value-type="float">
            <text:p>67,6597093274622</text:p>
          </table:table-cell>
          <table:table-cell table:formula="of:=[.F253]*[.F253]" office:value-type="float" office:value="4577.83626627667" calcext:value-type="float">
            <text:p>4577,83626627667</text:p>
          </table:table-cell>
        </table:table-row>
        <table:table-row table:style-name="ro1">
          <table:table-cell table:formula="of:=SIN(2*PI()/[.$C$1]*[.B254])" office:value-type="float" office:value="0.914607159798614" calcext:value-type="float">
            <text:p>0,914607159798614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A254]+[.D253]*[.$D$1]" office:value-type="float" office:value="80.2727193939862" calcext:value-type="float">
            <text:p>80,2727193939862</text:p>
          </table:table-cell>
          <table:table-cell table:formula="of:=[.D254]*[.D254]" office:value-type="float" office:value="6443.70947890564" calcext:value-type="float">
            <text:p>6443,70947890564</text:p>
          </table:table-cell>
          <table:table-cell table:formula="of:=[.D254]-12.5" office:value-type="float" office:value="67.7727193939862" calcext:value-type="float">
            <text:p>67,7727193939862</text:p>
          </table:table-cell>
          <table:table-cell table:formula="of:=[.F254]*[.F254]" office:value-type="float" office:value="4593.14149405599" calcext:value-type="float">
            <text:p>4593,14149405599</text:p>
          </table:table-cell>
        </table:table-row>
        <table:table-row table:style-name="ro1">
          <table:table-cell table:formula="of:=SIN(2*PI()/[.$C$1]*[.B255])" office:value-type="float" office:value="0.911403276635445" calcext:value-type="float">
            <text:p>0,91140327663544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255]+[.D254]*[.$D$1]" office:value-type="float" office:value="80.3813954766818" calcext:value-type="float">
            <text:p>80,3813954766818</text:p>
          </table:table-cell>
          <table:table-cell table:formula="of:=[.D255]*[.D255]" office:value-type="float" office:value="6461.16873877871" calcext:value-type="float">
            <text:p>6461,16873877871</text:p>
          </table:table-cell>
          <table:table-cell table:formula="of:=[.D255]-12.5" office:value-type="float" office:value="67.8813954766818" calcext:value-type="float">
            <text:p>67,8813954766818</text:p>
          </table:table-cell>
          <table:table-cell table:formula="of:=[.F255]*[.F255]" office:value-type="float" office:value="4607.88385186167" calcext:value-type="float">
            <text:p>4607,88385186167</text:p>
          </table:table-cell>
        </table:table-row>
        <table:table-row table:style-name="ro1">
          <table:table-cell table:formula="of:=SIN(2*PI()/[.$C$1]*[.B256])" office:value-type="float" office:value="0.908143173825081" calcext:value-type="float">
            <text:p>0,90814317382508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256]+[.D255]*[.$D$1]" office:value-type="float" office:value="80.48572469574" calcext:value-type="float">
            <text:p>80,48572469574</text:p>
          </table:table-cell>
          <table:table-cell table:formula="of:=[.D256]*[.D256]" office:value-type="float" office:value="6477.95187979845" calcext:value-type="float">
            <text:p>6477,95187979845</text:p>
          </table:table-cell>
          <table:table-cell table:formula="of:=[.D256]-12.5" office:value-type="float" office:value="67.98572469574" calcext:value-type="float">
            <text:p>67,98572469574</text:p>
          </table:table-cell>
          <table:table-cell table:formula="of:=[.F256]*[.F256]" office:value-type="float" office:value="4622.05876240495" calcext:value-type="float">
            <text:p>4622,05876240495</text:p>
          </table:table-cell>
        </table:table-row>
        <table:table-row table:style-name="ro1">
          <table:table-cell table:formula="of:=SIN(2*PI()/[.$C$1]*[.B257])" office:value-type="float" office:value="0.90482705246602" calcext:value-type="float">
            <text:p>0,9048270524660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257]+[.D256]*[.$D$1]" office:value-type="float" office:value="80.5856945012486" calcext:value-type="float">
            <text:p>80,5856945012486</text:p>
          </table:table-cell>
          <table:table-cell table:formula="of:=[.D257]*[.D257]" office:value-type="float" office:value="6494.05415824857" calcext:value-type="float">
            <text:p>6494,05415824857</text:p>
          </table:table-cell>
          <table:table-cell table:formula="of:=[.D257]-12.5" office:value-type="float" office:value="68.0856945012486" calcext:value-type="float">
            <text:p>68,0856945012486</text:p>
          </table:table-cell>
          <table:table-cell table:formula="of:=[.F257]*[.F257]" office:value-type="float" office:value="4635.66179571736" calcext:value-type="float">
            <text:p>4635,66179571736</text:p>
          </table:table-cell>
        </table:table-row>
        <table:table-row table:style-name="ro1">
          <table:table-cell table:formula="of:=SIN(2*PI()/[.$C$1]*[.B258])" office:value-type="float" office:value="0.901455117112246" calcext:value-type="float">
            <text:p>0,90145511711224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A258]+[.D257]*[.$D$1]" office:value-type="float" office:value="80.6812926733484" calcext:value-type="float">
            <text:p>80,6812926733484</text:p>
          </table:table-cell>
          <table:table-cell table:formula="of:=[.D258]*[.D258]" office:value-type="float" office:value="6509.4709874425" calcext:value-type="float">
            <text:p>6509,4709874425</text:p>
          </table:table-cell>
          <table:table-cell table:formula="of:=[.D258]-12.5" office:value-type="float" office:value="68.1812926733484" calcext:value-type="float">
            <text:p>68,1812926733484</text:p>
          </table:table-cell>
          <table:table-cell table:formula="of:=[.F258]*[.F258]" office:value-type="float" office:value="4648.68867060879" calcext:value-type="float">
            <text:p>4648,68867060879</text:p>
          </table:table-cell>
        </table:table-row>
        <table:table-row table:style-name="ro1">
          <table:table-cell table:formula="of:=SIN(2*PI()/[.$C$1]*[.B259])" office:value-type="float" office:value="0.898027575760616" calcext:value-type="float">
            <text:p>0,89802757576061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A259]+[.D258]*[.$D$1]" office:value-type="float" office:value="80.7725073223755" calcext:value-type="float">
            <text:p>80,7725073223755</text:p>
          </table:table-cell>
          <table:table-cell table:formula="of:=[.D259]*[.D259]" office:value-type="float" office:value="6524.19793914321" calcext:value-type="float">
            <text:p>6524,19793914321</text:p>
          </table:table-cell>
          <table:table-cell table:formula="of:=[.D259]-12.5" office:value-type="float" office:value="68.2725073223755" calcext:value-type="float">
            <text:p>68,2725073223755</text:p>
          </table:table-cell>
          <table:table-cell table:formula="of:=[.F259]*[.F259]" office:value-type="float" office:value="4661.13525608382" calcext:value-type="float">
            <text:p>4661,13525608382</text:p>
          </table:table-cell>
        </table:table-row>
        <table:table-row table:style-name="ro1">
          <table:table-cell table:formula="of:=SIN(2*PI()/[.$C$1]*[.B260])" office:value-type="float" office:value="0.894544639838025" calcext:value-type="float">
            <text:p>0,894544639838025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A260]+[.D259]*[.$D$1]" office:value-type="float" office:value="80.8593268889898" calcext:value-type="float">
            <text:p>80,8593268889898</text:p>
          </table:table-cell>
          <table:table-cell table:formula="of:=[.D260]*[.D260]" office:value-type="float" office:value="6538.23074494051" calcext:value-type="float">
            <text:p>6538,23074494051</text:p>
          </table:table-cell>
          <table:table-cell table:formula="of:=[.D260]-12.5" office:value-type="float" office:value="68.3593268889898" calcext:value-type="float">
            <text:p>68,3593268889898</text:p>
          </table:table-cell>
          <table:table-cell table:formula="of:=[.F260]*[.F260]" office:value-type="float" office:value="4672.99757271576" calcext:value-type="float">
            <text:p>4672,99757271576</text:p>
          </table:table-cell>
        </table:table-row>
        <table:table-row table:style-name="ro1">
          <table:table-cell table:formula="of:=SIN(2*PI()/[.$C$1]*[.B261])" office:value-type="float" office:value="0.891006524188368" calcext:value-type="float">
            <text:p>0,891006524188368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A261]+[.D260]*[.$D$1]" office:value-type="float" office:value="80.9417401442883" calcext:value-type="float">
            <text:p>80,9417401442883</text:p>
          </table:table-cell>
          <table:table-cell table:formula="of:=[.D261]*[.D261]" office:value-type="float" office:value="6551.56529758549" calcext:value-type="float">
            <text:p>6551,56529758549</text:p>
          </table:table-cell>
          <table:table-cell table:formula="of:=[.D261]-12.5" office:value-type="float" office:value="68.4417401442883" calcext:value-type="float">
            <text:p>68,4417401442883</text:p>
          </table:table-cell>
          <table:table-cell table:formula="of:=[.F261]*[.F261]" office:value-type="float" office:value="4684.27179397828" calcext:value-type="float">
            <text:p>4684,27179397828</text:p>
          </table:table-cell>
        </table:table-row>
        <table:table-row table:style-name="ro1">
          <table:table-cell table:formula="of:=SIN(2*PI()/[.$C$1]*[.B262])" office:value-type="float" office:value="0.887413447059283" calcext:value-type="float">
            <text:p>0,887413447059283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A262]+[.D261]*[.$D$1]" office:value-type="float" office:value="81.0197361899047" calcext:value-type="float">
            <text:p>81,0197361899047</text:p>
          </table:table-cell>
          <table:table-cell table:formula="of:=[.D262]*[.D262]" office:value-type="float" office:value="6564.19765228175" calcext:value-type="float">
            <text:p>6564,19765228175</text:p>
          </table:table-cell>
          <table:table-cell table:formula="of:=[.D262]-12.5" office:value-type="float" office:value="68.5197361899047" calcext:value-type="float">
            <text:p>68,5197361899047</text:p>
          </table:table-cell>
          <table:table-cell table:formula="of:=[.F262]*[.F262]" office:value-type="float" office:value="4694.95424753413" calcext:value-type="float">
            <text:p>4694,95424753413</text:p>
          </table:table-cell>
        </table:table-row>
        <table:table-row table:style-name="ro1">
          <table:table-cell table:formula="of:=SIN(2*PI()/[.$C$1]*[.B263])" office:value-type="float" office:value="0.883765630088693" calcext:value-type="float">
            <text:p>0,883765630088693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A263]+[.D262]*[.$D$1]" office:value-type="float" office:value="81.0933044580943" calcext:value-type="float">
            <text:p>81,0933044580943</text:p>
          </table:table-cell>
          <table:table-cell table:formula="of:=[.D263]*[.D263]" office:value-type="float" office:value="6576.12402793318" calcext:value-type="float">
            <text:p>6576,12402793318</text:p>
          </table:table-cell>
          <table:table-cell table:formula="of:=[.D263]-12.5" office:value-type="float" office:value="68.5933044580943" calcext:value-type="float">
            <text:p>68,5933044580943</text:p>
          </table:table-cell>
          <table:table-cell table:formula="of:=[.F263]*[.F263]" office:value-type="float" office:value="4705.04141648082" calcext:value-type="float">
            <text:p>4705,04141648082</text:p>
          </table:table-cell>
        </table:table-row>
        <table:table-row table:style-name="ro1">
          <table:table-cell table:formula="of:=SIN(2*PI()/[.$C$1]*[.B264])" office:value-type="float" office:value="0.880063298291132" calcext:value-type="float">
            <text:p>0,880063298291132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A264]+[.D263]*[.$D$1]" office:value-type="float" office:value="81.1624347118045" calcext:value-type="float">
            <text:p>81,1624347118045</text:p>
          </table:table-cell>
          <table:table-cell table:formula="of:=[.D264]*[.D264]" office:value-type="float" office:value="6587.34080834793" calcext:value-type="float">
            <text:p>6587,34080834793</text:p>
          </table:table-cell>
          <table:table-cell table:formula="of:=[.D264]-12.5" office:value-type="float" office:value="68.6624347118045" calcext:value-type="float">
            <text:p>68,6624347118045</text:p>
          </table:table-cell>
          <table:table-cell table:formula="of:=[.F264]*[.F264]" office:value-type="float" office:value="4714.52994055282" calcext:value-type="float">
            <text:p>4714,52994055282</text:p>
          </table:table-cell>
        </table:table-row>
        <table:table-row table:style-name="ro1">
          <table:table-cell table:formula="of:=SIN(2*PI()/[.$C$1]*[.B265])" office:value-type="float" office:value="0.876306680043864" calcext:value-type="float">
            <text:p>0,876306680043864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65]+[.D264]*[.$D$1]" office:value-type="float" office:value="81.2271170447303" calcext:value-type="float">
            <text:p>81,2271170447303</text:p>
          </table:table-cell>
          <table:table-cell table:formula="of:=[.D265]*[.D265]" office:value-type="float" office:value="6597.84454339832" calcext:value-type="float">
            <text:p>6597,84454339832</text:p>
          </table:table-cell>
          <table:table-cell table:formula="of:=[.D265]-12.5" office:value-type="float" office:value="68.7271170447303" calcext:value-type="float">
            <text:p>68,7271170447303</text:p>
          </table:table-cell>
          <table:table-cell table:formula="of:=[.F265]*[.F265]" office:value-type="float" office:value="4723.41661728006" calcext:value-type="float">
            <text:p>4723,41661728006</text:p>
          </table:table-cell>
        </table:table-row>
        <table:table-row table:style-name="ro1">
          <table:table-cell table:formula="of:=SIN(2*PI()/[.$C$1]*[.B266])" office:value-type="float" office:value="0.872496007072797" calcext:value-type="float">
            <text:p>0,872496007072797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A266]+[.D265]*[.$D$1]" office:value-type="float" office:value="81.2873418813558" calcext:value-type="float">
            <text:p>81,2873418813558</text:p>
          </table:table-cell>
          <table:table-cell table:formula="of:=[.D266]*[.D266]" office:value-type="float" office:value="6607.63195013643" calcext:value-type="float">
            <text:p>6607,63195013643</text:p>
          </table:table-cell>
          <table:table-cell table:formula="of:=[.D266]-12.5" office:value-type="float" office:value="68.7873418813558" calcext:value-type="float">
            <text:p>68,7873418813558</text:p>
          </table:table-cell>
          <table:table-cell table:formula="of:=[.F266]*[.F266]" office:value-type="float" office:value="4731.69840310253" calcext:value-type="float">
            <text:p>4731,69840310253</text:p>
          </table:table-cell>
        </table:table-row>
        <table:table-row table:style-name="ro1">
          <table:table-cell table:formula="of:=SIN(2*PI()/[.$C$1]*[.B267])" office:value-type="float" office:value="0.868631514438191" calcext:value-type="float">
            <text:p>0,868631514438191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A267]+[.D266]*[.$D$1]" office:value-type="float" office:value="81.3430999769805" calcext:value-type="float">
            <text:p>81,3430999769805</text:p>
          </table:table-cell>
          <table:table-cell table:formula="of:=[.D267]*[.D267]" office:value-type="float" office:value="6616.69991386504" calcext:value-type="float">
            <text:p>6616,69991386504</text:p>
          </table:table-cell>
          <table:table-cell table:formula="of:=[.D267]-12.5" office:value-type="float" office:value="68.8430999769805" calcext:value-type="float">
            <text:p>68,8430999769805</text:p>
          </table:table-cell>
          <table:table-cell table:formula="of:=[.F267]*[.F267]" office:value-type="float" office:value="4739.37241444053" calcext:value-type="float">
            <text:p>4739,37241444053</text:p>
          </table:table-cell>
        </table:table-row>
        <table:table-row table:style-name="ro1">
          <table:table-cell table:formula="of:=SIN(2*PI()/[.$C$1]*[.B268])" office:value-type="float" office:value="0.864713440520155" calcext:value-type="float">
            <text:p>0,864713440520155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A268]+[.D267]*[.$D$1]" office:value-type="float" office:value="81.3943824177308" calcext:value-type="float">
            <text:p>81,3943824177308</text:p>
          </table:table-cell>
          <table:table-cell table:formula="of:=[.D268]*[.D268]" office:value-type="float" office:value="6625.04548916381" calcext:value-type="float">
            <text:p>6625,04548916381</text:p>
          </table:table-cell>
          <table:table-cell table:formula="of:=[.D268]-12.5" office:value-type="float" office:value="68.8943824177308" calcext:value-type="float">
            <text:p>68,8943824177308</text:p>
          </table:table-cell>
          <table:table-cell table:formula="of:=[.F268]*[.F268]" office:value-type="float" office:value="4746.43592872054" calcext:value-type="float">
            <text:p>4746,43592872054</text:p>
          </table:table-cell>
        </table:table-row>
        <table:table-row table:style-name="ro1">
          <table:table-cell table:formula="of:=SIN(2*PI()/[.$C$1]*[.B269])" office:value-type="float" office:value="0.860742027003944" calcext:value-type="float">
            <text:p>0,860742027003944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A269]+[.D268]*[.$D$1]" office:value-type="float" office:value="81.4411806205574" calcext:value-type="float">
            <text:p>81,4411806205574</text:p>
          </table:table-cell>
          <table:table-cell table:formula="of:=[.D269]*[.D269]" office:value-type="float" office:value="6632.66590087026" calcext:value-type="float">
            <text:p>6632,66590087026</text:p>
          </table:table-cell>
          <table:table-cell table:formula="of:=[.D269]-12.5" office:value-type="float" office:value="68.9411806205574" calcext:value-type="float">
            <text:p>68,9411806205574</text:p>
          </table:table-cell>
          <table:table-cell table:formula="of:=[.F269]*[.F269]" office:value-type="float" office:value="4752.88638535632" calcext:value-type="float">
            <text:p>4752,88638535632</text:p>
          </table:table-cell>
        </table:table-row>
        <table:table-row table:style-name="ro1">
          <table:table-cell table:formula="of:=SIN(2*PI()/[.$C$1]*[.B270])" office:value-type="float" office:value="0.85671751886505" calcext:value-type="float">
            <text:p>0,85671751886505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A270]+[.D269]*[.$D$1]" office:value-type="float" office:value="81.4834863332169" calcext:value-type="float">
            <text:p>81,4834863332169</text:p>
          </table:table-cell>
          <table:table-cell table:formula="of:=[.D270]*[.D270]" office:value-type="float" office:value="6639.55854501555" calcext:value-type="float">
            <text:p>6639,55854501555</text:p>
          </table:table-cell>
          <table:table-cell table:formula="of:=[.D270]-12.5" office:value-type="float" office:value="68.9834863332169" calcext:value-type="float">
            <text:p>68,9834863332169</text:p>
          </table:table-cell>
          <table:table-cell table:formula="of:=[.F270]*[.F270]" office:value-type="float" office:value="4758.72138668513" calcext:value-type="float">
            <text:p>4758,72138668513</text:p>
          </table:table-cell>
        </table:table-row>
        <table:table-row table:style-name="ro1">
          <table:table-cell table:formula="of:=SIN(2*PI()/[.$C$1]*[.B271])" office:value-type="float" office:value="0.852640164354092" calcext:value-type="float">
            <text:p>0,852640164354092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A271]+[.D270]*[.$D$1]" office:value-type="float" office:value="81.5212916342388" calcext:value-type="float">
            <text:p>81,5212916342388</text:p>
          </table:table-cell>
          <table:table-cell table:formula="of:=[.D271]*[.D271]" office:value-type="float" office:value="6645.72098971462" calcext:value-type="float">
            <text:p>6645,72098971462</text:p>
          </table:table-cell>
          <table:table-cell table:formula="of:=[.D271]-12.5" office:value-type="float" office:value="69.0212916342388" calcext:value-type="float">
            <text:p>69,0212916342388</text:p>
          </table:table-cell>
          <table:table-cell table:formula="of:=[.F271]*[.F271]" office:value-type="float" office:value="4763.93869885865" calcext:value-type="float">
            <text:p>4763,93869885865</text:p>
          </table:table-cell>
        </table:table-row>
        <table:table-row table:style-name="ro1">
          <table:table-cell table:formula="of:=SIN(2*PI()/[.$C$1]*[.B272])" office:value-type="float" office:value="0.848510214981503" calcext:value-type="float">
            <text:p>0,848510214981503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A272]+[.D271]*[.$D$1]" office:value-type="float" office:value="81.554588932878" calcext:value-type="float">
            <text:p>81,554588932878</text:p>
          </table:table-cell>
          <table:table-cell table:formula="of:=[.D272]*[.D272]" office:value-type="float" office:value="6651.1509760107" calcext:value-type="float">
            <text:p>6651,1509760107</text:p>
          </table:table-cell>
          <table:table-cell table:formula="of:=[.D272]-12.5" office:value-type="float" office:value="69.054588932878" calcext:value-type="float">
            <text:p>69,054588932878</text:p>
          </table:table-cell>
          <table:table-cell table:formula="of:=[.F272]*[.F272]" office:value-type="float" office:value="4768.53625268875" calcext:value-type="float">
            <text:p>4768,53625268875</text:p>
          </table:table-cell>
        </table:table-row>
        <table:table-row table:style-name="ro1">
          <table:table-cell table:formula="of:=SIN(2*PI()/[.$C$1]*[.B273])" office:value-type="float" office:value="0.844327925502015" calcext:value-type="float">
            <text:p>0,84432792550201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73]+[.D272]*[.$D$1]" office:value-type="float" office:value="81.5833709690512" calcext:value-type="float">
            <text:p>81,5833709690512</text:p>
          </table:table-cell>
          <table:table-cell table:formula="of:=[.D273]*[.D273]" office:value-type="float" office:value="6655.84641867383" calcext:value-type="float">
            <text:p>6655,84641867383</text:p>
          </table:table-cell>
          <table:table-cell table:formula="of:=[.D273]-12.5" office:value-type="float" office:value="69.0833709690512" calcext:value-type="float">
            <text:p>69,0833709690512</text:p>
          </table:table-cell>
          <table:table-cell table:formula="of:=[.F273]*[.F273]" office:value-type="float" office:value="4772.51214444755" calcext:value-type="float">
            <text:p>4772,51214444755</text:p>
          </table:table-cell>
        </table:table-row>
        <table:table-row table:style-name="ro1">
          <table:table-cell table:formula="of:=SIN(2*PI()/[.$C$1]*[.B274])" office:value-type="float" office:value="0.840093553898942" calcext:value-type="float">
            <text:p>0,840093553898942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A274]+[.D273]*[.$D$1]" office:value-type="float" office:value="81.6076308132596" calcext:value-type="float">
            <text:p>81,6076308132596</text:p>
          </table:table-cell>
          <table:table-cell table:formula="of:=[.D274]*[.D274]" office:value-type="float" office:value="6659.80540695328" calcext:value-type="float">
            <text:p>6659,80540695328</text:p>
          </table:table-cell>
          <table:table-cell table:formula="of:=[.D274]-12.5" office:value-type="float" office:value="69.1076308132596" calcext:value-type="float">
            <text:p>69,1076308132596</text:p>
          </table:table-cell>
          <table:table-cell table:formula="of:=[.F274]*[.F274]" office:value-type="float" office:value="4775.86463662179" calcext:value-type="float">
            <text:p>4775,86463662179</text:p>
          </table:table-cell>
        </table:table-row>
        <table:table-row table:style-name="ro1">
          <table:table-cell table:formula="of:=SIN(2*PI()/[.$C$1]*[.B275])" office:value-type="float" office:value="0.83580736136827" calcext:value-type="float">
            <text:p>0,8358073613682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A275]+[.D274]*[.$D$1]" office:value-type="float" office:value="81.6273618664953" calcext:value-type="float">
            <text:p>81,6273618664953</text:p>
          </table:table-cell>
          <table:table-cell table:formula="of:=[.D275]*[.D275]" office:value-type="float" office:value="6663.02620528377" calcext:value-type="float">
            <text:p>6663,02620528377</text:p>
          </table:table-cell>
          <table:table-cell table:formula="of:=[.D275]-12.5" office:value-type="float" office:value="69.1273618664953" calcext:value-type="float">
            <text:p>69,1273618664953</text:p>
          </table:table-cell>
          <table:table-cell table:formula="of:=[.F275]*[.F275]" office:value-type="float" office:value="4778.59215862139" calcext:value-type="float">
            <text:p>4778,59215862139</text:p>
          </table:table-cell>
        </table:table-row>
        <table:table-row table:style-name="ro1">
          <table:table-cell table:formula="of:=SIN(2*PI()/[.$C$1]*[.B276])" office:value-type="float" office:value="0.831469612302545" calcext:value-type="float">
            <text:p>0,831469612302545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A276]+[.D275]*[.$D$1]" office:value-type="float" office:value="81.6425578601329" calcext:value-type="float">
            <text:p>81,6425578601329</text:p>
          </table:table-cell>
          <table:table-cell table:formula="of:=[.D276]*[.D276]" office:value-type="float" office:value="6665.50725394515" calcext:value-type="float">
            <text:p>6665,50725394515</text:p>
          </table:table-cell>
          <table:table-cell table:formula="of:=[.D276]-12.5" office:value-type="float" office:value="69.1425578601329" calcext:value-type="float">
            <text:p>69,1425578601329</text:p>
          </table:table-cell>
          <table:table-cell table:formula="of:=[.F276]*[.F276]" office:value-type="float" office:value="4780.69330744183" calcext:value-type="float">
            <text:p>4780,69330744183</text:p>
          </table:table-cell>
        </table:table-row>
        <table:table-row table:style-name="ro1">
          <table:table-cell table:formula="of:=SIN(2*PI()/[.$C$1]*[.B277])" office:value-type="float" office:value="0.827080574274562" calcext:value-type="float">
            <text:p>0,82708057427456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A277]+[.D276]*[.$D$1]" office:value-type="float" office:value="81.6532128558061" calcext:value-type="float">
            <text:p>81,6532128558061</text:p>
          </table:table-cell>
          <table:table-cell table:formula="of:=[.D277]*[.D277]" office:value-type="float" office:value="6667.24716967558" calcext:value-type="float">
            <text:p>6667,24716967558</text:p>
          </table:table-cell>
          <table:table-cell table:formula="of:=[.D277]-12.5" office:value-type="float" office:value="69.1532128558061" calcext:value-type="float">
            <text:p>69,1532128558061</text:p>
          </table:table-cell>
          <table:table-cell table:formula="of:=[.F277]*[.F277]" office:value-type="float" office:value="4782.16684828043" calcext:value-type="float">
            <text:p>4782,16684828043</text:p>
          </table:table-cell>
        </table:table-row>
        <table:table-row table:style-name="ro1">
          <table:table-cell table:formula="of:=SIN(2*PI()/[.$C$1]*[.B278])" office:value-type="float" office:value="0.82264051802086" calcext:value-type="float">
            <text:p>0,82264051802086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A278]+[.D277]*[.$D$1]" office:value-type="float" office:value="81.6593212452689" calcext:value-type="float">
            <text:p>81,6593212452689</text:p>
          </table:table-cell>
          <table:table-cell table:formula="of:=[.D278]*[.D278]" office:value-type="float" office:value="6668.24474623803" calcext:value-type="float">
            <text:p>6668,24474623803</text:p>
          </table:table-cell>
          <table:table-cell table:formula="of:=[.D278]-12.5" office:value-type="float" office:value="69.1593212452689" calcext:value-type="float">
            <text:p>69,1593212452689</text:p>
          </table:table-cell>
          <table:table-cell table:formula="of:=[.F278]*[.F278]" office:value-type="float" office:value="4783.01171510631" calcext:value-type="float">
            <text:p>4783,01171510631</text:p>
          </table:table-cell>
        </table:table-row>
        <table:table-row table:style-name="ro1">
          <table:table-cell table:formula="of:=SIN(2*PI()/[.$C$1]*[.B279])" office:value-type="float" office:value="0.818149717425023" calcext:value-type="float">
            <text:p>0,818149717425023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A279]+[.D278]*[.$D$1]" office:value-type="float" office:value="81.6608777502413" calcext:value-type="float">
            <text:p>81,6608777502413</text:p>
          </table:table-cell>
          <table:table-cell table:formula="of:=[.D279]*[.D279]" office:value-type="float" office:value="6668.49895493985" calcext:value-type="float">
            <text:p>6668,49895493985</text:p>
          </table:table-cell>
          <table:table-cell table:formula="of:=[.D279]-12.5" office:value-type="float" office:value="69.1608777502413" calcext:value-type="float">
            <text:p>69,1608777502413</text:p>
          </table:table-cell>
          <table:table-cell table:formula="of:=[.F279]*[.F279]" office:value-type="float" office:value="4783.22701118382" calcext:value-type="float">
            <text:p>4783,22701118382</text:p>
          </table:table-cell>
        </table:table-row>
        <table:table-row table:style-name="ro1">
          <table:table-cell table:formula="of:=SIN(2*PI()/[.$C$1]*[.B280])" office:value-type="float" office:value="0.813608449500787" calcext:value-type="float">
            <text:p>0,813608449500787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A280]+[.D279]*[.$D$1]" office:value-type="float" office:value="81.6578774222397" calcext:value-type="float">
            <text:p>81,6578774222397</text:p>
          </table:table-cell>
          <table:table-cell table:formula="of:=[.D280]*[.D280]" office:value-type="float" office:value="6668.00894510552" calcext:value-type="float">
            <text:p>6668,00894510552</text:p>
          </table:table-cell>
          <table:table-cell table:formula="of:=[.D280]-12.5" office:value-type="float" office:value="69.1578774222397" calcext:value-type="float">
            <text:p>69,1578774222397</text:p>
          </table:table-cell>
          <table:table-cell table:formula="of:=[.F280]*[.F280]" office:value-type="float" office:value="4782.81200954953" calcext:value-type="float">
            <text:p>4782,81200954953</text:p>
          </table:table-cell>
        </table:table-row>
        <table:table-row table:style-name="ro1">
          <table:table-cell table:formula="of:=SIN(2*PI()/[.$C$1]*[.B281])" office:value-type="float" office:value="0.809016994374947" calcext:value-type="float">
            <text:p>0,80901699437494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281]+[.D280]*[.$D$1]" office:value-type="float" office:value="81.6503156423922" calcext:value-type="float">
            <text:p>81,6503156423922</text:p>
          </table:table-cell>
          <table:table-cell table:formula="of:=[.D281]*[.D281]" office:value-type="float" office:value="6666.77404450228" calcext:value-type="float">
            <text:p>6666,77404450228</text:p>
          </table:table-cell>
          <table:table-cell table:formula="of:=[.D281]-12.5" office:value-type="float" office:value="69.1503156423922" calcext:value-type="float">
            <text:p>69,1503156423922</text:p>
          </table:table-cell>
          <table:table-cell table:formula="of:=[.F281]*[.F281]" office:value-type="float" office:value="4781.76615344247" calcext:value-type="float">
            <text:p>4781,76615344247</text:p>
          </table:table-cell>
        </table:table-row>
        <table:table-row table:style-name="ro1">
          <table:table-cell table:formula="of:=SIN(2*PI()/[.$C$1]*[.B282])" office:value-type="float" office:value="0.804375635270084" calcext:value-type="float">
            <text:p>0,804375635270084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A282]+[.D281]*[.$D$1]" office:value-type="float" office:value="81.6381881212384" calcext:value-type="float">
            <text:p>81,6381881212384</text:p>
          </table:table-cell>
          <table:table-cell table:formula="of:=[.D282]*[.D282]" office:value-type="float" office:value="6664.79375971871" calcext:value-type="float">
            <text:p>6664,79375971871</text:p>
          </table:table-cell>
          <table:table-cell table:formula="of:=[.D282]-12.5" office:value-type="float" office:value="69.1381881212384" calcext:value-type="float">
            <text:p>69,1381881212384</text:p>
          </table:table-cell>
          <table:table-cell table:formula="of:=[.F282]*[.F282]" office:value-type="float" office:value="4780.08905668775" calcext:value-type="float">
            <text:p>4780,08905668775</text:p>
          </table:table-cell>
        </table:table-row>
        <table:table-row table:style-name="ro1">
          <table:table-cell table:formula="of:=SIN(2*PI()/[.$C$1]*[.B283])" office:value-type="float" office:value="0.79968465848709" calcext:value-type="float">
            <text:p>0,7996846584870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A283]+[.D282]*[.$D$1]" office:value-type="float" office:value="81.6214908985131" calcext:value-type="float">
            <text:p>81,6214908985131</text:p>
          </table:table-cell>
          <table:table-cell table:formula="of:=[.D283]*[.D283]" office:value-type="float" office:value="6662.06777649605" calcext:value-type="float">
            <text:p>6662,06777649605</text:p>
          </table:table-cell>
          <table:table-cell table:formula="of:=[.D283]-12.5" office:value-type="float" office:value="69.1214908985131" calcext:value-type="float">
            <text:p>69,1214908985131</text:p>
          </table:table-cell>
          <table:table-cell table:formula="of:=[.F283]*[.F283]" office:value-type="float" office:value="4777.78050403323" calcext:value-type="float">
            <text:p>4777,78050403323</text:p>
          </table:table-cell>
        </table:table-row>
        <table:table-row table:style-name="ro1">
          <table:table-cell table:formula="of:=SIN(2*PI()/[.$C$1]*[.B284])" office:value-type="float" office:value="0.79494435338751" calcext:value-type="float">
            <text:p>0,79494435338751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A284]+[.D283]*[.$D$1]" office:value-type="float" office:value="81.6002203429155" calcext:value-type="float">
            <text:p>81,6002203429155</text:p>
          </table:table-cell>
          <table:table-cell table:formula="of:=[.D284]*[.D284]" office:value-type="float" office:value="6658.59596001235" calcext:value-type="float">
            <text:p>6658,59596001235</text:p>
          </table:table-cell>
          <table:table-cell table:formula="of:=[.D284]-12.5" office:value-type="float" office:value="69.1002203429155" calcext:value-type="float">
            <text:p>69,1002203429155</text:p>
          </table:table-cell>
          <table:table-cell table:formula="of:=[.F284]*[.F284]" office:value-type="float" office:value="4774.84045143947" calcext:value-type="float">
            <text:p>4774,84045143947</text:p>
          </table:table-cell>
        </table:table-row>
        <table:table-row table:style-name="ro1">
          <table:table-cell table:formula="of:=SIN(2*PI()/[.$C$1]*[.B285])" office:value-type="float" office:value="0.79015501237569" calcext:value-type="float">
            <text:p>0,79015501237569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A285]+[.D284]*[.$D$1]" office:value-type="float" office:value="81.574373151862" calcext:value-type="float">
            <text:p>81,574373151862</text:p>
          </table:table-cell>
          <table:table-cell table:formula="of:=[.D285]*[.D285]" office:value-type="float" office:value="6654.37835511922" calcext:value-type="float">
            <text:p>6654,37835511922</text:p>
          </table:table-cell>
          <table:table-cell table:formula="of:=[.D285]-12.5" office:value-type="float" office:value="69.074373151862" calcext:value-type="float">
            <text:p>69,074373151862</text:p>
          </table:table-cell>
          <table:table-cell table:formula="of:=[.F285]*[.F285]" office:value-type="float" office:value="4771.26902632268" calcext:value-type="float">
            <text:p>4771,26902632268</text:p>
          </table:table-cell>
        </table:table-row>
        <table:table-row table:style-name="ro1">
          <table:table-cell table:formula="of:=SIN(2*PI()/[.$C$1]*[.B286])" office:value-type="float" office:value="0.785316930880745" calcext:value-type="float">
            <text:p>0,78531693088074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A286]+[.D285]*[.$D$1]" office:value-type="float" office:value="81.5439463512241" calcext:value-type="float">
            <text:p>81,5439463512241</text:p>
          </table:table-cell>
          <table:table-cell table:formula="of:=[.D286]*[.D286]" office:value-type="float" office:value="6649.41518653132" calcext:value-type="float">
            <text:p>6649,41518653132</text:p>
          </table:table-cell>
          <table:table-cell table:formula="of:=[.D286]-12.5" office:value-type="float" office:value="69.0439463512241" calcext:value-type="float">
            <text:p>69,0439463512241</text:p>
          </table:table-cell>
          <table:table-cell table:formula="of:=[.F286]*[.F286]" office:value-type="float" office:value="4767.06652775072" calcext:value-type="float">
            <text:p>4767,06652775072</text:p>
          </table:table-cell>
        </table:table-row>
        <table:table-row table:style-name="ro1">
          <table:table-cell table:formula="of:=SIN(2*PI()/[.$C$1]*[.B287])" office:value-type="float" office:value="0.78043040733833" calcext:value-type="float">
            <text:p>0,78043040733833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A287]+[.D286]*[.$D$1]" office:value-type="float" office:value="81.5089372950502" calcext:value-type="float">
            <text:p>81,5089372950502</text:p>
          </table:table-cell>
          <table:table-cell table:formula="of:=[.D287]*[.D287]" office:value-type="float" office:value="6643.70685896843" calcext:value-type="float">
            <text:p>6643,70685896843</text:p>
          </table:table-cell>
          <table:table-cell table:formula="of:=[.D287]-12.5" office:value-type="float" office:value="69.0089372950502" calcext:value-type="float">
            <text:p>69,0089372950502</text:p>
          </table:table-cell>
          <table:table-cell table:formula="of:=[.F287]*[.F287]" office:value-type="float" office:value="4762.23342659217" calcext:value-type="float">
            <text:p>4762,23342659217</text:p>
          </table:table-cell>
        </table:table-row>
        <table:table-row table:style-name="ro1">
          <table:table-cell table:formula="of:=SIN(2*PI()/[.$C$1]*[.B288])" office:value-type="float" office:value="0.775495743172234" calcext:value-type="float">
            <text:p>0,775495743172234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A288]+[.D287]*[.$D$1]" office:value-type="float" office:value="81.4693436652719" calcext:value-type="float">
            <text:p>81,4693436652719</text:p>
          </table:table-cell>
          <table:table-cell table:formula="of:=[.D288]*[.D288]" office:value-type="float" office:value="6637.25395725018" calcext:value-type="float">
            <text:p>6637,25395725018</text:p>
          </table:table-cell>
          <table:table-cell table:formula="of:=[.D288]-12.5" office:value-type="float" office:value="68.9693436652719" calcext:value-type="float">
            <text:p>68,9693436652719</text:p>
          </table:table-cell>
          <table:table-cell table:formula="of:=[.F288]*[.F288]" office:value-type="float" office:value="4756.77036561839" calcext:value-type="float">
            <text:p>4756,77036561839</text:p>
          </table:table-cell>
        </table:table-row>
        <table:table-row table:style-name="ro1">
          <table:table-cell table:formula="of:=SIN(2*PI()/[.$C$1]*[.B289])" office:value-type="float" office:value="0.770513242775789" calcext:value-type="float">
            <text:p>0,770513242775789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89]+[.D288]*[.$D$1]" office:value-type="float" office:value="81.425163471395" calcext:value-type="float">
            <text:p>81,425163471395</text:p>
          </table:table-cell>
          <table:table-cell table:formula="of:=[.D289]*[.D289]" office:value-type="float" office:value="6630.0572463434" calcext:value-type="float">
            <text:p>6630,0572463434</text:p>
          </table:table-cell>
          <table:table-cell table:formula="of:=[.D289]-12.5" office:value-type="float" office:value="68.925163471395" calcext:value-type="float">
            <text:p>68,925163471395</text:p>
          </table:table-cell>
          <table:table-cell table:formula="of:=[.F289]*[.F289]" office:value-type="float" office:value="4750.67815955853" calcext:value-type="float">
            <text:p>4750,67815955853</text:p>
          </table:table-cell>
        </table:table-row>
        <table:table-row table:style-name="ro1">
          <table:table-cell table:formula="of:=SIN(2*PI()/[.$C$1]*[.B290])" office:value-type="float" office:value="0.765483213493088" calcext:value-type="float">
            <text:p>0,765483213493088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A290]+[.D289]*[.$D$1]" office:value-type="float" office:value="81.3763950501741" calcext:value-type="float">
            <text:p>81,3763950501741</text:p>
          </table:table-cell>
          <table:table-cell table:formula="of:=[.D290]*[.D290]" office:value-type="float" office:value="6622.11767136201" calcext:value-type="float">
            <text:p>6622,11767136201</text:p>
          </table:table-cell>
          <table:table-cell table:formula="of:=[.D290]-12.5" office:value-type="float" office:value="68.8763950501741" calcext:value-type="float">
            <text:p>68,8763950501741</text:p>
          </table:table-cell>
          <table:table-cell table:formula="of:=[.F290]*[.F290]" office:value-type="float" office:value="4743.95779510765" calcext:value-type="float">
            <text:p>4743,95779510765</text:p>
          </table:table-cell>
        </table:table-row>
        <table:table-row table:style-name="ro1">
          <table:table-cell table:formula="of:=SIN(2*PI()/[.$C$1]*[.B291])" office:value-type="float" office:value="0.760405965600031" calcext:value-type="float">
            <text:p>0,760405965600031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A291]+[.D290]*[.$D$1]" office:value-type="float" office:value="81.3230370652724" calcext:value-type="float">
            <text:p>81,3230370652724</text:p>
          </table:table-cell>
          <table:table-cell table:formula="of:=[.D291]*[.D291]" office:value-type="float" office:value="6613.43635751967" calcext:value-type="float">
            <text:p>6613,43635751967</text:p>
          </table:table-cell>
          <table:table-cell table:formula="of:=[.D291]-12.5" office:value-type="float" office:value="68.8230370652724" calcext:value-type="float">
            <text:p>68,8230370652724</text:p>
          </table:table-cell>
          <table:table-cell table:formula="of:=[.F291]*[.F291]" office:value-type="float" office:value="4736.61043088786" calcext:value-type="float">
            <text:p>4736,61043088786</text:p>
          </table:table-cell>
        </table:table-row>
        <table:table-row table:style-name="ro1">
          <table:table-cell table:formula="of:=SIN(2*PI()/[.$C$1]*[.B292])" office:value-type="float" office:value="0.755281812285183" calcext:value-type="float">
            <text:p>0,755281812285183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A292]+[.D291]*[.$D$1]" office:value-type="float" office:value="81.2650885069049" calcext:value-type="float">
            <text:p>81,2650885069049</text:p>
          </table:table-cell>
          <table:table-cell table:formula="of:=[.D292]*[.D292]" office:value-type="float" office:value="6604.01461003509" calcext:value-type="float">
            <text:p>6604,01461003509</text:p>
          </table:table-cell>
          <table:table-cell table:formula="of:=[.D292]-12.5" office:value-type="float" office:value="68.7650885069049" calcext:value-type="float">
            <text:p>68,7650885069049</text:p>
          </table:table-cell>
          <table:table-cell table:formula="of:=[.F292]*[.F292]" office:value-type="float" office:value="4728.63739736247" calcext:value-type="float">
            <text:p>4728,63739736247</text:p>
          </table:table-cell>
        </table:table-row>
        <table:table-row table:style-name="ro1">
          <table:table-cell table:formula="of:=SIN(2*PI()/[.$C$1]*[.B293])" office:value-type="float" office:value="0.750111069630459" calcext:value-type="float">
            <text:p>0,750111069630459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A293]+[.D292]*[.$D$1]" office:value-type="float" office:value="81.2025486914663" calcext:value-type="float">
            <text:p>81,2025486914663</text:p>
          </table:table-cell>
          <table:table-cell table:formula="of:=[.D293]*[.D293]" office:value-type="float" office:value="6593.85391398996" calcext:value-type="float">
            <text:p>6593,85391398996</text:p>
          </table:table-cell>
          <table:table-cell table:formula="of:=[.D293]-12.5" office:value-type="float" office:value="68.7025486914663" calcext:value-type="float">
            <text:p>68,7025486914663</text:p>
          </table:table-cell>
          <table:table-cell table:formula="of:=[.F293]*[.F293]" office:value-type="float" office:value="4720.0401967033" calcext:value-type="float">
            <text:p>4720,0401967033</text:p>
          </table:table-cell>
        </table:table-row>
        <table:table-row table:style-name="ro1">
          <table:table-cell table:formula="of:=SIN(2*PI()/[.$C$1]*[.B294])" office:value-type="float" office:value="0.744894056591622" calcext:value-type="float">
            <text:p>0,744894056591622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A294]+[.D293]*[.$D$1]" office:value-type="float" office:value="81.1354172611433" calcext:value-type="float">
            <text:p>81,1354172611433</text:p>
          </table:table-cell>
          <table:table-cell table:formula="of:=[.D294]*[.D294]" office:value-type="float" office:value="6582.95593413983" calcext:value-type="float">
            <text:p>6582,95593413983</text:p>
          </table:table-cell>
          <table:table-cell table:formula="of:=[.D294]-12.5" office:value-type="float" office:value="68.6354172611433" calcext:value-type="float">
            <text:p>68,6354172611433</text:p>
          </table:table-cell>
          <table:table-cell table:formula="of:=[.F294]*[.F294]" office:value-type="float" office:value="4710.82050261124" calcext:value-type="float">
            <text:p>4710,82050261124</text:p>
          </table:table-cell>
        </table:table-row>
        <table:table-row table:style-name="ro1">
          <table:table-cell table:formula="of:=SIN(2*PI()/[.$C$1]*[.B295])" office:value-type="float" office:value="0.73963109497861" calcext:value-type="float">
            <text:p>0,73963109497861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A295]+[.D294]*[.$D$1]" office:value-type="float" office:value="81.0636941835105" calcext:value-type="float">
            <text:p>81,0636941835105</text:p>
          </table:table-cell>
          <table:table-cell table:formula="of:=[.D295]*[.D295]" office:value-type="float" office:value="6571.32251467771" calcext:value-type="float">
            <text:p>6571,32251467771</text:p>
          </table:table-cell>
          <table:table-cell table:formula="of:=[.D295]-12.5" office:value-type="float" office:value="68.5636941835105" calcext:value-type="float">
            <text:p>68,5636941835105</text:p>
          </table:table-cell>
          <table:table-cell table:formula="of:=[.F295]*[.F295]" office:value-type="float" office:value="4700.98016008994" calcext:value-type="float">
            <text:p>4700,98016008994</text:p>
          </table:table-cell>
        </table:table-row>
        <table:table-row table:style-name="ro1">
          <table:table-cell table:formula="of:=SIN(2*PI()/[.$C$1]*[.B296])" office:value-type="float" office:value="0.734322509435685" calcext:value-type="float">
            <text:p>0,734322509435685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A296]+[.D295]*[.$D$1]" office:value-type="float" office:value="80.987379751111" calcext:value-type="float">
            <text:p>80,987379751111</text:p>
          </table:table-cell>
          <table:table-cell table:formula="of:=[.D296]*[.D296]" office:value-type="float" office:value="6558.95567895067" calcext:value-type="float">
            <text:p>6558,95567895067</text:p>
          </table:table-cell>
          <table:table-cell table:formula="of:=[.D296]-12.5" office:value-type="float" office:value="68.487379751111" calcext:value-type="float">
            <text:p>68,487379751111</text:p>
          </table:table-cell>
          <table:table-cell table:formula="of:=[.F296]*[.F296]" office:value-type="float" office:value="4690.52118517289" calcext:value-type="float">
            <text:p>4690,52118517289</text:p>
          </table:table-cell>
        </table:table-row>
        <table:table-row table:style-name="ro1">
          <table:table-cell table:formula="of:=SIN(2*PI()/[.$C$1]*[.B297])" office:value-type="float" office:value="0.728968627421411" calcext:value-type="float">
            <text:p>0,72896862742141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97]+[.D296]*[.$D$1]" office:value-type="float" office:value="80.9064745810213" calcext:value-type="float">
            <text:p>80,9064745810213</text:p>
          </table:table-cell>
          <table:table-cell table:formula="of:=[.D297]*[.D297]" office:value-type="float" office:value="6545.85762912945" calcext:value-type="float">
            <text:p>6545,85762912945</text:p>
          </table:table-cell>
          <table:table-cell table:formula="of:=[.D297]-12.5" office:value-type="float" office:value="68.4064745810213" calcext:value-type="float">
            <text:p>68,4064745810213</text:p>
          </table:table-cell>
          <table:table-cell table:formula="of:=[.F297]*[.F297]" office:value-type="float" office:value="4679.44576460392" calcext:value-type="float">
            <text:p>4679,44576460392</text:p>
          </table:table-cell>
        </table:table-row>
        <table:table-row table:style-name="ro1">
          <table:table-cell table:formula="of:=SIN(2*PI()/[.$C$1]*[.B298])" office:value-type="float" office:value="0.723569779188449" calcext:value-type="float">
            <text:p>0,723569779188449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A298]+[.D297]*[.$D$1]" office:value-type="float" office:value="80.8209796143996" calcext:value-type="float">
            <text:p>80,8209796143996</text:p>
          </table:table-cell>
          <table:table-cell table:formula="of:=[.D298]*[.D298]" office:value-type="float" office:value="6532.03074583119" calcext:value-type="float">
            <text:p>6532,03074583119</text:p>
          </table:table-cell>
          <table:table-cell table:formula="of:=[.D298]-12.5" office:value-type="float" office:value="68.3209796143996" calcext:value-type="float">
            <text:p>68,3209796143996</text:p>
          </table:table-cell>
          <table:table-cell table:formula="of:=[.F298]*[.F298]" office:value-type="float" office:value="4667.7562554712" calcext:value-type="float">
            <text:p>4667,7562554712</text:p>
          </table:table-cell>
        </table:table-row>
        <table:table-row table:style-name="ro1">
          <table:table-cell table:formula="of:=SIN(2*PI()/[.$C$1]*[.B299])" office:value-type="float" office:value="0.718126297763189" calcext:value-type="float">
            <text:p>0,718126297763189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A299]+[.D298]*[.$D$1]" office:value-type="float" office:value="80.7308961160188" calcext:value-type="float">
            <text:p>80,7308961160188</text:p>
          </table:table-cell>
          <table:table-cell table:formula="of:=[.D299]*[.D299]" office:value-type="float" office:value="6517.47758769541" calcext:value-type="float">
            <text:p>6517,47758769541</text:p>
          </table:table-cell>
          <table:table-cell table:formula="of:=[.D299]-12.5" office:value-type="float" office:value="68.2308961160188" calcext:value-type="float">
            <text:p>68,2308961160188</text:p>
          </table:table-cell>
          <table:table-cell table:formula="of:=[.F299]*[.F299]" office:value-type="float" office:value="4655.45518479494" calcext:value-type="float">
            <text:p>4655,45518479494</text:p>
          </table:table-cell>
        </table:table-row>
        <table:table-row table:style-name="ro1">
          <table:table-cell table:formula="of:=SIN(2*PI()/[.$C$1]*[.B300])" office:value-type="float" office:value="0.712638518925205" calcext:value-type="float">
            <text:p>0,712638518925205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A300]+[.D299]*[.$D$1]" office:value-type="float" office:value="80.6362256737838" calcext:value-type="float">
            <text:p>80,6362256737838</text:p>
          </table:table-cell>
          <table:table-cell table:formula="of:=[.D300]*[.D300]" office:value-type="float" office:value="6502.20089091339" calcext:value-type="float">
            <text:p>6502,20089091339</text:p>
          </table:table-cell>
          <table:table-cell table:formula="of:=[.D300]-12.5" office:value-type="float" office:value="68.1362256737838" calcext:value-type="float">
            <text:p>68,1362256737838</text:p>
          </table:table-cell>
          <table:table-cell table:formula="of:=[.F300]*[.F300]" office:value-type="float" office:value="4642.54524906879" calcext:value-type="float">
            <text:p>4642,54524906879</text:p>
          </table:table-cell>
        </table:table-row>
        <table:table-row table:style-name="ro1">
          <table:table-cell table:formula="of:=SIN(2*PI()/[.$C$1]*[.B301])" office:value-type="float" office:value="0.707106781186548" calcext:value-type="float">
            <text:p>0,70710678118654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A301]+[.D300]*[.$D$1]" office:value-type="float" office:value="80.5369701982325" calcext:value-type="float">
            <text:p>80,5369701982325</text:p>
          </table:table-cell>
          <table:table-cell table:formula="of:=[.D301]*[.D301]" office:value-type="float" office:value="6486.20356871099" calcext:value-type="float">
            <text:p>6486,20356871099</text:p>
          </table:table-cell>
          <table:table-cell table:formula="of:=[.D301]-12.5" office:value-type="float" office:value="68.0369701982325" calcext:value-type="float">
            <text:p>68,0369701982325</text:p>
          </table:table-cell>
          <table:table-cell table:formula="of:=[.F301]*[.F301]" office:value-type="float" office:value="4629.02931375518" calcext:value-type="float">
            <text:p>4629,02931375518</text:p>
          </table:table-cell>
        </table:table-row>
        <table:table-row table:style-name="ro1">
          <table:table-cell table:formula="of:=SIN(2*PI()/[.$C$1]*[.B302])" office:value-type="float" office:value="0.701531425770855" calcext:value-type="float">
            <text:p>0,70153142577085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A302]+[.D301]*[.$D$1]" office:value-type="float" office:value="80.433131922021" calcext:value-type="float">
            <text:p>80,433131922021</text:p>
          </table:table-cell>
          <table:table-cell table:formula="of:=[.D302]*[.D302]" office:value-type="float" office:value="6469.48871078523" calcext:value-type="float">
            <text:p>6469,48871078523</text:p>
          </table:table-cell>
          <table:table-cell table:formula="of:=[.D302]-12.5" office:value-type="float" office:value="67.933131922021" calcext:value-type="float">
            <text:p>67,933131922021</text:p>
          </table:table-cell>
          <table:table-cell table:formula="of:=[.F302]*[.F302]" office:value-type="float" office:value="4614.91041273471" calcext:value-type="float">
            <text:p>4614,91041273471</text:p>
          </table:table-cell>
        </table:table-row>
        <table:table-row table:style-name="ro1">
          <table:table-cell table:formula="of:=SIN(2*PI()/[.$C$1]*[.B303])" office:value-type="float" office:value="0.695912796592314" calcext:value-type="float">
            <text:p>0,695912796592314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A303]+[.D302]*[.$D$1]" office:value-type="float" office:value="80.3247133993931" calcext:value-type="float">
            <text:p>80,3247133993931</text:p>
          </table:table-cell>
          <table:table-cell table:formula="of:=[.D303]*[.D303]" office:value-type="float" office:value="6452.05958269464" calcext:value-type="float">
            <text:p>6452,05958269464</text:p>
          </table:table-cell>
          <table:table-cell table:formula="of:=[.D303]-12.5" office:value-type="float" office:value="67.8247133993931" calcext:value-type="float">
            <text:p>67,8247133993931</text:p>
          </table:table-cell>
          <table:table-cell table:formula="of:=[.F303]*[.F303]" office:value-type="float" office:value="4600.19174770981" calcext:value-type="float">
            <text:p>4600,19174770981</text:p>
          </table:table-cell>
        </table:table-row>
        <table:table-row table:style-name="ro1">
          <table:table-cell table:formula="of:=SIN(2*PI()/[.$C$1]*[.B304])" office:value-type="float" office:value="0.690251240234437" calcext:value-type="float">
            <text:p>0,69025124023443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A304]+[.D303]*[.$D$1]" office:value-type="float" office:value="80.2117175056336" calcext:value-type="float">
            <text:p>80,2117175056336</text:p>
          </table:table-cell>
          <table:table-cell table:formula="of:=[.D304]*[.D304]" office:value-type="float" office:value="6433.91962520357" calcext:value-type="float">
            <text:p>6433,91962520357</text:p>
          </table:table-cell>
          <table:table-cell table:formula="of:=[.D304]-12.5" office:value-type="float" office:value="67.7117175056336" calcext:value-type="float">
            <text:p>67,7117175056336</text:p>
          </table:table-cell>
          <table:table-cell table:formula="of:=[.F304]*[.F304]" office:value-type="float" office:value="4584.87668756273" calcext:value-type="float">
            <text:p>4584,87668756273</text:p>
          </table:table-cell>
        </table:table-row>
        <table:table-row table:style-name="ro1">
          <table:table-cell table:formula="of:=SIN(2*PI()/[.$C$1]*[.B305])" office:value-type="float" office:value="0.684547105928688" calcext:value-type="float">
            <text:p>0,68454710592868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05]+[.D304]*[.$D$1]" office:value-type="float" office:value="80.094147436506" calcext:value-type="float">
            <text:p>80,094147436506</text:p>
          </table:table-cell>
          <table:table-cell table:formula="of:=[.D305]*[.D305]" office:value-type="float" office:value="6415.07245358075" calcext:value-type="float">
            <text:p>6415,07245358075</text:p>
          </table:table-cell>
          <table:table-cell table:formula="of:=[.D305]-12.5" office:value-type="float" office:value="67.594147436506" calcext:value-type="float">
            <text:p>67,594147436506</text:p>
          </table:table-cell>
          <table:table-cell table:formula="of:=[.F305]*[.F305]" office:value-type="float" office:value="4568.9687676681" calcext:value-type="float">
            <text:p>4568,9687676681</text:p>
          </table:table-cell>
        </table:table-row>
        <table:table-row table:style-name="ro1">
          <table:table-cell table:formula="of:=SIN(2*PI()/[.$C$1]*[.B306])" office:value-type="float" office:value="0.678800745532942" calcext:value-type="float">
            <text:p>0,678800745532942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A306]+[.D305]*[.$D$1]" office:value-type="float" office:value="79.9720067076738" calcext:value-type="float">
            <text:p>79,9720067076738</text:p>
          </table:table-cell>
          <table:table-cell table:formula="of:=[.D306]*[.D306]" office:value-type="float" office:value="6395.52185685223" calcext:value-type="float">
            <text:p>6395,52185685223</text:p>
          </table:table-cell>
          <table:table-cell table:formula="of:=[.D306]-12.5" office:value-type="float" office:value="67.4720067076738" calcext:value-type="float">
            <text:p>67,4720067076738</text:p>
          </table:table-cell>
          <table:table-cell table:formula="of:=[.F306]*[.F306]" office:value-type="float" office:value="4552.47168916038" calcext:value-type="float">
            <text:p>4552,47168916038</text:p>
          </table:table-cell>
        </table:table-row>
        <table:table-row table:style-name="ro1">
          <table:table-cell table:formula="of:=SIN(2*PI()/[.$C$1]*[.B307])" office:value-type="float" office:value="0.673012513509773" calcext:value-type="float">
            <text:p>0,673012513509773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A307]+[.D306]*[.$D$1]" office:value-type="float" office:value="79.8452991541069" calcext:value-type="float">
            <text:p>79,8452991541069</text:p>
          </table:table-cell>
          <table:table-cell table:formula="of:=[.D307]*[.D307]" office:value-type="float" office:value="6375.27179700882" calcext:value-type="float">
            <text:p>6375,27179700882</text:p>
          </table:table-cell>
          <table:table-cell table:formula="of:=[.D307]-12.5" office:value-type="float" office:value="67.3452991541069" calcext:value-type="float">
            <text:p>67,3452991541069</text:p>
          </table:table-cell>
          <table:table-cell table:formula="of:=[.F307]*[.F307]" office:value-type="float" office:value="4535.38931815615" calcext:value-type="float">
            <text:p>4535,38931815615</text:p>
          </table:table-cell>
        </table:table-row>
        <table:table-row table:style-name="ro1">
          <table:table-cell table:formula="of:=SIN(2*PI()/[.$C$1]*[.B308])" office:value-type="float" office:value="0.6671827669046" calcext:value-type="float">
            <text:p>0,6671827669046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A308]+[.D307]*[.$D$1]" office:value-type="float" office:value="79.7140289294704" calcext:value-type="float">
            <text:p>79,7140289294704</text:p>
          </table:table-cell>
          <table:table-cell table:formula="of:=[.D308]*[.D308]" office:value-type="float" office:value="6354.32640816844" calcext:value-type="float">
            <text:p>6354,32640816844</text:p>
          </table:table-cell>
          <table:table-cell table:formula="of:=[.D308]-12.5" office:value-type="float" office:value="67.2140289294704" calcext:value-type="float">
            <text:p>67,2140289294704</text:p>
          </table:table-cell>
          <table:table-cell table:formula="of:=[.F308]*[.F308]" office:value-type="float" office:value="4517.72568493168" calcext:value-type="float">
            <text:p>4517,72568493168</text:p>
          </table:table-cell>
        </table:table-row>
        <table:table-row table:style-name="ro1">
          <table:table-cell table:formula="of:=SIN(2*PI()/[.$C$1]*[.B309])" office:value-type="float" office:value="0.661311865323652" calcext:value-type="float">
            <text:p>0,66131186532365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A309]+[.D308]*[.$D$1]" office:value-type="float" office:value="79.5782005054994" calcext:value-type="float">
            <text:p>79,5782005054994</text:p>
          </table:table-cell>
          <table:table-cell table:formula="of:=[.D309]*[.D309]" office:value-type="float" office:value="6332.68999569346" calcext:value-type="float">
            <text:p>6332,68999569346</text:p>
          </table:table-cell>
          <table:table-cell table:formula="of:=[.D309]-12.5" office:value-type="float" office:value="67.0782005054994" calcext:value-type="float">
            <text:p>67,0782005054994</text:p>
          </table:table-cell>
          <table:table-cell table:formula="of:=[.F309]*[.F309]" office:value-type="float" office:value="4499.48498305597" calcext:value-type="float">
            <text:p>4499,48498305597</text:p>
          </table:table-cell>
        </table:table-row>
        <table:table-row table:style-name="ro1">
          <table:table-cell table:formula="of:=SIN(2*PI()/[.$C$1]*[.B310])" office:value-type="float" office:value="0.655400170911794" calcext:value-type="float">
            <text:p>0,65540017091179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A310]+[.D309]*[.$D$1]" office:value-type="float" office:value="79.4378186713562" calcext:value-type="float">
            <text:p>79,4378186713562</text:p>
          </table:table-cell>
          <table:table-cell table:formula="of:=[.D310]*[.D310]" office:value-type="float" office:value="6310.36703526326" calcext:value-type="float">
            <text:p>6310,36703526326</text:p>
          </table:table-cell>
          <table:table-cell table:formula="of:=[.D310]-12.5" office:value-type="float" office:value="66.9378186713562" calcext:value-type="float">
            <text:p>66,9378186713562</text:p>
          </table:table-cell>
          <table:table-cell table:formula="of:=[.F310]*[.F310]" office:value-type="float" office:value="4480.67156847936" calcext:value-type="float">
            <text:p>4480,67156847936</text:p>
          </table:table-cell>
        </table:table-row>
        <table:table-row table:style-name="ro1">
          <table:table-cell table:formula="of:=SIN(2*PI()/[.$C$1]*[.B311])" office:value-type="float" office:value="0.649448048330184" calcext:value-type="float">
            <text:p>0,649448048330184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A311]+[.D310]*[.$D$1]" office:value-type="float" office:value="79.2928885329728" calcext:value-type="float">
            <text:p>79,2928885329728</text:p>
          </table:table-cell>
          <table:table-cell table:formula="of:=[.D311]*[.D311]" office:value-type="float" office:value="6287.36217190245" calcext:value-type="float">
            <text:p>6287,36217190245</text:p>
          </table:table-cell>
          <table:table-cell table:formula="of:=[.D311]-12.5" office:value-type="float" office:value="66.7928885329728" calcext:value-type="float">
            <text:p>66,7928885329728</text:p>
          </table:table-cell>
          <table:table-cell table:formula="of:=[.F311]*[.F311]" office:value-type="float" office:value="4461.28995857813" calcext:value-type="float">
            <text:p>4461,28995857813</text:p>
          </table:table-cell>
        </table:table-row>
        <table:table-row table:style-name="ro1">
          <table:table-cell table:formula="of:=SIN(2*PI()/[.$C$1]*[.B312])" office:value-type="float" office:value="0.643455864733779" calcext:value-type="float">
            <text:p>0,64345586473377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A312]+[.D311]*[.$D$1]" office:value-type="float" office:value="79.1434155123768" calcext:value-type="float">
            <text:p>79,1434155123768</text:p>
          </table:table-cell>
          <table:table-cell table:formula="of:=[.D312]*[.D312]" office:value-type="float" office:value="6263.68021896473" calcext:value-type="float">
            <text:p>6263,68021896473</text:p>
          </table:table-cell>
          <table:table-cell table:formula="of:=[.D312]-12.5" office:value-type="float" office:value="66.6434155123768" calcext:value-type="float">
            <text:p>66,6434155123768</text:p>
          </table:table-cell>
          <table:table-cell table:formula="of:=[.F312]*[.F312]" office:value-type="float" office:value="4441.34483115531" calcext:value-type="float">
            <text:p>4441,34483115531</text:p>
          </table:table-cell>
        </table:table-row>
        <table:table-row table:style-name="ro1">
          <table:table-cell table:formula="of:=SIN(2*PI()/[.$C$1]*[.B313])" office:value-type="float" office:value="0.63742398974869" calcext:value-type="float">
            <text:p>0,63742398974869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13]+[.D312]*[.$D$1]" office:value-type="float" office:value="78.9894053470018" calcext:value-type="float">
            <text:p>78,9894053470018</text:p>
          </table:table-cell>
          <table:table-cell table:formula="of:=[.D313]*[.D313]" office:value-type="float" office:value="6239.32615707295" calcext:value-type="float">
            <text:p>6239,32615707295</text:p>
          </table:table-cell>
          <table:table-cell table:formula="of:=[.D313]-12.5" office:value-type="float" office:value="66.4894053470018" calcext:value-type="float">
            <text:p>66,4894053470018</text:p>
          </table:table-cell>
          <table:table-cell table:formula="of:=[.F313]*[.F313]" office:value-type="float" office:value="4420.84102339791" calcext:value-type="float">
            <text:p>4420,84102339791</text:p>
          </table:table-cell>
        </table:table-row>
        <table:table-row table:style-name="ro1">
          <table:table-cell table:formula="of:=SIN(2*PI()/[.$C$1]*[.B314])" office:value-type="float" office:value="0.631352795449377" calcext:value-type="float">
            <text:p>0,631352795449377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A314]+[.D313]*[.$D$1]" office:value-type="float" office:value="78.8308640889811" calcext:value-type="float">
            <text:p>78,8308640889811</text:p>
          </table:table-cell>
          <table:table-cell table:formula="of:=[.D314]*[.D314]" office:value-type="float" office:value="6214.30513301541" calcext:value-type="float">
            <text:p>6214,30513301541</text:p>
          </table:table-cell>
          <table:table-cell table:formula="of:=[.D314]-12.5" office:value-type="float" office:value="66.3308640889811" calcext:value-type="float">
            <text:p>66,3308640889811</text:p>
          </table:table-cell>
          <table:table-cell table:formula="of:=[.F314]*[.F314]" office:value-type="float" office:value="4399.78353079088" calcext:value-type="float">
            <text:p>4399,78353079088</text:p>
          </table:table-cell>
        </table:table-row>
        <table:table-row table:style-name="ro1">
          <table:table-cell table:formula="of:=SIN(2*PI()/[.$C$1]*[.B315])" office:value-type="float" office:value="0.625242656335705" calcext:value-type="float">
            <text:p>0,62524265633570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A315]+[.D314]*[.$D$1]" office:value-type="float" office:value="78.667798104427" calcext:value-type="float">
            <text:p>78,667798104427</text:p>
          </table:table-cell>
          <table:table-cell table:formula="of:=[.D315]*[.D315]" office:value-type="float" office:value="6188.62245859889" calcext:value-type="float">
            <text:p>6188,62245859889</text:p>
          </table:table-cell>
          <table:table-cell table:formula="of:=[.D315]-12.5" office:value-type="float" office:value="66.167798104427" calcext:value-type="float">
            <text:p>66,167798104427</text:p>
          </table:table-cell>
          <table:table-cell table:formula="of:=[.F315]*[.F315]" office:value-type="float" office:value="4378.17750598821" calcext:value-type="float">
            <text:p>4378,17750598821</text:p>
          </table:table-cell>
        </table:table-row>
        <table:table-row table:style-name="ro1">
          <table:table-cell table:formula="of:=SIN(2*PI()/[.$C$1]*[.B316])" office:value-type="float" office:value="0.619093949309834" calcext:value-type="float">
            <text:p>0,619093949309834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A316]+[.D315]*[.$D$1]" office:value-type="float" office:value="78.5002140726926" calcext:value-type="float">
            <text:p>78,5002140726926</text:p>
          </table:table-cell>
          <table:table-cell table:formula="of:=[.D316]*[.D316]" office:value-type="float" office:value="6162.28360945856" calcext:value-type="float">
            <text:p>6162,28360945856</text:p>
          </table:table-cell>
          <table:table-cell table:formula="of:=[.D316]-12.5" office:value-type="float" office:value="66.0002140726926" calcext:value-type="float">
            <text:p>66,0002140726926</text:p>
          </table:table-cell>
          <table:table-cell table:formula="of:=[.F316]*[.F316]" office:value-type="float" office:value="4356.02825764124" calcext:value-type="float">
            <text:p>4356,02825764124</text:p>
          </table:table-cell>
        </table:table-row>
        <table:table-row table:style-name="ro1">
          <table:table-cell table:formula="of:=SIN(2*PI()/[.$C$1]*[.B317])" office:value-type="float" office:value="0.612907053652976" calcext:value-type="float">
            <text:p>0,612907053652976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A317]+[.D316]*[.$D$1]" office:value-type="float" office:value="78.3281189856186" calcext:value-type="float">
            <text:p>78,3281189856186</text:p>
          </table:table-cell>
          <table:table-cell table:formula="of:=[.D317]*[.D317]" office:value-type="float" office:value="6135.29422382523" calcext:value-type="float">
            <text:p>6135,29422382523</text:p>
          </table:table-cell>
          <table:table-cell table:formula="of:=[.D317]-12.5" office:value-type="float" office:value="65.8281189856186" calcext:value-type="float">
            <text:p>65,8281189856186</text:p>
          </table:table-cell>
          <table:table-cell table:formula="of:=[.F317]*[.F317]" office:value-type="float" office:value="4333.34124918476" calcext:value-type="float">
            <text:p>4333,34124918476</text:p>
          </table:table-cell>
        </table:table-row>
        <table:table-row table:style-name="ro1">
          <table:table-cell table:formula="of:=SIN(2*PI()/[.$C$1]*[.B318])" office:value-type="float" office:value="0.606682351002" calcext:value-type="float">
            <text:p>0,6066823510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A318]+[.D317]*[.$D$1]" office:value-type="float" office:value="78.1515201467644" calcext:value-type="float">
            <text:p>78,1515201467644</text:p>
          </table:table-cell>
          <table:table-cell table:formula="of:=[.D318]*[.D318]" office:value-type="float" office:value="6107.66010125012" calcext:value-type="float">
            <text:p>6107,66010125012</text:p>
          </table:table-cell>
          <table:table-cell table:formula="of:=[.D318]-12.5" office:value-type="float" office:value="65.6515201467644" calcext:value-type="float">
            <text:p>65,6515201467644</text:p>
          </table:table-cell>
          <table:table-cell table:formula="of:=[.F318]*[.F318]" office:value-type="float" office:value="4310.12209758101" calcext:value-type="float">
            <text:p>4310,12209758101</text:p>
          </table:table-cell>
        </table:table-row>
        <table:table-row table:style-name="ro1">
          <table:table-cell table:formula="of:=SIN(2*PI()/[.$C$1]*[.B319])" office:value-type="float" office:value="0.600420225325884" calcext:value-type="float">
            <text:p>0,60042022532588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A319]+[.D318]*[.$D$1]" office:value-type="float" office:value="77.9704251706227" calcext:value-type="float">
            <text:p>77,9704251706227</text:p>
          </table:table-cell>
          <table:table-cell table:formula="of:=[.D319]*[.D319]" office:value-type="float" office:value="6079.38720128767" calcext:value-type="float">
            <text:p>6079,38720128767</text:p>
          </table:table-cell>
          <table:table-cell table:formula="of:=[.D319]-12.5" office:value-type="float" office:value="65.4704251706227" calcext:value-type="float">
            <text:p>65,4704251706227</text:p>
          </table:table-cell>
          <table:table-cell table:formula="of:=[.F319]*[.F319]" office:value-type="float" office:value="4286.3765720221" calcext:value-type="float">
            <text:p>4286,3765720221</text:p>
          </table:table-cell>
        </table:table-row>
        <table:table-row table:style-name="ro1">
          <table:table-cell table:formula="of:=SIN(2*PI()/[.$C$1]*[.B320])" office:value-type="float" office:value="0.594121062902039" calcext:value-type="float">
            <text:p>0,59412106290203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A320]+[.D319]*[.$D$1]" office:value-type="float" office:value="77.7848419818185" calcext:value-type="float">
            <text:p>77,7848419818185</text:p>
          </table:table-cell>
          <table:table-cell table:formula="of:=[.D320]*[.D320]" office:value-type="float" office:value="6050.48164213647" calcext:value-type="float">
            <text:p>6050,48164213647</text:p>
          </table:table-cell>
          <table:table-cell table:formula="of:=[.D320]-12.5" office:value-type="float" office:value="65.2848419818185" calcext:value-type="float">
            <text:p>65,2848419818185</text:p>
          </table:table-cell>
          <table:table-cell table:formula="of:=[.F320]*[.F320]" office:value-type="float" office:value="4262.11059259101" calcext:value-type="float">
            <text:p>4262,11059259101</text:p>
          </table:table-cell>
        </table:table-row>
        <table:table-row table:style-name="ro1">
          <table:table-cell table:formula="of:=SIN(2*PI()/[.$C$1]*[.B321])" office:value-type="float" office:value="0.587785252292473" calcext:value-type="float">
            <text:p>0,587785252292473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21]+[.D320]*[.$D$1]" office:value-type="float" office:value="77.5947788142928" calcext:value-type="float">
            <text:p>77,5947788142928</text:p>
          </table:table-cell>
          <table:table-cell table:formula="of:=[.D321]*[.D321]" office:value-type="float" office:value="6020.94969923902" calcext:value-type="float">
            <text:p>6020,94969923902</text:p>
          </table:table-cell>
          <table:table-cell table:formula="of:=[.D321]-12.5" office:value-type="float" office:value="65.0947788142928" calcext:value-type="float">
            <text:p>65,0947788142928</text:p>
          </table:table-cell>
          <table:table-cell table:formula="of:=[.F321]*[.F321]" office:value-type="float" office:value="4237.3302288817" calcext:value-type="float">
            <text:p>4237,3302288817</text:p>
          </table:table-cell>
        </table:table-row>
        <table:table-row table:style-name="ro1">
          <table:table-cell table:formula="of:=SIN(2*PI()/[.$C$1]*[.B322])" office:value-type="float" office:value="0.58141318431983" calcext:value-type="float">
            <text:p>0,58141318431983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A322]+[.D321]*[.$D$1]" office:value-type="float" office:value="77.4002442104697" calcext:value-type="float">
            <text:p>77,4002442104697</text:p>
          </table:table-cell>
          <table:table-cell table:formula="of:=[.D322]*[.D322]" office:value-type="float" office:value="5990.79780384034" calcext:value-type="float">
            <text:p>5990,79780384034</text:p>
          </table:table-cell>
          <table:table-cell table:formula="of:=[.D322]-12.5" office:value-type="float" office:value="64.9002442104697" calcext:value-type="float">
            <text:p>64,9002442104697</text:p>
          </table:table-cell>
          <table:table-cell table:formula="of:=[.F322]*[.F322]" office:value-type="float" office:value="4212.0416985786" calcext:value-type="float">
            <text:p>4212,0416985786</text:p>
          </table:table-cell>
        </table:table-row>
        <table:table-row table:style-name="ro1">
          <table:table-cell table:formula="of:=SIN(2*PI()/[.$C$1]*[.B323])" office:value-type="float" office:value="0.575005252043278" calcext:value-type="float">
            <text:p>0,575005252043278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A323]+[.D322]*[.$D$1]" office:value-type="float" office:value="77.2012470204083" calcext:value-type="float">
            <text:p>77,2012470204083</text:p>
          </table:table-cell>
          <table:table-cell table:formula="of:=[.D323]*[.D323]" office:value-type="float" office:value="5960.03254150609" calcext:value-type="float">
            <text:p>5960,03254150609</text:p>
          </table:table-cell>
          <table:table-cell table:formula="of:=[.D323]-12.5" office:value-type="float" office:value="64.7012470204083" calcext:value-type="float">
            <text:p>64,7012470204083</text:p>
          </table:table-cell>
          <table:table-cell table:formula="of:=[.F323]*[.F323]" office:value-type="float" office:value="4186.25136599589" calcext:value-type="float">
            <text:p>4186,25136599589</text:p>
          </table:table-cell>
        </table:table-row>
        <table:table-row table:style-name="ro1">
          <table:table-cell table:formula="of:=SIN(2*PI()/[.$C$1]*[.B324])" office:value-type="float" office:value="0.568561850734264" calcext:value-type="float">
            <text:p>0,56856185073426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A324]+[.D323]*[.$D$1]" office:value-type="float" office:value="76.9977964009384" calcext:value-type="float">
            <text:p>76,9977964009384</text:p>
          </table:table-cell>
          <table:table-cell table:formula="of:=[.D324]*[.D324]" office:value-type="float" office:value="5928.66065060037" calcext:value-type="float">
            <text:p>5928,66065060037</text:p>
          </table:table-cell>
          <table:table-cell table:formula="of:=[.D324]-12.5" office:value-type="float" office:value="64.4977964009384" calcext:value-type="float">
            <text:p>64,4977964009384</text:p>
          </table:table-cell>
          <table:table-cell table:formula="of:=[.F324]*[.F324]" office:value-type="float" office:value="4159.96574057691" calcext:value-type="float">
            <text:p>4159,96574057691</text:p>
          </table:table-cell>
        </table:table-row>
        <table:table-row table:style-name="ro1">
          <table:table-cell table:formula="of:=SIN(2*PI()/[.$C$1]*[.B325])" office:value-type="float" office:value="0.56208337785213" calcext:value-type="float">
            <text:p>0,56208337785213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A325]+[.D324]*[.$D$1]" office:value-type="float" office:value="76.7899018147812" calcext:value-type="float">
            <text:p>76,7899018147812</text:p>
          </table:table-cell>
          <table:table-cell table:formula="of:=[.D325]*[.D325]" office:value-type="float" office:value="5896.68902072373" calcext:value-type="float">
            <text:p>5896,68902072373</text:p>
          </table:table-cell>
          <table:table-cell table:formula="of:=[.D325]-12.5" office:value-type="float" office:value="64.2899018147812" calcext:value-type="float">
            <text:p>64,2899018147812</text:p>
          </table:table-cell>
          <table:table-cell table:formula="of:=[.F325]*[.F325]" office:value-type="float" office:value="4133.1914753542" calcext:value-type="float">
            <text:p>4133,1914753542</text:p>
          </table:table-cell>
        </table:table-row>
        <table:table-row table:style-name="ro1">
          <table:table-cell table:formula="of:=SIN(2*PI()/[.$C$1]*[.B326])" office:value-type="float" office:value="0.555570233019602" calcext:value-type="float">
            <text:p>0,55557023301960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A326]+[.D325]*[.$D$1]" office:value-type="float" office:value="76.577573029653" calcext:value-type="float">
            <text:p>76,577573029653</text:p>
          </table:table-cell>
          <table:table-cell table:formula="of:=[.D326]*[.D326]" office:value-type="float" office:value="5864.12469111183" calcext:value-type="float">
            <text:p>5864,12469111183</text:p>
          </table:table-cell>
          <table:table-cell table:formula="of:=[.D326]-12.5" office:value-type="float" office:value="64.077573029653" calcext:value-type="float">
            <text:p>64,077573029653</text:p>
          </table:table-cell>
          <table:table-cell table:formula="of:=[.F326]*[.F326]" office:value-type="float" office:value="4105.93536537051" calcext:value-type="float">
            <text:p>4105,93536537051</text:p>
          </table:table-cell>
        </table:table-row>
        <table:table-row table:style-name="ro1">
          <table:table-cell table:formula="of:=SIN(2*PI()/[.$C$1]*[.B327])" office:value-type="float" office:value="0.549022817998132" calcext:value-type="float">
            <text:p>0,54902281799813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A327]+[.D326]*[.$D$1]" office:value-type="float" office:value="76.3608201173546" calcext:value-type="float">
            <text:p>76,3608201173546</text:p>
          </table:table-cell>
          <table:table-cell table:formula="of:=[.D327]*[.D327]" office:value-type="float" office:value="5830.97484899498" calcext:value-type="float">
            <text:p>5830,97484899498</text:p>
          </table:table-cell>
          <table:table-cell table:formula="of:=[.D327]-12.5" office:value-type="float" office:value="63.8608201173546" calcext:value-type="float">
            <text:p>63,8608201173546</text:p>
          </table:table-cell>
          <table:table-cell table:formula="of:=[.F327]*[.F327]" office:value-type="float" office:value="4078.20434606112" calcext:value-type="float">
            <text:p>4078,20434606112</text:p>
          </table:table-cell>
        </table:table-row>
        <table:table-row table:style-name="ro1">
          <table:table-cell table:formula="of:=SIN(2*PI()/[.$C$1]*[.B328])" office:value-type="float" office:value="0.542441536663119" calcext:value-type="float">
            <text:p>0,542441536663119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A328]+[.D327]*[.$D$1]" office:value-type="float" office:value="76.1396534528442" calcext:value-type="float">
            <text:p>76,1396534528442</text:p>
          </table:table-cell>
          <table:table-cell table:formula="of:=[.D328]*[.D328]" office:value-type="float" office:value="5797.2468279192" calcext:value-type="float">
            <text:p>5797,2468279192</text:p>
          </table:table-cell>
          <table:table-cell table:formula="of:=[.D328]-12.5" office:value-type="float" office:value="63.6396534528442" calcext:value-type="float">
            <text:p>63,6396534528442</text:p>
          </table:table-cell>
          <table:table-cell table:formula="of:=[.F328]*[.F328]" office:value-type="float" office:value="4050.0054915981" calcext:value-type="float">
            <text:p>4050,0054915981</text:p>
          </table:table-cell>
        </table:table-row>
        <table:table-row table:style-name="ro1">
          <table:table-cell table:formula="of:=SIN(2*PI()/[.$C$1]*[.B329])" office:value-type="float" office:value="0.535826794978997" calcext:value-type="float">
            <text:p>0,535826794978997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329]+[.D328]*[.$D$1]" office:value-type="float" office:value="75.9140837132947" calcext:value-type="float">
            <text:p>75,9140837132947</text:p>
          </table:table-cell>
          <table:table-cell table:formula="of:=[.D329]*[.D329]" office:value-type="float" office:value="5762.94810602912" calcext:value-type="float">
            <text:p>5762,94810602912</text:p>
          </table:table-cell>
          <table:table-cell table:formula="of:=[.D329]-12.5" office:value-type="float" office:value="63.4140837132947" calcext:value-type="float">
            <text:p>63,4140837132947</text:p>
          </table:table-cell>
          <table:table-cell table:formula="of:=[.F329]*[.F329]" office:value-type="float" office:value="4021.34601319675" calcext:value-type="float">
            <text:p>4021,34601319675</text:p>
          </table:table-cell>
        </table:table-row>
        <table:table-row table:style-name="ro1">
          <table:table-cell table:formula="of:=SIN(2*PI()/[.$C$1]*[.B330])" office:value-type="float" office:value="0.529179000974191" calcext:value-type="float">
            <text:p>0,529179000974191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A330]+[.D329]*[.$D$1]" office:value-type="float" office:value="75.684121877136" calcext:value-type="float">
            <text:p>75,684121877136</text:p>
          </table:table-cell>
          <table:table-cell table:formula="of:=[.D330]*[.D330]" office:value-type="float" office:value="5728.08630431317" calcext:value-type="float">
            <text:p>5728,08630431317</text:p>
          </table:table-cell>
          <table:table-cell table:formula="of:=[.D330]-12.5" office:value-type="float" office:value="63.184121877136" calcext:value-type="float">
            <text:p>63,184121877136</text:p>
          </table:table-cell>
          <table:table-cell table:formula="of:=[.F330]*[.F330]" office:value-type="float" office:value="3992.23325738477" calcext:value-type="float">
            <text:p>3992,23325738477</text:p>
          </table:table-cell>
        </table:table-row>
        <table:table-row table:style-name="ro1">
          <table:table-cell table:formula="of:=SIN(2*PI()/[.$C$1]*[.B331])" office:value-type="float" office:value="0.522498564715949" calcext:value-type="float">
            <text:p>0,522498564715949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A331]+[.D330]*[.$D$1]" office:value-type="float" office:value="75.4497792230806" calcext:value-type="float">
            <text:p>75,4497792230806</text:p>
          </table:table-cell>
          <table:table-cell table:formula="of:=[.D331]*[.D331]" office:value-type="float" office:value="5692.6691848116" calcext:value-type="float">
            <text:p>5692,6691848116</text:p>
          </table:table-cell>
          <table:table-cell table:formula="of:=[.D331]-12.5" office:value-type="float" office:value="62.9497792230806" calcext:value-type="float">
            <text:p>62,9497792230806</text:p>
          </table:table-cell>
          <table:table-cell table:formula="of:=[.F331]*[.F331]" office:value-type="float" office:value="3962.67470423458" calcext:value-type="float">
            <text:p>3962,67470423458</text:p>
          </table:table-cell>
        </table:table-row>
        <table:table-row table:style-name="ro1">
          <table:table-cell table:formula="of:=SIN(2*PI()/[.$C$1]*[.B332])" office:value-type="float" office:value="0.515785898285047" calcext:value-type="float">
            <text:p>0,515785898285047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A332]+[.D331]*[.$D$1]" office:value-type="float" office:value="75.2110673291348" calcext:value-type="float">
            <text:p>75,2110673291348</text:p>
          </table:table-cell>
          <table:table-cell table:formula="of:=[.D332]*[.D332]" office:value-type="float" office:value="5656.70464878765" calcext:value-type="float">
            <text:p>5656,70464878765</text:p>
          </table:table-cell>
          <table:table-cell table:formula="of:=[.D332]-12.5" office:value-type="float" office:value="62.7110673291348" calcext:value-type="float">
            <text:p>62,7110673291348</text:p>
          </table:table-cell>
          <table:table-cell table:formula="of:=[.F332]*[.F332]" office:value-type="float" office:value="3932.67796555928" calcext:value-type="float">
            <text:p>3932,67796555928</text:p>
          </table:table-cell>
        </table:table-row>
        <table:table-row table:style-name="ro1">
          <table:table-cell table:formula="of:=SIN(2*PI()/[.$C$1]*[.B333])" office:value-type="float" office:value="0.509041415750371" calcext:value-type="float">
            <text:p>0,509041415750371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A333]+[.D332]*[.$D$1]" office:value-type="float" office:value="74.9679980715938" calcext:value-type="float">
            <text:p>74,9679980715938</text:p>
          </table:table-cell>
          <table:table-cell table:formula="of:=[.D333]*[.D333]" office:value-type="float" office:value="5620.20073486249" calcext:value-type="float">
            <text:p>5620,20073486249</text:p>
          </table:table-cell>
          <table:table-cell table:formula="of:=[.D333]-12.5" office:value-type="float" office:value="62.4679980715938" calcext:value-type="float">
            <text:p>62,4679980715938</text:p>
          </table:table-cell>
          <table:table-cell table:formula="of:=[.F333]*[.F333]" office:value-type="float" office:value="3902.25078307265" calcext:value-type="float">
            <text:p>3902,25078307265</text:p>
          </table:table-cell>
        </table:table-row>
        <table:table-row table:style-name="ro1">
          <table:table-cell table:formula="of:=SIN(2*PI()/[.$C$1]*[.B334])" office:value-type="float" office:value="0.502265533143372" calcext:value-type="float">
            <text:p>0,502265533143372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A334]+[.D333]*[.$D$1]" office:value-type="float" office:value="74.7205836240213" calcext:value-type="float">
            <text:p>74,7205836240213</text:p>
          </table:table-cell>
          <table:table-cell table:formula="of:=[.D334]*[.D334]" office:value-type="float" office:value="5583.16561711435" calcext:value-type="float">
            <text:p>5583,16561711435</text:p>
          </table:table-cell>
          <table:table-cell table:formula="of:=[.D334]-12.5" office:value-type="float" office:value="62.2205836240213" calcext:value-type="float">
            <text:p>62,2205836240213</text:p>
          </table:table-cell>
          <table:table-cell table:formula="of:=[.F334]*[.F334]" office:value-type="float" office:value="3871.40102651382" calcext:value-type="float">
            <text:p>3871,40102651382</text:p>
          </table:table-cell>
        </table:table-row>
        <table:table-row table:style-name="ro1">
          <table:table-cell table:formula="of:=SIN(2*PI()/[.$C$1]*[.B335])" office:value-type="float" office:value="0.495458668432407" calcext:value-type="float">
            <text:p>0,495458668432407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A335]+[.D334]*[.$D$1]" office:value-type="float" office:value="74.4688364562134" calcext:value-type="float">
            <text:p>74,4688364562134</text:p>
          </table:table-cell>
          <table:table-cell table:formula="of:=[.D335]*[.D335]" office:value-type="float" office:value="5545.60760314226" calcext:value-type="float">
            <text:p>5545,60760314226</text:p>
          </table:table-cell>
          <table:table-cell table:formula="of:=[.D335]-12.5" office:value-type="float" office:value="61.9688364562134" calcext:value-type="float">
            <text:p>61,9688364562134</text:p>
          </table:table-cell>
          <table:table-cell table:formula="of:=[.F335]*[.F335]" office:value-type="float" office:value="3840.13669173693" calcext:value-type="float">
            <text:p>3840,13669173693</text:p>
          </table:table-cell>
        </table:table-row>
        <table:table-row table:style-name="ro1">
          <table:table-cell table:formula="of:=SIN(2*PI()/[.$C$1]*[.B336])" office:value-type="float" office:value="0.488621241496955" calcext:value-type="float">
            <text:p>0,488621241496955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A336]+[.D335]*[.$D$1]" office:value-type="float" office:value="74.2127693331483" calcext:value-type="float">
            <text:p>74,2127693331483</text:p>
          </table:table-cell>
          <table:table-cell table:formula="of:=[.D336]*[.D336]" office:value-type="float" office:value="5507.53513209507" calcext:value-type="float">
            <text:p>5507,53513209507</text:p>
          </table:table-cell>
          <table:table-cell table:formula="of:=[.D336]-12.5" office:value-type="float" office:value="61.7127693331483" calcext:value-type="float">
            <text:p>61,7127693331483</text:p>
          </table:table-cell>
          <table:table-cell table:formula="of:=[.F336]*[.F336]" office:value-type="float" office:value="3808.46589876636" calcext:value-type="float">
            <text:p>3808,46589876636</text:p>
          </table:table-cell>
        </table:table-row>
        <table:table-row table:style-name="ro1">
          <table:table-cell table:formula="of:=SIN(2*PI()/[.$C$1]*[.B337])" office:value-type="float" office:value="0.481753674101715" calcext:value-type="float">
            <text:p>0,48175367410171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37]+[.D336]*[.$D$1]" office:value-type="float" office:value="73.9523953139185" calcext:value-type="float">
            <text:p>73,9523953139185</text:p>
          </table:table-cell>
          <table:table-cell table:formula="of:=[.D337]*[.D337]" office:value-type="float" office:value="5468.95677266607" calcext:value-type="float">
            <text:p>5468,95677266607</text:p>
          </table:table-cell>
          <table:table-cell table:formula="of:=[.D337]-12.5" office:value-type="float" office:value="61.4523953139185" calcext:value-type="float">
            <text:p>61,4523953139185</text:p>
          </table:table-cell>
          <table:table-cell table:formula="of:=[.F337]*[.F337]" office:value-type="float" office:value="3776.39688981811" calcext:value-type="float">
            <text:p>3776,39688981811</text:p>
          </table:table-cell>
        </table:table-row>
        <table:table-row table:style-name="ro1">
          <table:table-cell table:formula="of:=SIN(2*PI()/[.$C$1]*[.B338])" office:value-type="float" office:value="0.474856389870595" calcext:value-type="float">
            <text:p>0,474856389870595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A338]+[.D337]*[.$D$1]" office:value-type="float" office:value="73.6877277506499" calcext:value-type="float">
            <text:p>73,6877277506499</text:p>
          </table:table-cell>
          <table:table-cell table:formula="of:=[.D338]*[.D338]" office:value-type="float" office:value="5429.8812210539" calcext:value-type="float">
            <text:p>5429,8812210539</text:p>
          </table:table-cell>
          <table:table-cell table:formula="of:=[.D338]-12.5" office:value-type="float" office:value="61.1877277506499" calcext:value-type="float">
            <text:p>61,1877277506499</text:p>
          </table:table-cell>
          <table:table-cell table:formula="of:=[.F338]*[.F338]" office:value-type="float" office:value="3743.93802728765" calcext:value-type="float">
            <text:p>3743,93802728765</text:p>
          </table:table-cell>
        </table:table-row>
        <table:table-row table:style-name="ro1">
          <table:table-cell table:formula="of:=SIN(2*PI()/[.$C$1]*[.B339])" office:value-type="float" office:value="0.467929814260573" calcext:value-type="float">
            <text:p>0,467929814260573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A339]+[.D338]*[.$D$1]" office:value-type="float" office:value="73.418780287404" calcext:value-type="float">
            <text:p>73,418780287404</text:p>
          </table:table-cell>
          <table:table-cell table:formula="of:=[.D339]*[.D339]" office:value-type="float" office:value="5390.3172988901" calcext:value-type="float">
            <text:p>5390,3172988901</text:p>
          </table:table-cell>
          <table:table-cell table:formula="of:=[.D339]-12.5" office:value-type="float" office:value="60.918780287404" calcext:value-type="float">
            <text:p>60,918780287404</text:p>
          </table:table-cell>
          <table:table-cell table:formula="of:=[.F339]*[.F339]" office:value-type="float" office:value="3711.097791705" calcext:value-type="float">
            <text:p>3711,097791705</text:p>
          </table:table-cell>
        </table:table-row>
        <table:table-row table:style-name="ro1">
          <table:table-cell table:formula="of:=SIN(2*PI()/[.$C$1]*[.B340])" office:value-type="float" office:value="0.460974374535462" calcext:value-type="float">
            <text:p>0,46097437453546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A340]+[.D339]*[.$D$1]" office:value-type="float" office:value="73.1455668590654" calcext:value-type="float">
            <text:p>73,1455668590654</text:p>
          </table:table-cell>
          <table:table-cell table:formula="of:=[.D340]*[.D340]" office:value-type="float" office:value="5350.27395113401" calcext:value-type="float">
            <text:p>5350,27395113401</text:p>
          </table:table-cell>
          <table:table-cell table:formula="of:=[.D340]-12.5" office:value-type="float" office:value="60.6455668590654" calcext:value-type="float">
            <text:p>60,6455668590654</text:p>
          </table:table-cell>
          <table:table-cell table:formula="of:=[.F340]*[.F340]" office:value-type="float" office:value="3677.88477965737" calcext:value-type="float">
            <text:p>3677,88477965737</text:p>
          </table:table-cell>
        </table:table-row>
        <table:table-row table:style-name="ro1">
          <table:table-cell table:formula="of:=SIN(2*PI()/[.$C$1]*[.B341])" office:value-type="float" office:value="0.453990499739547" calcext:value-type="float">
            <text:p>0,45399049973954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A341]+[.D340]*[.$D$1]" office:value-type="float" office:value="72.8681016902143" calcext:value-type="float">
            <text:p>72,8681016902143</text:p>
          </table:table-cell>
          <table:table-cell table:formula="of:=[.D341]*[.D341]" office:value-type="float" office:value="5309.76024393541" calcext:value-type="float">
            <text:p>5309,76024393541</text:p>
          </table:table-cell>
          <table:table-cell table:formula="of:=[.D341]-12.5" office:value-type="float" office:value="60.3681016902143" calcext:value-type="float">
            <text:p>60,3681016902143</text:p>
          </table:table-cell>
          <table:table-cell table:formula="of:=[.F341]*[.F341]" office:value-type="float" office:value="3644.30770168005" calcext:value-type="float">
            <text:p>3644,30770168005</text:p>
          </table:table-cell>
        </table:table-row>
        <table:table-row table:style-name="ro1">
          <table:table-cell table:formula="of:=SIN(2*PI()/[.$C$1]*[.B342])" office:value-type="float" office:value="0.446978620671121" calcext:value-type="float">
            <text:p>0,446978620671121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A342]+[.D341]*[.$D$1]" office:value-type="float" office:value="72.5863992939833" calcext:value-type="float">
            <text:p>72,5863992939833</text:p>
          </table:table-cell>
          <table:table-cell table:formula="of:=[.D342]*[.D342]" office:value-type="float" office:value="5268.78536246557" calcext:value-type="float">
            <text:p>5268,78536246557</text:p>
          </table:table-cell>
          <table:table-cell table:formula="of:=[.D342]-12.5" office:value-type="float" office:value="60.0863992939833" calcext:value-type="float">
            <text:p>60,0863992939833</text:p>
          </table:table-cell>
          <table:table-cell table:formula="of:=[.F342]*[.F342]" office:value-type="float" office:value="3610.37538011599" calcext:value-type="float">
            <text:p>3610,37538011599</text:p>
          </table:table-cell>
        </table:table-row>
        <table:table-row table:style-name="ro1">
          <table:table-cell table:formula="of:=SIN(2*PI()/[.$C$1]*[.B343])" office:value-type="float" office:value="0.439939169855915" calcext:value-type="float">
            <text:p>0,439939169855915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A343]+[.D342]*[.$D$1]" office:value-type="float" office:value="72.3004744708994" calcext:value-type="float">
            <text:p>72,3004744708994</text:p>
          </table:table-cell>
          <table:table-cell table:formula="of:=[.D343]*[.D343]" office:value-type="float" office:value="5227.35860871717" calcext:value-type="float">
            <text:p>5227,35860871717</text:p>
          </table:table-cell>
          <table:table-cell table:formula="of:=[.D343]-12.5" office:value-type="float" office:value="59.8004744708994" calcext:value-type="float">
            <text:p>59,8004744708994</text:p>
          </table:table-cell>
          <table:table-cell table:formula="of:=[.F343]*[.F343]" office:value-type="float" office:value="3576.09674694468" calcext:value-type="float">
            <text:p>3576,09674694468</text:p>
          </table:table-cell>
        </table:table-row>
        <table:table-row table:style-name="ro1">
          <table:table-cell table:formula="of:=SIN(2*PI()/[.$C$1]*[.B344])" office:value-type="float" office:value="0.432872581520414" calcext:value-type="float">
            <text:p>0,432872581520414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A344]+[.D343]*[.$D$1]" office:value-type="float" office:value="72.0103423077108" calcext:value-type="float">
            <text:p>72,0103423077108</text:p>
          </table:table-cell>
          <table:table-cell table:formula="of:=[.D344]*[.D344]" office:value-type="float" office:value="5185.48939927368" calcext:value-type="float">
            <text:p>5185,48939927368</text:p>
          </table:table-cell>
          <table:table-cell table:formula="of:=[.D344]-12.5" office:value-type="float" office:value="59.5103423077108" calcext:value-type="float">
            <text:p>59,5103423077108</text:p>
          </table:table-cell>
          <table:table-cell table:formula="of:=[.F344]*[.F344]" office:value-type="float" office:value="3541.48084158091" calcext:value-type="float">
            <text:p>3541,48084158091</text:p>
          </table:table-cell>
        </table:table-row>
        <table:table-row table:style-name="ro1">
          <table:table-cell table:formula="of:=SIN(2*PI()/[.$C$1]*[.B345])" office:value-type="float" office:value="0.425779291565072" calcext:value-type="float">
            <text:p>0,425779291565072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345]+[.D344]*[.$D$1]" office:value-type="float" office:value="71.7160181761988" calcext:value-type="float">
            <text:p>71,7160181761988</text:p>
          </table:table-cell>
          <table:table-cell table:formula="of:=[.D345]*[.D345]" office:value-type="float" office:value="5143.18726304887" calcext:value-type="float">
            <text:p>5143,18726304887</text:p>
          </table:table-cell>
          <table:table-cell table:formula="of:=[.D345]-12.5" office:value-type="float" office:value="59.2160181761988" calcext:value-type="float">
            <text:p>59,2160181761988</text:p>
          </table:table-cell>
          <table:table-cell table:formula="of:=[.F345]*[.F345]" office:value-type="float" office:value="3506.5368086439" calcext:value-type="float">
            <text:p>3506,5368086439</text:p>
          </table:table-cell>
        </table:table-row>
        <table:table-row table:style-name="ro1">
          <table:table-cell table:formula="of:=SIN(2*PI()/[.$C$1]*[.B346])" office:value-type="float" office:value="0.418659737537428" calcext:value-type="float">
            <text:p>0,418659737537428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A346]+[.D345]*[.$D$1]" office:value-type="float" office:value="71.4175177319742" calcext:value-type="float">
            <text:p>71,4175177319742</text:p>
          </table:table-cell>
          <table:table-cell table:formula="of:=[.D346]*[.D346]" office:value-type="float" office:value="5100.46183899685" calcext:value-type="float">
            <text:p>5100,46183899685</text:p>
          </table:table-cell>
          <table:table-cell table:formula="of:=[.D346]-12.5" office:value-type="float" office:value="58.9175177319742" calcext:value-type="float">
            <text:p>58,9175177319742</text:p>
          </table:table-cell>
          <table:table-cell table:formula="of:=[.F346]*[.F346]" office:value-type="float" office:value="3471.27389569749" calcext:value-type="float">
            <text:p>3471,27389569749</text:p>
          </table:table-cell>
        </table:table-row>
        <table:table-row table:style-name="ro1">
          <table:table-cell table:formula="of:=SIN(2*PI()/[.$C$1]*[.B347])" office:value-type="float" office:value="0.411514358605109" calcext:value-type="float">
            <text:p>0,411514358605109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A347]+[.D346]*[.$D$1]" office:value-type="float" office:value="71.1148569132596" calcext:value-type="float">
            <text:p>71,1148569132596</text:p>
          </table:table-cell>
          <table:table-cell table:formula="of:=[.D347]*[.D347]" office:value-type="float" office:value="5057.32287379338" calcext:value-type="float">
            <text:p>5057,32287379338</text:p>
          </table:table-cell>
          <table:table-cell table:formula="of:=[.D347]-12.5" office:value-type="float" office:value="58.6148569132596" calcext:value-type="float">
            <text:p>58,6148569132596</text:p>
          </table:table-cell>
          <table:table-cell table:formula="of:=[.F347]*[.F347]" office:value-type="float" office:value="3435.70145096189" calcext:value-type="float">
            <text:p>3435,70145096189</text:p>
          </table:table-cell>
        </table:table-row>
        <table:table-row table:style-name="ro1">
          <table:table-cell table:formula="of:=SIN(2*PI()/[.$C$1]*[.B348])" office:value-type="float" office:value="0.404343595528745" calcext:value-type="float">
            <text:p>0,404343595528745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A348]+[.D347]*[.$D$1]" office:value-type="float" office:value="70.8080519396557" calcext:value-type="float">
            <text:p>70,8080519396557</text:p>
          </table:table-cell>
          <table:table-cell table:formula="of:=[.D348]*[.D348]" office:value-type="float" office:value="5013.78021948898" calcext:value-type="float">
            <text:p>5013,78021948898</text:p>
          </table:table-cell>
          <table:table-cell table:formula="of:=[.D348]-12.5" office:value-type="float" office:value="58.3080519396557" calcext:value-type="float">
            <text:p>58,3080519396557</text:p>
          </table:table-cell>
          <table:table-cell table:formula="of:=[.F348]*[.F348]" office:value-type="float" office:value="3399.82892099759" calcext:value-type="float">
            <text:p>3399,82892099759</text:p>
          </table:table-cell>
        </table:table-row>
        <table:table-row table:style-name="ro1">
          <table:table-cell table:formula="of:=SIN(2*PI()/[.$C$1]*[.B349])" office:value-type="float" office:value="0.397147890634781" calcext:value-type="float">
            <text:p>0,397147890634781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A349]+[.D348]*[.$D$1]" office:value-type="float" office:value="70.4971193108939" calcext:value-type="float">
            <text:p>70,4971193108939</text:p>
          </table:table-cell>
          <table:table-cell table:formula="of:=[.D349]*[.D349]" office:value-type="float" office:value="4969.84383113441" calcext:value-type="float">
            <text:p>4969,84383113441</text:p>
          </table:table-cell>
          <table:table-cell table:formula="of:=[.D349]-12.5" office:value-type="float" office:value="57.9971193108939" calcext:value-type="float">
            <text:p>57,9971193108939</text:p>
          </table:table-cell>
          <table:table-cell table:formula="of:=[.F349]*[.F349]" office:value-type="float" office:value="3363.66584836206" calcext:value-type="float">
            <text:p>3363,66584836206</text:p>
          </table:table-cell>
        </table:table-row>
        <table:table-row table:style-name="ro1">
          <table:table-cell table:formula="of:=SIN(2*PI()/[.$C$1]*[.B350])" office:value-type="float" office:value="0.389927687788188" calcext:value-type="float">
            <text:p>0,389927687788188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A350]+[.D349]*[.$D$1]" office:value-type="float" office:value="70.1820758055732" calcext:value-type="float">
            <text:p>70,1820758055732</text:p>
          </table:table-cell>
          <table:table-cell table:formula="of:=[.D350]*[.D350]" office:value-type="float" office:value="4925.52376437922" calcext:value-type="float">
            <text:p>4925,52376437922</text:p>
          </table:table-cell>
          <table:table-cell table:formula="of:=[.D350]-12.5" office:value-type="float" office:value="57.6820758055732" calcext:value-type="float">
            <text:p>57,6820758055732</text:p>
          </table:table-cell>
          <table:table-cell table:formula="of:=[.F350]*[.F350]" office:value-type="float" office:value="3327.22186923989" calcext:value-type="float">
            <text:p>3327,22186923989</text:p>
          </table:table-cell>
        </table:table-row>
        <table:table-row table:style-name="ro1">
          <table:table-cell table:formula="of:=SIN(2*PI()/[.$C$1]*[.B351])" office:value-type="float" office:value="0.382683432365089" calcext:value-type="float">
            <text:p>0,382683432365089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A351]+[.D350]*[.$D$1]" office:value-type="float" office:value="69.8629384798825" calcext:value-type="float">
            <text:p>69,8629384798825</text:p>
          </table:table-cell>
          <table:table-cell table:formula="of:=[.D351]*[.D351]" office:value-type="float" office:value="4880.83017304385" calcext:value-type="float">
            <text:p>4880,83017304385</text:p>
          </table:table-cell>
          <table:table-cell table:formula="of:=[.D351]-12.5" office:value-type="float" office:value="57.3629384798825" calcext:value-type="float">
            <text:p>57,3629384798825</text:p>
          </table:table-cell>
          <table:table-cell table:formula="of:=[.F351]*[.F351]" office:value-type="float" office:value="3290.50671104679" calcext:value-type="float">
            <text:p>3290,50671104679</text:p>
          </table:table-cell>
        </table:table-row>
        <table:table-row table:style-name="ro1">
          <table:table-cell table:formula="of:=SIN(2*PI()/[.$C$1]*[.B352])" office:value-type="float" office:value="0.375415571225283" calcext:value-type="float">
            <text:p>0,375415571225283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A352]+[.D351]*[.$D$1]" office:value-type="float" office:value="69.539724666309" calcext:value-type="float">
            <text:p>69,539724666309</text:p>
          </table:table-cell>
          <table:table-cell table:formula="of:=[.D352]*[.D352]" office:value-type="float" office:value="4835.77330666606" calcext:value-type="float">
            <text:p>4835,77330666606</text:p>
          </table:table-cell>
          <table:table-cell table:formula="of:=[.D352]-12.5" office:value-type="float" office:value="57.039724666309" calcext:value-type="float">
            <text:p>57,039724666309</text:p>
          </table:table-cell>
          <table:table-cell table:formula="of:=[.F352]*[.F352]" office:value-type="float" office:value="3253.53019000834" calcext:value-type="float">
            <text:p>3253,53019000834</text:p>
          </table:table-cell>
        </table:table-row>
        <table:table-row table:style-name="ro1">
          <table:table-cell table:formula="of:=SIN(2*PI()/[.$C$1]*[.B353])" office:value-type="float" office:value="0.368124552684678" calcext:value-type="float">
            <text:p>0,368124552684678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53]+[.D352]*[.$D$1]" office:value-type="float" office:value="69.2124519723306" calcext:value-type="float">
            <text:p>69,2124519723306</text:p>
          </table:table-cell>
          <table:table-cell table:formula="of:=[.D353]*[.D353]" office:value-type="float" office:value="4790.36350802217" calcext:value-type="float">
            <text:p>4790,36350802217</text:p>
          </table:table-cell>
          <table:table-cell table:formula="of:=[.D353]-12.5" office:value-type="float" office:value="56.7124519723306" calcext:value-type="float">
            <text:p>56,7124519723306</text:p>
          </table:table-cell>
          <table:table-cell table:formula="of:=[.F353]*[.F353]" office:value-type="float" office:value="3216.3022087139" calcext:value-type="float">
            <text:p>3216,3022087139</text:p>
          </table:table-cell>
        </table:table-row>
        <table:table-row table:style-name="ro1">
          <table:table-cell table:formula="of:=SIN(2*PI()/[.$C$1]*[.B354])" office:value-type="float" office:value="0.360810826487642" calcext:value-type="float">
            <text:p>0,360810826487642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354]+[.D353]*[.$D$1]" office:value-type="float" office:value="68.8811382790949" calcext:value-type="float">
            <text:p>68,8811382790949</text:p>
          </table:table-cell>
          <table:table-cell table:formula="of:=[.D354]*[.D354]" office:value-type="float" office:value="4744.61121062379" calcext:value-type="float">
            <text:p>4744,61121062379</text:p>
          </table:table-cell>
          <table:table-cell table:formula="of:=[.D354]-12.5" office:value-type="float" office:value="56.3811382790949" calcext:value-type="float">
            <text:p>56,3811382790949</text:p>
          </table:table-cell>
          <table:table-cell table:formula="of:=[.F354]*[.F354]" office:value-type="float" office:value="3178.83275364642" calcext:value-type="float">
            <text:p>3178,83275364642</text:p>
          </table:table-cell>
        </table:table-row>
        <table:table-row table:style-name="ro1">
          <table:table-cell table:formula="of:=SIN(2*PI()/[.$C$1]*[.B355])" office:value-type="float" office:value="0.353474843779257" calcext:value-type="float">
            <text:p>0,353474843779257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A355]+[.D354]*[.$D$1]" office:value-type="float" office:value="68.5458017400832" calcext:value-type="float">
            <text:p>68,5458017400832</text:p>
          </table:table-cell>
          <table:table-cell table:formula="of:=[.D355]*[.D355]" office:value-type="float" office:value="4698.52693619079" calcext:value-type="float">
            <text:p>4698,52693619079</text:p>
          </table:table-cell>
          <table:table-cell table:formula="of:=[.D355]-12.5" office:value-type="float" office:value="56.0458017400832" calcext:value-type="float">
            <text:p>56,0458017400832</text:p>
          </table:table-cell>
          <table:table-cell table:formula="of:=[.F355]*[.F355]" office:value-type="float" office:value="3141.13189268871" calcext:value-type="float">
            <text:p>3141,13189268871</text:p>
          </table:table-cell>
        </table:table-row>
        <table:table-row table:style-name="ro1">
          <table:table-cell table:formula="of:=SIN(2*PI()/[.$C$1]*[.B356])" office:value-type="float" office:value="0.346117057077493" calcext:value-type="float">
            <text:p>0,346117057077493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A356]+[.D355]*[.$D$1]" office:value-type="float" office:value="68.2064607797599" calcext:value-type="float">
            <text:p>68,2064607797599</text:p>
          </table:table-cell>
          <table:table-cell table:formula="of:=[.D356]*[.D356]" office:value-type="float" office:value="4652.12129210092" calcext:value-type="float">
            <text:p>4652,12129210092</text:p>
          </table:table-cell>
          <table:table-cell table:formula="of:=[.D356]-12.5" office:value-type="float" office:value="55.7064607797599" calcext:value-type="float">
            <text:p>55,7064607797599</text:p>
          </table:table-cell>
          <table:table-cell table:formula="of:=[.F356]*[.F356]" office:value-type="float" office:value="3103.20977260692" calcext:value-type="float">
            <text:p>3103,20977260692</text:p>
          </table:table-cell>
        </table:table-row>
        <table:table-row table:style-name="ro1">
          <table:table-cell table:formula="of:=SIN(2*PI()/[.$C$1]*[.B357])" office:value-type="float" office:value="0.338737920245291" calcext:value-type="float">
            <text:p>0,338737920245291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A357]+[.D356]*[.$D$1]" office:value-type="float" office:value="67.8631340922076" calcext:value-type="float">
            <text:p>67,8631340922076</text:p>
          </table:table-cell>
          <table:table-cell table:formula="of:=[.D357]*[.D357]" office:value-type="float" office:value="4605.40496881694" calcext:value-type="float">
            <text:p>4605,40496881694</text:p>
          </table:table-cell>
          <table:table-cell table:formula="of:=[.D357]-12.5" office:value-type="float" office:value="55.3631340922076" calcext:value-type="float">
            <text:p>55,3631340922076</text:p>
          </table:table-cell>
          <table:table-cell table:formula="of:=[.F357]*[.F357]" office:value-type="float" office:value="3065.07661651175" calcext:value-type="float">
            <text:p>3065,07661651175</text:p>
          </table:table-cell>
        </table:table-row>
        <table:table-row table:style-name="ro1">
          <table:table-cell table:formula="of:=SIN(2*PI()/[.$C$1]*[.B358])" office:value-type="float" office:value="0.331337888462571" calcext:value-type="float">
            <text:p>0,331337888462571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A358]+[.D357]*[.$D$1]" office:value-type="float" office:value="67.5158406397481" calcext:value-type="float">
            <text:p>67,5158406397481</text:p>
          </table:table-cell>
          <table:table-cell table:formula="of:=[.D358]*[.D358]" office:value-type="float" office:value="4558.38873729185" calcext:value-type="float">
            <text:p>4558,38873729185</text:p>
          </table:table-cell>
          <table:table-cell table:formula="of:=[.D358]-12.5" office:value-type="float" office:value="55.0158406397481" calcext:value-type="float">
            <text:p>55,0158406397481</text:p>
          </table:table-cell>
          <table:table-cell table:formula="of:=[.F358]*[.F358]" office:value-type="float" office:value="3026.74272129815" calcext:value-type="float">
            <text:p>3026,74272129815</text:p>
          </table:table-cell>
        </table:table-row>
        <table:table-row table:style-name="ro1">
          <table:table-cell table:formula="of:=SIN(2*PI()/[.$C$1]*[.B359])" office:value-type="float" office:value="0.323917418198149" calcext:value-type="float">
            <text:p>0,323917418198149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A359]+[.D358]*[.$D$1]" office:value-type="float" office:value="67.1645996515487" calcext:value-type="float">
            <text:p>67,1645996515487</text:p>
          </table:table-cell>
          <table:table-cell table:formula="of:=[.D359]*[.D359]" office:value-type="float" office:value="4511.08344635282" calcext:value-type="float">
            <text:p>4511,08344635282</text:p>
          </table:table-cell>
          <table:table-cell table:formula="of:=[.D359]-12.5" office:value-type="float" office:value="54.6645996515487" calcext:value-type="float">
            <text:p>54,6645996515487</text:p>
          </table:table-cell>
          <table:table-cell table:formula="of:=[.F359]*[.F359]" office:value-type="float" office:value="2988.2184550641" calcext:value-type="float">
            <text:p>2988,2184550641</text:p>
          </table:table-cell>
        </table:table-row>
        <table:table-row table:style-name="ro1">
          <table:table-cell table:formula="of:=SIN(2*PI()/[.$C$1]*[.B360])" office:value-type="float" office:value="0.316476967181586" calcext:value-type="float">
            <text:p>0,316476967181586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A360]+[.D359]*[.$D$1]" office:value-type="float" office:value="66.8094306222148" calcext:value-type="float">
            <text:p>66,8094306222148</text:p>
          </table:table-cell>
          <table:table-cell table:formula="of:=[.D360]*[.D360]" office:value-type="float" office:value="4463.50002006453" calcext:value-type="float">
            <text:p>4463,50002006453</text:p>
          </table:table-cell>
          <table:table-cell table:formula="of:=[.D360]-12.5" office:value-type="float" office:value="54.3094306222148" calcext:value-type="float">
            <text:p>54,3094306222148</text:p>
          </table:table-cell>
          <table:table-cell table:formula="of:=[.F360]*[.F360]" office:value-type="float" office:value="2949.51425450916" calcext:value-type="float">
            <text:p>2949,51425450916</text:p>
          </table:table-cell>
        </table:table-row>
        <table:table-row table:style-name="ro1">
          <table:table-cell table:formula="of:=SIN(2*PI()/[.$C$1]*[.B361])" office:value-type="float" office:value="0.309016994374947" calcext:value-type="float">
            <text:p>0,30901699437494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361]+[.D360]*[.$D$1]" office:value-type="float" office:value="66.4503533103676" calcext:value-type="float">
            <text:p>66,4503533103676</text:p>
          </table:table-cell>
          <table:table-cell table:formula="of:=[.D361]*[.D361]" office:value-type="float" office:value="4415.64945507268" calcext:value-type="float">
            <text:p>4415,64945507268</text:p>
          </table:table-cell>
          <table:table-cell table:formula="of:=[.D361]-12.5" office:value-type="float" office:value="53.9503533103676" calcext:value-type="float">
            <text:p>53,9503533103676</text:p>
          </table:table-cell>
          <table:table-cell table:formula="of:=[.F361]*[.F361]" office:value-type="float" office:value="2910.64062231349" calcext:value-type="float">
            <text:p>2910,64062231349</text:p>
          </table:table-cell>
        </table:table-row>
        <table:table-row table:style-name="ro1">
          <table:table-cell table:formula="of:=SIN(2*PI()/[.$C$1]*[.B362])" office:value-type="float" office:value="0.301537959944495" calcext:value-type="float">
            <text:p>0,301537959944495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A362]+[.D361]*[.$D$1]" office:value-type="float" office:value="66.0873877372084" calcext:value-type="float">
            <text:p>66,0873877372084</text:p>
          </table:table-cell>
          <table:table-cell table:formula="of:=[.D362]*[.D362]" office:value-type="float" office:value="4367.54281792813" calcext:value-type="float">
            <text:p>4367,54281792813</text:p>
          </table:table-cell>
          <table:table-cell table:formula="of:=[.D362]-12.5" office:value-type="float" office:value="53.5873877372084" calcext:value-type="float">
            <text:p>53,5873877372084</text:p>
          </table:table-cell>
          <table:table-cell table:formula="of:=[.F362]*[.F362]" office:value-type="float" office:value="2871.60812449791" calcext:value-type="float">
            <text:p>2871,60812449791</text:p>
          </table:table-cell>
        </table:table-row>
        <table:table-row table:style-name="ro1">
          <table:table-cell table:formula="of:=SIN(2*PI()/[.$C$1]*[.B363])" office:value-type="float" office:value="0.294040325232304" calcext:value-type="float">
            <text:p>0,294040325232304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A363]+[.D362]*[.$D$1]" office:value-type="float" office:value="65.7205541850686" calcext:value-type="float">
            <text:p>65,7205541850686</text:p>
          </table:table-cell>
          <table:table-cell table:formula="of:=[.D363]*[.D363]" office:value-type="float" office:value="4319.19124239254" calcext:value-type="float">
            <text:p>4319,19124239254</text:p>
          </table:table-cell>
          <table:table-cell table:formula="of:=[.D363]-12.5" office:value-type="float" office:value="53.2205541850686" calcext:value-type="float">
            <text:p>53,2205541850686</text:p>
          </table:table-cell>
          <table:table-cell table:formula="of:=[.F363]*[.F363]" office:value-type="float" office:value="2832.42738776583" calcext:value-type="float">
            <text:p>2832,42738776583</text:p>
          </table:table-cell>
        </table:table-row>
        <table:table-row table:style-name="ro1">
          <table:table-cell table:formula="of:=SIN(2*PI()/[.$C$1]*[.B364])" office:value-type="float" office:value="0.286524552727798" calcext:value-type="float">
            <text:p>0,286524552727798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A364]+[.D363]*[.$D$1]" office:value-type="float" office:value="65.3498731959458" calcext:value-type="float">
            <text:p>65,3498731959458</text:p>
          </table:table-cell>
          <table:table-cell table:formula="of:=[.D364]*[.D364]" office:value-type="float" office:value="4270.60592672619" calcext:value-type="float">
            <text:p>4270,60592672619</text:p>
          </table:table-cell>
          <table:table-cell table:formula="of:=[.D364]-12.5" office:value-type="float" office:value="52.8498731959458" calcext:value-type="float">
            <text:p>52,8498731959458</text:p>
          </table:table-cell>
          <table:table-cell table:formula="of:=[.F364]*[.F364]" office:value-type="float" office:value="2793.10909682754" calcext:value-type="float">
            <text:p>2793,10909682754</text:p>
          </table:table-cell>
        </table:table-row>
        <table:table-row table:style-name="ro1">
          <table:table-cell table:formula="of:=SIN(2*PI()/[.$C$1]*[.B365])" office:value-type="float" office:value="0.278991106039229" calcext:value-type="float">
            <text:p>0,278991106039229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A365]+[.D364]*[.$D$1]" office:value-type="float" office:value="64.9753655700255" calcext:value-type="float">
            <text:p>64,9753655700255</text:p>
          </table:table-cell>
          <table:table-cell table:formula="of:=[.D365]*[.D365]" office:value-type="float" office:value="4221.79813095846" calcext:value-type="float">
            <text:p>4221,79813095846</text:p>
          </table:table-cell>
          <table:table-cell table:formula="of:=[.D365]-12.5" office:value-type="float" office:value="52.4753655700255" calcext:value-type="float">
            <text:p>52,4753655700255</text:p>
          </table:table-cell>
          <table:table-cell table:formula="of:=[.F365]*[.F365]" office:value-type="float" office:value="2753.66399170782" calcext:value-type="float">
            <text:p>2753,66399170782</text:p>
          </table:table-cell>
        </table:table-row>
        <table:table-row table:style-name="ro1">
          <table:table-cell table:formula="of:=SIN(2*PI()/[.$C$1]*[.B366])" office:value-type="float" office:value="0.271440449865074" calcext:value-type="float">
            <text:p>0,271440449865074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A366]+[.D365]*[.$D$1]" office:value-type="float" office:value="64.5970523641903" calcext:value-type="float">
            <text:p>64,5970523641903</text:p>
          </table:table-cell>
          <table:table-cell table:formula="of:=[.D366]*[.D366]" office:value-type="float" office:value="4172.77917414195" calcext:value-type="float">
            <text:p>4172,77917414195</text:p>
          </table:table-cell>
          <table:table-cell table:formula="of:=[.D366]-12.5" office:value-type="float" office:value="52.0970523641903" calcext:value-type="float">
            <text:p>52,0970523641903</text:p>
          </table:table-cell>
          <table:table-cell table:formula="of:=[.F366]*[.F366]" office:value-type="float" office:value="2714.10286503719" calcext:value-type="float">
            <text:p>2714,10286503719</text:p>
          </table:table-cell>
        </table:table-row>
        <table:table-row table:style-name="ro1">
          <table:table-cell table:formula="of:=SIN(2*PI()/[.$C$1]*[.B367])" office:value-type="float" office:value="0.263873049965373" calcext:value-type="float">
            <text:p>0,263873049965373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A367]+[.D366]*[.$D$1]" office:value-type="float" office:value="64.2149548905138" calcext:value-type="float">
            <text:p>64,2149548905138</text:p>
          </table:table-cell>
          <table:table-cell table:formula="of:=[.D367]*[.D367]" office:value-type="float" office:value="4123.56043159072" calcext:value-type="float">
            <text:p>4123,56043159072</text:p>
          </table:table-cell>
          <table:table-cell table:formula="of:=[.D367]-12.5" office:value-type="float" office:value="51.7149548905138" calcext:value-type="float">
            <text:p>51,7149548905138</text:p>
          </table:table-cell>
          <table:table-cell table:formula="of:=[.F367]*[.F367]" office:value-type="float" office:value="2674.43655932788" calcext:value-type="float">
            <text:p>2674,43655932788</text:p>
          </table:table-cell>
        </table:table-row>
        <table:table-row table:style-name="ro1">
          <table:table-cell table:formula="of:=SIN(2*PI()/[.$C$1]*[.B368])" office:value-type="float" office:value="0.256289373132997" calcext:value-type="float">
            <text:p>0,25628937313299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A368]+[.D367]*[.$D$1]" office:value-type="float" office:value="63.8290947147417" calcext:value-type="float">
            <text:p>63,8290947147417</text:p>
          </table:table-cell>
          <table:table-cell table:formula="of:=[.D368]*[.D368]" office:value-type="float" office:value="4074.15333210346" calcext:value-type="float">
            <text:p>4074,15333210346</text:p>
          </table:table-cell>
          <table:table-cell table:formula="of:=[.D368]-12.5" office:value-type="float" office:value="51.3290947147417" calcext:value-type="float">
            <text:p>51,3290947147417</text:p>
          </table:table-cell>
          <table:table-cell table:formula="of:=[.F368]*[.F368]" office:value-type="float" office:value="2634.67596423492" calcext:value-type="float">
            <text:p>2634,67596423492</text:p>
          </table:table-cell>
        </table:table-row>
        <table:table-row table:style-name="ro1">
          <table:table-cell table:formula="of:=SIN(2*PI()/[.$C$1]*[.B369])" office:value-type="float" office:value="0.248689887164855" calcext:value-type="float">
            <text:p>0,248689887164855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69]+[.D368]*[.$D$1]" office:value-type="float" office:value="63.4394936547591" calcext:value-type="float">
            <text:p>63,4394936547591</text:p>
          </table:table-cell>
          <table:table-cell table:formula="of:=[.D369]*[.D369]" office:value-type="float" office:value="4024.56935517222" calcext:value-type="float">
            <text:p>4024,56935517222</text:p>
          </table:table-cell>
          <table:table-cell table:formula="of:=[.D369]-12.5" office:value-type="float" office:value="50.9394936547591" calcext:value-type="float">
            <text:p>50,9394936547591</text:p>
          </table:table-cell>
          <table:table-cell table:formula="of:=[.F369]*[.F369]" office:value-type="float" office:value="2594.83201380324" calcext:value-type="float">
            <text:p>2594,83201380324</text:p>
          </table:table-cell>
        </table:table-row>
        <table:table-row table:style-name="ro1">
          <table:table-cell table:formula="of:=SIN(2*PI()/[.$C$1]*[.B370])" office:value-type="float" office:value="0.241075060833039" calcext:value-type="float">
            <text:p>0,241075060833039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A370]+[.D369]*[.$D$1]" office:value-type="float" office:value="63.0461737790445" calcext:value-type="float">
            <text:p>63,0461737790445</text:p>
          </table:table-cell>
          <table:table-cell table:formula="of:=[.D370]*[.D370]" office:value-type="float" office:value="3974.82002817748" calcext:value-type="float">
            <text:p>3974,82002817748</text:p>
          </table:table-cell>
          <table:table-cell table:formula="of:=[.D370]-12.5" office:value-type="float" office:value="50.5461737790445" calcext:value-type="float">
            <text:p>50,5461737790445</text:p>
          </table:table-cell>
          <table:table-cell table:formula="of:=[.F370]*[.F370]" office:value-type="float" office:value="2554.91568370137" calcext:value-type="float">
            <text:p>2554,91568370137</text:p>
          </table:table-cell>
        </table:table-row>
        <table:table-row table:style-name="ro1">
          <table:table-cell table:formula="of:=SIN(2*PI()/[.$C$1]*[.B371])" office:value-type="float" office:value="0.233445363855905" calcext:value-type="float">
            <text:p>0,233445363855905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A371]+[.D370]*[.$D$1]" office:value-type="float" office:value="62.64915740511" calcext:value-type="float">
            <text:p>62,64915740511</text:p>
          </table:table-cell>
          <table:table-cell table:formula="of:=[.D371]*[.D371]" office:value-type="float" office:value="3924.91692357025" calcext:value-type="float">
            <text:p>3924,91692357025</text:p>
          </table:table-cell>
          <table:table-cell table:formula="of:=[.D371]-12.5" office:value-type="float" office:value="50.14915740511" calcext:value-type="float">
            <text:p>50,14915740511</text:p>
          </table:table-cell>
          <table:table-cell table:formula="of:=[.F371]*[.F371]" office:value-type="float" office:value="2514.9379884425" calcext:value-type="float">
            <text:p>2514,9379884425</text:p>
          </table:table-cell>
        </table:table-row>
        <table:table-row table:style-name="ro1">
          <table:table-cell table:formula="of:=SIN(2*PI()/[.$C$1]*[.B372])" office:value-type="float" office:value="0.225801266869103" calcext:value-type="float">
            <text:p>0,225801266869103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A372]+[.D371]*[.$D$1]" office:value-type="float" office:value="62.248467097928" calcext:value-type="float">
            <text:p>62,248467097928</text:p>
          </table:table-cell>
          <table:table-cell table:formula="of:=[.D372]*[.D372]" office:value-type="float" office:value="3874.87165604182" calcext:value-type="float">
            <text:p>3874,87165604182</text:p>
          </table:table-cell>
          <table:table-cell table:formula="of:=[.D372]-12.5" office:value-type="float" office:value="49.748467097928" calcext:value-type="float">
            <text:p>49,748467097928</text:p>
          </table:table-cell>
          <table:table-cell table:formula="of:=[.F372]*[.F372]" office:value-type="float" office:value="2474.90997859362" calcext:value-type="float">
            <text:p>2474,90997859362</text:p>
          </table:table-cell>
        </table:table-row>
        <table:table-row table:style-name="ro1">
          <table:table-cell table:formula="of:=SIN(2*PI()/[.$C$1]*[.B373])" office:value-type="float" office:value="0.218143241396542" calcext:value-type="float">
            <text:p>0,218143241396542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A373]+[.D372]*[.$D$1]" office:value-type="float" office:value="61.8441256683453" calcext:value-type="float">
            <text:p>61,8441256683453</text:p>
          </table:table-cell>
          <table:table-cell table:formula="of:=[.D373]*[.D373]" office:value-type="float" office:value="3824.69587968208" calcext:value-type="float">
            <text:p>3824,69587968208</text:p>
          </table:table-cell>
          <table:table-cell table:formula="of:=[.D373]-12.5" office:value-type="float" office:value="49.3441256683453" calcext:value-type="float">
            <text:p>49,3441256683453</text:p>
          </table:table-cell>
          <table:table-cell table:formula="of:=[.F373]*[.F373]" office:value-type="float" office:value="2434.84273797345" calcext:value-type="float">
            <text:p>2434,84273797345</text:p>
          </table:table-cell>
        </table:table-row>
        <table:table-row table:style-name="ro1">
          <table:table-cell table:formula="of:=SIN(2*PI()/[.$C$1]*[.B374])" office:value-type="float" office:value="0.210471759821305" calcext:value-type="float">
            <text:p>0,210471759821305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A374]+[.D373]*[.$D$1]" office:value-type="float" office:value="61.4361561714831" calcext:value-type="float">
            <text:p>61,4361561714831</text:p>
          </table:table-cell>
          <table:table-cell table:formula="of:=[.D374]*[.D374]" office:value-type="float" office:value="3774.40128512686" calcext:value-type="float">
            <text:p>3774,40128512686</text:p>
          </table:table-cell>
          <table:table-cell table:formula="of:=[.D374]-12.5" office:value-type="float" office:value="48.9361561714831" calcext:value-type="float">
            <text:p>48,9361561714831</text:p>
          </table:table-cell>
          <table:table-cell table:formula="of:=[.F374]*[.F374]" office:value-type="float" office:value="2394.74738083978" calcext:value-type="float">
            <text:p>2394,74738083978</text:p>
          </table:table-cell>
        </table:table-row>
        <table:table-row table:style-name="ro1">
          <table:table-cell table:formula="of:=SIN(2*PI()/[.$C$1]*[.B375])" office:value-type="float" office:value="0.202787295356512" calcext:value-type="float">
            <text:p>0,202787295356512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A375]+[.D374]*[.$D$1]" office:value-type="float" office:value="61.0245819051248" calcext:value-type="float">
            <text:p>61,0245819051248</text:p>
          </table:table-cell>
          <table:table-cell table:formula="of:=[.D375]*[.D375]" office:value-type="float" office:value="3723.99959669528" calcext:value-type="float">
            <text:p>3723,99959669528</text:p>
          </table:table-cell>
          <table:table-cell table:formula="of:=[.D375]-12.5" office:value-type="float" office:value="48.5245819051248" calcext:value-type="float">
            <text:p>48,5245819051248</text:p>
          </table:table-cell>
          <table:table-cell table:formula="of:=[.F375]*[.F375]" office:value-type="float" office:value="2354.63504906716" calcext:value-type="float">
            <text:p>2354,63504906716</text:p>
          </table:table-cell>
        </table:table-row>
        <table:table-row table:style-name="ro1">
          <table:table-cell table:formula="of:=SIN(2*PI()/[.$C$1]*[.B376])" office:value-type="float" office:value="0.195090322016128" calcext:value-type="float">
            <text:p>0,195090322016128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A376]+[.D375]*[.$D$1]" office:value-type="float" office:value="60.6094264080897" calcext:value-type="float">
            <text:p>60,6094264080897</text:p>
          </table:table-cell>
          <table:table-cell table:formula="of:=[.D376]*[.D376]" office:value-type="float" office:value="3673.50256951764" calcext:value-type="float">
            <text:p>3673,50256951764</text:p>
          </table:table-cell>
          <table:table-cell table:formula="of:=[.D376]-12.5" office:value-type="float" office:value="48.1094264080897" calcext:value-type="float">
            <text:p>48,1094264080897</text:p>
          </table:table-cell>
          <table:table-cell table:formula="of:=[.F376]*[.F376]" office:value-type="float" office:value="2314.5169093154" calcext:value-type="float">
            <text:p>2314,5169093154</text:p>
          </table:table-cell>
        </table:table-row>
        <table:table-row table:style-name="ro1">
          <table:table-cell table:formula="of:=SIN(2*PI()/[.$C$1]*[.B377])" office:value-type="float" office:value="0.187381314585725" calcext:value-type="float">
            <text:p>0,187381314585725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77]+[.D376]*[.$D$1]" office:value-type="float" office:value="60.1907134585945" calcext:value-type="float">
            <text:p>60,1907134585945</text:p>
          </table:table-cell>
          <table:table-cell table:formula="of:=[.D377]*[.D377]" office:value-type="float" office:value="3622.92198665463" calcext:value-type="float">
            <text:p>3622,92198665463</text:p>
          </table:table-cell>
          <table:table-cell table:formula="of:=[.D377]-12.5" office:value-type="float" office:value="47.6907134585945" calcext:value-type="float">
            <text:p>47,6907134585945</text:p>
          </table:table-cell>
          <table:table-cell table:formula="of:=[.F377]*[.F377]" office:value-type="float" office:value="2274.40415018977" calcext:value-type="float">
            <text:p>2274,40415018977</text:p>
          </table:table-cell>
        </table:table-row>
        <table:table-row table:style-name="ro1">
          <table:table-cell table:formula="of:=SIN(2*PI()/[.$C$1]*[.B378])" office:value-type="float" office:value="0.179660748593193" calcext:value-type="float">
            <text:p>0,179660748593193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A378]+[.D377]*[.$D$1]" office:value-type="float" office:value="59.7684670726017" calcext:value-type="float">
            <text:p>59,7684670726017</text:p>
          </table:table-cell>
          <table:table-cell table:formula="of:=[.D378]*[.D378]" office:value-type="float" office:value="3572.26965620868" calcext:value-type="float">
            <text:p>3572,26965620868</text:p>
          </table:table-cell>
          <table:table-cell table:formula="of:=[.D378]-12.5" office:value-type="float" office:value="47.2684670726017" calcext:value-type="float">
            <text:p>47,2684670726017</text:p>
          </table:table-cell>
          <table:table-cell table:formula="of:=[.F378]*[.F378]" office:value-type="float" office:value="2234.30797939364" calcext:value-type="float">
            <text:p>2234,30797939364</text:p>
          </table:table-cell>
        </table:table-row>
        <table:table-row table:style-name="ro1">
          <table:table-cell table:formula="of:=SIN(2*PI()/[.$C$1]*[.B379])" office:value-type="float" office:value="0.17192910027941" calcext:value-type="float">
            <text:p>0,17192910027941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A379]+[.D378]*[.$D$1]" office:value-type="float" office:value="59.3427115021551" calcext:value-type="float">
            <text:p>59,3427115021551</text:p>
          </table:table-cell>
          <table:table-cell table:formula="of:=[.D379]*[.D379]" office:value-type="float" office:value="3521.55740842801" calcext:value-type="float">
            <text:p>3521,55740842801</text:p>
          </table:table-cell>
          <table:table-cell table:formula="of:=[.D379]-12.5" office:value-type="float" office:value="46.8427115021551" calcext:value-type="float">
            <text:p>46,8427115021551</text:p>
          </table:table-cell>
          <table:table-cell table:formula="of:=[.F379]*[.F379]" office:value-type="float" office:value="2194.23962087414" calcext:value-type="float">
            <text:p>2194,23962087414</text:p>
          </table:table-cell>
        </table:table-row>
        <table:table-row table:style-name="ro1">
          <table:table-cell table:formula="of:=SIN(2*PI()/[.$C$1]*[.B380])" office:value-type="float" office:value="0.164186846568863" calcext:value-type="float">
            <text:p>0,164186846568863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A380]+[.D379]*[.$D$1]" office:value-type="float" office:value="58.9134712337024" calcext:value-type="float">
            <text:p>58,9134712337024</text:p>
          </table:table-cell>
          <table:table-cell table:formula="of:=[.D380]*[.D380]" office:value-type="float" office:value="3470.79709280428" calcext:value-type="float">
            <text:p>3470,79709280428</text:p>
          </table:table-cell>
          <table:table-cell table:formula="of:=[.D380]-12.5" office:value-type="float" office:value="46.4134712337024" calcext:value-type="float">
            <text:p>46,4134712337024</text:p>
          </table:table-cell>
          <table:table-cell table:formula="of:=[.F380]*[.F380]" office:value-type="float" office:value="2154.21031196172" calcext:value-type="float">
            <text:p>2154,21031196172</text:p>
          </table:table-cell>
        </table:table-row>
        <table:table-row table:style-name="ro1">
          <table:table-cell table:formula="of:=SIN(2*PI()/[.$C$1]*[.B381])" office:value-type="float" office:value="0.156434465040231" calcext:value-type="float">
            <text:p>0,156434465040231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A381]+[.D380]*[.$D$1]" office:value-type="float" office:value="58.4807709864056" calcext:value-type="float">
            <text:p>58,4807709864056</text:p>
          </table:table-cell>
          <table:table-cell table:formula="of:=[.D381]*[.D381]" office:value-type="float" office:value="3420.00057516442" calcext:value-type="float">
            <text:p>3420,00057516442</text:p>
          </table:table-cell>
          <table:table-cell table:formula="of:=[.D381]-12.5" office:value-type="float" office:value="45.9807709864056" calcext:value-type="float">
            <text:p>45,9807709864056</text:p>
          </table:table-cell>
          <table:table-cell table:formula="of:=[.F381]*[.F381]" office:value-type="float" office:value="2114.23130050428" calcext:value-type="float">
            <text:p>2114,23130050428</text:p>
          </table:table-cell>
        </table:table-row>
        <table:table-row table:style-name="ro1">
          <table:table-cell table:formula="of:=SIN(2*PI()/[.$C$1]*[.B382])" office:value-type="float" office:value="0.148672433896923" calcext:value-type="float">
            <text:p>0,148672433896923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A382]+[.D381]*[.$D$1]" office:value-type="float" office:value="58.0446357104385" calcext:value-type="float">
            <text:p>58,0446357104385</text:p>
          </table:table-cell>
          <table:table-cell table:formula="of:=[.D382]*[.D382]" office:value-type="float" office:value="3369.17973475751" calcext:value-type="float">
            <text:p>3369,17973475751</text:p>
          </table:table-cell>
          <table:table-cell table:formula="of:=[.D382]-12.5" office:value-type="float" office:value="45.5446357104385" calcext:value-type="float">
            <text:p>45,5446357104385</text:p>
          </table:table-cell>
          <table:table-cell table:formula="of:=[.F382]*[.F382]" office:value-type="float" office:value="2074.31384199655" calcext:value-type="float">
            <text:p>2074,31384199655</text:p>
          </table:table-cell>
        </table:table-row>
        <table:table-row table:style-name="ro1">
          <table:table-cell table:formula="of:=SIN(2*PI()/[.$C$1]*[.B383])" office:value-type="float" office:value="0.140901231937582" calcext:value-type="float">
            <text:p>0,140901231937582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A383]+[.D382]*[.$D$1]" office:value-type="float" office:value="57.6050905852717" calcext:value-type="float">
            <text:p>57,6050905852717</text:p>
          </table:table-cell>
          <table:table-cell table:formula="of:=[.D383]*[.D383]" office:value-type="float" office:value="3318.34646133736" calcext:value-type="float">
            <text:p>3318,34646133736</text:p>
          </table:table-cell>
          <table:table-cell table:formula="of:=[.D383]-12.5" office:value-type="float" office:value="45.1050905852717" calcext:value-type="float">
            <text:p>45,1050905852717</text:p>
          </table:table-cell>
          <table:table-cell table:formula="of:=[.F383]*[.F383]" office:value-type="float" office:value="2034.46919670557" calcext:value-type="float">
            <text:p>2034,46919670557</text:p>
          </table:table-cell>
        </table:table-row>
        <table:table-row table:style-name="ro1">
          <table:table-cell table:formula="of:=SIN(2*PI()/[.$C$1]*[.B384])" office:value-type="float" office:value="0.133121338526552" calcext:value-type="float">
            <text:p>0,133121338526552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A384]+[.D383]*[.$D$1]" office:value-type="float" office:value="57.1621610179455" calcext:value-type="float">
            <text:p>57,1621610179455</text:p>
          </table:table-cell>
          <table:table-cell table:formula="of:=[.D384]*[.D384]" office:value-type="float" office:value="3267.51265224153" calcext:value-type="float">
            <text:p>3267,51265224153</text:p>
          </table:table-cell>
          <table:table-cell table:formula="of:=[.D384]-12.5" office:value-type="float" office:value="44.6621610179455" calcext:value-type="float">
            <text:p>44,6621610179455</text:p>
          </table:table-cell>
          <table:table-cell table:formula="of:=[.F384]*[.F384]" office:value-type="float" office:value="1994.70862679289" calcext:value-type="float">
            <text:p>1994,70862679289</text:p>
          </table:table-cell>
        </table:table-row>
        <table:table-row table:style-name="ro1">
          <table:table-cell table:formula="of:=SIN(2*PI()/[.$C$1]*[.B385])" office:value-type="float" office:value="0.125333233564304" calcext:value-type="float">
            <text:p>0,125333233564304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85]+[.D384]*[.$D$1]" office:value-type="float" office:value="56.7158726413304" calcext:value-type="float">
            <text:p>56,7158726413304</text:p>
          </table:table-cell>
          <table:table-cell table:formula="of:=[.D385]*[.D385]" office:value-type="float" office:value="3216.69020946761" calcext:value-type="float">
            <text:p>3216,69020946761</text:p>
          </table:table-cell>
          <table:table-cell table:formula="of:=[.D385]-12.5" office:value-type="float" office:value="44.2158726413304" calcext:value-type="float">
            <text:p>44,2158726413304</text:p>
          </table:table-cell>
          <table:table-cell table:formula="of:=[.F385]*[.F385]" office:value-type="float" office:value="1955.04339343435" calcext:value-type="float">
            <text:p>1955,04339343435</text:p>
          </table:table-cell>
        </table:table-row>
        <table:table-row table:style-name="ro1">
          <table:table-cell table:formula="of:=SIN(2*PI()/[.$C$1]*[.B386])" office:value-type="float" office:value="0.117537397457838" calcext:value-type="float">
            <text:p>0,117537397457838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A386]+[.D385]*[.$D$1]" office:value-type="float" office:value="56.2662513123749" calcext:value-type="float">
            <text:p>56,2662513123749</text:p>
          </table:table-cell>
          <table:table-cell table:formula="of:=[.D386]*[.D386]" office:value-type="float" office:value="3165.89103674733" calcext:value-type="float">
            <text:p>3165,89103674733</text:p>
          </table:table-cell>
          <table:table-cell table:formula="of:=[.D386]-12.5" office:value-type="float" office:value="43.7662513123749" calcext:value-type="float">
            <text:p>43,7662513123749</text:p>
          </table:table-cell>
          <table:table-cell table:formula="of:=[.F386]*[.F386]" office:value-type="float" office:value="1915.48475393796" calcext:value-type="float">
            <text:p>1915,48475393796</text:p>
          </table:table-cell>
        </table:table-row>
        <table:table-row table:style-name="ro1">
          <table:table-cell table:formula="of:=SIN(2*PI()/[.$C$1]*[.B387])" office:value-type="float" office:value="0.109734311091045" calcext:value-type="float">
            <text:p>0,109734311091045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A387]+[.D386]*[.$D$1]" office:value-type="float" office:value="55.8133231103422" calcext:value-type="float">
            <text:p>55,8133231103422</text:p>
          </table:table-cell>
          <table:table-cell table:formula="of:=[.D387]*[.D387]" office:value-type="float" office:value="3115.12703661946" calcext:value-type="float">
            <text:p>3115,12703661946</text:p>
          </table:table-cell>
          <table:table-cell table:formula="of:=[.D387]-12.5" office:value-type="float" office:value="43.3133231103422" calcext:value-type="float">
            <text:p>43,3133231103422</text:p>
          </table:table-cell>
          <table:table-cell table:formula="of:=[.F387]*[.F387]" office:value-type="float" office:value="1876.0439588609" calcext:value-type="float">
            <text:p>1876,0439588609</text:p>
          </table:table-cell>
        </table:table-row>
        <table:table-row table:style-name="ro1">
          <table:table-cell table:formula="of:=SIN(2*PI()/[.$C$1]*[.B388])" office:value-type="float" office:value="0.10192445579505" calcext:value-type="float">
            <text:p>0,10192445579505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A388]+[.D387]*[.$D$1]" office:value-type="float" office:value="55.3571143350338" calcext:value-type="float">
            <text:p>55,3571143350338</text:p>
          </table:table-cell>
          <table:table-cell table:formula="of:=[.D388]*[.D388]" office:value-type="float" office:value="3064.41010750201" calcext:value-type="float">
            <text:p>3064,41010750201</text:p>
          </table:table-cell>
          <table:table-cell table:formula="of:=[.D388]-12.5" office:value-type="float" office:value="42.8571143350338" calcext:value-type="float">
            <text:p>42,8571143350338</text:p>
          </table:table-cell>
          <table:table-cell table:formula="of:=[.F388]*[.F388]" office:value-type="float" office:value="1836.73224912616" calcext:value-type="float">
            <text:p>1836,73224912616</text:p>
          </table:table-cell>
        </table:table-row>
        <table:table-row table:style-name="ro1">
          <table:table-cell table:formula="of:=SIN(2*PI()/[.$C$1]*[.B389])" office:value-type="float" office:value="0.0941083133185144" calcext:value-type="float">
            <text:p>0,094108313318514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A389]+[.D388]*[.$D$1]" office:value-type="float" office:value="54.897651505002" calcext:value-type="float">
            <text:p>54,897651505002</text:p>
          </table:table-cell>
          <table:table-cell table:formula="of:=[.D389]*[.D389]" office:value-type="float" office:value="3013.75214076465" calcext:value-type="float">
            <text:p>3013,75214076465</text:p>
          </table:table-cell>
          <table:table-cell table:formula="of:=[.D389]-12.5" office:value-type="float" office:value="42.397651505002" calcext:value-type="float">
            <text:p>42,397651505002</text:p>
          </table:table-cell>
          <table:table-cell table:formula="of:=[.F389]*[.F389]" office:value-type="float" office:value="1797.5608531396" calcext:value-type="float">
            <text:p>1797,5608531396</text:p>
          </table:table-cell>
        </table:table-row>
        <table:table-row table:style-name="ro1">
          <table:table-cell table:formula="of:=SIN(2*PI()/[.$C$1]*[.B390])" office:value-type="float" office:value="0.086286365797923" calcext:value-type="float">
            <text:p>0,086286365797923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A390]+[.D389]*[.$D$1]" office:value-type="float" office:value="54.4349613557499" calcext:value-type="float">
            <text:p>54,4349613557499</text:p>
          </table:table-cell>
          <table:table-cell table:formula="of:=[.D390]*[.D390]" office:value-type="float" office:value="2963.16501780199" calcext:value-type="float">
            <text:p>2963,16501780199</text:p>
          </table:table-cell>
          <table:table-cell table:formula="of:=[.D390]-12.5" office:value-type="float" office:value="41.9349613557499" calcext:value-type="float">
            <text:p>41,9349613557499</text:p>
          </table:table-cell>
          <table:table-cell table:formula="of:=[.F390]*[.F390]" office:value-type="float" office:value="1758.54098390824" calcext:value-type="float">
            <text:p>1758,54098390824</text:p>
          </table:table-cell>
        </table:table-row>
        <table:table-row table:style-name="ro1">
          <table:table-cell table:formula="of:=SIN(2*PI()/[.$C$1]*[.B391])" office:value-type="float" office:value="0.0784590957278446" calcext:value-type="float">
            <text:p>0,078459095727845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A391]+[.D390]*[.$D$1]" office:value-type="float" office:value="53.9690708379203" calcext:value-type="float">
            <text:p>53,9690708379203</text:p>
          </table:table-cell>
          <table:table-cell table:formula="of:=[.D391]*[.D391]" office:value-type="float" office:value="2912.66060710845" calcext:value-type="float">
            <text:p>2912,66060710845</text:p>
          </table:table-cell>
          <table:table-cell table:formula="of:=[.D391]-12.5" office:value-type="float" office:value="41.4690708379203" calcext:value-type="float">
            <text:p>41,4690708379203</text:p>
          </table:table-cell>
          <table:table-cell table:formula="of:=[.F391]*[.F391]" office:value-type="float" office:value="1719.68383616045" calcext:value-type="float">
            <text:p>1719,68383616045</text:p>
          </table:table-cell>
        </table:table-row>
        <table:table-row table:style-name="ro1">
          <table:table-cell table:formula="of:=SIN(2*PI()/[.$C$1]*[.B392])" office:value-type="float" office:value="0.0706269859311664" calcext:value-type="float">
            <text:p>0,070626985931166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A392]+[.D391]*[.$D$1]" office:value-type="float" office:value="53.5000071154722" calcext:value-type="float">
            <text:p>53,5000071154722</text:p>
          </table:table-cell>
          <table:table-cell table:formula="of:=[.D392]*[.D392]" office:value-type="float" office:value="2862.25076135558" calcext:value-type="float">
            <text:p>2862,25076135558</text:p>
          </table:table-cell>
          <table:table-cell table:formula="of:=[.D392]-12.5" office:value-type="float" office:value="41.0000071154722" calcext:value-type="float">
            <text:p>41,0000071154722</text:p>
          </table:table-cell>
          <table:table-cell table:formula="of:=[.F392]*[.F392]" office:value-type="float" office:value="1681.00058346877" calcext:value-type="float">
            <text:p>1681,00058346877</text:p>
          </table:table-cell>
        </table:table-row>
        <table:table-row table:style-name="ro1">
          <table:table-cell table:formula="of:=SIN(2*PI()/[.$C$1]*[.B393])" office:value-type="float" office:value="0.0627905195293131" calcext:value-type="float">
            <text:p>0,062790519529313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93]+[.D392]*[.$D$1]" office:value-type="float" office:value="53.0277975638468" calcext:value-type="float">
            <text:p>53,0277975638468</text:p>
          </table:table-cell>
          <table:table-cell table:formula="of:=[.D393]*[.D393]" office:value-type="float" office:value="2811.94731447232" calcext:value-type="float">
            <text:p>2811,94731447232</text:p>
          </table:table-cell>
          <table:table-cell table:formula="of:=[.D393]-12.5" office:value-type="float" office:value="40.5277975638468" calcext:value-type="float">
            <text:p>40,5277975638468</text:p>
          </table:table-cell>
          <table:table-cell table:formula="of:=[.F393]*[.F393]" office:value-type="float" office:value="1642.50237537615" calcext:value-type="float">
            <text:p>1642,50237537615</text:p>
          </table:table-cell>
        </table:table-row>
        <table:table-row table:style-name="ro1">
          <table:table-cell table:formula="of:=SIN(2*PI()/[.$C$1]*[.B394])" office:value-type="float" office:value="0.0549501799124456" calcext:value-type="float">
            <text:p>0,054950179912446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A394]+[.D393]*[.$D$1]" office:value-type="float" office:value="52.5524697681208" calcext:value-type="float">
            <text:p>52,5524697681208</text:p>
          </table:table-cell>
          <table:table-cell table:formula="of:=[.D394]*[.D394]" office:value-type="float" office:value="2761.76207872925" calcext:value-type="float">
            <text:p>2761,76207872925</text:p>
          </table:table-cell>
          <table:table-cell table:formula="of:=[.D394]-12.5" office:value-type="float" office:value="40.0524697681208" calcext:value-type="float">
            <text:p>40,0524697681208</text:p>
          </table:table-cell>
          <table:table-cell table:formula="of:=[.F394]*[.F394]" office:value-type="float" office:value="1604.20033452623" calcext:value-type="float">
            <text:p>1604,20033452623</text:p>
          </table:table-cell>
        </table:table-row>
        <table:table-row table:style-name="ro1">
          <table:table-cell table:formula="of:=SIN(2*PI()/[.$C$1]*[.B395])" office:value-type="float" office:value="0.0471064507096425" calcext:value-type="float">
            <text:p>0,04710645070964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A395]+[.D394]*[.$D$1]" office:value-type="float" office:value="52.0740515211492" calcext:value-type="float">
            <text:p>52,0740515211492</text:p>
          </table:table-cell>
          <table:table-cell table:formula="of:=[.D395]*[.D395]" office:value-type="float" office:value="2711.7068418273" calcext:value-type="float">
            <text:p>2711,7068418273</text:p>
          </table:table-cell>
          <table:table-cell table:formula="of:=[.D395]-12.5" office:value-type="float" office:value="39.5740515211492" calcext:value-type="float">
            <text:p>39,5740515211492</text:p>
          </table:table-cell>
          <table:table-cell table:formula="of:=[.F395]*[.F395]" office:value-type="float" office:value="1566.10555379857" calcext:value-type="float">
            <text:p>1566,10555379857</text:p>
          </table:table-cell>
        </table:table-row>
        <table:table-row table:style-name="ro1">
          <table:table-cell table:formula="of:=SIN(2*PI()/[.$C$1]*[.B396])" office:value-type="float" office:value="0.0392598157590685" calcext:value-type="float">
            <text:p>0,039259815759069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A396]+[.D395]*[.$D$1]" office:value-type="float" office:value="51.5925708216968" calcext:value-type="float">
            <text:p>51,5925708216968</text:p>
          </table:table-cell>
          <table:table-cell table:formula="of:=[.D396]*[.D396]" office:value-type="float" office:value="2661.7933639918" calcext:value-type="float">
            <text:p>2661,7933639918</text:p>
          </table:table-cell>
          <table:table-cell table:formula="of:=[.D396]-12.5" office:value-type="float" office:value="39.0925708216968" calcext:value-type="float">
            <text:p>39,0925708216968</text:p>
          </table:table-cell>
          <table:table-cell table:formula="of:=[.F396]*[.F396]" office:value-type="float" office:value="1528.22909344938" calcext:value-type="float">
            <text:p>1528,22909344938</text:p>
          </table:table-cell>
        </table:table-row>
        <table:table-row table:style-name="ro1">
          <table:table-cell table:formula="of:=SIN(2*PI()/[.$C$1]*[.B397])" office:value-type="float" office:value="0.0314107590781282" calcext:value-type="float">
            <text:p>0,031410759078128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A397]+[.D396]*[.$D$1]" office:value-type="float" office:value="51.108055872558" calcext:value-type="float">
            <text:p>51,108055872558</text:p>
          </table:table-cell>
          <table:table-cell table:formula="of:=[.D397]*[.D397]" office:value-type="float" office:value="2612.03337507251" calcext:value-type="float">
            <text:p>2612,03337507251</text:p>
          </table:table-cell>
          <table:table-cell table:formula="of:=[.D397]-12.5" office:value-type="float" office:value="38.608055872558" calcext:value-type="float">
            <text:p>38,608055872558</text:p>
          </table:table-cell>
          <table:table-cell table:formula="of:=[.F397]*[.F397]" office:value-type="float" office:value="1490.58197825856" calcext:value-type="float">
            <text:p>1490,58197825856</text:p>
          </table:table-cell>
        </table:table-row>
        <table:table-row table:style-name="ro1">
          <table:table-cell table:formula="of:=SIN(2*PI()/[.$C$1]*[.B398])" office:value-type="float" office:value="0.0235597648336101" calcext:value-type="float">
            <text:p>0,02355976483361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A398]+[.D397]*[.$D$1]" office:value-type="float" office:value="50.620535078666" calcext:value-type="float">
            <text:p>50,620535078666</text:p>
          </table:table-cell>
          <table:table-cell table:formula="of:=[.D398]*[.D398]" office:value-type="float" office:value="2562.43857165045" calcext:value-type="float">
            <text:p>2562,43857165045</text:p>
          </table:table-cell>
          <table:table-cell table:formula="of:=[.D398]-12.5" office:value-type="float" office:value="38.120535078666" calcext:value-type="float">
            <text:p>38,120535078666</text:p>
          </table:table-cell>
          <table:table-cell table:formula="of:=[.F398]*[.F398]" office:value-type="float" office:value="1453.1751946838" calcext:value-type="float">
            <text:p>1453,1751946838</text:p>
          </table:table-cell>
        </table:table-row>
        <table:table-row table:style-name="ro1">
          <table:table-cell table:formula="of:=SIN(2*PI()/[.$C$1]*[.B399])" office:value-type="float" office:value="0.0157073173118207" calcext:value-type="float">
            <text:p>0,015707317311821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A399]+[.D398]*[.$D$1]" office:value-type="float" office:value="50.1300370451911" calcext:value-type="float">
            <text:p>50,1300370451911</text:p>
          </table:table-cell>
          <table:table-cell table:formula="of:=[.D399]*[.D399]" office:value-type="float" office:value="2513.02061415224" calcext:value-type="float">
            <text:p>2513,02061415224</text:p>
          </table:table-cell>
          <table:table-cell table:formula="of:=[.D399]-12.5" office:value-type="float" office:value="37.6300370451911" calcext:value-type="float">
            <text:p>37,6300370451911</text:p>
          </table:table-cell>
          <table:table-cell table:formula="of:=[.F399]*[.F399]" office:value-type="float" office:value="1416.01968802246" calcext:value-type="float">
            <text:p>1416,01968802246</text:p>
          </table:table-cell>
        </table:table-row>
        <table:table-row table:style-name="ro1">
          <table:table-cell table:formula="of:=SIN(2*PI()/[.$C$1]*[.B400])" office:value-type="float" office:value="0.00785390088871097" calcext:value-type="float">
            <text:p>0,007853900888711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A400]+[.D399]*[.$D$1]" office:value-type="float" office:value="49.6365905756279" calcext:value-type="float">
            <text:p>49,6365905756279</text:p>
          </table:table-cell>
          <table:table-cell table:formula="of:=[.D400]*[.D400]" office:value-type="float" office:value="2463.79112397252" calcext:value-type="float">
            <text:p>2463,79112397252</text:p>
          </table:table-cell>
          <table:table-cell table:formula="of:=[.D400]-12.5" office:value-type="float" office:value="37.1365905756279" calcext:value-type="float">
            <text:p>37,1365905756279</text:p>
          </table:table-cell>
          <table:table-cell table:formula="of:=[.F400]*[.F400]" office:value-type="float" office:value="1379.12635958182" calcext:value-type="float">
            <text:p>1379,12635958182</text:p>
          </table:table-cell>
        </table:table-row>
        <table:table-row table:style-name="ro1">
          <table:table-cell table:formula="of:=SIN(2*PI()/[.$C$1]*[.B401])" office:value-type="float" office:value="-3.21624529935327E-016" calcext:value-type="float">
            <text:p>-3,21624529935327E-1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401]+[.D400]*[.$D$1]" office:value-type="float" office:value="49.1402246698717" calcext:value-type="float">
            <text:p>49,1402246698717</text:p>
          </table:table-cell>
          <table:table-cell table:formula="of:=[.D401]*[.D401]" office:value-type="float" office:value="2414.76168060546" calcext:value-type="float">
            <text:p>2414,76168060546</text:p>
          </table:table-cell>
          <table:table-cell table:formula="of:=[.D401]-12.5" office:value-type="float" office:value="36.6402246698717" calcext:value-type="float">
            <text:p>36,6402246698717</text:p>
          </table:table-cell>
          <table:table-cell table:formula="of:=[.F401]*[.F401]" office:value-type="float" office:value="1342.50606385867" calcext:value-type="float">
            <text:p>1342,50606385867</text:p>
          </table:table-cell>
        </table:table-row>
        <table:table-row table:style-name="ro1">
          <table:table-cell table:formula="of:=SIN(2*PI()/[.$C$1]*[.B402])" office:value-type="float" office:value="-0.00785390088871161" calcext:value-type="float">
            <text:p>-0,007853900888712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A402]+[.D401]*[.$D$1]" office:value-type="float" office:value="48.6409685222842" calcext:value-type="float">
            <text:p>48,6409685222842</text:p>
          </table:table-cell>
          <table:table-cell table:formula="of:=[.D402]*[.D402]" office:value-type="float" office:value="2365.94381878585" calcext:value-type="float">
            <text:p>2365,94381878585</text:p>
          </table:table-cell>
          <table:table-cell table:formula="of:=[.D402]-12.5" office:value-type="float" office:value="36.1409685222842" calcext:value-type="float">
            <text:p>36,1409685222842</text:p>
          </table:table-cell>
          <table:table-cell table:formula="of:=[.F402]*[.F402]" office:value-type="float" office:value="1306.16960572874" calcext:value-type="float">
            <text:p>1306,16960572874</text:p>
          </table:table-cell>
        </table:table-row>
        <table:table-row table:style-name="ro1">
          <table:table-cell table:formula="of:=SIN(2*PI()/[.$C$1]*[.B403])" office:value-type="float" office:value="-0.0157073173118209" calcext:value-type="float">
            <text:p>-0,015707317311821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A403]+[.D402]*[.$D$1]" office:value-type="float" office:value="48.1388515197496" calcext:value-type="float">
            <text:p>48,1388515197496</text:p>
          </table:table-cell>
          <table:table-cell table:formula="of:=[.D403]*[.D403]" office:value-type="float" office:value="2317.34902564049" calcext:value-type="float">
            <text:p>2317,34902564049</text:p>
          </table:table-cell>
          <table:table-cell table:formula="of:=[.D403]-12.5" office:value-type="float" office:value="35.6388515197496" calcext:value-type="float">
            <text:p>35,6388515197496</text:p>
          </table:table-cell>
          <table:table-cell table:formula="of:=[.F403]*[.F403]" office:value-type="float" office:value="1270.12773764676" calcext:value-type="float">
            <text:p>1270,12773764676</text:p>
          </table:table-cell>
        </table:table-row>
        <table:table-row table:style-name="ro1">
          <table:table-cell table:formula="of:=SIN(2*PI()/[.$C$1]*[.B404])" office:value-type="float" office:value="-0.0235597648336103" calcext:value-type="float">
            <text:p>-0,02355976483361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A404]+[.D403]*[.$D$1]" office:value-type="float" office:value="47.6339032397185" calcext:value-type="float">
            <text:p>47,6339032397185</text:p>
          </table:table-cell>
          <table:table-cell table:formula="of:=[.D404]*[.D404]" office:value-type="float" office:value="2268.98873785086" calcext:value-type="float">
            <text:p>2268,98873785086</text:p>
          </table:table-cell>
          <table:table-cell table:formula="of:=[.D404]-12.5" office:value-type="float" office:value="35.1339032397185" calcext:value-type="float">
            <text:p>35,1339032397185</text:p>
          </table:table-cell>
          <table:table-cell table:formula="of:=[.F404]*[.F404]" office:value-type="float" office:value="1234.3911568579" calcext:value-type="float">
            <text:p>1234,3911568579</text:p>
          </table:table-cell>
        </table:table-row>
        <table:table-row table:style-name="ro1">
          <table:table-cell table:formula="of:=SIN(2*PI()/[.$C$1]*[.B405])" office:value-type="float" office:value="-0.0314107590781284" calcext:value-type="float">
            <text:p>-0,031410759078129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A405]+[.D404]*[.$D$1]" office:value-type="float" office:value="47.1261534482431" calcext:value-type="float">
            <text:p>47,1261534482431</text:p>
          </table:table-cell>
          <table:table-cell table:formula="of:=[.D405]*[.D405]" office:value-type="float" office:value="2220.87433882736" calcext:value-type="float">
            <text:p>2220,87433882736</text:p>
          </table:table-cell>
          <table:table-cell table:formula="of:=[.D405]-12.5" office:value-type="float" office:value="34.6261534482431" calcext:value-type="float">
            <text:p>34,6261534482431</text:p>
          </table:table-cell>
          <table:table-cell table:formula="of:=[.F405]*[.F405]" office:value-type="float" office:value="1198.97050262128" calcext:value-type="float">
            <text:p>1198,97050262128</text:p>
          </table:table-cell>
        </table:table-row>
        <table:table-row table:style-name="ro1">
          <table:table-cell table:formula="of:=SIN(2*PI()/[.$C$1]*[.B406])" office:value-type="float" office:value="-0.0392598157590687" calcext:value-type="float">
            <text:p>-0,039259815759069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A406]+[.D405]*[.$D$1]" office:value-type="float" office:value="46.6156320980017" calcext:value-type="float">
            <text:p>46,6156320980017</text:p>
          </table:table-cell>
          <table:table-cell table:formula="of:=[.D406]*[.D406]" office:value-type="float" office:value="2173.01715589624" calcext:value-type="float">
            <text:p>2173,01715589624</text:p>
          </table:table-cell>
          <table:table-cell table:formula="of:=[.D406]-12.5" office:value-type="float" office:value="34.1156320980016" calcext:value-type="float">
            <text:p>34,1156320980016</text:p>
          </table:table-cell>
          <table:table-cell table:formula="of:=[.F406]*[.F406]" office:value-type="float" office:value="1163.8763534462" calcext:value-type="float">
            <text:p>1163,8763534462</text:p>
          </table:table-cell>
        </table:table-row>
        <table:table-row table:style-name="ro1">
          <table:table-cell table:formula="of:=SIN(2*PI()/[.$C$1]*[.B407])" office:value-type="float" office:value="-0.0471064507096427" calcext:value-type="float">
            <text:p>-0,047106450709643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A407]+[.D406]*[.$D$1]" office:value-type="float" office:value="46.102369326312" calcext:value-type="float">
            <text:p>46,102369326312</text:p>
          </table:table-cell>
          <table:table-cell table:formula="of:=[.D407]*[.D407]" office:value-type="float" office:value="2125.42845749967" calcext:value-type="float">
            <text:p>2125,42845749967</text:p>
          </table:table-cell>
          <table:table-cell table:formula="of:=[.D407]-12.5" office:value-type="float" office:value="33.602369326312" calcext:value-type="float">
            <text:p>33,602369326312</text:p>
          </table:table-cell>
          <table:table-cell table:formula="of:=[.F407]*[.F407]" office:value-type="float" office:value="1129.11922434187" calcext:value-type="float">
            <text:p>1129,11922434187</text:p>
          </table:table-cell>
        </table:table-row>
        <table:table-row table:style-name="ro1">
          <table:table-cell table:formula="of:=SIN(2*PI()/[.$C$1]*[.B408])" office:value-type="float" office:value="-0.0549501799124458" calcext:value-type="float">
            <text:p>-0,054950179912446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A408]+[.D407]*[.$D$1]" office:value-type="float" office:value="45.5863954531364" calcext:value-type="float">
            <text:p>45,5863954531364</text:p>
          </table:table-cell>
          <table:table-cell table:formula="of:=[.D408]*[.D408]" office:value-type="float" office:value="2078.11945040974" calcext:value-type="float">
            <text:p>2078,11945040974</text:p>
          </table:table-cell>
          <table:table-cell table:formula="of:=[.D408]-12.5" office:value-type="float" office:value="33.0863954531364" calcext:value-type="float">
            <text:p>33,0863954531364</text:p>
          </table:table-cell>
          <table:table-cell table:formula="of:=[.F408]*[.F408]" office:value-type="float" office:value="1094.70956408133" calcext:value-type="float">
            <text:p>1094,70956408133</text:p>
          </table:table-cell>
        </table:table-row>
        <table:table-row table:style-name="ro1">
          <table:table-cell table:formula="of:=SIN(2*PI()/[.$C$1]*[.B409])" office:value-type="float" office:value="-0.0627905195293133" calcext:value-type="float">
            <text:p>-0,062790519529313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409]+[.D408]*[.$D$1]" office:value-type="float" office:value="45.0677409790757" calcext:value-type="float">
            <text:p>45,0677409790757</text:p>
          </table:table-cell>
          <table:table-cell table:formula="of:=[.D409]*[.D409]" office:value-type="float" office:value="2031.10127695706" calcext:value-type="float">
            <text:p>2031,10127695706</text:p>
          </table:table-cell>
          <table:table-cell table:formula="of:=[.D409]-12.5" office:value-type="float" office:value="32.5677409790757" calcext:value-type="float">
            <text:p>32,5677409790757</text:p>
          </table:table-cell>
          <table:table-cell table:formula="of:=[.F409]*[.F409]" office:value-type="float" office:value="1060.65775248017" calcext:value-type="float">
            <text:p>1060,65775248017</text:p>
          </table:table-cell>
        </table:table-row>
        <table:table-row table:style-name="ro1">
          <table:table-cell table:formula="of:=SIN(2*PI()/[.$C$1]*[.B410])" office:value-type="float" office:value="-0.0706269859311671" calcext:value-type="float">
            <text:p>-0,07062698593116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A410]+[.D409]*[.$D$1]" office:value-type="float" office:value="44.5464365833538" calcext:value-type="float">
            <text:p>44,5464365833538</text:p>
          </table:table-cell>
          <table:table-cell table:formula="of:=[.D410]*[.D410]" office:value-type="float" office:value="1984.38501227476" calcext:value-type="float">
            <text:p>1984,38501227476</text:p>
          </table:table-cell>
          <table:table-cell table:formula="of:=[.D410]-12.5" office:value-type="float" office:value="32.0464365833538" calcext:value-type="float">
            <text:p>32,0464365833538</text:p>
          </table:table-cell>
          <table:table-cell table:formula="of:=[.F410]*[.F410]" office:value-type="float" office:value="1026.97409769092" calcext:value-type="float">
            <text:p>1026,97409769092</text:p>
          </table:table-cell>
        </table:table-row>
        <table:table-row table:style-name="ro1">
          <table:table-cell table:formula="of:=SIN(2*PI()/[.$C$1]*[.B411])" office:value-type="float" office:value="-0.0784590957278453" calcext:value-type="float">
            <text:p>-0,07845909572784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A411]+[.D410]*[.$D$1]" office:value-type="float" office:value="44.0225131217924" calcext:value-type="float">
            <text:p>44,0225131217924</text:p>
          </table:table-cell>
          <table:table-cell table:formula="of:=[.D411]*[.D411]" office:value-type="float" office:value="1937.98166155839" calcext:value-type="float">
            <text:p>1937,98166155839</text:p>
          </table:table-cell>
          <table:table-cell table:formula="of:=[.D411]-12.5" office:value-type="float" office:value="31.5225131217924" calcext:value-type="float">
            <text:p>31,5225131217924</text:p>
          </table:table-cell>
          <table:table-cell table:formula="of:=[.F411]*[.F411]" office:value-type="float" office:value="993.668833513576" calcext:value-type="float">
            <text:p>993,668833513576</text:p>
          </table:table-cell>
        </table:table-row>
        <table:table-row table:style-name="ro1">
          <table:table-cell table:formula="of:=SIN(2*PI()/[.$C$1]*[.B412])" office:value-type="float" office:value="-0.0862863657979237" calcext:value-type="float">
            <text:p>-0,086286365797924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A412]+[.D411]*[.$D$1]" office:value-type="float" office:value="43.4960016247766" calcext:value-type="float">
            <text:p>43,4960016247766</text:p>
          </table:table-cell>
          <table:table-cell table:formula="of:=[.D412]*[.D412]" office:value-type="float" office:value="1891.90215734257" calcext:value-type="float">
            <text:p>1891,90215734257</text:p>
          </table:table-cell>
          <table:table-cell table:formula="of:=[.D412]-12.5" office:value-type="float" office:value="30.9960016247766" calcext:value-type="float">
            <text:p>30,9960016247766</text:p>
          </table:table-cell>
          <table:table-cell table:formula="of:=[.F412]*[.F412]" office:value-type="float" office:value="960.752116723153" calcext:value-type="float">
            <text:p>960,752116723153</text:p>
          </table:table-cell>
        </table:table-row>
        <table:table-row table:style-name="ro1">
          <table:table-cell table:formula="of:=SIN(2*PI()/[.$C$1]*[.B413])" office:value-type="float" office:value="-0.0941083133185146" calcext:value-type="float">
            <text:p>-0,094108313318515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A413]+[.D412]*[.$D$1]" office:value-type="float" office:value="42.9669332952103" calcext:value-type="float">
            <text:p>42,9669332952103</text:p>
          </table:table-cell>
          <table:table-cell table:formula="of:=[.D413]*[.D413]" office:value-type="float" office:value="1846.15735679505" calcext:value-type="float">
            <text:p>1846,15735679505</text:p>
          </table:table-cell>
          <table:table-cell table:formula="of:=[.D413]-12.5" office:value-type="float" office:value="30.4669332952103" calcext:value-type="float">
            <text:p>30,4669332952103</text:p>
          </table:table-cell>
          <table:table-cell table:formula="of:=[.F413]*[.F413]" office:value-type="float" office:value="928.234024414794" calcext:value-type="float">
            <text:p>928,234024414794</text:p>
          </table:table-cell>
        </table:table-row>
        <table:table-row table:style-name="ro1">
          <table:table-cell table:formula="of:=SIN(2*PI()/[.$C$1]*[.B414])" office:value-type="float" office:value="-0.10192445579505" calcext:value-type="float">
            <text:p>-0,10192445579505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A414]+[.D413]*[.$D$1]" office:value-type="float" office:value="42.4353395064632" calcext:value-type="float">
            <text:p>42,4353395064632</text:p>
          </table:table-cell>
          <table:table-cell table:formula="of:=[.D414]*[.D414]" office:value-type="float" office:value="1800.75803902879" calcext:value-type="float">
            <text:p>1800,75803902879</text:p>
          </table:table-cell>
          <table:table-cell table:formula="of:=[.D414]-12.5" office:value-type="float" office:value="29.9353395064632" calcext:value-type="float">
            <text:p>29,9353395064632</text:p>
          </table:table-cell>
          <table:table-cell table:formula="of:=[.F414]*[.F414]" office:value-type="float" office:value="896.124551367213" calcext:value-type="float">
            <text:p>896,124551367213</text:p>
          </table:table-cell>
        </table:table-row>
        <table:table-row table:style-name="ro1">
          <table:table-cell table:formula="of:=SIN(2*PI()/[.$C$1]*[.B415])" office:value-type="float" office:value="-0.109734311091045" calcext:value-type="float">
            <text:p>-0,109734311091045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A415]+[.D414]*[.$D$1]" office:value-type="float" office:value="41.9012518003075" calcext:value-type="float">
            <text:p>41,9012518003075</text:p>
          </table:table-cell>
          <table:table-cell table:formula="of:=[.D415]*[.D415]" office:value-type="float" office:value="1755.71490243277" calcext:value-type="float">
            <text:p>1755,71490243277</text:p>
          </table:table-cell>
          <table:table-cell table:formula="of:=[.D415]-12.5" office:value-type="float" office:value="29.4012518003075" calcext:value-type="float">
            <text:p>29,4012518003075</text:p>
          </table:table-cell>
          <table:table-cell table:formula="of:=[.F415]*[.F415]" office:value-type="float" office:value="864.433607425083" calcext:value-type="float">
            <text:p>864,433607425083</text:p>
          </table:table-cell>
        </table:table-row>
        <table:table-row table:style-name="ro1">
          <table:table-cell table:formula="of:=SIN(2*PI()/[.$C$1]*[.B416])" office:value-type="float" office:value="-0.117537397457838" calcext:value-type="float">
            <text:p>-0,117537397457838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A416]+[.D415]*[.$D$1]" office:value-type="float" office:value="41.3647018848466" calcext:value-type="float">
            <text:p>41,3647018848466</text:p>
          </table:table-cell>
          <table:table-cell table:formula="of:=[.D416]*[.D416]" office:value-type="float" office:value="1711.03856202223" calcext:value-type="float">
            <text:p>1711,03856202223</text:p>
          </table:table-cell>
          <table:table-cell table:formula="of:=[.D416]-12.5" office:value-type="float" office:value="28.8647018848466" calcext:value-type="float">
            <text:p>28,8647018848466</text:p>
          </table:table-cell>
          <table:table-cell table:formula="of:=[.F416]*[.F416]" office:value-type="float" office:value="833.171014901065" calcext:value-type="float">
            <text:p>833,171014901065</text:p>
          </table:table-cell>
        </table:table-row>
        <table:table-row table:style-name="ro1">
          <table:table-cell table:formula="of:=SIN(2*PI()/[.$C$1]*[.B417])" office:value-type="float" office:value="-0.125333233564304" calcext:value-type="float">
            <text:p>-0,12533323356430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417]+[.D416]*[.$D$1]" office:value-type="float" office:value="40.8257216324338" calcext:value-type="float">
            <text:p>40,8257216324338</text:p>
          </table:table-cell>
          <table:table-cell table:formula="of:=[.D417]*[.D417]" office:value-type="float" office:value="1666.73954680897" calcext:value-type="float">
            <text:p>1666,73954680897</text:p>
          </table:table-cell>
          <table:table-cell table:formula="of:=[.D417]-12.5" office:value-type="float" office:value="28.3257216324338" calcext:value-type="float">
            <text:p>28,3257216324338</text:p>
          </table:table-cell>
          <table:table-cell table:formula="of:=[.F417]*[.F417]" office:value-type="float" office:value="802.346505998128" calcext:value-type="float">
            <text:p>802,346505998128</text:p>
          </table:table-cell>
        </table:table-row>
        <table:table-row table:style-name="ro1">
          <table:table-cell table:formula="of:=SIN(2*PI()/[.$C$1]*[.B418])" office:value-type="float" office:value="-0.133121338526552" calcext:value-type="float">
            <text:p>-0,13312133852655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A418]+[.D417]*[.$D$1]" office:value-type="float" office:value="40.2843430775829" calcext:value-type="float">
            <text:p>40,2843430775829</text:p>
          </table:table-cell>
          <table:table-cell table:formula="of:=[.D418]*[.D418]" office:value-type="float" office:value="1622.8282971924" calcext:value-type="float">
            <text:p>1622,8282971924</text:p>
          </table:table-cell>
          <table:table-cell table:formula="of:=[.D418]-12.5" office:value-type="float" office:value="27.7843430775829" calcext:value-type="float">
            <text:p>27,7843430775829</text:p>
          </table:table-cell>
          <table:table-cell table:formula="of:=[.F418]*[.F418]" office:value-type="float" office:value="771.969720252829" calcext:value-type="float">
            <text:p>771,969720252829</text:p>
          </table:table-cell>
        </table:table-row>
        <table:table-row table:style-name="ro1">
          <table:table-cell table:formula="of:=SIN(2*PI()/[.$C$1]*[.B419])" office:value-type="float" office:value="-0.140901231937583" calcext:value-type="float">
            <text:p>-0,14090123193758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A419]+[.D418]*[.$D$1]" office:value-type="float" office:value="39.7405984148695" calcext:value-type="float">
            <text:p>39,7405984148695</text:p>
          </table:table-cell>
          <table:table-cell table:formula="of:=[.D419]*[.D419]" office:value-type="float" office:value="1579.31516237193" calcext:value-type="float">
            <text:p>1579,31516237193</text:p>
          </table:table-cell>
          <table:table-cell table:formula="of:=[.D419]-12.5" office:value-type="float" office:value="27.2405984148695" calcext:value-type="float">
            <text:p>27,2405984148695</text:p>
          </table:table-cell>
          <table:table-cell table:formula="of:=[.F419]*[.F419]" office:value-type="float" office:value="742.05020200019" calcext:value-type="float">
            <text:p>742,05020200019</text:p>
          </table:table-cell>
        </table:table-row>
        <table:table-row table:style-name="ro1">
          <table:table-cell table:formula="of:=SIN(2*PI()/[.$C$1]*[.B420])" office:value-type="float" office:value="-0.148672433896923" calcext:value-type="float">
            <text:p>-0,148672433896923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A420]+[.D419]*[.$D$1]" office:value-type="float" office:value="39.1945199968239" calcext:value-type="float">
            <text:p>39,1945199968239</text:p>
          </table:table-cell>
          <table:table-cell table:formula="of:=[.D420]*[.D420]" office:value-type="float" office:value="1536.21039778143" calcext:value-type="float">
            <text:p>1536,21039778143</text:p>
          </table:table-cell>
          <table:table-cell table:formula="of:=[.D420]-12.5" office:value-type="float" office:value="26.6945199968239" calcext:value-type="float">
            <text:p>26,6945199968239</text:p>
          </table:table-cell>
          <table:table-cell table:formula="of:=[.F420]*[.F420]" office:value-type="float" office:value="712.597397860829" calcext:value-type="float">
            <text:p>712,597397860829</text:p>
          </table:table-cell>
        </table:table-row>
        <table:table-row table:style-name="ro1">
          <table:table-cell table:formula="of:=SIN(2*PI()/[.$C$1]*[.B421])" office:value-type="float" office:value="-0.156434465040231" calcext:value-type="float">
            <text:p>-0,156434465040231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A421]+[.D420]*[.$D$1]" office:value-type="float" office:value="38.6461403318154" calcext:value-type="float">
            <text:p>38,6461403318154</text:p>
          </table:table-cell>
          <table:table-cell table:formula="of:=[.D421]*[.D421]" office:value-type="float" office:value="1493.52416254637" calcext:value-type="float">
            <text:p>1493,52416254637</text:p>
          </table:table-cell>
          <table:table-cell table:formula="of:=[.D421]-12.5" office:value-type="float" office:value="26.1461403318154" calcext:value-type="float">
            <text:p>26,1461403318154</text:p>
          </table:table-cell>
          <table:table-cell table:formula="of:=[.F421]*[.F421]" office:value-type="float" office:value="683.620654250983" calcext:value-type="float">
            <text:p>683,620654250983</text:p>
          </table:table-cell>
        </table:table-row>
        <table:table-row table:style-name="ro1">
          <table:table-cell table:formula="of:=SIN(2*PI()/[.$C$1]*[.B422])" office:value-type="float" office:value="-0.164186846568863" calcext:value-type="float">
            <text:p>-0,164186846568863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A422]+[.D421]*[.$D$1]" office:value-type="float" office:value="38.0954920819284" calcext:value-type="float">
            <text:p>38,0954920819284</text:p>
          </table:table-cell>
          <table:table-cell table:formula="of:=[.D422]*[.D422]" office:value-type="float" office:value="1451.26651696427" calcext:value-type="float">
            <text:p>1451,26651696427</text:p>
          </table:table-cell>
          <table:table-cell table:formula="of:=[.D422]-12.5" office:value-type="float" office:value="25.5954920819284" calcext:value-type="float">
            <text:p>25,5954920819284</text:p>
          </table:table-cell>
          <table:table-cell table:formula="of:=[.F422]*[.F422]" office:value-type="float" office:value="655.129214916058" calcext:value-type="float">
            <text:p>655,129214916058</text:p>
          </table:table-cell>
        </table:table-row>
        <table:table-row table:style-name="ro1">
          <table:table-cell table:formula="of:=SIN(2*PI()/[.$C$1]*[.B423])" office:value-type="float" office:value="-0.17192910027941" calcext:value-type="float">
            <text:p>-0,17192910027941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A423]+[.D422]*[.$D$1]" office:value-type="float" office:value="37.5426080608297" calcext:value-type="float">
            <text:p>37,5426080608297</text:p>
          </table:table-cell>
          <table:table-cell table:formula="of:=[.D423]*[.D423]" office:value-type="float" office:value="1409.44742000907" calcext:value-type="float">
            <text:p>1409,44742000907</text:p>
          </table:table-cell>
          <table:table-cell table:formula="of:=[.D423]-12.5" office:value-type="float" office:value="25.0426080608297" calcext:value-type="float">
            <text:p>25,0426080608297</text:p>
          </table:table-cell>
          <table:table-cell table:formula="of:=[.F423]*[.F423]" office:value-type="float" office:value="627.132218488332" calcext:value-type="float">
            <text:p>627,132218488332</text:p>
          </table:table-cell>
        </table:table-row>
        <table:table-row table:style-name="ro1">
          <table:table-cell table:formula="of:=SIN(2*PI()/[.$C$1]*[.B424])" office:value-type="float" office:value="-0.179660748593193" calcext:value-type="float">
            <text:p>-0,179660748593193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A424]+[.D423]*[.$D$1]" office:value-type="float" office:value="36.9875212316282" calcext:value-type="float">
            <text:p>36,9875212316282</text:p>
          </table:table-cell>
          <table:table-cell table:formula="of:=[.D424]*[.D424]" office:value-type="float" office:value="1368.07672686015" calcext:value-type="float">
            <text:p>1368,07672686015</text:p>
          </table:table-cell>
          <table:table-cell table:formula="of:=[.D424]-12.5" office:value-type="float" office:value="24.4875212316282" calcext:value-type="float">
            <text:p>24,4875212316282</text:p>
          </table:table-cell>
          <table:table-cell table:formula="of:=[.F424]*[.F424]" office:value-type="float" office:value="599.638696069442" calcext:value-type="float">
            <text:p>599,638696069442</text:p>
          </table:table-cell>
        </table:table-row>
        <table:table-row table:style-name="ro1">
          <table:table-cell table:formula="of:=SIN(2*PI()/[.$C$1]*[.B425])" office:value-type="float" office:value="-0.187381314585725" calcext:value-type="float">
            <text:p>-0,187381314585725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425]+[.D424]*[.$D$1]" office:value-type="float" office:value="36.4302647047262" calcext:value-type="float">
            <text:p>36,4302647047262</text:p>
          </table:table-cell>
          <table:table-cell table:formula="of:=[.D425]*[.D425]" office:value-type="float" office:value="1327.16418645642" calcext:value-type="float">
            <text:p>1327,16418645642</text:p>
          </table:table-cell>
          <table:table-cell table:formula="of:=[.D425]-12.5" office:value-type="float" office:value="23.9302647047262" calcext:value-type="float">
            <text:p>23,9302647047262</text:p>
          </table:table-cell>
          <table:table-cell table:formula="of:=[.F425]*[.F425]" office:value-type="float" office:value="572.657568838264" calcext:value-type="float">
            <text:p>572,657568838264</text:p>
          </table:table-cell>
        </table:table-row>
        <table:table-row table:style-name="ro1">
          <table:table-cell table:formula="of:=SIN(2*PI()/[.$C$1]*[.B426])" office:value-type="float" office:value="-0.195090322016128" calcext:value-type="float">
            <text:p>-0,195090322016128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A426]+[.D425]*[.$D$1]" office:value-type="float" office:value="35.8708717356628" calcext:value-type="float">
            <text:p>35,8708717356628</text:p>
          </table:table-cell>
          <table:table-cell table:formula="of:=[.D426]*[.D426]" office:value-type="float" office:value="1286.71943907637" calcext:value-type="float">
            <text:p>1286,71943907637</text:p>
          </table:table-cell>
          <table:table-cell table:formula="of:=[.D426]-12.5" office:value-type="float" office:value="23.3708717356628" calcext:value-type="float">
            <text:p>23,3708717356628</text:p>
          </table:table-cell>
          <table:table-cell table:formula="of:=[.F426]*[.F426]" office:value-type="float" office:value="546.197645684803" calcext:value-type="float">
            <text:p>546,197645684803</text:p>
          </table:table-cell>
        </table:table-row>
        <table:table-row table:style-name="ro1">
          <table:table-cell table:formula="of:=SIN(2*PI()/[.$C$1]*[.B427])" office:value-type="float" office:value="-0.202787295356512" calcext:value-type="float">
            <text:p>-0,20278729535651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A427]+[.D426]*[.$D$1]" office:value-type="float" office:value="35.3093757229497" calcext:value-type="float">
            <text:p>35,3093757229497</text:p>
          </table:table-cell>
          <table:table-cell table:formula="of:=[.D427]*[.D427]" office:value-type="float" office:value="1246.75201394443" calcext:value-type="float">
            <text:p>1246,75201394443</text:p>
          </table:table-cell>
          <table:table-cell table:formula="of:=[.D427]-12.5" office:value-type="float" office:value="22.8093757229497" calcext:value-type="float">
            <text:p>22,8093757229497</text:p>
          </table:table-cell>
          <table:table-cell table:formula="of:=[.F427]*[.F427]" office:value-type="float" office:value="520.267620870685" calcext:value-type="float">
            <text:p>520,267620870685</text:p>
          </table:table-cell>
        </table:table-row>
        <table:table-row table:style-name="ro1">
          <table:table-cell table:formula="of:=SIN(2*PI()/[.$C$1]*[.B428])" office:value-type="float" office:value="-0.210471759821306" calcext:value-type="float">
            <text:p>-0,210471759821306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A428]+[.D427]*[.$D$1]" office:value-type="float" office:value="34.7458102058989" calcext:value-type="float">
            <text:p>34,7458102058989</text:p>
          </table:table-cell>
          <table:table-cell table:formula="of:=[.D428]*[.D428]" office:value-type="float" office:value="1207.27132686435" calcext:value-type="float">
            <text:p>1207,27132686435</text:p>
          </table:table-cell>
          <table:table-cell table:formula="of:=[.D428]-12.5" office:value-type="float" office:value="22.2458102058989" calcext:value-type="float">
            <text:p>22,2458102058989</text:p>
          </table:table-cell>
          <table:table-cell table:formula="of:=[.F428]*[.F428]" office:value-type="float" office:value="494.876071716874" calcext:value-type="float">
            <text:p>494,876071716874</text:p>
          </table:table-cell>
        </table:table-row>
        <table:table-row table:style-name="ro1">
          <table:table-cell table:formula="of:=SIN(2*PI()/[.$C$1]*[.B429])" office:value-type="float" office:value="-0.218143241396542" calcext:value-type="float">
            <text:p>-0,218143241396542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A429]+[.D428]*[.$D$1]" office:value-type="float" office:value="34.1802088624433" calcext:value-type="float">
            <text:p>34,1802088624433</text:p>
          </table:table-cell>
          <table:table-cell table:formula="of:=[.D429]*[.D429]" office:value-type="float" office:value="1168.28667788025" calcext:value-type="float">
            <text:p>1168,28667788025</text:p>
          </table:table-cell>
          <table:table-cell table:formula="of:=[.D429]-12.5" office:value-type="float" office:value="21.6802088624433" calcext:value-type="float">
            <text:p>21,6802088624433</text:p>
          </table:table-cell>
          <table:table-cell table:formula="of:=[.F429]*[.F429]" office:value-type="float" office:value="470.031456319167" calcext:value-type="float">
            <text:p>470,031456319167</text:p>
          </table:table-cell>
        </table:table-row>
        <table:table-row table:style-name="ro1">
          <table:table-cell table:formula="of:=SIN(2*PI()/[.$C$1]*[.B430])" office:value-type="float" office:value="-0.225801266869104" calcext:value-type="float">
            <text:p>-0,225801266869104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A430]+[.D429]*[.$D$1]" office:value-type="float" office:value="33.6126055069498" calcext:value-type="float">
            <text:p>33,6126055069498</text:p>
          </table:table-cell>
          <table:table-cell table:formula="of:=[.D430]*[.D430]" office:value-type="float" office:value="1129.80724896583" calcext:value-type="float">
            <text:p>1129,80724896583</text:p>
          </table:table-cell>
          <table:table-cell table:formula="of:=[.D430]-12.5" office:value-type="float" office:value="21.1126055069498" calcext:value-type="float">
            <text:p>21,1126055069498</text:p>
          </table:table-cell>
          <table:table-cell table:formula="of:=[.F430]*[.F430]" office:value-type="float" office:value="445.742111292087" calcext:value-type="float">
            <text:p>445,742111292087</text:p>
          </table:table-cell>
        </table:table-row>
        <table:table-row table:style-name="ro1">
          <table:table-cell table:formula="of:=SIN(2*PI()/[.$C$1]*[.B431])" office:value-type="float" office:value="-0.233445363855906" calcext:value-type="float">
            <text:p>-0,233445363855906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A431]+[.D430]*[.$D$1]" office:value-type="float" office:value="33.0430340880244" calcext:value-type="float">
            <text:p>33,0430340880244</text:p>
          </table:table-cell>
          <table:table-cell table:formula="of:=[.D431]*[.D431]" office:value-type="float" office:value="1091.84210174234" calcext:value-type="float">
            <text:p>1091,84210174234</text:p>
          </table:table-cell>
          <table:table-cell table:formula="of:=[.D431]-12.5" office:value-type="float" office:value="20.5430340880244" calcext:value-type="float">
            <text:p>20,5430340880244</text:p>
          </table:table-cell>
          <table:table-cell table:formula="of:=[.F431]*[.F431]" office:value-type="float" office:value="422.016249541732" calcext:value-type="float">
            <text:p>422,016249541732</text:p>
          </table:table-cell>
        </table:table-row>
        <table:table-row table:style-name="ro1">
          <table:table-cell table:formula="of:=SIN(2*PI()/[.$C$1]*[.B432])" office:value-type="float" office:value="-0.241075060833039" calcext:value-type="float">
            <text:p>-0,241075060833039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A432]+[.D431]*[.$D$1]" office:value-type="float" office:value="32.4715286863111" calcext:value-type="float">
            <text:p>32,4715286863111</text:p>
          </table:table-cell>
          <table:table-cell table:formula="of:=[.D432]*[.D432]" office:value-type="float" office:value="1054.40017522593" calcext:value-type="float">
            <text:p>1054,40017522593</text:p>
          </table:table-cell>
          <table:table-cell table:formula="of:=[.D432]-12.5" office:value-type="float" office:value="19.9715286863111" calcext:value-type="float">
            <text:p>19,9715286863111</text:p>
          </table:table-cell>
          <table:table-cell table:formula="of:=[.F432]*[.F432]" office:value-type="float" office:value="398.861958068148" calcext:value-type="float">
            <text:p>398,861958068148</text:p>
          </table:table-cell>
        </table:table-row>
        <table:table-row table:style-name="ro1">
          <table:table-cell table:formula="of:=SIN(2*PI()/[.$C$1]*[.B433])" office:value-type="float" office:value="-0.248689887164855" calcext:value-type="float">
            <text:p>-0,24868988716485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433]+[.D432]*[.$D$1]" office:value-type="float" office:value="31.8981235122831" calcext:value-type="float">
            <text:p>31,8981235122831</text:p>
          </table:table-cell>
          <table:table-cell table:formula="of:=[.D433]*[.D433]" office:value-type="float" office:value="1017.49028360487" calcext:value-type="float">
            <text:p>1017,49028360487</text:p>
          </table:table-cell>
          <table:table-cell table:formula="of:=[.D433]-12.5" office:value-type="float" office:value="19.3981235122831" calcext:value-type="float">
            <text:p>19,3981235122831</text:p>
          </table:table-cell>
          <table:table-cell table:formula="of:=[.F433]*[.F433]" office:value-type="float" office:value="376.287195797792" calcext:value-type="float">
            <text:p>376,287195797792</text:p>
          </table:table-cell>
        </table:table-row>
        <table:table-row table:style-name="ro1">
          <table:table-cell table:formula="of:=SIN(2*PI()/[.$C$1]*[.B434])" office:value-type="float" office:value="-0.256289373132997" calcext:value-type="float">
            <text:p>-0,25628937313299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A434]+[.D433]*[.$D$1]" office:value-type="float" office:value="31.3228529040273" calcext:value-type="float">
            <text:p>31,3228529040273</text:p>
          </table:table-cell>
          <table:table-cell table:formula="of:=[.D434]*[.D434]" office:value-type="float" office:value="981.121114047333" calcext:value-type="float">
            <text:p>981,121114047333</text:p>
          </table:table-cell>
          <table:table-cell table:formula="of:=[.D434]-12.5" office:value-type="float" office:value="18.8228529040273" calcext:value-type="float">
            <text:p>18,8228529040273</text:p>
          </table:table-cell>
          <table:table-cell table:formula="of:=[.F434]*[.F434]" office:value-type="float" office:value="354.29979144665" calcext:value-type="float">
            <text:p>354,29979144665</text:p>
          </table:table-cell>
        </table:table-row>
        <table:table-row table:style-name="ro1">
          <table:table-cell table:formula="of:=SIN(2*PI()/[.$C$1]*[.B435])" office:value-type="float" office:value="-0.263873049965373" calcext:value-type="float">
            <text:p>-0,26387304996537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A435]+[.D434]*[.$D$1]" office:value-type="float" office:value="30.7457513250217" calcext:value-type="float">
            <text:p>30,7457513250217</text:p>
          </table:table-cell>
          <table:table-cell table:formula="of:=[.D435]*[.D435]" office:value-type="float" office:value="945.301224540072" calcext:value-type="float">
            <text:p>945,301224540072</text:p>
          </table:table-cell>
          <table:table-cell table:formula="of:=[.D435]-12.5" office:value-type="float" office:value="18.2457513250217" calcext:value-type="float">
            <text:p>18,2457513250217</text:p>
          </table:table-cell>
          <table:table-cell table:formula="of:=[.F435]*[.F435]" office:value-type="float" office:value="332.90744141453" calcext:value-type="float">
            <text:p>332,90744141453</text:p>
          </table:table-cell>
        </table:table-row>
        <table:table-row table:style-name="ro1">
          <table:table-cell table:formula="of:=SIN(2*PI()/[.$C$1]*[.B436])" office:value-type="float" office:value="-0.271440449865074" calcext:value-type="float">
            <text:p>-0,271440449865074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A436]+[.D435]*[.$D$1]" office:value-type="float" office:value="30.1668533619064" calcext:value-type="float">
            <text:p>30,1668533619064</text:p>
          </table:table-cell>
          <table:table-cell table:formula="of:=[.D436]*[.D436]" office:value-type="float" office:value="910.039041758762" calcext:value-type="float">
            <text:p>910,039041758762</text:p>
          </table:table-cell>
          <table:table-cell table:formula="of:=[.D436]-12.5" office:value-type="float" office:value="17.6668533619064" calcext:value-type="float">
            <text:p>17,6668533619064</text:p>
          </table:table-cell>
          <table:table-cell table:formula="of:=[.F436]*[.F436]" office:value-type="float" office:value="312.117707711103" calcext:value-type="float">
            <text:p>312,117707711103</text:p>
          </table:table-cell>
        </table:table-row>
        <table:table-row table:style-name="ro1">
          <table:table-cell table:formula="of:=SIN(2*PI()/[.$C$1]*[.B437])" office:value-type="float" office:value="-0.278991106039229" calcext:value-type="float">
            <text:p>-0,278991106039229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A437]+[.D436]*[.$D$1]" office:value-type="float" office:value="29.5861937222481" calcext:value-type="float">
            <text:p>29,5861937222481</text:p>
          </table:table-cell>
          <table:table-cell table:formula="of:=[.D437]*[.D437]" office:value-type="float" office:value="875.342858970392" calcext:value-type="float">
            <text:p>875,342858970392</text:p>
          </table:table-cell>
          <table:table-cell table:formula="of:=[.D437]-12.5" office:value-type="float" office:value="17.0861937222481" calcext:value-type="float">
            <text:p>17,0861937222481</text:p>
          </table:table-cell>
          <table:table-cell table:formula="of:=[.F437]*[.F437]" office:value-type="float" office:value="291.93801591419" calcext:value-type="float">
            <text:p>291,93801591419</text:p>
          </table:table-cell>
        </table:table-row>
        <table:table-row table:style-name="ro1">
          <table:table-cell table:formula="of:=SIN(2*PI()/[.$C$1]*[.B438])" office:value-type="float" office:value="-0.286524552727798" calcext:value-type="float">
            <text:p>-0,286524552727798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A438]+[.D437]*[.$D$1]" office:value-type="float" office:value="29.0038072322978" calcext:value-type="float">
            <text:p>29,0038072322978</text:p>
          </table:table-cell>
          <table:table-cell table:formula="of:=[.D438]*[.D438]" office:value-type="float" office:value="841.220833968291" calcext:value-type="float">
            <text:p>841,220833968291</text:p>
          </table:table-cell>
          <table:table-cell table:formula="of:=[.D438]-12.5" office:value-type="float" office:value="16.5038072322978" calcext:value-type="float">
            <text:p>16,5038072322978</text:p>
          </table:table-cell>
          <table:table-cell table:formula="of:=[.F438]*[.F438]" office:value-type="float" office:value="272.375653160845" calcext:value-type="float">
            <text:p>272,375653160845</text:p>
          </table:table-cell>
        </table:table-row>
        <table:table-row table:style-name="ro1">
          <table:table-cell table:formula="of:=SIN(2*PI()/[.$C$1]*[.B439])" office:value-type="float" office:value="-0.294040325232304" calcext:value-type="float">
            <text:p>-0,29404032523230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A439]+[.D438]*[.$D$1]" office:value-type="float" office:value="28.4197288347425" calcext:value-type="float">
            <text:p>28,4197288347425</text:p>
          </table:table-cell>
          <table:table-cell table:formula="of:=[.D439]*[.D439]" office:value-type="float" office:value="807.680987040296" calcext:value-type="float">
            <text:p>807,680987040296</text:p>
          </table:table-cell>
          <table:table-cell table:formula="of:=[.D439]-12.5" office:value-type="float" office:value="15.9197288347425" calcext:value-type="float">
            <text:p>15,9197288347425</text:p>
          </table:table-cell>
          <table:table-cell table:formula="of:=[.F439]*[.F439]" office:value-type="float" office:value="253.437766171733" calcext:value-type="float">
            <text:p>253,437766171733</text:p>
          </table:table-cell>
        </table:table-row>
        <table:table-row table:style-name="ro1">
          <table:table-cell table:formula="of:=SIN(2*PI()/[.$C$1]*[.B440])" office:value-type="float" office:value="-0.301537959944496" calcext:value-type="float">
            <text:p>-0,30153795994449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A440]+[.D439]*[.$D$1]" office:value-type="float" office:value="27.8339935864506" calcext:value-type="float">
            <text:p>27,8339935864506</text:p>
          </table:table-cell>
          <table:table-cell table:formula="of:=[.D440]*[.D440]" office:value-type="float" office:value="774.731198970574" calcext:value-type="float">
            <text:p>774,731198970574</text:p>
          </table:table-cell>
          <table:table-cell table:formula="of:=[.D440]-12.5" office:value-type="float" office:value="15.3339935864506" calcext:value-type="float">
            <text:p>15,3339935864506</text:p>
          </table:table-cell>
          <table:table-cell table:formula="of:=[.F440]*[.F440]" office:value-type="float" office:value="235.131359309308" calcext:value-type="float">
            <text:p>235,131359309308</text:p>
          </table:table-cell>
        </table:table-row>
        <table:table-row table:style-name="ro1">
          <table:table-cell table:formula="of:=SIN(2*PI()/[.$C$1]*[.B441])" office:value-type="float" office:value="-0.309016994374948" calcext:value-type="float">
            <text:p>-0,30901699437494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441]+[.D440]*[.$D$1]" office:value-type="float" office:value="27.2466366562112" calcext:value-type="float">
            <text:p>27,2466366562112</text:p>
          </table:table-cell>
          <table:table-cell table:formula="of:=[.D441]*[.D441]" office:value-type="float" office:value="742.379209075589" calcext:value-type="float">
            <text:p>742,379209075589</text:p>
          </table:table-cell>
          <table:table-cell table:formula="of:=[.D441]-12.5" office:value-type="float" office:value="14.7466366562112" calcext:value-type="float">
            <text:p>14,7466366562112</text:p>
          </table:table-cell>
          <table:table-cell table:formula="of:=[.F441]*[.F441]" office:value-type="float" office:value="217.463292670311" calcext:value-type="float">
            <text:p>217,463292670311</text:p>
          </table:table-cell>
        </table:table-row>
        <table:table-row table:style-name="ro1">
          <table:table-cell table:formula="of:=SIN(2*PI()/[.$C$1]*[.B442])" office:value-type="float" office:value="-0.316476967181586" calcext:value-type="float">
            <text:p>-0,316476967181586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A442]+[.D441]*[.$D$1]" office:value-type="float" office:value="26.6576933224675" calcext:value-type="float">
            <text:p>26,6576933224675</text:p>
          </table:table-cell>
          <table:table-cell table:formula="of:=[.D442]*[.D442]" office:value-type="float" office:value="710.632613274726" calcext:value-type="float">
            <text:p>710,632613274726</text:p>
          </table:table-cell>
          <table:table-cell table:formula="of:=[.D442]-12.5" office:value-type="float" office:value="14.1576933224675" calcext:value-type="float">
            <text:p>14,1576933224675</text:p>
          </table:table-cell>
          <table:table-cell table:formula="of:=[.F442]*[.F442]" office:value-type="float" office:value="200.44028021304" calcext:value-type="float">
            <text:p>200,44028021304</text:p>
          </table:table-cell>
        </table:table-row>
        <table:table-row table:style-name="ro1">
          <table:table-cell table:formula="of:=SIN(2*PI()/[.$C$1]*[.B443])" office:value-type="float" office:value="-0.32391741819815" calcext:value-type="float">
            <text:p>-0,3239174181981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A443]+[.D442]*[.$D$1]" office:value-type="float" office:value="26.0671989710446" calcext:value-type="float">
            <text:p>26,0671989710446</text:p>
          </table:table-cell>
          <table:table-cell table:formula="of:=[.D443]*[.D443]" office:value-type="float" office:value="679.498862196031" calcext:value-type="float">
            <text:p>679,498862196031</text:p>
          </table:table-cell>
          <table:table-cell table:formula="of:=[.D443]-12.5" office:value-type="float" office:value="13.5671989710446" calcext:value-type="float">
            <text:p>13,5671989710446</text:p>
          </table:table-cell>
          <table:table-cell table:formula="of:=[.F443]*[.F443]" office:value-type="float" office:value="184.068887919915" calcext:value-type="float">
            <text:p>184,068887919915</text:p>
          </table:table-cell>
        </table:table-row>
        <table:table-row table:style-name="ro1">
          <table:table-cell table:formula="of:=SIN(2*PI()/[.$C$1]*[.B444])" office:value-type="float" office:value="-0.331337888462571" calcext:value-type="float">
            <text:p>-0,33133788846257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A444]+[.D443]*[.$D$1]" office:value-type="float" office:value="25.4751890928716" calcext:value-type="float">
            <text:p>25,4751890928716</text:p>
          </table:table-cell>
          <table:table-cell table:formula="of:=[.D444]*[.D444]" office:value-type="float" office:value="648.985259317565" calcext:value-type="float">
            <text:p>648,985259317565</text:p>
          </table:table-cell>
          <table:table-cell table:formula="of:=[.D444]-12.5" office:value-type="float" office:value="12.9751890928716" calcext:value-type="float">
            <text:p>12,9751890928716</text:p>
          </table:table-cell>
          <table:table-cell table:formula="of:=[.F444]*[.F444]" office:value-type="float" office:value="168.355531995775" calcext:value-type="float">
            <text:p>168,355531995775</text:p>
          </table:table-cell>
        </table:table-row>
        <table:table-row table:style-name="ro1">
          <table:table-cell table:formula="of:=SIN(2*PI()/[.$C$1]*[.B445])" office:value-type="float" office:value="-0.338737920245291" calcext:value-type="float">
            <text:p>-0,338737920245291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A445]+[.D444]*[.$D$1]" office:value-type="float" office:value="24.8816992816976" calcext:value-type="float">
            <text:p>24,8816992816976</text:p>
          </table:table-cell>
          <table:table-cell table:formula="of:=[.D445]*[.D445]" office:value-type="float" office:value="619.098959144832" calcext:value-type="float">
            <text:p>619,098959144832</text:p>
          </table:table-cell>
          <table:table-cell table:formula="of:=[.D445]-12.5" office:value-type="float" office:value="12.3816992816976" calcext:value-type="float">
            <text:p>12,3816992816976</text:p>
          </table:table-cell>
          <table:table-cell table:formula="of:=[.F445]*[.F445]" office:value-type="float" office:value="153.306477102391" calcext:value-type="float">
            <text:p>153,306477102391</text:p>
          </table:table-cell>
        </table:table-row>
        <table:table-row table:style-name="ro1">
          <table:table-cell table:formula="of:=SIN(2*PI()/[.$C$1]*[.B446])" office:value-type="float" office:value="-0.346117057077493" calcext:value-type="float">
            <text:p>-0,346117057077493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A446]+[.D445]*[.$D$1]" office:value-type="float" office:value="24.2867652318031" calcext:value-type="float">
            <text:p>24,2867652318031</text:p>
          </table:table-cell>
          <table:table-cell table:formula="of:=[.D446]*[.D446]" office:value-type="float" office:value="589.846965424722" calcext:value-type="float">
            <text:p>589,846965424722</text:p>
          </table:table-cell>
          <table:table-cell table:formula="of:=[.D446]-12.5" office:value-type="float" office:value="11.7867652318031" calcext:value-type="float">
            <text:p>11,7867652318031</text:p>
          </table:table-cell>
          <table:table-cell table:formula="of:=[.F446]*[.F446]" office:value-type="float" office:value="138.927834629643" calcext:value-type="float">
            <text:p>138,927834629643</text:p>
          </table:table-cell>
        </table:table-row>
        <table:table-row table:style-name="ro1">
          <table:table-cell table:formula="of:=SIN(2*PI()/[.$C$1]*[.B447])" office:value-type="float" office:value="-0.353474843779257" calcext:value-type="float">
            <text:p>-0,35347484377925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A447]+[.D446]*[.$D$1]" office:value-type="float" office:value="23.6904227357059" calcext:value-type="float">
            <text:p>23,6904227357059</text:p>
          </table:table-cell>
          <table:table-cell table:formula="of:=[.D447]*[.D447]" office:value-type="float" office:value="561.236129396449" calcext:value-type="float">
            <text:p>561,236129396449</text:p>
          </table:table-cell>
          <table:table-cell table:formula="of:=[.D447]-12.5" office:value-type="float" office:value="11.1904227357059" calcext:value-type="float">
            <text:p>11,1904227357059</text:p>
          </table:table-cell>
          <table:table-cell table:formula="of:=[.F447]*[.F447]" office:value-type="float" office:value="125.225561003803" calcext:value-type="float">
            <text:p>125,225561003803</text:p>
          </table:table-cell>
        </table:table-row>
        <table:table-row table:style-name="ro1">
          <table:table-cell table:formula="of:=SIN(2*PI()/[.$C$1]*[.B448])" office:value-type="float" office:value="-0.360810826487642" calcext:value-type="float">
            <text:p>-0,36081082648764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A448]+[.D447]*[.$D$1]" office:value-type="float" office:value="23.0927076818612" calcext:value-type="float">
            <text:p>23,0927076818612</text:p>
          </table:table-cell>
          <table:table-cell table:formula="of:=[.D448]*[.D448]" office:value-type="float" office:value="533.273148079889" calcext:value-type="float">
            <text:p>533,273148079889</text:p>
          </table:table-cell>
          <table:table-cell table:formula="of:=[.D448]-12.5" office:value-type="float" office:value="10.5927076818612" calcext:value-type="float">
            <text:p>10,5927076818612</text:p>
          </table:table-cell>
          <table:table-cell table:formula="of:=[.F448]*[.F448]" office:value-type="float" office:value="112.20545603336" calcext:value-type="float">
            <text:p>112,20545603336</text:p>
          </table:table-cell>
        </table:table-row>
        <table:table-row table:style-name="ro1">
          <table:table-cell table:formula="of:=SIN(2*PI()/[.$C$1]*[.B449])" office:value-type="float" office:value="-0.368124552684678" calcext:value-type="float">
            <text:p>-0,368124552684678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449]+[.D448]*[.$D$1]" office:value-type="float" office:value="22.4936560523579" calcext:value-type="float">
            <text:p>22,4936560523579</text:p>
          </table:table-cell>
          <table:table-cell table:formula="of:=[.D449]*[.D449]" office:value-type="float" office:value="505.964562601776" calcext:value-type="float">
            <text:p>505,964562601776</text:p>
          </table:table-cell>
          <table:table-cell table:formula="of:=[.D449]-12.5" office:value-type="float" office:value="9.99365605235786" calcext:value-type="float">
            <text:p>9,99365605235786</text:p>
          </table:table-cell>
          <table:table-cell table:formula="of:=[.F449]*[.F449]" office:value-type="float" office:value="99.873161292829" calcext:value-type="float">
            <text:p>99,873161292829</text:p>
          </table:table-cell>
        </table:table-row>
        <table:table-row table:style-name="ro1">
          <table:table-cell table:formula="of:=SIN(2*PI()/[.$C$1]*[.B450])" office:value-type="float" office:value="-0.375415571225283" calcext:value-type="float">
            <text:p>-0,375415571225283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A450]+[.D449]*[.$D$1]" office:value-type="float" office:value="21.893303920609" calcext:value-type="float">
            <text:p>21,893303920609</text:p>
          </table:table-cell>
          <table:table-cell table:formula="of:=[.D450]*[.D450]" office:value-type="float" office:value="479.316756560154" calcext:value-type="float">
            <text:p>479,316756560154</text:p>
          </table:table-cell>
          <table:table-cell table:formula="of:=[.D450]-12.5" office:value-type="float" office:value="9.393303920609" calcext:value-type="float">
            <text:p>9,393303920609</text:p>
          </table:table-cell>
          <table:table-cell table:formula="of:=[.F450]*[.F450]" office:value-type="float" office:value="88.2341585449285" calcext:value-type="float">
            <text:p>88,2341585449285</text:p>
          </table:table-cell>
        </table:table-row>
        <table:table-row table:style-name="ro1">
          <table:table-cell table:formula="of:=SIN(2*PI()/[.$C$1]*[.B451])" office:value-type="float" office:value="-0.38268343236509" calcext:value-type="float">
            <text:p>-0,38268343236509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A451]+[.D450]*[.$D$1]" office:value-type="float" office:value="21.2916874490378" calcext:value-type="float">
            <text:p>21,2916874490378</text:p>
          </table:table-cell>
          <table:table-cell table:formula="of:=[.D451]*[.D451]" office:value-type="float" office:value="453.335954427515" calcext:value-type="float">
            <text:p>453,335954427515</text:p>
          </table:table-cell>
          <table:table-cell table:formula="of:=[.D451]-12.5" office:value-type="float" office:value="8.79168744903782" calcext:value-type="float">
            <text:p>8,79168744903782</text:p>
          </table:table-cell>
          <table:table-cell table:formula="of:=[.F451]*[.F451]" office:value-type="float" office:value="77.2937682015692" calcext:value-type="float">
            <text:p>77,2937682015692</text:p>
          </table:table-cell>
        </table:table-row>
        <table:table-row table:style-name="ro1">
          <table:table-cell table:formula="of:=SIN(2*PI()/[.$C$1]*[.B452])" office:value-type="float" office:value="-0.389927687788189" calcext:value-type="float">
            <text:p>-0,389927687788189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A452]+[.D451]*[.$D$1]" office:value-type="float" office:value="20.6888428867593" calcext:value-type="float">
            <text:p>20,6888428867593</text:p>
          </table:table-cell>
          <table:table-cell table:formula="of:=[.D452]*[.D452]" office:value-type="float" office:value="428.028219993009" calcext:value-type="float">
            <text:p>428,028219993009</text:p>
          </table:table-cell>
          <table:table-cell table:formula="of:=[.D452]-12.5" office:value-type="float" office:value="8.18884288675926" calcext:value-type="float">
            <text:p>8,18884288675926</text:p>
          </table:table-cell>
          <table:table-cell table:formula="of:=[.F452]*[.F452]" office:value-type="float" office:value="67.0571478240277" calcext:value-type="float">
            <text:p>67,0571478240277</text:p>
          </table:table-cell>
        </table:table-row>
        <table:table-row table:style-name="ro1">
          <table:table-cell table:formula="of:=SIN(2*PI()/[.$C$1]*[.B453])" office:value-type="float" office:value="-0.397147890634781" calcext:value-type="float">
            <text:p>-0,39714789063478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A453]+[.D452]*[.$D$1]" office:value-type="float" office:value="20.0848065672569" calcext:value-type="float">
            <text:p>20,0848065672569</text:p>
          </table:table-cell>
          <table:table-cell table:formula="of:=[.D453]*[.D453]" office:value-type="float" office:value="403.399454844125" calcext:value-type="float">
            <text:p>403,399454844125</text:p>
          </table:table-cell>
          <table:table-cell table:formula="of:=[.D453]-12.5" office:value-type="float" office:value="7.58480656725688" calcext:value-type="float">
            <text:p>7,58480656725688</text:p>
          </table:table-cell>
          <table:table-cell table:formula="of:=[.F453]*[.F453]" office:value-type="float" office:value="57.5292906627032" calcext:value-type="float">
            <text:p>57,5292906627032</text:p>
          </table:table-cell>
        </table:table-row>
        <table:table-row table:style-name="ro1">
          <table:table-cell table:formula="of:=SIN(2*PI()/[.$C$1]*[.B454])" office:value-type="float" office:value="-0.404343595528745" calcext:value-type="float">
            <text:p>-0,40434359552874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A454]+[.D453]*[.$D$1]" office:value-type="float" office:value="19.4796149060556" calcext:value-type="float">
            <text:p>19,4796149060556</text:p>
          </table:table-cell>
          <table:table-cell table:formula="of:=[.D454]*[.D454]" office:value-type="float" office:value="379.455396888222" calcext:value-type="float">
            <text:p>379,455396888222</text:p>
          </table:table-cell>
          <table:table-cell table:formula="of:=[.D454]-12.5" office:value-type="float" office:value="6.97961490605557" calcext:value-type="float">
            <text:p>6,97961490605557</text:p>
          </table:table-cell>
          <table:table-cell table:formula="of:=[.F454]*[.F454]" office:value-type="float" office:value="48.7150242368331" calcext:value-type="float">
            <text:p>48,7150242368331</text:p>
          </table:table-cell>
        </table:table-row>
        <table:table-row table:style-name="ro1">
          <table:table-cell table:formula="of:=SIN(2*PI()/[.$C$1]*[.B455])" office:value-type="float" office:value="-0.411514358605109" calcext:value-type="float">
            <text:p>-0,411514358605109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A455]+[.D454]*[.$D$1]" office:value-type="float" office:value="18.8733043983899" calcext:value-type="float">
            <text:p>18,8733043983899</text:p>
          </table:table-cell>
          <table:table-cell table:formula="of:=[.D455]*[.D455]" office:value-type="float" office:value="356.201618914284" calcext:value-type="float">
            <text:p>356,201618914284</text:p>
          </table:table-cell>
          <table:table-cell table:formula="of:=[.D455]-12.5" office:value-type="float" office:value="6.37330439838991" calcext:value-type="float">
            <text:p>6,37330439838991</text:p>
          </table:table-cell>
          <table:table-cell table:formula="of:=[.F455]*[.F455]" office:value-type="float" office:value="40.6190089545361" calcext:value-type="float">
            <text:p>40,6190089545361</text:p>
          </table:table-cell>
        </table:table-row>
        <table:table-row table:style-name="ro1">
          <table:table-cell table:formula="of:=SIN(2*PI()/[.$C$1]*[.B456])" office:value-type="float" office:value="-0.418659737537428" calcext:value-type="float">
            <text:p>-0,418659737537428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A456]+[.D455]*[.$D$1]" office:value-type="float" office:value="18.2659116168686" calcext:value-type="float">
            <text:p>18,2659116168686</text:p>
          </table:table-cell>
          <table:table-cell table:formula="of:=[.D456]*[.D456]" office:value-type="float" office:value="333.643527195254" calcext:value-type="float">
            <text:p>333,643527195254</text:p>
          </table:table-cell>
          <table:table-cell table:formula="of:=[.D456]-12.5" office:value-type="float" office:value="5.76591161686858" calcext:value-type="float">
            <text:p>5,76591161686858</text:p>
          </table:table-cell>
          <table:table-cell table:formula="of:=[.F456]*[.F456]" office:value-type="float" office:value="33.24573677354" calcext:value-type="float">
            <text:p>33,24573677354</text:p>
          </table:table-cell>
        </table:table-row>
        <table:table-row table:style-name="ro1">
          <table:table-cell table:formula="of:=SIN(2*PI()/[.$C$1]*[.B457])" office:value-type="float" office:value="-0.425779291565073" calcext:value-type="float">
            <text:p>-0,425779291565073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457]+[.D456]*[.$D$1]" office:value-type="float" office:value="17.6574732091348" calcext:value-type="float">
            <text:p>17,6574732091348</text:p>
          </table:table-cell>
          <table:table-cell table:formula="of:=[.D457]*[.D457]" office:value-type="float" office:value="311.786360131314" calcext:value-type="float">
            <text:p>311,786360131314</text:p>
          </table:table-cell>
          <table:table-cell table:formula="of:=[.D457]-12.5" office:value-type="float" office:value="5.15747320913482" calcext:value-type="float">
            <text:p>5,15747320913482</text:p>
          </table:table-cell>
          <table:table-cell table:formula="of:=[.F457]*[.F457]" office:value-type="float" office:value="26.5995299029434" calcext:value-type="float">
            <text:p>26,5995299029434</text:p>
          </table:table-cell>
        </table:table-row>
        <table:table-row table:style-name="ro1">
          <table:table-cell table:formula="of:=SIN(2*PI()/[.$C$1]*[.B458])" office:value-type="float" office:value="-0.432872581520414" calcext:value-type="float">
            <text:p>-0,432872581520414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A458]+[.D457]*[.$D$1]" office:value-type="float" office:value="17.0480258955231" calcext:value-type="float">
            <text:p>17,0480258955231</text:p>
          </table:table-cell>
          <table:table-cell table:formula="of:=[.D458]*[.D458]" office:value-type="float" office:value="290.635186934425" calcext:value-type="float">
            <text:p>290,635186934425</text:p>
          </table:table-cell>
          <table:table-cell table:formula="of:=[.D458]-12.5" office:value-type="float" office:value="4.54802589552306" calcext:value-type="float">
            <text:p>4,54802589552306</text:p>
          </table:table-cell>
          <table:table-cell table:formula="of:=[.F458]*[.F458]" office:value-type="float" office:value="20.6845395463483" calcext:value-type="float">
            <text:p>20,6845395463483</text:p>
          </table:table-cell>
        </table:table-row>
        <table:table-row table:style-name="ro1">
          <table:table-cell table:formula="of:=SIN(2*PI()/[.$C$1]*[.B459])" office:value-type="float" office:value="-0.439939169855915" calcext:value-type="float">
            <text:p>-0,439939169855915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A459]+[.D458]*[.$D$1]" office:value-type="float" office:value="16.4376064667119" calcext:value-type="float">
            <text:p>16,4376064667119</text:p>
          </table:table-cell>
          <table:table-cell table:formula="of:=[.D459]*[.D459]" office:value-type="float" office:value="270.194906354489" calcext:value-type="float">
            <text:p>270,194906354489</text:p>
          </table:table-cell>
          <table:table-cell table:formula="of:=[.D459]-12.5" office:value-type="float" office:value="3.93760646671191" calcext:value-type="float">
            <text:p>3,93760646671191</text:p>
          </table:table-cell>
          <table:table-cell table:formula="of:=[.F459]*[.F459]" office:value-type="float" office:value="15.5047446866915" calcext:value-type="float">
            <text:p>15,5047446866915</text:p>
          </table:table-cell>
        </table:table-row>
        <table:table-row table:style-name="ro1">
          <table:table-cell table:formula="of:=SIN(2*PI()/[.$C$1]*[.B460])" office:value-type="float" office:value="-0.446978620671121" calcext:value-type="float">
            <text:p>-0,446978620671121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A460]+[.D459]*[.$D$1]" office:value-type="float" office:value="15.8262517813737" calcext:value-type="float">
            <text:p>15,8262517813737</text:p>
          </table:table-cell>
          <table:table-cell table:formula="of:=[.D460]*[.D460]" office:value-type="float" office:value="250.470245447433" calcext:value-type="float">
            <text:p>250,470245447433</text:p>
          </table:table-cell>
          <table:table-cell table:formula="of:=[.D460]-12.5" office:value-type="float" office:value="3.32625178137367" calcext:value-type="float">
            <text:p>3,32625178137367</text:p>
          </table:table-cell>
          <table:table-cell table:formula="of:=[.F460]*[.F460]" office:value-type="float" office:value="11.0639509130915" calcext:value-type="float">
            <text:p>11,0639509130915</text:p>
          </table:table-cell>
        </table:table-row>
        <table:table-row table:style-name="ro1">
          <table:table-cell table:formula="of:=SIN(2*PI()/[.$C$1]*[.B461])" office:value-type="float" office:value="-0.453990499739547" calcext:value-type="float">
            <text:p>-0,453990499739547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A461]+[.D460]*[.$D$1]" office:value-type="float" office:value="15.2139987638204" calcext:value-type="float">
            <text:p>15,2139987638204</text:p>
          </table:table-cell>
          <table:table-cell table:formula="of:=[.D461]*[.D461]" office:value-type="float" office:value="231.465758385528" calcext:value-type="float">
            <text:p>231,465758385528</text:p>
          </table:table-cell>
          <table:table-cell table:formula="of:=[.D461]-12.5" office:value-type="float" office:value="2.71399876382039" calcext:value-type="float">
            <text:p>2,71399876382039</text:p>
          </table:table-cell>
          <table:table-cell table:formula="of:=[.F461]*[.F461]" office:value-type="float" office:value="7.36578929001859" calcext:value-type="float">
            <text:p>7,36578929001859</text:p>
          </table:table-cell>
        </table:table-row>
        <table:table-row table:style-name="ro1">
          <table:table-cell table:formula="of:=SIN(2*PI()/[.$C$1]*[.B462])" office:value-type="float" office:value="-0.460974374535463" calcext:value-type="float">
            <text:p>-0,46097437453546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A462]+[.D461]*[.$D$1]" office:value-type="float" office:value="14.6008844016467" calcext:value-type="float">
            <text:p>14,6008844016467</text:p>
          </table:table-cell>
          <table:table-cell table:formula="of:=[.D462]*[.D462]" office:value-type="float" office:value="213.18582531025" calcext:value-type="float">
            <text:p>213,18582531025</text:p>
          </table:table-cell>
          <table:table-cell table:formula="of:=[.D462]-12.5" office:value-type="float" office:value="2.10088440164672" calcext:value-type="float">
            <text:p>2,10088440164672</text:p>
          </table:table-cell>
          <table:table-cell table:formula="of:=[.F462]*[.F462]" office:value-type="float" office:value="4.4137152690825" calcext:value-type="float">
            <text:p>4,4137152690825</text:p>
          </table:table-cell>
        </table:table-row>
        <table:table-row table:style-name="ro1">
          <table:table-cell table:formula="of:=SIN(2*PI()/[.$C$1]*[.B463])" office:value-type="float" office:value="-0.467929814260574" calcext:value-type="float">
            <text:p>-0,467929814260574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A463]+[.D462]*[.$D$1]" office:value-type="float" office:value="13.9869457433697" calcext:value-type="float">
            <text:p>13,9869457433697</text:p>
          </table:table-cell>
          <table:table-cell table:formula="of:=[.D463]*[.D463]" office:value-type="float" office:value="195.634651227967" calcext:value-type="float">
            <text:p>195,634651227967</text:p>
          </table:table-cell>
          <table:table-cell table:formula="of:=[.D463]-12.5" office:value-type="float" office:value="1.48694574336968" calcext:value-type="float">
            <text:p>1,48694574336968</text:p>
          </table:table-cell>
          <table:table-cell table:formula="of:=[.F463]*[.F463]" office:value-type="float" office:value="2.21100764372521" calcext:value-type="float">
            <text:p>2,21100764372521</text:p>
          </table:table-cell>
        </table:table-row>
        <table:table-row table:style-name="ro1">
          <table:table-cell table:formula="of:=SIN(2*PI()/[.$C$1]*[.B464])" office:value-type="float" office:value="-0.474856389870595" calcext:value-type="float">
            <text:p>-0,474856389870595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A464]+[.D463]*[.$D$1]" office:value-type="float" office:value="13.3722198960654" calcext:value-type="float">
            <text:p>13,3722198960654</text:p>
          </table:table-cell>
          <table:table-cell table:formula="of:=[.D464]*[.D464]" office:value-type="float" office:value="178.816264948727" calcext:value-type="float">
            <text:p>178,816264948727</text:p>
          </table:table-cell>
          <table:table-cell table:formula="of:=[.D464]-12.5" office:value-type="float" office:value="0.872219896065387" calcext:value-type="float">
            <text:p>0,872219896065387</text:p>
          </table:table-cell>
          <table:table-cell table:formula="of:=[.F464]*[.F464]" office:value-type="float" office:value="0.760767547092314" calcext:value-type="float">
            <text:p>0,760767547092314</text:p>
          </table:table-cell>
        </table:table-row>
        <table:table-row table:style-name="ro1">
          <table:table-cell table:formula="of:=SIN(2*PI()/[.$C$1]*[.B465])" office:value-type="float" office:value="-0.481753674101715" calcext:value-type="float">
            <text:p>-0,48175367410171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465]+[.D464]*[.$D$1]" office:value-type="float" office:value="12.756744023003" calcext:value-type="float">
            <text:p>12,756744023003</text:p>
          </table:table-cell>
          <table:table-cell table:formula="of:=[.D465]*[.D465]" office:value-type="float" office:value="162.734518068423" calcext:value-type="float">
            <text:p>162,734518068423</text:p>
          </table:table-cell>
          <table:table-cell table:formula="of:=[.D465]-12.5" office:value-type="float" office:value="0.256744023003016" calcext:value-type="float">
            <text:p>0,256744023003016</text:p>
          </table:table-cell>
          <table:table-cell table:formula="of:=[.F465]*[.F465]" office:value-type="float" office:value="0.0659174933477731" calcext:value-type="float">
            <text:p>0,065917493347773</text:p>
          </table:table-cell>
        </table:table-row>
        <table:table-row table:style-name="ro1">
          <table:table-cell table:formula="of:=SIN(2*PI()/[.$C$1]*[.B466])" office:value-type="float" office:value="-0.488621241496955" calcext:value-type="float">
            <text:p>-0,48862124149695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A466]+[.D465]*[.$D$1]" office:value-type="float" office:value="12.140555341276" calcext:value-type="float">
            <text:p>12,140555341276</text:p>
          </table:table-cell>
          <table:table-cell table:formula="of:=[.D466]*[.D466]" office:value-type="float" office:value="147.393083994586" calcext:value-type="float">
            <text:p>147,393083994586</text:p>
          </table:table-cell>
          <table:table-cell table:formula="of:=[.D466]-12.5" office:value-type="float" office:value="-0.359444658723969" calcext:value-type="float">
            <text:p>-0,359444658723969</text:p>
          </table:table-cell>
          <table:table-cell table:formula="of:=[.F466]*[.F466]" office:value-type="float" office:value="0.129200462685191" calcext:value-type="float">
            <text:p>0,129200462685191</text:p>
          </table:table-cell>
        </table:table-row>
        <table:table-row table:style-name="ro1">
          <table:table-cell table:formula="of:=SIN(2*PI()/[.$C$1]*[.B467])" office:value-type="float" office:value="-0.495458668432408" calcext:value-type="float">
            <text:p>-0,495458668432408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A467]+[.D466]*[.$D$1]" office:value-type="float" office:value="11.5236911194309" calcext:value-type="float">
            <text:p>11,5236911194309</text:p>
          </table:table-cell>
          <table:table-cell table:formula="of:=[.D467]*[.D467]" office:value-type="float" office:value="132.79545701605" calcext:value-type="float">
            <text:p>132,79545701605</text:p>
          </table:table-cell>
          <table:table-cell table:formula="of:=[.D467]-12.5" office:value-type="float" office:value="-0.976308880569137" calcext:value-type="float">
            <text:p>-0,976308880569137</text:p>
          </table:table-cell>
          <table:table-cell table:formula="of:=[.F467]*[.F467]" office:value-type="float" office:value="0.953179030278162" calcext:value-type="float">
            <text:p>0,953179030278162</text:p>
          </table:table-cell>
        </table:table-row>
        <table:table-row table:style-name="ro1">
          <table:table-cell table:formula="of:=SIN(2*PI()/[.$C$1]*[.B468])" office:value-type="float" office:value="-0.502265533143373" calcext:value-type="float">
            <text:p>-0,502265533143373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A468]+[.D467]*[.$D$1]" office:value-type="float" office:value="10.9061886750932" calcext:value-type="float">
            <text:p>10,9061886750932</text:p>
          </table:table-cell>
          <table:table-cell table:formula="of:=[.D468]*[.D468]" office:value-type="float" office:value="118.944951416731" calcext:value-type="float">
            <text:p>118,944951416731</text:p>
          </table:table-cell>
          <table:table-cell table:formula="of:=[.D468]-12.5" office:value-type="float" office:value="-1.59381132490682" calcext:value-type="float">
            <text:p>-1,59381132490682</text:p>
          </table:table-cell>
          <table:table-cell table:formula="of:=[.F468]*[.F468]" office:value-type="float" office:value="2.54023453940123" calcext:value-type="float">
            <text:p>2,54023453940123</text:p>
          </table:table-cell>
        </table:table-row>
        <table:table-row table:style-name="ro1">
          <table:table-cell table:formula="of:=SIN(2*PI()/[.$C$1]*[.B469])" office:value-type="float" office:value="-0.509041415750372" calcext:value-type="float">
            <text:p>-0,509041415750372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A469]+[.D468]*[.$D$1]" office:value-type="float" office:value="10.2880853725919" calcext:value-type="float">
            <text:p>10,2880853725919</text:p>
          </table:table-cell>
          <table:table-cell table:formula="of:=[.D469]*[.D469]" office:value-type="float" office:value="105.844700633739" calcext:value-type="float">
            <text:p>105,844700633739</text:p>
          </table:table-cell>
          <table:table-cell table:formula="of:=[.D469]-12.5" office:value-type="float" office:value="-2.21191462740812" calcext:value-type="float">
            <text:p>-2,21191462740812</text:p>
          </table:table-cell>
          <table:table-cell table:formula="of:=[.F469]*[.F469]" office:value-type="float" office:value="4.89256631894201" calcext:value-type="float">
            <text:p>4,89256631894201</text:p>
          </table:table-cell>
        </table:table-row>
        <table:table-row table:style-name="ro1">
          <table:table-cell table:formula="of:=SIN(2*PI()/[.$C$1]*[.B470])" office:value-type="float" office:value="-0.515785898285048" calcext:value-type="float">
            <text:p>-0,515785898285048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A470]+[.D469]*[.$D$1]" office:value-type="float" office:value="9.66941862058091" calcext:value-type="float">
            <text:p>9,66941862058091</text:p>
          </table:table-cell>
          <table:table-cell table:formula="of:=[.D470]*[.D470]" office:value-type="float" office:value="93.4976564600369" calcext:value-type="float">
            <text:p>93,4976564600369</text:p>
          </table:table-cell>
          <table:table-cell table:formula="of:=[.D470]-12.5" office:value-type="float" office:value="-2.83058137941909" calcext:value-type="float">
            <text:p>-2,83058137941909</text:p>
          </table:table-cell>
          <table:table-cell table:formula="of:=[.F470]*[.F470]" office:value-type="float" office:value="8.01219094551407" calcext:value-type="float">
            <text:p>8,01219094551407</text:p>
          </table:table-cell>
        </table:table-row>
        <table:table-row table:style-name="ro1">
          <table:table-cell table:formula="of:=SIN(2*PI()/[.$C$1]*[.B471])" office:value-type="float" office:value="-0.522498564715949" calcext:value-type="float">
            <text:p>-0,522498564715949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A471]+[.D470]*[.$D$1]" office:value-type="float" office:value="9.05022586965915" calcext:value-type="float">
            <text:p>9,05022586965915</text:p>
          </table:table-cell>
          <table:table-cell table:formula="of:=[.D471]*[.D471]" office:value-type="float" office:value="81.9065882918478" calcext:value-type="float">
            <text:p>81,9065882918478</text:p>
          </table:table-cell>
          <table:table-cell table:formula="of:=[.D471]-12.5" office:value-type="float" office:value="-3.44977413034085" calcext:value-type="float">
            <text:p>-3,44977413034085</text:p>
          </table:table-cell>
          <table:table-cell table:formula="of:=[.F471]*[.F471]" office:value-type="float" office:value="11.9009415503689" calcext:value-type="float">
            <text:p>11,9009415503689</text:p>
          </table:table-cell>
        </table:table-row>
        <table:table-row table:style-name="ro1">
          <table:table-cell table:formula="of:=SIN(2*PI()/[.$C$1]*[.B472])" office:value-type="float" office:value="-0.529179000974191" calcext:value-type="float">
            <text:p>-0,529179000974191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A472]+[.D471]*[.$D$1]" office:value-type="float" office:value="8.43054460998837" calcext:value-type="float">
            <text:p>8,43054460998837</text:p>
          </table:table-cell>
          <table:table-cell table:formula="of:=[.D472]*[.D472]" office:value-type="float" office:value="71.074082421004" calcext:value-type="float">
            <text:p>71,074082421004</text:p>
          </table:table-cell>
          <table:table-cell table:formula="of:=[.D472]-12.5" office:value-type="float" office:value="-4.06945539001163" calcext:value-type="float">
            <text:p>-4,06945539001163</text:p>
          </table:table-cell>
          <table:table-cell table:formula="of:=[.F472]*[.F472]" office:value-type="float" office:value="16.5604671712947" calcext:value-type="float">
            <text:p>16,5604671712947</text:p>
          </table:table-cell>
        </table:table-row>
        <table:table-row table:style-name="ro1">
          <table:table-cell table:formula="of:=SIN(2*PI()/[.$C$1]*[.B473])" office:value-type="float" office:value="-0.535826794978997" calcext:value-type="float">
            <text:p>-0,535826794978997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473]+[.D472]*[.$D$1]" office:value-type="float" office:value="7.81041236890949" calcext:value-type="float">
            <text:p>7,81041236890949</text:p>
          </table:table-cell>
          <table:table-cell table:formula="of:=[.D473]*[.D473]" office:value-type="float" office:value="61.0025413724143" calcext:value-type="float">
            <text:p>61,0025413724143</text:p>
          </table:table-cell>
          <table:table-cell table:formula="of:=[.D473]-12.5" office:value-type="float" office:value="-4.68958763109051" calcext:value-type="float">
            <text:p>-4,68958763109051</text:p>
          </table:table-cell>
          <table:table-cell table:formula="of:=[.F473]*[.F473]" office:value-type="float" office:value="21.9922321496771" calcext:value-type="float">
            <text:p>21,9922321496771</text:p>
          </table:table-cell>
        </table:table-row>
        <table:table-row table:style-name="ro1">
          <table:table-cell table:formula="of:=SIN(2*PI()/[.$C$1]*[.B474])" office:value-type="float" office:value="-0.542441536663119" calcext:value-type="float">
            <text:p>-0,542441536663119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A474]+[.D473]*[.$D$1]" office:value-type="float" office:value="7.18986670855728" calcext:value-type="float">
            <text:p>7,18986670855728</text:p>
          </table:table-cell>
          <table:table-cell table:formula="of:=[.D474]*[.D474]" office:value-type="float" office:value="51.6941832868202" calcext:value-type="float">
            <text:p>51,6941832868202</text:p>
          </table:table-cell>
          <table:table-cell table:formula="of:=[.D474]-12.5" office:value-type="float" office:value="-5.31013329144272" calcext:value-type="float">
            <text:p>-5,31013329144272</text:p>
          </table:table-cell>
          <table:table-cell table:formula="of:=[.F474]*[.F474]" office:value-type="float" office:value="28.1975155728883" calcext:value-type="float">
            <text:p>28,1975155728883</text:p>
          </table:table-cell>
        </table:table-row>
        <table:table-row table:style-name="ro1">
          <table:table-cell table:formula="of:=SIN(2*PI()/[.$C$1]*[.B475])" office:value-type="float" office:value="-0.549022817998132" calcext:value-type="float">
            <text:p>-0,54902281799813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A475]+[.D474]*[.$D$1]" office:value-type="float" office:value="6.56894522347357" calcext:value-type="float">
            <text:p>6,56894522347357</text:p>
          </table:table-cell>
          <table:table-cell table:formula="of:=[.D475]*[.D475]" office:value-type="float" office:value="43.1510413489963" calcext:value-type="float">
            <text:p>43,1510413489963</text:p>
          </table:table-cell>
          <table:table-cell table:formula="of:=[.D475]-12.5" office:value-type="float" office:value="-5.93105477652643" calcext:value-type="float">
            <text:p>-5,93105477652643</text:p>
          </table:table-cell>
          <table:table-cell table:formula="of:=[.F475]*[.F475]" office:value-type="float" office:value="35.177410762157" calcext:value-type="float">
            <text:p>35,177410762157</text:p>
          </table:table-cell>
        </table:table-row>
        <table:table-row table:style-name="ro1">
          <table:table-cell table:formula="of:=SIN(2*PI()/[.$C$1]*[.B476])" office:value-type="float" office:value="-0.555570233019602" calcext:value-type="float">
            <text:p>-0,55557023301960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A476]+[.D475]*[.$D$1]" office:value-type="float" office:value="5.94768553821923" calcext:value-type="float">
            <text:p>5,94768553821923</text:p>
          </table:table-cell>
          <table:table-cell table:formula="of:=[.D476]*[.D476]" office:value-type="float" office:value="35.3749632615422" calcext:value-type="float">
            <text:p>35,3749632615422</text:p>
          </table:table-cell>
          <table:table-cell table:formula="of:=[.D476]-12.5" office:value-type="float" office:value="-6.55231446178077" calcext:value-type="float">
            <text:p>-6,55231446178077</text:p>
          </table:table-cell>
          <table:table-cell table:formula="of:=[.F476]*[.F476]" office:value-type="float" office:value="42.9328248060614" calcext:value-type="float">
            <text:p>42,9328248060614</text:p>
          </table:table-cell>
        </table:table-row>
        <table:table-row table:style-name="ro1">
          <table:table-cell table:formula="of:=SIN(2*PI()/[.$C$1]*[.B477])" office:value-type="float" office:value="-0.562083377852131" calcext:value-type="float">
            <text:p>-0,562083377852131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A477]+[.D476]*[.$D$1]" office:value-type="float" office:value="5.32612530498491" calcext:value-type="float">
            <text:p>5,32612530498491</text:p>
          </table:table-cell>
          <table:table-cell table:formula="of:=[.D477]*[.D477]" office:value-type="float" office:value="28.3676107644006" calcext:value-type="float">
            <text:p>28,3676107644006</text:p>
          </table:table-cell>
          <table:table-cell table:formula="of:=[.D477]-12.5" office:value-type="float" office:value="-7.17387469501509" calcext:value-type="float">
            <text:p>-7,17387469501509</text:p>
          </table:table-cell>
          <table:table-cell table:formula="of:=[.F477]*[.F477]" office:value-type="float" office:value="51.4644781397779" calcext:value-type="float">
            <text:p>51,4644781397779</text:p>
          </table:table-cell>
        </table:table-row>
        <table:table-row table:style-name="ro1">
          <table:table-cell table:formula="of:=SIN(2*PI()/[.$C$1]*[.B478])" office:value-type="float" office:value="-0.568561850734264" calcext:value-type="float">
            <text:p>-0,568561850734264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A478]+[.D477]*[.$D$1]" office:value-type="float" office:value="4.7043022012008" calcext:value-type="float">
            <text:p>4,7043022012008</text:p>
          </table:table-cell>
          <table:table-cell table:formula="of:=[.D478]*[.D478]" office:value-type="float" office:value="22.1304592002227" calcext:value-type="float">
            <text:p>22,1304592002227</text:p>
          </table:table-cell>
          <table:table-cell table:formula="of:=[.D478]-12.5" office:value-type="float" office:value="-7.7956977987992" calcext:value-type="float">
            <text:p>-7,7956977987992</text:p>
          </table:table-cell>
          <table:table-cell table:formula="of:=[.F478]*[.F478]" office:value-type="float" office:value="60.7729041702027" calcext:value-type="float">
            <text:p>60,7729041702027</text:p>
          </table:table-cell>
        </table:table-row>
        <table:table-row table:style-name="ro1">
          <table:table-cell table:formula="of:=SIN(2*PI()/[.$C$1]*[.B479])" office:value-type="float" office:value="-0.575005252043279" calcext:value-type="float">
            <text:p>-0,575005252043279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A479]+[.D478]*[.$D$1]" office:value-type="float" office:value="4.08225392714551" calcext:value-type="float">
            <text:p>4,08225392714551</text:p>
          </table:table-cell>
          <table:table-cell table:formula="of:=[.D479]*[.D479]" office:value-type="float" office:value="16.6647971256949" calcext:value-type="float">
            <text:p>16,6647971256949</text:p>
          </table:table-cell>
          <table:table-cell table:formula="of:=[.D479]-12.5" office:value-type="float" office:value="-8.41774607285449" calcext:value-type="float">
            <text:p>-8,41774607285449</text:p>
          </table:table-cell>
          <table:table-cell table:formula="of:=[.F479]*[.F479]" office:value-type="float" office:value="70.8584489470572" calcext:value-type="float">
            <text:p>70,8584489470572</text:p>
          </table:table-cell>
        </table:table-row>
        <table:table-row table:style-name="ro1">
          <table:table-cell table:formula="of:=SIN(2*PI()/[.$C$1]*[.B480])" office:value-type="float" office:value="-0.581413184319831" calcext:value-type="float">
            <text:p>-0,581413184319831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A480]+[.D479]*[.$D$1]" office:value-type="float" office:value="3.46001820355422" calcext:value-type="float">
            <text:p>3,46001820355422</text:p>
          </table:table-cell>
          <table:table-cell table:formula="of:=[.D480]*[.D480]" office:value-type="float" office:value="11.9717259689266" calcext:value-type="float">
            <text:p>11,9717259689266</text:p>
          </table:table-cell>
          <table:table-cell table:formula="of:=[.D480]-12.5" office:value-type="float" office:value="-9.03998179644578" calcext:value-type="float">
            <text:p>-9,03998179644578</text:p>
          </table:table-cell>
          <table:table-cell table:formula="of:=[.F480]*[.F480]" office:value-type="float" office:value="81.721270880071" calcext:value-type="float">
            <text:p>81,721270880071</text:p>
          </table:table-cell>
        </table:table-row>
        <table:table-row table:style-name="ro1">
          <table:table-cell table:formula="of:=SIN(2*PI()/[.$C$1]*[.B481])" office:value-type="float" office:value="-0.587785252292473" calcext:value-type="float">
            <text:p>-0,58778525229247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481]+[.D480]*[.$D$1]" office:value-type="float" office:value="2.83763276922621" calcext:value-type="float">
            <text:p>2,83763276922621</text:p>
          </table:table-cell>
          <table:table-cell table:formula="of:=[.D481]*[.D481]" office:value-type="float" office:value="8.0521597329864" calcext:value-type="float">
            <text:p>8,0521597329864</text:p>
          </table:table-cell>
          <table:table-cell table:formula="of:=[.D481]-12.5" office:value-type="float" office:value="-9.66236723077379" calcext:value-type="float">
            <text:p>-9,66236723077379</text:p>
          </table:table-cell>
          <table:table-cell table:formula="of:=[.F481]*[.F481]" office:value-type="float" office:value="93.3613405023312" calcext:value-type="float">
            <text:p>93,3613405023312</text:p>
          </table:table-cell>
        </table:table-row>
        <table:table-row table:style-name="ro1">
          <table:table-cell table:formula="of:=SIN(2*PI()/[.$C$1]*[.B482])" office:value-type="float" office:value="-0.594121062902039" calcext:value-type="float">
            <text:p>-0,594121062902039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A482]+[.D481]*[.$D$1]" office:value-type="float" office:value="2.21513537863191" calcext:value-type="float">
            <text:p>2,21513537863191</text:p>
          </table:table-cell>
          <table:table-cell table:formula="of:=[.D482]*[.D482]" office:value-type="float" office:value="4.90682474566673" calcext:value-type="float">
            <text:p>4,90682474566673</text:p>
          </table:table-cell>
          <table:table-cell table:formula="of:=[.D482]-12.5" office:value-type="float" office:value="-10.2848646213681" calcext:value-type="float">
            <text:p>-10,2848646213681</text:p>
          </table:table-cell>
          <table:table-cell table:formula="of:=[.F482]*[.F482]" office:value-type="float" office:value="105.778440279869" calcext:value-type="float">
            <text:p>105,778440279869</text:p>
          </table:table-cell>
        </table:table-row>
        <table:table-row table:style-name="ro1">
          <table:table-cell table:formula="of:=SIN(2*PI()/[.$C$1]*[.B483])" office:value-type="float" office:value="-0.600420225325884" calcext:value-type="float">
            <text:p>-0,600420225325884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A483]+[.D482]*[.$D$1]" office:value-type="float" office:value="1.5925637995197" calcext:value-type="float">
            <text:p>1,5925637995197</text:p>
          </table:table-cell>
          <table:table-cell table:formula="of:=[.D483]*[.D483]" office:value-type="float" office:value="2.53625945554064" calcext:value-type="float">
            <text:p>2,53625945554064</text:p>
          </table:table-cell>
          <table:table-cell table:formula="of:=[.D483]-12.5" office:value-type="float" office:value="-10.9074362004803" calcext:value-type="float">
            <text:p>-10,9074362004803</text:p>
          </table:table-cell>
          <table:table-cell table:formula="of:=[.F483]*[.F483]" office:value-type="float" office:value="118.972164467548" calcext:value-type="float">
            <text:p>118,972164467548</text:p>
          </table:table-cell>
        </table:table-row>
        <table:table-row table:style-name="ro1">
          <table:table-cell table:formula="of:=SIN(2*PI()/[.$C$1]*[.B484])" office:value-type="float" office:value="-0.606682351002" calcext:value-type="float">
            <text:p>-0,606682351002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A484]+[.D483]*[.$D$1]" office:value-type="float" office:value="0.969955810522507" calcext:value-type="float">
            <text:p>0,969955810522507</text:p>
          </table:table-cell>
          <table:table-cell table:formula="of:=[.D484]*[.D484]" office:value-type="float" office:value="0.940814274366374" calcext:value-type="float">
            <text:p>0,940814274366374</text:p>
          </table:table-cell>
          <table:table-cell table:formula="of:=[.D484]-12.5" office:value-type="float" office:value="-11.5300441894775" calcext:value-type="float">
            <text:p>-11,5300441894775</text:p>
          </table:table-cell>
          <table:table-cell table:formula="of:=[.F484]*[.F484]" office:value-type="float" office:value="132.941919011304" calcext:value-type="float">
            <text:p>132,941919011304</text:p>
          </table:table-cell>
        </table:table-row>
        <table:table-row table:style-name="ro1">
          <table:table-cell table:formula="of:=SIN(2*PI()/[.$C$1]*[.B485])" office:value-type="float" office:value="-0.612907053652977" calcext:value-type="float">
            <text:p>-0,612907053652977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A485]+[.D484]*[.$D$1]" office:value-type="float" office:value="0.347349198764306" calcext:value-type="float">
            <text:p>0,347349198764306</text:p>
          </table:table-cell>
          <table:table-cell table:formula="of:=[.D485]*[.D485]" office:value-type="float" office:value="0.120651465882205" calcext:value-type="float">
            <text:p>0,120651465882205</text:p>
          </table:table-cell>
          <table:table-cell table:formula="of:=[.D485]-12.5" office:value-type="float" office:value="-12.1526508012357" calcext:value-type="float">
            <text:p>-12,1526508012357</text:p>
          </table:table-cell>
          <table:table-cell table:formula="of:=[.F485]*[.F485]" office:value-type="float" office:value="147.686921496775" calcext:value-type="float">
            <text:p>147,686921496775</text:p>
          </table:table-cell>
        </table:table-row>
        <table:table-row table:style-name="ro1">
          <table:table-cell table:formula="of:=SIN(2*PI()/[.$C$1]*[.B486])" office:value-type="float" office:value="-0.619093949309834" calcext:value-type="float">
            <text:p>-0,619093949309834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A486]+[.D485]*[.$D$1]" office:value-type="float" office:value="-0.275218242533171" calcext:value-type="float">
            <text:p>-0,275218242533171</text:p>
          </table:table-cell>
          <table:table-cell table:formula="of:=[.D486]*[.D486]" office:value-type="float" office:value="0.0757450810230475" calcext:value-type="float">
            <text:p>0,075745081023048</text:p>
          </table:table-cell>
          <table:table-cell table:formula="of:=[.D486]-12.5" office:value-type="float" office:value="-12.7752182425332" calcext:value-type="float">
            <text:p>-12,7752182425332</text:p>
          </table:table-cell>
          <table:table-cell table:formula="of:=[.F486]*[.F486]" office:value-type="float" office:value="163.206201144352" calcext:value-type="float">
            <text:p>163,206201144352</text:p>
          </table:table-cell>
        </table:table-row>
        <table:table-row table:style-name="ro1">
          <table:table-cell table:formula="of:=SIN(2*PI()/[.$C$1]*[.B487])" office:value-type="float" office:value="-0.625242656335705" calcext:value-type="float">
            <text:p>-0,625242656335705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A487]+[.D486]*[.$D$1]" office:value-type="float" office:value="-0.897708716443545" calcext:value-type="float">
            <text:p>-0,897708716443545</text:p>
          </table:table-cell>
          <table:table-cell table:formula="of:=[.D487]*[.D487]" office:value-type="float" office:value="0.805880939578717" calcext:value-type="float">
            <text:p>0,805880939578717</text:p>
          </table:table-cell>
          <table:table-cell table:formula="of:=[.D487]-12.5" office:value-type="float" office:value="-13.3977087164435" calcext:value-type="float">
            <text:p>-13,3977087164435</text:p>
          </table:table-cell>
          <table:table-cell table:formula="of:=[.F487]*[.F487]" office:value-type="float" office:value="179.498598850667" calcext:value-type="float">
            <text:p>179,498598850667</text:p>
          </table:table-cell>
        </table:table-row>
        <table:table-row table:style-name="ro1">
          <table:table-cell table:formula="of:=SIN(2*PI()/[.$C$1]*[.B488])" office:value-type="float" office:value="-0.631352795449378" calcext:value-type="float">
            <text:p>-0,631352795449378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A488]+[.D487]*[.$D$1]" office:value-type="float" office:value="-1.52008442472849" calcext:value-type="float">
            <text:p>-1,52008442472849</text:p>
          </table:table-cell>
          <table:table-cell table:formula="of:=[.D488]*[.D488]" office:value-type="float" office:value="2.31065665830214" calcext:value-type="float">
            <text:p>2,31065665830214</text:p>
          </table:table-cell>
          <table:table-cell table:formula="of:=[.D488]-12.5" office:value-type="float" office:value="-14.0200844247285" calcext:value-type="float">
            <text:p>-14,0200844247285</text:p>
          </table:table-cell>
          <table:table-cell table:formula="of:=[.F488]*[.F488]" office:value-type="float" office:value="196.562767276514" calcext:value-type="float">
            <text:p>196,562767276514</text:p>
          </table:table-cell>
        </table:table-row>
        <table:table-row table:style-name="ro1">
          <table:table-cell table:formula="of:=SIN(2*PI()/[.$C$1]*[.B489])" office:value-type="float" office:value="-0.63742398974869" calcext:value-type="float">
            <text:p>-0,63742398974869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489]+[.D488]*[.$D$1]" office:value-type="float" office:value="-2.14230757022989" calcext:value-type="float">
            <text:p>-2,14230757022989</text:p>
          </table:table-cell>
          <table:table-cell table:formula="of:=[.D489]*[.D489]" office:value-type="float" office:value="4.58948172546431" calcext:value-type="float">
            <text:p>4,58948172546431</text:p>
          </table:table-cell>
          <table:table-cell table:formula="of:=[.D489]-12.5" office:value-type="float" office:value="-14.6423075702299" calcext:value-type="float">
            <text:p>-14,6423075702299</text:p>
          </table:table-cell>
          <table:table-cell table:formula="of:=[.F489]*[.F489]" office:value-type="float" office:value="214.397170981212" calcext:value-type="float">
            <text:p>214,397170981212</text:p>
          </table:table-cell>
        </table:table-row>
        <table:table-row table:style-name="ro1">
          <table:table-cell table:formula="of:=SIN(2*PI()/[.$C$1]*[.B490])" office:value-type="float" office:value="-0.643455864733779" calcext:value-type="float">
            <text:p>-0,643455864733779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A490]+[.D489]*[.$D$1]" office:value-type="float" office:value="-2.76434035926137" calcext:value-type="float">
            <text:p>-2,76434035926137</text:p>
          </table:table-cell>
          <table:table-cell table:formula="of:=[.D490]*[.D490]" office:value-type="float" office:value="7.64157762184129" calcext:value-type="float">
            <text:p>7,64157762184129</text:p>
          </table:table-cell>
          <table:table-cell table:formula="of:=[.D490]-12.5" office:value-type="float" office:value="-15.2643403592614" calcext:value-type="float">
            <text:p>-15,2643403592614</text:p>
          </table:table-cell>
          <table:table-cell table:formula="of:=[.F490]*[.F490]" office:value-type="float" office:value="233.000086603376" calcext:value-type="float">
            <text:p>233,000086603376</text:p>
          </table:table-cell>
        </table:table-row>
        <table:table-row table:style-name="ro1">
          <table:table-cell table:formula="of:=SIN(2*PI()/[.$C$1]*[.B491])" office:value-type="float" office:value="-0.649448048330184" calcext:value-type="float">
            <text:p>-0,649448048330184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A491]+[.D490]*[.$D$1]" office:value-type="float" office:value="-3.38614500399894" calcext:value-type="float">
            <text:p>-3,38614500399894</text:p>
          </table:table-cell>
          <table:table-cell table:formula="of:=[.D491]*[.D491]" office:value-type="float" office:value="11.465977988107" calcext:value-type="float">
            <text:p>11,465977988107</text:p>
          </table:table-cell>
          <table:table-cell table:formula="of:=[.D491]-12.5" office:value-type="float" office:value="-15.8861450039989" calcext:value-type="float">
            <text:p>-15,8861450039989</text:p>
          </table:table-cell>
          <table:table-cell table:formula="of:=[.F491]*[.F491]" office:value-type="float" office:value="252.369603088081" calcext:value-type="float">
            <text:p>252,369603088081</text:p>
          </table:table-cell>
        </table:table-row>
        <table:table-row table:style-name="ro1">
          <table:table-cell table:formula="of:=SIN(2*PI()/[.$C$1]*[.B492])" office:value-type="float" office:value="-0.655400170911794" calcext:value-type="float">
            <text:p>-0,655400170911794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A492]+[.D491]*[.$D$1]" office:value-type="float" office:value="-4.00768372487075" calcext:value-type="float">
            <text:p>-4,00768372487075</text:p>
          </table:table-cell>
          <table:table-cell table:formula="of:=[.D492]*[.D492]" office:value-type="float" office:value="16.0615288385939" calcext:value-type="float">
            <text:p>16,0615288385939</text:p>
          </table:table-cell>
          <table:table-cell table:formula="of:=[.D492]-12.5" office:value-type="float" office:value="-16.5076837248707" calcext:value-type="float">
            <text:p>-16,5076837248707</text:p>
          </table:table-cell>
          <table:table-cell table:formula="of:=[.F492]*[.F492]" office:value-type="float" office:value="272.503621960362" calcext:value-type="float">
            <text:p>272,503621960362</text:p>
          </table:table-cell>
        </table:table-row>
        <table:table-row table:style-name="ro1">
          <table:table-cell table:formula="of:=SIN(2*PI()/[.$C$1]*[.B493])" office:value-type="float" office:value="-0.661311865323652" calcext:value-type="float">
            <text:p>-0,661311865323652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A493]+[.D492]*[.$D$1]" office:value-type="float" office:value="-4.62891875294569" calcext:value-type="float">
            <text:p>-4,62891875294569</text:p>
          </table:table-cell>
          <table:table-cell table:formula="of:=[.D493]*[.D493]" office:value-type="float" office:value="21.4268888213723" calcext:value-type="float">
            <text:p>21,4268888213723</text:p>
          </table:table-cell>
          <table:table-cell table:formula="of:=[.D493]-12.5" office:value-type="float" office:value="-17.1289187529457" calcext:value-type="float">
            <text:p>-17,1289187529457</text:p>
          </table:table-cell>
          <table:table-cell table:formula="of:=[.F493]*[.F493]" office:value-type="float" office:value="293.399857645015" calcext:value-type="float">
            <text:p>293,399857645015</text:p>
          </table:table-cell>
        </table:table-row>
        <table:table-row table:style-name="ro1">
          <table:table-cell table:formula="of:=SIN(2*PI()/[.$C$1]*[.B494])" office:value-type="float" office:value="-0.6671827669046" calcext:value-type="float">
            <text:p>-0,6671827669046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A494]+[.D493]*[.$D$1]" office:value-type="float" office:value="-5.24981233232083" calcext:value-type="float">
            <text:p>-5,24981233232083</text:p>
          </table:table-cell>
          <table:table-cell table:formula="of:=[.D494]*[.D494]" office:value-type="float" office:value="27.5605295245879" calcext:value-type="float">
            <text:p>27,5605295245879</text:p>
          </table:table-cell>
          <table:table-cell table:formula="of:=[.D494]-12.5" office:value-type="float" office:value="-17.7498123323208" calcext:value-type="float">
            <text:p>-17,7498123323208</text:p>
          </table:table-cell>
          <table:table-cell table:formula="of:=[.F494]*[.F494]" office:value-type="float" office:value="315.055837832609" calcext:value-type="float">
            <text:p>315,055837832609</text:p>
          </table:table-cell>
        </table:table-row>
        <table:table-row table:style-name="ro1">
          <table:table-cell table:formula="of:=SIN(2*PI()/[.$C$1]*[.B495])" office:value-type="float" office:value="-0.673012513509773" calcext:value-type="float">
            <text:p>-0,673012513509773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A495]+[.D494]*[.$D$1]" office:value-type="float" office:value="-5.8703267225074" calcext:value-type="float">
            <text:p>-5,8703267225074</text:p>
          </table:table-cell>
          <table:table-cell table:formula="of:=[.D495]*[.D495]" office:value-type="float" office:value="34.4607358289845" calcext:value-type="float">
            <text:p>34,4607358289845</text:p>
          </table:table-cell>
          <table:table-cell table:formula="of:=[.D495]-12.5" office:value-type="float" office:value="-18.3703267225074" calcext:value-type="float">
            <text:p>-18,3703267225074</text:p>
          </table:table-cell>
          <table:table-cell table:formula="of:=[.F495]*[.F495]" office:value-type="float" office:value="337.468903891669" calcext:value-type="float">
            <text:p>337,468903891669</text:p>
          </table:table-cell>
        </table:table-row>
        <table:table-row table:style-name="ro1">
          <table:table-cell table:formula="of:=SIN(2*PI()/[.$C$1]*[.B496])" office:value-type="float" office:value="-0.678800745532942" calcext:value-type="float">
            <text:p>-0,6788007455329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A496]+[.D495]*[.$D$1]" office:value-type="float" office:value="-6.49042420081527" calcext:value-type="float">
            <text:p>-6,49042420081527</text:p>
          </table:table-cell>
          <table:table-cell table:formula="of:=[.D496]*[.D496]" office:value-type="float" office:value="42.1256063065285" calcext:value-type="float">
            <text:p>42,1256063065285</text:p>
          </table:table-cell>
          <table:table-cell table:formula="of:=[.D496]-12.5" office:value-type="float" office:value="-18.9904242008153" calcext:value-type="float">
            <text:p>-18,9904242008153</text:p>
          </table:table-cell>
          <table:table-cell table:formula="of:=[.F496]*[.F496]" office:value-type="float" office:value="360.63621132691" calcext:value-type="float">
            <text:p>360,63621132691</text:p>
          </table:table-cell>
        </table:table-row>
        <table:table-row table:style-name="ro1">
          <table:table-cell table:formula="of:=SIN(2*PI()/[.$C$1]*[.B497])" office:value-type="float" office:value="-0.684547105928689" calcext:value-type="float">
            <text:p>-0,684547105928689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497]+[.D496]*[.$D$1]" office:value-type="float" office:value="-7.1100670647358" calcext:value-type="float">
            <text:p>-7,1100670647358</text:p>
          </table:table-cell>
          <table:table-cell table:formula="of:=[.D497]*[.D497]" office:value-type="float" office:value="50.5530536650408" calcext:value-type="float">
            <text:p>50,5530536650408</text:p>
          </table:table-cell>
          <table:table-cell table:formula="of:=[.D497]-12.5" office:value-type="float" office:value="-19.6100670647358" calcext:value-type="float">
            <text:p>-19,6100670647358</text:p>
          </table:table-cell>
          <table:table-cell table:formula="of:=[.F497]*[.F497]" office:value-type="float" office:value="384.554730283436" calcext:value-type="float">
            <text:p>384,554730283436</text:p>
          </table:table-cell>
        </table:table-row>
        <table:table-row table:style-name="ro1">
          <table:table-cell table:formula="of:=SIN(2*PI()/[.$C$1]*[.B498])" office:value-type="float" office:value="-0.690251240234437" calcext:value-type="float">
            <text:p>-0,690251240234437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A498]+[.D497]*[.$D$1]" office:value-type="float" office:value="-7.72921763432288" calcext:value-type="float">
            <text:p>-7,72921763432288</text:p>
          </table:table-cell>
          <table:table-cell table:formula="of:=[.D498]*[.D498]" office:value-type="float" office:value="59.7408052387278" calcext:value-type="float">
            <text:p>59,7408052387278</text:p>
          </table:table-cell>
          <table:table-cell table:formula="of:=[.D498]-12.5" office:value-type="float" office:value="-20.2292176343229" calcext:value-type="float">
            <text:p>-20,2292176343229</text:p>
          </table:table-cell>
          <table:table-cell table:formula="of:=[.F498]*[.F498]" office:value-type="float" office:value="409.2212460968" calcext:value-type="float">
            <text:p>409,2212460968</text:p>
          </table:table-cell>
        </table:table-row>
        <table:table-row table:style-name="ro1">
          <table:table-cell table:formula="of:=SIN(2*PI()/[.$C$1]*[.B499])" office:value-type="float" office:value="-0.695912796592315" calcext:value-type="float">
            <text:p>-0,69591279659231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A499]+[.D498]*[.$D$1]" office:value-type="float" office:value="-8.34783825457197" calcext:value-type="float">
            <text:p>-8,34783825457197</text:p>
          </table:table-cell>
          <table:table-cell table:formula="of:=[.D499]*[.D499]" office:value-type="float" office:value="69.6864035244952" calcext:value-type="float">
            <text:p>69,6864035244952</text:p>
          </table:table-cell>
          <table:table-cell table:formula="of:=[.D499]-12.5" office:value-type="float" office:value="-20.847838254572" calcext:value-type="float">
            <text:p>-20,847838254572</text:p>
          </table:table-cell>
          <table:table-cell table:formula="of:=[.F499]*[.F499]" office:value-type="float" office:value="434.632359888794" calcext:value-type="float">
            <text:p>434,632359888794</text:p>
          </table:table-cell>
        </table:table-row>
        <table:table-row table:style-name="ro1">
          <table:table-cell table:formula="of:=SIN(2*PI()/[.$C$1]*[.B500])" office:value-type="float" office:value="-0.701531425770856" calcext:value-type="float">
            <text:p>-0,701531425770856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A500]+[.D499]*[.$D$1]" office:value-type="float" office:value="-8.96589129779711" calcext:value-type="float">
            <text:p>-8,96589129779711</text:p>
          </table:table-cell>
          <table:table-cell table:formula="of:=[.D500]*[.D500]" office:value-type="float" office:value="80.3872067639139" calcext:value-type="float">
            <text:p>80,3872067639139</text:p>
          </table:table-cell>
          <table:table-cell table:formula="of:=[.D500]-12.5" office:value-type="float" office:value="-21.4658912977971" calcext:value-type="float">
            <text:p>-21,4658912977971</text:p>
          </table:table-cell>
          <table:table-cell table:formula="of:=[.F500]*[.F500]" office:value-type="float" office:value="460.784489208842" calcext:value-type="float">
            <text:p>460,784489208842</text:p>
          </table:table-cell>
        </table:table-row>
        <table:table-row table:style-name="ro1">
          <table:table-cell table:formula="of:=SIN(2*PI()/[.$C$1]*[.B501])" office:value-type="float" office:value="-0.707106781186548" calcext:value-type="float">
            <text:p>-0,707106781186548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501]+[.D500]*[.$D$1]" office:value-type="float" office:value="-9.58333916600568" calcext:value-type="float">
            <text:p>-9,58333916600568</text:p>
          </table:table-cell>
          <table:table-cell table:formula="of:=[.D501]*[.D501]" office:value-type="float" office:value="91.8403895706985" calcext:value-type="float">
            <text:p>91,8403895706985</text:p>
          </table:table-cell>
          <table:table-cell table:formula="of:=[.D501]-12.5" office:value-type="float" office:value="-22.0833391660057" calcext:value-type="float">
            <text:p>-22,0833391660057</text:p>
          </table:table-cell>
          <table:table-cell table:formula="of:=[.F501]*[.F501]" office:value-type="float" office:value="487.673868720841" calcext:value-type="float">
            <text:p>487,673868720841</text:p>
          </table:table-cell>
        </table:table-row>
        <table:table-row table:style-name="ro1">
          <table:table-cell table:formula="of:=SIN(2*PI()/[.$C$1]*[.B502])" office:value-type="float" office:value="-0.712638518925206" calcext:value-type="float">
            <text:p>-0,712638518925206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A502]+[.D501]*[.$D$1]" office:value-type="float" office:value="-10.2001442932708" calcext:value-type="float">
            <text:p>-10,2001442932708</text:p>
          </table:table-cell>
          <table:table-cell table:formula="of:=[.D502]*[.D502]" office:value-type="float" office:value="104.042943603546" calcext:value-type="float">
            <text:p>104,042943603546</text:p>
          </table:table-cell>
          <table:table-cell table:formula="of:=[.D502]-12.5" office:value-type="float" office:value="-22.7001442932708" calcext:value-type="float">
            <text:p>-22,7001442932708</text:p>
          </table:table-cell>
          <table:table-cell table:formula="of:=[.F502]*[.F502]" office:value-type="float" office:value="515.296550935316" calcext:value-type="float">
            <text:p>515,296550935316</text:p>
          </table:table-cell>
        </table:table-row>
        <table:table-row table:style-name="ro1">
          <table:table-cell table:formula="of:=SIN(2*PI()/[.$C$1]*[.B503])" office:value-type="float" office:value="-0.718126297763189" calcext:value-type="float">
            <text:p>-0,718126297763189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A503]+[.D502]*[.$D$1]" office:value-type="float" office:value="-10.8162691481013" calcext:value-type="float">
            <text:p>-10,8162691481013</text:p>
          </table:table-cell>
          <table:table-cell table:formula="of:=[.D503]*[.D503]" office:value-type="float" office:value="116.991678284168" calcext:value-type="float">
            <text:p>116,991678284168</text:p>
          </table:table-cell>
          <table:table-cell table:formula="of:=[.D503]-12.5" office:value-type="float" office:value="-23.3162691481013" calcext:value-type="float">
            <text:p>-23,3162691481013</text:p>
          </table:table-cell>
          <table:table-cell table:formula="of:=[.F503]*[.F503]" office:value-type="float" office:value="543.648406986701" calcext:value-type="float">
            <text:p>543,648406986701</text:p>
          </table:table-cell>
        </table:table-row>
        <table:table-row table:style-name="ro1">
          <table:table-cell table:formula="of:=SIN(2*PI()/[.$C$1]*[.B504])" office:value-type="float" office:value="-0.723569779188449" calcext:value-type="float">
            <text:p>-0,723569779188449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A504]+[.D503]*[.$D$1]" office:value-type="float" office:value="-11.4316762358087" calcext:value-type="float">
            <text:p>-11,4316762358087</text:p>
          </table:table-cell>
          <table:table-cell table:formula="of:=[.D504]*[.D504]" office:value-type="float" office:value="130.683221560354" calcext:value-type="float">
            <text:p>130,683221560354</text:p>
          </table:table-cell>
          <table:table-cell table:formula="of:=[.D504]-12.5" office:value-type="float" office:value="-23.9316762358087" calcext:value-type="float">
            <text:p>-23,9316762358087</text:p>
          </table:table-cell>
          <table:table-cell table:formula="of:=[.F504]*[.F504]" office:value-type="float" office:value="572.725127455573" calcext:value-type="float">
            <text:p>572,725127455573</text:p>
          </table:table-cell>
        </table:table-row>
        <table:table-row table:style-name="ro1">
          <table:table-cell table:formula="of:=SIN(2*PI()/[.$C$1]*[.B505])" office:value-type="float" office:value="-0.728968627421412" calcext:value-type="float">
            <text:p>-0,728968627421412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505]+[.D504]*[.$D$1]" office:value-type="float" office:value="-12.0463281008721" calcext:value-type="float">
            <text:p>-12,0463281008721</text:p>
          </table:table-cell>
          <table:table-cell table:formula="of:=[.D505]*[.D505]" office:value-type="float" office:value="145.11402071386" calcext:value-type="float">
            <text:p>145,11402071386</text:p>
          </table:table-cell>
          <table:table-cell table:formula="of:=[.D505]-12.5" office:value-type="float" office:value="-24.5463281008721" calcext:value-type="float">
            <text:p>-24,5463281008721</text:p>
          </table:table-cell>
          <table:table-cell table:formula="of:=[.F505]*[.F505]" office:value-type="float" office:value="602.522223235662" calcext:value-type="float">
            <text:p>602,522223235662</text:p>
          </table:table-cell>
        </table:table-row>
        <table:table-row table:style-name="ro1">
          <table:table-cell table:formula="of:=SIN(2*PI()/[.$C$1]*[.B506])" office:value-type="float" office:value="-0.734322509435686" calcext:value-type="float">
            <text:p>-0,73432250943568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A506]+[.D505]*[.$D$1]" office:value-type="float" office:value="-12.660187329299" calcext:value-type="float">
            <text:p>-12,660187329299</text:p>
          </table:table-cell>
          <table:table-cell table:formula="of:=[.D506]*[.D506]" office:value-type="float" office:value="160.280343212944" calcext:value-type="float">
            <text:p>160,280343212944</text:p>
          </table:table-cell>
          <table:table-cell table:formula="of:=[.D506]-12.5" office:value-type="float" office:value="-25.160187329299" calcext:value-type="float">
            <text:p>-25,160187329299</text:p>
          </table:table-cell>
          <table:table-cell table:formula="of:=[.F506]*[.F506]" office:value-type="float" office:value="633.03502644542" calcext:value-type="float">
            <text:p>633,03502644542</text:p>
          </table:table-cell>
        </table:table-row>
        <table:table-row table:style-name="ro1">
          <table:table-cell table:formula="of:=SIN(2*PI()/[.$C$1]*[.B507])" office:value-type="float" office:value="-0.73963109497861" calcext:value-type="float">
            <text:p>-0,73963109497861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A507]+[.D506]*[.$D$1]" office:value-type="float" office:value="-13.2732165509847" calcext:value-type="float">
            <text:p>-13,2732165509847</text:p>
          </table:table-cell>
          <table:table-cell table:formula="of:=[.D507]*[.D507]" office:value-type="float" office:value="176.178277609333" calcext:value-type="float">
            <text:p>176,178277609333</text:p>
          </table:table-cell>
          <table:table-cell table:formula="of:=[.D507]-12.5" office:value-type="float" office:value="-25.7732165509847" calcext:value-type="float">
            <text:p>-25,7732165509847</text:p>
          </table:table-cell>
          <table:table-cell table:formula="of:=[.F507]*[.F507]" office:value-type="float" office:value="664.258691383949" calcext:value-type="float">
            <text:p>664,258691383949</text:p>
          </table:table-cell>
        </table:table-row>
        <table:table-row table:style-name="ro1">
          <table:table-cell table:formula="of:=SIN(2*PI()/[.$C$1]*[.B508])" office:value-type="float" office:value="-0.744894056591622" calcext:value-type="float">
            <text:p>-0,744894056591622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A508]+[.D507]*[.$D$1]" office:value-type="float" office:value="-13.8853784420664" calcext:value-type="float">
            <text:p>-13,8853784420664</text:p>
          </table:table-cell>
          <table:table-cell table:formula="of:=[.D508]*[.D508]" office:value-type="float" office:value="192.803734479403" calcext:value-type="float">
            <text:p>192,803734479403</text:p>
          </table:table-cell>
          <table:table-cell table:formula="of:=[.D508]-12.5" office:value-type="float" office:value="-26.3853784420664" calcext:value-type="float">
            <text:p>-26,3853784420664</text:p>
          </table:table-cell>
          <table:table-cell table:formula="of:=[.F508]*[.F508]" office:value-type="float" office:value="696.188195531064" calcext:value-type="float">
            <text:p>696,188195531064</text:p>
          </table:table-cell>
        </table:table-row>
        <table:table-row table:style-name="ro1">
          <table:table-cell table:formula="of:=SIN(2*PI()/[.$C$1]*[.B509])" office:value-type="float" office:value="-0.75011106963046" calcext:value-type="float">
            <text:p>-0,75011106963046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A509]+[.D508]*[.$D$1]" office:value-type="float" office:value="-14.4966357272762" calcext:value-type="float">
            <text:p>-14,4966357272762</text:p>
          </table:table-cell>
          <table:table-cell table:formula="of:=[.D509]*[.D509]" office:value-type="float" office:value="210.152447409341" calcext:value-type="float">
            <text:p>210,152447409341</text:p>
          </table:table-cell>
          <table:table-cell table:formula="of:=[.D509]-12.5" office:value-type="float" office:value="-26.9966357272762" calcext:value-type="float">
            <text:p>-26,9966357272762</text:p>
          </table:table-cell>
          <table:table-cell table:formula="of:=[.F509]*[.F509]" office:value-type="float" office:value="728.818340591247" calcext:value-type="float">
            <text:p>728,818340591247</text:p>
          </table:table-cell>
        </table:table-row>
        <table:table-row table:style-name="ro1">
          <table:table-cell table:formula="of:=SIN(2*PI()/[.$C$1]*[.B510])" office:value-type="float" office:value="-0.755281812285184" calcext:value-type="float">
            <text:p>-0,755281812285184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A510]+[.D509]*[.$D$1]" office:value-type="float" office:value="-15.1069511822886" calcext:value-type="float">
            <text:p>-15,1069511822886</text:p>
          </table:table-cell>
          <table:table-cell table:formula="of:=[.D510]*[.D510]" office:value-type="float" office:value="228.219974024052" calcext:value-type="float">
            <text:p>228,219974024052</text:p>
          </table:table-cell>
          <table:table-cell table:formula="of:=[.D510]-12.5" office:value-type="float" office:value="-27.6069511822886" calcext:value-type="float">
            <text:p>-27,6069511822886</text:p>
          </table:table-cell>
          <table:table-cell table:formula="of:=[.F510]*[.F510]" office:value-type="float" office:value="762.143753581269" calcext:value-type="float">
            <text:p>762,143753581269</text:p>
          </table:table-cell>
        </table:table-row>
        <table:table-row table:style-name="ro1">
          <table:table-cell table:formula="of:=SIN(2*PI()/[.$C$1]*[.B511])" office:value-type="float" office:value="-0.760405965600031" calcext:value-type="float">
            <text:p>-0,76040596560003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A511]+[.D510]*[.$D$1]" office:value-type="float" office:value="-15.7162876360658" calcext:value-type="float">
            <text:p>-15,7162876360658</text:p>
          </table:table-cell>
          <table:table-cell table:formula="of:=[.D511]*[.D511]" office:value-type="float" office:value="247.001697059554" calcext:value-type="float">
            <text:p>247,001697059554</text:p>
          </table:table-cell>
          <table:table-cell table:formula="of:=[.D511]-12.5" office:value-type="float" office:value="-28.2162876360658" calcext:value-type="float">
            <text:p>-28,2162876360658</text:p>
          </table:table-cell>
          <table:table-cell table:formula="of:=[.F511]*[.F511]" office:value-type="float" office:value="796.158887961199" calcext:value-type="float">
            <text:p>796,158887961199</text:p>
          </table:table-cell>
        </table:table-row>
        <table:table-row table:style-name="ro1">
          <table:table-cell table:formula="of:=SIN(2*PI()/[.$C$1]*[.B512])" office:value-type="float" office:value="-0.765483213493088" calcext:value-type="float">
            <text:p>-0,76548321349308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A512]+[.D511]*[.$D$1]" office:value-type="float" office:value="-16.3246079731982" calcext:value-type="float">
            <text:p>-16,3246079731982</text:p>
          </table:table-cell>
          <table:table-cell table:formula="of:=[.D512]*[.D512]" office:value-type="float" office:value="266.492825478607" calcext:value-type="float">
            <text:p>266,492825478607</text:p>
          </table:table-cell>
          <table:table-cell table:formula="of:=[.D512]-12.5" office:value-type="float" office:value="-28.8246079731982" calcext:value-type="float">
            <text:p>-28,8246079731982</text:p>
          </table:table-cell>
          <table:table-cell table:formula="of:=[.F512]*[.F512]" office:value-type="float" office:value="830.858024808562" calcext:value-type="float">
            <text:p>830,858024808562</text:p>
          </table:table-cell>
        </table:table-row>
        <table:table-row table:style-name="ro1">
          <table:table-cell table:formula="of:=SIN(2*PI()/[.$C$1]*[.B513])" office:value-type="float" office:value="-0.770513242775789" calcext:value-type="float">
            <text:p>-0,770513242775789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513]+[.D512]*[.$D$1]" office:value-type="float" office:value="-16.931875136242" calcext:value-type="float">
            <text:p>-16,931875136242</text:p>
          </table:table-cell>
          <table:table-cell table:formula="of:=[.D513]*[.D513]" office:value-type="float" office:value="286.688395629291" calcext:value-type="float">
            <text:p>286,688395629291</text:p>
          </table:table-cell>
          <table:table-cell table:formula="of:=[.D513]-12.5" office:value-type="float" office:value="-29.431875136242" calcext:value-type="float">
            <text:p>-29,431875136242</text:p>
          </table:table-cell>
          <table:table-cell table:formula="of:=[.F513]*[.F513]" office:value-type="float" office:value="866.235274035341" calcext:value-type="float">
            <text:p>866,235274035341</text:p>
          </table:table-cell>
        </table:table-row>
        <table:table-row table:style-name="ro1">
          <table:table-cell table:formula="of:=SIN(2*PI()/[.$C$1]*[.B514])" office:value-type="float" office:value="-0.775495743172235" calcext:value-type="float">
            <text:p>-0,775495743172235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A514]+[.D513]*[.$D$1]" office:value-type="float" office:value="-17.5380521280518" calcext:value-type="float">
            <text:p>-17,5380521280518</text:p>
          </table:table-cell>
          <table:table-cell table:formula="of:=[.D514]*[.D514]" office:value-type="float" office:value="307.583272446264" calcext:value-type="float">
            <text:p>307,583272446264</text:p>
          </table:table-cell>
          <table:table-cell table:formula="of:=[.D514]-12.5" office:value-type="float" office:value="-30.0380521280518" calcext:value-type="float">
            <text:p>-30,0380521280518</text:p>
          </table:table-cell>
          <table:table-cell table:formula="of:=[.F514]*[.F514]" office:value-type="float" office:value="902.28457564756" calcext:value-type="float">
            <text:p>902,28457564756</text:p>
          </table:table-cell>
        </table:table-row>
        <table:table-row table:style-name="ro1">
          <table:table-cell table:formula="of:=SIN(2*PI()/[.$C$1]*[.B515])" office:value-type="float" office:value="-0.78043040733833" calcext:value-type="float">
            <text:p>-0,78043040733833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A515]+[.D514]*[.$D$1]" office:value-type="float" office:value="-18.1431020141096" calcext:value-type="float">
            <text:p>-18,1431020141096</text:p>
          </table:table-cell>
          <table:table-cell table:formula="of:=[.D515]*[.D515]" office:value-type="float" office:value="329.17215069439" calcext:value-type="float">
            <text:p>329,17215069439</text:p>
          </table:table-cell>
          <table:table-cell table:formula="of:=[.D515]-12.5" office:value-type="float" office:value="-30.6431020141096" calcext:value-type="float">
            <text:p>-30,6431020141096</text:p>
          </table:table-cell>
          <table:table-cell table:formula="of:=[.F515]*[.F515]" office:value-type="float" office:value="938.999701047131" calcext:value-type="float">
            <text:p>938,999701047131</text:p>
          </table:table-cell>
        </table:table-row>
        <table:table-row table:style-name="ro1">
          <table:table-cell table:formula="of:=SIN(2*PI()/[.$C$1]*[.B516])" office:value-type="float" office:value="-0.785316930880745" calcext:value-type="float">
            <text:p>-0,785316930880745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A516]+[.D515]*[.$D$1]" office:value-type="float" office:value="-18.7469879248493" calcext:value-type="float">
            <text:p>-18,7469879248493</text:p>
          </table:table-cell>
          <table:table-cell table:formula="of:=[.D516]*[.D516]" office:value-type="float" office:value="351.449556254445" calcext:value-type="float">
            <text:p>351,449556254445</text:p>
          </table:table-cell>
          <table:table-cell table:formula="of:=[.D516]-12.5" office:value-type="float" office:value="-31.2469879248493" calcext:value-type="float">
            <text:p>-31,2469879248493</text:p>
          </table:table-cell>
          <table:table-cell table:formula="of:=[.F516]*[.F516]" office:value-type="float" office:value="976.374254375678" calcext:value-type="float">
            <text:p>976,374254375678</text:p>
          </table:table-cell>
        </table:table-row>
        <table:table-row table:style-name="ro1">
          <table:table-cell table:formula="of:=SIN(2*PI()/[.$C$1]*[.B517])" office:value-type="float" office:value="-0.79015501237569" calcext:value-type="float">
            <text:p>-0,79015501237569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A517]+[.D516]*[.$D$1]" office:value-type="float" office:value="-19.3496730579765" calcext:value-type="float">
            <text:p>-19,3496730579765</text:p>
          </table:table-cell>
          <table:table-cell table:formula="of:=[.D517]*[.D517]" office:value-type="float" office:value="374.409847450581" calcext:value-type="float">
            <text:p>374,409847450581</text:p>
          </table:table-cell>
          <table:table-cell table:formula="of:=[.D517]-12.5" office:value-type="float" office:value="-31.8496730579765" calcext:value-type="float">
            <text:p>-31,8496730579765</text:p>
          </table:table-cell>
          <table:table-cell table:formula="of:=[.F517]*[.F517]" office:value-type="float" office:value="1014.40167389999" calcext:value-type="float">
            <text:p>1014,40167389999</text:p>
          </table:table-cell>
        </table:table-row>
        <table:table-row table:style-name="ro1">
          <table:table-cell table:formula="of:=SIN(2*PI()/[.$C$1]*[.B518])" office:value-type="float" office:value="-0.79494435338751" calcext:value-type="float">
            <text:p>-0,79494435338751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A518]+[.D517]*[.$D$1]" office:value-type="float" office:value="-19.9511206807842" calcext:value-type="float">
            <text:p>-19,9511206807842</text:p>
          </table:table-cell>
          <table:table-cell table:formula="of:=[.D518]*[.D518]" office:value-type="float" office:value="398.047216419217" calcext:value-type="float">
            <text:p>398,047216419217</text:p>
          </table:table-cell>
          <table:table-cell table:formula="of:=[.D518]-12.5" office:value-type="float" office:value="-32.4511206807842" calcext:value-type="float">
            <text:p>-32,4511206807842</text:p>
          </table:table-cell>
          <table:table-cell table:formula="of:=[.F518]*[.F518]" office:value-type="float" office:value="1053.07523343882" calcext:value-type="float">
            <text:p>1053,07523343882</text:p>
          </table:table-cell>
        </table:table-row>
        <table:table-row table:style-name="ro1">
          <table:table-cell table:formula="of:=SIN(2*PI()/[.$C$1]*[.B519])" office:value-type="float" office:value="-0.79968465848709" calcext:value-type="float">
            <text:p>-0,7996846584870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519]+[.D518]*[.$D$1]" office:value-type="float" office:value="-20.5512941324635" calcext:value-type="float">
            <text:p>-20,5512941324635</text:p>
          </table:table-cell>
          <table:table-cell table:formula="of:=[.D519]*[.D519]" office:value-type="float" office:value="422.355690519028" calcext:value-type="float">
            <text:p>422,355690519028</text:p>
          </table:table-cell>
          <table:table-cell table:formula="of:=[.D519]-12.5" office:value-type="float" office:value="-33.0512941324635" calcext:value-type="float">
            <text:p>-33,0512941324635</text:p>
          </table:table-cell>
          <table:table-cell table:formula="of:=[.F519]*[.F519]" office:value-type="float" office:value="1092.38804383062" calcext:value-type="float">
            <text:p>1092,38804383062</text:p>
          </table:table-cell>
        </table:table-row>
        <table:table-row table:style-name="ro1">
          <table:table-cell table:formula="of:=SIN(2*PI()/[.$C$1]*[.B520])" office:value-type="float" office:value="-0.804375635270085" calcext:value-type="float">
            <text:p>-0,80437563527008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A520]+[.D519]*[.$D$1]" office:value-type="float" office:value="-21.1501568264089" calcext:value-type="float">
            <text:p>-21,1501568264089</text:p>
          </table:table-cell>
          <table:table-cell table:formula="of:=[.D520]*[.D520]" office:value-type="float" office:value="447.329133781693" calcext:value-type="float">
            <text:p>447,329133781693</text:p>
          </table:table-cell>
          <table:table-cell table:formula="of:=[.D520]-12.5" office:value-type="float" office:value="-33.6501568264089" calcext:value-type="float">
            <text:p>-33,6501568264089</text:p>
          </table:table-cell>
          <table:table-cell table:formula="of:=[.F520]*[.F520]" office:value-type="float" office:value="1132.33305444192" calcext:value-type="float">
            <text:p>1132,33305444192</text:p>
          </table:table-cell>
        </table:table-row>
        <table:table-row table:style-name="ro1">
          <table:table-cell table:formula="of:=SIN(2*PI()/[.$C$1]*[.B521])" office:value-type="float" office:value="-0.809016994374947" calcext:value-type="float">
            <text:p>-0,80901699437494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521]+[.D520]*[.$D$1]" office:value-type="float" office:value="-21.7476722525198" calcext:value-type="float">
            <text:p>-21,7476722525198</text:p>
          </table:table-cell>
          <table:table-cell table:formula="of:=[.D521]*[.D521]" office:value-type="float" office:value="472.96124840302" calcext:value-type="float">
            <text:p>472,96124840302</text:p>
          </table:table-cell>
          <table:table-cell table:formula="of:=[.D521]-12.5" office:value-type="float" office:value="-34.2476722525198" calcext:value-type="float">
            <text:p>-34,2476722525198</text:p>
          </table:table-cell>
          <table:table-cell table:formula="of:=[.F521]*[.F521]" office:value-type="float" office:value="1172.90305471601" calcext:value-type="float">
            <text:p>1172,90305471601</text:p>
          </table:table-cell>
        </table:table-row>
        <table:table-row table:style-name="ro1">
          <table:table-cell table:formula="of:=SIN(2*PI()/[.$C$1]*[.B522])" office:value-type="float" office:value="-0.813608449500787" calcext:value-type="float">
            <text:p>-0,813608449500787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A522]+[.D521]*[.$D$1]" office:value-type="float" office:value="-22.3438039794954" calcext:value-type="float">
            <text:p>-22,3438039794954</text:p>
          </table:table-cell>
          <table:table-cell table:formula="of:=[.D522]*[.D522]" office:value-type="float" office:value="499.245576274114" calcext:value-type="float">
            <text:p>499,245576274114</text:p>
          </table:table-cell>
          <table:table-cell table:formula="of:=[.D522]-12.5" office:value-type="float" office:value="-34.8438039794954" calcext:value-type="float">
            <text:p>-34,8438039794954</text:p>
          </table:table-cell>
          <table:table-cell table:formula="of:=[.F522]*[.F522]" office:value-type="float" office:value="1214.0906757615" calcext:value-type="float">
            <text:p>1214,0906757615</text:p>
          </table:table-cell>
        </table:table-row>
        <table:table-row table:style-name="ro1">
          <table:table-cell table:formula="of:=SIN(2*PI()/[.$C$1]*[.B523])" office:value-type="float" office:value="-0.818149717425024" calcext:value-type="float">
            <text:p>-0,818149717425024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A523]+[.D522]*[.$D$1]" office:value-type="float" office:value="-22.9385156571255" calcext:value-type="float">
            <text:p>-22,9385156571255</text:p>
          </table:table-cell>
          <table:table-cell table:formula="of:=[.D523]*[.D523]" office:value-type="float" office:value="526.17550055219" calcext:value-type="float">
            <text:p>526,17550055219</text:p>
          </table:table-cell>
          <table:table-cell table:formula="of:=[.D523]-12.5" office:value-type="float" office:value="-35.4385156571255" calcext:value-type="float">
            <text:p>-35,4385156571255</text:p>
          </table:table-cell>
          <table:table-cell table:formula="of:=[.F523]*[.F523]" office:value-type="float" office:value="1255.88839198033" calcext:value-type="float">
            <text:p>1255,88839198033</text:p>
          </table:table-cell>
        </table:table-row>
        <table:table-row table:style-name="ro1">
          <table:table-cell table:formula="of:=SIN(2*PI()/[.$C$1]*[.B524])" office:value-type="float" office:value="-0.82264051802086" calcext:value-type="float">
            <text:p>-0,82264051802086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A524]+[.D523]*[.$D$1]" office:value-type="float" office:value="-23.5317710185751" calcext:value-type="float">
            <text:p>-23,5317710185751</text:p>
          </table:table-cell>
          <table:table-cell table:formula="of:=[.D524]*[.D524]" office:value-type="float" office:value="553.744247270649" calcext:value-type="float">
            <text:p>553,744247270649</text:p>
          </table:table-cell>
          <table:table-cell table:formula="of:=[.D524]-12.5" office:value-type="float" office:value="-36.0317710185751" calcext:value-type="float">
            <text:p>-36,0317710185751</text:p>
          </table:table-cell>
          <table:table-cell table:formula="of:=[.F524]*[.F524]" office:value-type="float" office:value="1298.28852273503" calcext:value-type="float">
            <text:p>1298,28852273503</text:p>
          </table:table-cell>
        </table:table-row>
        <table:table-row table:style-name="ro1">
          <table:table-cell table:formula="of:=SIN(2*PI()/[.$C$1]*[.B525])" office:value-type="float" office:value="-0.827080574274562" calcext:value-type="float">
            <text:p>-0,827080574274562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A525]+[.D524]*[.$D$1]" office:value-type="float" office:value="-24.1235338826639" calcext:value-type="float">
            <text:p>-24,1235338826639</text:p>
          </table:table-cell>
          <table:table-cell table:formula="of:=[.D525]*[.D525]" office:value-type="float" office:value="581.944886988032" calcext:value-type="float">
            <text:p>581,944886988032</text:p>
          </table:table-cell>
          <table:table-cell table:formula="of:=[.D525]-12.5" office:value-type="float" office:value="-36.6235338826639" calcext:value-type="float">
            <text:p>-36,6235338826639</text:p>
          </table:table-cell>
          <table:table-cell table:formula="of:=[.F525]*[.F525]" office:value-type="float" office:value="1341.28323405463" calcext:value-type="float">
            <text:p>1341,28323405463</text:p>
          </table:table-cell>
        </table:table-row>
        <table:table-row table:style-name="ro1">
          <table:table-cell table:formula="of:=SIN(2*PI()/[.$C$1]*[.B526])" office:value-type="float" office:value="-0.831469612302545" calcext:value-type="float">
            <text:p>-0,831469612302545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A526]+[.D525]*[.$D$1]" office:value-type="float" office:value="-24.7137681561398" calcext:value-type="float">
            <text:p>-24,7137681561398</text:p>
          </table:table-cell>
          <table:table-cell table:formula="of:=[.D526]*[.D526]" office:value-type="float" office:value="610.770336475429" calcext:value-type="float">
            <text:p>610,770336475429</text:p>
          </table:table-cell>
          <table:table-cell table:formula="of:=[.D526]-12.5" office:value-type="float" office:value="-37.2137681561398" calcext:value-type="float">
            <text:p>-37,2137681561398</text:p>
          </table:table-cell>
          <table:table-cell table:formula="of:=[.F526]*[.F526]" office:value-type="float" office:value="1384.86454037892" calcext:value-type="float">
            <text:p>1384,86454037892</text:p>
          </table:table-cell>
        </table:table-row>
        <table:table-row table:style-name="ro1">
          <table:table-cell table:formula="of:=SIN(2*PI()/[.$C$1]*[.B527])" office:value-type="float" office:value="-0.83580736136827" calcext:value-type="float">
            <text:p>-0,83580736136827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A527]+[.D526]*[.$D$1]" office:value-type="float" office:value="-25.3024378359467" calcext:value-type="float">
            <text:p>-25,3024378359467</text:p>
          </table:table-cell>
          <table:table-cell table:formula="of:=[.D527]*[.D527]" office:value-type="float" office:value="640.213360441945" calcext:value-type="float">
            <text:p>640,213360441945</text:p>
          </table:table-cell>
          <table:table-cell table:formula="of:=[.D527]-12.5" office:value-type="float" office:value="-37.8024378359467" calcext:value-type="float">
            <text:p>-37,8024378359467</text:p>
          </table:table-cell>
          <table:table-cell table:formula="of:=[.F527]*[.F527]" office:value-type="float" office:value="1429.02430634061" calcext:value-type="float">
            <text:p>1429,02430634061</text:p>
          </table:table-cell>
        </table:table-row>
        <table:table-row table:style-name="ro1">
          <table:table-cell table:formula="of:=SIN(2*PI()/[.$C$1]*[.B528])" office:value-type="float" office:value="-0.840093553898942" calcext:value-type="float">
            <text:p>-0,840093553898942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A528]+[.D527]*[.$D$1]" office:value-type="float" office:value="-25.8895070114861" calcext:value-type="float">
            <text:p>-25,8895070114861</text:p>
          </table:table-cell>
          <table:table-cell table:formula="of:=[.D528]*[.D528]" office:value-type="float" office:value="670.26657329779" calcext:value-type="float">
            <text:p>670,26657329779</text:p>
          </table:table-cell>
          <table:table-cell table:formula="of:=[.D528]-12.5" office:value-type="float" office:value="-38.3895070114861" calcext:value-type="float">
            <text:p>-38,3895070114861</text:p>
          </table:table-cell>
          <table:table-cell table:formula="of:=[.F528]*[.F528]" office:value-type="float" office:value="1473.75424858494" calcext:value-type="float">
            <text:p>1473,75424858494</text:p>
          </table:table-cell>
        </table:table-row>
        <table:table-row table:style-name="ro1">
          <table:table-cell table:formula="of:=SIN(2*PI()/[.$C$1]*[.B529])" office:value-type="float" office:value="-0.844327925502015" calcext:value-type="float">
            <text:p>-0,84432792550201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529]+[.D528]*[.$D$1]" office:value-type="float" office:value="-26.4749398668733" calcext:value-type="float">
            <text:p>-26,4749398668733</text:p>
          </table:table-cell>
          <table:table-cell table:formula="of:=[.D529]*[.D529]" office:value-type="float" office:value="700.922440954556" calcext:value-type="float">
            <text:p>700,922440954556</text:p>
          </table:table-cell>
          <table:table-cell table:formula="of:=[.D529]-12.5" office:value-type="float" office:value="-38.9749398668733" calcext:value-type="float">
            <text:p>-38,9749398668733</text:p>
          </table:table-cell>
          <table:table-cell table:formula="of:=[.F529]*[.F529]" office:value-type="float" office:value="1519.04593762639" calcext:value-type="float">
            <text:p>1519,04593762639</text:p>
          </table:table-cell>
        </table:table-row>
        <table:table-row table:style-name="ro1">
          <table:table-cell table:formula="of:=SIN(2*PI()/[.$C$1]*[.B530])" office:value-type="float" office:value="-0.848510214981503" calcext:value-type="float">
            <text:p>-0,848510214981503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A530]+[.D529]*[.$D$1]" office:value-type="float" office:value="-27.0587006831861" calcext:value-type="float">
            <text:p>-27,0587006831861</text:p>
          </table:table-cell>
          <table:table-cell table:formula="of:=[.D530]*[.D530]" office:value-type="float" office:value="732.173282662253" calcext:value-type="float">
            <text:p>732,173282662253</text:p>
          </table:table-cell>
          <table:table-cell table:formula="of:=[.D530]-12.5" office:value-type="float" office:value="-39.5587006831861" calcext:value-type="float">
            <text:p>-39,5587006831861</text:p>
          </table:table-cell>
          <table:table-cell table:formula="of:=[.F530]*[.F530]" office:value-type="float" office:value="1564.8907997419" calcext:value-type="float">
            <text:p>1564,8907997419</text:p>
          </table:table-cell>
        </table:table-row>
        <table:table-row table:style-name="ro1">
          <table:table-cell table:formula="of:=SIN(2*PI()/[.$C$1]*[.B531])" office:value-type="float" office:value="-0.852640164354092" calcext:value-type="float">
            <text:p>-0,852640164354092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A531]+[.D530]*[.$D$1]" office:value-type="float" office:value="-27.6407538407083" calcext:value-type="float">
            <text:p>-27,6407538407083</text:p>
          </table:table-cell>
          <table:table-cell table:formula="of:=[.D531]*[.D531]" office:value-type="float" office:value="764.01127288263" calcext:value-type="float">
            <text:p>764,01127288263</text:p>
          </table:table-cell>
          <table:table-cell table:formula="of:=[.D531]-12.5" office:value-type="float" office:value="-40.1407538407083" calcext:value-type="float">
            <text:p>-40,1407538407083</text:p>
          </table:table-cell>
          <table:table-cell table:formula="of:=[.F531]*[.F531]" office:value-type="float" office:value="1611.28011890034" calcext:value-type="float">
            <text:p>1611,28011890034</text:p>
          </table:table-cell>
        </table:table-row>
        <table:table-row table:style-name="ro1">
          <table:table-cell table:formula="of:=SIN(2*PI()/[.$C$1]*[.B532])" office:value-type="float" office:value="-0.85671751886505" calcext:value-type="float">
            <text:p>-0,85671751886505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A532]+[.D531]*[.$D$1]" office:value-type="float" office:value="-28.2210638211663" calcext:value-type="float">
            <text:p>-28,2210638211663</text:p>
          </table:table-cell>
          <table:table-cell table:formula="of:=[.D532]*[.D532]" office:value-type="float" office:value="796.428443198339" calcext:value-type="float">
            <text:p>796,428443198339</text:p>
          </table:table-cell>
          <table:table-cell table:formula="of:=[.D532]-12.5" office:value-type="float" office:value="-40.7210638211663" calcext:value-type="float">
            <text:p>-40,7210638211663</text:p>
          </table:table-cell>
          <table:table-cell table:formula="of:=[.F532]*[.F532]" office:value-type="float" office:value="1658.2050387275" calcext:value-type="float">
            <text:p>1658,2050387275</text:p>
          </table:table-cell>
        </table:table-row>
        <table:table-row table:style-name="ro1">
          <table:table-cell table:formula="of:=SIN(2*PI()/[.$C$1]*[.B533])" office:value-type="float" office:value="-0.860742027003944" calcext:value-type="float">
            <text:p>-0,860742027003944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A533]+[.D532]*[.$D$1]" office:value-type="float" office:value="-28.7995952099585" calcext:value-type="float">
            <text:p>-28,7995952099585</text:p>
          </table:table-cell>
          <table:table-cell table:formula="of:=[.D533]*[.D533]" office:value-type="float" office:value="829.416684257467" calcext:value-type="float">
            <text:p>829,416684257467</text:p>
          </table:table-cell>
          <table:table-cell table:formula="of:=[.D533]-12.5" office:value-type="float" office:value="-41.2995952099585" calcext:value-type="float">
            <text:p>-41,2995952099585</text:p>
          </table:table-cell>
          <table:table-cell table:formula="of:=[.F533]*[.F533]" office:value-type="float" office:value="1705.65656450643" calcext:value-type="float">
            <text:p>1705,65656450643</text:p>
          </table:table-cell>
        </table:table-row>
        <table:table-row table:style-name="ro1">
          <table:table-cell table:formula="of:=SIN(2*PI()/[.$C$1]*[.B534])" office:value-type="float" office:value="-0.864713440520155" calcext:value-type="float">
            <text:p>-0,864713440520155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A534]+[.D533]*[.$D$1]" office:value-type="float" office:value="-29.3763126983791" calcext:value-type="float">
            <text:p>-29,3763126983791</text:p>
          </table:table-cell>
          <table:table-cell table:formula="of:=[.D534]*[.D534]" office:value-type="float" office:value="862.96774775295" calcext:value-type="float">
            <text:p>862,96774775295</text:p>
          </table:table-cell>
          <table:table-cell table:formula="of:=[.D534]-12.5" office:value-type="float" office:value="-41.8763126983791" calcext:value-type="float">
            <text:p>-41,8763126983791</text:p>
          </table:table-cell>
          <table:table-cell table:formula="of:=[.F534]*[.F534]" office:value-type="float" office:value="1753.62556521243" calcext:value-type="float">
            <text:p>1753,62556521243</text:p>
          </table:table-cell>
        </table:table-row>
        <table:table-row table:style-name="ro1">
          <table:table-cell table:formula="of:=SIN(2*PI()/[.$C$1]*[.B535])" office:value-type="float" office:value="-0.868631514438191" calcext:value-type="float">
            <text:p>-0,868631514438191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A535]+[.D534]*[.$D$1]" office:value-type="float" office:value="-29.9511810858335" calcext:value-type="float">
            <text:p>-29,9511810858335</text:p>
          </table:table-cell>
          <table:table-cell table:formula="of:=[.D535]*[.D535]" office:value-type="float" office:value="897.073248436391" calcext:value-type="float">
            <text:p>897,073248436391</text:p>
          </table:table-cell>
          <table:table-cell table:formula="of:=[.D535]-12.5" office:value-type="float" office:value="-42.4511810858335" calcext:value-type="float">
            <text:p>-42,4511810858335</text:p>
          </table:table-cell>
          <table:table-cell table:formula="of:=[.F535]*[.F535]" office:value-type="float" office:value="1802.10277558223" calcext:value-type="float">
            <text:p>1802,10277558223</text:p>
          </table:table-cell>
        </table:table-row>
        <table:table-row table:style-name="ro1">
          <table:table-cell table:formula="of:=SIN(2*PI()/[.$C$1]*[.B536])" office:value-type="float" office:value="-0.872496007072797" calcext:value-type="float">
            <text:p>-0,872496007072797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A536]+[.D535]*[.$D$1]" office:value-type="float" office:value="-30.524165282048" calcext:value-type="float">
            <text:p>-30,524165282048</text:p>
          </table:table-cell>
          <table:table-cell table:formula="of:=[.D536]*[.D536]" office:value-type="float" office:value="931.724666165783" calcext:value-type="float">
            <text:p>931,724666165783</text:p>
          </table:table-cell>
          <table:table-cell table:formula="of:=[.D536]-12.5" office:value-type="float" office:value="-43.024165282048" calcext:value-type="float">
            <text:p>-43,024165282048</text:p>
          </table:table-cell>
          <table:table-cell table:formula="of:=[.F536]*[.F536]" office:value-type="float" office:value="1851.07879821698" calcext:value-type="float">
            <text:p>1851,07879821698</text:p>
          </table:table-cell>
        </table:table-row>
        <table:table-row table:style-name="ro1">
          <table:table-cell table:formula="of:=SIN(2*PI()/[.$C$1]*[.B537])" office:value-type="float" office:value="-0.876306680043864" calcext:value-type="float">
            <text:p>-0,87630668004386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537]+[.D536]*[.$D$1]" office:value-type="float" office:value="-31.0952303092714" calcext:value-type="float">
            <text:p>-31,0952303092714</text:p>
          </table:table-cell>
          <table:table-cell table:formula="of:=[.D537]*[.D537]" office:value-type="float" office:value="966.913347986628" calcext:value-type="float">
            <text:p>966,913347986628</text:p>
          </table:table-cell>
          <table:table-cell table:formula="of:=[.D537]-12.5" office:value-type="float" office:value="-43.5952303092714" calcext:value-type="float">
            <text:p>-43,5952303092714</text:p>
          </table:table-cell>
          <table:table-cell table:formula="of:=[.F537]*[.F537]" office:value-type="float" office:value="1900.54410571841" calcext:value-type="float">
            <text:p>1900,54410571841</text:p>
          </table:table-cell>
        </table:table-row>
        <table:table-row table:style-name="ro1">
          <table:table-cell table:formula="of:=SIN(2*PI()/[.$C$1]*[.B538])" office:value-type="float" office:value="-0.880063298291132" calcext:value-type="float">
            <text:p>-0,880063298291132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A538]+[.D537]*[.$D$1]" office:value-type="float" office:value="-31.6643413044698" calcext:value-type="float">
            <text:p>-31,6643413044698</text:p>
          </table:table-cell>
          <table:table-cell table:formula="of:=[.D538]*[.D538]" office:value-type="float" office:value="1002.63051024595" calcext:value-type="float">
            <text:p>1002,63051024595</text:p>
          </table:table-cell>
          <table:table-cell table:formula="of:=[.D538]-12.5" office:value-type="float" office:value="-44.1643413044698" calcext:value-type="float">
            <text:p>-44,1643413044698</text:p>
          </table:table-cell>
          <table:table-cell table:formula="of:=[.F538]*[.F538]" office:value-type="float" office:value="1950.48904285769" calcext:value-type="float">
            <text:p>1950,48904285769</text:p>
          </table:table-cell>
        </table:table-row>
        <table:table-row table:style-name="ro1">
          <table:table-cell table:formula="of:=SIN(2*PI()/[.$C$1]*[.B539])" office:value-type="float" office:value="-0.883765630088693" calcext:value-type="float">
            <text:p>-0,883765630088693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A539]+[.D538]*[.$D$1]" office:value-type="float" office:value="-32.2314635215138" calcext:value-type="float">
            <text:p>-32,2314635215138</text:p>
          </table:table-cell>
          <table:table-cell table:formula="of:=[.D539]*[.D539]" office:value-type="float" office:value="1038.86724073867" calcext:value-type="float">
            <text:p>1038,86724073867</text:p>
          </table:table-cell>
          <table:table-cell table:formula="of:=[.D539]-12.5" office:value-type="float" office:value="-44.7314635215138" calcext:value-type="float">
            <text:p>-44,7314635215138</text:p>
          </table:table-cell>
          <table:table-cell table:formula="of:=[.F539]*[.F539]" office:value-type="float" office:value="2000.90382877652" calcext:value-type="float">
            <text:p>2000,90382877652</text:p>
          </table:table-cell>
        </table:table-row>
        <table:table-row table:style-name="ro1">
          <table:table-cell table:formula="of:=SIN(2*PI()/[.$C$1]*[.B540])" office:value-type="float" office:value="-0.887413447059283" calcext:value-type="float">
            <text:p>-0,887413447059283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A540]+[.D539]*[.$D$1]" office:value-type="float" office:value="-32.7965623333579" calcext:value-type="float">
            <text:p>-32,7965623333579</text:p>
          </table:table-cell>
          <table:table-cell table:formula="of:=[.D540]*[.D540]" office:value-type="float" office:value="1075.61450088583" calcext:value-type="float">
            <text:p>1075,61450088583</text:p>
          </table:table-cell>
          <table:table-cell table:formula="of:=[.D540]-12.5" office:value-type="float" office:value="-45.2965623333579" calcext:value-type="float">
            <text:p>-45,2965623333579</text:p>
          </table:table-cell>
          <table:table-cell table:formula="of:=[.F540]*[.F540]" office:value-type="float" office:value="2051.77855921978" calcext:value-type="float">
            <text:p>2051,77855921978</text:p>
          </table:table-cell>
        </table:table-row>
        <table:table-row table:style-name="ro1">
          <table:table-cell table:formula="of:=SIN(2*PI()/[.$C$1]*[.B541])" office:value-type="float" office:value="-0.891006524188368" calcext:value-type="float">
            <text:p>-0,891006524188368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A541]+[.D540]*[.$D$1]" office:value-type="float" office:value="-33.3596032342127" calcext:value-type="float">
            <text:p>-33,3596032342127</text:p>
          </table:table-cell>
          <table:table-cell table:formula="of:=[.D541]*[.D541]" office:value-type="float" office:value="1112.86312794409" calcext:value-type="float">
            <text:p>1112,86312794409</text:p>
          </table:table-cell>
          <table:table-cell table:formula="of:=[.D541]-12.5" office:value-type="float" office:value="-45.8596032342127" calcext:value-type="float">
            <text:p>-45,8596032342127</text:p>
          </table:table-cell>
          <table:table-cell table:formula="of:=[.F541]*[.F541]" office:value-type="float" office:value="2103.10320879941" calcext:value-type="float">
            <text:p>2103,10320879941</text:p>
          </table:table-cell>
        </table:table-row>
        <table:table-row table:style-name="ro1">
          <table:table-cell table:formula="of:=SIN(2*PI()/[.$C$1]*[.B542])" office:value-type="float" office:value="-0.894544639838025" calcext:value-type="float">
            <text:p>-0,894544639838025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A542]+[.D541]*[.$D$1]" office:value-type="float" office:value="-33.9205518417086" calcext:value-type="float">
            <text:p>-33,9205518417086</text:p>
          </table:table-cell>
          <table:table-cell table:formula="of:=[.D542]*[.D542]" office:value-type="float" office:value="1150.60383724604" calcext:value-type="float">
            <text:p>1150,60383724604</text:p>
          </table:table-cell>
          <table:table-cell table:formula="of:=[.D542]-12.5" office:value-type="float" office:value="-46.4205518417086" calcext:value-type="float">
            <text:p>-46,4205518417086</text:p>
          </table:table-cell>
          <table:table-cell table:formula="of:=[.F542]*[.F542]" office:value-type="float" office:value="2154.86763328876" calcext:value-type="float">
            <text:p>2154,86763328876</text:p>
          </table:table-cell>
        </table:table-row>
        <table:table-row table:style-name="ro1">
          <table:table-cell table:formula="of:=SIN(2*PI()/[.$C$1]*[.B543])" office:value-type="float" office:value="-0.898027575760616" calcext:value-type="float">
            <text:p>-0,898027575760616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A543]+[.D542]*[.$D$1]" office:value-type="float" office:value="-34.4793738990521" calcext:value-type="float">
            <text:p>-34,4793738990521</text:p>
          </table:table-cell>
          <table:table-cell table:formula="of:=[.D543]*[.D543]" office:value-type="float" office:value="1188.82722447064" calcext:value-type="float">
            <text:p>1188,82722447064</text:p>
          </table:table-cell>
          <table:table-cell table:formula="of:=[.D543]-12.5" office:value-type="float" office:value="-46.9793738990521" calcext:value-type="float">
            <text:p>-46,9793738990521</text:p>
          </table:table-cell>
          <table:table-cell table:formula="of:=[.F543]*[.F543]" office:value-type="float" office:value="2207.06157194694" calcext:value-type="float">
            <text:p>2207,06157194694</text:p>
          </table:table-cell>
        </table:table-row>
        <table:table-row table:style-name="ro1">
          <table:table-cell table:formula="of:=SIN(2*PI()/[.$C$1]*[.B544])" office:value-type="float" office:value="-0.901455117112246" calcext:value-type="float">
            <text:p>-0,901455117112246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A544]+[.D543]*[.$D$1]" office:value-type="float" office:value="-35.0360352771739" calcext:value-type="float">
            <text:p>-35,0360352771739</text:p>
          </table:table-cell>
          <table:table-cell table:formula="of:=[.D544]*[.D544]" office:value-type="float" office:value="1227.52376794337" calcext:value-type="float">
            <text:p>1227,52376794337</text:p>
          </table:table-cell>
          <table:table-cell table:formula="of:=[.D544]-12.5" office:value-type="float" office:value="-47.5360352771739" calcext:value-type="float">
            <text:p>-47,5360352771739</text:p>
          </table:table-cell>
          <table:table-cell table:formula="of:=[.F544]*[.F544]" office:value-type="float" office:value="2259.67464987272" calcext:value-type="float">
            <text:p>2259,67464987272</text:p>
          </table:table-cell>
        </table:table-row>
        <table:table-row table:style-name="ro1">
          <table:table-cell table:formula="of:=SIN(2*PI()/[.$C$1]*[.B545])" office:value-type="float" office:value="-0.90482705246602" calcext:value-type="float">
            <text:p>-0,90482705246602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545]+[.D544]*[.$D$1]" office:value-type="float" office:value="-35.5905019768681" calcext:value-type="float">
            <text:p>-35,5905019768681</text:p>
          </table:table-cell>
          <table:table-cell table:formula="of:=[.D545]*[.D545]" office:value-type="float" office:value="1266.68383096545" calcext:value-type="float">
            <text:p>1266,68383096545</text:p>
          </table:table-cell>
          <table:table-cell table:formula="of:=[.D545]-12.5" office:value-type="float" office:value="-48.0905019768681" calcext:value-type="float">
            <text:p>-48,0905019768681</text:p>
          </table:table-cell>
          <table:table-cell table:formula="of:=[.F545]*[.F545]" office:value-type="float" office:value="2312.69638038716" calcext:value-type="float">
            <text:p>2312,69638038716</text:p>
          </table:table-cell>
        </table:table-row>
        <table:table-row table:style-name="ro1">
          <table:table-cell table:formula="of:=SIN(2*PI()/[.$C$1]*[.B546])" office:value-type="float" office:value="-0.908143173825081" calcext:value-type="float">
            <text:p>-0,90814317382508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A546]+[.D545]*[.$D$1]" office:value-type="float" office:value="-36.1427401309245" calcext:value-type="float">
            <text:p>-36,1427401309245</text:p>
          </table:table-cell>
          <table:table-cell table:formula="of:=[.D546]*[.D546]" office:value-type="float" office:value="1306.29766417154" calcext:value-type="float">
            <text:p>1306,29766417154</text:p>
          </table:table-cell>
          <table:table-cell table:formula="of:=[.D546]-12.5" office:value-type="float" office:value="-48.6427401309245" calcext:value-type="float">
            <text:p>-48,6427401309245</text:p>
          </table:table-cell>
          <table:table-cell table:formula="of:=[.F546]*[.F546]" office:value-type="float" office:value="2366.11616744466" calcext:value-type="float">
            <text:p>2366,11616744466</text:p>
          </table:table-cell>
        </table:table-row>
        <table:table-row table:style-name="ro1">
          <table:table-cell table:formula="of:=SIN(2*PI()/[.$C$1]*[.B547])" office:value-type="float" office:value="-0.911403276635445" calcext:value-type="float">
            <text:p>-0,911403276635445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A547]+[.D546]*[.$D$1]" office:value-type="float" office:value="-36.6927160062507" calcext:value-type="float">
            <text:p>-36,6927160062507</text:p>
          </table:table-cell>
          <table:table-cell table:formula="of:=[.D547]*[.D547]" office:value-type="float" office:value="1346.35540791537" calcext:value-type="float">
            <text:p>1346,35540791537</text:p>
          </table:table-cell>
          <table:table-cell table:formula="of:=[.D547]-12.5" office:value-type="float" office:value="-49.1927160062507" calcext:value-type="float">
            <text:p>-49,1927160062507</text:p>
          </table:table-cell>
          <table:table-cell table:formula="of:=[.F547]*[.F547]" office:value-type="float" office:value="2419.92330807164" calcext:value-type="float">
            <text:p>2419,92330807164</text:p>
          </table:table-cell>
        </table:table-row>
        <table:table-row table:style-name="ro1">
          <table:table-cell table:formula="of:=SIN(2*PI()/[.$C$1]*[.B548])" office:value-type="float" office:value="-0.914607159798613" calcext:value-type="float">
            <text:p>-0,914607159798613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A548]+[.D547]*[.$D$1]" office:value-type="float" office:value="-37.2403960059868" calcext:value-type="float">
            <text:p>-37,2403960059868</text:p>
          </table:table-cell>
          <table:table-cell table:formula="of:=[.D548]*[.D548]" office:value-type="float" office:value="1386.84709468272" calcext:value-type="float">
            <text:p>1386,84709468272</text:p>
          </table:table-cell>
          <table:table-cell table:formula="of:=[.D548]-12.5" office:value-type="float" office:value="-49.7403960059868" calcext:value-type="float">
            <text:p>-49,7403960059868</text:p>
          </table:table-cell>
          <table:table-cell table:formula="of:=[.F548]*[.F548]" office:value-type="float" office:value="2474.10699483239" calcext:value-type="float">
            <text:p>2474,10699483239</text:p>
          </table:table-cell>
        </table:table-row>
        <table:table-row table:style-name="ro1">
          <table:table-cell table:formula="of:=SIN(2*PI()/[.$C$1]*[.B549])" office:value-type="float" office:value="-0.917754625683981" calcext:value-type="float">
            <text:p>-0,91775462568398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A549]+[.D548]*[.$D$1]" office:value-type="float" office:value="-37.785746671611" calcext:value-type="float">
            <text:p>-37,785746671611</text:p>
          </table:table-cell>
          <table:table-cell table:formula="of:=[.D549]*[.D549]" office:value-type="float" office:value="1427.76265153116" calcext:value-type="float">
            <text:p>1427,76265153116</text:p>
          </table:table-cell>
          <table:table-cell table:formula="of:=[.D549]-12.5" office:value-type="float" office:value="-50.285746671611" calcext:value-type="float">
            <text:p>-50,285746671611</text:p>
          </table:table-cell>
          <table:table-cell table:formula="of:=[.F549]*[.F549]" office:value-type="float" office:value="2528.65631832143" calcext:value-type="float">
            <text:p>2528,65631832143</text:p>
          </table:table-cell>
        </table:table-row>
        <table:table-row table:style-name="ro1">
          <table:table-cell table:formula="of:=SIN(2*PI()/[.$C$1]*[.B550])" office:value-type="float" office:value="-0.920845480141026" calcext:value-type="float">
            <text:p>-0,920845480141026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A550]+[.D549]*[.$D$1]" office:value-type="float" office:value="-38.3287346850359" calcext:value-type="float">
            <text:p>-38,3287346850359</text:p>
          </table:table-cell>
          <table:table-cell table:formula="of:=[.D550]*[.D550]" office:value-type="float" office:value="1469.09190255587" calcext:value-type="float">
            <text:p>1469,09190255587</text:p>
          </table:table-cell>
          <table:table-cell table:formula="of:=[.D550]-12.5" office:value-type="float" office:value="-50.8287346850359" calcext:value-type="float">
            <text:p>-50,8287346850359</text:p>
          </table:table-cell>
          <table:table-cell table:formula="of:=[.F550]*[.F550]" office:value-type="float" office:value="2583.56026968177" calcext:value-type="float">
            <text:p>2583,56026968177</text:p>
          </table:table-cell>
        </table:table-row>
        <table:table-row table:style-name="ro1">
          <table:table-cell table:formula="of:=SIN(2*PI()/[.$C$1]*[.B551])" office:value-type="float" office:value="-0.923879532511287" calcext:value-type="float">
            <text:p>-0,923879532511287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A551]+[.D550]*[.$D$1]" office:value-type="float" office:value="-38.8693268706968" calcext:value-type="float">
            <text:p>-38,8693268706968</text:p>
          </table:table-cell>
          <table:table-cell table:formula="of:=[.D551]*[.D551]" office:value-type="float" office:value="1510.82457138107" calcext:value-type="float">
            <text:p>1510,82457138107</text:p>
          </table:table-cell>
          <table:table-cell table:formula="of:=[.D551]-12.5" office:value-type="float" office:value="-51.3693268706968" calcext:value-type="float">
            <text:p>-51,3693268706968</text:p>
          </table:table-cell>
          <table:table-cell table:formula="of:=[.F551]*[.F551]" office:value-type="float" office:value="2638.80774314849" calcext:value-type="float">
            <text:p>2638,80774314849</text:p>
          </table:table-cell>
        </table:table-row>
        <table:table-row table:style-name="ro1">
          <table:table-cell table:formula="of:=SIN(2*PI()/[.$C$1]*[.B552])" office:value-type="float" office:value="-0.926856595640121" calcext:value-type="float">
            <text:p>-0,92685659564012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A552]+[.D551]*[.$D$1]" office:value-type="float" office:value="-39.4074901976299" calcext:value-type="float">
            <text:p>-39,4074901976299</text:p>
          </table:table-cell>
          <table:table-cell table:formula="of:=[.D552]*[.D552]" office:value-type="float" office:value="1552.9502836763" calcext:value-type="float">
            <text:p>1552,9502836763</text:p>
          </table:table-cell>
          <table:table-cell table:formula="of:=[.D552]-12.5" office:value-type="float" office:value="-51.90749019763" calcext:value-type="float">
            <text:p>-51,90749019763</text:p>
          </table:table-cell>
          <table:table-cell table:formula="of:=[.F552]*[.F552]" office:value-type="float" office:value="2694.38753861705" calcext:value-type="float">
            <text:p>2694,38753861705</text:p>
          </table:table-cell>
        </table:table-row>
        <table:table-row table:style-name="ro1">
          <table:table-cell table:formula="of:=SIN(2*PI()/[.$C$1]*[.B553])" office:value-type="float" office:value="-0.929776485888251" calcext:value-type="float">
            <text:p>-0,929776485888251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553]+[.D552]*[.$D$1]" office:value-type="float" office:value="-39.9431917815419" calcext:value-type="float">
            <text:p>-39,9431917815419</text:p>
          </table:table-cell>
          <table:table-cell table:formula="of:=[.D553]*[.D553]" office:value-type="float" office:value="1595.45856969704" calcext:value-type="float">
            <text:p>1595,45856969704</text:p>
          </table:table-cell>
          <table:table-cell table:formula="of:=[.D553]-12.5" office:value-type="float" office:value="-52.4431917815419" calcext:value-type="float">
            <text:p>-52,4431917815419</text:p>
          </table:table-cell>
          <table:table-cell table:formula="of:=[.F553]*[.F553]" office:value-type="float" office:value="2750.28836423558" calcext:value-type="float">
            <text:p>2750,28836423558</text:p>
          </table:table-cell>
        </table:table-row>
        <table:table-row table:style-name="ro1">
          <table:table-cell table:formula="of:=SIN(2*PI()/[.$C$1]*[.B554])" office:value-type="float" office:value="-0.932639023143094" calcext:value-type="float">
            <text:p>-0,932639023143094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A554]+[.D553]*[.$D$1]" office:value-type="float" office:value="-40.4763988868696" calcext:value-type="float">
            <text:p>-40,4763988868696</text:p>
          </table:table-cell>
          <table:table-cell table:formula="of:=[.D554]*[.D554]" office:value-type="float" office:value="1638.33886684898" calcext:value-type="float">
            <text:p>1638,33886684898</text:p>
          </table:table-cell>
          <table:table-cell table:formula="of:=[.D554]-12.5" office:value-type="float" office:value="-52.9763988868696" calcext:value-type="float">
            <text:p>-52,9763988868696</text:p>
          </table:table-cell>
          <table:table-cell table:formula="of:=[.F554]*[.F554]" office:value-type="float" office:value="2806.49883902072" calcext:value-type="float">
            <text:p>2806,49883902072</text:p>
          </table:table-cell>
        </table:table-row>
        <table:table-row table:style-name="ro1">
          <table:table-cell table:formula="of:=SIN(2*PI()/[.$C$1]*[.B555])" office:value-type="float" office:value="-0.935444030829867" calcext:value-type="float">
            <text:p>-0,935444030829867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A555]+[.D554]*[.$D$1]" office:value-type="float" office:value="-41.0070789288308" calcext:value-type="float">
            <text:p>-41,0070789288308</text:p>
          </table:table-cell>
          <table:table-cell table:formula="of:=[.D555]*[.D555]" office:value-type="float" office:value="1681.58052227536" calcext:value-type="float">
            <text:p>1681,58052227536</text:p>
          </table:table-cell>
          <table:table-cell table:formula="of:=[.D555]-12.5" office:value-type="float" office:value="-53.5070789288308" calcext:value-type="float">
            <text:p>-53,5070789288308</text:p>
          </table:table-cell>
          <table:table-cell table:formula="of:=[.F555]*[.F555]" office:value-type="float" office:value="2863.00749549612" calcext:value-type="float">
            <text:p>2863,00749549612</text:p>
          </table:table-cell>
        </table:table-row>
        <table:table-row table:style-name="ro1">
          <table:table-cell table:formula="of:=SIN(2*PI()/[.$C$1]*[.B556])" office:value-type="float" office:value="-0.938191335922484" calcext:value-type="float">
            <text:p>-0,938191335922484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A556]+[.D555]*[.$D$1]" office:value-type="float" office:value="-41.5351994754649" calcext:value-type="float">
            <text:p>-41,5351994754649</text:p>
          </table:table-cell>
          <table:table-cell table:formula="of:=[.D556]*[.D556]" office:value-type="float" office:value="1725.17279546666" calcext:value-type="float">
            <text:p>1725,17279546666</text:p>
          </table:table-cell>
          <table:table-cell table:formula="of:=[.D556]-12.5" office:value-type="float" office:value="-54.0351994754649" calcext:value-type="float">
            <text:p>-54,0351994754649</text:p>
          </table:table-cell>
          <table:table-cell table:formula="of:=[.F556]*[.F556]" office:value-type="float" office:value="2919.80278235329" calcext:value-type="float">
            <text:p>2919,80278235329</text:p>
          </table:table-cell>
        </table:table-row>
        <table:table-row table:style-name="ro1">
          <table:table-cell table:formula="of:=SIN(2*PI()/[.$C$1]*[.B557])" office:value-type="float" office:value="-0.940880768954225" calcext:value-type="float">
            <text:p>-0,940880768954225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A557]+[.D556]*[.$D$1]" office:value-type="float" office:value="-42.0607282496645" calcext:value-type="float">
            <text:p>-42,0607282496645</text:p>
          </table:table-cell>
          <table:table-cell table:formula="of:=[.D557]*[.D557]" office:value-type="float" office:value="1769.10486089213" calcext:value-type="float">
            <text:p>1769,10486089213</text:p>
          </table:table-cell>
          <table:table-cell table:formula="of:=[.D557]-12.5" office:value-type="float" office:value="-54.5607282496645" calcext:value-type="float">
            <text:p>-54,5607282496645</text:p>
          </table:table-cell>
          <table:table-cell table:formula="of:=[.F557]*[.F557]" office:value-type="float" office:value="2976.87306713374" calcext:value-type="float">
            <text:p>2976,87306713374</text:p>
          </table:table-cell>
        </table:table-row>
        <table:table-row table:style-name="ro1">
          <table:table-cell table:formula="of:=SIN(2*PI()/[.$C$1]*[.B558])" office:value-type="float" office:value="-0.943512164028194" calcext:value-type="float">
            <text:p>-0,94351216402819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A558]+[.D557]*[.$D$1]" office:value-type="float" office:value="-42.583633131196" calcext:value-type="float">
            <text:p>-42,583633131196</text:p>
          </table:table-cell>
          <table:table-cell table:formula="of:=[.D558]*[.D558]" office:value-type="float" office:value="1813.3658106523" calcext:value-type="float">
            <text:p>1813,3658106523</text:p>
          </table:table-cell>
          <table:table-cell table:formula="of:=[.D558]-12.5" office:value-type="float" office:value="-55.083633131196" calcext:value-type="float">
            <text:p>-55,083633131196</text:p>
          </table:table-cell>
          <table:table-cell table:formula="of:=[.F558]*[.F558]" office:value-type="float" office:value="3034.2066389322" calcext:value-type="float">
            <text:p>3034,2066389322</text:p>
          </table:table-cell>
        </table:table-row>
        <table:table-row table:style-name="ro1">
          <table:table-cell table:formula="of:=SIN(2*PI()/[.$C$1]*[.B559])" office:value-type="float" office:value="-0.946085358827545" calcext:value-type="float">
            <text:p>-0,94608535882754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A559]+[.D558]*[.$D$1]" office:value-type="float" office:value="-43.1038821587116" calcext:value-type="float">
            <text:p>-43,1038821587116</text:p>
          </table:table-cell>
          <table:table-cell table:formula="of:=[.D559]*[.D559]" office:value-type="float" office:value="1857.9446571521" calcext:value-type="float">
            <text:p>1857,9446571521</text:p>
          </table:table-cell>
          <table:table-cell table:formula="of:=[.D559]-12.5" office:value-type="float" office:value="-55.6038821587116" calcext:value-type="float">
            <text:p>-55,6038821587116</text:p>
          </table:table-cell>
          <table:table-cell table:formula="of:=[.F559]*[.F559]" office:value-type="float" office:value="3091.79171111989" calcext:value-type="float">
            <text:p>3091,79171111989</text:p>
          </table:table-cell>
        </table:table-row>
        <table:table-row table:style-name="ro1">
          <table:table-cell table:formula="of:=SIN(2*PI()/[.$C$1]*[.B560])" office:value-type="float" office:value="-0.948600194625505" calcext:value-type="float">
            <text:p>-0,948600194625505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A560]+[.D559]*[.$D$1]" office:value-type="float" office:value="-43.62144353175" calcext:value-type="float">
            <text:p>-43,62144353175</text:p>
          </table:table-cell>
          <table:table-cell table:formula="of:=[.D560]*[.D560]" office:value-type="float" office:value="1902.83033579366" calcext:value-type="float">
            <text:p>1902,83033579366</text:p>
          </table:table-cell>
          <table:table-cell table:formula="of:=[.D560]-12.5" office:value-type="float" office:value="-56.12144353175" calcext:value-type="float">
            <text:p>-56,12144353175</text:p>
          </table:table-cell>
          <table:table-cell table:formula="of:=[.F560]*[.F560]" office:value-type="float" office:value="3149.61642408741" calcext:value-type="float">
            <text:p>3149,61642408741</text:p>
          </table:table-cell>
        </table:table-row>
        <table:table-row table:style-name="ro1">
          <table:table-cell table:formula="of:=SIN(2*PI()/[.$C$1]*[.B561])" office:value-type="float" office:value="-0.951056516295153" calcext:value-type="float">
            <text:p>-0,95105651629515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561]+[.D560]*[.$D$1]" office:value-type="float" office:value="-44.1362856127277" calcext:value-type="float">
            <text:p>-44,1362856127277</text:p>
          </table:table-cell>
          <table:table-cell table:formula="of:=[.D561]*[.D561]" office:value-type="float" office:value="1948.01170768827" calcext:value-type="float">
            <text:p>1948,01170768827</text:p>
          </table:table-cell>
          <table:table-cell table:formula="of:=[.D561]-12.5" office:value-type="float" office:value="-56.6362856127277" calcext:value-type="float">
            <text:p>-56,6362856127277</text:p>
          </table:table-cell>
          <table:table-cell table:formula="of:=[.F561]*[.F561]" office:value-type="float" office:value="3207.66884800646" calcext:value-type="float">
            <text:p>3207,66884800646</text:p>
          </table:table-cell>
        </table:table-row>
        <table:table-row table:style-name="ro1">
          <table:table-cell table:formula="of:=SIN(2*PI()/[.$C$1]*[.B562])" office:value-type="float" office:value="-0.953454172319001" calcext:value-type="float">
            <text:p>-0,95345417231900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A562]+[.D561]*[.$D$1]" office:value-type="float" office:value="-44.6483769289194" calcext:value-type="float">
            <text:p>-44,6483769289194</text:p>
          </table:table-cell>
          <table:table-cell table:formula="of:=[.D562]*[.D562]" office:value-type="float" office:value="1993.47756238686" calcext:value-type="float">
            <text:p>1993,47756238686</text:p>
          </table:table-cell>
          <table:table-cell table:formula="of:=[.D562]-12.5" office:value-type="float" office:value="-57.1483769289194" calcext:value-type="float">
            <text:p>-57,1483769289194</text:p>
          </table:table-cell>
          <table:table-cell table:formula="of:=[.F562]*[.F562]" office:value-type="float" office:value="3265.93698560985" calcext:value-type="float">
            <text:p>3265,93698560985</text:p>
          </table:table-cell>
        </table:table-row>
        <table:table-row table:style-name="ro1">
          <table:table-cell table:formula="of:=SIN(2*PI()/[.$C$1]*[.B563])" office:value-type="float" office:value="-0.95579301479833" calcext:value-type="float">
            <text:p>-0,9557930147983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A563]+[.D562]*[.$D$1]" office:value-type="float" office:value="-45.1576861744285" calcext:value-type="float">
            <text:p>-45,1576861744285</text:p>
          </table:table-cell>
          <table:table-cell table:formula="of:=[.D563]*[.D563]" office:value-type="float" office:value="2039.21662062817" calcext:value-type="float">
            <text:p>2039,21662062817</text:p>
          </table:table-cell>
          <table:table-cell table:formula="of:=[.D563]-12.5" office:value-type="float" office:value="-57.6576861744285" calcext:value-type="float">
            <text:p>-57,6576861744285</text:p>
          </table:table-cell>
          <table:table-cell table:formula="of:=[.F563]*[.F563]" office:value-type="float" office:value="3324.40877498889" calcext:value-type="float">
            <text:p>3324,40877498889</text:p>
          </table:table-cell>
        </table:table-row>
        <table:table-row table:style-name="ro1">
          <table:table-cell table:formula="of:=SIN(2*PI()/[.$C$1]*[.B564])" office:value-type="float" office:value="-0.958072899462319" calcext:value-type="float">
            <text:p>-0,958072899462319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A564]+[.D563]*[.$D$1]" office:value-type="float" office:value="-45.6641822121466" calcext:value-type="float">
            <text:p>-45,6641822121466</text:p>
          </table:table-cell>
          <table:table-cell table:formula="of:=[.D564]*[.D564]" office:value-type="float" office:value="2085.21753710412" calcext:value-type="float">
            <text:p>2085,21753710412</text:p>
          </table:table-cell>
          <table:table-cell table:formula="of:=[.D564]-12.5" office:value-type="float" office:value="-58.1641822121466" calcext:value-type="float">
            <text:p>-58,1641822121466</text:p>
          </table:table-cell>
          <table:table-cell table:formula="of:=[.F564]*[.F564]" office:value-type="float" office:value="3383.07209240779" calcext:value-type="float">
            <text:p>3383,07209240779</text:p>
          </table:table-cell>
        </table:table-row>
        <table:table-row table:style-name="ro1">
          <table:table-cell table:formula="of:=SIN(2*PI()/[.$C$1]*[.B565])" office:value-type="float" office:value="-0.960293685676943" calcext:value-type="float">
            <text:p>-0,960293685676943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A565]+[.D564]*[.$D$1]" office:value-type="float" office:value="-46.167834075702" calcext:value-type="float">
            <text:p>-46,167834075702</text:p>
          </table:table-cell>
          <table:table-cell table:formula="of:=[.D565]*[.D565]" office:value-type="float" office:value="2131.46890324155" calcext:value-type="float">
            <text:p>2131,46890324155</text:p>
          </table:table-cell>
          <table:table-cell table:formula="of:=[.D565]-12.5" office:value-type="float" office:value="-58.667834075702" calcext:value-type="float">
            <text:p>-58,667834075702</text:p>
          </table:table-cell>
          <table:table-cell table:formula="of:=[.F565]*[.F565]" office:value-type="float" office:value="3441.9147551341" calcext:value-type="float">
            <text:p>3441,9147551341</text:p>
          </table:table-cell>
        </table:table-row>
        <table:table-row table:style-name="ro1">
          <table:table-cell table:formula="of:=SIN(2*PI()/[.$C$1]*[.B566])" office:value-type="float" office:value="-0.962455236453647" calcext:value-type="float">
            <text:p>-0,962455236453647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A566]+[.D565]*[.$D$1]" office:value-type="float" office:value="-46.6686109713987" calcext:value-type="float">
            <text:p>-46,6686109713987</text:p>
          </table:table-cell>
          <table:table-cell table:formula="of:=[.D566]*[.D566]" office:value-type="float" office:value="2177.95924999975" calcext:value-type="float">
            <text:p>2177,95924999975</text:p>
          </table:table-cell>
          <table:table-cell table:formula="of:=[.D566]-12.5" office:value-type="float" office:value="-59.1686109713987" calcext:value-type="float">
            <text:p>-59,1686109713987</text:p>
          </table:table-cell>
          <table:table-cell table:formula="of:=[.F566]*[.F566]" office:value-type="float" office:value="3500.92452428472" calcext:value-type="float">
            <text:p>3500,92452428472</text:p>
          </table:table-cell>
        </table:table-row>
        <table:table-row table:style-name="ro1">
          <table:table-cell table:formula="of:=SIN(2*PI()/[.$C$1]*[.B567])" office:value-type="float" office:value="-0.964557418457798" calcext:value-type="float">
            <text:p>-0,964557418457798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A567]+[.D566]*[.$D$1]" office:value-type="float" office:value="-47.1664822801425" calcext:value-type="float">
            <text:p>-47,1664822801425</text:p>
          </table:table-cell>
          <table:table-cell table:formula="of:=[.D567]*[.D567]" office:value-type="float" office:value="2224.67705068299" calcext:value-type="float">
            <text:p>2224,67705068299</text:p>
          </table:table-cell>
          <table:table-cell table:formula="of:=[.D567]-12.5" office:value-type="float" office:value="-59.6664822801425" calcext:value-type="float">
            <text:p>-59,6664822801425</text:p>
          </table:table-cell>
          <table:table-cell table:formula="of:=[.F567]*[.F567]" office:value-type="float" office:value="3560.08910768656" calcext:value-type="float">
            <text:p>3560,08910768656</text:p>
          </table:table-cell>
        </table:table-row>
        <table:table-row table:style-name="ro1">
          <table:table-cell table:formula="of:=SIN(2*PI()/[.$C$1]*[.B568])" office:value-type="float" office:value="-0.966600102016907" calcext:value-type="float">
            <text:p>-0,966600102016907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A568]+[.D567]*[.$D$1]" office:value-type="float" office:value="-47.661417559358" calcext:value-type="float">
            <text:p>-47,661417559358</text:p>
          </table:table-cell>
          <table:table-cell table:formula="of:=[.D568]*[.D568]" office:value-type="float" office:value="2271.61072376748" calcext:value-type="float">
            <text:p>2271,61072376748</text:p>
          </table:table-cell>
          <table:table-cell table:formula="of:=[.D568]-12.5" office:value-type="float" office:value="-60.161417559358" calcext:value-type="float">
            <text:p>-60,161417559358</text:p>
          </table:table-cell>
          <table:table-cell table:formula="of:=[.F568]*[.F568]" office:value-type="float" office:value="3619.39616275142" calcext:value-type="float">
            <text:p>3619,39616275142</text:p>
          </table:table-cell>
        </table:table-row>
        <table:table-row table:style-name="ro1">
          <table:table-cell table:formula="of:=SIN(2*PI()/[.$C$1]*[.B569])" office:value-type="float" office:value="-0.968583161128631" calcext:value-type="float">
            <text:p>-0,96858316112863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569]+[.D568]*[.$D$1]" office:value-type="float" office:value="-48.153386544893" calcext:value-type="float">
            <text:p>-48,153386544893</text:p>
          </table:table-cell>
          <table:table-cell table:formula="of:=[.D569]*[.D569]" office:value-type="float" office:value="2318.74863574188" calcext:value-type="float">
            <text:p>2318,74863574188</text:p>
          </table:table-cell>
          <table:table-cell table:formula="of:=[.D569]-12.5" office:value-type="float" office:value="-60.653386544893" calcext:value-type="float">
            <text:p>-60,653386544893</text:p>
          </table:table-cell>
          <table:table-cell table:formula="of:=[.F569]*[.F569]" office:value-type="float" office:value="3678.83329936421" calcext:value-type="float">
            <text:p>3678,83329936421</text:p>
          </table:table-cell>
        </table:table-row>
        <table:table-row table:style-name="ro1">
          <table:table-cell table:formula="of:=SIN(2*PI()/[.$C$1]*[.B570])" office:value-type="float" office:value="-0.970506473468542" calcext:value-type="float">
            <text:p>-0,970506473468542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A570]+[.D569]*[.$D$1]" office:value-type="float" office:value="-48.6423591529126" calcext:value-type="float">
            <text:p>-48,6423591529126</text:p>
          </table:table-cell>
          <table:table-cell table:formula="of:=[.D570]*[.D570]" office:value-type="float" office:value="2366.07910396094" calcext:value-type="float">
            <text:p>2366,07910396094</text:p>
          </table:table-cell>
          <table:table-cell table:formula="of:=[.D570]-12.5" office:value-type="float" office:value="-61.1423591529126" calcext:value-type="float">
            <text:p>-61,1423591529126</text:p>
          </table:table-cell>
          <table:table-cell table:formula="of:=[.F570]*[.F570]" office:value-type="float" office:value="3738.38808278376" calcext:value-type="float">
            <text:p>3738,38808278376</text:p>
          </table:table-cell>
        </table:table-row>
        <table:table-row table:style-name="ro1">
          <table:table-cell table:formula="of:=SIN(2*PI()/[.$C$1]*[.B571])" office:value-type="float" office:value="-0.972369920397677" calcext:value-type="float">
            <text:p>-0,972369920397677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A571]+[.D570]*[.$D$1]" office:value-type="float" office:value="-49.1283054817812" calcext:value-type="float">
            <text:p>-49,1283054817812</text:p>
          </table:table-cell>
          <table:table-cell table:formula="of:=[.D571]*[.D571]" office:value-type="float" office:value="2413.59039951121" calcext:value-type="float">
            <text:p>2413,59039951121</text:p>
          </table:table-cell>
          <table:table-cell table:formula="of:=[.D571]-12.5" office:value-type="float" office:value="-61.6283054817812" calcext:value-type="float">
            <text:p>-61,6283054817812</text:p>
          </table:table-cell>
          <table:table-cell table:formula="of:=[.F571]*[.F571]" office:value-type="float" office:value="3798.04803655574" calcext:value-type="float">
            <text:p>3798,04803655574</text:p>
          </table:table-cell>
        </table:table-row>
        <table:table-row table:style-name="ro1">
          <table:table-cell table:formula="of:=SIN(2*PI()/[.$C$1]*[.B572])" office:value-type="float" office:value="-0.974173386969849" calcext:value-type="float">
            <text:p>-0,97417338696984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A572]+[.D571]*[.$D$1]" office:value-type="float" office:value="-49.6111958139332" calcext:value-type="float">
            <text:p>-49,6111958139332</text:p>
          </table:table-cell>
          <table:table-cell table:formula="of:=[.D572]*[.D572]" office:value-type="float" office:value="2461.27075008842" calcext:value-type="float">
            <text:p>2461,27075008842</text:p>
          </table:table-cell>
          <table:table-cell table:formula="of:=[.D572]-12.5" office:value-type="float" office:value="-62.1111958139332" calcext:value-type="float">
            <text:p>-62,1111958139332</text:p>
          </table:table-cell>
          <table:table-cell table:formula="of:=[.F572]*[.F572]" office:value-type="float" office:value="3857.80064543675" calcext:value-type="float">
            <text:p>3857,80064543675</text:p>
          </table:table-cell>
        </table:table-row>
        <table:table-row table:style-name="ro1">
          <table:table-cell table:formula="of:=SIN(2*PI()/[.$C$1]*[.B573])" office:value-type="float" office:value="-0.975916761938747" calcext:value-type="float">
            <text:p>-0,975916761938747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A573]+[.D572]*[.$D$1]" office:value-type="float" office:value="-50.0910006177326" calcext:value-type="float">
            <text:p>-50,0910006177326</text:p>
          </table:table-cell>
          <table:table-cell table:formula="of:=[.D573]*[.D573]" office:value-type="float" office:value="2509.10834288569" calcext:value-type="float">
            <text:p>2509,10834288569</text:p>
          </table:table-cell>
          <table:table-cell table:formula="of:=[.D573]-12.5" office:value-type="float" office:value="-62.5910006177326" calcext:value-type="float">
            <text:p>-62,5910006177326</text:p>
          </table:table-cell>
          <table:table-cell table:formula="of:=[.F573]*[.F573]" office:value-type="float" office:value="3917.63335832901" calcext:value-type="float">
            <text:p>3917,63335832901</text:p>
          </table:table-cell>
        </table:table-row>
        <table:table-row table:style-name="ro1">
          <table:table-cell table:formula="of:=SIN(2*PI()/[.$C$1]*[.B574])" office:value-type="float" office:value="-0.977599937764791" calcext:value-type="float">
            <text:p>-0,97759993776479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A574]+[.D573]*[.$D$1]" office:value-type="float" office:value="-50.5676905493201" calcext:value-type="float">
            <text:p>-50,5676905493201</text:p>
          </table:table-cell>
          <table:table-cell table:formula="of:=[.D574]*[.D574]" office:value-type="float" office:value="2557.0913274918" calcext:value-type="float">
            <text:p>2557,0913274918</text:p>
          </table:table-cell>
          <table:table-cell table:formula="of:=[.D574]-12.5" office:value-type="float" office:value="-63.0676905493201" calcext:value-type="float">
            <text:p>-63,0676905493201</text:p>
          </table:table-cell>
          <table:table-cell table:formula="of:=[.F574]*[.F574]" office:value-type="float" office:value="3977.5335912248" calcext:value-type="float">
            <text:p>3977,5335912248</text:p>
          </table:table-cell>
        </table:table-row>
        <table:table-row table:style-name="ro1">
          <table:table-cell table:formula="of:=SIN(2*PI()/[.$C$1]*[.B575])" office:value-type="float" office:value="-0.979222810621766" calcext:value-type="float">
            <text:p>-0,979222810621766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A575]+[.D574]*[.$D$1]" office:value-type="float" office:value="-51.0412364544487" calcext:value-type="float">
            <text:p>-51,0412364544487</text:p>
          </table:table-cell>
          <table:table-cell table:formula="of:=[.D575]*[.D575]" office:value-type="float" office:value="2605.20781879894" calcext:value-type="float">
            <text:p>2605,20781879894</text:p>
          </table:table-cell>
          <table:table-cell table:formula="of:=[.D575]-12.5" office:value-type="float" office:value="-63.5412364544487" calcext:value-type="float">
            <text:p>-63,5412364544487</text:p>
          </table:table-cell>
          <table:table-cell table:formula="of:=[.F575]*[.F575]" office:value-type="float" office:value="4037.48873016015" calcext:value-type="float">
            <text:p>4037,48873016015</text:p>
          </table:table-cell>
        </table:table-row>
        <table:table-row table:style-name="ro1">
          <table:table-cell table:formula="of:=SIN(2*PI()/[.$C$1]*[.B576])" office:value-type="float" office:value="-0.98078528040323" calcext:value-type="float">
            <text:p>-0,98078528040323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A576]+[.D575]*[.$D$1]" office:value-type="float" office:value="-51.5116093703074" calcext:value-type="float">
            <text:p>-51,5116093703074</text:p>
          </table:table-cell>
          <table:table-cell table:formula="of:=[.D576]*[.D576]" office:value-type="float" office:value="2653.44589991914" calcext:value-type="float">
            <text:p>2653,44589991914</text:p>
          </table:table-cell>
          <table:table-cell table:formula="of:=[.D576]-12.5" office:value-type="float" office:value="-64.0116093703074" calcext:value-type="float">
            <text:p>-64,0116093703074</text:p>
          </table:table-cell>
          <table:table-cell table:formula="of:=[.F576]*[.F576]" office:value-type="float" office:value="4097.48613417683" calcext:value-type="float">
            <text:p>4097,48613417683</text:p>
          </table:table-cell>
        </table:table-row>
        <table:table-row table:style-name="ro1">
          <table:table-cell table:formula="of:=SIN(2*PI()/[.$C$1]*[.B577])" office:value-type="float" office:value="-0.982287250728689" calcext:value-type="float">
            <text:p>-0,982287250728689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577]+[.D576]*[.$D$1]" office:value-type="float" office:value="-51.978780527333" calcext:value-type="float">
            <text:p>-51,978780527333</text:p>
          </table:table-cell>
          <table:table-cell table:formula="of:=[.D577]*[.D577]" office:value-type="float" office:value="2701.79362510865" calcext:value-type="float">
            <text:p>2701,79362510865</text:p>
          </table:table-cell>
          <table:table-cell table:formula="of:=[.D577]-12.5" office:value-type="float" office:value="-64.478780527333" calcext:value-type="float">
            <text:p>-64,478780527333</text:p>
          </table:table-cell>
          <table:table-cell table:formula="of:=[.F577]*[.F577]" office:value-type="float" office:value="4157.51313829198" calcext:value-type="float">
            <text:p>4157,51313829198</text:p>
          </table:table-cell>
        </table:table-row>
        <table:table-row table:style-name="ro1">
          <table:table-cell table:formula="of:=SIN(2*PI()/[.$C$1]*[.B578])" office:value-type="float" office:value="-0.983728628949536" calcext:value-type="float">
            <text:p>-0,98372862894953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A578]+[.D577]*[.$D$1]" office:value-type="float" office:value="-52.4427213510092" calcext:value-type="float">
            <text:p>-52,4427213510092</text:p>
          </table:table-cell>
          <table:table-cell table:formula="of:=[.D578]*[.D578]" office:value-type="float" office:value="2750.2390226996" calcext:value-type="float">
            <text:p>2750,2390226996</text:p>
          </table:table-cell>
          <table:table-cell table:formula="of:=[.D578]-12.5" office:value-type="float" office:value="-64.9427213510092" calcext:value-type="float">
            <text:p>-64,9427213510092</text:p>
          </table:table-cell>
          <table:table-cell table:formula="of:=[.F578]*[.F578]" office:value-type="float" office:value="4217.55705647483" calcext:value-type="float">
            <text:p>4217,55705647483</text:p>
          </table:table-cell>
        </table:table-row>
        <table:table-row table:style-name="ro1">
          <table:table-cell table:formula="of:=SIN(2*PI()/[.$C$1]*[.B579])" office:value-type="float" office:value="-0.985109326154774" calcext:value-type="float">
            <text:p>-0,985109326154774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A579]+[.D578]*[.$D$1]" office:value-type="float" office:value="-52.9034034636539" calcext:value-type="float">
            <text:p>-52,9034034636539</text:p>
          </table:table-cell>
          <table:table-cell table:formula="of:=[.D579]*[.D579]" office:value-type="float" office:value="2798.77009803815" calcext:value-type="float">
            <text:p>2798,77009803815</text:p>
          </table:table-cell>
          <table:table-cell table:formula="of:=[.D579]-12.5" office:value-type="float" office:value="-65.4034034636539" calcext:value-type="float">
            <text:p>-65,4034034636539</text:p>
          </table:table-cell>
          <table:table-cell table:formula="of:=[.F579]*[.F579]" office:value-type="float" office:value="4277.6051846295" calcext:value-type="float">
            <text:p>4277,6051846295</text:p>
          </table:table-cell>
        </table:table-row>
        <table:table-row table:style-name="ro1">
          <table:table-cell table:formula="of:=SIN(2*PI()/[.$C$1]*[.B580])" office:value-type="float" office:value="-0.986429257176495" calcext:value-type="float">
            <text:p>-0,986429257176495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A580]+[.D579]*[.$D$1]" office:value-type="float" office:value="-53.3607986861939" calcext:value-type="float">
            <text:p>-53,3607986861939</text:p>
          </table:table-cell>
          <table:table-cell table:formula="of:=[.D580]*[.D580]" office:value-type="float" office:value="2847.37483642851" calcext:value-type="float">
            <text:p>2847,37483642851</text:p>
          </table:table-cell>
          <table:table-cell table:formula="of:=[.D580]-12.5" office:value-type="float" office:value="-65.8607986861939" calcext:value-type="float">
            <text:p>-65,8607986861939</text:p>
          </table:table-cell>
          <table:table-cell table:formula="of:=[.F580]*[.F580]" office:value-type="float" office:value="4337.64480358335" calcext:value-type="float">
            <text:p>4337,64480358335</text:p>
          </table:table-cell>
        </table:table-row>
        <table:table-row table:style-name="ro1">
          <table:table-cell table:formula="of:=SIN(2*PI()/[.$C$1]*[.B581])" office:value-type="float" office:value="-0.987688340595138" calcext:value-type="float">
            <text:p>-0,98768834059513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A581]+[.D580]*[.$D$1]" office:value-type="float" office:value="-53.8148790399271" calcext:value-type="float">
            <text:p>-53,8148790399271</text:p>
          </table:table-cell>
          <table:table-cell table:formula="of:=[.D581]*[.D581]" office:value-type="float" office:value="2896.04120608198" calcext:value-type="float">
            <text:p>2896,04120608198</text:p>
          </table:table-cell>
          <table:table-cell table:formula="of:=[.D581]-12.5" office:value-type="float" office:value="-66.3148790399271" calcext:value-type="float">
            <text:p>-66,3148790399271</text:p>
          </table:table-cell>
          <table:table-cell table:formula="of:=[.F581]*[.F581]" office:value-type="float" office:value="4397.66318208016" calcext:value-type="float">
            <text:p>4397,66318208016</text:p>
          </table:table-cell>
        </table:table-row>
        <table:table-row table:style-name="ro1">
          <table:table-cell table:formula="of:=SIN(2*PI()/[.$C$1]*[.B582])" office:value-type="float" office:value="-0.988886498744505" calcext:value-type="float">
            <text:p>-0,988886498744505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A582]+[.D581]*[.$D$1]" office:value-type="float" office:value="-54.2656167482723" calcext:value-type="float">
            <text:p>-54,2656167482723</text:p>
          </table:table-cell>
          <table:table-cell table:formula="of:=[.D582]*[.D582]" office:value-type="float" office:value="2944.75716107037" calcext:value-type="float">
            <text:p>2944,75716107037</text:p>
          </table:table-cell>
          <table:table-cell table:formula="of:=[.D582]-12.5" office:value-type="float" office:value="-66.7656167482723" calcext:value-type="float">
            <text:p>-66,7656167482723</text:p>
          </table:table-cell>
          <table:table-cell table:formula="of:=[.F582]*[.F582]" office:value-type="float" office:value="4457.64757977718" calcext:value-type="float">
            <text:p>4457,64757977718</text:p>
          </table:table-cell>
        </table:table-row>
        <table:table-row table:style-name="ro1">
          <table:table-cell table:formula="of:=SIN(2*PI()/[.$C$1]*[.B583])" office:value-type="float" office:value="-0.990023657716558" calcext:value-type="float">
            <text:p>-0,990023657716558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A583]+[.D582]*[.$D$1]" office:value-type="float" office:value="-54.7129842385061" calcext:value-type="float">
            <text:p>-54,7129842385061</text:p>
          </table:table-cell>
          <table:table-cell table:formula="of:=[.D583]*[.D583]" office:value-type="float" office:value="2993.51064428302" calcext:value-type="float">
            <text:p>2993,51064428302</text:p>
          </table:table-cell>
          <table:table-cell table:formula="of:=[.D583]-12.5" office:value-type="float" office:value="-67.2129842385061" calcext:value-type="float">
            <text:p>-67,2129842385061</text:p>
          </table:table-cell>
          <table:table-cell table:formula="of:=[.F583]*[.F583]" office:value-type="float" office:value="4517.58525024567" calcext:value-type="float">
            <text:p>4517,58525024567</text:p>
          </table:table-cell>
        </table:table-row>
        <table:table-row table:style-name="ro1">
          <table:table-cell table:formula="of:=SIN(2*PI()/[.$C$1]*[.B584])" office:value-type="float" office:value="-0.991099747365975" calcext:value-type="float">
            <text:p>-0,99109974736597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A584]+[.D583]*[.$D$1]" office:value-type="float" office:value="-55.156954143487" calcext:value-type="float">
            <text:p>-55,156954143487</text:p>
          </table:table-cell>
          <table:table-cell table:formula="of:=[.D584]*[.D584]" office:value-type="float" office:value="3042.28959038673" calcext:value-type="float">
            <text:p>3042,28959038673</text:p>
          </table:table-cell>
          <table:table-cell table:formula="of:=[.D584]-12.5" office:value-type="float" office:value="-67.656954143487" calcext:value-type="float">
            <text:p>-67,656954143487</text:p>
          </table:table-cell>
          <table:table-cell table:formula="of:=[.F584]*[.F584]" office:value-type="float" office:value="4577.46344397391" calcext:value-type="float">
            <text:p>4577,46344397391</text:p>
          </table:table-cell>
        </table:table-row>
        <table:table-row table:style-name="ro1">
          <table:table-cell table:formula="of:=SIN(2*PI()/[.$C$1]*[.B585])" office:value-type="float" office:value="-0.992114701314478" calcext:value-type="float">
            <text:p>-0,992114701314478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585]+[.D584]*[.$D$1]" office:value-type="float" office:value="-55.5974993033666" calcext:value-type="float">
            <text:p>-55,5974993033666</text:p>
          </table:table-cell>
          <table:table-cell table:formula="of:=[.D585]*[.D585]" office:value-type="float" office:value="3091.08192878785" calcext:value-type="float">
            <text:p>3091,08192878785</text:p>
          </table:table-cell>
          <table:table-cell table:formula="of:=[.D585]-12.5" office:value-type="float" office:value="-68.0974993033666" calcext:value-type="float">
            <text:p>-68,0974993033666</text:p>
          </table:table-cell>
          <table:table-cell table:formula="of:=[.F585]*[.F585]" office:value-type="float" office:value="4637.26941137202" calcext:value-type="float">
            <text:p>4637,26941137202</text:p>
          </table:table-cell>
        </table:table-row>
        <table:table-row table:style-name="ro1">
          <table:table-cell table:formula="of:=SIN(2*PI()/[.$C$1]*[.B586])" office:value-type="float" office:value="-0.993068456954926" calcext:value-type="float">
            <text:p>-0,99306845695492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A586]+[.D585]*[.$D$1]" office:value-type="float" office:value="-56.0345927672879" calcext:value-type="float">
            <text:p>-56,0345927672879</text:p>
          </table:table-cell>
          <table:table-cell table:formula="of:=[.D586]*[.D586]" office:value-type="float" office:value="3139.87558659579" calcext:value-type="float">
            <text:p>3139,87558659579</text:p>
          </table:table-cell>
          <table:table-cell table:formula="of:=[.D586]-12.5" office:value-type="float" office:value="-68.5345927672879" calcext:value-type="float">
            <text:p>-68,5345927672879</text:p>
          </table:table-cell>
          <table:table-cell table:formula="of:=[.F586]*[.F586]" office:value-type="float" office:value="4696.99040577799" calcext:value-type="float">
            <text:p>4696,99040577799</text:p>
          </table:table-cell>
        </table:table-row>
        <table:table-row table:style-name="ro1">
          <table:table-cell table:formula="of:=SIN(2*PI()/[.$C$1]*[.B587])" office:value-type="float" office:value="-0.99396095545518" calcext:value-type="float">
            <text:p>-0,99396095545518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A587]+[.D586]*[.$D$1]" office:value-type="float" office:value="-56.4682077950702" calcext:value-type="float">
            <text:p>-56,4682077950702</text:p>
          </table:table-cell>
          <table:table-cell table:formula="of:=[.D587]*[.D587]" office:value-type="float" office:value="3188.65849158723" calcext:value-type="float">
            <text:p>3188,65849158723</text:p>
          </table:table-cell>
          <table:table-cell table:formula="of:=[.D587]-12.5" office:value-type="float" office:value="-68.9682077950702" calcext:value-type="float">
            <text:p>-68,9682077950702</text:p>
          </table:table-cell>
          <table:table-cell table:formula="of:=[.F587]*[.F587]" office:value-type="float" office:value="4756.61368646398" calcext:value-type="float">
            <text:p>4756,61368646398</text:p>
          </table:table-cell>
        </table:table-row>
        <table:table-row table:style-name="ro1">
          <table:table-cell table:formula="of:=SIN(2*PI()/[.$C$1]*[.B588])" office:value-type="float" office:value="-0.994792141761726" calcext:value-type="float">
            <text:p>-0,994792141761726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A588]+[.D587]*[.$D$1]" office:value-type="float" office:value="-56.8983178588812" calcext:value-type="float">
            <text:p>-56,8983178588812</text:p>
          </table:table-cell>
          <table:table-cell table:formula="of:=[.D588]*[.D588]" office:value-type="float" office:value="3237.41857517028" calcext:value-type="float">
            <text:p>3237,41857517028</text:p>
          </table:table-cell>
          <table:table-cell table:formula="of:=[.D588]-12.5" office:value-type="float" office:value="-69.3983178588812" calcext:value-type="float">
            <text:p>-69,3983178588812</text:p>
          </table:table-cell>
          <table:table-cell table:formula="of:=[.F588]*[.F588]" office:value-type="float" office:value="4816.12652164231" calcext:value-type="float">
            <text:p>4816,12652164231</text:p>
          </table:table-cell>
        </table:table-row>
        <table:table-row table:style-name="ro1">
          <table:table-cell table:formula="of:=SIN(2*PI()/[.$C$1]*[.B589])" office:value-type="float" office:value="-0.99556196460308" calcext:value-type="float">
            <text:p>-0,99556196460308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A589]+[.D588]*[.$D$1]" office:value-type="float" office:value="-57.3248966448955" calcext:value-type="float">
            <text:p>-57,3248966448955</text:p>
          </table:table-cell>
          <table:table-cell table:formula="of:=[.D589]*[.D589]" office:value-type="float" office:value="3286.14377534795" calcext:value-type="float">
            <text:p>3286,14377534795</text:p>
          </table:table-cell>
          <table:table-cell table:formula="of:=[.D589]-12.5" office:value-type="float" office:value="-69.8248966448955" calcext:value-type="float">
            <text:p>-69,8248966448955</text:p>
          </table:table-cell>
          <table:table-cell table:formula="of:=[.F589]*[.F589]" office:value-type="float" office:value="4875.51619147034" calcext:value-type="float">
            <text:p>4875,51619147034</text:p>
          </table:table-cell>
        </table:table-row>
        <table:table-row table:style-name="ro1">
          <table:table-cell table:formula="of:=SIN(2*PI()/[.$C$1]*[.B590])" office:value-type="float" office:value="-0.996270376492941" calcext:value-type="float">
            <text:p>-0,996270376492941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A590]+[.D589]*[.$D$1]" office:value-type="float" office:value="-57.7479180549395" calcext:value-type="float">
            <text:p>-57,7479180549395</text:p>
          </table:table-cell>
          <table:table-cell table:formula="of:=[.D590]*[.D590]" office:value-type="float" office:value="3334.82203968" calcext:value-type="float">
            <text:p>3334,82203968</text:p>
          </table:table-cell>
          <table:table-cell table:formula="of:=[.D590]-12.5" office:value-type="float" office:value="-70.2479180549395" calcext:value-type="float">
            <text:p>-70,2479180549395</text:p>
          </table:table-cell>
          <table:table-cell table:formula="of:=[.F590]*[.F590]" office:value-type="float" office:value="4934.76999105349" calcext:value-type="float">
            <text:p>4934,76999105349</text:p>
          </table:table-cell>
        </table:table-row>
        <table:table-row table:style-name="ro1">
          <table:table-cell table:formula="of:=SIN(2*PI()/[.$C$1]*[.B591])" office:value-type="float" office:value="-0.996917333733128" calcext:value-type="float">
            <text:p>-0,996917333733128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A591]+[.D590]*[.$D$1]" office:value-type="float" office:value="-58.1673562081232" calcext:value-type="float">
            <text:p>-58,1673562081232</text:p>
          </table:table-cell>
          <table:table-cell table:formula="of:=[.D591]*[.D591]" office:value-type="float" office:value="3383.44132824269" calcext:value-type="float">
            <text:p>3383,44132824269</text:p>
          </table:table-cell>
          <table:table-cell table:formula="of:=[.D591]-12.5" office:value-type="float" office:value="-70.6673562081232" calcext:value-type="float">
            <text:p>-70,6673562081232</text:p>
          </table:table-cell>
          <table:table-cell table:formula="of:=[.F591]*[.F591]" office:value-type="float" office:value="4993.87523344577" calcext:value-type="float">
            <text:p>4993,87523344577</text:p>
          </table:table-cell>
        </table:table-row>
        <table:table-row table:style-name="ro1">
          <table:table-cell table:formula="of:=SIN(2*PI()/[.$C$1]*[.B592])" office:value-type="float" office:value="-0.99750279641627" calcext:value-type="float">
            <text:p>-0,99750279641627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A592]+[.D591]*[.$D$1]" office:value-type="float" office:value="-58.5831854424582" calcext:value-type="float">
            <text:p>-58,5831854424582</text:p>
          </table:table-cell>
          <table:table-cell table:formula="of:=[.D592]*[.D592]" office:value-type="float" office:value="3431.98961658545" calcext:value-type="float">
            <text:p>3431,98961658545</text:p>
          </table:table-cell>
          <table:table-cell table:formula="of:=[.D592]-12.5" office:value-type="float" office:value="-71.0831854424582" calcext:value-type="float">
            <text:p>-71,0831854424582</text:p>
          </table:table-cell>
          <table:table-cell table:formula="of:=[.F592]*[.F592]" office:value-type="float" office:value="5052.81925264691" calcext:value-type="float">
            <text:p>5052,81925264691</text:p>
          </table:table-cell>
        </table:table-row>
        <table:table-row table:style-name="ro1">
          <table:table-cell table:formula="of:=SIN(2*PI()/[.$C$1]*[.B593])" office:value-type="float" office:value="-0.998026728428271" calcext:value-type="float">
            <text:p>-0,99802672842827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593]+[.D592]*[.$D$1]" office:value-type="float" office:value="-58.9953803164619" calcext:value-type="float">
            <text:p>-58,9953803164619</text:p>
          </table:table-cell>
          <table:table-cell table:formula="of:=[.D593]*[.D593]" office:value-type="float" office:value="3480.45489868398" calcext:value-type="float">
            <text:p>3480,45489868398</text:p>
          </table:table-cell>
          <table:table-cell table:formula="of:=[.D593]-12.5" office:value-type="float" office:value="-71.4953803164619" calcext:value-type="float">
            <text:p>-71,4953803164619</text:p>
          </table:table-cell>
          <table:table-cell table:formula="of:=[.F593]*[.F593]" office:value-type="float" office:value="5111.58940659553" calcext:value-type="float">
            <text:p>5111,58940659553</text:p>
          </table:table-cell>
        </table:table-row>
        <table:table-row table:style-name="ro1">
          <table:table-cell table:formula="of:=SIN(2*PI()/[.$C$1]*[.B594])" office:value-type="float" office:value="-0.998489097450538" calcext:value-type="float">
            <text:p>-0,998489097450538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A594]+[.D593]*[.$D$1]" office:value-type="float" office:value="-59.4039156107479" calcext:value-type="float">
            <text:p>-59,4039156107479</text:p>
          </table:table-cell>
          <table:table-cell table:formula="of:=[.D594]*[.D594]" office:value-type="float" office:value="3528.82518988885" calcext:value-type="float">
            <text:p>3528,82518988885</text:p>
          </table:table-cell>
          <table:table-cell table:formula="of:=[.D594]-12.5" office:value-type="float" office:value="-71.9039156107479" calcext:value-type="float">
            <text:p>-71,9039156107479</text:p>
          </table:table-cell>
          <table:table-cell table:formula="of:=[.F594]*[.F594]" office:value-type="float" office:value="5170.17308015755" calcext:value-type="float">
            <text:p>5170,17308015755</text:p>
          </table:table-cell>
        </table:table-row>
        <table:table-row table:style-name="ro1">
          <table:table-cell table:formula="of:=SIN(2*PI()/[.$C$1]*[.B595])" office:value-type="float" office:value="-0.99888987496197" calcext:value-type="float">
            <text:p>-0,99888987496197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A595]+[.D594]*[.$D$1]" office:value-type="float" office:value="-59.8087663296023" calcext:value-type="float">
            <text:p>-59,8087663296023</text:p>
          </table:table-cell>
          <table:table-cell table:formula="of:=[.D595]*[.D595]" office:value-type="float" office:value="3577.08852986898" calcext:value-type="float">
            <text:p>3577,08852986898</text:p>
          </table:table-cell>
          <table:table-cell table:formula="of:=[.D595]-12.5" office:value-type="float" office:value="-72.3087663296024" calcext:value-type="float">
            <text:p>-72,3087663296024</text:p>
          </table:table-cell>
          <table:table-cell table:formula="of:=[.F595]*[.F595]" office:value-type="float" office:value="5228.55768810904" calcext:value-type="float">
            <text:p>5228,55768810904</text:p>
          </table:table-cell>
        </table:table-row>
        <table:table-row table:style-name="ro1">
          <table:table-cell table:formula="of:=SIN(2*PI()/[.$C$1]*[.B596])" office:value-type="float" office:value="-0.999229036240723" calcext:value-type="float">
            <text:p>-0,999229036240723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A596]+[.D595]*[.$D$1]" office:value-type="float" office:value="-60.209907702547" calcext:value-type="float">
            <text:p>-60,209907702547</text:p>
          </table:table-cell>
          <table:table-cell table:formula="of:=[.D596]*[.D596]" office:value-type="float" office:value="3625.23298554923" calcext:value-type="float">
            <text:p>3625,23298554923</text:p>
          </table:table-cell>
          <table:table-cell table:formula="of:=[.D596]-12.5" office:value-type="float" office:value="-72.709907702547" calcext:value-type="float">
            <text:p>-72,709907702547</text:p>
          </table:table-cell>
          <table:table-cell table:formula="of:=[.F596]*[.F596]" office:value-type="float" office:value="5286.73067811291" calcext:value-type="float">
            <text:p>5286,73067811291</text:p>
          </table:table-cell>
        </table:table-row>
        <table:table-row table:style-name="ro1">
          <table:table-cell table:formula="of:=SIN(2*PI()/[.$C$1]*[.B597])" office:value-type="float" office:value="-0.999506560365731" calcext:value-type="float">
            <text:p>-0,999506560365731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A597]+[.D596]*[.$D$1]" office:value-type="float" office:value="-60.6073151858873" calcext:value-type="float">
            <text:p>-60,6073151858873</text:p>
          </table:table-cell>
          <table:table-cell table:formula="of:=[.D597]*[.D597]" office:value-type="float" office:value="3673.24665404148" calcext:value-type="float">
            <text:p>3673,24665404148</text:p>
          </table:table-cell>
          <table:table-cell table:formula="of:=[.D597]-12.5" office:value-type="float" office:value="-73.1073151858873" calcext:value-type="float">
            <text:p>-73,1073151858873</text:p>
          </table:table-cell>
          <table:table-cell table:formula="of:=[.F597]*[.F597]" office:value-type="float" office:value="5344.67953368867" calcext:value-type="float">
            <text:p>5344,67953368867</text:p>
          </table:table-cell>
        </table:table-row>
        <table:table-row table:style-name="ro1">
          <table:table-cell table:formula="of:=SIN(2*PI()/[.$C$1]*[.B598])" office:value-type="float" office:value="-0.999722430218001" calcext:value-type="float">
            <text:p>-0,999722430218001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A598]+[.D597]*[.$D$1]" office:value-type="float" office:value="-61.0009644642464" calcext:value-type="float">
            <text:p>-61,0009644642464</text:p>
          </table:table-cell>
          <table:table-cell table:formula="of:=[.D598]*[.D598]" office:value-type="float" office:value="3721.11766556825" calcext:value-type="float">
            <text:p>3721,11766556825</text:p>
          </table:table-cell>
          <table:table-cell table:formula="of:=[.D598]-12.5" office:value-type="float" office:value="-73.5009644642464" calcext:value-type="float">
            <text:p>-73,5009644642464</text:p>
          </table:table-cell>
          <table:table-cell table:formula="of:=[.F598]*[.F598]" office:value-type="float" office:value="5402.39177717442" calcext:value-type="float">
            <text:p>5402,39177717442</text:p>
          </table:table-cell>
        </table:table-row>
        <table:table-row table:style-name="ro1">
          <table:table-cell table:formula="of:=SIN(2*PI()/[.$C$1]*[.B599])" office:value-type="float" office:value="-0.999876632481661" calcext:value-type="float">
            <text:p>-0,999876632481661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A599]+[.D598]*[.$D$1]" office:value-type="float" office:value="-61.3908314520856" calcext:value-type="float">
            <text:p>-61,3908314520856</text:p>
          </table:table-cell>
          <table:table-cell table:formula="of:=[.D599]*[.D599]" office:value-type="float" office:value="3768.83418637838" calcext:value-type="float">
            <text:p>3768,83418637838</text:p>
          </table:table-cell>
          <table:table-cell table:formula="of:=[.D599]-12.5" office:value-type="float" office:value="-73.8908314520856" calcext:value-type="float">
            <text:p>-73,8908314520856</text:p>
          </table:table-cell>
          <table:table-cell table:formula="of:=[.F599]*[.F599]" office:value-type="float" office:value="5459.85497268053" calcext:value-type="float">
            <text:p>5459,85497268053</text:p>
          </table:table-cell>
        </table:table-row>
        <table:table-row table:style-name="ro1">
          <table:table-cell table:formula="of:=SIN(2*PI()/[.$C$1]*[.B600])" office:value-type="float" office:value="-0.99996915764479" calcext:value-type="float">
            <text:p>-0,99996915764479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A600]+[.D599]*[.$D$1]" office:value-type="float" office:value="-61.7768922952096" calcext:value-type="float">
            <text:p>-61,7768922952096</text:p>
          </table:table-cell>
          <table:table-cell table:formula="of:=[.D600]*[.D600]" office:value-type="float" office:value="3816.38442165392" calcext:value-type="float">
            <text:p>3816,38442165392</text:p>
          </table:table-cell>
          <table:table-cell table:formula="of:=[.D600]-12.5" office:value-type="float" office:value="-74.2768922952096" calcext:value-type="float">
            <text:p>-74,2768922952096</text:p>
          </table:table-cell>
          <table:table-cell table:formula="of:=[.F600]*[.F600]" office:value-type="float" office:value="5517.05672903416" calcext:value-type="float">
            <text:p>5517,05672903416</text:p>
          </table:table-cell>
        </table:table-row>
        <table:table-row table:style-name="ro1">
          <table:table-cell table:formula="of:=SIN(2*PI()/[.$C$1]*[.B601])"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601]+[.D600]*[.$D$1]" office:value-type="float" office:value="-62.1591233722575" calcext:value-type="float">
            <text:p>-62,1591233722575</text:p>
          </table:table-cell>
          <table:table-cell table:formula="of:=[.D601]*[.D601]" office:value-type="float" office:value="3863.75661840752" calcext:value-type="float">
            <text:p>3863,75661840752</text:p>
          </table:table-cell>
          <table:table-cell table:formula="of:=[.D601]-12.5" office:value-type="float" office:value="-74.6591233722575" calcext:value-type="float">
            <text:p>-74,6591233722575</text:p>
          </table:table-cell>
          <table:table-cell table:formula="of:=[.F601]*[.F601]" office:value-type="float" office:value="5573.98470271396" calcext:value-type="float">
            <text:p>5573,98470271396</text:p>
          </table:table-cell>
        </table:table-row>
        <table:table-row table:style-name="ro1">
          <table:table-cell table:formula="of:=SIN(2*PI()/[.$C$1]*[.B602])" office:value-type="float" office:value="-0.99996915764479" calcext:value-type="float">
            <text:p>-0,99996915764479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A602]+[.D601]*[.$D$1]" office:value-type="float" office:value="-62.5375012961797" calcext:value-type="float">
            <text:p>-62,5375012961797</text:p>
          </table:table-cell>
          <table:table-cell table:formula="of:=[.D602]*[.D602]" office:value-type="float" office:value="3910.93906836967" calcext:value-type="float">
            <text:p>3910,93906836967</text:p>
          </table:table-cell>
          <table:table-cell table:formula="of:=[.D602]-12.5" office:value-type="float" office:value="-75.0375012961797" calcext:value-type="float">
            <text:p>-75,0375012961797</text:p>
          </table:table-cell>
          <table:table-cell table:formula="of:=[.F602]*[.F602]" office:value-type="float" office:value="5630.62660077417" calcext:value-type="float">
            <text:p>5630,62660077417</text:p>
          </table:table-cell>
        </table:table-row>
        <table:table-row table:style-name="ro1">
          <table:table-cell table:formula="of:=SIN(2*PI()/[.$C$1]*[.B603])" office:value-type="float" office:value="-0.999876632481661" calcext:value-type="float">
            <text:p>-0,999876632481661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A603]+[.D602]*[.$D$1]" office:value-type="float" office:value="-62.9120029156995" calcext:value-type="float">
            <text:p>-62,9120029156995</text:p>
          </table:table-cell>
          <table:table-cell table:formula="of:=[.D603]*[.D603]" office:value-type="float" office:value="3957.92011086499" calcext:value-type="float">
            <text:p>3957,92011086499</text:p>
          </table:table-cell>
          <table:table-cell table:formula="of:=[.D603]-12.5" office:value-type="float" office:value="-75.4120029156995" calcext:value-type="float">
            <text:p>-75,4120029156995</text:p>
          </table:table-cell>
          <table:table-cell table:formula="of:=[.F603]*[.F603]" office:value-type="float" office:value="5686.97018375747" calcext:value-type="float">
            <text:p>5686,97018375747</text:p>
          </table:table-cell>
        </table:table-row>
        <table:table-row table:style-name="ro1">
          <table:table-cell table:formula="of:=SIN(2*PI()/[.$C$1]*[.B604])" office:value-type="float" office:value="-0.999722430218001" calcext:value-type="float">
            <text:p>-0,99972243021800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604]+[.D603]*[.$D$1]" office:value-type="float" office:value="-63.2826053167605" calcext:value-type="float">
            <text:p>-63,2826053167605</text:p>
          </table:table-cell>
          <table:table-cell table:formula="of:=[.D604]*[.D604]" office:value-type="float" office:value="4004.68813567689" calcext:value-type="float">
            <text:p>4004,68813567689</text:p>
          </table:table-cell>
          <table:table-cell table:formula="of:=[.D604]-12.5" office:value-type="float" office:value="-75.7826053167605" calcext:value-type="float">
            <text:p>-75,7826053167605</text:p>
          </table:table-cell>
          <table:table-cell table:formula="of:=[.F604]*[.F604]" office:value-type="float" office:value="5743.0032685959" calcext:value-type="float">
            <text:p>5743,0032685959</text:p>
          </table:table-cell>
        </table:table-row>
        <table:table-row table:style-name="ro1">
          <table:table-cell table:formula="of:=SIN(2*PI()/[.$C$1]*[.B605])" office:value-type="float" office:value="-0.999506560365731" calcext:value-type="float">
            <text:p>-0,999506560365731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A605]+[.D604]*[.$D$1]" office:value-type="float" office:value="-63.6492858239587" calcext:value-type="float">
            <text:p>-63,6492858239587</text:p>
          </table:table-cell>
          <table:table-cell table:formula="of:=[.D605]*[.D605]" office:value-type="float" office:value="4051.23158589999" calcext:value-type="float">
            <text:p>4051,23158589999</text:p>
          </table:table-cell>
          <table:table-cell table:formula="of:=[.D605]-12.5" office:value-type="float" office:value="-76.1492858239587" calcext:value-type="float">
            <text:p>-76,1492858239587</text:p>
          </table:table-cell>
          <table:table-cell table:formula="of:=[.F605]*[.F605]" office:value-type="float" office:value="5798.71373149895" calcext:value-type="float">
            <text:p>5798,71373149895</text:p>
          </table:table-cell>
        </table:table-row>
        <table:table-row table:style-name="ro1">
          <table:table-cell table:formula="of:=SIN(2*PI()/[.$C$1]*[.B606])" office:value-type="float" office:value="-0.999229036240723" calcext:value-type="float">
            <text:p>-0,999229036240723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A606]+[.D605]*[.$D$1]" office:value-type="float" office:value="-64.0120220019598" calcext:value-type="float">
            <text:p>-64,0120220019598</text:p>
          </table:table-cell>
          <table:table-cell table:formula="of:=[.D606]*[.D606]" office:value-type="float" office:value="4097.53896077939" calcext:value-type="float">
            <text:p>4097,53896077939</text:p>
          </table:table-cell>
          <table:table-cell table:formula="of:=[.D606]-12.5" office:value-type="float" office:value="-76.5120220019598" calcext:value-type="float">
            <text:p>-76,5120220019598</text:p>
          </table:table-cell>
          <table:table-cell table:formula="of:=[.F606]*[.F606]" office:value-type="float" office:value="5854.08951082838" calcext:value-type="float">
            <text:p>5854,08951082838</text:p>
          </table:table-cell>
        </table:table-row>
        <table:table-row table:style-name="ro1">
          <table:table-cell table:formula="of:=SIN(2*PI()/[.$C$1]*[.B607])" office:value-type="float" office:value="-0.99888987496197" calcext:value-type="float">
            <text:p>-0,99888987496197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A607]+[.D606]*[.$D$1]" office:value-type="float" office:value="-64.3707916569022" calcext:value-type="float">
            <text:p>-64,3707916569022</text:p>
          </table:table-cell>
          <table:table-cell table:formula="of:=[.D607]*[.D607]" office:value-type="float" office:value="4143.59881853631" calcext:value-type="float">
            <text:p>4143,59881853631</text:p>
          </table:table-cell>
          <table:table-cell table:formula="of:=[.D607]-12.5" office:value-type="float" office:value="-76.8707916569022" calcext:value-type="float">
            <text:p>-76,8707916569022</text:p>
          </table:table-cell>
          <table:table-cell table:formula="of:=[.F607]*[.F607]" office:value-type="float" office:value="5909.11860995886" calcext:value-type="float">
            <text:p>5909,11860995886</text:p>
          </table:table-cell>
        </table:table-row>
        <table:table-row table:style-name="ro1">
          <table:table-cell table:formula="of:=SIN(2*PI()/[.$C$1]*[.B608])" office:value-type="float" office:value="-0.998489097450538" calcext:value-type="float">
            <text:p>-0,99848909745053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A608]+[.D607]*[.$D$1]" office:value-type="float" office:value="-64.7255728377837" calcext:value-type="float">
            <text:p>-64,7255728377837</text:p>
          </table:table-cell>
          <table:table-cell table:formula="of:=[.D608]*[.D608]" office:value-type="float" office:value="4189.39977917924" calcext:value-type="float">
            <text:p>4189,39977917924</text:p>
          </table:table-cell>
          <table:table-cell table:formula="of:=[.D608]-12.5" office:value-type="float" office:value="-77.2255728377837" calcext:value-type="float">
            <text:p>-77,2255728377837</text:p>
          </table:table-cell>
          <table:table-cell table:formula="of:=[.F608]*[.F608]" office:value-type="float" office:value="5963.78910012384" calcext:value-type="float">
            <text:p>5963,78910012384</text:p>
          </table:table-cell>
        </table:table-row>
        <table:table-row table:style-name="ro1">
          <table:table-cell table:formula="of:=SIN(2*PI()/[.$C$1]*[.B609])" office:value-type="float" office:value="-0.998026728428271" calcext:value-type="float">
            <text:p>-0,998026728428271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609]+[.D608]*[.$D$1]" office:value-type="float" office:value="-65.0763438378341" calcext:value-type="float">
            <text:p>-65,0763438378341</text:p>
          </table:table-cell>
          <table:table-cell table:formula="of:=[.D609]*[.D609]" office:value-type="float" office:value="4234.93052730001" calcext:value-type="float">
            <text:p>4234,93052730001</text:p>
          </table:table-cell>
          <table:table-cell table:formula="of:=[.D609]-12.5" office:value-type="float" office:value="-77.5763438378341" calcext:value-type="float">
            <text:p>-77,5763438378341</text:p>
          </table:table-cell>
          <table:table-cell table:formula="of:=[.F609]*[.F609]" office:value-type="float" office:value="6018.08912324587" calcext:value-type="float">
            <text:p>6018,08912324587</text:p>
          </table:table-cell>
        </table:table-row>
        <table:table-row table:style-name="ro1">
          <table:table-cell table:formula="of:=SIN(2*PI()/[.$C$1]*[.B610])" office:value-type="float" office:value="-0.99750279641627" calcext:value-type="float">
            <text:p>-0,9975027964162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A610]+[.D609]*[.$D$1]" office:value-type="float" office:value="-65.4230831958721" calcext:value-type="float">
            <text:p>-65,4230831958721</text:p>
          </table:table-cell>
          <table:table-cell table:formula="of:=[.D610]*[.D610]" office:value-type="float" office:value="4280.179814854" calcext:value-type="float">
            <text:p>4280,179814854</text:p>
          </table:table-cell>
          <table:table-cell table:formula="of:=[.D610]-12.5" office:value-type="float" office:value="-77.9230831958721" calcext:value-type="float">
            <text:p>-77,9230831958721</text:p>
          </table:table-cell>
          <table:table-cell table:formula="of:=[.F610]*[.F610]" office:value-type="float" office:value="6072.0068947508" calcext:value-type="float">
            <text:p>6072,0068947508</text:p>
          </table:table-cell>
        </table:table-row>
        <table:table-row table:style-name="ro1">
          <table:table-cell table:formula="of:=SIN(2*PI()/[.$C$1]*[.B611])" office:value-type="float" office:value="-0.996917333733128" calcext:value-type="float">
            <text:p>-0,99691733373312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A611]+[.D610]*[.$D$1]" office:value-type="float" office:value="-65.7657696976465" calcext:value-type="float">
            <text:p>-65,7657696976465</text:p>
          </table:table-cell>
          <table:table-cell table:formula="of:=[.D611]*[.D611]" office:value-type="float" office:value="4325.13646392387" calcext:value-type="float">
            <text:p>4325,13646392387</text:p>
          </table:table-cell>
          <table:table-cell table:formula="of:=[.D611]-12.5" office:value-type="float" office:value="-78.2657696976465" calcext:value-type="float">
            <text:p>-78,2657696976465</text:p>
          </table:table-cell>
          <table:table-cell table:formula="of:=[.F611]*[.F611]" office:value-type="float" office:value="6125.53070636503" calcext:value-type="float">
            <text:p>6125,53070636503</text:p>
          </table:table-cell>
        </table:table-row>
        <table:table-row table:style-name="ro1">
          <table:table-cell table:formula="of:=SIN(2*PI()/[.$C$1]*[.B612])" office:value-type="float" office:value="-0.996270376492941" calcext:value-type="float">
            <text:p>-0,996270376492941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A612]+[.D611]*[.$D$1]" office:value-type="float" office:value="-66.1043823771629" calcext:value-type="float">
            <text:p>-66,1043823771629</text:p>
          </table:table-cell>
          <table:table-cell table:formula="of:=[.D612]*[.D612]" office:value-type="float" office:value="4369.78936946617" calcext:value-type="float">
            <text:p>4369,78936946617</text:p>
          </table:table-cell>
          <table:table-cell table:formula="of:=[.D612]-12.5" office:value-type="float" office:value="-78.6043823771629" calcext:value-type="float">
            <text:p>-78,6043823771629</text:p>
          </table:table-cell>
          <table:table-cell table:formula="of:=[.F612]*[.F612]" office:value-type="float" office:value="6178.64892889524" calcext:value-type="float">
            <text:p>6178,64892889524</text:p>
          </table:table-cell>
        </table:table-row>
        <table:table-row table:style-name="ro1">
          <table:table-cell table:formula="of:=SIN(2*PI()/[.$C$1]*[.B613])" office:value-type="float" office:value="-0.99556196460308" calcext:value-type="float">
            <text:p>-0,99556196460308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A613]+[.D612]*[.$D$1]" office:value-type="float" office:value="-66.4389005179944" calcext:value-type="float">
            <text:p>-66,4389005179944</text:p>
          </table:table-cell>
          <table:table-cell table:formula="of:=[.D613]*[.D613]" office:value-type="float" office:value="4414.12750203995" calcext:value-type="float">
            <text:p>4414,12750203995</text:p>
          </table:table-cell>
          <table:table-cell table:formula="of:=[.D613]-12.5" office:value-type="float" office:value="-78.9389005179944" calcext:value-type="float">
            <text:p>-78,9389005179944</text:p>
          </table:table-cell>
          <table:table-cell table:formula="of:=[.F613]*[.F613]" office:value-type="float" office:value="6231.35001498981" calcext:value-type="float">
            <text:p>6231,35001498981</text:p>
          </table:table-cell>
        </table:table-row>
        <table:table-row table:style-name="ro1">
          <table:table-cell table:formula="of:=SIN(2*PI()/[.$C$1]*[.B614])" office:value-type="float" office:value="-0.994792141761726" calcext:value-type="float">
            <text:p>-0,994792141761726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A614]+[.D613]*[.$D$1]" office:value-type="float" office:value="-66.7693036545762" calcext:value-type="float">
            <text:p>-66,7693036545762</text:p>
          </table:table-cell>
          <table:table-cell table:formula="of:=[.D614]*[.D614]" office:value-type="float" office:value="4458.139910517" calcext:value-type="float">
            <text:p>4458,139910517</text:p>
          </table:table-cell>
          <table:table-cell table:formula="of:=[.D614]-12.5" office:value-type="float" office:value="-79.2693036545762" calcext:value-type="float">
            <text:p>-79,2693036545762</text:p>
          </table:table-cell>
          <table:table-cell table:formula="of:=[.F614]*[.F614]" office:value-type="float" office:value="6283.6225018814" calcext:value-type="float">
            <text:p>6283,6225018814</text:p>
          </table:table-cell>
        </table:table-row>
        <table:table-row table:style-name="ro1">
          <table:table-cell table:formula="of:=SIN(2*PI()/[.$C$1]*[.B615])" office:value-type="float" office:value="-0.99396095545518" calcext:value-type="float">
            <text:p>-0,99396095545518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A615]+[.D614]*[.$D$1]" office:value-type="float" office:value="-67.0955715734856" calcext:value-type="float">
            <text:p>-67,0955715734856</text:p>
          </table:table-cell>
          <table:table-cell table:formula="of:=[.D615]*[.D615]" office:value-type="float" office:value="4501.81572477273" calcext:value-type="float">
            <text:p>4501,81572477273</text:p>
          </table:table-cell>
          <table:table-cell table:formula="of:=[.D615]-12.5" office:value-type="float" office:value="-79.5955715734856" calcext:value-type="float">
            <text:p>-79,5955715734856</text:p>
          </table:table-cell>
          <table:table-cell table:formula="of:=[.F615]*[.F615]" office:value-type="float" office:value="6335.45501410986" calcext:value-type="float">
            <text:p>6335,45501410986</text:p>
          </table:table-cell>
        </table:table-row>
        <table:table-row table:style-name="ro1">
          <table:table-cell table:formula="of:=SIN(2*PI()/[.$C$1]*[.B616])" office:value-type="float" office:value="-0.993068456954926" calcext:value-type="float">
            <text:p>-0,993068456954926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A616]+[.D615]*[.$D$1]" office:value-type="float" office:value="-67.4176843147056" calcext:value-type="float">
            <text:p>-67,4176843147056</text:p>
          </table:table-cell>
          <table:table-cell table:formula="of:=[.D616]*[.D616]" office:value-type="float" office:value="4545.14415835731" calcext:value-type="float">
            <text:p>4545,14415835731</text:p>
          </table:table-cell>
          <table:table-cell table:formula="of:=[.D616]-12.5" office:value-type="float" office:value="-79.9176843147056" calcext:value-type="float">
            <text:p>-79,9176843147056</text:p>
          </table:table-cell>
          <table:table-cell table:formula="of:=[.F616]*[.F616]" office:value-type="float" office:value="6386.83626622495" calcext:value-type="float">
            <text:p>6386,83626622495</text:p>
          </table:table-cell>
        </table:table-row>
        <table:table-row table:style-name="ro1">
          <table:table-cell table:formula="of:=SIN(2*PI()/[.$C$1]*[.B617])" office:value-type="float" office:value="-0.992114701314478" calcext:value-type="float">
            <text:p>-0,992114701314478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617]+[.D616]*[.$D$1]" office:value-type="float" office:value="-67.7356221728731" calcext:value-type="float">
            <text:p>-67,7356221728731</text:p>
          </table:table-cell>
          <table:table-cell table:formula="of:=[.D617]*[.D617]" office:value-type="float" office:value="4588.11451114621" calcext:value-type="float">
            <text:p>4588,11451114621</text:p>
          </table:table-cell>
          <table:table-cell table:formula="of:=[.D617]-12.5" office:value-type="float" office:value="-80.2356221728731" calcext:value-type="float">
            <text:p>-80,2356221728731</text:p>
          </table:table-cell>
          <table:table-cell table:formula="of:=[.F617]*[.F617]" office:value-type="float" office:value="6437.75506546804" calcext:value-type="float">
            <text:p>6437,75506546804</text:p>
          </table:table-cell>
        </table:table-row>
        <table:table-row table:style-name="ro1">
          <table:table-cell table:formula="of:=SIN(2*PI()/[.$C$1]*[.B618])" office:value-type="float" office:value="-0.991099747365975" calcext:value-type="float">
            <text:p>-0,991099747365975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A618]+[.D617]*[.$D$1]" office:value-type="float" office:value="-68.0493656985103" calcext:value-type="float">
            <text:p>-68,0493656985103</text:p>
          </table:table-cell>
          <table:table-cell table:formula="of:=[.D618]*[.D618]" office:value-type="float" office:value="4630.71617196959" calcext:value-type="float">
            <text:p>4630,71617196959</text:p>
          </table:table-cell>
          <table:table-cell table:formula="of:=[.D618]-12.5" office:value-type="float" office:value="-80.5493656985103" calcext:value-type="float">
            <text:p>-80,5493656985103</text:p>
          </table:table-cell>
          <table:table-cell table:formula="of:=[.F618]*[.F618]" office:value-type="float" office:value="6488.20031443235" calcext:value-type="float">
            <text:p>6488,20031443235</text:p>
          </table:table-cell>
        </table:table-row>
        <table:table-row table:style-name="ro1">
          <table:table-cell table:formula="of:=SIN(2*PI()/[.$C$1]*[.B619])" office:value-type="float" office:value="-0.990023657716558" calcext:value-type="float">
            <text:p>-0,99002365771655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A619]+[.D618]*[.$D$1]" office:value-type="float" office:value="-68.3588956992418" calcext:value-type="float">
            <text:p>-68,3588956992418</text:p>
          </table:table-cell>
          <table:table-cell table:formula="of:=[.D619]*[.D619]" office:value-type="float" office:value="4672.93862121982" calcext:value-type="float">
            <text:p>4672,93862121982</text:p>
          </table:table-cell>
          <table:table-cell table:formula="of:=[.D619]-12.5" office:value-type="float" office:value="-80.8588956992418" calcext:value-type="float">
            <text:p>-80,8588956992418</text:p>
          </table:table-cell>
          <table:table-cell table:formula="of:=[.F619]*[.F619]" office:value-type="float" office:value="6538.16101370086" calcext:value-type="float">
            <text:p>6538,16101370086</text:p>
          </table:table-cell>
        </table:table-row>
        <table:table-row table:style-name="ro1">
          <table:table-cell table:formula="of:=SIN(2*PI()/[.$C$1]*[.B620])" office:value-type="float" office:value="-0.988886498744505" calcext:value-type="float">
            <text:p>-0,988886498744505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A620]+[.D619]*[.$D$1]" office:value-type="float" office:value="-68.6641932409939" calcext:value-type="float">
            <text:p>-68,6641932409939</text:p>
          </table:table-cell>
          <table:table-cell table:formula="of:=[.D620]*[.D620]" office:value-type="float" office:value="4714.77143343655" calcext:value-type="float">
            <text:p>4714,77143343655</text:p>
          </table:table-cell>
          <table:table-cell table:formula="of:=[.D620]-12.5" office:value-type="float" office:value="-81.1641932409939" calcext:value-type="float">
            <text:p>-81,1641932409939</text:p>
          </table:table-cell>
          <table:table-cell table:formula="of:=[.F620]*[.F620]" office:value-type="float" office:value="6587.62626446139" calcext:value-type="float">
            <text:p>6587,62626446139</text:p>
          </table:table-cell>
        </table:table-row>
        <table:table-row table:style-name="ro1">
          <table:table-cell table:formula="of:=SIN(2*PI()/[.$C$1]*[.B621])" office:value-type="float" office:value="-0.987688340595138" calcext:value-type="float">
            <text:p>-0,987688340595138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A621]+[.D620]*[.$D$1]" office:value-type="float" office:value="-68.9652396491791" calcext:value-type="float">
            <text:p>-68,9652396491791</text:p>
          </table:table-cell>
          <table:table-cell table:formula="of:=[.D621]*[.D621]" office:value-type="float" office:value="4756.2042798687" calcext:value-type="float">
            <text:p>4756,2042798687</text:p>
          </table:table-cell>
          <table:table-cell table:formula="of:=[.D621]-12.5" office:value-type="float" office:value="-81.4652396491791" calcext:value-type="float">
            <text:p>-81,4652396491791</text:p>
          </table:table-cell>
          <table:table-cell table:formula="of:=[.F621]*[.F621]" office:value-type="float" office:value="6636.58527109818" calcext:value-type="float">
            <text:p>6636,58527109818</text:p>
          </table:table-cell>
        </table:table-row>
        <table:table-row table:style-name="ro1">
          <table:table-cell table:formula="of:=SIN(2*PI()/[.$C$1]*[.B622])" office:value-type="float" office:value="-0.986429257176495" calcext:value-type="float">
            <text:p>-0,986429257176495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A622]+[.D621]*[.$D$1]" office:value-type="float" office:value="-69.2620165098638" calcext:value-type="float">
            <text:p>-69,2620165098638</text:p>
          </table:table-cell>
          <table:table-cell table:formula="of:=[.D622]*[.D622]" office:value-type="float" office:value="4797.22693101264" calcext:value-type="float">
            <text:p>4797,22693101264</text:p>
          </table:table-cell>
          <table:table-cell table:formula="of:=[.D622]-12.5" office:value-type="float" office:value="-81.7620165098638" calcext:value-type="float">
            <text:p>-81,7620165098638</text:p>
          </table:table-cell>
          <table:table-cell table:formula="of:=[.F622]*[.F622]" office:value-type="float" office:value="6685.02734375923" calcext:value-type="float">
            <text:p>6685,02734375923</text:p>
          </table:table-cell>
        </table:table-row>
        <table:table-row table:style-name="ro1">
          <table:table-cell table:formula="of:=SIN(2*PI()/[.$C$1]*[.B623])" office:value-type="float" office:value="-0.985109326154774" calcext:value-type="float">
            <text:p>-0,985109326154774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A623]+[.D622]*[.$D$1]" office:value-type="float" office:value="-69.5545056709199" calcext:value-type="float">
            <text:p>-69,5545056709199</text:p>
          </table:table-cell>
          <table:table-cell table:formula="of:=[.D623]*[.D623]" office:value-type="float" office:value="4837.82925912603" calcext:value-type="float">
            <text:p>4837,82925912603</text:p>
          </table:table-cell>
          <table:table-cell table:formula="of:=[.D623]-12.5" office:value-type="float" office:value="-82.0545056709199" calcext:value-type="float">
            <text:p>-82,0545056709199</text:p>
          </table:table-cell>
          <table:table-cell table:formula="of:=[.F623]*[.F623]" office:value-type="float" office:value="6732.94190089903" calcext:value-type="float">
            <text:p>6732,94190089903</text:p>
          </table:table-cell>
        </table:table-row>
        <table:table-row table:style-name="ro1">
          <table:table-cell table:formula="of:=SIN(2*PI()/[.$C$1]*[.B624])" office:value-type="float" office:value="-0.983728628949536" calcext:value-type="float">
            <text:p>-0,983728628949536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A624]+[.D623]*[.$D$1]" office:value-type="float" office:value="-69.8426892431602" calcext:value-type="float">
            <text:p>-69,8426892431602</text:p>
          </table:table-cell>
          <table:table-cell table:formula="of:=[.D624]*[.D624]" office:value-type="float" office:value="4878.00124071665" calcext:value-type="float">
            <text:p>4878,00124071665</text:p>
          </table:table-cell>
          <table:table-cell table:formula="of:=[.D624]-12.5" office:value-type="float" office:value="-82.3426892431602" calcext:value-type="float">
            <text:p>-82,3426892431602</text:p>
          </table:table-cell>
          <table:table-cell table:formula="of:=[.F624]*[.F624]" office:value-type="float" office:value="6780.31847179566" calcext:value-type="float">
            <text:p>6780,31847179566</text:p>
          </table:table-cell>
        </table:table-row>
        <table:table-row table:style-name="ro1">
          <table:table-cell table:formula="of:=SIN(2*PI()/[.$C$1]*[.B625])" office:value-type="float" office:value="-0.982287250728689" calcext:value-type="float">
            <text:p>-0,982287250728689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625]+[.D624]*[.$D$1]" office:value-type="float" office:value="-70.1265496014573" calcext:value-type="float">
            <text:p>-70,1265496014573</text:p>
          </table:table-cell>
          <table:table-cell table:formula="of:=[.D625]*[.D625]" office:value-type="float" office:value="4917.73295900566" calcext:value-type="float">
            <text:p>4917,73295900566</text:p>
          </table:table-cell>
          <table:table-cell table:formula="of:=[.D625]-12.5" office:value-type="float" office:value="-82.6265496014573" calcext:value-type="float">
            <text:p>-82,6265496014573</text:p>
          </table:table-cell>
          <table:table-cell table:formula="of:=[.F625]*[.F625]" office:value-type="float" office:value="6827.14669904209" calcext:value-type="float">
            <text:p>6827,14669904209</text:p>
          </table:table-cell>
        </table:table-row>
        <table:table-row table:style-name="ro1">
          <table:table-cell table:formula="of:=SIN(2*PI()/[.$C$1]*[.B626])" office:value-type="float" office:value="-0.98078528040323" calcext:value-type="float">
            <text:p>-0,9807852804032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A626]+[.D625]*[.$D$1]" office:value-type="float" office:value="-70.406069385846" calcext:value-type="float">
            <text:p>-70,406069385846</text:p>
          </table:table-cell>
          <table:table-cell table:formula="of:=[.D626]*[.D626]" office:value-type="float" office:value="4957.01460636456" calcext:value-type="float">
            <text:p>4957,01460636456</text:p>
          </table:table-cell>
          <table:table-cell table:formula="of:=[.D626]-12.5" office:value-type="float" office:value="-82.906069385846" calcext:value-type="float">
            <text:p>-82,906069385846</text:p>
          </table:table-cell>
          <table:table-cell table:formula="of:=[.F626]*[.F626]" office:value-type="float" office:value="6873.41634101071" calcext:value-type="float">
            <text:p>6873,41634101071</text:p>
          </table:table-cell>
        </table:table-row>
        <table:table-row table:style-name="ro1">
          <table:table-cell table:formula="of:=SIN(2*PI()/[.$C$1]*[.B627])" office:value-type="float" office:value="-0.979222810621766" calcext:value-type="float">
            <text:p>-0,97922281062176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A627]+[.D626]*[.$D$1]" office:value-type="float" office:value="-70.6812315026093" calcext:value-type="float">
            <text:p>-70,6812315026093</text:p>
          </table:table-cell>
          <table:table-cell table:formula="of:=[.D627]*[.D627]" office:value-type="float" office:value="4995.83648672545" calcext:value-type="float">
            <text:p>4995,83648672545</text:p>
          </table:table-cell>
          <table:table-cell table:formula="of:=[.D627]-12.5" office:value-type="float" office:value="-83.1812315026093" calcext:value-type="float">
            <text:p>-83,1812315026093</text:p>
          </table:table-cell>
          <table:table-cell table:formula="of:=[.F627]*[.F627]" office:value-type="float" office:value="6919.11727429068" calcext:value-type="float">
            <text:p>6919,11727429068</text:p>
          </table:table-cell>
        </table:table-row>
        <table:table-row table:style-name="ro1">
          <table:table-cell table:formula="of:=SIN(2*PI()/[.$C$1]*[.B628])" office:value-type="float" office:value="-0.977599937764791" calcext:value-type="float">
            <text:p>-0,977599937764791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A628]+[.D627]*[.$D$1]" office:value-type="float" office:value="-70.952019125348" calcext:value-type="float">
            <text:p>-70,952019125348</text:p>
          </table:table-cell>
          <table:table-cell table:formula="of:=[.D628]*[.D628]" office:value-type="float" office:value="5034.18901796375" calcext:value-type="float">
            <text:p>5034,18901796375</text:p>
          </table:table-cell>
          <table:table-cell table:formula="of:=[.D628]-12.5" office:value-type="float" office:value="-83.452019125348" calcext:value-type="float">
            <text:p>-83,452019125348</text:p>
          </table:table-cell>
          <table:table-cell table:formula="of:=[.F628]*[.F628]" office:value-type="float" office:value="6964.23949609744" calcext:value-type="float">
            <text:p>6964,23949609744</text:p>
          </table:table-cell>
        </table:table-row>
        <table:table-row table:style-name="ro1">
          <table:table-cell table:formula="of:=SIN(2*PI()/[.$C$1]*[.B629])" office:value-type="float" office:value="-0.975916761938747" calcext:value-type="float">
            <text:p>-0,975916761938747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A629]+[.D628]*[.$D$1]" office:value-type="float" office:value="-71.2184156960332" calcext:value-type="float">
            <text:p>-71,2184156960332</text:p>
          </table:table-cell>
          <table:table-cell table:formula="of:=[.D629]*[.D629]" office:value-type="float" office:value="5072.062734253" calcext:value-type="float">
            <text:p>5072,062734253</text:p>
          </table:table-cell>
          <table:table-cell table:formula="of:=[.D629]-12.5" office:value-type="float" office:value="-83.7184156960332" calcext:value-type="float">
            <text:p>-83,7184156960332</text:p>
          </table:table-cell>
          <table:table-cell table:formula="of:=[.F629]*[.F629]" office:value-type="float" office:value="7008.77312665383" calcext:value-type="float">
            <text:p>7008,77312665383</text:p>
          </table:table-cell>
        </table:table-row>
        <table:table-row table:style-name="ro1">
          <table:table-cell table:formula="of:=SIN(2*PI()/[.$C$1]*[.B630])" office:value-type="float" office:value="-0.974173386969849" calcext:value-type="float">
            <text:p>-0,974173386969849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A630]+[.D629]*[.$D$1]" office:value-type="float" office:value="-71.4804049260428" calcext:value-type="float">
            <text:p>-71,4804049260428</text:p>
          </table:table-cell>
          <table:table-cell table:formula="of:=[.D630]*[.D630]" office:value-type="float" office:value="5109.44828839104" calcext:value-type="float">
            <text:p>5109,44828839104</text:p>
          </table:table-cell>
          <table:table-cell table:formula="of:=[.D630]-12.5" office:value-type="float" office:value="-83.9804049260428" calcext:value-type="float">
            <text:p>-83,9804049260428</text:p>
          </table:table-cell>
          <table:table-cell table:formula="of:=[.F630]*[.F630]" office:value-type="float" office:value="7052.70841154211" calcext:value-type="float">
            <text:p>7052,70841154211</text:p>
          </table:table-cell>
        </table:table-row>
        <table:table-row table:style-name="ro1">
          <table:table-cell table:formula="of:=SIN(2*PI()/[.$C$1]*[.B631])" office:value-type="float" office:value="-0.972369920397676" calcext:value-type="float">
            <text:p>-0,972369920397676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A631]+[.D630]*[.$D$1]" office:value-type="float" office:value="-71.73797079718" calcext:value-type="float">
            <text:p>-71,73797079718</text:p>
          </table:table-cell>
          <table:table-cell table:formula="of:=[.D631]*[.D631]" office:value-type="float" office:value="5146.33645409705" calcext:value-type="float">
            <text:p>5146,33645409705</text:p>
          </table:table-cell>
          <table:table-cell table:formula="of:=[.D631]-12.5" office:value-type="float" office:value="-84.23797079718" calcext:value-type="float">
            <text:p>-84,23797079718</text:p>
          </table:table-cell>
          <table:table-cell table:formula="of:=[.F631]*[.F631]" office:value-type="float" office:value="7096.03572402656" calcext:value-type="float">
            <text:p>7096,03572402656</text:p>
          </table:table-cell>
        </table:table-row>
        <table:table-row table:style-name="ro1">
          <table:table-cell table:formula="of:=SIN(2*PI()/[.$C$1]*[.B632])" office:value-type="float" office:value="-0.970506473468542" calcext:value-type="float">
            <text:p>-0,970506473468542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A632]+[.D631]*[.$D$1]" office:value-type="float" office:value="-71.9910975626768" calcext:value-type="float">
            <text:p>-71,9910975626768</text:p>
          </table:table-cell>
          <table:table-cell table:formula="of:=[.D632]*[.D632]" office:value-type="float" office:value="5182.71812827885" calcext:value-type="float">
            <text:p>5182,71812827885</text:p>
          </table:table-cell>
          <table:table-cell table:formula="of:=[.D632]-12.5" office:value-type="float" office:value="-84.4910975626768" calcext:value-type="float">
            <text:p>-84,4910975626768</text:p>
          </table:table-cell>
          <table:table-cell table:formula="of:=[.F632]*[.F632]" office:value-type="float" office:value="7138.74556734576" calcext:value-type="float">
            <text:p>7138,74556734576</text:p>
          </table:table-cell>
        </table:table-row>
        <table:table-row table:style-name="ro1">
          <table:table-cell table:formula="of:=SIN(2*PI()/[.$C$1]*[.B633])" office:value-type="float" office:value="-0.968583161128631" calcext:value-type="float">
            <text:p>-0,968583161128631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633]+[.D632]*[.$D$1]" office:value-type="float" office:value="-72.2397697481786" calcext:value-type="float">
            <text:p>-72,2397697481786</text:p>
          </table:table-cell>
          <table:table-cell table:formula="of:=[.D633]*[.D633]" office:value-type="float" office:value="5218.58433326986" calcext:value-type="float">
            <text:p>5218,58433326986</text:p>
          </table:table-cell>
          <table:table-cell table:formula="of:=[.D633]-12.5" office:value-type="float" office:value="-84.7397697481786" calcext:value-type="float">
            <text:p>-84,7397697481786</text:p>
          </table:table-cell>
          <table:table-cell table:formula="of:=[.F633]*[.F633]" office:value-type="float" office:value="7180.82857697433" calcext:value-type="float">
            <text:p>7180,82857697433</text:p>
          </table:table-cell>
        </table:table-row>
        <table:table-row table:style-name="ro1">
          <table:table-cell table:formula="of:=SIN(2*PI()/[.$C$1]*[.B634])" office:value-type="float" office:value="-0.966600102016907" calcext:value-type="float">
            <text:p>-0,966600102016907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A634]+[.D633]*[.$D$1]" office:value-type="float" office:value="-72.4839721527138" calcext:value-type="float">
            <text:p>-72,4839721527138</text:p>
          </table:table-cell>
          <table:table-cell table:formula="of:=[.D634]*[.D634]" office:value-type="float" office:value="5253.92621903538" calcext:value-type="float">
            <text:p>5253,92621903538</text:p>
          </table:table-cell>
          <table:table-cell table:formula="of:=[.D634]-12.5" office:value-type="float" office:value="-84.9839721527138" calcext:value-type="float">
            <text:p>-84,9839721527138</text:p>
          </table:table-cell>
          <table:table-cell table:formula="of:=[.F634]*[.F634]" office:value-type="float" office:value="7222.27552285323" calcext:value-type="float">
            <text:p>7222,27552285323</text:p>
          </table:table-cell>
        </table:table-row>
        <table:table-row table:style-name="ro1">
          <table:table-cell table:formula="of:=SIN(2*PI()/[.$C$1]*[.B635])" office:value-type="float" office:value="-0.964557418457798" calcext:value-type="float">
            <text:p>-0,964557418457798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A635]+[.D634]*[.$D$1]" office:value-type="float" office:value="-72.7236898496444" calcext:value-type="float">
            <text:p>-72,7236898496444</text:p>
          </table:table-cell>
          <table:table-cell table:formula="of:=[.D635]*[.D635]" office:value-type="float" office:value="5288.73506534728" calcext:value-type="float">
            <text:p>5288,73506534728</text:p>
          </table:table-cell>
          <table:table-cell table:formula="of:=[.D635]-12.5" office:value-type="float" office:value="-85.2236898496444" calcext:value-type="float">
            <text:p>-85,2236898496444</text:p>
          </table:table-cell>
          <table:table-cell table:formula="of:=[.F635]*[.F635]" office:value-type="float" office:value="7263.07731158839" calcext:value-type="float">
            <text:p>7263,07731158839</text:p>
          </table:table-cell>
        </table:table-row>
        <table:table-row table:style-name="ro1">
          <table:table-cell table:formula="of:=SIN(2*PI()/[.$C$1]*[.B636])" office:value-type="float" office:value="-0.962455236453647" calcext:value-type="float">
            <text:p>-0,962455236453647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A636]+[.D635]*[.$D$1]" office:value-type="float" office:value="-72.9589081876016" calcext:value-type="float">
            <text:p>-72,9589081876016</text:p>
          </table:table-cell>
          <table:table-cell table:formula="of:=[.D636]*[.D636]" office:value-type="float" office:value="5323.00228392689" calcext:value-type="float">
            <text:p>5323,00228392689</text:p>
          </table:table-cell>
          <table:table-cell table:formula="of:=[.D636]-12.5" office:value-type="float" office:value="-85.4589081876016" calcext:value-type="float">
            <text:p>-85,4589081876016</text:p>
          </table:table-cell>
          <table:table-cell table:formula="of:=[.F636]*[.F636]" office:value-type="float" office:value="7303.22498861693" calcext:value-type="float">
            <text:p>7303,22498861693</text:p>
          </table:table-cell>
        </table:table-row>
        <table:table-row table:style-name="ro1">
          <table:table-cell table:formula="of:=SIN(2*PI()/[.$C$1]*[.B637])" office:value-type="float" office:value="-0.960293685676943" calcext:value-type="float">
            <text:p>-0,960293685676943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A637]+[.D636]*[.$D$1]" office:value-type="float" office:value="-73.1896127914026" calcext:value-type="float">
            <text:p>-73,1896127914026</text:p>
          </table:table-cell>
          <table:table-cell table:formula="of:=[.D637]*[.D637]" office:value-type="float" office:value="5356.71942055544" calcext:value-type="float">
            <text:p>5356,71942055544</text:p>
          </table:table-cell>
          <table:table-cell table:formula="of:=[.D637]-12.5" office:value-type="float" office:value="-85.6896127914026" calcext:value-type="float">
            <text:p>-85,6896127914026</text:p>
          </table:table-cell>
          <table:table-cell table:formula="of:=[.F637]*[.F637]" office:value-type="float" office:value="7342.7097403405" calcext:value-type="float">
            <text:p>7342,7097403405</text:p>
          </table:table-cell>
        </table:table-row>
        <table:table-row table:style-name="ro1">
          <table:table-cell table:formula="of:=SIN(2*PI()/[.$C$1]*[.B638])" office:value-type="float" office:value="-0.958072899462319" calcext:value-type="float">
            <text:p>-0,958072899462319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A638]+[.D637]*[.$D$1]" office:value-type="float" office:value="-73.4157895629509" calcext:value-type="float">
            <text:p>-73,4157895629509</text:p>
          </table:table-cell>
          <table:table-cell table:formula="of:=[.D638]*[.D638]" office:value-type="float" office:value="5389.87815715148" calcext:value-type="float">
            <text:p>5389,87815715148</text:p>
          </table:table-cell>
          <table:table-cell table:formula="of:=[.D638]-12.5" office:value-type="float" office:value="-85.9157895629509" calcext:value-type="float">
            <text:p>-85,9157895629509</text:p>
          </table:table-cell>
          <table:table-cell table:formula="of:=[.F638]*[.F638]" office:value-type="float" office:value="7381.52289622526" calcext:value-type="float">
            <text:p>7381,52289622526</text:p>
          </table:table-cell>
        </table:table-row>
        <table:table-row table:style-name="ro1">
          <table:table-cell table:formula="of:=SIN(2*PI()/[.$C$1]*[.B639])" office:value-type="float" office:value="-0.95579301479833" calcext:value-type="float">
            <text:p>-0,95579301479833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[.A639]+[.D638]*[.$D$1]" office:value-type="float" office:value="-73.6374246821197" calcext:value-type="float">
            <text:p>-73,6374246821197</text:p>
          </table:table-cell>
          <table:table-cell table:formula="of:=[.D639]*[.D639]" office:value-type="float" office:value="5422.47031381485" calcext:value-type="float">
            <text:p>5422,47031381485</text:p>
          </table:table-cell>
          <table:table-cell table:formula="of:=[.D639]-12.5" office:value-type="float" office:value="-86.1374246821197" calcext:value-type="float">
            <text:p>-86,1374246821197</text:p>
          </table:table-cell>
          <table:table-cell table:formula="of:=[.F639]*[.F639]" office:value-type="float" office:value="7419.65593086784" calcext:value-type="float">
            <text:p>7419,65593086784</text:p>
          </table:table-cell>
        </table:table-row>
        <table:table-row table:style-name="ro1">
          <table:table-cell table:formula="of:=SIN(2*PI()/[.$C$1]*[.B640])" office:value-type="float" office:value="-0.953454172319001" calcext:value-type="float">
            <text:p>-0,953454172319001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A640]+[.D639]*[.$D$1]" office:value-type="float" office:value="-73.8545046076175" calcext:value-type="float">
            <text:p>-73,8545046076175</text:p>
          </table:table-cell>
          <table:table-cell table:formula="of:=[.D640]*[.D640]" office:value-type="float" office:value="5454.48785083659" calcext:value-type="float">
            <text:p>5454,48785083659</text:p>
          </table:table-cell>
          <table:table-cell table:formula="of:=[.D640]-12.5" office:value-type="float" office:value="-86.3545046076175" calcext:value-type="float">
            <text:p>-86,3545046076175</text:p>
          </table:table-cell>
          <table:table-cell table:formula="of:=[.F640]*[.F640]" office:value-type="float" office:value="7457.10046602703" calcext:value-type="float">
            <text:p>7457,10046602703</text:p>
          </table:table-cell>
        </table:table-row>
        <table:table-row table:style-name="ro1">
          <table:table-cell table:formula="of:=SIN(2*PI()/[.$C$1]*[.B641])" office:value-type="float" office:value="-0.951056516295154" calcext:value-type="float">
            <text:p>-0,951056516295154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641]+[.D640]*[.$D$1]" office:value-type="float" office:value="-74.0670160778365" calcext:value-type="float">
            <text:p>-74,0670160778365</text:p>
          </table:table-cell>
          <table:table-cell table:formula="of:=[.D641]*[.D641]" office:value-type="float" office:value="5485.92287067449" calcext:value-type="float">
            <text:p>5485,92287067449</text:p>
          </table:table-cell>
          <table:table-cell table:formula="of:=[.D641]-12.5" office:value-type="float" office:value="-86.5670160778365" calcext:value-type="float">
            <text:p>-86,5670160778365</text:p>
          </table:table-cell>
          <table:table-cell table:formula="of:=[.F641]*[.F641]" office:value-type="float" office:value="7493.8482726204" calcext:value-type="float">
            <text:p>7493,8482726204</text:p>
          </table:table-cell>
        </table:table-row>
        <table:table-row table:style-name="ro1">
          <table:table-cell table:formula="of:=SIN(2*PI()/[.$C$1]*[.B642])" office:value-type="float" office:value="-0.948600194625505" calcext:value-type="float">
            <text:p>-0,948600194625505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A642]+[.D641]*[.$D$1]" office:value-type="float" office:value="-74.2749461116836" calcext:value-type="float">
            <text:p>-74,2749461116836</text:p>
          </table:table-cell>
          <table:table-cell table:formula="of:=[.D642]*[.D642]" office:value-type="float" office:value="5516.7676198935" calcext:value-type="float">
            <text:p>5516,7676198935</text:p>
          </table:table-cell>
          <table:table-cell table:formula="of:=[.D642]-12.5" office:value-type="float" office:value="-86.7749461116836" calcext:value-type="float">
            <text:p>-86,7749461116836</text:p>
          </table:table-cell>
          <table:table-cell table:formula="of:=[.F642]*[.F642]" office:value-type="float" office:value="7529.89127268559" calcext:value-type="float">
            <text:p>7529,89127268559</text:p>
          </table:table-cell>
        </table:table-row>
        <table:table-row table:style-name="ro1">
          <table:table-cell table:formula="of:=SIN(2*PI()/[.$C$1]*[.B643])" office:value-type="float" office:value="-0.946085358827545" calcext:value-type="float">
            <text:p>-0,946085358827545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A643]+[.D642]*[.$D$1]" office:value-type="float" office:value="-74.4782820093943" calcext:value-type="float">
            <text:p>-74,4782820093943</text:p>
          </table:table-cell>
          <table:table-cell table:formula="of:=[.D643]*[.D643]" office:value-type="float" office:value="5547.01449107087" calcext:value-type="float">
            <text:p>5547,01449107087</text:p>
          </table:table-cell>
          <table:table-cell table:formula="of:=[.D643]-12.5" office:value-type="float" office:value="-86.9782820093943" calcext:value-type="float">
            <text:p>-86,9782820093943</text:p>
          </table:table-cell>
          <table:table-cell table:formula="of:=[.F643]*[.F643]" office:value-type="float" office:value="7565.22154130573" calcext:value-type="float">
            <text:p>7565,22154130573</text:p>
          </table:table-cell>
        </table:table-row>
        <table:table-row table:style-name="ro1">
          <table:table-cell table:formula="of:=SIN(2*PI()/[.$C$1]*[.B644])" office:value-type="float" office:value="-0.943512164028194" calcext:value-type="float">
            <text:p>-0,943512164028194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A644]+[.D643]*[.$D$1]" office:value-type="float" office:value="-74.6770113533286" calcext:value-type="float">
            <text:p>-74,6770113533286</text:p>
          </table:table-cell>
          <table:table-cell table:formula="of:=[.D644]*[.D644]" office:value-type="float" office:value="5576.65602466516" calcext:value-type="float">
            <text:p>5576,65602466516</text:p>
          </table:table-cell>
          <table:table-cell table:formula="of:=[.D644]-12.5" office:value-type="float" office:value="-87.1770113533286" calcext:value-type="float">
            <text:p>-87,1770113533286</text:p>
          </table:table-cell>
          <table:table-cell table:formula="of:=[.F644]*[.F644]" office:value-type="float" office:value="7599.83130849838" calcext:value-type="float">
            <text:p>7599,83130849838</text:p>
          </table:table-cell>
        </table:table-row>
        <table:table-row table:style-name="ro1">
          <table:table-cell table:formula="of:=SIN(2*PI()/[.$C$1]*[.B645])" office:value-type="float" office:value="-0.940880768954225" calcext:value-type="float">
            <text:p>-0,940880768954225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A645]+[.D644]*[.$D$1]" office:value-type="float" office:value="-74.8711220087495" calcext:value-type="float">
            <text:p>-74,8711220087495</text:p>
          </table:table-cell>
          <table:table-cell table:formula="of:=[.D645]*[.D645]" office:value-type="float" office:value="5605.68491084906" calcext:value-type="float">
            <text:p>5605,68491084906</text:p>
          </table:table-cell>
          <table:table-cell table:formula="of:=[.D645]-12.5" office:value-type="float" office:value="-87.3711220087495" calcext:value-type="float">
            <text:p>-87,3711220087495</text:p>
          </table:table-cell>
          <table:table-cell table:formula="of:=[.F645]*[.F645]" office:value-type="float" office:value="7633.71296106779" calcext:value-type="float">
            <text:p>7633,71296106779</text:p>
          </table:table-cell>
        </table:table-row>
        <table:table-row table:style-name="ro1">
          <table:table-cell table:formula="of:=SIN(2*PI()/[.$C$1]*[.B646])" office:value-type="float" office:value="-0.938191335922484" calcext:value-type="float">
            <text:p>-0,93819133592248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A646]+[.D645]*[.$D$1]" office:value-type="float" office:value="-75.0606021245845" calcext:value-type="float">
            <text:p>-75,0606021245845</text:p>
          </table:table-cell>
          <table:table-cell table:formula="of:=[.D646]*[.D646]" office:value-type="float" office:value="5634.09399130518" calcext:value-type="float">
            <text:p>5634,09399130518</text:p>
          </table:table-cell>
          <table:table-cell table:formula="of:=[.D646]-12.5" office:value-type="float" office:value="-87.5606021245845" calcext:value-type="float">
            <text:p>-87,5606021245845</text:p>
          </table:table-cell>
          <table:table-cell table:formula="of:=[.F646]*[.F646]" office:value-type="float" office:value="7666.85904441979" calcext:value-type="float">
            <text:p>7666,85904441979</text:p>
          </table:table-cell>
        </table:table-row>
        <table:table-row table:style-name="ro1">
          <table:table-cell table:formula="of:=SIN(2*PI()/[.$C$1]*[.B647])" office:value-type="float" office:value="-0.935444030829867" calcext:value-type="float">
            <text:p>-0,935444030829867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A647]+[.D646]*[.$D$1]" office:value-type="float" office:value="-75.2454401341685" calcext:value-type="float">
            <text:p>-75,2454401341685</text:p>
          </table:table-cell>
          <table:table-cell table:formula="of:=[.D647]*[.D647]" office:value-type="float" office:value="5661.87626098474" calcext:value-type="float">
            <text:p>5661,87626098474</text:p>
          </table:table-cell>
          <table:table-cell table:formula="of:=[.D647]-12.5" office:value-type="float" office:value="-87.7454401341685" calcext:value-type="float">
            <text:p>-87,7454401341685</text:p>
          </table:table-cell>
          <table:table-cell table:formula="of:=[.F647]*[.F647]" office:value-type="float" office:value="7699.26226433895" calcext:value-type="float">
            <text:p>7699,26226433895</text:p>
          </table:table-cell>
        </table:table-row>
        <table:table-row table:style-name="ro1">
          <table:table-cell table:formula="of:=SIN(2*PI()/[.$C$1]*[.B648])" office:value-type="float" office:value="-0.932639023143094" calcext:value-type="float">
            <text:p>-0,932639023143094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A648]+[.D647]*[.$D$1]" office:value-type="float" office:value="-75.4256247559699" calcext:value-type="float">
            <text:p>-75,4256247559699</text:p>
          </table:table-cell>
          <table:table-cell table:formula="of:=[.D648]*[.D648]" office:value-type="float" office:value="5689.02486982839" calcext:value-type="float">
            <text:p>5689,02486982839</text:p>
          </table:table-cell>
          <table:table-cell table:formula="of:=[.D648]-12.5" office:value-type="float" office:value="-87.9256247559699" calcext:value-type="float">
            <text:p>-87,9256247559699</text:p>
          </table:table-cell>
          <table:table-cell table:formula="of:=[.F648]*[.F648]" office:value-type="float" office:value="7730.91548872763" calcext:value-type="float">
            <text:p>7730,91548872763</text:p>
          </table:table-cell>
        </table:table-row>
        <table:table-row table:style-name="ro1">
          <table:table-cell table:formula="of:=SIN(2*PI()/[.$C$1]*[.B649])" office:value-type="float" office:value="-0.929776485888251" calcext:value-type="float">
            <text:p>-0,929776485888251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649]+[.D648]*[.$D$1]" office:value-type="float" office:value="-75.6011449942985" calcext:value-type="float">
            <text:p>-75,6011449942985</text:p>
          </table:table-cell>
          <table:table-cell table:formula="of:=[.D649]*[.D649]" office:value-type="float" office:value="5715.53312444894" calcext:value-type="float">
            <text:p>5715,53312444894</text:p>
          </table:table-cell>
          <table:table-cell table:formula="of:=[.D649]-12.5" office:value-type="float" office:value="-88.1011449942985" calcext:value-type="float">
            <text:p>-88,1011449942985</text:p>
          </table:table-cell>
          <table:table-cell table:formula="of:=[.F649]*[.F649]" office:value-type="float" office:value="7761.81174930641" calcext:value-type="float">
            <text:p>7761,81174930641</text:p>
          </table:table-cell>
        </table:table-row>
        <table:table-row table:style-name="ro1">
          <table:table-cell table:formula="of:=SIN(2*PI()/[.$C$1]*[.B650])" office:value-type="float" office:value="-0.926856595640121" calcext:value-type="float">
            <text:p>-0,926856595640121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A650]+[.D649]*[.$D$1]" office:value-type="float" office:value="-75.7719901399956" calcext:value-type="float">
            <text:p>-75,7719901399956</text:p>
          </table:table-cell>
          <table:table-cell table:formula="of:=[.D650]*[.D650]" office:value-type="float" office:value="5741.39448977559" calcext:value-type="float">
            <text:p>5741,39448977559</text:p>
          </table:table-cell>
          <table:table-cell table:formula="of:=[.D650]-12.5" office:value-type="float" office:value="-88.2719901399956" calcext:value-type="float">
            <text:p>-88,2719901399956</text:p>
          </table:table-cell>
          <table:table-cell table:formula="of:=[.F650]*[.F650]" office:value-type="float" office:value="7791.94424327548" calcext:value-type="float">
            <text:p>7791,94424327548</text:p>
          </table:table-cell>
        </table:table-row>
        <table:table-row table:style-name="ro1">
          <table:table-cell table:formula="of:=SIN(2*PI()/[.$C$1]*[.B651])" office:value-type="float" office:value="-0.923879532511287" calcext:value-type="float">
            <text:p>-0,92387953251128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A651]+[.D650]*[.$D$1]" office:value-type="float" office:value="-75.938149771107" calcext:value-type="float">
            <text:p>-75,938149771107</text:p>
          </table:table-cell>
          <table:table-cell table:formula="of:=[.D651]*[.D651]" office:value-type="float" office:value="5766.60259065907" calcext:value-type="float">
            <text:p>5766,60259065907</text:p>
          </table:table-cell>
          <table:table-cell table:formula="of:=[.D651]-12.5" office:value-type="float" office:value="-88.438149771107" calcext:value-type="float">
            <text:p>-88,438149771107</text:p>
          </table:table-cell>
          <table:table-cell table:formula="of:=[.F651]*[.F651]" office:value-type="float" office:value="7821.30633493675" calcext:value-type="float">
            <text:p>7821,30633493675</text:p>
          </table:table-cell>
        </table:table-row>
        <table:table-row table:style-name="ro1">
          <table:table-cell table:formula="of:=SIN(2*PI()/[.$C$1]*[.B652])" office:value-type="float" office:value="-0.920845480141026" calcext:value-type="float">
            <text:p>-0,920845480141026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A652]+[.D651]*[.$D$1]" office:value-type="float" office:value="-76.0996137535369" calcext:value-type="float">
            <text:p>-76,0996137535369</text:p>
          </table:table-cell>
          <table:table-cell table:formula="of:=[.D652]*[.D652]" office:value-type="float" office:value="5791.1512134375" calcext:value-type="float">
            <text:p>5791,1512134375</text:p>
          </table:table-cell>
          <table:table-cell table:formula="of:=[.D652]-12.5" office:value-type="float" office:value="-88.5996137535369" calcext:value-type="float">
            <text:p>-88,5996137535369</text:p>
          </table:table-cell>
          <table:table-cell table:formula="of:=[.F652]*[.F652]" office:value-type="float" office:value="7849.89155727593" calcext:value-type="float">
            <text:p>7849,89155727593</text:p>
          </table:table-cell>
        </table:table-row>
        <table:table-row table:style-name="ro1">
          <table:table-cell table:formula="of:=SIN(2*PI()/[.$C$1]*[.B653])" office:value-type="float" office:value="-0.917754625683981" calcext:value-type="float">
            <text:p>-0,91775462568398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A653]+[.D652]*[.$D$1]" office:value-type="float" office:value="-76.2563722416855" calcext:value-type="float">
            <text:p>-76,2563722416855</text:p>
          </table:table-cell>
          <table:table-cell table:formula="of:=[.D653]*[.D653]" office:value-type="float" office:value="5815.03430746251" calcext:value-type="float">
            <text:p>5815,03430746251</text:p>
          </table:table-cell>
          <table:table-cell table:formula="of:=[.D653]-12.5" office:value-type="float" office:value="-88.7563722416855" calcext:value-type="float">
            <text:p>-88,7563722416855</text:p>
          </table:table-cell>
          <table:table-cell table:formula="of:=[.F653]*[.F653]" office:value-type="float" office:value="7877.69361350465" calcext:value-type="float">
            <text:p>7877,69361350465</text:p>
          </table:table-cell>
        </table:table-row>
        <table:table-row table:style-name="ro1">
          <table:table-cell table:formula="of:=SIN(2*PI()/[.$C$1]*[.B654])" office:value-type="float" office:value="-0.914607159798613" calcext:value-type="float">
            <text:p>-0,914607159798613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A654]+[.D653]*[.$D$1]" office:value-type="float" office:value="-76.4084156790673" calcext:value-type="float">
            <text:p>-76,4084156790673</text:p>
          </table:table-cell>
          <table:table-cell table:formula="of:=[.D654]*[.D654]" office:value-type="float" office:value="5838.24598658513" calcext:value-type="float">
            <text:p>5838,24598658513</text:p>
          </table:table-cell>
          <table:table-cell table:formula="of:=[.D654]-12.5" office:value-type="float" office:value="-88.9084156790673" calcext:value-type="float">
            <text:p>-88,9084156790673</text:p>
          </table:table-cell>
          <table:table-cell table:formula="of:=[.F654]*[.F654]" office:value-type="float" office:value="7904.70637856182" calcext:value-type="float">
            <text:p>7904,70637856182</text:p>
          </table:table-cell>
        </table:table-row>
        <table:table-row table:style-name="ro1">
          <table:table-cell table:formula="of:=SIN(2*PI()/[.$C$1]*[.B655])" office:value-type="float" office:value="-0.911403276635445" calcext:value-type="float">
            <text:p>-0,911403276635445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A655]+[.D654]*[.$D$1]" office:value-type="float" office:value="-76.555734798912" calcext:value-type="float">
            <text:p>-76,555734798912</text:p>
          </table:table-cell>
          <table:table-cell table:formula="of:=[.D655]*[.D655]" office:value-type="float" office:value="5860.78053060135" calcext:value-type="float">
            <text:p>5860,78053060135</text:p>
          </table:table-cell>
          <table:table-cell table:formula="of:=[.D655]-12.5" office:value-type="float" office:value="-89.055734798912" calcext:value-type="float">
            <text:p>-89,055734798912</text:p>
          </table:table-cell>
          <table:table-cell table:formula="of:=[.F655]*[.F655]" office:value-type="float" office:value="7930.92390057415" calcext:value-type="float">
            <text:p>7930,92390057415</text:p>
          </table:table-cell>
        </table:table-row>
        <table:table-row table:style-name="ro1">
          <table:table-cell table:formula="of:=SIN(2*PI()/[.$C$1]*[.B656])" office:value-type="float" office:value="-0.908143173825081" calcext:value-type="float">
            <text:p>-0,90814317382508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A656]+[.D655]*[.$D$1]" office:value-type="float" office:value="-76.698320624748" calcext:value-type="float">
            <text:p>-76,698320624748</text:p>
          </table:table-cell>
          <table:table-cell table:formula="of:=[.D656]*[.D656]" office:value-type="float" office:value="5882.63238665665" calcext:value-type="float">
            <text:p>5882,63238665665</text:p>
          </table:table-cell>
          <table:table-cell table:formula="of:=[.D656]-12.5" office:value-type="float" office:value="-89.198320624748" calcext:value-type="float">
            <text:p>-89,198320624748</text:p>
          </table:table-cell>
          <table:table-cell table:formula="of:=[.F656]*[.F656]" office:value-type="float" office:value="7956.34040227535" calcext:value-type="float">
            <text:p>7956,34040227535</text:p>
          </table:table-cell>
        </table:table-row>
        <table:table-row table:style-name="ro1">
          <table:table-cell table:formula="of:=SIN(2*PI()/[.$C$1]*[.B657])" office:value-type="float" office:value="-0.90482705246602" calcext:value-type="float">
            <text:p>-0,90482705246602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657]+[.D656]*[.$D$1]" office:value-type="float" office:value="-76.8361644709666" calcext:value-type="float">
            <text:p>-76,8361644709666</text:p>
          </table:table-cell>
          <table:table-cell table:formula="of:=[.D657]*[.D657]" office:value-type="float" office:value="5903.79617060942" calcext:value-type="float">
            <text:p>5903,79617060942</text:p>
          </table:table-cell>
          <table:table-cell table:formula="of:=[.D657]-12.5" office:value-type="float" office:value="-89.3361644709666" calcext:value-type="float">
            <text:p>-89,3361644709666</text:p>
          </table:table-cell>
          <table:table-cell table:formula="of:=[.F657]*[.F657]" office:value-type="float" office:value="7980.95028238359" calcext:value-type="float">
            <text:p>7980,95028238359</text:p>
          </table:table-cell>
        </table:table-row>
        <table:table-row table:style-name="ro1">
          <table:table-cell table:formula="of:=SIN(2*PI()/[.$C$1]*[.B658])" office:value-type="float" office:value="-0.901455117112246" calcext:value-type="float">
            <text:p>-0,901455117112246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A658]+[.D657]*[.$D$1]" office:value-type="float" office:value="-76.9692579433691" calcext:value-type="float">
            <text:p>-76,9692579433691</text:p>
          </table:table-cell>
          <table:table-cell table:formula="of:=[.D658]*[.D658]" office:value-type="float" office:value="5924.26666835289" calcext:value-type="float">
            <text:p>5924,26666835289</text:p>
          </table:table-cell>
          <table:table-cell table:formula="of:=[.D658]-12.5" office:value-type="float" office:value="-89.4692579433691" calcext:value-type="float">
            <text:p>-89,4692579433691</text:p>
          </table:table-cell>
          <table:table-cell table:formula="of:=[.F658]*[.F658]" office:value-type="float" office:value="8004.74811693712" calcext:value-type="float">
            <text:p>8004,74811693712</text:p>
          </table:table-cell>
        </table:table-row>
        <table:table-row table:style-name="ro1">
          <table:table-cell table:formula="of:=SIN(2*PI()/[.$C$1]*[.B659])" office:value-type="float" office:value="-0.898027575760616" calcext:value-type="float">
            <text:p>-0,89802757576061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A659]+[.D658]*[.$D$1]" office:value-type="float" office:value="-77.0975929396961" calcext:value-type="float">
            <text:p>-77,0975929396961</text:p>
          </table:table-cell>
          <table:table-cell table:formula="of:=[.D659]*[.D659]" office:value-type="float" office:value="5944.03883709507" calcext:value-type="float">
            <text:p>5944,03883709507</text:p>
          </table:table-cell>
          <table:table-cell table:formula="of:=[.D659]-12.5" office:value-type="float" office:value="-89.5975929396961" calcext:value-type="float">
            <text:p>-89,5975929396961</text:p>
          </table:table-cell>
          <table:table-cell table:formula="of:=[.F659]*[.F659]" office:value-type="float" office:value="8027.72866058747" calcext:value-type="float">
            <text:p>8027,72866058747</text:p>
          </table:table-cell>
        </table:table-row>
        <table:table-row table:style-name="ro1">
          <table:table-cell table:formula="of:=SIN(2*PI()/[.$C$1]*[.B660])" office:value-type="float" office:value="-0.894544639838025" calcext:value-type="float">
            <text:p>-0,894544639838025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A660]+[.D659]*[.$D$1]" office:value-type="float" office:value="-77.2211616501371" calcext:value-type="float">
            <text:p>-77,2211616501371</text:p>
          </table:table-cell>
          <table:table-cell table:formula="of:=[.D660]*[.D660]" office:value-type="float" office:value="5963.10780659661" calcext:value-type="float">
            <text:p>5963,10780659661</text:p>
          </table:table-cell>
          <table:table-cell table:formula="of:=[.D660]-12.5" office:value-type="float" office:value="-89.7211616501371" calcext:value-type="float">
            <text:p>-89,7211616501371</text:p>
          </table:table-cell>
          <table:table-cell table:formula="of:=[.F660]*[.F660]" office:value-type="float" office:value="8049.88684785003" calcext:value-type="float">
            <text:p>8049,88684785003</text:p>
          </table:table-cell>
        </table:table-row>
        <table:table-row table:style-name="ro1">
          <table:table-cell table:formula="of:=SIN(2*PI()/[.$C$1]*[.B661])" office:value-type="float" office:value="-0.891006524188368" calcext:value-type="float">
            <text:p>-0,89100652418836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A661]+[.D660]*[.$D$1]" office:value-type="float" office:value="-77.3399565578241" calcext:value-type="float">
            <text:p>-77,3399565578241</text:p>
          </table:table-cell>
          <table:table-cell table:formula="of:=[.D661]*[.D661]" office:value-type="float" office:value="5981.46888036612" calcext:value-type="float">
            <text:p>5981,46888036612</text:p>
          </table:table-cell>
          <table:table-cell table:formula="of:=[.D661]-12.5" office:value-type="float" office:value="-89.8399565578241" calcext:value-type="float">
            <text:p>-89,8399565578241</text:p>
          </table:table-cell>
          <table:table-cell table:formula="of:=[.F661]*[.F661]" office:value-type="float" office:value="8071.21779431173" calcext:value-type="float">
            <text:p>8071,21779431173</text:p>
          </table:table-cell>
        </table:table-row>
        <table:table-row table:style-name="ro1">
          <table:table-cell table:formula="of:=SIN(2*PI()/[.$C$1]*[.B662])" office:value-type="float" office:value="-0.887413447059283" calcext:value-type="float">
            <text:p>-0,887413447059283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A662]+[.D661]*[.$D$1]" office:value-type="float" office:value="-77.4539704393052" calcext:value-type="float">
            <text:p>-77,4539704393052</text:p>
          </table:table-cell>
          <table:table-cell table:formula="of:=[.D662]*[.D662]" office:value-type="float" office:value="5999.11753681276" calcext:value-type="float">
            <text:p>5999,11753681276</text:p>
          </table:table-cell>
          <table:table-cell table:formula="of:=[.D662]-12.5" office:value-type="float" office:value="-89.9539704393052" calcext:value-type="float">
            <text:p>-89,9539704393052</text:p>
          </table:table-cell>
          <table:table-cell table:formula="of:=[.F662]*[.F662]" office:value-type="float" office:value="8091.71679779539" calcext:value-type="float">
            <text:p>8091,71679779539</text:p>
          </table:table-cell>
        </table:table-row>
        <table:table-row table:style-name="ro1">
          <table:table-cell table:formula="of:=SIN(2*PI()/[.$C$1]*[.B663])" office:value-type="float" office:value="-0.883765630088693" calcext:value-type="float">
            <text:p>-0,883765630088693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A663]+[.D662]*[.$D$1]" office:value-type="float" office:value="-77.5631963650008" calcext:value-type="float">
            <text:p>-77,5631963650008</text:p>
          </table:table-cell>
          <table:table-cell table:formula="of:=[.D663]*[.D663]" office:value-type="float" office:value="6016.04943035567" calcext:value-type="float">
            <text:p>6016,04943035567</text:p>
          </table:table-cell>
          <table:table-cell table:formula="of:=[.D663]-12.5" office:value-type="float" office:value="-90.0631963650008" calcext:value-type="float">
            <text:p>-90,0631963650008</text:p>
          </table:table-cell>
          <table:table-cell table:formula="of:=[.F663]*[.F663]" office:value-type="float" office:value="8111.37933948069" calcext:value-type="float">
            <text:p>8111,37933948069</text:p>
          </table:table-cell>
        </table:table-row>
        <table:table-row table:style-name="ro1">
          <table:table-cell table:formula="of:=SIN(2*PI()/[.$C$1]*[.B664])" office:value-type="float" office:value="-0.880063298291132" calcext:value-type="float">
            <text:p>-0,880063298291132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A664]+[.D663]*[.$D$1]" office:value-type="float" office:value="-77.6676276996419" calcext:value-type="float">
            <text:p>-77,6676276996419</text:p>
          </table:table-cell>
          <table:table-cell table:formula="of:=[.D664]*[.D664]" office:value-type="float" office:value="6032.26039249019" calcext:value-type="float">
            <text:p>6032,26039249019</text:p>
          </table:table-cell>
          <table:table-cell table:formula="of:=[.D664]-12.5" office:value-type="float" office:value="-90.1676276996419" calcext:value-type="float">
            <text:p>-90,1676276996419</text:p>
          </table:table-cell>
          <table:table-cell table:formula="of:=[.F664]*[.F664]" office:value-type="float" office:value="8130.20108498123" calcext:value-type="float">
            <text:p>8130,20108498123</text:p>
          </table:table-cell>
        </table:table-row>
        <table:table-row table:style-name="ro1">
          <table:table-cell table:formula="of:=SIN(2*PI()/[.$C$1]*[.B665])" office:value-type="float" office:value="-0.876306680043863" calcext:value-type="float">
            <text:p>-0,876306680043863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665]+[.D664]*[.$D$1]" office:value-type="float" office:value="-77.7672581026894" calcext:value-type="float">
            <text:p>-77,7672581026894</text:p>
          </table:table-cell>
          <table:table-cell table:formula="of:=[.D665]*[.D665]" office:value-type="float" office:value="6047.74643281031" calcext:value-type="float">
            <text:p>6047,74643281031</text:p>
          </table:table-cell>
          <table:table-cell table:formula="of:=[.D665]-12.5" office:value-type="float" office:value="-90.2672581026894" calcext:value-type="float">
            <text:p>-90,2672581026894</text:p>
          </table:table-cell>
          <table:table-cell table:formula="of:=[.F665]*[.F665]" office:value-type="float" office:value="8148.17788537754" calcext:value-type="float">
            <text:p>8148,17788537754</text:p>
          </table:table-cell>
        </table:table-row>
        <table:table-row table:style-name="ro1">
          <table:table-cell table:formula="of:=SIN(2*PI()/[.$C$1]*[.B666])" office:value-type="float" office:value="-0.872496007072797" calcext:value-type="float">
            <text:p>-0,87249600707279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A666]+[.D665]*[.$D$1]" office:value-type="float" office:value="-77.8620815287353" calcext:value-type="float">
            <text:p>-77,8620815287353</text:p>
          </table:table-cell>
          <table:table-cell table:formula="of:=[.D666]*[.D666]" office:value-type="float" office:value="6062.50373998742" calcext:value-type="float">
            <text:p>6062,50373998742</text:p>
          </table:table-cell>
          <table:table-cell table:formula="of:=[.D666]-12.5" office:value-type="float" office:value="-90.3620815287353" calcext:value-type="float">
            <text:p>-90,3620815287353</text:p>
          </table:table-cell>
          <table:table-cell table:formula="of:=[.F666]*[.F666]" office:value-type="float" office:value="8165.3057782058" calcext:value-type="float">
            <text:p>8165,3057782058</text:p>
          </table:table-cell>
        </table:table-row>
        <table:table-row table:style-name="ro1">
          <table:table-cell table:formula="of:=SIN(2*PI()/[.$C$1]*[.B667])" office:value-type="float" office:value="-0.868631514438191" calcext:value-type="float">
            <text:p>-0,868631514438191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A667]+[.D666]*[.$D$1]" office:value-type="float" office:value="-77.9520922278861" calcext:value-type="float">
            <text:p>-77,9520922278861</text:p>
          </table:table-cell>
          <table:table-cell table:formula="of:=[.D667]*[.D667]" office:value-type="float" office:value="6076.52868270486" calcext:value-type="float">
            <text:p>6076,52868270486</text:p>
          </table:table-cell>
          <table:table-cell table:formula="of:=[.D667]-12.5" office:value-type="float" office:value="-90.4520922278861" calcext:value-type="float">
            <text:p>-90,4520922278861</text:p>
          </table:table-cell>
          <table:table-cell table:formula="of:=[.F667]*[.F667]" office:value-type="float" office:value="8181.58098840202" calcext:value-type="float">
            <text:p>8181,58098840202</text:p>
          </table:table-cell>
        </table:table-row>
        <table:table-row table:style-name="ro1">
          <table:table-cell table:formula="of:=SIN(2*PI()/[.$C$1]*[.B668])" office:value-type="float" office:value="-0.864713440520155" calcext:value-type="float">
            <text:p>-0,864713440520155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A668]+[.D667]*[.$D$1]" office:value-type="float" office:value="-78.0372847461274" calcext:value-type="float">
            <text:p>-78,0372847461274</text:p>
          </table:table-cell>
          <table:table-cell table:formula="of:=[.D668]*[.D668]" office:value-type="float" office:value="6089.81781054817" calcext:value-type="float">
            <text:p>6089,81781054817</text:p>
          </table:table-cell>
          <table:table-cell table:formula="of:=[.D668]-12.5" office:value-type="float" office:value="-90.5372847461274" calcext:value-type="float">
            <text:p>-90,5372847461274</text:p>
          </table:table-cell>
          <table:table-cell table:formula="of:=[.F668]*[.F668]" office:value-type="float" office:value="8196.99992920135" calcext:value-type="float">
            <text:p>8196,99992920135</text:p>
          </table:table-cell>
        </table:table-row>
        <table:table-row table:style-name="ro1">
          <table:table-cell table:formula="of:=SIN(2*PI()/[.$C$1]*[.B669])" office:value-type="float" office:value="-0.860742027003943" calcext:value-type="float">
            <text:p>-0,860742027003943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A669]+[.D668]*[.$D$1]" office:value-type="float" office:value="-78.1176539256701" calcext:value-type="float">
            <text:p>-78,1176539256701</text:p>
          </table:table-cell>
          <table:table-cell table:formula="of:=[.D669]*[.D669]" office:value-type="float" office:value="6102.36785485075" calcext:value-type="float">
            <text:p>6102,36785485075</text:p>
          </table:table-cell>
          <table:table-cell table:formula="of:=[.D669]-12.5" office:value-type="float" office:value="-90.6176539256701" calcext:value-type="float">
            <text:p>-90,6176539256701</text:p>
          </table:table-cell>
          <table:table-cell table:formula="of:=[.F669]*[.F669]" office:value-type="float" office:value="8211.5592029925" calcext:value-type="float">
            <text:p>8211,5592029925</text:p>
          </table:table-cell>
        </table:table-row>
        <table:table-row table:style-name="ro1">
          <table:table-cell table:formula="of:=SIN(2*PI()/[.$C$1]*[.B670])" office:value-type="float" office:value="-0.85671751886505" calcext:value-type="float">
            <text:p>-0,85671751886505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A670]+[.D669]*[.$D$1]" office:value-type="float" office:value="-78.1931949052784" calcext:value-type="float">
            <text:p>-78,1931949052784</text:p>
          </table:table-cell>
          <table:table-cell table:formula="of:=[.D670]*[.D670]" office:value-type="float" office:value="6114.17572949486" calcext:value-type="float">
            <text:p>6114,17572949486</text:p>
          </table:table-cell>
          <table:table-cell table:formula="of:=[.D670]-12.5" office:value-type="float" office:value="-90.6931949052784" calcext:value-type="float">
            <text:p>-90,6931949052784</text:p>
          </table:table-cell>
          <table:table-cell table:formula="of:=[.F670]*[.F670]" office:value-type="float" office:value="8225.25560212682" calcext:value-type="float">
            <text:p>8225,25560212682</text:p>
          </table:table-cell>
        </table:table-row>
        <table:table-row table:style-name="ro1">
          <table:table-cell table:formula="of:=SIN(2*PI()/[.$C$1]*[.B671])" office:value-type="float" office:value="-0.852640164354092" calcext:value-type="float">
            <text:p>-0,852640164354092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A671]+[.D670]*[.$D$1]" office:value-type="float" office:value="-78.2639031205797" calcext:value-type="float">
            <text:p>-78,2639031205797</text:p>
          </table:table-cell>
          <table:table-cell table:formula="of:=[.D671]*[.D671]" office:value-type="float" office:value="6125.23853166748" calcext:value-type="float">
            <text:p>6125,23853166748</text:p>
          </table:table-cell>
          <table:table-cell table:formula="of:=[.D671]-12.5" office:value-type="float" office:value="-90.7639031205797" calcext:value-type="float">
            <text:p>-90,7639031205797</text:p>
          </table:table-cell>
          <table:table-cell table:formula="of:=[.F671]*[.F671]" office:value-type="float" office:value="8238.08610968198" calcext:value-type="float">
            <text:p>8238,08610968198</text:p>
          </table:table-cell>
        </table:table-row>
        <table:table-row table:style-name="ro1">
          <table:table-cell table:formula="of:=SIN(2*PI()/[.$C$1]*[.B672])" office:value-type="float" office:value="-0.848510214981503" calcext:value-type="float">
            <text:p>-0,848510214981503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A672]+[.D671]*[.$D$1]" office:value-type="float" office:value="-78.3297743043554" calcext:value-type="float">
            <text:p>-78,3297743043554</text:p>
          </table:table-cell>
          <table:table-cell table:formula="of:=[.D672]*[.D672]" office:value-type="float" office:value="6135.55354257126" calcext:value-type="float">
            <text:p>6135,55354257126</text:p>
          </table:table-cell>
          <table:table-cell table:formula="of:=[.D672]-12.5" office:value-type="float" office:value="-90.8297743043554" calcext:value-type="float">
            <text:p>-90,8297743043554</text:p>
          </table:table-cell>
          <table:table-cell table:formula="of:=[.F672]*[.F672]" office:value-type="float" office:value="8250.04790018014" calcext:value-type="float">
            <text:p>8250,04790018014</text:p>
          </table:table-cell>
        </table:table-row>
        <table:table-row table:style-name="ro1">
          <table:table-cell table:formula="of:=SIN(2*PI()/[.$C$1]*[.B673])" office:value-type="float" office:value="-0.844327925502015" calcext:value-type="float">
            <text:p>-0,844327925502015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673]+[.D672]*[.$D$1]" office:value-type="float" office:value="-78.3908044868139" calcext:value-type="float">
            <text:p>-78,3908044868139</text:p>
          </table:table-cell>
          <table:table-cell table:formula="of:=[.D673]*[.D673]" office:value-type="float" office:value="6145.11822808988" calcext:value-type="float">
            <text:p>6145,11822808988</text:p>
          </table:table-cell>
          <table:table-cell table:formula="of:=[.D673]-12.5" office:value-type="float" office:value="-90.8908044868139" calcext:value-type="float">
            <text:p>-90,8908044868139</text:p>
          </table:table-cell>
          <table:table-cell table:formula="of:=[.F673]*[.F673]" office:value-type="float" office:value="8261.13834026022" calcext:value-type="float">
            <text:p>8261,13834026022</text:p>
          </table:table-cell>
        </table:table-row>
        <table:table-row table:style-name="ro1">
          <table:table-cell table:formula="of:=SIN(2*PI()/[.$C$1]*[.B674])" office:value-type="float" office:value="-0.840093553898942" calcext:value-type="float">
            <text:p>-0,840093553898942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A674]+[.D673]*[.$D$1]" office:value-type="float" office:value="-78.4469899958447" calcext:value-type="float">
            <text:p>-78,4469899958447</text:p>
          </table:table-cell>
          <table:table-cell table:formula="of:=[.D674]*[.D674]" office:value-type="float" office:value="6153.93023940815" calcext:value-type="float">
            <text:p>6153,93023940815</text:p>
          </table:table-cell>
          <table:table-cell table:formula="of:=[.D674]-12.5" office:value-type="float" office:value="-90.9469899958447" calcext:value-type="float">
            <text:p>-90,9469899958447</text:p>
          </table:table-cell>
          <table:table-cell table:formula="of:=[.F674]*[.F674]" office:value-type="float" office:value="8271.35498930427" calcext:value-type="float">
            <text:p>8271,35498930427</text:p>
          </table:table-cell>
        </table:table-row>
        <table:table-row table:style-name="ro1">
          <table:table-cell table:formula="of:=SIN(2*PI()/[.$C$1]*[.B675])" office:value-type="float" office:value="-0.83580736136827" calcext:value-type="float">
            <text:p>-0,8358073613682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A675]+[.D674]*[.$D$1]" office:value-type="float" office:value="-78.4983274572545" calcext:value-type="float">
            <text:p>-78,4983274572545</text:p>
          </table:table-cell>
          <table:table-cell table:formula="of:=[.D675]*[.D675]" office:value-type="float" office:value="6161.98741358635" calcext:value-type="float">
            <text:p>6161,98741358635</text:p>
          </table:table-cell>
          <table:table-cell table:formula="of:=[.D675]-12.5" office:value-type="float" office:value="-90.9983274572545" calcext:value-type="float">
            <text:p>-90,9983274572545</text:p>
          </table:table-cell>
          <table:table-cell table:formula="of:=[.F675]*[.F675]" office:value-type="float" office:value="8280.69560001771" calcext:value-type="float">
            <text:p>8280,69560001771</text:p>
          </table:table-cell>
        </table:table-row>
        <table:table-row table:style-name="ro1">
          <table:table-cell table:formula="of:=SIN(2*PI()/[.$C$1]*[.B676])" office:value-type="float" office:value="-0.831469612302545" calcext:value-type="float">
            <text:p>-0,831469612302545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A676]+[.D675]*[.$D$1]" office:value-type="float" office:value="-78.5448137949845" calcext:value-type="float">
            <text:p>-78,5448137949845</text:p>
          </table:table-cell>
          <table:table-cell table:formula="of:=[.D676]*[.D676]" office:value-type="float" office:value="6169.28777408878" calcext:value-type="float">
            <text:p>6169,28777408878</text:p>
          </table:table-cell>
          <table:table-cell table:formula="of:=[.D676]-12.5" office:value-type="float" office:value="-91.0448137949845" calcext:value-type="float">
            <text:p>-91,0448137949845</text:p>
          </table:table-cell>
          <table:table-cell table:formula="of:=[.F676]*[.F676]" office:value-type="float" office:value="8289.1581189634" calcext:value-type="float">
            <text:p>8289,1581189634</text:p>
          </table:table-cell>
        </table:table-row>
        <table:table-row table:style-name="ro1">
          <table:table-cell table:formula="of:=SIN(2*PI()/[.$C$1]*[.B677])" office:value-type="float" office:value="-0.827080574274562" calcext:value-type="float">
            <text:p>-0,827080574274562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A677]+[.D676]*[.$D$1]" office:value-type="float" office:value="-78.5864462313092" calcext:value-type="float">
            <text:p>-78,5864462313092</text:p>
          </table:table-cell>
          <table:table-cell table:formula="of:=[.D677]*[.D677]" office:value-type="float" office:value="6175.82953126645" calcext:value-type="float">
            <text:p>6175,82953126645</text:p>
          </table:table-cell>
          <table:table-cell table:formula="of:=[.D677]-12.5" office:value-type="float" office:value="-91.0864462313092" calcext:value-type="float">
            <text:p>-91,0864462313092</text:p>
          </table:table-cell>
          <table:table-cell table:formula="of:=[.F677]*[.F677]" office:value-type="float" office:value="8296.74068704918" calcext:value-type="float">
            <text:p>8296,74068704918</text:p>
          </table:table-cell>
        </table:table-row>
        <table:table-row table:style-name="ro1">
          <table:table-cell table:formula="of:=SIN(2*PI()/[.$C$1]*[.B678])" office:value-type="float" office:value="-0.822640518020859" calcext:value-type="float">
            <text:p>-0,822640518020859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A678]+[.D677]*[.$D$1]" office:value-type="float" office:value="-78.623222287017" calcext:value-type="float">
            <text:p>-78,623222287017</text:p>
          </table:table-cell>
          <table:table-cell table:formula="of:=[.D678]*[.D678]" office:value-type="float" office:value="6181.61108279368" calcext:value-type="float">
            <text:p>6181,61108279368</text:p>
          </table:table-cell>
          <table:table-cell table:formula="of:=[.D678]-12.5" office:value-type="float" office:value="-91.123222287017" calcext:value-type="float">
            <text:p>-91,123222287017</text:p>
          </table:table-cell>
          <table:table-cell table:formula="of:=[.F678]*[.F678]" office:value-type="float" office:value="8303.44163996911" calcext:value-type="float">
            <text:p>8303,44163996911</text:p>
          </table:table-cell>
        </table:table-row>
        <table:table-row table:style-name="ro1">
          <table:table-cell table:formula="of:=SIN(2*PI()/[.$C$1]*[.B679])" office:value-type="float" office:value="-0.818149717425023" calcext:value-type="float">
            <text:p>-0,818149717425023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A679]+[.D678]*[.$D$1]" office:value-type="float" office:value="-78.6551397815718" calcext:value-type="float">
            <text:p>-78,6551397815718</text:p>
          </table:table-cell>
          <table:table-cell table:formula="of:=[.D679]*[.D679]" office:value-type="float" office:value="6186.6310140586" calcext:value-type="float">
            <text:p>6186,6310140586</text:p>
          </table:table-cell>
          <table:table-cell table:formula="of:=[.D679]-12.5" office:value-type="float" office:value="-91.1551397815718" calcext:value-type="float">
            <text:p>-91,1551397815718</text:p>
          </table:table-cell>
          <table:table-cell table:formula="of:=[.F679]*[.F679]" office:value-type="float" office:value="8309.2595085979" calcext:value-type="float">
            <text:p>8309,2595085979</text:p>
          </table:table-cell>
        </table:table-row>
        <table:table-row table:style-name="ro1">
          <table:table-cell table:formula="of:=SIN(2*PI()/[.$C$1]*[.B680])" office:value-type="float" office:value="-0.813608449500787" calcext:value-type="float">
            <text:p>-0,813608449500787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A680]+[.D679]*[.$D$1]" office:value-type="float" office:value="-78.6821968332569" calcext:value-type="float">
            <text:p>-78,6821968332569</text:p>
          </table:table-cell>
          <table:table-cell table:formula="of:=[.D680]*[.D680]" office:value-type="float" office:value="6190.88809850738" calcext:value-type="float">
            <text:p>6190,88809850738</text:p>
          </table:table-cell>
          <table:table-cell table:formula="of:=[.D680]-12.5" office:value-type="float" office:value="-91.1821968332569" calcext:value-type="float">
            <text:p>-91,1821968332569</text:p>
          </table:table-cell>
          <table:table-cell table:formula="of:=[.F680]*[.F680]" office:value-type="float" office:value="8314.19301933881" calcext:value-type="float">
            <text:p>8314,19301933881</text:p>
          </table:table-cell>
        </table:table-row>
        <table:table-row table:style-name="ro1">
          <table:table-cell table:formula="of:=SIN(2*PI()/[.$C$1]*[.B681])" office:value-type="float" office:value="-0.809016994374947" calcext:value-type="float">
            <text:p>-0,80901699437494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681]+[.D680]*[.$D$1]" office:value-type="float" office:value="-78.7043918592993" calcext:value-type="float">
            <text:p>-78,7043918592993</text:p>
          </table:table-cell>
          <table:table-cell table:formula="of:=[.D681]*[.D681]" office:value-type="float" office:value="6194.38129794214" calcext:value-type="float">
            <text:p>6194,38129794214</text:p>
          </table:table-cell>
          <table:table-cell table:formula="of:=[.D681]-12.5" office:value-type="float" office:value="-91.2043918592993" calcext:value-type="float">
            <text:p>-91,2043918592993</text:p>
          </table:table-cell>
          <table:table-cell table:formula="of:=[.F681]*[.F681]" office:value-type="float" office:value="8318.24109442462" calcext:value-type="float">
            <text:p>8318,24109442462</text:p>
          </table:table-cell>
        </table:table-row>
        <table:table-row table:style-name="ro1">
          <table:table-cell table:formula="of:=SIN(2*PI()/[.$C$1]*[.B682])" office:value-type="float" office:value="-0.804375635270084" calcext:value-type="float">
            <text:p>-0,804375635270084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A682]+[.D681]*[.$D$1]" office:value-type="float" office:value="-78.7217235759764" calcext:value-type="float">
            <text:p>-78,7217235759764</text:p>
          </table:table-cell>
          <table:table-cell table:formula="of:=[.D682]*[.D682]" office:value-type="float" office:value="6197.10976277243" calcext:value-type="float">
            <text:p>6197,10976277243</text:p>
          </table:table-cell>
          <table:table-cell table:formula="of:=[.D682]-12.5" office:value-type="float" office:value="-91.2217235759764" calcext:value-type="float">
            <text:p>-91,2217235759764</text:p>
          </table:table-cell>
          <table:table-cell table:formula="of:=[.F682]*[.F682]" office:value-type="float" office:value="8321.40285217184" calcext:value-type="float">
            <text:p>8321,40285217184</text:p>
          </table:table-cell>
        </table:table-row>
        <table:table-row table:style-name="ro1">
          <table:table-cell table:formula="of:=SIN(2*PI()/[.$C$1]*[.B683])" office:value-type="float" office:value="-0.79968465848709" calcext:value-type="float">
            <text:p>-0,79968465848709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A683]+[.D682]*[.$D$1]" office:value-type="float" office:value="-78.7341909987037" calcext:value-type="float">
            <text:p>-78,7341909987037</text:p>
          </table:table-cell>
          <table:table-cell table:formula="of:=[.D683]*[.D683]" office:value-type="float" office:value="6199.07283222035" calcext:value-type="float">
            <text:p>6199,07283222035</text:p>
          </table:table-cell>
          <table:table-cell table:formula="of:=[.D683]-12.5" office:value-type="float" office:value="-91.2341909987037" calcext:value-type="float">
            <text:p>-91,2341909987037</text:p>
          </table:table-cell>
          <table:table-cell table:formula="of:=[.F683]*[.F683]" office:value-type="float" office:value="8323.67760718795" calcext:value-type="float">
            <text:p>8323,67760718795</text:p>
          </table:table-cell>
        </table:table-row>
        <table:table-row table:style-name="ro1">
          <table:table-cell table:formula="of:=SIN(2*PI()/[.$C$1]*[.B684])" office:value-type="float" office:value="-0.79494435338751" calcext:value-type="float">
            <text:p>-0,79494435338751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A684]+[.D683]*[.$D$1]" office:value-type="float" office:value="-78.7417934421042" calcext:value-type="float">
            <text:p>-78,7417934421042</text:p>
          </table:table-cell>
          <table:table-cell table:formula="of:=[.D684]*[.D684]" office:value-type="float" office:value="6200.270034479" calcext:value-type="float">
            <text:p>6200,270034479</text:p>
          </table:table-cell>
          <table:table-cell table:formula="of:=[.D684]-12.5" office:value-type="float" office:value="-91.2417934421042" calcext:value-type="float">
            <text:p>-91,2417934421042</text:p>
          </table:table-cell>
          <table:table-cell table:formula="of:=[.F684]*[.F684]" office:value-type="float" office:value="8325.0648705316" calcext:value-type="float">
            <text:p>8325,0648705316</text:p>
          </table:table-cell>
        </table:table-row>
        <table:table-row table:style-name="ro1">
          <table:table-cell table:formula="of:=SIN(2*PI()/[.$C$1]*[.B685])" office:value-type="float" office:value="-0.79015501237569" calcext:value-type="float">
            <text:p>-0,79015501237569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A685]+[.D684]*[.$D$1]" office:value-type="float" office:value="-78.7445305200588" calcext:value-type="float">
            <text:p>-78,7445305200588</text:p>
          </table:table-cell>
          <table:table-cell table:formula="of:=[.D685]*[.D685]" office:value-type="float" office:value="6200.70108682447" calcext:value-type="float">
            <text:p>6200,70108682447</text:p>
          </table:table-cell>
          <table:table-cell table:formula="of:=[.D685]-12.5" office:value-type="float" office:value="-91.2445305200588" calcext:value-type="float">
            <text:p>-91,2445305200588</text:p>
          </table:table-cell>
          <table:table-cell table:formula="of:=[.F685]*[.F685]" office:value-type="float" office:value="8325.56434982595" calcext:value-type="float">
            <text:p>8325,56434982595</text:p>
          </table:table-cell>
        </table:table-row>
        <table:table-row table:style-name="ro1">
          <table:table-cell table:formula="of:=SIN(2*PI()/[.$C$1]*[.B686])" office:value-type="float" office:value="-0.785316930880745" calcext:value-type="float">
            <text:p>-0,785316930880745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A686]+[.D685]*[.$D$1]" office:value-type="float" office:value="-78.742402145739" calcext:value-type="float">
            <text:p>-78,742402145739</text:p>
          </table:table-cell>
          <table:table-cell table:formula="of:=[.D686]*[.D686]" office:value-type="float" office:value="6200.36589568128" calcext:value-type="float">
            <text:p>6200,36589568128</text:p>
          </table:table-cell>
          <table:table-cell table:formula="of:=[.D686]-12.5" office:value-type="float" office:value="-91.242402145739" calcext:value-type="float">
            <text:p>-91,242402145739</text:p>
          </table:table-cell>
          <table:table-cell table:formula="of:=[.F686]*[.F686]" office:value-type="float" office:value="8325.17594932475" calcext:value-type="float">
            <text:p>8325,17594932475</text:p>
          </table:table-cell>
        </table:table-row>
        <table:table-row table:style-name="ro1">
          <table:table-cell table:formula="of:=SIN(2*PI()/[.$C$1]*[.B687])" office:value-type="float" office:value="-0.780430407338329" calcext:value-type="float">
            <text:p>-0,780430407338329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A687]+[.D686]*[.$D$1]" office:value-type="float" office:value="-78.7354085316199" calcext:value-type="float">
            <text:p>-78,7354085316199</text:p>
          </table:table-cell>
          <table:table-cell table:formula="of:=[.D687]*[.D687]" office:value-type="float" office:value="6199.26455664108" calcext:value-type="float">
            <text:p>6199,26455664108</text:p>
          </table:table-cell>
          <table:table-cell table:formula="of:=[.D687]-12.5" office:value-type="float" office:value="-91.2354085316199" calcext:value-type="float">
            <text:p>-91,2354085316199</text:p>
          </table:table-cell>
          <table:table-cell table:formula="of:=[.F687]*[.F687]" office:value-type="float" office:value="8323.89976993158" calcext:value-type="float">
            <text:p>8323,89976993158</text:p>
          </table:table-cell>
        </table:table-row>
        <table:table-row table:style-name="ro1">
          <table:table-cell table:formula="of:=SIN(2*PI()/[.$C$1]*[.B688])" office:value-type="float" office:value="-0.775495743172234" calcext:value-type="float">
            <text:p>-0,775495743172234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A688]+[.D687]*[.$D$1]" office:value-type="float" office:value="-78.7235501894759" calcext:value-type="float">
            <text:p>-78,7235501894759</text:p>
          </table:table-cell>
          <table:table-cell table:formula="of:=[.D688]*[.D688]" office:value-type="float" office:value="6197.39735443494" calcext:value-type="float">
            <text:p>6197,39735443494</text:p>
          </table:table-cell>
          <table:table-cell table:formula="of:=[.D688]-12.5" office:value-type="float" office:value="-91.2235501894759" calcext:value-type="float">
            <text:p>-91,2235501894759</text:p>
          </table:table-cell>
          <table:table-cell table:formula="of:=[.F688]*[.F688]" office:value-type="float" office:value="8321.73610917183" calcext:value-type="float">
            <text:p>8321,73610917183</text:p>
          </table:table-cell>
        </table:table-row>
        <table:table-row table:style-name="ro1">
          <table:table-cell table:formula="of:=SIN(2*PI()/[.$C$1]*[.B689])" office:value-type="float" office:value="-0.770513242775789" calcext:value-type="float">
            <text:p>-0,770513242775789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689]+[.D688]*[.$D$1]" office:value-type="float" office:value="-78.706827930357" calcext:value-type="float">
            <text:p>-78,706827930357</text:p>
          </table:table-cell>
          <table:table-cell table:formula="of:=[.D689]*[.D689]" office:value-type="float" office:value="6194.76476285882" calcext:value-type="float">
            <text:p>6194,76476285882</text:p>
          </table:table-cell>
          <table:table-cell table:formula="of:=[.D689]-12.5" office:value-type="float" office:value="-91.206827930357" calcext:value-type="float">
            <text:p>-91,206827930357</text:p>
          </table:table-cell>
          <table:table-cell table:formula="of:=[.F689]*[.F689]" office:value-type="float" office:value="8318.68546111774" calcext:value-type="float">
            <text:p>8318,68546111774</text:p>
          </table:table-cell>
        </table:table-row>
        <table:table-row table:style-name="ro1">
          <table:table-cell table:formula="of:=SIN(2*PI()/[.$C$1]*[.B690])" office:value-type="float" office:value="-0.765483213493088" calcext:value-type="float">
            <text:p>-0,765483213493088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A690]+[.D689]*[.$D$1]" office:value-type="float" office:value="-78.6852428645465" calcext:value-type="float">
            <text:p>-78,6852428645465</text:p>
          </table:table-cell>
          <table:table-cell table:formula="of:=[.D690]*[.D690]" office:value-type="float" office:value="6191.36744465266" calcext:value-type="float">
            <text:p>6191,36744465266</text:p>
          </table:table-cell>
          <table:table-cell table:formula="of:=[.D690]-12.5" office:value-type="float" office:value="-91.1852428645465" calcext:value-type="float">
            <text:p>-91,1852428645465</text:p>
          </table:table-cell>
          <table:table-cell table:formula="of:=[.F690]*[.F690]" office:value-type="float" office:value="8314.74851626633" calcext:value-type="float">
            <text:p>8314,74851626633</text:p>
          </table:table-cell>
        </table:table-row>
        <table:table-row table:style-name="ro1">
          <table:table-cell table:formula="of:=SIN(2*PI()/[.$C$1]*[.B691])" office:value-type="float" office:value="-0.760405965600031" calcext:value-type="float">
            <text:p>-0,76040596560003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A691]+[.D690]*[.$D$1]" office:value-type="float" office:value="-78.6587964015011" calcext:value-type="float">
            <text:p>-78,6587964015011</text:p>
          </table:table-cell>
          <table:table-cell table:formula="of:=[.D691]*[.D691]" office:value-type="float" office:value="6187.20625133279" calcext:value-type="float">
            <text:p>6187,20625133279</text:p>
          </table:table-cell>
          <table:table-cell table:formula="of:=[.D691]-12.5" office:value-type="float" office:value="-91.1587964015011" calcext:value-type="float">
            <text:p>-91,1587964015011</text:p>
          </table:table-cell>
          <table:table-cell table:formula="of:=[.F691]*[.F691]" office:value-type="float" office:value="8309.92616137032" calcext:value-type="float">
            <text:p>8309,92616137032</text:p>
          </table:table-cell>
        </table:table-row>
        <table:table-row table:style-name="ro1">
          <table:table-cell table:formula="of:=SIN(2*PI()/[.$C$1]*[.B692])" office:value-type="float" office:value="-0.755281812285183" calcext:value-type="float">
            <text:p>-0,755281812285183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A692]+[.D691]*[.$D$1]" office:value-type="float" office:value="-78.6274902497712" calcext:value-type="float">
            <text:p>-78,6274902497712</text:p>
          </table:table-cell>
          <table:table-cell table:formula="of:=[.D692]*[.D692]" office:value-type="float" office:value="6182.28222297787" calcext:value-type="float">
            <text:p>6182,28222297787</text:p>
          </table:table-cell>
          <table:table-cell table:formula="of:=[.D692]-12.5" office:value-type="float" office:value="-91.1274902497712" calcext:value-type="float">
            <text:p>-91,1274902497712</text:p>
          </table:table-cell>
          <table:table-cell table:formula="of:=[.F692]*[.F692]" office:value-type="float" office:value="8304.21947922215" calcext:value-type="float">
            <text:p>8304,21947922215</text:p>
          </table:table-cell>
        </table:table-row>
        <table:table-row table:style-name="ro1">
          <table:table-cell table:formula="of:=SIN(2*PI()/[.$C$1]*[.B693])" office:value-type="float" office:value="-0.750111069630459" calcext:value-type="float">
            <text:p>-0,750111069630459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A693]+[.D692]*[.$D$1]" office:value-type="float" office:value="-78.591326416904" calcext:value-type="float">
            <text:p>-78,591326416904</text:p>
          </table:table-cell>
          <table:table-cell table:formula="of:=[.D693]*[.D693]" office:value-type="float" office:value="6176.59658796835" calcext:value-type="float">
            <text:p>6176,59658796835</text:p>
          </table:table-cell>
          <table:table-cell table:formula="of:=[.D693]-12.5" office:value-type="float" office:value="-91.091326416904" calcext:value-type="float">
            <text:p>-91,091326416904</text:p>
          </table:table-cell>
          <table:table-cell table:formula="of:=[.F693]*[.F693]" office:value-type="float" office:value="8297.62974839095" calcext:value-type="float">
            <text:p>8297,62974839095</text:p>
          </table:table-cell>
        </table:table-row>
        <table:table-row table:style-name="ro1">
          <table:table-cell table:formula="of:=SIN(2*PI()/[.$C$1]*[.B694])" office:value-type="float" office:value="-0.744894056591622" calcext:value-type="float">
            <text:p>-0,744894056591622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A694]+[.D693]*[.$D$1]" office:value-type="float" office:value="-78.5503072093266" calcext:value-type="float">
            <text:p>-78,5503072093266</text:p>
          </table:table-cell>
          <table:table-cell table:formula="of:=[.D694]*[.D694]" office:value-type="float" office:value="6170.15076267958" calcext:value-type="float">
            <text:p>6170,15076267958</text:p>
          </table:table-cell>
          <table:table-cell table:formula="of:=[.D694]-12.5" office:value-type="float" office:value="-91.0503072093266" calcext:value-type="float">
            <text:p>-91,0503072093266</text:p>
          </table:table-cell>
          <table:table-cell table:formula="of:=[.F694]*[.F694]" office:value-type="float" office:value="8290.15844291274" calcext:value-type="float">
            <text:p>8290,15844291274</text:p>
          </table:table-cell>
        </table:table-row>
        <table:table-row table:style-name="ro1">
          <table:table-cell table:formula="of:=SIN(2*PI()/[.$C$1]*[.B695])" office:value-type="float" office:value="-0.73963109497861" calcext:value-type="float">
            <text:p>-0,73963109497861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A695]+[.D694]*[.$D$1]" office:value-type="float" office:value="-78.5044352322119" calcext:value-type="float">
            <text:p>-78,5044352322119</text:p>
          </table:table-cell>
          <table:table-cell table:formula="of:=[.D695]*[.D695]" office:value-type="float" office:value="6162.94635112855" calcext:value-type="float">
            <text:p>6162,94635112855</text:p>
          </table:table-cell>
          <table:table-cell table:formula="of:=[.D695]-12.5" office:value-type="float" office:value="-91.0044352322119" calcext:value-type="float">
            <text:p>-91,0044352322119</text:p>
          </table:table-cell>
          <table:table-cell table:formula="of:=[.F695]*[.F695]" office:value-type="float" office:value="8281.80723193385" calcext:value-type="float">
            <text:p>8281,80723193385</text:p>
          </table:table-cell>
        </table:table-row>
        <table:table-row table:style-name="ro1">
          <table:table-cell table:formula="of:=SIN(2*PI()/[.$C$1]*[.B696])" office:value-type="float" office:value="-0.734322509435685" calcext:value-type="float">
            <text:p>-0,734322509435685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A696]+[.D695]*[.$D$1]" office:value-type="float" office:value="-78.4537133893255" calcext:value-type="float">
            <text:p>-78,4537133893255</text:p>
          </table:table-cell>
          <table:table-cell table:formula="of:=[.D696]*[.D696]" office:value-type="float" office:value="6154.98514457443" calcext:value-type="float">
            <text:p>6154,98514457443</text:p>
          </table:table-cell>
          <table:table-cell table:formula="of:=[.D696]-12.5" office:value-type="float" office:value="-90.9537133893255" calcext:value-type="float">
            <text:p>-90,9537133893255</text:p>
          </table:table-cell>
          <table:table-cell table:formula="of:=[.F696]*[.F696]" office:value-type="float" office:value="8272.57797930756" calcext:value-type="float">
            <text:p>8272,57797930756</text:p>
          </table:table-cell>
        </table:table-row>
        <table:table-row table:style-name="ro1">
          <table:table-cell table:formula="of:=SIN(2*PI()/[.$C$1]*[.B697])" office:value-type="float" office:value="-0.728968627421412" calcext:value-type="float">
            <text:p>-0,728968627421412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697]+[.D696]*[.$D$1]" office:value-type="float" office:value="-78.3981448828536" calcext:value-type="float">
            <text:p>-78,3981448828536</text:p>
          </table:table-cell>
          <table:table-cell table:formula="of:=[.D697]*[.D697]" office:value-type="float" office:value="6146.26912107291" calcext:value-type="float">
            <text:p>6146,26912107291</text:p>
          </table:table-cell>
          <table:table-cell table:formula="of:=[.D697]-12.5" office:value-type="float" office:value="-90.8981448828536" calcext:value-type="float">
            <text:p>-90,8981448828536</text:p>
          </table:table-cell>
          <table:table-cell table:formula="of:=[.F697]*[.F697]" office:value-type="float" office:value="8262.47274314425" calcext:value-type="float">
            <text:p>8262,47274314425</text:p>
          </table:table-cell>
        </table:table-row>
        <table:table-row table:style-name="ro1">
          <table:table-cell table:formula="of:=SIN(2*PI()/[.$C$1]*[.B698])" office:value-type="float" office:value="-0.723569779188449" calcext:value-type="float">
            <text:p>-0,723569779188449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A698]+[.D697]*[.$D$1]" office:value-type="float" office:value="-78.3377332132135" calcext:value-type="float">
            <text:p>-78,3377332132135</text:p>
          </table:table-cell>
          <table:table-cell table:formula="of:=[.D698]*[.D698]" office:value-type="float" office:value="6136.80044498462" calcext:value-type="float">
            <text:p>6136,80044498462</text:p>
          </table:table-cell>
          <table:table-cell table:formula="of:=[.D698]-12.5" office:value-type="float" office:value="-90.8377332132135" calcext:value-type="float">
            <text:p>-90,8377332132135</text:p>
          </table:table-cell>
          <table:table-cell table:formula="of:=[.F698]*[.F698]" office:value-type="float" office:value="8251.49377531496" calcext:value-type="float">
            <text:p>8251,49377531496</text:p>
          </table:table-cell>
        </table:table-row>
        <table:table-row table:style-name="ro1">
          <table:table-cell table:formula="of:=SIN(2*PI()/[.$C$1]*[.B699])" office:value-type="float" office:value="-0.718126297763189" calcext:value-type="float">
            <text:p>-0,718126297763189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A699]+[.D698]*[.$D$1]" office:value-type="float" office:value="-78.2724821788446" calcext:value-type="float">
            <text:p>-78,2724821788446</text:p>
          </table:table-cell>
          <table:table-cell table:formula="of:=[.D699]*[.D699]" office:value-type="float" office:value="6126.58146643754" calcext:value-type="float">
            <text:p>6126,58146643754</text:p>
          </table:table-cell>
          <table:table-cell table:formula="of:=[.D699]-12.5" office:value-type="float" office:value="-90.7724821788446" calcext:value-type="float">
            <text:p>-90,7724821788446</text:p>
          </table:table-cell>
          <table:table-cell table:formula="of:=[.F699]*[.F699]" office:value-type="float" office:value="8239.64352090866" calcext:value-type="float">
            <text:p>8239,64352090866</text:p>
          </table:table-cell>
        </table:table-row>
        <table:table-row table:style-name="ro1">
          <table:table-cell table:formula="of:=SIN(2*PI()/[.$C$1]*[.B700])" office:value-type="float" office:value="-0.712638518925205" calcext:value-type="float">
            <text:p>-0,712638518925205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A700]+[.D699]*[.$D$1]" office:value-type="float" office:value="-78.2023958759814" calcext:value-type="float">
            <text:p>-78,2023958759814</text:p>
          </table:table-cell>
          <table:table-cell table:formula="of:=[.D700]*[.D700]" office:value-type="float" office:value="6115.61472074371" calcext:value-type="float">
            <text:p>6115,61472074371</text:p>
          </table:table-cell>
          <table:table-cell table:formula="of:=[.D700]-12.5" office:value-type="float" office:value="-90.7023958759813" calcext:value-type="float">
            <text:p>-90,7023958759813</text:p>
          </table:table-cell>
          <table:table-cell table:formula="of:=[.F700]*[.F700]" office:value-type="float" office:value="8226.92461764324" calcext:value-type="float">
            <text:p>8226,92461764324</text:p>
          </table:table-cell>
        </table:table-row>
        <table:table-row table:style-name="ro1">
          <table:table-cell table:formula="of:=SIN(2*PI()/[.$C$1]*[.B701])" office:value-type="float" office:value="-0.707106781186547" calcext:value-type="float">
            <text:p>-0,70710678118654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701]+[.D700]*[.$D$1]" office:value-type="float" office:value="-78.1274786984081" calcext:value-type="float">
            <text:p>-78,1274786984081</text:p>
          </table:table-cell>
          <table:table-cell table:formula="of:=[.D701]*[.D701]" office:value-type="float" office:value="6103.90292777021" calcext:value-type="float">
            <text:p>6103,90292777021</text:p>
          </table:table-cell>
          <table:table-cell table:formula="of:=[.D701]-12.5" office:value-type="float" office:value="-90.6274786984081" calcext:value-type="float">
            <text:p>-90,6274786984081</text:p>
          </table:table-cell>
          <table:table-cell table:formula="of:=[.F701]*[.F701]" office:value-type="float" office:value="8213.33989523041" calcext:value-type="float">
            <text:p>8213,33989523041</text:p>
          </table:table-cell>
        </table:table-row>
        <table:table-row table:style-name="ro1">
          <table:table-cell table:formula="of:=SIN(2*PI()/[.$C$1]*[.B702])" office:value-type="float" office:value="-0.701531425770856" calcext:value-type="float">
            <text:p>-0,701531425770856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A702]+[.D701]*[.$D$1]" office:value-type="float" office:value="-78.0477353371949" calcext:value-type="float">
            <text:p>-78,0477353371949</text:p>
          </table:table-cell>
          <table:table-cell table:formula="of:=[.D702]*[.D702]" office:value-type="float" office:value="6091.44899126482" calcext:value-type="float">
            <text:p>6091,44899126482</text:p>
          </table:table-cell>
          <table:table-cell table:formula="of:=[.D702]-12.5" office:value-type="float" office:value="-90.5477353371949" calcext:value-type="float">
            <text:p>-90,5477353371949</text:p>
          </table:table-cell>
          <table:table-cell table:formula="of:=[.F702]*[.F702]" office:value-type="float" office:value="8198.89237469469" calcext:value-type="float">
            <text:p>8198,89237469469</text:p>
          </table:table-cell>
        </table:table-row>
        <table:table-row table:style-name="ro1">
          <table:table-cell table:formula="of:=SIN(2*PI()/[.$C$1]*[.B703])" office:value-type="float" office:value="-0.695912796592314" calcext:value-type="float">
            <text:p>-0,695912796592314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A703]+[.D702]*[.$D$1]" office:value-type="float" office:value="-77.9631707804152" calcext:value-type="float">
            <text:p>-77,9631707804152</text:p>
          </table:table-cell>
          <table:table-cell table:formula="of:=[.D703]*[.D703]" office:value-type="float" office:value="6078.25599813619" calcext:value-type="float">
            <text:p>6078,25599813619</text:p>
          </table:table-cell>
          <table:table-cell table:formula="of:=[.D703]-12.5" office:value-type="float" office:value="-90.4631707804152" calcext:value-type="float">
            <text:p>-90,4631707804152</text:p>
          </table:table-cell>
          <table:table-cell table:formula="of:=[.F703]*[.F703]" office:value-type="float" office:value="8183.58526764657" calcext:value-type="float">
            <text:p>8183,58526764657</text:p>
          </table:table-cell>
        </table:table-row>
        <table:table-row table:style-name="ro1">
          <table:table-cell table:formula="of:=SIN(2*PI()/[.$C$1]*[.B704])" office:value-type="float" office:value="-0.690251240234437" calcext:value-type="float">
            <text:p>-0,690251240234437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[.A704]+[.D703]*[.$D$1]" office:value-type="float" office:value="-77.8737903128455" calcext:value-type="float">
            <text:p>-77,8737903128455</text:p>
          </table:table-cell>
          <table:table-cell table:formula="of:=[.D704]*[.D704]" office:value-type="float" office:value="6064.32721768903" calcext:value-type="float">
            <text:p>6064,32721768903</text:p>
          </table:table-cell>
          <table:table-cell table:formula="of:=[.D704]-12.5" office:value-type="float" office:value="-90.3737903128455" calcext:value-type="float">
            <text:p>-90,3737903128455</text:p>
          </table:table-cell>
          <table:table-cell table:formula="of:=[.F704]*[.F704]" office:value-type="float" office:value="8167.42197551017" calcext:value-type="float">
            <text:p>8167,42197551017</text:p>
          </table:table-cell>
        </table:table-row>
        <table:table-row table:style-name="ro1">
          <table:table-cell table:formula="of:=SIN(2*PI()/[.$C$1]*[.B705])" office:value-type="float" office:value="-0.684547105928688" calcext:value-type="float">
            <text:p>-0,684547105928688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705]+[.D704]*[.$D$1]" office:value-type="float" office:value="-77.7795995156457" calcext:value-type="float">
            <text:p>-77,7795995156457</text:p>
          </table:table-cell>
          <table:table-cell table:formula="of:=[.D705]*[.D705]" office:value-type="float" office:value="6049.66610081424" calcext:value-type="float">
            <text:p>6049,66610081424</text:p>
          </table:table-cell>
          <table:table-cell table:formula="of:=[.D705]-12.5" office:value-type="float" office:value="-90.2795995156457" calcext:value-type="float">
            <text:p>-90,2795995156457</text:p>
          </table:table-cell>
          <table:table-cell table:formula="of:=[.F705]*[.F705]" office:value-type="float" office:value="8150.40608870538" calcext:value-type="float">
            <text:p>8150,40608870538</text:p>
          </table:table-cell>
        </table:table-row>
        <table:table-row table:style-name="ro1">
          <table:table-cell table:formula="of:=SIN(2*PI()/[.$C$1]*[.B706])" office:value-type="float" office:value="-0.678800745532942" calcext:value-type="float">
            <text:p>-0,67880074553294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A706]+[.D705]*[.$D$1]" office:value-type="float" office:value="-77.6806042660222" calcext:value-type="float">
            <text:p>-77,6806042660222</text:p>
          </table:table-cell>
          <table:table-cell table:formula="of:=[.D706]*[.D706]" office:value-type="float" office:value="6034.27627913435" calcext:value-type="float">
            <text:p>6034,27627913435</text:p>
          </table:table-cell>
          <table:table-cell table:formula="of:=[.D706]-12.5" office:value-type="float" office:value="-90.1806042660222" calcext:value-type="float">
            <text:p>-90,1806042660222</text:p>
          </table:table-cell>
          <table:table-cell table:formula="of:=[.F706]*[.F706]" office:value-type="float" office:value="8132.5413857849" calcext:value-type="float">
            <text:p>8132,5413857849</text:p>
          </table:table-cell>
        </table:table-row>
        <table:table-row table:style-name="ro1">
          <table:table-cell table:formula="of:=SIN(2*PI()/[.$C$1]*[.B707])" office:value-type="float" office:value="-0.673012513509773" calcext:value-type="float">
            <text:p>-0,673012513509773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A707]+[.D706]*[.$D$1]" office:value-type="float" office:value="-77.5768107368718" calcext:value-type="float">
            <text:p>-77,5768107368718</text:p>
          </table:table-cell>
          <table:table-cell table:formula="of:=[.D707]*[.D707]" office:value-type="float" office:value="6018.16156410442" calcext:value-type="float">
            <text:p>6018,16156410442</text:p>
          </table:table-cell>
          <table:table-cell table:formula="of:=[.D707]-12.5" office:value-type="float" office:value="-90.0768107368718" calcext:value-type="float">
            <text:p>-90,0768107368718</text:p>
          </table:table-cell>
          <table:table-cell table:formula="of:=[.F707]*[.F707]" office:value-type="float" office:value="8113.83183252622" calcext:value-type="float">
            <text:p>8113,83183252622</text:p>
          </table:table-cell>
        </table:table-row>
        <table:table-row table:style-name="ro1">
          <table:table-cell table:formula="of:=SIN(2*PI()/[.$C$1]*[.B708])" office:value-type="float" office:value="-0.6671827669046" calcext:value-type="float">
            <text:p>-0,6671827669046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A708]+[.D707]*[.$D$1]" office:value-type="float" office:value="-77.4682253964077" calcext:value-type="float">
            <text:p>-77,4682253964077</text:p>
          </table:table-cell>
          <table:table-cell table:formula="of:=[.D708]*[.D708]" office:value-type="float" office:value="6001.32594606862" calcext:value-type="float">
            <text:p>6001,32594606862</text:p>
          </table:table-cell>
          <table:table-cell table:formula="of:=[.D708]-12.5" office:value-type="float" office:value="-89.9682253964076" calcext:value-type="float">
            <text:p>-89,9682253964076</text:p>
          </table:table-cell>
          <table:table-cell table:formula="of:=[.F708]*[.F708]" office:value-type="float" office:value="8094.28158097881" calcext:value-type="float">
            <text:p>8094,28158097881</text:p>
          </table:table-cell>
        </table:table-row>
        <table:table-row table:style-name="ro1">
          <table:table-cell table:formula="of:=SIN(2*PI()/[.$C$1]*[.B709])" office:value-type="float" office:value="-0.661311865323652" calcext:value-type="float">
            <text:p>-0,661311865323652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A709]+[.D708]*[.$D$1]" office:value-type="float" office:value="-77.3548550077672" calcext:value-type="float">
            <text:p>-77,3548550077672</text:p>
          </table:table-cell>
          <table:table-cell table:formula="of:=[.D709]*[.D709]" office:value-type="float" office:value="5983.77359327269" calcext:value-type="float">
            <text:p>5983,77359327269</text:p>
          </table:table-cell>
          <table:table-cell table:formula="of:=[.D709]-12.5" office:value-type="float" office:value="-89.8548550077672" calcext:value-type="float">
            <text:p>-89,8548550077672</text:p>
          </table:table-cell>
          <table:table-cell table:formula="of:=[.F709]*[.F709]" office:value-type="float" office:value="8073.89496846687" calcext:value-type="float">
            <text:p>8073,89496846687</text:p>
          </table:table-cell>
        </table:table-row>
        <table:table-row table:style-name="ro1">
          <table:table-cell table:formula="of:=SIN(2*PI()/[.$C$1]*[.B710])" office:value-type="float" office:value="-0.655400170911793" calcext:value-type="float">
            <text:p>-0,655400170911793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A710]+[.D709]*[.$D$1]" office:value-type="float" office:value="-77.2367066286013" calcext:value-type="float">
            <text:p>-77,2367066286013</text:p>
          </table:table-cell>
          <table:table-cell table:formula="of:=[.D710]*[.D710]" office:value-type="float" office:value="5965.50885083263" calcext:value-type="float">
            <text:p>5965,50885083263</text:p>
          </table:table-cell>
          <table:table-cell table:formula="of:=[.D710]-12.5" office:value-type="float" office:value="-89.7367066286013" calcext:value-type="float">
            <text:p>-89,7367066286013</text:p>
          </table:table-cell>
          <table:table-cell table:formula="of:=[.F710]*[.F710]" office:value-type="float" office:value="8052.67651654766" calcext:value-type="float">
            <text:p>8052,67651654766</text:p>
          </table:table-cell>
        </table:table-row>
        <table:table-row table:style-name="ro1">
          <table:table-cell table:formula="of:=SIN(2*PI()/[.$C$1]*[.B711])" office:value-type="float" office:value="-0.649448048330183" calcext:value-type="float">
            <text:p>-0,649448048330183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A711]+[.D710]*[.$D$1]" office:value-type="float" office:value="-77.1137876106455" calcext:value-type="float">
            <text:p>-77,1137876106455</text:p>
          </table:table-cell>
          <table:table-cell table:formula="of:=[.D711]*[.D711]" office:value-type="float" office:value="5946.53623965975" calcext:value-type="float">
            <text:p>5946,53623965975</text:p>
          </table:table-cell>
          <table:table-cell table:formula="of:=[.D711]-12.5" office:value-type="float" office:value="-89.6137876106455" calcext:value-type="float">
            <text:p>-89,6137876106455</text:p>
          </table:table-cell>
          <table:table-cell table:formula="of:=[.F711]*[.F711]" office:value-type="float" office:value="8030.63092992588" calcext:value-type="float">
            <text:p>8030,63092992588</text:p>
          </table:table-cell>
        </table:table-row>
        <table:table-row table:style-name="ro1">
          <table:table-cell table:formula="of:=SIN(2*PI()/[.$C$1]*[.B712])" office:value-type="float" office:value="-0.643455864733778" calcext:value-type="float">
            <text:p>-0,643455864733778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A712]+[.D711]*[.$D$1]" office:value-type="float" office:value="-76.9861055992728" calcext:value-type="float">
            <text:p>-76,9861055992728</text:p>
          </table:table-cell>
          <table:table-cell table:formula="of:=[.D712]*[.D712]" office:value-type="float" office:value="5926.86045534239" calcext:value-type="float">
            <text:p>5926,86045534239</text:p>
          </table:table-cell>
          <table:table-cell table:formula="of:=[.D712]-12.5" office:value-type="float" office:value="-89.4861055992729" calcext:value-type="float">
            <text:p>-89,4861055992729</text:p>
          </table:table-cell>
          <table:table-cell table:formula="of:=[.F712]*[.F712]" office:value-type="float" office:value="8007.76309532421" calcext:value-type="float">
            <text:p>8007,76309532421</text:p>
          </table:table-cell>
        </table:table-row>
        <table:table-row table:style-name="ro1">
          <table:table-cell table:formula="of:=SIN(2*PI()/[.$C$1]*[.B713])" office:value-type="float" office:value="-0.63742398974869" calcext:value-type="float">
            <text:p>-0,63742398974869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713]+[.D712]*[.$D$1]" office:value-type="float" office:value="-76.8536685330288" calcext:value-type="float">
            <text:p>-76,8536685330288</text:p>
          </table:table-cell>
          <table:table-cell table:formula="of:=[.D713]*[.D713]" office:value-type="float" office:value="5906.48636698466" calcext:value-type="float">
            <text:p>5906,48636698466</text:p>
          </table:table-cell>
          <table:table-cell table:formula="of:=[.D713]-12.5" office:value-type="float" office:value="-89.3536685330288" calcext:value-type="float">
            <text:p>-89,3536685330288</text:p>
          </table:table-cell>
          <table:table-cell table:formula="of:=[.F713]*[.F713]" office:value-type="float" office:value="7984.07808031038" calcext:value-type="float">
            <text:p>7984,07808031038</text:p>
          </table:table-cell>
        </table:table-row>
        <table:table-row table:style-name="ro1">
          <table:table-cell table:formula="of:=SIN(2*PI()/[.$C$1]*[.B714])" office:value-type="float" office:value="-0.631352795449377" calcext:value-type="float">
            <text:p>-0,631352795449377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[.A714]+[.D713]*[.$D$1]" office:value-type="float" office:value="-76.7164846431479" calcext:value-type="float">
            <text:p>-76,7164846431479</text:p>
          </table:table-cell>
          <table:table-cell table:formula="of:=[.D714]*[.D714]" office:value-type="float" office:value="5885.41901600234" calcext:value-type="float">
            <text:p>5885,41901600234</text:p>
          </table:table-cell>
          <table:table-cell table:formula="of:=[.D714]-12.5" office:value-type="float" office:value="-89.2164846431479" calcext:value-type="float">
            <text:p>-89,2164846431479</text:p>
          </table:table-cell>
          <table:table-cell table:formula="of:=[.F714]*[.F714]" office:value-type="float" office:value="7959.58113208104" calcext:value-type="float">
            <text:p>7959,58113208104</text:p>
          </table:table-cell>
        </table:table-row>
        <table:table-row table:style-name="ro1">
          <table:table-cell table:formula="of:=SIN(2*PI()/[.$C$1]*[.B715])" office:value-type="float" office:value="-0.625242656335705" calcext:value-type="float">
            <text:p>-0,625242656335705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A715]+[.D714]*[.$D$1]" office:value-type="float" office:value="-76.5745624530521" calcext:value-type="float">
            <text:p>-76,5745624530521</text:p>
          </table:table-cell>
          <table:table-cell table:formula="of:=[.D715]*[.D715]" office:value-type="float" office:value="5863.66361487638" calcext:value-type="float">
            <text:p>5863,66361487638</text:p>
          </table:table-cell>
          <table:table-cell table:formula="of:=[.D715]-12.5" office:value-type="float" office:value="-89.0745624530521" calcext:value-type="float">
            <text:p>-89,0745624530521</text:p>
          </table:table-cell>
          <table:table-cell table:formula="of:=[.F715]*[.F715]" office:value-type="float" office:value="7934.27767620268" calcext:value-type="float">
            <text:p>7934,27767620268</text:p>
          </table:table-cell>
        </table:table-row>
        <table:table-row table:style-name="ro1">
          <table:table-cell table:formula="of:=SIN(2*PI()/[.$C$1]*[.B716])" office:value-type="float" office:value="-0.619093949309834" calcext:value-type="float">
            <text:p>-0,61909394930983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A716]+[.D715]*[.$D$1]" office:value-type="float" office:value="-76.4279107778314" calcext:value-type="float">
            <text:p>-76,4279107778314</text:p>
          </table:table-cell>
          <table:table-cell table:formula="of:=[.D716]*[.D716]" office:value-type="float" office:value="5841.22554586416" calcext:value-type="float">
            <text:p>5841,22554586416</text:p>
          </table:table-cell>
          <table:table-cell table:formula="of:=[.D716]-12.5" office:value-type="float" office:value="-88.9279107778314" calcext:value-type="float">
            <text:p>-88,9279107778314</text:p>
          </table:table-cell>
          <table:table-cell table:formula="of:=[.F716]*[.F716]" office:value-type="float" office:value="7908.17331530994" calcext:value-type="float">
            <text:p>7908,17331530994</text:p>
          </table:table-cell>
        </table:table-row>
        <table:table-row table:style-name="ro1">
          <table:table-cell table:formula="of:=SIN(2*PI()/[.$C$1]*[.B717])" office:value-type="float" office:value="-0.612907053652976" calcext:value-type="float">
            <text:p>-0,612907053652976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A717]+[.D716]*[.$D$1]" office:value-type="float" office:value="-76.2765387237061" calcext:value-type="float">
            <text:p>-76,2765387237061</text:p>
          </table:table-cell>
          <table:table-cell table:formula="of:=[.D717]*[.D717]" office:value-type="float" office:value="5818.11035966903" calcext:value-type="float">
            <text:p>5818,11035966903</text:p>
          </table:table-cell>
          <table:table-cell table:formula="of:=[.D717]-12.5" office:value-type="float" office:value="-88.776538723706" calcext:value-type="float">
            <text:p>-88,776538723706</text:p>
          </table:table-cell>
          <table:table-cell table:formula="of:=[.F717]*[.F717]" office:value-type="float" office:value="7881.27382776168" calcext:value-type="float">
            <text:p>7881,27382776168</text:p>
          </table:table-cell>
        </table:table-row>
        <table:table-row table:style-name="ro1">
          <table:table-cell table:formula="of:=SIN(2*PI()/[.$C$1]*[.B718])" office:value-type="float" office:value="-0.606682351001999" calcext:value-type="float">
            <text:p>-0,606682351001999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A718]+[.D717]*[.$D$1]" office:value-type="float" office:value="-76.120455687471" calcext:value-type="float">
            <text:p>-76,120455687471</text:p>
          </table:table-cell>
          <table:table-cell table:formula="of:=[.D718]*[.D718]" office:value-type="float" office:value="5794.32377406823" calcext:value-type="float">
            <text:p>5794,32377406823</text:p>
          </table:table-cell>
          <table:table-cell table:formula="of:=[.D718]-12.5" office:value-type="float" office:value="-88.620455687471" calcext:value-type="float">
            <text:p>-88,620455687471</text:p>
          </table:table-cell>
          <table:table-cell table:formula="of:=[.F718]*[.F718]" office:value-type="float" office:value="7853.58516625501" calcext:value-type="float">
            <text:p>7853,58516625501</text:p>
          </table:table-cell>
        </table:table-row>
        <table:table-row table:style-name="ro1">
          <table:table-cell table:formula="of:=SIN(2*PI()/[.$C$1]*[.B719])" office:value-type="float" office:value="-0.600420225325884" calcext:value-type="float">
            <text:p>-0,600420225325884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A719]+[.D718]*[.$D$1]" office:value-type="float" office:value="-75.9596713559222" calcext:value-type="float">
            <text:p>-75,9596713559222</text:p>
          </table:table-cell>
          <table:table-cell table:formula="of:=[.D719]*[.D719]" office:value-type="float" office:value="5769.8716724997" calcext:value-type="float">
            <text:p>5769,8716724997</text:p>
          </table:table-cell>
          <table:table-cell table:formula="of:=[.D719]-12.5" office:value-type="float" office:value="-88.4596713559222" calcext:value-type="float">
            <text:p>-88,4596713559222</text:p>
          </table:table-cell>
          <table:table-cell table:formula="of:=[.F719]*[.F719]" office:value-type="float" office:value="7825.11345639776" calcext:value-type="float">
            <text:p>7825,11345639776</text:p>
          </table:table-cell>
        </table:table-row>
        <table:table-row table:style-name="ro1">
          <table:table-cell table:formula="of:=SIN(2*PI()/[.$C$1]*[.B720])" office:value-type="float" office:value="-0.594121062902038" calcext:value-type="float">
            <text:p>-0,594121062902038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A720]+[.D719]*[.$D$1]" office:value-type="float" office:value="-75.794195705265" calcext:value-type="float">
            <text:p>-75,794195705265</text:p>
          </table:table-cell>
          <table:table-cell table:formula="of:=[.D720]*[.D720]" office:value-type="float" office:value="5744.76010260801" calcext:value-type="float">
            <text:p>5744,76010260801</text:p>
          </table:table-cell>
          <table:table-cell table:formula="of:=[.D720]-12.5" office:value-type="float" office:value="-88.294195705265" calcext:value-type="float">
            <text:p>-88,294195705265</text:p>
          </table:table-cell>
          <table:table-cell table:formula="of:=[.F720]*[.F720]" office:value-type="float" office:value="7795.86499523963" calcext:value-type="float">
            <text:p>7795,86499523963</text:p>
          </table:table-cell>
        </table:table-row>
        <table:table-row table:style-name="ro1">
          <table:table-cell table:formula="of:=SIN(2*PI()/[.$C$1]*[.B721])" office:value-type="float" office:value="-0.587785252292473" calcext:value-type="float">
            <text:p>-0,58778525229247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721]+[.D720]*[.$D$1]" office:value-type="float" office:value="-75.6240390005048" calcext:value-type="float">
            <text:p>-75,6240390005048</text:p>
          </table:table-cell>
          <table:table-cell table:formula="of:=[.D721]*[.D721]" office:value-type="float" office:value="5718.99527474987" calcext:value-type="float">
            <text:p>5718,99527474987</text:p>
          </table:table-cell>
          <table:table-cell table:formula="of:=[.D721]-12.5" office:value-type="float" office:value="-88.1240390005048" calcext:value-type="float">
            <text:p>-88,1240390005048</text:p>
          </table:table-cell>
          <table:table-cell table:formula="of:=[.F721]*[.F721]" office:value-type="float" office:value="7765.84624976249" calcext:value-type="float">
            <text:p>7765,84624976249</text:p>
          </table:table-cell>
        </table:table-row>
        <table:table-row table:style-name="ro1">
          <table:table-cell table:formula="of:=SIN(2*PI()/[.$C$1]*[.B722])" office:value-type="float" office:value="-0.581413184319831" calcext:value-type="float">
            <text:p>-0,581413184319831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A722]+[.D721]*[.$D$1]" office:value-type="float" office:value="-75.4492117948196" calcext:value-type="float">
            <text:p>-75,4492117948196</text:p>
          </table:table-cell>
          <table:table-cell table:formula="of:=[.D722]*[.D722]" office:value-type="float" office:value="5692.58356045954" calcext:value-type="float">
            <text:p>5692,58356045954</text:p>
          </table:table-cell>
          <table:table-cell table:formula="of:=[.D722]-12.5" office:value-type="float" office:value="-87.9492117948196" calcext:value-type="float">
            <text:p>-87,9492117948196</text:p>
          </table:table-cell>
          <table:table-cell table:formula="of:=[.F722]*[.F722]" office:value-type="float" office:value="7735.06385533003" calcext:value-type="float">
            <text:p>7735,06385533003</text:p>
          </table:table-cell>
        </table:table-row>
        <table:table-row table:style-name="ro1">
          <table:table-cell table:formula="of:=SIN(2*PI()/[.$C$1]*[.B723])" office:value-type="float" office:value="-0.575005252043278" calcext:value-type="float">
            <text:p>-0,575005252043278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A723]+[.D722]*[.$D$1]" office:value-type="float" office:value="-75.2697249289147" calcext:value-type="float">
            <text:p>-75,2697249289147</text:p>
          </table:table-cell>
          <table:table-cell table:formula="of:=[.D723]*[.D723]" office:value-type="float" office:value="5665.53149087448" calcext:value-type="float">
            <text:p>5665,53149087448</text:p>
          </table:table-cell>
          <table:table-cell table:formula="of:=[.D723]-12.5" office:value-type="float" office:value="-87.7697249289147" calcext:value-type="float">
            <text:p>-87,7697249289147</text:p>
          </table:table-cell>
          <table:table-cell table:formula="of:=[.F723]*[.F723]" office:value-type="float" office:value="7703.52461409734" calcext:value-type="float">
            <text:p>7703,52461409734</text:p>
          </table:table-cell>
        </table:table-row>
        <table:table-row table:style-name="ro1">
          <table:table-cell table:formula="of:=SIN(2*PI()/[.$C$1]*[.B724])" office:value-type="float" office:value="-0.568561850734264" calcext:value-type="float">
            <text:p>-0,568561850734264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A724]+[.D723]*[.$D$1]" office:value-type="float" office:value="-75.0855895303598" calcext:value-type="float">
            <text:p>-75,0855895303598</text:p>
          </table:table-cell>
          <table:table-cell table:formula="of:=[.D724]*[.D724]" office:value-type="float" office:value="5637.84575512167" calcext:value-type="float">
            <text:p>5637,84575512167</text:p>
          </table:table-cell>
          <table:table-cell table:formula="of:=[.D724]-12.5" office:value-type="float" office:value="-87.5855895303598" calcext:value-type="float">
            <text:p>-87,5855895303598</text:p>
          </table:table-cell>
          <table:table-cell table:formula="of:=[.F724]*[.F724]" office:value-type="float" office:value="7671.23549338067" calcext:value-type="float">
            <text:p>7671,23549338067</text:p>
          </table:table-cell>
        </table:table-row>
        <table:table-row table:style-name="ro1">
          <table:table-cell table:formula="of:=SIN(2*PI()/[.$C$1]*[.B725])" office:value-type="float" office:value="-0.56208337785213" calcext:value-type="float">
            <text:p>-0,56208337785213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A725]+[.D724]*[.$D$1]" office:value-type="float" office:value="-74.8968170129083" calcext:value-type="float">
            <text:p>-74,8968170129083</text:p>
          </table:table-cell>
          <table:table-cell table:formula="of:=[.D725]*[.D725]" office:value-type="float" office:value="5609.53319866507" calcext:value-type="float">
            <text:p>5609,53319866507</text:p>
          </table:table-cell>
          <table:table-cell table:formula="of:=[.D725]-12.5" office:value-type="float" office:value="-87.3968170129083" calcext:value-type="float">
            <text:p>-87,3968170129083</text:p>
          </table:table-cell>
          <table:table-cell table:formula="of:=[.F725]*[.F725]" office:value-type="float" office:value="7638.20362398778" calcext:value-type="float">
            <text:p>7638,20362398778</text:p>
          </table:table-cell>
        </table:table-row>
        <table:table-row table:style-name="ro1">
          <table:table-cell table:formula="of:=SIN(2*PI()/[.$C$1]*[.B726])" office:value-type="float" office:value="-0.555570233019602" calcext:value-type="float">
            <text:p>-0,555570233019602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A726]+[.D725]*[.$D$1]" office:value-type="float" office:value="-74.7034190757988" calcext:value-type="float">
            <text:p>-74,7034190757988</text:p>
          </table:table-cell>
          <table:table-cell table:formula="of:=[.D726]*[.D726]" office:value-type="float" office:value="5580.60082161443" calcext:value-type="float">
            <text:p>5580,60082161443</text:p>
          </table:table-cell>
          <table:table-cell table:formula="of:=[.D726]-12.5" office:value-type="float" office:value="-87.2034190757988" calcext:value-type="float">
            <text:p>-87,2034190757988</text:p>
          </table:table-cell>
          <table:table-cell table:formula="of:=[.F726]*[.F726]" office:value-type="float" office:value="7604.4362985094" calcext:value-type="float">
            <text:p>7604,4362985094</text:p>
          </table:table-cell>
        </table:table-row>
        <table:table-row table:style-name="ro1">
          <table:table-cell table:formula="of:=SIN(2*PI()/[.$C$1]*[.B727])" office:value-type="float" office:value="-0.549022817998131" calcext:value-type="float">
            <text:p>-0,549022817998131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A727]+[.D726]*[.$D$1]" office:value-type="float" office:value="-74.505407703039" calcext:value-type="float">
            <text:p>-74,505407703039</text:p>
          </table:table-cell>
          <table:table-cell table:formula="of:=[.D727]*[.D727]" office:value-type="float" office:value="5551.05577699606" calcext:value-type="float">
            <text:p>5551,05577699606</text:p>
          </table:table-cell>
          <table:table-cell table:formula="of:=[.D727]-12.5" office:value-type="float" office:value="-87.005407703039" calcext:value-type="float">
            <text:p>-87,005407703039</text:p>
          </table:table-cell>
          <table:table-cell table:formula="of:=[.F727]*[.F727]" office:value-type="float" office:value="7569.94096957204" calcext:value-type="float">
            <text:p>7569,94096957204</text:p>
          </table:table-cell>
        </table:table-row>
        <table:table-row table:style-name="ro1">
          <table:table-cell table:formula="of:=SIN(2*PI()/[.$C$1]*[.B728])" office:value-type="float" office:value="-0.542441536663119" calcext:value-type="float">
            <text:p>-0,54244153666311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A728]+[.D727]*[.$D$1]" office:value-type="float" office:value="-74.3027951626717" calcext:value-type="float">
            <text:p>-74,3027951626717</text:p>
          </table:table-cell>
          <table:table-cell table:formula="of:=[.D728]*[.D728]" office:value-type="float" office:value="5520.90536898595" calcext:value-type="float">
            <text:p>5520,90536898595</text:p>
          </table:table-cell>
          <table:table-cell table:formula="of:=[.D728]-12.5" office:value-type="float" office:value="-86.8027951626717" calcext:value-type="float">
            <text:p>-86,8027951626717</text:p>
          </table:table-cell>
          <table:table-cell table:formula="of:=[.F728]*[.F728]" office:value-type="float" office:value="7534.72524805274" calcext:value-type="float">
            <text:p>7534,72524805274</text:p>
          </table:table-cell>
        </table:table-row>
        <table:table-row table:style-name="ro1">
          <table:table-cell table:formula="of:=SIN(2*PI()/[.$C$1]*[.B729])" office:value-type="float" office:value="-0.535826794978996" calcext:value-type="float">
            <text:p>-0,535826794978996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729]+[.D728]*[.$D$1]" office:value-type="float" office:value="-74.095594006024" calcext:value-type="float">
            <text:p>-74,095594006024</text:p>
          </table:table-cell>
          <table:table-cell table:formula="of:=[.D729]*[.D729]" office:value-type="float" office:value="5490.15705110554" calcext:value-type="float">
            <text:p>5490,15705110554</text:p>
          </table:table-cell>
          <table:table-cell table:formula="of:=[.D729]-12.5" office:value-type="float" office:value="-86.595594006024" calcext:value-type="float">
            <text:p>-86,595594006024</text:p>
          </table:table-cell>
          <table:table-cell table:formula="of:=[.F729]*[.F729]" office:value-type="float" office:value="7498.79690125614" calcext:value-type="float">
            <text:p>7498,79690125614</text:p>
          </table:table-cell>
        </table:table-row>
        <table:table-row table:style-name="ro1">
          <table:table-cell table:formula="of:=SIN(2*PI()/[.$C$1]*[.B730])" office:value-type="float" office:value="-0.52917900097419" calcext:value-type="float">
            <text:p>-0,52917900097419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A730]+[.D729]*[.$D$1]" office:value-type="float" office:value="-73.883817066938" calcext:value-type="float">
            <text:p>-73,883817066938</text:p>
          </table:table-cell>
          <table:table-cell table:formula="of:=[.D730]*[.D730]" office:value-type="float" office:value="5458.81842438075" calcext:value-type="float">
            <text:p>5458,81842438075</text:p>
          </table:table-cell>
          <table:table-cell table:formula="of:=[.D730]-12.5" office:value-type="float" office:value="-86.383817066938" calcext:value-type="float">
            <text:p>-86,383817066938</text:p>
          </table:table-cell>
          <table:table-cell table:formula="of:=[.F730]*[.F730]" office:value-type="float" office:value="7462.1638510542" calcext:value-type="float">
            <text:p>7462,1638510542</text:p>
          </table:table-cell>
        </table:table-row>
        <table:table-row table:style-name="ro1">
          <table:table-cell table:formula="of:=SIN(2*PI()/[.$C$1]*[.B731])" office:value-type="float" office:value="-0.522498564715949" calcext:value-type="float">
            <text:p>-0,522498564715949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A731]+[.D730]*[.$D$1]" office:value-type="float" office:value="-73.6674774609845" calcext:value-type="float">
            <text:p>-73,6674774609845</text:p>
          </table:table-cell>
          <table:table-cell table:formula="of:=[.D731]*[.D731]" office:value-type="float" office:value="5426.89723546466" calcext:value-type="float">
            <text:p>5426,89723546466</text:p>
          </table:table-cell>
          <table:table-cell table:formula="of:=[.D731]-12.5" office:value-type="float" office:value="-86.1674774609845" calcext:value-type="float">
            <text:p>-86,1674774609845</text:p>
          </table:table-cell>
          <table:table-cell table:formula="of:=[.F731]*[.F731]" office:value-type="float" office:value="7424.83417198927" calcext:value-type="float">
            <text:p>7424,83417198927</text:p>
          </table:table-cell>
        </table:table-row>
        <table:table-row table:style-name="ro1">
          <table:table-cell table:formula="of:=SIN(2*PI()/[.$C$1]*[.B732])" office:value-type="float" office:value="-0.515785898285047" calcext:value-type="float">
            <text:p>-0,515785898285047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A732]+[.D731]*[.$D$1]" office:value-type="float" office:value="-73.4465885846597" calcext:value-type="float">
            <text:p>-73,4465885846597</text:p>
          </table:table-cell>
          <table:table-cell table:formula="of:=[.D732]*[.D732]" office:value-type="float" office:value="5394.40137472427" calcext:value-type="float">
            <text:p>5394,40137472427</text:p>
          </table:table-cell>
          <table:table-cell table:formula="of:=[.D732]-12.5" office:value-type="float" office:value="-85.9465885846597" calcext:value-type="float">
            <text:p>-85,9465885846597</text:p>
          </table:table-cell>
          <table:table-cell table:formula="of:=[.F732]*[.F732]" office:value-type="float" office:value="7386.81608934076" calcext:value-type="float">
            <text:p>7386,81608934076</text:p>
          </table:table-cell>
        </table:table-row>
        <table:table-row table:style-name="ro1">
          <table:table-cell table:formula="of:=SIN(2*PI()/[.$C$1]*[.B733])" office:value-type="float" office:value="-0.509041415750371" calcext:value-type="float">
            <text:p>-0,509041415750371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A733]+[.D732]*[.$D$1]" office:value-type="float" office:value="-73.2211641145635" calcext:value-type="float">
            <text:p>-73,2211641145635</text:p>
          </table:table-cell>
          <table:table-cell table:formula="of:=[.D733]*[.D733]" office:value-type="float" office:value="5361.33887429184" calcext:value-type="float">
            <text:p>5361,33887429184</text:p>
          </table:table-cell>
          <table:table-cell table:formula="of:=[.D733]-12.5" office:value-type="float" office:value="-85.7211641145635" calcext:value-type="float">
            <text:p>-85,7211641145635</text:p>
          </table:table-cell>
          <table:table-cell table:formula="of:=[.F733]*[.F733]" office:value-type="float" office:value="7348.11797715593" calcext:value-type="float">
            <text:p>7348,11797715593</text:p>
          </table:table-cell>
        </table:table-row>
        <table:table-row table:style-name="ro1">
          <table:table-cell table:formula="of:=SIN(2*PI()/[.$C$1]*[.B734])" office:value-type="float" office:value="-0.502265533143372" calcext:value-type="float">
            <text:p>-0,502265533143372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A734]+[.D733]*[.$D$1]" office:value-type="float" office:value="-72.9912180065612" calcext:value-type="float">
            <text:p>-72,9912180065612</text:p>
          </table:table-cell>
          <table:table-cell table:formula="of:=[.D734]*[.D734]" office:value-type="float" office:value="5327.71790608135" calcext:value-type="float">
            <text:p>5327,71790608135</text:p>
          </table:table-cell>
          <table:table-cell table:formula="of:=[.D734]-12.5" office:value-type="float" office:value="-85.4912180065612" calcext:value-type="float">
            <text:p>-85,4912180065612</text:p>
          </table:table-cell>
          <table:table-cell table:formula="of:=[.F734]*[.F734]" office:value-type="float" office:value="7308.74835624538" calcext:value-type="float">
            <text:p>7308,74835624538</text:p>
          </table:table-cell>
        </table:table-row>
        <table:table-row table:style-name="ro1">
          <table:table-cell table:formula="of:=SIN(2*PI()/[.$C$1]*[.B735])" office:value-type="float" office:value="-0.495458668432408" calcext:value-type="float">
            <text:p>-0,495458668432408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A735]+[.D734]*[.$D$1]" office:value-type="float" office:value="-72.756764494928" calcext:value-type="float">
            <text:p>-72,756764494928</text:p>
          </table:table-cell>
          <table:table-cell table:formula="of:=[.D735]*[.D735]" office:value-type="float" office:value="5293.54677977042" calcext:value-type="float">
            <text:p>5293,54677977042</text:p>
          </table:table-cell>
          <table:table-cell table:formula="of:=[.D735]-12.5" office:value-type="float" office:value="-85.256764494928" calcext:value-type="float">
            <text:p>-85,256764494928</text:p>
          </table:table-cell>
          <table:table-cell table:formula="of:=[.F735]*[.F735]" office:value-type="float" office:value="7268.71589214362" calcext:value-type="float">
            <text:p>7268,71589214362</text:p>
          </table:table-cell>
        </table:table-row>
        <table:table-row table:style-name="ro1">
          <table:table-cell table:formula="of:=SIN(2*PI()/[.$C$1]*[.B736])" office:value-type="float" office:value="-0.488621241496955" calcext:value-type="float">
            <text:p>-0,48862124149695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.A736]+[.D735]*[.$D$1]" office:value-type="float" office:value="-72.5178180914757" calcext:value-type="float">
            <text:p>-72,5178180914757</text:p>
          </table:table-cell>
          <table:table-cell table:formula="of:=[.D736]*[.D736]" office:value-type="float" office:value="5258.83394074836" calcext:value-type="float">
            <text:p>5258,83394074836</text:p>
          </table:table-cell>
          <table:table-cell table:formula="of:=[.D736]-12.5" office:value-type="float" office:value="-85.0178180914757" calcext:value-type="float">
            <text:p>-85,0178180914757</text:p>
          </table:table-cell>
          <table:table-cell table:formula="of:=[.F736]*[.F736]" office:value-type="float" office:value="7228.02939303525" calcext:value-type="float">
            <text:p>7228,02939303525</text:p>
          </table:table-cell>
        </table:table-row>
        <table:table-row table:style-name="ro1">
          <table:table-cell table:formula="of:=SIN(2*PI()/[.$C$1]*[.B737])" office:value-type="float" office:value="-0.481753674101715" calcext:value-type="float">
            <text:p>-0,48175367410171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737]+[.D736]*[.$D$1]" office:value-type="float" office:value="-72.2743935846627" calcext:value-type="float">
            <text:p>-72,2743935846627</text:p>
          </table:table-cell>
          <table:table-cell table:formula="of:=[.D737]*[.D737]" office:value-type="float" office:value="5223.58796803073" calcext:value-type="float">
            <text:p>5223,58796803073</text:p>
          </table:table-cell>
          <table:table-cell table:formula="of:=[.D737]-12.5" office:value-type="float" office:value="-84.7743935846627" calcext:value-type="float">
            <text:p>-84,7743935846627</text:p>
          </table:table-cell>
          <table:table-cell table:formula="of:=[.F737]*[.F737]" office:value-type="float" office:value="7186.69780764729" calcext:value-type="float">
            <text:p>7186,69780764729</text:p>
          </table:table-cell>
        </table:table-row>
        <table:table-row table:style-name="ro1">
          <table:table-cell table:formula="of:=SIN(2*PI()/[.$C$1]*[.B738])" office:value-type="float" office:value="-0.474856389870594" calcext:value-type="float">
            <text:p>-0,474856389870594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A738]+[.D737]*[.$D$1]" office:value-type="float" office:value="-72.0265060386866" calcext:value-type="float">
            <text:p>-72,0265060386866</text:p>
          </table:table-cell>
          <table:table-cell table:formula="of:=[.D738]*[.D738]" office:value-type="float" office:value="5187.81757214096" calcext:value-type="float">
            <text:p>5187,81757214096</text:p>
          </table:table-cell>
          <table:table-cell table:formula="of:=[.D738]-12.5" office:value-type="float" office:value="-84.5265060386866" calcext:value-type="float">
            <text:p>-84,5265060386866</text:p>
          </table:table-cell>
          <table:table-cell table:formula="of:=[.F738]*[.F738]" office:value-type="float" office:value="7144.73022310813" calcext:value-type="float">
            <text:p>7144,73022310813</text:p>
          </table:table-cell>
        </table:table-row>
        <table:table-row table:style-name="ro1">
          <table:table-cell table:formula="of:=SIN(2*PI()/[.$C$1]*[.B739])" office:value-type="float" office:value="-0.467929814260573" calcext:value-type="float">
            <text:p>-0,467929814260573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A739]+[.D738]*[.$D$1]" office:value-type="float" office:value="-71.7741707925603" calcext:value-type="float">
            <text:p>-71,7741707925603</text:p>
          </table:table-cell>
          <table:table-cell table:formula="of:=[.D739]*[.D739]" office:value-type="float" office:value="5151.53159295962" calcext:value-type="float">
            <text:p>5151,53159295962</text:p>
          </table:table-cell>
          <table:table-cell table:formula="of:=[.D739]-12.5" office:value-type="float" office:value="-84.2741707925603" calcext:value-type="float">
            <text:p>-84,2741707925603</text:p>
          </table:table-cell>
          <table:table-cell table:formula="of:=[.F739]*[.F739]" office:value-type="float" office:value="7102.13586277363" calcext:value-type="float">
            <text:p>7102,13586277363</text:p>
          </table:table-cell>
        </table:table-row>
        <table:table-row table:style-name="ro1">
          <table:table-cell table:formula="of:=SIN(2*PI()/[.$C$1]*[.B740])" office:value-type="float" office:value="-0.460974374535462" calcext:value-type="float">
            <text:p>-0,460974374535462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A740]+[.D739]*[.$D$1]" office:value-type="float" office:value="-71.5174034591702" calcext:value-type="float">
            <text:p>-71,5174034591702</text:p>
          </table:table-cell>
          <table:table-cell table:formula="of:=[.D740]*[.D740]" office:value-type="float" office:value="5114.73899754173" calcext:value-type="float">
            <text:p>5114,73899754173</text:p>
          </table:table-cell>
          <table:table-cell table:formula="of:=[.D740]-12.5" office:value-type="float" office:value="-84.0174034591702" calcext:value-type="float">
            <text:p>-84,0174034591702</text:p>
          </table:table-cell>
          <table:table-cell table:formula="of:=[.F740]*[.F740]" office:value-type="float" office:value="7058.92408402098" calcext:value-type="float">
            <text:p>7058,92408402098</text:p>
          </table:table-cell>
        </table:table-row>
        <table:table-row table:style-name="ro1">
          <table:table-cell table:formula="of:=SIN(2*PI()/[.$C$1]*[.B741])" office:value-type="float" office:value="-0.453990499739546" calcext:value-type="float">
            <text:p>-0,453990499739546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A741]+[.D740]*[.$D$1]" office:value-type="float" office:value="-71.2562199243181" calcext:value-type="float">
            <text:p>-71,2562199243181</text:p>
          </table:table-cell>
          <table:table-cell table:formula="of:=[.D741]*[.D741]" office:value-type="float" office:value="5077.44887790278" calcext:value-type="float">
            <text:p>5077,44887790278</text:p>
          </table:table-cell>
          <table:table-cell table:formula="of:=[.D741]-12.5" office:value-type="float" office:value="-83.7562199243181" calcext:value-type="float">
            <text:p>-83,7562199243181</text:p>
          </table:table-cell>
          <table:table-cell table:formula="of:=[.F741]*[.F741]" office:value-type="float" office:value="7015.10437601073" calcext:value-type="float">
            <text:p>7015,10437601073</text:p>
          </table:table-cell>
        </table:table-row>
        <table:table-row table:style-name="ro1">
          <table:table-cell table:formula="of:=SIN(2*PI()/[.$C$1]*[.B742])" office:value-type="float" office:value="-0.446978620671121" calcext:value-type="float">
            <text:p>-0,446978620671121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A742]+[.D741]*[.$D$1]" office:value-type="float" office:value="-70.990636345746" calcext:value-type="float">
            <text:p>-70,990636345746</text:p>
          </table:table-cell>
          <table:table-cell table:formula="of:=[.D742]*[.D742]" office:value-type="float" office:value="5039.67044877395" calcext:value-type="float">
            <text:p>5039,67044877395</text:p>
          </table:table-cell>
          <table:table-cell table:formula="of:=[.D742]-12.5" office:value-type="float" office:value="-83.490636345746" calcext:value-type="float">
            <text:p>-83,490636345746</text:p>
          </table:table-cell>
          <table:table-cell table:formula="of:=[.F742]*[.F742]" office:value-type="float" office:value="6970.6863574176" calcext:value-type="float">
            <text:p>6970,6863574176</text:p>
          </table:table-cell>
        </table:table-row>
        <table:table-row table:style-name="ro1">
          <table:table-cell table:formula="of:=SIN(2*PI()/[.$C$1]*[.B743])" office:value-type="float" office:value="-0.439939169855915" calcext:value-type="float">
            <text:p>-0,439939169855915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A743]+[.D742]*[.$D$1]" office:value-type="float" office:value="-70.7206691521444" calcext:value-type="float">
            <text:p>-70,7206691521444</text:p>
          </table:table-cell>
          <table:table-cell table:formula="of:=[.D743]*[.D743]" office:value-type="float" office:value="5001.41304532707" calcext:value-type="float">
            <text:p>5001,41304532707</text:p>
          </table:table-cell>
          <table:table-cell table:formula="of:=[.D743]-12.5" office:value-type="float" office:value="-83.2206691521444" calcext:value-type="float">
            <text:p>-83,2206691521444</text:p>
          </table:table-cell>
          <table:table-cell table:formula="of:=[.F743]*[.F743]" office:value-type="float" office:value="6925.67977413068" calcext:value-type="float">
            <text:p>6925,67977413068</text:p>
          </table:table-cell>
        </table:table-row>
        <table:table-row table:style-name="ro1">
          <table:table-cell table:formula="of:=SIN(2*PI()/[.$C$1]*[.B744])" office:value-type="float" office:value="-0.432872581520414" calcext:value-type="float">
            <text:p>-0,43287258152041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A744]+[.D743]*[.$D$1]" office:value-type="float" office:value="-70.4463350421434" calcext:value-type="float">
            <text:p>-70,4463350421434</text:p>
          </table:table-cell>
          <table:table-cell table:formula="of:=[.D744]*[.D744]" office:value-type="float" office:value="4962.68612086992" calcext:value-type="float">
            <text:p>4962,68612086992</text:p>
          </table:table-cell>
          <table:table-cell table:formula="of:=[.D744]-12.5" office:value-type="float" office:value="-82.9463350421434" calcext:value-type="float">
            <text:p>-82,9463350421434</text:p>
          </table:table-cell>
          <table:table-cell table:formula="of:=[.F744]*[.F744]" office:value-type="float" office:value="6880.09449692351" calcext:value-type="float">
            <text:p>6880,09449692351</text:p>
          </table:table-cell>
        </table:table-row>
        <table:table-row table:style-name="ro1">
          <table:table-cell table:formula="of:=SIN(2*PI()/[.$C$1]*[.B745])" office:value-type="float" office:value="-0.425779291565072" calcext:value-type="float">
            <text:p>-0,425779291565072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745]+[.D744]*[.$D$1]" office:value-type="float" office:value="-70.167650983287" calcext:value-type="float">
            <text:p>-70,167650983287</text:p>
          </table:table-cell>
          <table:table-cell table:formula="of:=[.D745]*[.D745]" office:value-type="float" office:value="4923.49924451238" calcext:value-type="float">
            <text:p>4923,49924451238</text:p>
          </table:table-cell>
          <table:table-cell table:formula="of:=[.D745]-12.5" office:value-type="float" office:value="-82.667650983287" calcext:value-type="float">
            <text:p>-82,667650983287</text:p>
          </table:table-cell>
          <table:table-cell table:formula="of:=[.F745]*[.F745]" office:value-type="float" office:value="6833.94051909456" calcext:value-type="float">
            <text:p>6833,94051909456</text:p>
          </table:table-cell>
        </table:table-row>
        <table:table-row table:style-name="ro1">
          <table:table-cell table:formula="of:=SIN(2*PI()/[.$C$1]*[.B746])" office:value-type="float" office:value="-0.418659737537428" calcext:value-type="float">
            <text:p>-0,418659737537428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A746]+[.D745]*[.$D$1]" office:value-type="float" office:value="-69.8846342109916" calcext:value-type="float">
            <text:p>-69,8846342109916</text:p>
          </table:table-cell>
          <table:table-cell table:formula="of:=[.D746]*[.D746]" office:value-type="float" office:value="4883.8620988041" calcext:value-type="float">
            <text:p>4883,8620988041</text:p>
          </table:table-cell>
          <table:table-cell table:formula="of:=[.D746]-12.5" office:value-type="float" office:value="-82.3846342109916" calcext:value-type="float">
            <text:p>-82,3846342109916</text:p>
          </table:table-cell>
          <table:table-cell table:formula="of:=[.F746]*[.F746]" office:value-type="float" office:value="6787.22795407889" calcext:value-type="float">
            <text:p>6787,22795407889</text:p>
          </table:table-cell>
        </table:table-row>
        <table:table-row table:style-name="ro1">
          <table:table-cell table:formula="of:=SIN(2*PI()/[.$C$1]*[.B747])" office:value-type="float" office:value="-0.411514358605108" calcext:value-type="float">
            <text:p>-0,411514358605108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A747]+[.D746]*[.$D$1]" office:value-type="float" office:value="-69.5973022274868" calcext:value-type="float">
            <text:p>-69,5973022274868</text:p>
          </table:table-cell>
          <table:table-cell table:formula="of:=[.D747]*[.D747]" office:value-type="float" office:value="4843.78447734414" calcext:value-type="float">
            <text:p>4843,78447734414</text:p>
          </table:table-cell>
          <table:table-cell table:formula="of:=[.D747]-12.5" office:value-type="float" office:value="-82.0973022274868" calcext:value-type="float">
            <text:p>-82,0973022274868</text:p>
          </table:table-cell>
          <table:table-cell table:formula="of:=[.F747]*[.F747]" office:value-type="float" office:value="6739.96703303131" calcext:value-type="float">
            <text:p>6739,96703303131</text:p>
          </table:table-cell>
        </table:table-row>
        <table:table-row table:style-name="ro1">
          <table:table-cell table:formula="of:=SIN(2*PI()/[.$C$1]*[.B748])" office:value-type="float" office:value="-0.404343595528745" calcext:value-type="float">
            <text:p>-0,404343595528745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A748]+[.D747]*[.$D$1]" office:value-type="float" office:value="-69.3056728007407" calcext:value-type="float">
            <text:p>-69,3056728007407</text:p>
          </table:table-cell>
          <table:table-cell table:formula="of:=[.D748]*[.D748]" office:value-type="float" office:value="4803.27628236333" calcext:value-type="float">
            <text:p>4803,27628236333</text:p>
          </table:table-cell>
          <table:table-cell table:formula="of:=[.D748]-12.5" office:value-type="float" office:value="-81.8056728007407" calcext:value-type="float">
            <text:p>-81,8056728007407</text:p>
          </table:table-cell>
          <table:table-cell table:formula="of:=[.F748]*[.F748]" office:value-type="float" office:value="6692.16810238184" calcext:value-type="float">
            <text:p>6692,16810238184</text:p>
          </table:table-cell>
        </table:table-row>
        <table:table-row table:style-name="ro1">
          <table:table-cell table:formula="of:=SIN(2*PI()/[.$C$1]*[.B749])" office:value-type="float" office:value="-0.39714789063478" calcext:value-type="float">
            <text:p>-0,39714789063478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A749]+[.D748]*[.$D$1]" office:value-type="float" office:value="-69.009763963368" calcext:value-type="float">
            <text:p>-69,009763963368</text:p>
          </table:table-cell>
          <table:table-cell table:formula="of:=[.D749]*[.D749]" office:value-type="float" office:value="4762.34752227977" calcext:value-type="float">
            <text:p>4762,34752227977</text:p>
          </table:table-cell>
          <table:table-cell table:formula="of:=[.D749]-12.5" office:value-type="float" office:value="-81.5097639633681" calcext:value-type="float">
            <text:p>-81,5097639633681</text:p>
          </table:table-cell>
          <table:table-cell table:formula="of:=[.F749]*[.F749]" office:value-type="float" office:value="6643.84162136397" calcext:value-type="float">
            <text:p>6643,84162136397</text:p>
          </table:table-cell>
        </table:table-row>
        <table:table-row table:style-name="ro1">
          <table:table-cell table:formula="of:=SIN(2*PI()/[.$C$1]*[.B750])" office:value-type="float" office:value="-0.389927687788188" calcext:value-type="float">
            <text:p>-0,389927687788188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A750]+[.D749]*[.$D$1]" office:value-type="float" office:value="-68.7095940115226" calcext:value-type="float">
            <text:p>-68,7095940115226</text:p>
          </table:table-cell>
          <table:table-cell table:formula="of:=[.D750]*[.D750]" office:value-type="float" office:value="4721.00830922826" calcext:value-type="float">
            <text:p>4721,00830922826</text:p>
          </table:table-cell>
          <table:table-cell table:formula="of:=[.D750]-12.5" office:value-type="float" office:value="-81.2095940115226" calcext:value-type="float">
            <text:p>-81,2095940115226</text:p>
          </table:table-cell>
          <table:table-cell table:formula="of:=[.F750]*[.F750]" office:value-type="float" office:value="6594.99815951632" calcext:value-type="float">
            <text:p>6594,99815951632</text:p>
          </table:table-cell>
        </table:table-row>
        <table:table-row table:style-name="ro1">
          <table:table-cell table:formula="of:=SIN(2*PI()/[.$C$1]*[.B751])" office:value-type="float" office:value="-0.38268343236509" calcext:value-type="float">
            <text:p>-0,3826834323650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A751]+[.D750]*[.$D$1]" office:value-type="float" office:value="-68.4051815037724" calcext:value-type="float">
            <text:p>-68,4051815037724</text:p>
          </table:table-cell>
          <table:table-cell table:formula="of:=[.D751]*[.D751]" office:value-type="float" office:value="4679.26885656405" calcext:value-type="float">
            <text:p>4679,26885656405</text:p>
          </table:table-cell>
          <table:table-cell table:formula="of:=[.D751]-12.5" office:value-type="float" office:value="-80.9051815037724" calcext:value-type="float">
            <text:p>-80,9051815037724</text:p>
          </table:table-cell>
          <table:table-cell table:formula="of:=[.F751]*[.F751]" office:value-type="float" office:value="6545.64839415836" calcext:value-type="float">
            <text:p>6545,64839415836</text:p>
          </table:table-cell>
        </table:table-row>
        <table:table-row table:style-name="ro1">
          <table:table-cell table:formula="of:=SIN(2*PI()/[.$C$1]*[.B752])" office:value-type="float" office:value="-0.375415571225282" calcext:value-type="float">
            <text:p>-0,375415571225282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A752]+[.D751]*[.$D$1]" office:value-type="float" office:value="-68.09654525996" calcext:value-type="float">
            <text:p>-68,09654525996</text:p>
          </table:table-cell>
          <table:table-cell table:formula="of:=[.D752]*[.D752]" office:value-type="float" office:value="4637.13947634178" calcext:value-type="float">
            <text:p>4637,13947634178</text:p>
          </table:table-cell>
          <table:table-cell table:formula="of:=[.D752]-12.5" office:value-type="float" office:value="-80.59654525996" calcext:value-type="float">
            <text:p>-80,59654525996</text:p>
          </table:table-cell>
          <table:table-cell table:formula="of:=[.F752]*[.F752]" office:value-type="float" office:value="6495.80310784078" calcext:value-type="float">
            <text:p>6495,80310784078</text:p>
          </table:table-cell>
        </table:table-row>
        <table:table-row table:style-name="ro1">
          <table:table-cell table:formula="of:=SIN(2*PI()/[.$C$1]*[.B753])" office:value-type="float" office:value="-0.368124552684678" calcext:value-type="float">
            <text:p>-0,368124552684678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753]+[.D752]*[.$D$1]" office:value-type="float" office:value="-67.7837043600451" calcext:value-type="float">
            <text:p>-67,7837043600451</text:p>
          </table:table-cell>
          <table:table-cell table:formula="of:=[.D753]*[.D753]" office:value-type="float" office:value="4594.63057676999" calcext:value-type="float">
            <text:p>4594,63057676999</text:p>
          </table:table-cell>
          <table:table-cell table:formula="of:=[.D753]-12.5" office:value-type="float" office:value="-80.2837043600451" calcext:value-type="float">
            <text:p>-80,2837043600451</text:p>
          </table:table-cell>
          <table:table-cell table:formula="of:=[.F753]*[.F753]" office:value-type="float" office:value="6445.47318577112" calcext:value-type="float">
            <text:p>6445,47318577112</text:p>
          </table:table-cell>
        </table:table-row>
        <table:table-row table:style-name="ro1">
          <table:table-cell table:formula="of:=SIN(2*PI()/[.$C$1]*[.B754])" office:value-type="float" office:value="-0.360810826487641" calcext:value-type="float">
            <text:p>-0,360810826487641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A754]+[.D753]*[.$D$1]" office:value-type="float" office:value="-67.4666781429323" calcext:value-type="float">
            <text:p>-67,4666781429323</text:p>
          </table:table-cell>
          <table:table-cell table:formula="of:=[.D754]*[.D754]" office:value-type="float" office:value="4551.75265964201" calcext:value-type="float">
            <text:p>4551,75265964201</text:p>
          </table:table-cell>
          <table:table-cell table:formula="of:=[.D754]-12.5" office:value-type="float" office:value="-79.9666781429323" calcext:value-type="float">
            <text:p>-79,9666781429323</text:p>
          </table:table-cell>
          <table:table-cell table:formula="of:=[.F754]*[.F754]" office:value-type="float" office:value="6394.66961321532" calcext:value-type="float">
            <text:p>6394,66961321532</text:p>
          </table:table-cell>
        </table:table-row>
        <table:table-row table:style-name="ro1">
          <table:table-cell table:formula="of:=SIN(2*PI()/[.$C$1]*[.B755])" office:value-type="float" office:value="-0.353474843779257" calcext:value-type="float">
            <text:p>-0,353474843779257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A755]+[.D754]*[.$D$1]" office:value-type="float" office:value="-67.1454862052822" calcext:value-type="float">
            <text:p>-67,1454862052822</text:p>
          </table:table-cell>
          <table:table-cell table:formula="of:=[.D755]*[.D755]" office:value-type="float" office:value="4508.51631774374" calcext:value-type="float">
            <text:p>4508,51631774374</text:p>
          </table:table-cell>
          <table:table-cell table:formula="of:=[.D755]-12.5" office:value-type="float" office:value="-79.6454862052822" calcext:value-type="float">
            <text:p>-79,6454862052822</text:p>
          </table:table-cell>
          <table:table-cell table:formula="of:=[.F755]*[.F755]" office:value-type="float" office:value="6343.40347287579" calcext:value-type="float">
            <text:p>6343,40347287579</text:p>
          </table:table-cell>
        </table:table-row>
        <table:table-row table:style-name="ro1">
          <table:table-cell table:formula="of:=SIN(2*PI()/[.$C$1]*[.B756])" office:value-type="float" office:value="-0.346117057077493" calcext:value-type="float">
            <text:p>-0,346117057077493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A756]+[.D755]*[.$D$1]" office:value-type="float" office:value="-66.8201484003069" calcext:value-type="float">
            <text:p>-66,8201484003069</text:p>
          </table:table-cell>
          <table:table-cell table:formula="of:=[.D756]*[.D756]" office:value-type="float" office:value="4464.93223223903" calcext:value-type="float">
            <text:p>4464,93223223903</text:p>
          </table:table-cell>
          <table:table-cell table:formula="of:=[.D756]-12.5" office:value-type="float" office:value="-79.3201484003069" calcext:value-type="float">
            <text:p>-79,3201484003069</text:p>
          </table:table-cell>
          <table:table-cell table:formula="of:=[.F756]*[.F756]" office:value-type="float" office:value="6291.6859422467" calcext:value-type="float">
            <text:p>6291,6859422467</text:p>
          </table:table-cell>
        </table:table-row>
        <table:table-row table:style-name="ro1">
          <table:table-cell table:formula="of:=SIN(2*PI()/[.$C$1]*[.B757])" office:value-type="float" office:value="-0.338737920245291" calcext:value-type="float">
            <text:p>-0,33873792024529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A757]+[.D756]*[.$D$1]" office:value-type="float" office:value="-66.4906848365491" calcext:value-type="float">
            <text:p>-66,4906848365491</text:p>
          </table:table-cell>
          <table:table-cell table:formula="of:=[.D757]*[.D757]" office:value-type="float" office:value="4421.0111700333" calcext:value-type="float">
            <text:p>4421,0111700333</text:p>
          </table:table-cell>
          <table:table-cell table:formula="of:=[.D757]-12.5" office:value-type="float" office:value="-78.9906848365491" calcext:value-type="float">
            <text:p>-78,9906848365491</text:p>
          </table:table-cell>
          <table:table-cell table:formula="of:=[.F757]*[.F757]" office:value-type="float" office:value="6239.52829094702" calcext:value-type="float">
            <text:p>6239,52829094702</text:p>
          </table:table-cell>
        </table:table-row>
        <table:table-row table:style-name="ro1">
          <table:table-cell table:formula="of:=SIN(2*PI()/[.$C$1]*[.B758])" office:value-type="float" office:value="-0.331337888462571" calcext:value-type="float">
            <text:p>-0,331337888462571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A758]+[.D757]*[.$D$1]" office:value-type="float" office:value="-66.1571158766462" calcext:value-type="float">
            <text:p>-66,1571158766462</text:p>
          </table:table-cell>
          <table:table-cell table:formula="of:=[.D758]*[.D758]" office:value-type="float" office:value="4376.76398111599" calcext:value-type="float">
            <text:p>4376,76398111599</text:p>
          </table:table-cell>
          <table:table-cell table:formula="of:=[.D758]-12.5" office:value-type="float" office:value="-78.6571158766462" calcext:value-type="float">
            <text:p>-78,6571158766462</text:p>
          </table:table-cell>
          <table:table-cell table:formula="of:=[.F758]*[.F758]" office:value-type="float" office:value="6186.94187803214" calcext:value-type="float">
            <text:p>6186,94187803214</text:p>
          </table:table-cell>
        </table:table-row>
        <table:table-row table:style-name="ro1">
          <table:table-cell table:formula="of:=SIN(2*PI()/[.$C$1]*[.B759])" office:value-type="float" office:value="-0.32391741819815" calcext:value-type="float">
            <text:p>-0,32391741819815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A759]+[.D758]*[.$D$1]" office:value-type="float" office:value="-65.8194621360778" calcext:value-type="float">
            <text:p>-65,8194621360778</text:p>
          </table:table-cell>
          <table:table-cell table:formula="of:=[.D759]*[.D759]" office:value-type="float" office:value="4332.20159588259" calcext:value-type="float">
            <text:p>4332,20159588259</text:p>
          </table:table-cell>
          <table:table-cell table:formula="of:=[.D759]-12.5" office:value-type="float" office:value="-78.3194621360778" calcext:value-type="float">
            <text:p>-78,3194621360778</text:p>
          </table:table-cell>
          <table:table-cell table:formula="of:=[.F759]*[.F759]" office:value-type="float" office:value="6133.93814928453" calcext:value-type="float">
            <text:p>6133,93814928453</text:p>
          </table:table-cell>
        </table:table-row>
        <table:table-row table:style-name="ro1">
          <table:table-cell table:formula="of:=SIN(2*PI()/[.$C$1]*[.B760])" office:value-type="float" office:value="-0.316476967181586" calcext:value-type="float">
            <text:p>-0,316476967181586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A760]+[.D759]*[.$D$1]" office:value-type="float" office:value="-65.4777444818987" calcext:value-type="float">
            <text:p>-65,4777444818987</text:p>
          </table:table-cell>
          <table:table-cell table:formula="of:=[.D760]*[.D760]" office:value-type="float" office:value="4287.33502243681" calcext:value-type="float">
            <text:p>4287,33502243681</text:p>
          </table:table-cell>
          <table:table-cell table:formula="of:=[.D760]-12.5" office:value-type="float" office:value="-77.9777444818987" calcext:value-type="float">
            <text:p>-77,9777444818987</text:p>
          </table:table-cell>
          <table:table-cell table:formula="of:=[.F760]*[.F760]" office:value-type="float" office:value="6080.52863448428" calcext:value-type="float">
            <text:p>6080,52863448428</text:p>
          </table:table-cell>
        </table:table-row>
        <table:table-row table:style-name="ro1">
          <table:table-cell table:formula="of:=SIN(2*PI()/[.$C$1]*[.B761])" office:value-type="float" office:value="-0.309016994374947" calcext:value-type="float">
            <text:p>-0,30901699437494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761]+[.D760]*[.$D$1]" office:value-type="float" office:value="-65.1319840314546" calcext:value-type="float">
            <text:p>-65,1319840314546</text:p>
          </table:table-cell>
          <table:table-cell table:formula="of:=[.D761]*[.D761]" office:value-type="float" office:value="4242.17534387366" calcext:value-type="float">
            <text:p>4242,17534387366</text:p>
          </table:table-cell>
          <table:table-cell table:formula="of:=[.D761]-12.5" office:value-type="float" office:value="-77.6319840314546" calcext:value-type="float">
            <text:p>-77,6319840314546</text:p>
          </table:table-cell>
          <table:table-cell table:formula="of:=[.F761]*[.F761]" office:value-type="float" office:value="6026.72494466002" calcext:value-type="float">
            <text:p>6026,72494466002</text:p>
          </table:table-cell>
        </table:table-row>
        <table:table-row table:style-name="ro1">
          <table:table-cell table:formula="of:=SIN(2*PI()/[.$C$1]*[.B762])" office:value-type="float" office:value="-0.301537959944495" calcext:value-type="float">
            <text:p>-0,301537959944495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[.A762]+[.D761]*[.$D$1]" office:value-type="float" office:value="-64.7822021510846" calcext:value-type="float">
            <text:p>-64,7822021510846</text:p>
          </table:table-cell>
          <table:table-cell table:formula="of:=[.D762]*[.D762]" office:value-type="float" office:value="4196.73371554399" calcext:value-type="float">
            <text:p>4196,73371554399</text:p>
          </table:table-cell>
          <table:table-cell table:formula="of:=[.D762]-12.5" office:value-type="float" office:value="-77.2822021510846" calcext:value-type="float">
            <text:p>-77,2822021510846</text:p>
          </table:table-cell>
          <table:table-cell table:formula="of:=[.F762]*[.F762]" office:value-type="float" office:value="5972.5387693211" calcext:value-type="float">
            <text:p>5972,5387693211</text:p>
          </table:table-cell>
        </table:table-row>
        <table:table-row table:style-name="ro1">
          <table:table-cell table:formula="of:=SIN(2*PI()/[.$C$1]*[.B763])" office:value-type="float" office:value="-0.294040325232303" calcext:value-type="float">
            <text:p>-0,294040325232303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A763]+[.D762]*[.$D$1]" office:value-type="float" office:value="-64.428420454806" calcext:value-type="float">
            <text:p>-64,428420454806</text:p>
          </table:table-cell>
          <table:table-cell table:formula="of:=[.D763]*[.D763]" office:value-type="float" office:value="4151.02136230127" calcext:value-type="float">
            <text:p>4151,02136230127</text:p>
          </table:table-cell>
          <table:table-cell table:formula="of:=[.D763]-12.5" office:value-type="float" office:value="-76.928420454806" calcext:value-type="float">
            <text:p>-76,928420454806</text:p>
          </table:table-cell>
          <table:table-cell table:formula="of:=[.F763]*[.F763]" office:value-type="float" office:value="5917.98187367142" calcext:value-type="float">
            <text:p>5917,98187367142</text:p>
          </table:table-cell>
        </table:table-row>
        <table:table-row table:style-name="ro1">
          <table:table-cell table:formula="of:=SIN(2*PI()/[.$C$1]*[.B764])" office:value-type="float" office:value="-0.286524552727798" calcext:value-type="float">
            <text:p>-0,286524552727798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A764]+[.D763]*[.$D$1]" office:value-type="float" office:value="-64.0706608029858" calcext:value-type="float">
            <text:p>-64,0706608029858</text:p>
          </table:table-cell>
          <table:table-cell table:formula="of:=[.D764]*[.D764]" office:value-type="float" office:value="4105.04957573126" calcext:value-type="float">
            <text:p>4105,04957573126</text:p>
          </table:table-cell>
          <table:table-cell table:formula="of:=[.D764]-12.5" office:value-type="float" office:value="-76.5706608029858" calcext:value-type="float">
            <text:p>-76,5706608029858</text:p>
          </table:table-cell>
          <table:table-cell table:formula="of:=[.F764]*[.F764]" office:value-type="float" office:value="5863.0660958059" calcext:value-type="float">
            <text:p>5863,0660958059</text:p>
          </table:table-cell>
        </table:table-row>
        <table:table-row table:style-name="ro1">
          <table:table-cell table:formula="of:=SIN(2*PI()/[.$C$1]*[.B765])" office:value-type="float" office:value="-0.278991106039229" calcext:value-type="float">
            <text:p>-0,278991106039229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A765]+[.D764]*[.$D$1]" office:value-type="float" office:value="-63.7089453009951" calcext:value-type="float">
            <text:p>-63,7089453009951</text:p>
          </table:table-cell>
          <table:table-cell table:formula="of:=[.D765]*[.D765]" office:value-type="float" office:value="4058.82971136519" calcext:value-type="float">
            <text:p>4058,82971136519</text:p>
          </table:table-cell>
          <table:table-cell table:formula="of:=[.D765]-12.5" office:value-type="float" office:value="-76.2089453009951" calcext:value-type="float">
            <text:p>-76,2089453009951</text:p>
          </table:table-cell>
          <table:table-cell table:formula="of:=[.F765]*[.F765]" office:value-type="float" office:value="5807.80334389007" calcext:value-type="float">
            <text:p>5807,80334389007</text:p>
          </table:table-cell>
        </table:table-row>
        <table:table-row table:style-name="ro1">
          <table:table-cell table:formula="of:=SIN(2*PI()/[.$C$1]*[.B766])" office:value-type="float" office:value="-0.271440449865074" calcext:value-type="float">
            <text:p>-0,271440449865074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A766]+[.D765]*[.$D$1]" office:value-type="float" office:value="-63.3432962978503" calcext:value-type="float">
            <text:p>-63,3432962978503</text:p>
          </table:table-cell>
          <table:table-cell table:formula="of:=[.D766]*[.D766]" office:value-type="float" office:value="4012.37318587725" calcext:value-type="float">
            <text:p>4012,37318587725</text:p>
          </table:table-cell>
          <table:table-cell table:formula="of:=[.D766]-12.5" office:value-type="float" office:value="-75.8432962978503" calcext:value-type="float">
            <text:p>-75,8432962978503</text:p>
          </table:table-cell>
          <table:table-cell table:formula="of:=[.F766]*[.F766]" office:value-type="float" office:value="5752.20559332351" calcext:value-type="float">
            <text:p>5752,20559332351</text:p>
          </table:table-cell>
        </table:table-row>
        <table:table-row table:style-name="ro1">
          <table:table-cell table:formula="of:=SIN(2*PI()/[.$C$1]*[.B767])" office:value-type="float" office:value="-0.263873049965373" calcext:value-type="float">
            <text:p>-0,263873049965373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A767]+[.D766]*[.$D$1]" office:value-type="float" office:value="-62.9737363848371" calcext:value-type="float">
            <text:p>-62,9737363848371</text:p>
          </table:table-cell>
          <table:table-cell table:formula="of:=[.D767]*[.D767]" office:value-type="float" office:value="3965.69147426696" calcext:value-type="float">
            <text:p>3965,69147426696</text:p>
          </table:table-cell>
          <table:table-cell table:formula="of:=[.D767]-12.5" office:value-type="float" office:value="-75.4737363848371" calcext:value-type="float">
            <text:p>-75,4737363848371</text:p>
          </table:table-cell>
          <table:table-cell table:formula="of:=[.F767]*[.F767]" office:value-type="float" office:value="5696.28488388789" calcext:value-type="float">
            <text:p>5696,28488388789</text:p>
          </table:table-cell>
        </table:table-row>
        <table:table-row table:style-name="ro1">
          <table:table-cell table:formula="of:=SIN(2*PI()/[.$C$1]*[.B768])" office:value-type="float" office:value="-0.256289373132997" calcext:value-type="float">
            <text:p>-0,256289373132997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A768]+[.D767]*[.$D$1]" office:value-type="float" office:value="-62.6002883941217" calcext:value-type="float">
            <text:p>-62,6002883941217</text:p>
          </table:table-cell>
          <table:table-cell table:formula="of:=[.D768]*[.D768]" office:value-type="float" office:value="3918.79610702721" calcext:value-type="float">
            <text:p>3918,79610702721</text:p>
          </table:table-cell>
          <table:table-cell table:formula="of:=[.D768]-12.5" office:value-type="float" office:value="-75.1002883941217" calcext:value-type="float">
            <text:p>-75,1002883941217</text:p>
          </table:table-cell>
          <table:table-cell table:formula="of:=[.F768]*[.F768]" office:value-type="float" office:value="5640.05331688026" calcext:value-type="float">
            <text:p>5640,05331688026</text:p>
          </table:table-cell>
        </table:table-row>
        <table:table-row table:style-name="ro1">
          <table:table-cell table:formula="of:=SIN(2*PI()/[.$C$1]*[.B769])" office:value-type="float" office:value="-0.248689887164854" calcext:value-type="float">
            <text:p>-0,248689887164854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769]+[.D768]*[.$D$1]" office:value-type="float" office:value="-62.2229753973454" calcext:value-type="float">
            <text:p>-62,2229753973454</text:p>
          </table:table-cell>
          <table:table-cell table:formula="of:=[.D769]*[.D769]" office:value-type="float" office:value="3871.69866729865" calcext:value-type="float">
            <text:p>3871,69866729865</text:p>
          </table:table-cell>
          <table:table-cell table:formula="of:=[.D769]-12.5" office:value-type="float" office:value="-74.7229753973454" calcext:value-type="float">
            <text:p>-74,7229753973454</text:p>
          </table:table-cell>
          <table:table-cell table:formula="of:=[.F769]*[.F769]" office:value-type="float" office:value="5583.52305223228" calcext:value-type="float">
            <text:p>5583,52305223228</text:p>
          </table:table-cell>
        </table:table-row>
        <table:table-row table:style-name="ro1">
          <table:table-cell table:formula="of:=SIN(2*PI()/[.$C$1]*[.B770])" office:value-type="float" office:value="-0.241075060833038" calcext:value-type="float">
            <text:p>-0,241075060833038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A770]+[.D769]*[.$D$1]" office:value-type="float" office:value="-61.841820704205" calcext:value-type="float">
            <text:p>-61,841820704205</text:p>
          </table:table-cell>
          <table:table-cell table:formula="of:=[.D770]*[.D770]" office:value-type="float" office:value="3824.41078801103" calcext:value-type="float">
            <text:p>3824,41078801103</text:p>
          </table:table-cell>
          <table:table-cell table:formula="of:=[.D770]-12.5" office:value-type="float" office:value="-74.341820704205" calcext:value-type="float">
            <text:p>-74,341820704205</text:p>
          </table:table-cell>
          <table:table-cell table:formula="of:=[.F770]*[.F770]" office:value-type="float" office:value="5526.70630561616" calcext:value-type="float">
            <text:p>5526,70630561616</text:p>
          </table:table-cell>
        </table:table-row>
        <table:table-row table:style-name="ro1">
          <table:table-cell table:formula="of:=SIN(2*PI()/[.$C$1]*[.B771])" office:value-type="float" office:value="-0.233445363855905" calcext:value-type="float">
            <text:p>-0,233445363855905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A771]+[.D770]*[.$D$1]" office:value-type="float" office:value="-61.4568478610188" calcext:value-type="float">
            <text:p>-61,4568478610188</text:p>
          </table:table-cell>
          <table:table-cell table:formula="of:=[.D771]*[.D771]" office:value-type="float" office:value="3776.94414901241" calcext:value-type="float">
            <text:p>3776,94414901241</text:p>
          </table:table-cell>
          <table:table-cell table:formula="of:=[.D771]-12.5" office:value-type="float" office:value="-73.9568478610188" calcext:value-type="float">
            <text:p>-73,9568478610188</text:p>
          </table:table-cell>
          <table:table-cell table:formula="of:=[.F771]*[.F771]" office:value-type="float" office:value="5469.61534553789" calcext:value-type="float">
            <text:p>5469,61534553789</text:p>
          </table:table-cell>
        </table:table-row>
        <table:table-row table:style-name="ro1">
          <table:table-cell table:formula="of:=SIN(2*PI()/[.$C$1]*[.B772])" office:value-type="float" office:value="-0.225801266869103" calcext:value-type="float">
            <text:p>-0,225801266869103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A772]+[.D771]*[.$D$1]" office:value-type="float" office:value="-61.0680806492777" calcext:value-type="float">
            <text:p>-61,0680806492777</text:p>
          </table:table-cell>
          <table:table-cell table:formula="of:=[.D772]*[.D772]" office:value-type="float" office:value="3729.31047418669" calcext:value-type="float">
            <text:p>3729,31047418669</text:p>
          </table:table-cell>
          <table:table-cell table:formula="of:=[.D772]-12.5" office:value-type="float" office:value="-73.5680806492777" calcext:value-type="float">
            <text:p>-73,5680806492777</text:p>
          </table:table-cell>
          <table:table-cell table:formula="of:=[.F772]*[.F772]" office:value-type="float" office:value="5412.26249041864" calcext:value-type="float">
            <text:p>5412,26249041864</text:p>
          </table:table-cell>
        </table:table-row>
        <table:table-row table:style-name="ro1">
          <table:table-cell table:formula="of:=SIN(2*PI()/[.$C$1]*[.B773])" office:value-type="float" office:value="-0.218143241396542" calcext:value-type="float">
            <text:p>-0,218143241396542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A773]+[.D772]*[.$D$1]" office:value-type="float" office:value="-60.6755430841815" calcext:value-type="float">
            <text:p>-60,6755430841815</text:p>
          </table:table-cell>
          <table:table-cell table:formula="of:=[.D773]*[.D773]" office:value-type="float" office:value="3681.52152856037" calcext:value-type="float">
            <text:p>3681,52152856037</text:p>
          </table:table-cell>
          <table:table-cell table:formula="of:=[.D773]-12.5" office:value-type="float" office:value="-73.1755430841815" calcext:value-type="float">
            <text:p>-73,1755430841815</text:p>
          </table:table-cell>
          <table:table-cell table:formula="of:=[.F773]*[.F773]" office:value-type="float" office:value="5354.6601056649" calcext:value-type="float">
            <text:p>5354,6601056649</text:p>
          </table:table-cell>
        </table:table-row>
        <table:table-row table:style-name="ro1">
          <table:table-cell table:formula="of:=SIN(2*PI()/[.$C$1]*[.B774])" office:value-type="float" office:value="-0.210471759821305" calcext:value-type="float">
            <text:p>-0,210471759821305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A774]+[.D773]*[.$D$1]" office:value-type="float" office:value="-60.279259413161" calcext:value-type="float">
            <text:p>-60,279259413161</text:p>
          </table:table-cell>
          <table:table-cell table:formula="of:=[.D774]*[.D774]" office:value-type="float" office:value="3633.58911539916" calcext:value-type="float">
            <text:p>3633,58911539916</text:p>
          </table:table-cell>
          <table:table-cell table:formula="of:=[.D774]-12.5" office:value-type="float" office:value="-72.779259413161" calcext:value-type="float">
            <text:p>-72,779259413161</text:p>
          </table:table-cell>
          <table:table-cell table:formula="of:=[.F774]*[.F774]" office:value-type="float" office:value="5296.82060072818" calcext:value-type="float">
            <text:p>5296,82060072818</text:p>
          </table:table-cell>
        </table:table-row>
        <table:table-row table:style-name="ro1">
          <table:table-cell table:formula="of:=SIN(2*PI()/[.$C$1]*[.B775])" office:value-type="float" office:value="-0.202787295356512" calcext:value-type="float">
            <text:p>-0,202787295356512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A775]+[.D774]*[.$D$1]" office:value-type="float" office:value="-59.8792541143859" calcext:value-type="float">
            <text:p>-59,8792541143859</text:p>
          </table:table-cell>
          <table:table-cell table:formula="of:=[.D775]*[.D775]" office:value-type="float" office:value="3585.5250732952" calcext:value-type="float">
            <text:p>3585,5250732952</text:p>
          </table:table-cell>
          <table:table-cell table:formula="of:=[.D775]-12.5" office:value-type="float" office:value="-72.3792541143859" calcext:value-type="float">
            <text:p>-72,3792541143859</text:p>
          </table:table-cell>
          <table:table-cell table:formula="of:=[.F775]*[.F775]" office:value-type="float" office:value="5238.75642615485" calcext:value-type="float">
            <text:p>5238,75642615485</text:p>
          </table:table-cell>
        </table:table-row>
        <table:table-row table:style-name="ro1">
          <table:table-cell table:formula="of:=SIN(2*PI()/[.$C$1]*[.B776])" office:value-type="float" office:value="-0.195090322016128" calcext:value-type="float">
            <text:p>-0,195090322016128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A776]+[.D775]*[.$D$1]" office:value-type="float" office:value="-59.4755518952582" calcext:value-type="float">
            <text:p>-59,4755518952582</text:p>
          </table:table-cell>
          <table:table-cell table:formula="of:=[.D776]*[.D776]" office:value-type="float" office:value="3537.34127324555" calcext:value-type="float">
            <text:p>3537,34127324555</text:p>
          </table:table-cell>
          <table:table-cell table:formula="of:=[.D776]-12.5" office:value-type="float" office:value="-71.9755518952582" calcext:value-type="float">
            <text:p>-71,9755518952582</text:p>
          </table:table-cell>
          <table:table-cell table:formula="of:=[.F776]*[.F776]" office:value-type="float" office:value="5180.480070627" calcext:value-type="float">
            <text:p>5180,480070627</text:p>
          </table:table-cell>
        </table:table-row>
        <table:table-row table:style-name="ro1">
          <table:table-cell table:formula="of:=SIN(2*PI()/[.$C$1]*[.B777])" office:value-type="float" office:value="-0.187381314585725" calcext:value-type="float">
            <text:p>-0,187381314585725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777]+[.D776]*[.$D$1]" office:value-type="float" office:value="-59.0681776908913" calcext:value-type="float">
            <text:p>-59,0681776908913</text:p>
          </table:table-cell>
          <table:table-cell table:formula="of:=[.D777]*[.D777]" office:value-type="float" office:value="3489.04961572271" calcext:value-type="float">
            <text:p>3489,04961572271</text:p>
          </table:table-cell>
          <table:table-cell table:formula="of:=[.D777]-12.5" office:value-type="float" office:value="-71.5681776908913" calcext:value-type="float">
            <text:p>-71,5681776908913</text:p>
          </table:table-cell>
          <table:table-cell table:formula="of:=[.F777]*[.F777]" office:value-type="float" office:value="5122.00405799499" calcext:value-type="float">
            <text:p>5122,00405799499</text:p>
          </table:table-cell>
        </table:table-row>
        <table:table-row table:style-name="ro1">
          <table:table-cell table:formula="of:=SIN(2*PI()/[.$C$1]*[.B778])" office:value-type="float" office:value="-0.179660748593192" calcext:value-type="float">
            <text:p>-0,179660748593192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[.A778]+[.D777]*[.$D$1]" office:value-type="float" office:value="-58.6571566625756" calcext:value-type="float">
            <text:p>-58,6571566625756</text:p>
          </table:table-cell>
          <table:table-cell table:formula="of:=[.D778]*[.D778]" office:value-type="float" office:value="3440.66202773794" calcext:value-type="float">
            <text:p>3440,66202773794</text:p>
          </table:table-cell>
          <table:table-cell table:formula="of:=[.D778]-12.5" office:value-type="float" office:value="-71.1571566625756" calcext:value-type="float">
            <text:p>-71,1571566625756</text:p>
          </table:table-cell>
          <table:table-cell table:formula="of:=[.F778]*[.F778]" office:value-type="float" office:value="5063.34094430233" calcext:value-type="float">
            <text:p>5063,34094430233</text:p>
          </table:table-cell>
        </table:table-row>
        <table:table-row table:style-name="ro1">
          <table:table-cell table:formula="of:=SIN(2*PI()/[.$C$1]*[.B779])" office:value-type="float" office:value="-0.171929100279409" calcext:value-type="float">
            <text:p>-0,171929100279409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A779]+[.D778]*[.$D$1]" office:value-type="float" office:value="-58.2425141962292" calcext:value-type="float">
            <text:p>-58,2425141962292</text:p>
          </table:table-cell>
          <table:table-cell table:formula="of:=[.D779]*[.D779]" office:value-type="float" office:value="3392.19045989796" calcext:value-type="float">
            <text:p>3392,19045989796</text:p>
          </table:table-cell>
          <table:table-cell table:formula="of:=[.D779]-12.5" office:value-type="float" office:value="-70.7425141962292" calcext:value-type="float">
            <text:p>-70,7425141962292</text:p>
          </table:table-cell>
          <table:table-cell table:formula="of:=[.F779]*[.F779]" office:value-type="float" office:value="5004.5033148037" calcext:value-type="float">
            <text:p>5004,5033148037</text:p>
          </table:table-cell>
        </table:table-row>
        <table:table-row table:style-name="ro1">
          <table:table-cell table:formula="of:=SIN(2*PI()/[.$C$1]*[.B780])" office:value-type="float" office:value="-0.164186846568863" calcext:value-type="float">
            <text:p>-0,164186846568863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A780]+[.D779]*[.$D$1]" office:value-type="float" office:value="-57.8242759008358" calcext:value-type="float">
            <text:p>-57,8242759008358</text:p>
          </table:table-cell>
          <table:table-cell table:formula="of:=[.D780]*[.D780]" office:value-type="float" office:value="3343.64688345598" calcext:value-type="float">
            <text:p>3343,64688345598</text:p>
          </table:table-cell>
          <table:table-cell table:formula="of:=[.D780]-12.5" office:value-type="float" office:value="-70.3242759008358" calcext:value-type="float">
            <text:p>-70,3242759008358</text:p>
          </table:table-cell>
          <table:table-cell table:formula="of:=[.F780]*[.F780]" office:value-type="float" office:value="4945.50378097688" calcext:value-type="float">
            <text:p>4945,50378097688</text:p>
          </table:table-cell>
        </table:table-row>
        <table:table-row table:style-name="ro1">
          <table:table-cell table:formula="of:=SIN(2*PI()/[.$C$1]*[.B781])" office:value-type="float" office:value="-0.15643446504023" calcext:value-type="float">
            <text:p>-0,1564344650402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A781]+[.D780]*[.$D$1]" office:value-type="float" office:value="-57.4024676068677" calcext:value-type="float">
            <text:p>-57,4024676068677</text:p>
          </table:table-cell>
          <table:table-cell table:formula="of:=[.D781]*[.D781]" office:value-type="float" office:value="3295.04328735749" calcext:value-type="float">
            <text:p>3295,04328735749</text:p>
          </table:table-cell>
          <table:table-cell table:formula="of:=[.D781]-12.5" office:value-type="float" office:value="-69.9024676068677" calcext:value-type="float">
            <text:p>-69,9024676068677</text:p>
          </table:table-cell>
          <table:table-cell table:formula="of:=[.F781]*[.F781]" office:value-type="float" office:value="4886.35497752918" calcext:value-type="float">
            <text:p>4886,35497752918</text:p>
          </table:table-cell>
        </table:table-row>
        <table:table-row table:style-name="ro1">
          <table:table-cell table:formula="of:=SIN(2*PI()/[.$C$1]*[.B782])" office:value-type="float" office:value="-0.148672433896923" calcext:value-type="float">
            <text:p>-0,148672433896923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A782]+[.D781]*[.$D$1]" office:value-type="float" office:value="-56.9771153646959" calcext:value-type="float">
            <text:p>-56,9771153646959</text:p>
          </table:table-cell>
          <table:table-cell table:formula="of:=[.D782]*[.D782]" office:value-type="float" office:value="3246.39167528187" calcext:value-type="float">
            <text:p>3246,39167528187</text:p>
          </table:table-cell>
          <table:table-cell table:formula="of:=[.D782]-12.5" office:value-type="float" office:value="-69.4771153646959" calcext:value-type="float">
            <text:p>-69,4771153646959</text:p>
          </table:table-cell>
          <table:table-cell table:formula="of:=[.F782]*[.F782]" office:value-type="float" office:value="4827.06955939927" calcext:value-type="float">
            <text:p>4827,06955939927</text:p>
          </table:table-cell>
        </table:table-row>
        <table:table-row table:style-name="ro1">
          <table:table-cell table:formula="of:=SIN(2*PI()/[.$C$1]*[.B783])" office:value-type="float" office:value="-0.140901231937582" calcext:value-type="float">
            <text:p>-0,140901231937582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A783]+[.D782]*[.$D$1]" office:value-type="float" office:value="-56.5482454429865" calcext:value-type="float">
            <text:p>-56,5482454429865</text:p>
          </table:table-cell>
          <table:table-cell table:formula="of:=[.D783]*[.D783]" office:value-type="float" office:value="3197.70406268025" calcext:value-type="float">
            <text:p>3197,70406268025</text:p>
          </table:table-cell>
          <table:table-cell table:formula="of:=[.D783]-12.5" office:value-type="float" office:value="-69.0482454429865" calcext:value-type="float">
            <text:p>-69,0482454429865</text:p>
          </table:table-cell>
          <table:table-cell table:formula="of:=[.F783]*[.F783]" office:value-type="float" office:value="4767.66019875491" calcext:value-type="float">
            <text:p>4767,66019875491</text:p>
          </table:table-cell>
        </table:table-row>
        <table:table-row table:style-name="ro1">
          <table:table-cell table:formula="of:=SIN(2*PI()/[.$C$1]*[.B784])" office:value-type="float" office:value="-0.133121338526552" calcext:value-type="float">
            <text:p>-0,133121338526552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A784]+[.D783]*[.$D$1]" office:value-type="float" office:value="-56.1158843270832" calcext:value-type="float">
            <text:p>-56,1158843270832</text:p>
          </table:table-cell>
          <table:table-cell table:formula="of:=[.D784]*[.D784]" office:value-type="float" office:value="3148.99247381058" calcext:value-type="float">
            <text:p>3148,99247381058</text:p>
          </table:table-cell>
          <table:table-cell table:formula="of:=[.D784]-12.5" office:value-type="float" office:value="-68.6158843270832" calcext:value-type="float">
            <text:p>-68,6158843270832</text:p>
          </table:table-cell>
          <table:table-cell table:formula="of:=[.F784]*[.F784]" office:value-type="float" office:value="4708.13958198767" calcext:value-type="float">
            <text:p>4708,13958198767</text:p>
          </table:table-cell>
        </table:table-row>
        <table:table-row table:style-name="ro1">
          <table:table-cell table:formula="of:=SIN(2*PI()/[.$C$1]*[.B785])" office:value-type="float" office:value="-0.125333233564304" calcext:value-type="float">
            <text:p>-0,125333233564304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785]+[.D784]*[.$D$1]" office:value-type="float" office:value="-55.6800587173767" calcext:value-type="float">
            <text:p>-55,6800587173767</text:p>
          </table:table-cell>
          <table:table-cell table:formula="of:=[.D785]*[.D785]" office:value-type="float" office:value="3100.26893877052" calcext:value-type="float">
            <text:p>3100,26893877052</text:p>
          </table:table-cell>
          <table:table-cell table:formula="of:=[.D785]-12.5" office:value-type="float" office:value="-68.1800587173767" calcext:value-type="float">
            <text:p>-68,1800587173767</text:p>
          </table:table-cell>
          <table:table-cell table:formula="of:=[.F785]*[.F785]" office:value-type="float" office:value="4648.52040670493" calcext:value-type="float">
            <text:p>4648,52040670493</text:p>
          </table:table-cell>
        </table:table-row>
        <table:table-row table:style-name="ro1">
          <table:table-cell table:formula="of:=SIN(2*PI()/[.$C$1]*[.B786])" office:value-type="float" office:value="-0.117537397457838" calcext:value-type="float">
            <text:p>-0,117537397457838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A786]+[.D785]*[.$D$1]" office:value-type="float" office:value="-55.2407955276608" calcext:value-type="float">
            <text:p>-55,2407955276608</text:p>
          </table:table-cell>
          <table:table-cell table:formula="of:=[.D786]*[.D786]" office:value-type="float" office:value="3051.54549052883" calcext:value-type="float">
            <text:p>3051,54549052883</text:p>
          </table:table-cell>
          <table:table-cell table:formula="of:=[.D786]-12.5" office:value-type="float" office:value="-67.7407955276608" calcext:value-type="float">
            <text:p>-67,7407955276608</text:p>
          </table:table-cell>
          <table:table-cell table:formula="of:=[.F786]*[.F786]" office:value-type="float" office:value="4588.81537872034" calcext:value-type="float">
            <text:p>4588,81537872034</text:p>
          </table:table-cell>
        </table:table-row>
        <table:table-row table:style-name="ro1">
          <table:table-cell table:formula="of:=SIN(2*PI()/[.$C$1]*[.B787])" office:value-type="float" office:value="-0.109734311091045" calcext:value-type="float">
            <text:p>-0,10973431109104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A787]+[.D786]*[.$D$1]" office:value-type="float" office:value="-54.7981218834752" calcext:value-type="float">
            <text:p>-54,7981218834752</text:p>
          </table:table-cell>
          <table:table-cell table:formula="of:=[.D787]*[.D787]" office:value-type="float" office:value="3002.8341619562" calcext:value-type="float">
            <text:p>3002,8341619562</text:p>
          </table:table-cell>
          <table:table-cell table:formula="of:=[.D787]-12.5" office:value-type="float" office:value="-67.2981218834752" calcext:value-type="float">
            <text:p>-67,2981218834752</text:p>
          </table:table-cell>
          <table:table-cell table:formula="of:=[.F787]*[.F787]" office:value-type="float" office:value="4529.03720904308" calcext:value-type="float">
            <text:p>4529,03720904308</text:p>
          </table:table-cell>
        </table:table-row>
        <table:table-row table:style-name="ro1">
          <table:table-cell table:formula="of:=SIN(2*PI()/[.$C$1]*[.B788])" office:value-type="float" office:value="-0.10192445579505" calcext:value-type="float">
            <text:p>-0,1019244557950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A788]+[.D787]*[.$D$1]" office:value-type="float" office:value="-54.3520651204355" calcext:value-type="float">
            <text:p>-54,3520651204355</text:p>
          </table:table-cell>
          <table:table-cell table:formula="of:=[.D788]*[.D788]" office:value-type="float" office:value="2954.14698285606" calcext:value-type="float">
            <text:p>2954,14698285606</text:p>
          </table:table-cell>
          <table:table-cell table:formula="of:=[.D788]-12.5" office:value-type="float" office:value="-66.8520651204355" calcext:value-type="float">
            <text:p>-66,8520651204355</text:p>
          </table:table-cell>
          <table:table-cell table:formula="of:=[.F788]*[.F788]" office:value-type="float" office:value="4469.19861086695" calcext:value-type="float">
            <text:p>4469,19861086695</text:p>
          </table:table-cell>
        </table:table-row>
        <table:table-row table:style-name="ro1">
          <table:table-cell table:formula="of:=SIN(2*PI()/[.$C$1]*[.B789])" office:value-type="float" office:value="-0.094108313318514" calcext:value-type="float">
            <text:p>-0,094108313318514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A789]+[.D788]*[.$D$1]" office:value-type="float" office:value="-53.9026527825497" calcext:value-type="float">
            <text:p>-53,9026527825497</text:p>
          </table:table-cell>
          <table:table-cell table:formula="of:=[.D789]*[.D789]" office:value-type="float" office:value="2905.49597699611" calcext:value-type="float">
            <text:p>2905,49597699611</text:p>
          </table:table-cell>
          <table:table-cell table:formula="of:=[.D789]-12.5" office:value-type="float" office:value="-66.4026527825497" calcext:value-type="float">
            <text:p>-66,4026527825497</text:p>
          </table:table-cell>
          <table:table-cell table:formula="of:=[.F789]*[.F789]" office:value-type="float" office:value="4409.31229655985" calcext:value-type="float">
            <text:p>4409,31229655985</text:p>
          </table:table-cell>
        </table:table-row>
        <table:table-row table:style-name="ro1">
          <table:table-cell table:formula="of:=SIN(2*PI()/[.$C$1]*[.B790])" office:value-type="float" office:value="-0.0862863657979227" calcext:value-type="float">
            <text:p>-0,086286365797923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A790]+[.D789]*[.$D$1]" office:value-type="float" office:value="-53.4499126205221" calcext:value-type="float">
            <text:p>-53,4499126205221</text:p>
          </table:table-cell>
          <table:table-cell table:formula="of:=[.D790]*[.D790]" office:value-type="float" office:value="2856.89315914145" calcext:value-type="float">
            <text:p>2856,89315914145</text:p>
          </table:table-cell>
          <table:table-cell table:formula="of:=[.D790]-12.5" office:value-type="float" office:value="-65.9499126205221" calcext:value-type="float">
            <text:p>-65,9499126205221</text:p>
          </table:table-cell>
          <table:table-cell table:formula="of:=[.F790]*[.F790]" office:value-type="float" office:value="4349.3909746545" calcext:value-type="float">
            <text:p>4349,3909746545</text:p>
          </table:table-cell>
        </table:table-row>
        <table:table-row table:style-name="ro1">
          <table:table-cell table:formula="of:=SIN(2*PI()/[.$C$1]*[.B791])" office:value-type="float" office:value="-0.0784590957278448" calcext:value-type="float">
            <text:p>-0,07845909572784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A791]+[.D790]*[.$D$1]" office:value-type="float" office:value="-52.9938725900447" calcext:value-type="float">
            <text:p>-52,9938725900447</text:p>
          </table:table-cell>
          <table:table-cell table:formula="of:=[.D791]*[.D791]" office:value-type="float" office:value="2808.35053208989" calcext:value-type="float">
            <text:p>2808,35053208989</text:p>
          </table:table-cell>
          <table:table-cell table:formula="of:=[.D791]-12.5" office:value-type="float" office:value="-65.4938725900447" calcext:value-type="float">
            <text:p>-65,4938725900447</text:p>
          </table:table-cell>
          <table:table-cell table:formula="of:=[.F791]*[.F791]" office:value-type="float" office:value="4289.44734684101" calcext:value-type="float">
            <text:p>4289,44734684101</text:p>
          </table:table-cell>
        </table:table-row>
        <table:table-row table:style-name="ro1">
          <table:table-cell table:formula="of:=SIN(2*PI()/[.$C$1]*[.B792])" office:value-type="float" office:value="-0.0706269859311661" calcext:value-type="float">
            <text:p>-0,070626985931166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A792]+[.D791]*[.$D$1]" office:value-type="float" office:value="-52.5345608500754" calcext:value-type="float">
            <text:p>-52,5345608500754</text:p>
          </table:table-cell>
          <table:table-cell table:formula="of:=[.D792]*[.D792]" office:value-type="float" office:value="2759.88008371028" calcext:value-type="float">
            <text:p>2759,88008371028</text:p>
          </table:table-cell>
          <table:table-cell table:formula="of:=[.D792]-12.5" office:value-type="float" office:value="-65.0345608500754" calcext:value-type="float">
            <text:p>-65,0345608500754</text:p>
          </table:table-cell>
          <table:table-cell table:formula="of:=[.F792]*[.F792]" office:value-type="float" office:value="4229.49410496216" calcext:value-type="float">
            <text:p>4229,49410496216</text:p>
          </table:table-cell>
        </table:table-row>
        <table:table-row table:style-name="ro1">
          <table:table-cell table:formula="of:=SIN(2*PI()/[.$C$1]*[.B793])" office:value-type="float" office:value="-0.0627905195293133" calcext:value-type="float">
            <text:p>-0,062790519529313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793]+[.D792]*[.$D$1]" office:value-type="float" office:value="-52.072005761104" calcext:value-type="float">
            <text:p>-52,072005761104</text:p>
          </table:table-cell>
          <table:table-cell table:formula="of:=[.D793]*[.D793]" office:value-type="float" office:value="2711.49378398445" calcext:value-type="float">
            <text:p>2711,49378398445</text:p>
          </table:table-cell>
          <table:table-cell table:formula="of:=[.D793]-12.5" office:value-type="float" office:value="-64.572005761104" calcext:value-type="float">
            <text:p>-64,572005761104</text:p>
          </table:table-cell>
          <table:table-cell table:formula="of:=[.F793]*[.F793]" office:value-type="float" office:value="4169.54392801205" calcext:value-type="float">
            <text:p>4169,54392801205</text:p>
          </table:table-cell>
        </table:table-row>
        <table:table-row table:style-name="ro1">
          <table:table-cell table:formula="of:=SIN(2*PI()/[.$C$1]*[.B794])" office:value-type="float" office:value="-0.0549501799124452" calcext:value-type="float">
            <text:p>-0,054950179912445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A794]+[.D793]*[.$D$1]" office:value-type="float" office:value="-51.6062358834054" calcext:value-type="float">
            <text:p>-51,6062358834054</text:p>
          </table:table-cell>
          <table:table-cell table:formula="of:=[.D794]*[.D794]" office:value-type="float" office:value="2663.20358205368" calcext:value-type="float">
            <text:p>2663,20358205368</text:p>
          </table:table-cell>
          <table:table-cell table:formula="of:=[.D794]-12.5" office:value-type="float" office:value="-64.1062358834054" calcext:value-type="float">
            <text:p>-64,1062358834054</text:p>
          </table:table-cell>
          <table:table-cell table:formula="of:=[.F794]*[.F794]" office:value-type="float" office:value="4109.60947913881" calcext:value-type="float">
            <text:p>4109,60947913881</text:p>
          </table:table-cell>
        </table:table-row>
        <table:table-row table:style-name="ro1">
          <table:table-cell table:formula="of:=SIN(2*PI()/[.$C$1]*[.B795])" office:value-type="float" office:value="-0.0471064507096426" calcext:value-type="float">
            <text:p>-0,047106450709643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A795]+[.D794]*[.$D$1]" office:value-type="float" office:value="-51.137279975281" calcext:value-type="float">
            <text:p>-51,137279975281</text:p>
          </table:table-cell>
          <table:table-cell table:formula="of:=[.D795]*[.D795]" office:value-type="float" office:value="2615.02140327027" calcext:value-type="float">
            <text:p>2615,02140327027</text:p>
          </table:table-cell>
          <table:table-cell table:formula="of:=[.D795]-12.5" office:value-type="float" office:value="-63.637279975281" calcext:value-type="float">
            <text:p>-63,637279975281</text:p>
          </table:table-cell>
          <table:table-cell table:formula="of:=[.F795]*[.F795]" office:value-type="float" office:value="4049.7034026523" calcext:value-type="float">
            <text:p>4049,7034026523</text:p>
          </table:table-cell>
        </table:table-row>
        <table:table-row table:style-name="ro1">
          <table:table-cell table:formula="of:=SIN(2*PI()/[.$C$1]*[.B796])" office:value-type="float" office:value="-0.0392598157590682" calcext:value-type="float">
            <text:p>-0,03925981575906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A796]+[.D795]*[.$D$1]" office:value-type="float" office:value="-50.6651669912872" calcext:value-type="float">
            <text:p>-50,6651669912872</text:p>
          </table:table-cell>
          <table:table-cell table:formula="of:=[.D796]*[.D796]" office:value-type="float" office:value="2566.95914625502" calcext:value-type="float">
            <text:p>2566,95914625502</text:p>
          </table:table-cell>
          <table:table-cell table:formula="of:=[.D796]-12.5" office:value-type="float" office:value="-63.1651669912872" calcext:value-type="float">
            <text:p>-63,1651669912872</text:p>
          </table:table-cell>
          <table:table-cell table:formula="of:=[.F796]*[.F796]" office:value-type="float" office:value="3989.8383210372" calcext:value-type="float">
            <text:p>3989,8383210372</text:p>
          </table:table-cell>
        </table:table-row>
        <table:table-row table:style-name="ro1">
          <table:table-cell table:formula="of:=SIN(2*PI()/[.$C$1]*[.B797])" office:value-type="float" office:value="-0.0314107590781284" calcext:value-type="float">
            <text:p>-0,031410759078128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A797]+[.D796]*[.$D$1]" office:value-type="float" office:value="-50.1899260804525" calcext:value-type="float">
            <text:p>-50,1899260804525</text:p>
          </table:table-cell>
          <table:table-cell table:formula="of:=[.D797]*[.D797]" office:value-type="float" office:value="2519.02867996128" calcext:value-type="float">
            <text:p>2519,02867996128</text:p>
          </table:table-cell>
          <table:table-cell table:formula="of:=[.D797]-12.5" office:value-type="float" office:value="-62.6899260804525" calcext:value-type="float">
            <text:p>-62,6899260804525</text:p>
          </table:table-cell>
          <table:table-cell table:formula="of:=[.F797]*[.F797]" office:value-type="float" office:value="3930.0268319726" calcext:value-type="float">
            <text:p>3930,0268319726</text:p>
          </table:table-cell>
        </table:table-row>
        <table:table-row table:style-name="ro1">
          <table:table-cell table:formula="of:=SIN(2*PI()/[.$C$1]*[.B798])" office:value-type="float" office:value="-0.0235597648336098" calcext:value-type="float">
            <text:p>-0,02355976483361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A798]+[.D797]*[.$D$1]" office:value-type="float" office:value="-49.7115865844816" calcext:value-type="float">
            <text:p>-49,7115865844816</text:p>
          </table:table-cell>
          <table:table-cell table:formula="of:=[.D798]*[.D798]" office:value-type="float" office:value="2471.24184074641" calcext:value-type="float">
            <text:p>2471,24184074641</text:p>
          </table:table-cell>
          <table:table-cell table:formula="of:=[.D798]-12.5" office:value-type="float" office:value="-62.2115865844816" calcext:value-type="float">
            <text:p>-62,2115865844816</text:p>
          </table:table-cell>
          <table:table-cell table:formula="of:=[.F798]*[.F798]" office:value-type="float" office:value="3870.28150535845" calcext:value-type="float">
            <text:p>3870,28150535845</text:p>
          </table:table-cell>
        </table:table-row>
        <table:table-row table:style-name="ro1">
          <table:table-cell table:formula="of:=SIN(2*PI()/[.$C$1]*[.B799])" office:value-type="float" office:value="-0.0157073173118199" calcext:value-type="float">
            <text:p>-0,01570731731182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A799]+[.D798]*[.$D$1]" office:value-type="float" office:value="-49.2301780359486" calcext:value-type="float">
            <text:p>-49,2301780359486</text:p>
          </table:table-cell>
          <table:table-cell table:formula="of:=[.D799]*[.D799]" office:value-type="float" office:value="2423.61042945119" calcext:value-type="float">
            <text:p>2423,61042945119</text:p>
          </table:table-cell>
          <table:table-cell table:formula="of:=[.D799]-12.5" office:value-type="float" office:value="-61.7301780359486" calcext:value-type="float">
            <text:p>-61,7301780359486</text:p>
          </table:table-cell>
          <table:table-cell table:formula="of:=[.F799]*[.F799]" office:value-type="float" office:value="3810.61488034991" calcext:value-type="float">
            <text:p>3810,61488034991</text:p>
          </table:table-cell>
        </table:table-row>
        <table:table-row table:style-name="ro1">
          <table:table-cell table:formula="of:=SIN(2*PI()/[.$C$1]*[.B800])" office:value-type="float" office:value="-0.00785390088871109" calcext:value-type="float">
            <text:p>-0,007853900888711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A800]+[.D799]*[.$D$1]" office:value-type="float" office:value="-48.7457301564778" calcext:value-type="float">
            <text:p>-48,7457301564778</text:p>
          </table:table-cell>
          <table:table-cell table:formula="of:=[.D800]*[.D800]" office:value-type="float" office:value="2376.14620848815" calcext:value-type="float">
            <text:p>2376,14620848815</text:p>
          </table:table-cell>
          <table:table-cell table:formula="of:=[.D800]-12.5" office:value-type="float" office:value="-61.2457301564778" calcext:value-type="float">
            <text:p>-61,2457301564778</text:p>
          </table:table-cell>
          <table:table-cell table:formula="of:=[.F800]*[.F800]" office:value-type="float" office:value="3751.03946240009" calcext:value-type="float">
            <text:p>3751,03946240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.00.0000</text:date>, <text:time style:data-style-name="N2" text:time-value="09:14:08.29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0:15.035000000</meta:creation-date>
    <dc:date>2019-11-26T09:19:42.070000000</dc:date>
    <meta:editing-duration>PT15M37S</meta:editing-duration>
    <meta:editing-cycles>2</meta:editing-cycles>
    <meta:generator>LibreOffice/5.3.6.1$Windows_x86 LibreOffice_project/686f202eff87ef707079aeb7f485847613344eb7</meta:generator>
    <meta:document-statistic meta:table-count="1" meta:cell-count="4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467cm" svg:height="9.006cm" xlink:href=".." xlink:type="simple" chart:class="chart:line" chart:style-name="ch1">
        <chart:legend chart:legend-position="end" svg:x="39.43cm" svg:y="4.23cm" style:legend-expansion="high" chart:style-name="ch2"/>
        <chart:plot-area chart:style-name="ch3" table:cell-range-address="Лист1.A1:Лист1.A800" svg:x="1.694cm" svg:y="-0.173cm" svg:width="29.613cm" svg:height="7.681cm">
          <chartooo:coordinate-region svg:x="2.527cm" svg:y="0cm" svg:width="28.658cm" svg:height="7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:Лист1.A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5390088871133">
                <text:p>0.00785390088871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5597648336102">
                <text:p>0.0235597648336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2598157590686">
                <text:p>0.0392598157590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1064507096427">
                <text:p>0.0471064507096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9501799124458">
                <text:p>0.0549501799124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6269859311667">
                <text:p>0.070626985931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4590957278449">
                <text:p>0.0784590957278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2863657979234">
                <text:p>0.0862863657979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192445579505">
                <text:p>0.1019244557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537397457838">
                <text:p>0.117537397457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121338526552">
                <text:p>0.133121338526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901231937583">
                <text:p>0.140901231937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8672433896923">
                <text:p>0.148672433896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4186846568863">
                <text:p>0.164186846568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9660748593193">
                <text:p>0.179660748593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0471759821306">
                <text:p>0.210471759821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801266869104">
                <text:p>0.225801266869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1075060833039">
                <text:p>0.241075060833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6289373132997">
                <text:p>0.256289373132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1440449865074">
                <text:p>0.271440449865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6524552727798">
                <text:p>0.286524552727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537959944496">
                <text:p>0.30153795994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6476967181586">
                <text:p>0.316476967181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1337888462571">
                <text:p>0.331337888462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17057077493">
                <text:p>0.346117057077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810826487642">
                <text:p>0.360810826487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5415571225283">
                <text:p>0.37541557122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9927687788188">
                <text:p>0.389927687788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4343595528745">
                <text:p>0.404343595528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659737537428">
                <text:p>0.418659737537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2872581520414">
                <text:p>0.432872581520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6978620671121">
                <text:p>0.446978620671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0974374535462">
                <text:p>0.460974374535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7929814260573">
                <text:p>0.467929814260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4856389870595">
                <text:p>0.474856389870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8621241496955">
                <text:p>0.488621241496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5458668432408">
                <text:p>0.495458668432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2265533143373">
                <text:p>0.5022655331433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5785898285048">
                <text:p>0.515785898285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9179000974191">
                <text:p>0.529179000974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2441536663119">
                <text:p>0.542441536663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8561850734264">
                <text:p>0.568561850734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75005252043279">
                <text:p>0.575005252043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1413184319831">
                <text:p>0.581413184319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121062902039">
                <text:p>0.594121062902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6682351002">
                <text:p>0.606682351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9093949309834">
                <text:p>0.6190939493098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5242656335705">
                <text:p>0.625242656335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1352795449378">
                <text:p>0.631352795449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3455864733779">
                <text:p>0.643455864733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55400170911794">
                <text:p>0.655400170911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71827669046">
                <text:p>0.6671827669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3012513509773">
                <text:p>0.673012513509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8800745532942">
                <text:p>0.678800745532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0251240234437">
                <text:p>0.690251240234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5912796592314">
                <text:p>0.695912796592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1531425770856">
                <text:p>0.701531425770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2638518925205">
                <text:p>0.712638518925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23569779188449">
                <text:p>0.723569779188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4322509435686">
                <text:p>0.734322509435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4894056591622">
                <text:p>0.7448940565916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5281812285184">
                <text:p>0.755281812285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5483213493088">
                <text:p>0.765483213493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5495743172234">
                <text:p>0.7754957431722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85316930880745">
                <text:p>0.785316930880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9494435338751">
                <text:p>0.794944353387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99684658487091">
                <text:p>0.799684658487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04375635270084">
                <text:p>0.804375635270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3608449500787">
                <text:p>0.813608449500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8149717425023">
                <text:p>0.818149717425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264051802086">
                <text:p>0.82264051802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3580736136827">
                <text:p>0.83580736136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0093553898942">
                <text:p>0.8400935538989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8510214981504">
                <text:p>0.8485102149815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671751886505">
                <text:p>0.856717518865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4713440520155">
                <text:p>0.864713440520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8631514438191">
                <text:p>0.868631514438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2496007072797">
                <text:p>0.872496007072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80063298291132">
                <text:p>0.880063298291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3765630088693">
                <text:p>0.883765630088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7413447059283">
                <text:p>0.887413447059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544639838025">
                <text:p>0.89454463983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1455117112246">
                <text:p>0.9014551171122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08143173825081">
                <text:p>0.9081431738250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4607159798614">
                <text:p>0.914607159798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0845480141026">
                <text:p>0.920845480141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6856595640121">
                <text:p>0.926856595640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2639023143094">
                <text:p>0.9326390231430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191335922484">
                <text:p>0.93819133592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3512164028194">
                <text:p>0.943512164028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8600194625505">
                <text:p>0.948600194625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53454172319001">
                <text:p>0.953454172319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8072899462319">
                <text:p>0.958072899462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62455236453647">
                <text:p>0.9624552364536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66600102016907">
                <text:p>0.966600102016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0506473468542">
                <text:p>0.9705064734685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4173386969849">
                <text:p>0.9741733869698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7599937764791">
                <text:p>0.977599937764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3728628949536">
                <text:p>0.9837286289495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6429257176495">
                <text:p>0.986429257176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8886498744505">
                <text:p>0.988886498744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1099747365975">
                <text:p>0.991099747365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3068456954926">
                <text:p>0.993068456954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792141761726">
                <text:p>0.9947921417617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6270376492941">
                <text:p>0.996270376492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50279641627">
                <text:p>0.997502796416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8489097450538">
                <text:p>0.998489097450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9229036240723">
                <text:p>0.9992290362407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22430218001">
                <text:p>0.999722430218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6915764479">
                <text:p>0.999969157644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996915764479">
                <text:p>0.99996915764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9722430218001">
                <text:p>0.999722430218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9229036240723">
                <text:p>0.999229036240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8489097450538">
                <text:p>0.9984890974505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750279641627">
                <text:p>0.99750279641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6270376492941">
                <text:p>0.996270376492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4792141761726">
                <text:p>0.9947921417617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3068456954926">
                <text:p>0.9930684569549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1099747365975">
                <text:p>0.9910997473659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8886498744505">
                <text:p>0.988886498744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86429257176495">
                <text:p>0.986429257176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83728628949536">
                <text:p>0.983728628949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7599937764791">
                <text:p>0.9775999377647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4173386969849">
                <text:p>0.9741733869698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2369920397676">
                <text:p>0.9723699203976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0506473468542">
                <text:p>0.9705064734685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6600102016907">
                <text:p>0.9666001020169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455236453647">
                <text:p>0.9624552364536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8072899462319">
                <text:p>0.9580728994623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3454172319001">
                <text:p>0.953454172319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48600194625505">
                <text:p>0.9486001946255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43512164028194">
                <text:p>0.943512164028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38191335922484">
                <text:p>0.938191335922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32639023143094">
                <text:p>0.932639023143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26856595640121">
                <text:p>0.926856595640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20845480141026">
                <text:p>0.9208454801410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4607159798614">
                <text:p>0.9146071597986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08143173825081">
                <text:p>0.908143173825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01455117112246">
                <text:p>0.9014551171122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4544639838025">
                <text:p>0.894544639838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87413447059283">
                <text:p>0.8874134470592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83765630088693">
                <text:p>0.8837656300886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80063298291132">
                <text:p>0.880063298291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72496007072797">
                <text:p>0.8724960070727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68631514438191">
                <text:p>0.8686315144381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64713440520155">
                <text:p>0.8647134405201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671751886505">
                <text:p>0.85671751886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8510214981503">
                <text:p>0.8485102149815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0093553898942">
                <text:p>0.8400935538989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3580736136827">
                <text:p>0.83580736136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264051802086">
                <text:p>0.822640518020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18149717425023">
                <text:p>0.8181497174250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13608449500787">
                <text:p>0.813608449500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04375635270084">
                <text:p>0.8043756352700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9968465848709">
                <text:p>0.799684658487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9494435338751">
                <text:p>0.794944353387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5316930880745">
                <text:p>0.7853169308807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75495743172234">
                <text:p>0.7754957431722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65483213493088">
                <text:p>0.7654832134930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5281812285183">
                <text:p>0.755281812285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44894056591622">
                <text:p>0.7448940565916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4322509435685">
                <text:p>0.7343225094356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3569779188449">
                <text:p>0.723569779188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12638518925205">
                <text:p>0.7126385189252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01531425770855">
                <text:p>0.7015314257708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95912796592314">
                <text:p>0.6959127965923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90251240234437">
                <text:p>0.6902512402344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78800745532942">
                <text:p>0.678800745532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73012513509773">
                <text:p>0.673012513509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671827669046">
                <text:p>0.6671827669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55400170911794">
                <text:p>0.6554001709117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43455864733779">
                <text:p>0.6434558647337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1352795449377">
                <text:p>0.6313527954493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5242656335705">
                <text:p>0.6252426563357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9093949309834">
                <text:p>0.6190939493098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06682351002">
                <text:p>0.6066823510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4121062902039">
                <text:p>0.594121062902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141318431983">
                <text:p>0.581413184319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75005252043278">
                <text:p>0.5750052520432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68561850734264">
                <text:p>0.568561850734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42441536663119">
                <text:p>0.5424415366631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29179000974191">
                <text:p>0.529179000974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5785898285047">
                <text:p>0.5157858982850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02265533143372">
                <text:p>0.5022655331433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458668432407">
                <text:p>0.4954586684324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8621241496955">
                <text:p>0.488621241496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4856389870595">
                <text:p>0.4748563898705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7929814260573">
                <text:p>0.4679298142605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0974374535462">
                <text:p>0.4609743745354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6978620671121">
                <text:p>0.446978620671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2872581520414">
                <text:p>0.432872581520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18659737537428">
                <text:p>0.4186597375374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4343595528745">
                <text:p>0.4043435955287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927687788188">
                <text:p>0.3899276877881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75415571225283">
                <text:p>0.3754155712252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0810826487642">
                <text:p>0.3608108264876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6117057077493">
                <text:p>0.3461170570774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31337888462571">
                <text:p>0.3313378884625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6476967181586">
                <text:p>0.316476967181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1537959944495">
                <text:p>0.3015379599444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86524552727798">
                <text:p>0.2865245527277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71440449865074">
                <text:p>0.2714404498650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6289373132997">
                <text:p>0.2562893731329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41075060833039">
                <text:p>0.2410750608330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25801266869103">
                <text:p>0.2258012668691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0471759821305">
                <text:p>0.2104717598213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79660748593193">
                <text:p>0.1796607485931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4186846568863">
                <text:p>0.1641868465688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8672433896923">
                <text:p>0.1486724338969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40901231937582">
                <text:p>0.1409012319375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33121338526552">
                <text:p>0.133121338526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17537397457838">
                <text:p>0.1175373974578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192445579505">
                <text:p>0.101924455795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6286365797923">
                <text:p>0.0862863657979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84590957278446">
                <text:p>0.07845909572784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06269859311664">
                <text:p>0.070626985931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49501799124456">
                <text:p>0.0549501799124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71064507096425">
                <text:p>0.04710645070964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2598157590685">
                <text:p>0.0392598157590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35597648336101">
                <text:p>0.0235597648336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785390088871097">
                <text:p>0.007853900888710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785390088871161">
                <text:p>-0.007853900888711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57073173118209">
                <text:p>-0.01570731731182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235597648336103">
                <text:p>-0.0235597648336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92598157590687">
                <text:p>-0.03925981575906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471064507096427">
                <text:p>-0.04710645070964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549501799124458">
                <text:p>-0.0549501799124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06269859311671">
                <text:p>-0.07062698593116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784590957278453">
                <text:p>-0.07845909572784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862863657979237">
                <text:p>-0.08628636579792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941083133185146">
                <text:p>-0.09410831331851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0192445579505">
                <text:p>-0.101924455795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09734311091045">
                <text:p>-0.109734311091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7537397457838">
                <text:p>-0.1175373974578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33121338526552">
                <text:p>-0.133121338526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40901231937583">
                <text:p>-0.140901231937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48672433896923">
                <text:p>-0.148672433896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64186846568863">
                <text:p>-0.1641868465688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7192910027941">
                <text:p>-0.171929100279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79660748593193">
                <text:p>-0.1796607485931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202787295356512">
                <text:p>-0.202787295356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10471759821306">
                <text:p>-0.2104717598213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25801266869104">
                <text:p>-0.2258012668691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33445363855906">
                <text:p>-0.233445363855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41075060833039">
                <text:p>-0.2410750608330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56289373132997">
                <text:p>-0.2562893731329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63873049965373">
                <text:p>-0.2638730499653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71440449865074">
                <text:p>-0.2714404498650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86524552727798">
                <text:p>-0.2865245527277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294040325232304">
                <text:p>-0.2940403252323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01537959944496">
                <text:p>-0.3015379599444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16476967181586">
                <text:p>-0.316476967181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2391741819815">
                <text:p>-0.323917418198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31337888462571">
                <text:p>-0.3313378884625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46117057077493">
                <text:p>-0.3461170570774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353474843779257">
                <text:p>-0.353474843779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360810826487642">
                <text:p>-0.3608108264876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75415571225283">
                <text:p>-0.3754155712252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389927687788189">
                <text:p>-0.389927687788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04343595528745">
                <text:p>-0.4043435955287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411514358605109">
                <text:p>-0.4115143586051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418659737537428">
                <text:p>-0.4186597375374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32872581520414">
                <text:p>-0.4328725815204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439939169855915">
                <text:p>-0.4399391698559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46978620671121">
                <text:p>-0.4469786206711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460974374535463">
                <text:p>-0.4609743745354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67929814260574">
                <text:p>-0.4679298142605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474856389870595">
                <text:p>-0.4748563898705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488621241496955">
                <text:p>-0.4886212414969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495458668432408">
                <text:p>-0.4954586684324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02265533143373">
                <text:p>-0.5022655331433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09041415750372">
                <text:p>-0.509041415750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15785898285048">
                <text:p>-0.5157858982850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22498564715949">
                <text:p>-0.5224985647159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29179000974191">
                <text:p>-0.5291790009741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42441536663119">
                <text:p>-0.5424415366631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549022817998132">
                <text:p>-0.5490228179981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568561850734264">
                <text:p>-0.5685618507342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575005252043279">
                <text:p>-0.5750052520432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581413184319831">
                <text:p>-0.5814131843198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594121062902039">
                <text:p>-0.5941210629020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600420225325884">
                <text:p>-0.6004202253258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06682351002">
                <text:p>-0.606682351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619093949309834">
                <text:p>-0.619093949309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625242656335705">
                <text:p>-0.6252426563357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31352795449378">
                <text:p>-0.6313527954493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43455864733779">
                <text:p>-0.6434558647337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49448048330184">
                <text:p>-0.6494480483301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55400170911794">
                <text:p>-0.6554001709117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6671827669046">
                <text:p>-0.66718276690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673012513509773">
                <text:p>-0.6730125135097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678800745532942">
                <text:p>-0.6788007455329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690251240234437">
                <text:p>-0.6902512402344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695912796592315">
                <text:p>-0.695912796592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701531425770856">
                <text:p>-0.7015314257708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712638518925206">
                <text:p>-0.7126385189252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718126297763189">
                <text:p>-0.7181262977631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723569779188449">
                <text:p>-0.7235697791884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734322509435686">
                <text:p>-0.7343225094356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73963109497861">
                <text:p>-0.739631094978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744894056591622">
                <text:p>-0.744894056591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755281812285184">
                <text:p>-0.7552818122851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760405965600031">
                <text:p>-0.7604059656000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765483213493088">
                <text:p>-0.7654832134930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75495743172235">
                <text:p>-0.775495743172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78043040733833">
                <text:p>-0.780430407338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785316930880745">
                <text:p>-0.7853169308807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79494435338751">
                <text:p>-0.794944353387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79968465848709">
                <text:p>-0.799684658487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804375635270085">
                <text:p>-0.8043756352700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13608449500787">
                <text:p>-0.8136084495007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818149717425024">
                <text:p>-0.818149717425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2264051802086">
                <text:p>-0.822640518020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83580736136827">
                <text:p>-0.83580736136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840093553898942">
                <text:p>-0.8400935538989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48510214981503">
                <text:p>-0.8485102149815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52640164354092">
                <text:p>-0.8526401643540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5671751886505">
                <text:p>-0.85671751886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64713440520155">
                <text:p>-0.8647134405201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868631514438191">
                <text:p>-0.8686315144381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872496007072797">
                <text:p>-0.8724960070727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880063298291132">
                <text:p>-0.8800632982911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883765630088693">
                <text:p>-0.8837656300886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887413447059283">
                <text:p>-0.8874134470592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894544639838025">
                <text:p>-0.8945446398380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98027575760616">
                <text:p>-0.898027575760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01455117112246">
                <text:p>-0.9014551171122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908143173825081">
                <text:p>-0.9081431738250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911403276635445">
                <text:p>-0.9114032766354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914607159798613">
                <text:p>-0.914607159798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920845480141026">
                <text:p>-0.9208454801410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926856595640121">
                <text:p>-0.9268565956401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32639023143094">
                <text:p>-0.932639023143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935444030829867">
                <text:p>-0.9354440308298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938191335922484">
                <text:p>-0.9381913359224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943512164028194">
                <text:p>-0.9435121640281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946085358827545">
                <text:p>-0.9460853588275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948600194625505">
                <text:p>-0.9486001946255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953454172319001">
                <text:p>-0.9534541723190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95579301479833">
                <text:p>-0.955793014798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958072899462319">
                <text:p>-0.9580728994623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962455236453647">
                <text:p>-0.9624552364536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64557418457798">
                <text:p>-0.9645574184577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966600102016907">
                <text:p>-0.9666001020169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970506473468542">
                <text:p>-0.9705064734685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972369920397677">
                <text:p>-0.9723699203976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974173386969849">
                <text:p>-0.9741733869698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977599937764791">
                <text:p>-0.9775999377647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979222810621766">
                <text:p>-0.9792228106217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983728628949536">
                <text:p>-0.9837286289495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985109326154774">
                <text:p>-0.9851093261547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986429257176495">
                <text:p>-0.9864292571764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988886498744505">
                <text:p>-0.9888864987445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990023657716558">
                <text:p>-0.9900236577165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991099747365975">
                <text:p>-0.9910997473659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993068456954926">
                <text:p>-0.9930684569549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99396095545518">
                <text:p>-0.993960955455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994792141761726">
                <text:p>-0.9947921417617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996270376492941">
                <text:p>-0.9962703764929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996917333733128">
                <text:p>-0.996917333733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99750279641627">
                <text:p>-0.997502796416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998489097450538">
                <text:p>-0.9984890974505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99888987496197">
                <text:p>-0.998889874961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999229036240723">
                <text:p>-0.9992290362407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999722430218001">
                <text:p>-0.9997224302180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99996915764479">
                <text:p>-0.999969157644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99996915764479">
                <text:p>-0.999969157644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999722430218001">
                <text:p>-0.9997224302180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999229036240723">
                <text:p>-0.9992290362407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99888987496197">
                <text:p>-0.998889874961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998489097450538">
                <text:p>-0.9984890974505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99750279641627">
                <text:p>-0.997502796416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996917333733128">
                <text:p>-0.9969173337331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996270376492941">
                <text:p>-0.9962703764929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994792141761726">
                <text:p>-0.9947921417617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99396095545518">
                <text:p>-0.993960955455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993068456954926">
                <text:p>-0.9930684569549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991099747365975">
                <text:p>-0.9910997473659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990023657716558">
                <text:p>-0.9900236577165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988886498744505">
                <text:p>-0.9888864987445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986429257176495">
                <text:p>-0.9864292571764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985109326154774">
                <text:p>-0.9851093261547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983728628949536">
                <text:p>-0.9837286289495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979222810621766">
                <text:p>-0.9792228106217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977599937764791">
                <text:p>-0.9775999377647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974173386969849">
                <text:p>-0.9741733869698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972369920397676">
                <text:p>-0.9723699203976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970506473468542">
                <text:p>-0.9705064734685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966600102016907">
                <text:p>-0.9666001020169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964557418457798">
                <text:p>-0.9645574184577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62455236453647">
                <text:p>-0.9624552364536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958072899462319">
                <text:p>-0.9580728994623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95579301479833">
                <text:p>-0.955793014798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953454172319001">
                <text:p>-0.953454172319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948600194625505">
                <text:p>-0.948600194625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946085358827545">
                <text:p>-0.9460853588275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943512164028194">
                <text:p>-0.9435121640281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938191335922484">
                <text:p>-0.9381913359224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935444030829867">
                <text:p>-0.9354440308298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932639023143094">
                <text:p>-0.9326390231430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926856595640121">
                <text:p>-0.9268565956401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920845480141026">
                <text:p>-0.9208454801410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914607159798613">
                <text:p>-0.914607159798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911403276635445">
                <text:p>-0.9114032766354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908143173825081">
                <text:p>-0.9081431738250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901455117112246">
                <text:p>-0.9014551171122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898027575760616">
                <text:p>-0.8980275757606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894544639838025">
                <text:p>-0.8945446398380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887413447059283">
                <text:p>-0.8874134470592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883765630088693">
                <text:p>-0.8837656300886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880063298291132">
                <text:p>-0.8800632982911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872496007072797">
                <text:p>-0.8724960070727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868631514438191">
                <text:p>-0.8686315144381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864713440520155">
                <text:p>-0.8647134405201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85671751886505">
                <text:p>-0.856717518865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852640164354092">
                <text:p>-0.8526401643540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848510214981503">
                <text:p>-0.8485102149815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40093553898942">
                <text:p>-0.8400935538989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83580736136827">
                <text:p>-0.835807361368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822640518020859">
                <text:p>-0.8226405180208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818149717425023">
                <text:p>-0.8181497174250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813608449500787">
                <text:p>-0.813608449500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804375635270084">
                <text:p>-0.8043756352700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79968465848709">
                <text:p>-0.799684658487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79494435338751">
                <text:p>-0.794944353387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785316930880745">
                <text:p>-0.7853169308807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780430407338329">
                <text:p>-0.7804304073383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775495743172234">
                <text:p>-0.7754957431722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765483213493088">
                <text:p>-0.7654832134930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760405965600031">
                <text:p>-0.7604059656000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755281812285183">
                <text:p>-0.755281812285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744894056591622">
                <text:p>-0.7448940565916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73963109497861">
                <text:p>-0.739631094978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734322509435685">
                <text:p>-0.7343225094356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723569779188449">
                <text:p>-0.7235697791884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718126297763189">
                <text:p>-0.71812629776318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712638518925205">
                <text:p>-0.7126385189252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701531425770856">
                <text:p>-0.7015314257708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695912796592314">
                <text:p>-0.6959127965923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690251240234437">
                <text:p>-0.6902512402344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678800745532942">
                <text:p>-0.6788007455329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673012513509773">
                <text:p>-0.6730125135097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6671827669046">
                <text:p>-0.66718276690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655400170911793">
                <text:p>-0.6554001709117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649448048330183">
                <text:p>-0.649448048330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643455864733778">
                <text:p>-0.6434558647337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631352795449377">
                <text:p>-0.6313527954493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625242656335705">
                <text:p>-0.6252426563357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619093949309834">
                <text:p>-0.6190939493098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606682351001999">
                <text:p>-0.6066823510019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600420225325884">
                <text:p>-0.6004202253258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594121062902038">
                <text:p>-0.5941210629020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581413184319831">
                <text:p>-0.5814131843198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575005252043278">
                <text:p>-0.575005252043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568561850734264">
                <text:p>-0.5685618507342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549022817998131">
                <text:p>-0.5490228179981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542441536663119">
                <text:p>-0.5424415366631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52917900097419">
                <text:p>-0.529179000974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522498564715949">
                <text:p>-0.5224985647159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515785898285047">
                <text:p>-0.5157858982850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502265533143372">
                <text:p>-0.5022655331433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495458668432408">
                <text:p>-0.4954586684324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488621241496955">
                <text:p>-0.4886212414969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474856389870594">
                <text:p>-0.4748563898705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467929814260573">
                <text:p>-0.4679298142605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460974374535462">
                <text:p>-0.4609743745354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446978620671121">
                <text:p>-0.4469786206711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439939169855915">
                <text:p>-0.4399391698559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432872581520414">
                <text:p>-0.4328725815204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418659737537428">
                <text:p>-0.4186597375374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411514358605108">
                <text:p>-0.4115143586051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404343595528745">
                <text:p>-0.4043435955287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389927687788188">
                <text:p>-0.3899276877881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375415571225282">
                <text:p>-0.3754155712252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360810826487641">
                <text:p>-0.3608108264876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353474843779257">
                <text:p>-0.3534748437792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346117057077493">
                <text:p>-0.3461170570774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331337888462571">
                <text:p>-0.3313378884625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32391741819815">
                <text:p>-0.323917418198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316476967181586">
                <text:p>-0.3164769671815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01537959944495">
                <text:p>-0.3015379599444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94040325232303">
                <text:p>-0.2940403252323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86524552727798">
                <text:p>-0.2865245527277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71440449865074">
                <text:p>-0.2714404498650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63873049965373">
                <text:p>-0.2638730499653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256289373132997">
                <text:p>-0.256289373132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241075060833038">
                <text:p>-0.2410750608330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233445363855905">
                <text:p>-0.2334453638559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25801266869103">
                <text:p>-0.225801266869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10471759821305">
                <text:p>-0.2104717598213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02787295356512">
                <text:p>-0.2027872953565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79660748593192">
                <text:p>-0.1796607485931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171929100279409">
                <text:p>-0.1719291002794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64186846568863">
                <text:p>-0.1641868465688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15643446504023">
                <text:p>-0.156434465040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148672433896923">
                <text:p>-0.1486724338969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40901231937582">
                <text:p>-0.1409012319375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133121338526552">
                <text:p>-0.1331213385265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17537397457838">
                <text:p>-0.1175373974578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09734311091045">
                <text:p>-0.1097343110910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10192445579505">
                <text:p>-0.10192445579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94108313318514">
                <text:p>-0.0941083133185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862863657979227">
                <text:p>-0.08628636579792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784590957278448">
                <text:p>-0.07845909572784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706269859311661">
                <text:p>-0.07062698593116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549501799124452">
                <text:p>-0.05495017991244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471064507096426">
                <text:p>-0.04710645070964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392598157590682">
                <text:p>-0.03925981575906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235597648336098">
                <text:p>-0.02355976483360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157073173118199">
                <text:p>-0.01570731731181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785390088871109">
                <text:p>-0.0078539008887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79cm" svg:height="9cm" xlink:href=".." xlink:type="simple" chart:class="chart:line" chart:style-name="ch1">
        <chart:legend chart:legend-position="end" svg:x="34.942cm" svg:y="4.227cm" style:legend-expansion="high" chart:style-name="ch2"/>
        <chart:plot-area chart:style-name="ch3" table:cell-range-address="Лист1.D2:Лист1.D800" svg:x="1.694cm" svg:y="0.531cm" svg:width="29.583cm" svg:height="8.639cm">
          <chartooo:coordinate-region svg:x="2.606cm" svg:y="0.704cm" svg:width="28.671cm" svg:height="8.2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:Лист1.D800" chart:class="chart:line">
            <chart:data-point chart:repeated="7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2:Лист1.D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1100089723126">
                <text:p>0.0391100089723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1296679607178">
                <text:p>0.0701296679607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8688187040179">
                <text:p>0.108688187040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70775587942">
                <text:p>0.15470775587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8110858233072">
                <text:p>0.208110858233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8820269180054">
                <text:p>0.268820269180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675905241942">
                <text:p>0.33675905241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1850557623071">
                <text:p>0.411850557623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4018417844764">
                <text:p>0.494018417844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3186546984831">
                <text:p>0.583186546984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279137310032">
                <text:p>0.679279137310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2220657027977">
                <text:p>0.782220657027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1935847915535">
                <text:p>0.891935847915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834972300068">
                <text:p>1.00834972300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138756429723">
                <text:p>1.13138756429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6097492059184">
                <text:p>1.26097492059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703760528284">
                <text:p>1.39703760528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3950169427025">
                <text:p>1.53950169427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8829352389641">
                <text:p>1.68829352389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4333968893685">
                <text:p>1.84333968893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0456704064068">
                <text:p>2.00456704064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7190268481999">
                <text:p>2.17190268481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527397998792">
                <text:p>2.34527397998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2460853554456">
                <text:p>2.52460853554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0983421001042">
                <text:p>2.70983421001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0087910930685">
                <text:p>2.90087910930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9767158508289">
                <text:p>3.09767158508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0014023308797">
                <text:p>3.30014023308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0821389159013">
                <text:p>3.50821389159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182163983908">
                <text:p>3.72182163983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4089279657368">
                <text:p>3.94089279657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6535691857332">
                <text:p>4.16535691857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9514379925266">
                <text:p>4.39514379925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3018346729936">
                <text:p>4.63018346729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7040618535417">
                <text:p>4.87040618535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1574244873293">
                <text:p>5.11574244873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661229841901">
                <text:p>5.3661229841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62147874872314">
                <text:p>5.62147874872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817409284175">
                <text:p>5.8817409284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4684093733147">
                <text:p>6.14684093733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1671041642073">
                <text:p>6.41671041642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9128123250181">
                <text:p>6.69128123250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7048547725429">
                <text:p>6.97048547725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54255466261">
                <text:p>7.2542554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4252373808603">
                <text:p>7.54252373808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522305338985">
                <text:p>7.83522305338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13228639408124">
                <text:p>8.13228639408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43364696250551">
                <text:p>8.43364696250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73923818066865">
                <text:p>8.73923818066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04899368949674">
                <text:p>9.04899368949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36284734813052">
                <text:p>9.36284734813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8073323325432">
                <text:p>9.68073323325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0025856384592">
                <text:p>10.00258563845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3283390736397">
                <text:p>10.3283390736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6579282644237">
                <text:p>10.6579282644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9912881516354">
                <text:p>10.9912881516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3283538907901">
                <text:p>11.3283538907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6690608516218">
                <text:p>11.6690608516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3344617641">
                <text:p>12.013344617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611409857252">
                <text:p>12.3611409857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123859657385">
                <text:p>12.7123859657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0670157801829">
                <text:p>13.06701578018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424966863878">
                <text:p>13.424966863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7861758636716">
                <text:p>13.7861758636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505796381783">
                <text:p>14.1505796381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181152575469">
                <text:p>14.5181152575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8887200032564">
                <text:p>14.8887200032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23313679398">
                <text:p>15.2623313679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6388870552346">
                <text:p>15.6388870552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0183249796613">
                <text:p>16.0183249796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005832665278">
                <text:p>16.4005832665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7856002518606">
                <text:p>16.7856002518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1733144823616">
                <text:p>17.1733144823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636647153901">
                <text:p>17.56366471539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565899189705">
                <text:p>17.9565899189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3520292718241">
                <text:p>18.352029271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7499221634257">
                <text:p>18.7499221634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1502081940839">
                <text:p>19.1502081940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528271750451">
                <text:p>19.5528271750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9577191286205">
                <text:p>19.9577191286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3648242883363">
                <text:p>20.3648242883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740830991059">
                <text:p>20.7740830991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1854362174247">
                <text:p>21.1854362174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988245115861">
                <text:p>21.5988245115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0141890619197">
                <text:p>22.01418906191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4314711610492">
                <text:p>22.43147116104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8506123141724">
                <text:p>22.8506123141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2715542393609">
                <text:p>23.2715542393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6942388678791">
                <text:p>23.6942388678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1186083445239">
                <text:p>24.1186083445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5446050279833">
                <text:p>24.5446050279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9721714912132">
                <text:p>24.9721714912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4012505218341">
                <text:p>25.4012505218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317851225444">
                <text:p>25.8317851225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2637185115534">
                <text:p>26.2637185115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6969941230302">
                <text:p>26.6969941230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1315556075707">
                <text:p>27.13155560757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5673468326816">
                <text:p>27.5673468326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00431188328">
                <text:p>28.004311883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423950622104">
                <text:p>28.44239506221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8815408907767">
                <text:p>28.8815408907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3216941092903">
                <text:p>29.32169410929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7627996776331">
                <text:p>29.76279967763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2048027758354">
                <text:p>30.20480277583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.6476488046687">
                <text:p>30.6476488046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0912833862524">
                <text:p>31.0912833862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5356523646751">
                <text:p>31.53565236467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9807018066284">
                <text:p>31.98070180662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4263780020552">
                <text:p>32.42637800205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8726274648104">
                <text:p>32.8726274648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3193969333346">
                <text:p>33.31939693333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7666333713395">
                <text:p>33.7666333713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2142839685069">
                <text:p>34.21428396850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6622961411975">
                <text:p>34.6622961411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1106175331731">
                <text:p>35.1106175331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5591960163284">
                <text:p>35.5591960163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0079796914352">
                <text:p>36.0079796914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569168888958">
                <text:p>36.4569168888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9059561695076">
                <text:p>36.9059561695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.3550463252376">
                <text:p>37.3550463252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8041363800061">
                <text:p>37.80413638000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2531755904806">
                <text:p>38.2531755904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7021134468783">
                <text:p>38.70211344687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.1508996737778">
                <text:p>39.1508996737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.599484230939">
                <text:p>39.5994842309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.0478173141316">
                <text:p>40.0478173141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.4958493559718">
                <text:p>40.49584935597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.9435310267661">
                <text:p>40.94353102676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.3908132353635">
                <text:p>41.3908132353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.8376471300138">
                <text:p>41.8376471300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.2839840992339">
                <text:p>42.28398409923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.7297757726797">
                <text:p>42.72977577267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1749740220257">
                <text:p>43.1749740220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6195309618493">
                <text:p>43.6195309618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.063398950522">
                <text:p>44.0633989505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5065305911054">
                <text:p>44.5065305911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.9488787322537">
                <text:p>44.9488787322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.3903964691195">
                <text:p>45.3903964691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8310371442663">
                <text:p>45.8310371442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.2707543485843">
                <text:p>46.27075434858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.7095019222107">
                <text:p>46.70950192221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1472339554546">
                <text:p>47.1472339554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5839047897251">
                <text:p>47.5839047897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0194690184633">
                <text:p>48.01946901846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.4538814880773">
                <text:p>48.45388148807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.8870972988805">
                <text:p>48.8870972988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.3190718060327">
                <text:p>49.3190718060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.7497606204837">
                <text:p>49.74976062048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.179119609919">
                <text:p>50.1791196099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.607104899708">
                <text:p>50.607104899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.0336728738541">
                <text:p>51.0336728738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.4587801759454">
                <text:p>51.4587801759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8823837101084">
                <text:p>51.882383710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3044406419615">
                <text:p>52.3044406419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7249083995701">
                <text:p>52.72490839957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.143744674402">
                <text:p>53.143744674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.5609074222835">
                <text:p>53.56090742228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.9763548643558">
                <text:p>53.97635486435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3900454880312">
                <text:p>54.39004548803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.8019380479492">
                <text:p>54.8019380479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2119915669321">
                <text:p>55.2119915669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6201653369397">
                <text:p>55.62016533693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.0264189200239">
                <text:p>56.0264189200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4307121492815">
                <text:p>56.43071214928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8330051298056">
                <text:p>56.8330051298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2332582396362">
                <text:p>57.23325823963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6314321307083">
                <text:p>57.6314321307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.0274877297989">
                <text:p>58.0274877297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.4213862394708">
                <text:p>58.4213862394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8130891390148">
                <text:p>58.8130891390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2025581853895">
                <text:p>59.20255818538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5897554141573">
                <text:p>59.58975541415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974643140419">
                <text:p>59.9746431404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.3571839597435">
                <text:p>60.3571839597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7373407490956">
                <text:p>60.73734074909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1150766677594">
                <text:p>61.11507666775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4903551582583">
                <text:p>61.49035515825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8631399472709">
                <text:p>61.8631399472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2333950465427">
                <text:p>62.23339504654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.6010847537938">
                <text:p>62.6010847537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.9661736536218">
                <text:p>62.9661736536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.3286266184001">
                <text:p>63.3286266184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.688408809171">
                <text:p>63.6884088091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.0454856765345">
                <text:p>64.04548567653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.3998229615309">
                <text:p>64.3998229615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.7513866965186">
                <text:p>64.7513866965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.1001432060464">
                <text:p>65.100143206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.4460591077191">
                <text:p>65.44605910771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.7891013130581">
                <text:p>65.7891013130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.1292370283558">
                <text:p>66.12923702835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.4664337555228">
                <text:p>66.4664337555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.8006592929296">
                <text:p>66.8006592929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.131881736241">
                <text:p>67.1318817362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.4600694792443">
                <text:p>67.46006947924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7.7851912146699">
                <text:p>67.78519121466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.1072159350048">
                <text:p>68.10721593500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.4261129332996">
                <text:p>68.4261129332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.7418518039666">
                <text:p>68.7418518039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.0544024435717">
                <text:p>69.05440244357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9.3637350516176">
                <text:p>69.36373505161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.6698201313194">
                <text:p>69.6698201313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.972628490372">
                <text:p>69.9726284903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.272131241709">
                <text:p>70.2721312417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.5682998042539">
                <text:p>70.56829980425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.8611059036619">
                <text:p>70.86110590366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1505215730535">
                <text:p>71.15052157305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.4365191537393">
                <text:p>71.43651915373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.719071295935">
                <text:p>71.7190712959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.9981509594686">
                <text:p>71.99815095946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.273731414477">
                <text:p>72.2737314144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5457862420939">
                <text:p>72.5457862420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.8142893351282">
                <text:p>72.81428933512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.0792148987318">
                <text:p>73.0792148987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.340537451059">
                <text:p>73.3405374510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.5982318239144">
                <text:p>73.5982318239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.8522731633918">
                <text:p>73.85227316339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.1026369305024">
                <text:p>74.10263693050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3492989017925">
                <text:p>74.34929890179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5922351699511">
                <text:p>74.5922351699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.8314221444063">
                <text:p>74.83142214440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0668365519118">
                <text:p>75.0668365519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.2984554371214">
                <text:p>75.29845543712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.5262561631534">
                <text:p>75.52625616315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.7502164121436">
                <text:p>75.75021641214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.970314185787">
                <text:p>75.9703141857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.1865278058679">
                <text:p>76.1865278058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.398835914779">
                <text:p>76.3988359147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.6072174760289">
                <text:p>76.60721747602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.8116517747372">
                <text:p>76.81165177473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0121184181184">
                <text:p>77.01211841811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2085973359542">
                <text:p>77.20859733595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.4010687810524">
                <text:p>77.40106878105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.5895133296956">
                <text:p>77.58951332969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.7739118820755">
                <text:p>77.7739118820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7.9542456627171">
                <text:p>77.95424566271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.1304962208883">
                <text:p>78.13049622088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.3026454309984">
                <text:p>78.30264543099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.4706754929835">
                <text:p>78.4706754929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6345689326792">
                <text:p>78.63456893267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.79430860218">
                <text:p>78.794308602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.9498776801864">
                <text:p>78.9498776801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.1012596723387">
                <text:p>79.10125967233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.2484384115378">
                <text:p>79.24843841153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.3913980582523">
                <text:p>79.39139805825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.5301231008129">
                <text:p>79.53012310081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664598355693">
                <text:p>79.6645983556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7948089677762">
                <text:p>79.79480896777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.9207404106097">
                <text:p>79.92074041060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.0423784866446">
                <text:p>80.0423784866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.1597093274622">
                <text:p>80.15970932746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.2727193939862">
                <text:p>80.27271939398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.3813954766818">
                <text:p>80.3813954766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.48572469574">
                <text:p>80.48572469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.5856945012486">
                <text:p>80.58569450124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.6812926733484">
                <text:p>80.6812926733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.7725073223755">
                <text:p>80.77250732237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.8593268889898">
                <text:p>80.85932688898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.9417401442883">
                <text:p>80.9417401442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1.0197361899047">
                <text:p>81.0197361899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.0933044580943">
                <text:p>81.09330445809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.1624347118045">
                <text:p>81.1624347118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1.2271170447303">
                <text:p>81.22711704473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2873418813558">
                <text:p>81.28734188135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3430999769805">
                <text:p>81.3430999769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.3943824177308">
                <text:p>81.39438241773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.4411806205574">
                <text:p>81.44118062055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.4834863332169">
                <text:p>81.4834863332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.5212916342388">
                <text:p>81.52129163423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.554588932878">
                <text:p>81.5545889328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.5833709690512">
                <text:p>81.58337096905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.6076308132596">
                <text:p>81.60763081325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.6273618664953">
                <text:p>81.62736186649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.6425578601329">
                <text:p>81.6425578601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.6532128558061">
                <text:p>81.65321285580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.6593212452689">
                <text:p>81.65932124526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1.6608777502413">
                <text:p>81.6608777502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.6578774222397">
                <text:p>81.65787742223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1.6503156423922">
                <text:p>81.6503156423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1.6381881212384">
                <text:p>81.6381881212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.6214908985131">
                <text:p>81.62149089851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.6002203429155">
                <text:p>81.60022034291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.574373151862">
                <text:p>81.5743731518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.5439463512241">
                <text:p>81.54394635122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1.5089372950502">
                <text:p>81.50893729505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4693436652719">
                <text:p>81.46934366527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.425163471395">
                <text:p>81.4251634713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3763950501741">
                <text:p>81.37639505017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3230370652724">
                <text:p>81.32303706527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2650885069049">
                <text:p>81.2650885069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.2025486914663">
                <text:p>81.20254869146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.1354172611433">
                <text:p>81.13541726114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.0636941835105">
                <text:p>81.0636941835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.987379751111">
                <text:p>80.98737975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0.9064745810213">
                <text:p>80.90647458102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.8209796143996">
                <text:p>80.82097961439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.7308961160188">
                <text:p>80.73089611601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.6362256737838">
                <text:p>80.63622567378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0.5369701982325">
                <text:p>80.53697019823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.433131922021">
                <text:p>80.433131922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.3247133993931">
                <text:p>80.32471339939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.2117175056336">
                <text:p>80.21171750563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.094147436506">
                <text:p>80.094147436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.9720067076738">
                <text:p>79.97200670767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.8452991541069">
                <text:p>79.8452991541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.7140289294704">
                <text:p>79.71402892947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.5782005054994">
                <text:p>79.57820050549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.4378186713562">
                <text:p>79.43781867135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.2928885329728">
                <text:p>79.29288853297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.1434155123768">
                <text:p>79.1434155123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9894053470018">
                <text:p>78.9894053470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8308640889811">
                <text:p>78.83086408898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667798104427">
                <text:p>78.6677981044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5002140726926">
                <text:p>78.50021407269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.3281189856186">
                <text:p>78.32811898561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8.1515201467644">
                <text:p>78.1515201467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7.9704251706227">
                <text:p>77.97042517062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7.7848419818185">
                <text:p>77.78484198181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.5947788142928">
                <text:p>77.59477881429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.4002442104697">
                <text:p>77.40024421046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.2012470204083">
                <text:p>77.20124702040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.9977964009384">
                <text:p>76.99779640093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.7899018147812">
                <text:p>76.7899018147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.577573029653">
                <text:p>76.5775730296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.3608201173546">
                <text:p>76.36082011735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6.1396534528442">
                <text:p>76.13965345284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9140837132947">
                <text:p>75.91408371329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.684121877136">
                <text:p>75.6841218771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.4497792230806">
                <text:p>75.44977922308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5.2110673291348">
                <text:p>75.21106732913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4.9679980715938">
                <text:p>74.96799807159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4.7205836240213">
                <text:p>74.72058362402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4.4688364562134">
                <text:p>74.46883645621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4.2127693331483">
                <text:p>74.21276933314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.9523953139185">
                <text:p>73.95239531391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6877277506499">
                <text:p>73.68772775064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418780287404">
                <text:p>73.4187802874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1455668590654">
                <text:p>73.1455668590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.8681016902143">
                <text:p>72.86810169021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.5863992939833">
                <text:p>72.58639929398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.3004744708994">
                <text:p>72.30047447089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.0103423077108">
                <text:p>72.01034230771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.7160181761988">
                <text:p>71.71601817619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.4175177319742">
                <text:p>71.41751773197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.1148569132596">
                <text:p>71.11485691325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.8080519396557">
                <text:p>70.80805193965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.4971193108939">
                <text:p>70.49711931089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.1820758055732">
                <text:p>70.18207580557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629384798825">
                <text:p>69.86293847988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.539724666309">
                <text:p>69.5397246663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.2124519723306">
                <text:p>69.2124519723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8.8811382790949">
                <text:p>68.88113827909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.5458017400832">
                <text:p>68.54580174008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.2064607797599">
                <text:p>68.20646077975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7.8631340922076">
                <text:p>67.86313409220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.5158406397481">
                <text:p>67.51584063974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.1645996515487">
                <text:p>67.16459965154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6.8094306222148">
                <text:p>66.80943062221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.4503533103676">
                <text:p>66.45035331036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.0873877372084">
                <text:p>66.08738773720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.7205541850686">
                <text:p>65.72055418506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5.3498731959458">
                <text:p>65.34987319594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4.9753655700255">
                <text:p>64.97536557002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5970523641903">
                <text:p>64.59705236419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4.2149548905138">
                <text:p>64.21495489051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3.8290947147417">
                <text:p>63.82909471474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.4394936547591">
                <text:p>63.43949365475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.0461737790445">
                <text:p>63.04617377904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.64915740511">
                <text:p>62.649157405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.248467097928">
                <text:p>62.2484670979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8441256683453">
                <text:p>61.84412566834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.4361561714831">
                <text:p>61.43615617148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0245819051248">
                <text:p>61.0245819051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.6094264080897">
                <text:p>60.60942640808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907134585945">
                <text:p>60.19071345859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9.7684670726017">
                <text:p>59.76846707260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.3427115021551">
                <text:p>59.34271150215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9134712337024">
                <text:p>58.91347123370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.4807709864056">
                <text:p>58.48077098640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.0446357104385">
                <text:p>58.04463571043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.6050905852717">
                <text:p>57.60509058527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.1621610179455">
                <text:p>57.1621610179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.7158726413304">
                <text:p>56.71587264133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.2662513123749">
                <text:p>56.26625131237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.8133231103422">
                <text:p>55.81332311034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.3571143350338">
                <text:p>55.35711433503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.897651505002">
                <text:p>54.8976515050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.4349613557499">
                <text:p>54.43496135574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.9690708379203">
                <text:p>53.9690708379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.5000071154722">
                <text:p>53.50000711547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.0277975638468">
                <text:p>53.02779756384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.5524697681208">
                <text:p>52.55246976812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.0740515211492">
                <text:p>52.07405152114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.5925708216968">
                <text:p>51.5925708216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.108055872558">
                <text:p>51.1080558725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.620535078666">
                <text:p>50.6205350786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.1300370451911">
                <text:p>50.13003704519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6365905756279">
                <text:p>49.63659057562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1402246698717">
                <text:p>49.14022466987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6409685222842">
                <text:p>48.64096852228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388515197496">
                <text:p>48.1388515197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.6339032397185">
                <text:p>47.63390323971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1261534482431">
                <text:p>47.12615344824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.6156320980017">
                <text:p>46.61563209800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.102369326312">
                <text:p>46.1023693263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5863954531364">
                <text:p>45.58639545313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0677409790757">
                <text:p>45.06774097907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5464365833538">
                <text:p>44.54643658335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0225131217924">
                <text:p>44.02251312179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.4960016247766">
                <text:p>43.49600162477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9669332952103">
                <text:p>42.96693329521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4353395064632">
                <text:p>42.43533950646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9012518003075">
                <text:p>41.90125180030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647018848466">
                <text:p>41.36470188484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.8257216324338">
                <text:p>40.82572163243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2843430775829">
                <text:p>40.28434307758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.7405984148695">
                <text:p>39.74059841486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.1945199968239">
                <text:p>39.19451999682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.6461403318154">
                <text:p>38.64614033181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.0954920819284">
                <text:p>38.09549208192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.5426080608297">
                <text:p>37.5426080608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9875212316282">
                <text:p>36.98752123162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4302647047262">
                <text:p>36.43026470472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.8708717356628">
                <text:p>35.87087173566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.3093757229497">
                <text:p>35.30937572294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.7458102058989">
                <text:p>34.74581020589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.1802088624433">
                <text:p>34.18020886244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.6126055069498">
                <text:p>33.61260550694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.0430340880244">
                <text:p>33.0430340880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.4715286863111">
                <text:p>32.47152868631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.8981235122831">
                <text:p>31.89812351228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.3228529040273">
                <text:p>31.32285290402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7457513250217">
                <text:p>30.74575132502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.1668533619064">
                <text:p>30.16685336190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.5861937222481">
                <text:p>29.58619372224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0038072322978">
                <text:p>29.00380723229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4197288347425">
                <text:p>28.41972883474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.8339935864506">
                <text:p>27.8339935864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.2466366562112">
                <text:p>27.2466366562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.6576933224675">
                <text:p>26.65769332246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.0671989710446">
                <text:p>26.06719897104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4751890928716">
                <text:p>25.47518909287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8816992816976">
                <text:p>24.88169928169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.2867652318031">
                <text:p>24.28676523180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6904227357059">
                <text:p>23.69042273570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0927076818612">
                <text:p>23.09270768186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4936560523579">
                <text:p>22.49365605235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.893303920609">
                <text:p>21.8933039206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2916874490378">
                <text:p>21.29168744903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.6888428867593">
                <text:p>20.68884288675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0848065672569">
                <text:p>20.08480656725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4796149060556">
                <text:p>19.47961490605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8733043983899">
                <text:p>18.87330439838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2659116168686">
                <text:p>18.26591161686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6574732091348">
                <text:p>17.65747320913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0480258955231">
                <text:p>17.04802589552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4376064667119">
                <text:p>16.43760646671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8262517813737">
                <text:p>15.82625178137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2139987638204">
                <text:p>15.21399876382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6008844016467">
                <text:p>14.60088440164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9869457433697">
                <text:p>13.98694574336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3722198960654">
                <text:p>13.37221989606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.756744023003">
                <text:p>12.756744023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.140555341276">
                <text:p>12.1405553412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5236911194309">
                <text:p>11.52369111943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9061886750932">
                <text:p>10.90618867509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880853725919">
                <text:p>10.28808537259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66941862058091">
                <text:p>9.669418620580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5022586965915">
                <text:p>9.050225869659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43054460998837">
                <text:p>8.430544609988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1041236890949">
                <text:p>7.810412368909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18986670855728">
                <text:p>7.189866708557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56894522347357">
                <text:p>6.568945223473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94768553821923">
                <text:p>5.947685538219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32612530498491">
                <text:p>5.326125304984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043022012008">
                <text:p>4.70430220120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08225392714551">
                <text:p>4.082253927145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6001820355422">
                <text:p>3.460018203554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83763276922621">
                <text:p>2.837632769226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21513537863191">
                <text:p>2.215135378631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925637995197">
                <text:p>1.59256379951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9955810522507">
                <text:p>0.9699558105225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47349198764306">
                <text:p>0.3473491987643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75218242533171">
                <text:p>-0.2752182425331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897708716443545">
                <text:p>-0.8977087164435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52008442472849">
                <text:p>-1.520084424728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.14230757022989">
                <text:p>-2.142307570229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.76434035926137">
                <text:p>-2.764340359261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.38614500399894">
                <text:p>-3.386145003998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.00768372487075">
                <text:p>-4.007683724870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.62891875294569">
                <text:p>-4.628918752945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24981233232083">
                <text:p>-5.249812332320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8703267225074">
                <text:p>-5.87032672250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6.49042420081527">
                <text:p>-6.490424200815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7.1100670647358">
                <text:p>-7.11006706473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.72921763432288">
                <text:p>-7.729217634322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8.34783825457197">
                <text:p>-8.34783825457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8.96589129779711">
                <text:p>-8.965891297797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.58333916600568">
                <text:p>-9.583339166005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.2001442932708">
                <text:p>-10.20014429327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0.8162691481013">
                <text:p>-10.81626914810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1.4316762358087">
                <text:p>-11.43167623580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2.0463281008721">
                <text:p>-12.04632810087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2.660187329299">
                <text:p>-12.6601873292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3.2732165509847">
                <text:p>-13.27321655098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3.8853784420664">
                <text:p>-13.8853784420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.4966357272762">
                <text:p>-14.49663572727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5.1069511822886">
                <text:p>-15.10695118228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5.7162876360658">
                <text:p>-15.71628763606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6.3246079731982">
                <text:p>-16.32460797319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.931875136242">
                <text:p>-16.9318751362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7.5380521280518">
                <text:p>-17.53805212805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8.1431020141096">
                <text:p>-18.14310201410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8.7469879248493">
                <text:p>-18.74698792484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.3496730579765">
                <text:p>-19.34967305797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9.9511206807842">
                <text:p>-19.95112068078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0.5512941324635">
                <text:p>-20.55129413246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1.1501568264089">
                <text:p>-21.15015682640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1.7476722525198">
                <text:p>-21.74767225251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2.3438039794954">
                <text:p>-22.34380397949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2.9385156571255">
                <text:p>-22.93851565712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3.5317710185751">
                <text:p>-23.53177101857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4.1235338826639">
                <text:p>-24.12353388266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4.7137681561398">
                <text:p>-24.71376815613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5.3024378359467">
                <text:p>-25.30243783594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5.8895070114861">
                <text:p>-25.88950701148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6.4749398668733">
                <text:p>-26.47493986687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7.0587006831861">
                <text:p>-27.05870068318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7.6407538407083">
                <text:p>-27.64075384070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8.2210638211663">
                <text:p>-28.22106382116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8.7995952099585">
                <text:p>-28.79959520995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9.3763126983791">
                <text:p>-29.37631269837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9.9511810858335">
                <text:p>-29.95118108583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0.524165282048">
                <text:p>-30.5241652820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1.0952303092714">
                <text:p>-31.0952303092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1.6643413044698">
                <text:p>-31.66434130446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32.2314635215138">
                <text:p>-32.23146352151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2.7965623333579">
                <text:p>-32.79656233335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3.3596032342127">
                <text:p>-33.35960323421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3.9205518417086">
                <text:p>-33.9205518417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4.4793738990521">
                <text:p>-34.47937389905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35.0360352771739">
                <text:p>-35.03603527717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35.5905019768681">
                <text:p>-35.59050197686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36.1427401309245">
                <text:p>-36.1427401309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36.6927160062507">
                <text:p>-36.69271600625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37.2403960059868">
                <text:p>-37.24039600598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37.785746671611">
                <text:p>-37.7857466716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8.3287346850359">
                <text:p>-38.32873468503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8.8693268706968">
                <text:p>-38.86932687069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9.4074901976299">
                <text:p>-39.40749019762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39.9431917815419">
                <text:p>-39.94319178154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0.4763988868696">
                <text:p>-40.4763988868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1.0070789288308">
                <text:p>-41.00707892883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1.5351994754649">
                <text:p>-41.53519947546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2.0607282496645">
                <text:p>-42.06072824966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2.583633131196">
                <text:p>-42.583633131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3.1038821587116">
                <text:p>-43.10388215871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3.62144353175">
                <text:p>-43.621443531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4.1362856127277">
                <text:p>-44.13628561272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4.6483769289194">
                <text:p>-44.64837692891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5.1576861744285">
                <text:p>-45.15768617442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5.6641822121466">
                <text:p>-45.66418221214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6.167834075702">
                <text:p>-46.1678340757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6.6686109713987">
                <text:p>-46.66861097139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7.1664822801425">
                <text:p>-47.16648228014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7.661417559358">
                <text:p>-47.6614175593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8.153386544893">
                <text:p>-48.1533865448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8.6423591529126">
                <text:p>-48.64235915291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9.1283054817812">
                <text:p>-49.12830548178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9.6111958139332">
                <text:p>-49.61119581393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50.0910006177326">
                <text:p>-50.09100061773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50.5676905493201">
                <text:p>-50.56769054932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51.0412364544487">
                <text:p>-51.04123645444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51.5116093703074">
                <text:p>-51.51160937030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51.978780527333">
                <text:p>-51.978780527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52.4427213510092">
                <text:p>-52.44272135100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2.9034034636539">
                <text:p>-52.90340346365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53.3607986861939">
                <text:p>-53.36079868619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53.8148790399271">
                <text:p>-53.81487903992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54.2656167482723">
                <text:p>-54.26561674827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4.7129842385061">
                <text:p>-54.71298423850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5.156954143487">
                <text:p>-55.1569541434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55.5974993033666">
                <text:p>-55.59749930336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56.0345927672879">
                <text:p>-56.03459276728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56.4682077950702">
                <text:p>-56.46820779507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56.8983178588812">
                <text:p>-56.89831785888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57.3248966448955">
                <text:p>-57.32489664489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7.7479180549395">
                <text:p>-57.74791805493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58.1673562081232">
                <text:p>-58.16735620812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58.5831854424582">
                <text:p>-58.58318544245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58.9953803164619">
                <text:p>-58.99538031646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59.4039156107479">
                <text:p>-59.40391561074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59.8087663296023">
                <text:p>-59.80876632960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60.209907702547">
                <text:p>-60.2099077025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60.6073151858873">
                <text:p>-60.60731518588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61.0009644642464">
                <text:p>-61.00096446424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61.3908314520856">
                <text:p>-61.39083145208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61.7768922952096">
                <text:p>-61.77689229520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62.1591233722575">
                <text:p>-62.15912337225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62.5375012961797">
                <text:p>-62.53750129617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62.9120029156995">
                <text:p>-62.91200291569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3.2826053167605">
                <text:p>-63.28260531676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3.6492858239587">
                <text:p>-63.64928582395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64.0120220019598">
                <text:p>-64.01202200195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64.3707916569022">
                <text:p>-64.37079165690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64.7255728377837">
                <text:p>-64.72557283778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65.0763438378341">
                <text:p>-65.07634383783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65.4230831958721">
                <text:p>-65.42308319587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65.7657696976465">
                <text:p>-65.76576969764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66.1043823771629">
                <text:p>-66.10438237716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66.4389005179944">
                <text:p>-66.43890051799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6.7693036545762">
                <text:p>-66.76930365457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7.0955715734856">
                <text:p>-67.09557157348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67.4176843147056">
                <text:p>-67.41768431470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67.7356221728731">
                <text:p>-67.73562217287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68.0493656985103">
                <text:p>-68.04936569851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68.3588956992418">
                <text:p>-68.35889569924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68.6641932409939">
                <text:p>-68.66419324099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68.9652396491791">
                <text:p>-68.96523964917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69.2620165098638">
                <text:p>-69.26201650986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69.5545056709199">
                <text:p>-69.55450567091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69.8426892431602">
                <text:p>-69.84268924316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70.1265496014573">
                <text:p>-70.12654960145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70.406069385846">
                <text:p>-70.4060693858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70.6812315026093">
                <text:p>-70.68123150260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70.952019125348">
                <text:p>-70.9520191253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71.2184156960332">
                <text:p>-71.21841569603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71.4804049260428">
                <text:p>-71.48040492604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71.73797079718">
                <text:p>-71.737970797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71.9910975626768">
                <text:p>-71.99109756267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72.2397697481786">
                <text:p>-72.23976974817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72.4839721527138">
                <text:p>-72.48397215271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72.7236898496444">
                <text:p>-72.72368984964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72.9589081876016">
                <text:p>-72.95890818760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73.1896127914026">
                <text:p>-73.18961279140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73.4157895629509">
                <text:p>-73.41578956295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73.6374246821197">
                <text:p>-73.6374246821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73.8545046076175">
                <text:p>-73.85450460761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74.0670160778365">
                <text:p>-74.06701607783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74.2749461116836">
                <text:p>-74.27494611168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74.4782820093943">
                <text:p>-74.47828200939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74.6770113533286">
                <text:p>-74.67701135332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74.8711220087495">
                <text:p>-74.87112200874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75.0606021245845">
                <text:p>-75.06060212458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75.2454401341685">
                <text:p>-75.24544013416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75.4256247559699">
                <text:p>-75.42562475596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75.6011449942985">
                <text:p>-75.60114499429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75.7719901399956">
                <text:p>-75.77199013999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75.938149771107">
                <text:p>-75.9381497711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76.0996137535369">
                <text:p>-76.09961375353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76.2563722416855">
                <text:p>-76.25637224168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76.4084156790673">
                <text:p>-76.40841567906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76.555734798912">
                <text:p>-76.5557347989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76.698320624748">
                <text:p>-76.6983206247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76.8361644709666">
                <text:p>-76.83616447096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6.9692579433691">
                <text:p>-76.96925794336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77.0975929396961">
                <text:p>-77.09759293969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77.2211616501371">
                <text:p>-77.22116165013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77.3399565578241">
                <text:p>-77.33995655782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77.4539704393052">
                <text:p>-77.45397043930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77.5631963650008">
                <text:p>-77.56319636500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7.6676276996419">
                <text:p>-77.66762769964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77.7672581026894">
                <text:p>-77.76725810268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7.8620815287353">
                <text:p>-77.8620815287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77.9520922278861">
                <text:p>-77.95209222788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78.0372847461274">
                <text:p>-78.03728474612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78.1176539256701">
                <text:p>-78.11765392567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8.1931949052784">
                <text:p>-78.19319490527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78.2639031205797">
                <text:p>-78.26390312057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78.3297743043554">
                <text:p>-78.32977430435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78.3908044868139">
                <text:p>-78.39080448681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8.4469899958447">
                <text:p>-78.44698999584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78.4983274572545">
                <text:p>-78.49832745725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8.5448137949845">
                <text:p>-78.54481379498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78.5864462313092">
                <text:p>-78.58644623130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78.623222287017">
                <text:p>-78.6232222870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78.6551397815718">
                <text:p>-78.65513978157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8.6821968332569">
                <text:p>-78.68219683325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78.7043918592993">
                <text:p>-78.70439185929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8.7217235759764">
                <text:p>-78.72172357597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78.7341909987037">
                <text:p>-78.73419099870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8.7417934421042">
                <text:p>-78.74179344210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8.7445305200588">
                <text:p>-78.74453052005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78.742402145739">
                <text:p>-78.7424021457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8.7354085316199">
                <text:p>-78.73540853161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8.7235501894759">
                <text:p>-78.72355018947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78.706827930357">
                <text:p>-78.7068279303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8.6852428645465">
                <text:p>-78.68524286454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8.6587964015011">
                <text:p>-78.65879640150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8.6274902497712">
                <text:p>-78.62749024977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8.591326416904">
                <text:p>-78.5913264169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78.5503072093266">
                <text:p>-78.55030720932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78.5044352322119">
                <text:p>-78.50443523221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78.4537133893255">
                <text:p>-78.45371338932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8.3981448828536">
                <text:p>-78.39814488285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8.3377332132135">
                <text:p>-78.337733213213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8.2724821788446">
                <text:p>-78.27248217884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78.2023958759814">
                <text:p>-78.20239587598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78.1274786984081">
                <text:p>-78.12747869840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78.0477353371949">
                <text:p>-78.04773533719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77.9631707804152">
                <text:p>-77.96317078041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77.8737903128455">
                <text:p>-77.8737903128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7.7795995156457">
                <text:p>-77.77959951564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7.6806042660222">
                <text:p>-77.68060426602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77.5768107368718">
                <text:p>-77.57681073687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7.4682253964077">
                <text:p>-77.46822539640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7.3548550077672">
                <text:p>-77.35485500776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7.2367066286013">
                <text:p>-77.23670662860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7.1137876106455">
                <text:p>-77.11378761064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76.9861055992728">
                <text:p>-76.98610559927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6.8536685330288">
                <text:p>-76.85366853302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6.7164846431479">
                <text:p>-76.71648464314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6.5745624530521">
                <text:p>-76.57456245305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6.4279107778314">
                <text:p>-76.42791077783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76.2765387237061">
                <text:p>-76.27653872370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76.120455687471">
                <text:p>-76.120455687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75.9596713559222">
                <text:p>-75.95967135592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75.794195705265">
                <text:p>-75.7941957052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75.6240390005048">
                <text:p>-75.62403900050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75.4492117948196">
                <text:p>-75.44921179481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75.2697249289147">
                <text:p>-75.26972492891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75.0855895303598">
                <text:p>-75.08558953035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4.8968170129083">
                <text:p>-74.89681701290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74.7034190757988">
                <text:p>-74.70341907579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74.505407703039">
                <text:p>-74.5054077030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74.3027951626717">
                <text:p>-74.30279516267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4.095594006024">
                <text:p>-74.0955940060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3.883817066938">
                <text:p>-73.8838170669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3.6674774609845">
                <text:p>-73.66747746098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73.4465885846597">
                <text:p>-73.44658858465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73.2211641145635">
                <text:p>-73.22116411456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2.9912180065612">
                <text:p>-72.99121800656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72.756764494928">
                <text:p>-72.7567644949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72.5178180914757">
                <text:p>-72.51781809147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72.2743935846627">
                <text:p>-72.27439358466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72.0265060386866">
                <text:p>-72.02650603868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1.7741707925603">
                <text:p>-71.77417079256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71.5174034591702">
                <text:p>-71.51740345917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1.2562199243181">
                <text:p>-71.25621992431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70.990636345746">
                <text:p>-70.9906363457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70.7206691521444">
                <text:p>-70.72066915214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70.4463350421434">
                <text:p>-70.44633504214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0.167650983287">
                <text:p>-70.1676509832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9.8846342109916">
                <text:p>-69.88463421099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69.5973022274868">
                <text:p>-69.59730222748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69.3056728007407">
                <text:p>-69.30567280074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69.009763963368">
                <text:p>-69.0097639633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68.7095940115226">
                <text:p>-68.7095940115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68.4051815037724">
                <text:p>-68.40518150377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68.09654525996">
                <text:p>-68.096545259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67.7837043600451">
                <text:p>-67.78370436004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67.4666781429323">
                <text:p>-67.46667814293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67.1454862052822">
                <text:p>-67.14548620528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66.8201484003069">
                <text:p>-66.82014840030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66.4906848365491">
                <text:p>-66.49068483654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66.1571158766462">
                <text:p>-66.15711587664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5.8194621360778">
                <text:p>-65.81946213607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65.4777444818987">
                <text:p>-65.47774448189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65.1319840314546">
                <text:p>-65.13198403145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64.7822021510846">
                <text:p>-64.78220215108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4.428420454806">
                <text:p>-64.4284204548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4.0706608029858">
                <text:p>-64.07066080298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63.7089453009951">
                <text:p>-63.70894530099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63.3432962978503">
                <text:p>-63.34329629785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62.9737363848371">
                <text:p>-62.97373638483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62.6002883941217">
                <text:p>-62.6002883941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62.2229753973454">
                <text:p>-62.22297539734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61.841820704205">
                <text:p>-61.8418207042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61.4568478610188">
                <text:p>-61.45684786101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61.0680806492777">
                <text:p>-61.06808064927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60.6755430841815">
                <text:p>-60.67554308418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60.279259413161">
                <text:p>-60.2792594131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9.8792541143859">
                <text:p>-59.8792541143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9.4755518952582">
                <text:p>-59.47555189525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59.0681776908913">
                <text:p>-59.06817769089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58.6571566625756">
                <text:p>-58.65715666257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58.2425141962292">
                <text:p>-58.24251419622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57.8242759008358">
                <text:p>-57.82427590083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7.4024676068677">
                <text:p>-57.402467606867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56.9771153646959">
                <text:p>-56.97711536469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56.5482454429865">
                <text:p>-56.54824544298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56.1158843270832">
                <text:p>-56.1158843270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5.6800587173767">
                <text:p>-55.68005871737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5.2407955276608">
                <text:p>-55.24079552766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54.7981218834752">
                <text:p>-54.79812188347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4.3520651204355">
                <text:p>-54.35206512043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53.9026527825497">
                <text:p>-53.90265278254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3.4499126205221">
                <text:p>-53.44991262052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52.9938725900447">
                <text:p>-52.99387259004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52.5345608500754">
                <text:p>-52.53456085007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52.072005761104">
                <text:p>-52.0720057611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1.6062358834054">
                <text:p>-51.60623588340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51.137279975281">
                <text:p>-51.1372799752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50.6651669912872">
                <text:p>-50.66516699128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50.1899260804525">
                <text:p>-50.18992608045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9.7115865844816">
                <text:p>-49.71158658448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9.2301780359486">
                <text:p>-49.23017803594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48.7457301564778">
                <text:p>-48.7457301564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